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94pt"/>
    </style:style>
    <style:style style:name="co3" style:family="table-column">
      <style:table-column-properties fo:break-before="auto" style:column-width="121.04pt"/>
    </style:style>
    <style:style style:name="co4" style:family="table-column">
      <style:table-column-properties fo:break-before="auto" style:column-width="108.14pt"/>
    </style:style>
    <style:style style:name="co5" style:family="table-column">
      <style:table-column-properties fo:break-before="auto" style:column-width="100.69pt"/>
    </style:style>
    <style:style style:name="co6" style:family="table-column">
      <style:table-column-properties fo:break-before="auto" style:column-width="116.16pt"/>
    </style:style>
    <style:style style:name="co7" style:family="table-column">
      <style:table-column-properties fo:break-before="auto" style:column-width="104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abolicas" table:style-name="ta1">
        <table:shapes>
          <draw:frame draw:z-index="0" draw:style-name="gr1" draw:text-style-name="P1" svg:width="453.51pt" svg:height="255.09pt" svg:x="66.81pt" svg:y="28.46pt">
            <draw:object draw:notify-on-update-of-ranges="Parabolicas.B2:Parabolicas.L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22.91pt" svg:y="28.43pt">
            <draw:object draw:notify-on-update-of-ranges="Parabolicas.B3:Parabolicas.L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4.06pt" svg:y="308.24pt">
            <draw:object draw:notify-on-update-of-ranges="Parabolicas.B4:Parabolicas.L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62.09pt" svg:y="2343.2pt">
            <draw:object draw:notify-on-update-of-ranges="Parabolicas.B202:Parabolicas.L2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1" table:number-columns-repeated="1013" table:default-cell-style-name="ce2"/>
        <table:table-row table:style-name="ro1">
          <table:table-cell table:style-name="ce1" office:value-type="string" calcext:value-type="string">
            <text:p>t/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IN(PI()*[.C1])" office:value-type="float" office:value="0.587785252292473" calcext:value-type="float">
            <text:p>0.587785252292473</text:p>
          </table:table-cell>
          <table:table-cell table:formula="of:=SIN(PI()*[.D1])" office:value-type="float" office:value="0.951056516295153" calcext:value-type="float">
            <text:p>0.951056516295153</text:p>
          </table:table-cell>
          <table:table-cell table:formula="of:=SIN(PI()*[.E1])" office:value-type="float" office:value="0.951056516295153" calcext:value-type="float">
            <text:p>0.951056516295153</text:p>
          </table:table-cell>
          <table:table-cell table:formula="of:=SIN(PI()*[.F1])" office:value-type="float" office:value="0.587785252292473" calcext:value-type="float">
            <text:p>0.587785252292473</text:p>
          </table:table-cell>
          <table:table-cell table:formula="of:=SIN(PI()*[.G1])" office:value-type="float" office:value="1.22464679914735E-016" calcext:value-type="float">
            <text:p>1.22464679914735E-16</text:p>
          </table:table-cell>
          <table:table-cell table:formula="of:=SIN(PI()*[.H1])" office:value-type="float" office:value="-0.587785252292473" calcext:value-type="float">
            <text:p>-0.587785252292473</text:p>
          </table:table-cell>
          <table:table-cell table:formula="of:=SIN(PI()*[.I1])" office:value-type="float" office:value="-0.951056516295153" calcext:value-type="float">
            <text:p>-0.951056516295153</text:p>
          </table:table-cell>
          <table:table-cell table:formula="of:=SIN(PI()*[.J1])" office:value-type="float" office:value="-0.951056516295154" calcext:value-type="float">
            <text:p>-0.951056516295154</text:p>
          </table:table-cell>
          <table:table-cell table:formula="of:=SIN(PI()*[.K1])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2]+0.005"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formula="of:=(PI())*0.005/(0.2^2)*[.B2]+(1-2*(PI())*0.005/(0.2^2))*[.C2]+(PI())*0.005/(0.2^2)*[.D2]" office:value-type="float" office:value="0.499618815262553" calcext:value-type="float">
            <text:p>0.499618815262553</text:p>
          </table:table-cell>
          <table:table-cell table:formula="of:=(PI())*0.005/(0.2^2)*[.C2]+(1-2*(PI())*0.005/(0.2^2))*[.D2]+(PI())*0.005/(0.2^2)*[.E2]" office:value-type="float" office:value="0.808400224513766" calcext:value-type="float">
            <text:p>0.808400224513766</text:p>
          </table:table-cell>
          <table:table-cell table:formula="of:=(PI())*0.005/(0.2^2)*[.D2]+(1-2*(PI())*0.005/(0.2^2))*[.E2]+(PI())*0.005/(0.2^2)*[.F2]" office:value-type="float" office:value="0.808400224513766" calcext:value-type="float">
            <text:p>0.808400224513766</text:p>
          </table:table-cell>
          <table:table-cell table:formula="of:=(PI())*0.005/(0.2^2)*[.E2]+(1-2*(PI())*0.005/(0.2^2))*[.F2]+(PI())*0.005/(0.2^2)*[.G2]" office:value-type="float" office:value="0.499618815262554" calcext:value-type="float">
            <text:p>0.499618815262554</text:p>
          </table:table-cell>
          <table:table-cell table:formula="of:=(PI())*0.005/(0.2^2)*[.F2]+(1-2*(PI())*0.005/(0.2^2))*[.G2]+(PI())*0.005/(0.2^2)*[.H2]" office:value-type="float" office:value="0" calcext:value-type="float">
            <text:p>0</text:p>
          </table:table-cell>
          <table:table-cell table:formula="of:=(PI())*0.005/(0.2^2)*[.G2]+(1-2*(PI())*0.005/(0.2^2))*[.H2]+(PI())*0.005/(0.2^2)*[.I2]" office:value-type="float" office:value="-0.499618815262553" calcext:value-type="float">
            <text:p>-0.499618815262553</text:p>
          </table:table-cell>
          <table:table-cell table:formula="of:=(PI())*0.005/(0.2^2)*[.H2]+(1-2*(PI())*0.005/(0.2^2))*[.I2]+(PI())*0.005/(0.2^2)*[.J2]" office:value-type="float" office:value="-0.808400224513766" calcext:value-type="float">
            <text:p>-0.808400224513766</text:p>
          </table:table-cell>
          <table:table-cell table:formula="of:=(PI())*0.005/(0.2^2)*[.I2]+(1-2*(PI())*0.005/(0.2^2))*[.J2]+(PI())*0.005/(0.2^2)*[.K2]" office:value-type="float" office:value="-0.808400224513766" calcext:value-type="float">
            <text:p>-0.808400224513766</text:p>
          </table:table-cell>
          <table:table-cell table:formula="of:=(PI())*0.005/(0.2^2)*[.J2]+(1-2*(PI())*0.005/(0.2^2))*[.K2]+(PI())*0.005/(0.2^2)*[.L2]" office:value-type="float" office:value="-0.499618815262554" calcext:value-type="float">
            <text:p>-0.49961881526255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3]+0.005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(PI())*0.005/(0.2^2)*[.B3]+(1-2*(PI())*0.005/(0.2^2))*[.C3]+(PI())*0.005/(0.2^2)*[.D3]" office:value-type="float" office:value="0.424677141168133" calcext:value-type="float">
            <text:p>0.424677141168133</text:p>
          </table:table-cell>
          <table:table-cell table:formula="of:=(PI())*0.005/(0.2^2)*[.C3]+(1-2*(PI())*0.005/(0.2^2))*[.D3]+(PI())*0.005/(0.2^2)*[.E3]" office:value-type="float" office:value="0.687142048655177" calcext:value-type="float">
            <text:p>0.687142048655177</text:p>
          </table:table-cell>
          <table:table-cell table:formula="of:=(PI())*0.005/(0.2^2)*[.D3]+(1-2*(PI())*0.005/(0.2^2))*[.E3]+(PI())*0.005/(0.2^2)*[.F3]" office:value-type="float" office:value="0.687142048655177" calcext:value-type="float">
            <text:p>0.687142048655177</text:p>
          </table:table-cell>
          <table:table-cell table:formula="of:=(PI())*0.005/(0.2^2)*[.E3]+(1-2*(PI())*0.005/(0.2^2))*[.F3]+(PI())*0.005/(0.2^2)*[.G3]" office:value-type="float" office:value="0.424677141168133" calcext:value-type="float">
            <text:p>0.424677141168133</text:p>
          </table:table-cell>
          <table:table-cell table:formula="of:=(PI())*0.005/(0.2^2)*[.F3]+(1-2*(PI())*0.005/(0.2^2))*[.G3]+(PI())*0.005/(0.2^2)*[.H3]" office:value-type="float" office:value="0" calcext:value-type="float">
            <text:p>0</text:p>
          </table:table-cell>
          <table:table-cell table:formula="of:=(PI())*0.005/(0.2^2)*[.G3]+(1-2*(PI())*0.005/(0.2^2))*[.H3]+(PI())*0.005/(0.2^2)*[.I3]" office:value-type="float" office:value="-0.424677141168133" calcext:value-type="float">
            <text:p>-0.424677141168133</text:p>
          </table:table-cell>
          <table:table-cell table:formula="of:=(PI())*0.005/(0.2^2)*[.H3]+(1-2*(PI())*0.005/(0.2^2))*[.I3]+(PI())*0.005/(0.2^2)*[.J3]" office:value-type="float" office:value="-0.687142048655177" calcext:value-type="float">
            <text:p>-0.687142048655177</text:p>
          </table:table-cell>
          <table:table-cell table:formula="of:=(PI())*0.005/(0.2^2)*[.I3]+(1-2*(PI())*0.005/(0.2^2))*[.J3]+(PI())*0.005/(0.2^2)*[.K3]" office:value-type="float" office:value="-0.687142048655177" calcext:value-type="float">
            <text:p>-0.687142048655177</text:p>
          </table:table-cell>
          <table:table-cell table:formula="of:=(PI())*0.005/(0.2^2)*[.J3]+(1-2*(PI())*0.005/(0.2^2))*[.K3]+(PI())*0.005/(0.2^2)*[.L3]" office:value-type="float" office:value="-0.424677141168133" calcext:value-type="float">
            <text:p>-0.42467714116813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4]+0.005"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formula="of:=(PI())*0.005/(0.2^2)*[.B4]+(1-2*(PI())*0.005/(0.2^2))*[.C4]+(PI())*0.005/(0.2^2)*[.D4]" office:value-type="float" office:value="0.360976545961271" calcext:value-type="float">
            <text:p>0.360976545961271</text:p>
          </table:table-cell>
          <table:table-cell table:formula="of:=(PI())*0.005/(0.2^2)*[.C4]+(1-2*(PI())*0.005/(0.2^2))*[.D4]+(PI())*0.005/(0.2^2)*[.E4]" office:value-type="float" office:value="0.584072320506874" calcext:value-type="float">
            <text:p>0.584072320506874</text:p>
          </table:table-cell>
          <table:table-cell table:formula="of:=(PI())*0.005/(0.2^2)*[.D4]+(1-2*(PI())*0.005/(0.2^2))*[.E4]+(PI())*0.005/(0.2^2)*[.F4]" office:value-type="float" office:value="0.584072320506875" calcext:value-type="float">
            <text:p>0.584072320506875</text:p>
          </table:table-cell>
          <table:table-cell table:formula="of:=(PI())*0.005/(0.2^2)*[.E4]+(1-2*(PI())*0.005/(0.2^2))*[.F4]+(PI())*0.005/(0.2^2)*[.G4]" office:value-type="float" office:value="0.360976545961271" calcext:value-type="float">
            <text:p>0.360976545961271</text:p>
          </table:table-cell>
          <table:table-cell table:formula="of:=(PI())*0.005/(0.2^2)*[.F4]+(1-2*(PI())*0.005/(0.2^2))*[.G4]+(PI())*0.005/(0.2^2)*[.H4]" office:value-type="float" office:value="0" calcext:value-type="float">
            <text:p>0</text:p>
          </table:table-cell>
          <table:table-cell table:formula="of:=(PI())*0.005/(0.2^2)*[.G4]+(1-2*(PI())*0.005/(0.2^2))*[.H4]+(PI())*0.005/(0.2^2)*[.I4]" office:value-type="float" office:value="-0.360976545961271" calcext:value-type="float">
            <text:p>-0.360976545961271</text:p>
          </table:table-cell>
          <table:table-cell table:formula="of:=(PI())*0.005/(0.2^2)*[.H4]+(1-2*(PI())*0.005/(0.2^2))*[.I4]+(PI())*0.005/(0.2^2)*[.J4]" office:value-type="float" office:value="-0.584072320506874" calcext:value-type="float">
            <text:p>-0.584072320506874</text:p>
          </table:table-cell>
          <table:table-cell table:formula="of:=(PI())*0.005/(0.2^2)*[.I4]+(1-2*(PI())*0.005/(0.2^2))*[.J4]+(PI())*0.005/(0.2^2)*[.K4]" office:value-type="float" office:value="-0.584072320506874" calcext:value-type="float">
            <text:p>-0.584072320506874</text:p>
          </table:table-cell>
          <table:table-cell table:formula="of:=(PI())*0.005/(0.2^2)*[.J4]+(1-2*(PI())*0.005/(0.2^2))*[.K4]+(PI())*0.005/(0.2^2)*[.L4]" office:value-type="float" office:value="-0.360976545961271" calcext:value-type="float">
            <text:p>-0.36097654596127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5]+0.005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(PI())*0.005/(0.2^2)*[.B5]+(1-2*(PI())*0.005/(0.2^2))*[.C5]+(PI())*0.005/(0.2^2)*[.D5]" office:value-type="float" office:value="0.306830893642427" calcext:value-type="float">
            <text:p>0.306830893642427</text:p>
          </table:table-cell>
          <table:table-cell table:formula="of:=(PI())*0.005/(0.2^2)*[.C5]+(1-2*(PI())*0.005/(0.2^2))*[.D5]+(PI())*0.005/(0.2^2)*[.E5]" office:value-type="float" office:value="0.49646281471195" calcext:value-type="float">
            <text:p>0.49646281471195</text:p>
          </table:table-cell>
          <table:table-cell table:formula="of:=(PI())*0.005/(0.2^2)*[.D5]+(1-2*(PI())*0.005/(0.2^2))*[.E5]+(PI())*0.005/(0.2^2)*[.F5]" office:value-type="float" office:value="0.49646281471195" calcext:value-type="float">
            <text:p>0.49646281471195</text:p>
          </table:table-cell>
          <table:table-cell table:formula="of:=(PI())*0.005/(0.2^2)*[.E5]+(1-2*(PI())*0.005/(0.2^2))*[.F5]+(PI())*0.005/(0.2^2)*[.G5]" office:value-type="float" office:value="0.306830893642427" calcext:value-type="float">
            <text:p>0.306830893642427</text:p>
          </table:table-cell>
          <table:table-cell table:formula="of:=(PI())*0.005/(0.2^2)*[.F5]+(1-2*(PI())*0.005/(0.2^2))*[.G5]+(PI())*0.005/(0.2^2)*[.H5]" office:value-type="float" office:value="0" calcext:value-type="float">
            <text:p>0</text:p>
          </table:table-cell>
          <table:table-cell table:formula="of:=(PI())*0.005/(0.2^2)*[.G5]+(1-2*(PI())*0.005/(0.2^2))*[.H5]+(PI())*0.005/(0.2^2)*[.I5]" office:value-type="float" office:value="-0.306830893642427" calcext:value-type="float">
            <text:p>-0.306830893642427</text:p>
          </table:table-cell>
          <table:table-cell table:formula="of:=(PI())*0.005/(0.2^2)*[.H5]+(1-2*(PI())*0.005/(0.2^2))*[.I5]+(PI())*0.005/(0.2^2)*[.J5]" office:value-type="float" office:value="-0.49646281471195" calcext:value-type="float">
            <text:p>-0.49646281471195</text:p>
          </table:table-cell>
          <table:table-cell table:formula="of:=(PI())*0.005/(0.2^2)*[.I5]+(1-2*(PI())*0.005/(0.2^2))*[.J5]+(PI())*0.005/(0.2^2)*[.K5]" office:value-type="float" office:value="-0.49646281471195" calcext:value-type="float">
            <text:p>-0.49646281471195</text:p>
          </table:table-cell>
          <table:table-cell table:formula="of:=(PI())*0.005/(0.2^2)*[.J5]+(1-2*(PI())*0.005/(0.2^2))*[.K5]+(PI())*0.005/(0.2^2)*[.L5]" office:value-type="float" office:value="-0.306830893642427" calcext:value-type="float">
            <text:p>-0.30683089364242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6]+0.005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(PI())*0.005/(0.2^2)*[.B6]+(1-2*(PI())*0.005/(0.2^2))*[.C6]+(PI())*0.005/(0.2^2)*[.D6]" office:value-type="float" office:value="0.260806964737014" calcext:value-type="float">
            <text:p>0.260806964737014</text:p>
          </table:table-cell>
          <table:table-cell table:formula="of:=(PI())*0.005/(0.2^2)*[.C6]+(1-2*(PI())*0.005/(0.2^2))*[.D6]+(PI())*0.005/(0.2^2)*[.E6]" office:value-type="float" office:value="0.421994533447183" calcext:value-type="float">
            <text:p>0.421994533447183</text:p>
          </table:table-cell>
          <table:table-cell table:formula="of:=(PI())*0.005/(0.2^2)*[.D6]+(1-2*(PI())*0.005/(0.2^2))*[.E6]+(PI())*0.005/(0.2^2)*[.F6]" office:value-type="float" office:value="0.421994533447183" calcext:value-type="float">
            <text:p>0.421994533447183</text:p>
          </table:table-cell>
          <table:table-cell table:formula="of:=(PI())*0.005/(0.2^2)*[.E6]+(1-2*(PI())*0.005/(0.2^2))*[.F6]+(PI())*0.005/(0.2^2)*[.G6]" office:value-type="float" office:value="0.260806964737014" calcext:value-type="float">
            <text:p>0.260806964737014</text:p>
          </table:table-cell>
          <table:table-cell table:formula="of:=(PI())*0.005/(0.2^2)*[.F6]+(1-2*(PI())*0.005/(0.2^2))*[.G6]+(PI())*0.005/(0.2^2)*[.H6]" office:value-type="float" office:value="0" calcext:value-type="float">
            <text:p>0</text:p>
          </table:table-cell>
          <table:table-cell table:formula="of:=(PI())*0.005/(0.2^2)*[.G6]+(1-2*(PI())*0.005/(0.2^2))*[.H6]+(PI())*0.005/(0.2^2)*[.I6]" office:value-type="float" office:value="-0.260806964737014" calcext:value-type="float">
            <text:p>-0.260806964737014</text:p>
          </table:table-cell>
          <table:table-cell table:formula="of:=(PI())*0.005/(0.2^2)*[.H6]+(1-2*(PI())*0.005/(0.2^2))*[.I6]+(PI())*0.005/(0.2^2)*[.J6]" office:value-type="float" office:value="-0.421994533447183" calcext:value-type="float">
            <text:p>-0.421994533447183</text:p>
          </table:table-cell>
          <table:table-cell table:formula="of:=(PI())*0.005/(0.2^2)*[.I6]+(1-2*(PI())*0.005/(0.2^2))*[.J6]+(PI())*0.005/(0.2^2)*[.K6]" office:value-type="float" office:value="-0.421994533447183" calcext:value-type="float">
            <text:p>-0.421994533447183</text:p>
          </table:table-cell>
          <table:table-cell table:formula="of:=(PI())*0.005/(0.2^2)*[.J6]+(1-2*(PI())*0.005/(0.2^2))*[.K6]+(PI())*0.005/(0.2^2)*[.L6]" office:value-type="float" office:value="-0.260806964737014" calcext:value-type="float">
            <text:p>-0.2608069647370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7]+0.005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(PI())*0.005/(0.2^2)*[.B7]+(1-2*(PI())*0.005/(0.2^2))*[.C7]+(PI())*0.005/(0.2^2)*[.D7]" office:value-type="float" office:value="0.221686519397891" calcext:value-type="float">
            <text:p>0.221686519397891</text:p>
          </table:table-cell>
          <table:table-cell table:formula="of:=(PI())*0.005/(0.2^2)*[.C7]+(1-2*(PI())*0.005/(0.2^2))*[.D7]+(PI())*0.005/(0.2^2)*[.E7]" office:value-type="float" office:value="0.35869632323345" calcext:value-type="float">
            <text:p>0.35869632323345</text:p>
          </table:table-cell>
          <table:table-cell table:formula="of:=(PI())*0.005/(0.2^2)*[.D7]+(1-2*(PI())*0.005/(0.2^2))*[.E7]+(PI())*0.005/(0.2^2)*[.F7]" office:value-type="float" office:value="0.35869632323345" calcext:value-type="float">
            <text:p>0.35869632323345</text:p>
          </table:table-cell>
          <table:table-cell table:formula="of:=(PI())*0.005/(0.2^2)*[.E7]+(1-2*(PI())*0.005/(0.2^2))*[.F7]+(PI())*0.005/(0.2^2)*[.G7]" office:value-type="float" office:value="0.221686519397891" calcext:value-type="float">
            <text:p>0.221686519397891</text:p>
          </table:table-cell>
          <table:table-cell table:formula="of:=(PI())*0.005/(0.2^2)*[.F7]+(1-2*(PI())*0.005/(0.2^2))*[.G7]+(PI())*0.005/(0.2^2)*[.H7]" office:value-type="float" office:value="0" calcext:value-type="float">
            <text:p>0</text:p>
          </table:table-cell>
          <table:table-cell table:formula="of:=(PI())*0.005/(0.2^2)*[.G7]+(1-2*(PI())*0.005/(0.2^2))*[.H7]+(PI())*0.005/(0.2^2)*[.I7]" office:value-type="float" office:value="-0.221686519397891" calcext:value-type="float">
            <text:p>-0.221686519397891</text:p>
          </table:table-cell>
          <table:table-cell table:formula="of:=(PI())*0.005/(0.2^2)*[.H7]+(1-2*(PI())*0.005/(0.2^2))*[.I7]+(PI())*0.005/(0.2^2)*[.J7]" office:value-type="float" office:value="-0.35869632323345" calcext:value-type="float">
            <text:p>-0.35869632323345</text:p>
          </table:table-cell>
          <table:table-cell table:formula="of:=(PI())*0.005/(0.2^2)*[.I7]+(1-2*(PI())*0.005/(0.2^2))*[.J7]+(PI())*0.005/(0.2^2)*[.K7]" office:value-type="float" office:value="-0.35869632323345" calcext:value-type="float">
            <text:p>-0.35869632323345</text:p>
          </table:table-cell>
          <table:table-cell table:formula="of:=(PI())*0.005/(0.2^2)*[.J7]+(1-2*(PI())*0.005/(0.2^2))*[.K7]+(PI())*0.005/(0.2^2)*[.L7]" office:value-type="float" office:value="-0.221686519397891" calcext:value-type="float">
            <text:p>-0.22168651939789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8]+0.005"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table:formula="of:=(PI())*0.005/(0.2^2)*[.B8]+(1-2*(PI())*0.005/(0.2^2))*[.C8]+(PI())*0.005/(0.2^2)*[.D8]" office:value-type="float" office:value="0.188434050955299" calcext:value-type="float">
            <text:p>0.188434050955299</text:p>
          </table:table-cell>
          <table:table-cell table:formula="of:=(PI())*0.005/(0.2^2)*[.C8]+(1-2*(PI())*0.005/(0.2^2))*[.D8]+(PI())*0.005/(0.2^2)*[.E8]" office:value-type="float" office:value="0.304892699083503" calcext:value-type="float">
            <text:p>0.304892699083503</text:p>
          </table:table-cell>
          <table:table-cell table:formula="of:=(PI())*0.005/(0.2^2)*[.D8]+(1-2*(PI())*0.005/(0.2^2))*[.E8]+(PI())*0.005/(0.2^2)*[.F8]" office:value-type="float" office:value="0.304892699083503" calcext:value-type="float">
            <text:p>0.304892699083503</text:p>
          </table:table-cell>
          <table:table-cell table:formula="of:=(PI())*0.005/(0.2^2)*[.E8]+(1-2*(PI())*0.005/(0.2^2))*[.F8]+(PI())*0.005/(0.2^2)*[.G8]" office:value-type="float" office:value="0.188434050955299" calcext:value-type="float">
            <text:p>0.188434050955299</text:p>
          </table:table-cell>
          <table:table-cell table:formula="of:=(PI())*0.005/(0.2^2)*[.F8]+(1-2*(PI())*0.005/(0.2^2))*[.G8]+(PI())*0.005/(0.2^2)*[.H8]" office:value-type="float" office:value="0" calcext:value-type="float">
            <text:p>0</text:p>
          </table:table-cell>
          <table:table-cell table:formula="of:=(PI())*0.005/(0.2^2)*[.G8]+(1-2*(PI())*0.005/(0.2^2))*[.H8]+(PI())*0.005/(0.2^2)*[.I8]" office:value-type="float" office:value="-0.188434050955299" calcext:value-type="float">
            <text:p>-0.188434050955299</text:p>
          </table:table-cell>
          <table:table-cell table:formula="of:=(PI())*0.005/(0.2^2)*[.H8]+(1-2*(PI())*0.005/(0.2^2))*[.I8]+(PI())*0.005/(0.2^2)*[.J8]" office:value-type="float" office:value="-0.304892699083503" calcext:value-type="float">
            <text:p>-0.304892699083503</text:p>
          </table:table-cell>
          <table:table-cell table:formula="of:=(PI())*0.005/(0.2^2)*[.I8]+(1-2*(PI())*0.005/(0.2^2))*[.J8]+(PI())*0.005/(0.2^2)*[.K8]" office:value-type="float" office:value="-0.304892699083503" calcext:value-type="float">
            <text:p>-0.304892699083503</text:p>
          </table:table-cell>
          <table:table-cell table:formula="of:=(PI())*0.005/(0.2^2)*[.J8]+(1-2*(PI())*0.005/(0.2^2))*[.K8]+(PI())*0.005/(0.2^2)*[.L8]" office:value-type="float" office:value="-0.188434050955299" calcext:value-type="float">
            <text:p>-0.18843405095529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9]+0.005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(PI())*0.005/(0.2^2)*[.B9]+(1-2*(PI())*0.005/(0.2^2))*[.C9]+(PI())*0.005/(0.2^2)*[.D9]" office:value-type="float" office:value="0.160169376360203" calcext:value-type="float">
            <text:p>0.160169376360203</text:p>
          </table:table-cell>
          <table:table-cell table:formula="of:=(PI())*0.005/(0.2^2)*[.C9]+(1-2*(PI())*0.005/(0.2^2))*[.D9]+(PI())*0.005/(0.2^2)*[.E9]" office:value-type="float" office:value="0.259159494907683" calcext:value-type="float">
            <text:p>0.259159494907683</text:p>
          </table:table-cell>
          <table:table-cell table:formula="of:=(PI())*0.005/(0.2^2)*[.D9]+(1-2*(PI())*0.005/(0.2^2))*[.E9]+(PI())*0.005/(0.2^2)*[.F9]" office:value-type="float" office:value="0.259159494907683" calcext:value-type="float">
            <text:p>0.259159494907683</text:p>
          </table:table-cell>
          <table:table-cell table:formula="of:=(PI())*0.005/(0.2^2)*[.E9]+(1-2*(PI())*0.005/(0.2^2))*[.F9]+(PI())*0.005/(0.2^2)*[.G9]" office:value-type="float" office:value="0.160169376360203" calcext:value-type="float">
            <text:p>0.160169376360203</text:p>
          </table:table-cell>
          <table:table-cell table:formula="of:=(PI())*0.005/(0.2^2)*[.F9]+(1-2*(PI())*0.005/(0.2^2))*[.G9]+(PI())*0.005/(0.2^2)*[.H9]" office:value-type="float" office:value="0" calcext:value-type="float">
            <text:p>0</text:p>
          </table:table-cell>
          <table:table-cell table:formula="of:=(PI())*0.005/(0.2^2)*[.G9]+(1-2*(PI())*0.005/(0.2^2))*[.H9]+(PI())*0.005/(0.2^2)*[.I9]" office:value-type="float" office:value="-0.160169376360203" calcext:value-type="float">
            <text:p>-0.160169376360203</text:p>
          </table:table-cell>
          <table:table-cell table:formula="of:=(PI())*0.005/(0.2^2)*[.H9]+(1-2*(PI())*0.005/(0.2^2))*[.I9]+(PI())*0.005/(0.2^2)*[.J9]" office:value-type="float" office:value="-0.259159494907683" calcext:value-type="float">
            <text:p>-0.259159494907683</text:p>
          </table:table-cell>
          <table:table-cell table:formula="of:=(PI())*0.005/(0.2^2)*[.I9]+(1-2*(PI())*0.005/(0.2^2))*[.J9]+(PI())*0.005/(0.2^2)*[.K9]" office:value-type="float" office:value="-0.259159494907683" calcext:value-type="float">
            <text:p>-0.259159494907683</text:p>
          </table:table-cell>
          <table:table-cell table:formula="of:=(PI())*0.005/(0.2^2)*[.J9]+(1-2*(PI())*0.005/(0.2^2))*[.K9]+(PI())*0.005/(0.2^2)*[.L9]" office:value-type="float" office:value="-0.160169376360203" calcext:value-type="float">
            <text:p>-0.16016937636020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0]+0.005"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table:formula="of:=(PI())*0.005/(0.2^2)*[.B10]+(1-2*(PI())*0.005/(0.2^2))*[.C10]+(PI())*0.005/(0.2^2)*[.D10]" office:value-type="float" office:value="0.136144337998137" calcext:value-type="float">
            <text:p>0.136144337998137</text:p>
          </table:table-cell>
          <table:table-cell table:formula="of:=(PI())*0.005/(0.2^2)*[.C10]+(1-2*(PI())*0.005/(0.2^2))*[.D10]+(PI())*0.005/(0.2^2)*[.E10]" office:value-type="float" office:value="0.22028616625684" calcext:value-type="float">
            <text:p>0.22028616625684</text:p>
          </table:table-cell>
          <table:table-cell table:formula="of:=(PI())*0.005/(0.2^2)*[.D10]+(1-2*(PI())*0.005/(0.2^2))*[.E10]+(PI())*0.005/(0.2^2)*[.F10]" office:value-type="float" office:value="0.22028616625684" calcext:value-type="float">
            <text:p>0.22028616625684</text:p>
          </table:table-cell>
          <table:table-cell table:formula="of:=(PI())*0.005/(0.2^2)*[.E10]+(1-2*(PI())*0.005/(0.2^2))*[.F10]+(PI())*0.005/(0.2^2)*[.G10]" office:value-type="float" office:value="0.136144337998137" calcext:value-type="float">
            <text:p>0.136144337998137</text:p>
          </table:table-cell>
          <table:table-cell table:formula="of:=(PI())*0.005/(0.2^2)*[.F10]+(1-2*(PI())*0.005/(0.2^2))*[.G10]+(PI())*0.005/(0.2^2)*[.H10]" office:value-type="float" office:value="0" calcext:value-type="float">
            <text:p>0</text:p>
          </table:table-cell>
          <table:table-cell table:formula="of:=(PI())*0.005/(0.2^2)*[.G10]+(1-2*(PI())*0.005/(0.2^2))*[.H10]+(PI())*0.005/(0.2^2)*[.I10]" office:value-type="float" office:value="-0.136144337998137" calcext:value-type="float">
            <text:p>-0.136144337998137</text:p>
          </table:table-cell>
          <table:table-cell table:formula="of:=(PI())*0.005/(0.2^2)*[.H10]+(1-2*(PI())*0.005/(0.2^2))*[.I10]+(PI())*0.005/(0.2^2)*[.J10]" office:value-type="float" office:value="-0.22028616625684" calcext:value-type="float">
            <text:p>-0.22028616625684</text:p>
          </table:table-cell>
          <table:table-cell table:formula="of:=(PI())*0.005/(0.2^2)*[.I10]+(1-2*(PI())*0.005/(0.2^2))*[.J10]+(PI())*0.005/(0.2^2)*[.K10]" office:value-type="float" office:value="-0.22028616625684" calcext:value-type="float">
            <text:p>-0.22028616625684</text:p>
          </table:table-cell>
          <table:table-cell table:formula="of:=(PI())*0.005/(0.2^2)*[.J10]+(1-2*(PI())*0.005/(0.2^2))*[.K10]+(PI())*0.005/(0.2^2)*[.L10]" office:value-type="float" office:value="-0.136144337998137" calcext:value-type="float">
            <text:p>-0.13614433799813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1]+0.005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formula="of:=(PI())*0.005/(0.2^2)*[.B11]+(1-2*(PI())*0.005/(0.2^2))*[.C11]+(PI())*0.005/(0.2^2)*[.D11]" office:value-type="float" office:value="0.115723000177432" calcext:value-type="float">
            <text:p>0.115723000177432</text:p>
          </table:table-cell>
          <table:table-cell table:formula="of:=(PI())*0.005/(0.2^2)*[.C11]+(1-2*(PI())*0.005/(0.2^2))*[.D11]+(PI())*0.005/(0.2^2)*[.E11]" office:value-type="float" office:value="0.187243747567195" calcext:value-type="float">
            <text:p>0.187243747567195</text:p>
          </table:table-cell>
          <table:table-cell table:formula="of:=(PI())*0.005/(0.2^2)*[.D11]+(1-2*(PI())*0.005/(0.2^2))*[.E11]+(PI())*0.005/(0.2^2)*[.F11]" office:value-type="float" office:value="0.187243747567195" calcext:value-type="float">
            <text:p>0.187243747567195</text:p>
          </table:table-cell>
          <table:table-cell table:formula="of:=(PI())*0.005/(0.2^2)*[.E11]+(1-2*(PI())*0.005/(0.2^2))*[.F11]+(PI())*0.005/(0.2^2)*[.G11]" office:value-type="float" office:value="0.115723000177432" calcext:value-type="float">
            <text:p>0.115723000177432</text:p>
          </table:table-cell>
          <table:table-cell table:formula="of:=(PI())*0.005/(0.2^2)*[.F11]+(1-2*(PI())*0.005/(0.2^2))*[.G11]+(PI())*0.005/(0.2^2)*[.H11]" office:value-type="float" office:value="0" calcext:value-type="float">
            <text:p>0</text:p>
          </table:table-cell>
          <table:table-cell table:formula="of:=(PI())*0.005/(0.2^2)*[.G11]+(1-2*(PI())*0.005/(0.2^2))*[.H11]+(PI())*0.005/(0.2^2)*[.I11]" office:value-type="float" office:value="-0.115723000177432" calcext:value-type="float">
            <text:p>-0.115723000177432</text:p>
          </table:table-cell>
          <table:table-cell table:formula="of:=(PI())*0.005/(0.2^2)*[.H11]+(1-2*(PI())*0.005/(0.2^2))*[.I11]+(PI())*0.005/(0.2^2)*[.J11]" office:value-type="float" office:value="-0.187243747567195" calcext:value-type="float">
            <text:p>-0.187243747567195</text:p>
          </table:table-cell>
          <table:table-cell table:formula="of:=(PI())*0.005/(0.2^2)*[.I11]+(1-2*(PI())*0.005/(0.2^2))*[.J11]+(PI())*0.005/(0.2^2)*[.K11]" office:value-type="float" office:value="-0.187243747567195" calcext:value-type="float">
            <text:p>-0.187243747567195</text:p>
          </table:table-cell>
          <table:table-cell table:formula="of:=(PI())*0.005/(0.2^2)*[.J11]+(1-2*(PI())*0.005/(0.2^2))*[.K11]+(PI())*0.005/(0.2^2)*[.L11]" office:value-type="float" office:value="-0.115723000177432" calcext:value-type="float">
            <text:p>-0.11572300017743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2]+0.005"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table:formula="of:=(PI())*0.005/(0.2^2)*[.B12]+(1-2*(PI())*0.005/(0.2^2))*[.C12]+(PI())*0.005/(0.2^2)*[.D12]" office:value-type="float" office:value="0.0983648160986997" calcext:value-type="float">
            <text:p>0.0983648160987</text:p>
          </table:table-cell>
          <table:table-cell table:formula="of:=(PI())*0.005/(0.2^2)*[.C12]+(1-2*(PI())*0.005/(0.2^2))*[.D12]+(PI())*0.005/(0.2^2)*[.E12]" office:value-type="float" office:value="0.159157615744829" calcext:value-type="float">
            <text:p>0.159157615744829</text:p>
          </table:table-cell>
          <table:table-cell table:formula="of:=(PI())*0.005/(0.2^2)*[.D12]+(1-2*(PI())*0.005/(0.2^2))*[.E12]+(PI())*0.005/(0.2^2)*[.F12]" office:value-type="float" office:value="0.159157615744829" calcext:value-type="float">
            <text:p>0.159157615744829</text:p>
          </table:table-cell>
          <table:table-cell table:formula="of:=(PI())*0.005/(0.2^2)*[.E12]+(1-2*(PI())*0.005/(0.2^2))*[.F12]+(PI())*0.005/(0.2^2)*[.G12]" office:value-type="float" office:value="0.0983648160986997" calcext:value-type="float">
            <text:p>0.0983648160987</text:p>
          </table:table-cell>
          <table:table-cell table:formula="of:=(PI())*0.005/(0.2^2)*[.F12]+(1-2*(PI())*0.005/(0.2^2))*[.G12]+(PI())*0.005/(0.2^2)*[.H12]" office:value-type="float" office:value="0" calcext:value-type="float">
            <text:p>0</text:p>
          </table:table-cell>
          <table:table-cell table:formula="of:=(PI())*0.005/(0.2^2)*[.G12]+(1-2*(PI())*0.005/(0.2^2))*[.H12]+(PI())*0.005/(0.2^2)*[.I12]" office:value-type="float" office:value="-0.0983648160986997" calcext:value-type="float">
            <text:p>-0.0983648160987</text:p>
          </table:table-cell>
          <table:table-cell table:formula="of:=(PI())*0.005/(0.2^2)*[.H12]+(1-2*(PI())*0.005/(0.2^2))*[.I12]+(PI())*0.005/(0.2^2)*[.J12]" office:value-type="float" office:value="-0.159157615744829" calcext:value-type="float">
            <text:p>-0.159157615744829</text:p>
          </table:table-cell>
          <table:table-cell table:formula="of:=(PI())*0.005/(0.2^2)*[.I12]+(1-2*(PI())*0.005/(0.2^2))*[.J12]+(PI())*0.005/(0.2^2)*[.K12]" office:value-type="float" office:value="-0.159157615744829" calcext:value-type="float">
            <text:p>-0.159157615744829</text:p>
          </table:table-cell>
          <table:table-cell table:formula="of:=(PI())*0.005/(0.2^2)*[.J12]+(1-2*(PI())*0.005/(0.2^2))*[.K12]+(PI())*0.005/(0.2^2)*[.L12]" office:value-type="float" office:value="-0.0983648160986997" calcext:value-type="float">
            <text:p>-0.098364816098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3]+0.005"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(PI())*0.005/(0.2^2)*[.B13]+(1-2*(PI())*0.005/(0.2^2))*[.C13]+(PI())*0.005/(0.2^2)*[.D13]" office:value-type="float" office:value="0.0836103197402059" calcext:value-type="float">
            <text:p>0.083610319740206</text:p>
          </table:table-cell>
          <table:table-cell table:formula="of:=(PI())*0.005/(0.2^2)*[.C13]+(1-2*(PI())*0.005/(0.2^2))*[.D13]+(PI())*0.005/(0.2^2)*[.E13]" office:value-type="float" office:value="0.135284339149899" calcext:value-type="float">
            <text:p>0.135284339149899</text:p>
          </table:table-cell>
          <table:table-cell table:formula="of:=(PI())*0.005/(0.2^2)*[.D13]+(1-2*(PI())*0.005/(0.2^2))*[.E13]+(PI())*0.005/(0.2^2)*[.F13]" office:value-type="float" office:value="0.135284339149899" calcext:value-type="float">
            <text:p>0.135284339149899</text:p>
          </table:table-cell>
          <table:table-cell table:formula="of:=(PI())*0.005/(0.2^2)*[.E13]+(1-2*(PI())*0.005/(0.2^2))*[.F13]+(PI())*0.005/(0.2^2)*[.G13]" office:value-type="float" office:value="0.0836103197402059" calcext:value-type="float">
            <text:p>0.083610319740206</text:p>
          </table:table-cell>
          <table:table-cell table:formula="of:=(PI())*0.005/(0.2^2)*[.F13]+(1-2*(PI())*0.005/(0.2^2))*[.G13]+(PI())*0.005/(0.2^2)*[.H13]" office:value-type="float" office:value="0" calcext:value-type="float">
            <text:p>0</text:p>
          </table:table-cell>
          <table:table-cell table:formula="of:=(PI())*0.005/(0.2^2)*[.G13]+(1-2*(PI())*0.005/(0.2^2))*[.H13]+(PI())*0.005/(0.2^2)*[.I13]" office:value-type="float" office:value="-0.0836103197402059" calcext:value-type="float">
            <text:p>-0.083610319740206</text:p>
          </table:table-cell>
          <table:table-cell table:formula="of:=(PI())*0.005/(0.2^2)*[.H13]+(1-2*(PI())*0.005/(0.2^2))*[.I13]+(PI())*0.005/(0.2^2)*[.J13]" office:value-type="float" office:value="-0.135284339149899" calcext:value-type="float">
            <text:p>-0.135284339149899</text:p>
          </table:table-cell>
          <table:table-cell table:formula="of:=(PI())*0.005/(0.2^2)*[.I13]+(1-2*(PI())*0.005/(0.2^2))*[.J13]+(PI())*0.005/(0.2^2)*[.K13]" office:value-type="float" office:value="-0.135284339149899" calcext:value-type="float">
            <text:p>-0.135284339149899</text:p>
          </table:table-cell>
          <table:table-cell table:formula="of:=(PI())*0.005/(0.2^2)*[.J13]+(1-2*(PI())*0.005/(0.2^2))*[.K13]+(PI())*0.005/(0.2^2)*[.L13]" office:value-type="float" office:value="-0.0836103197402059" calcext:value-type="float">
            <text:p>-0.08361031974020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4]+0.005"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  <table:table-cell table:formula="of:=(PI())*0.005/(0.2^2)*[.B14]+(1-2*(PI())*0.005/(0.2^2))*[.C14]+(PI())*0.005/(0.2^2)*[.D14]" office:value-type="float" office:value="0.071068963927559" calcext:value-type="float">
            <text:p>0.071068963927559</text:p>
          </table:table-cell>
          <table:table-cell table:formula="of:=(PI())*0.005/(0.2^2)*[.C14]+(1-2*(PI())*0.005/(0.2^2))*[.D14]+(PI())*0.005/(0.2^2)*[.E14]" office:value-type="float" office:value="0.114991999180031" calcext:value-type="float">
            <text:p>0.114991999180031</text:p>
          </table:table-cell>
          <table:table-cell table:formula="of:=(PI())*0.005/(0.2^2)*[.D14]+(1-2*(PI())*0.005/(0.2^2))*[.E14]+(PI())*0.005/(0.2^2)*[.F14]" office:value-type="float" office:value="0.114991999180031" calcext:value-type="float">
            <text:p>0.114991999180031</text:p>
          </table:table-cell>
          <table:table-cell table:formula="of:=(PI())*0.005/(0.2^2)*[.E14]+(1-2*(PI())*0.005/(0.2^2))*[.F14]+(PI())*0.005/(0.2^2)*[.G14]" office:value-type="float" office:value="0.071068963927559" calcext:value-type="float">
            <text:p>0.071068963927559</text:p>
          </table:table-cell>
          <table:table-cell table:formula="of:=(PI())*0.005/(0.2^2)*[.F14]+(1-2*(PI())*0.005/(0.2^2))*[.G14]+(PI())*0.005/(0.2^2)*[.H14]" office:value-type="float" office:value="0" calcext:value-type="float">
            <text:p>0</text:p>
          </table:table-cell>
          <table:table-cell table:formula="of:=(PI())*0.005/(0.2^2)*[.G14]+(1-2*(PI())*0.005/(0.2^2))*[.H14]+(PI())*0.005/(0.2^2)*[.I14]" office:value-type="float" office:value="-0.071068963927559" calcext:value-type="float">
            <text:p>-0.071068963927559</text:p>
          </table:table-cell>
          <table:table-cell table:formula="of:=(PI())*0.005/(0.2^2)*[.H14]+(1-2*(PI())*0.005/(0.2^2))*[.I14]+(PI())*0.005/(0.2^2)*[.J14]" office:value-type="float" office:value="-0.114991999180031" calcext:value-type="float">
            <text:p>-0.114991999180031</text:p>
          </table:table-cell>
          <table:table-cell table:formula="of:=(PI())*0.005/(0.2^2)*[.I14]+(1-2*(PI())*0.005/(0.2^2))*[.J14]+(PI())*0.005/(0.2^2)*[.K14]" office:value-type="float" office:value="-0.114991999180031" calcext:value-type="float">
            <text:p>-0.114991999180031</text:p>
          </table:table-cell>
          <table:table-cell table:formula="of:=(PI())*0.005/(0.2^2)*[.J14]+(1-2*(PI())*0.005/(0.2^2))*[.K14]+(PI())*0.005/(0.2^2)*[.L14]" office:value-type="float" office:value="-0.071068963927559" calcext:value-type="float">
            <text:p>-0.07106896392755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5]+0.005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formula="of:=(PI())*0.005/(0.2^2)*[.B15]+(1-2*(PI())*0.005/(0.2^2))*[.C15]+(PI())*0.005/(0.2^2)*[.D15]" office:value-type="float" office:value="0.0604087826649932" calcext:value-type="float">
            <text:p>0.060408782664993</text:p>
          </table:table-cell>
          <table:table-cell table:formula="of:=(PI())*0.005/(0.2^2)*[.C15]+(1-2*(PI())*0.005/(0.2^2))*[.D15]+(PI())*0.005/(0.2^2)*[.E15]" office:value-type="float" office:value="0.0977434635709644" calcext:value-type="float">
            <text:p>0.097743463570964</text:p>
          </table:table-cell>
          <table:table-cell table:formula="of:=(PI())*0.005/(0.2^2)*[.D15]+(1-2*(PI())*0.005/(0.2^2))*[.E15]+(PI())*0.005/(0.2^2)*[.F15]" office:value-type="float" office:value="0.0977434635709644" calcext:value-type="float">
            <text:p>0.097743463570965</text:p>
          </table:table-cell>
          <table:table-cell table:formula="of:=(PI())*0.005/(0.2^2)*[.E15]+(1-2*(PI())*0.005/(0.2^2))*[.F15]+(PI())*0.005/(0.2^2)*[.G15]" office:value-type="float" office:value="0.0604087826649932" calcext:value-type="float">
            <text:p>0.060408782664993</text:p>
          </table:table-cell>
          <table:table-cell table:formula="of:=(PI())*0.005/(0.2^2)*[.F15]+(1-2*(PI())*0.005/(0.2^2))*[.G15]+(PI())*0.005/(0.2^2)*[.H15]" office:value-type="float" office:value="0" calcext:value-type="float">
            <text:p>0</text:p>
          </table:table-cell>
          <table:table-cell table:formula="of:=(PI())*0.005/(0.2^2)*[.G15]+(1-2*(PI())*0.005/(0.2^2))*[.H15]+(PI())*0.005/(0.2^2)*[.I15]" office:value-type="float" office:value="-0.0604087826649932" calcext:value-type="float">
            <text:p>-0.060408782664993</text:p>
          </table:table-cell>
          <table:table-cell table:formula="of:=(PI())*0.005/(0.2^2)*[.H15]+(1-2*(PI())*0.005/(0.2^2))*[.I15]+(PI())*0.005/(0.2^2)*[.J15]" office:value-type="float" office:value="-0.0977434635709644" calcext:value-type="float">
            <text:p>-0.097743463570964</text:p>
          </table:table-cell>
          <table:table-cell table:formula="of:=(PI())*0.005/(0.2^2)*[.I15]+(1-2*(PI())*0.005/(0.2^2))*[.J15]+(PI())*0.005/(0.2^2)*[.K15]" office:value-type="float" office:value="-0.0977434635709644" calcext:value-type="float">
            <text:p>-0.097743463570965</text:p>
          </table:table-cell>
          <table:table-cell table:formula="of:=(PI())*0.005/(0.2^2)*[.J15]+(1-2*(PI())*0.005/(0.2^2))*[.K15]+(PI())*0.005/(0.2^2)*[.L15]" office:value-type="float" office:value="-0.0604087826649932" calcext:value-type="float">
            <text:p>-0.06040878266499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6]+0.005"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table:formula="of:=(PI())*0.005/(0.2^2)*[.B16]+(1-2*(PI())*0.005/(0.2^2))*[.C16]+(PI())*0.005/(0.2^2)*[.D16]" office:value-type="float" office:value="0.0513476040932024" calcext:value-type="float">
            <text:p>0.051347604093202</text:p>
          </table:table-cell>
          <table:table-cell table:formula="of:=(PI())*0.005/(0.2^2)*[.C16]+(1-2*(PI())*0.005/(0.2^2))*[.D16]+(PI())*0.005/(0.2^2)*[.E16]" office:value-type="float" office:value="0.0830821686636746" calcext:value-type="float">
            <text:p>0.083082168663675</text:p>
          </table:table-cell>
          <table:table-cell table:formula="of:=(PI())*0.005/(0.2^2)*[.D16]+(1-2*(PI())*0.005/(0.2^2))*[.E16]+(PI())*0.005/(0.2^2)*[.F16]" office:value-type="float" office:value="0.0830821686636747" calcext:value-type="float">
            <text:p>0.083082168663675</text:p>
          </table:table-cell>
          <table:table-cell table:formula="of:=(PI())*0.005/(0.2^2)*[.E16]+(1-2*(PI())*0.005/(0.2^2))*[.F16]+(PI())*0.005/(0.2^2)*[.G16]" office:value-type="float" office:value="0.0513476040932024" calcext:value-type="float">
            <text:p>0.051347604093202</text:p>
          </table:table-cell>
          <table:table-cell table:formula="of:=(PI())*0.005/(0.2^2)*[.F16]+(1-2*(PI())*0.005/(0.2^2))*[.G16]+(PI())*0.005/(0.2^2)*[.H16]" office:value-type="float" office:value="0" calcext:value-type="float">
            <text:p>0</text:p>
          </table:table-cell>
          <table:table-cell table:formula="of:=(PI())*0.005/(0.2^2)*[.G16]+(1-2*(PI())*0.005/(0.2^2))*[.H16]+(PI())*0.005/(0.2^2)*[.I16]" office:value-type="float" office:value="-0.0513476040932024" calcext:value-type="float">
            <text:p>-0.051347604093202</text:p>
          </table:table-cell>
          <table:table-cell table:formula="of:=(PI())*0.005/(0.2^2)*[.H16]+(1-2*(PI())*0.005/(0.2^2))*[.I16]+(PI())*0.005/(0.2^2)*[.J16]" office:value-type="float" office:value="-0.0830821686636746" calcext:value-type="float">
            <text:p>-0.083082168663675</text:p>
          </table:table-cell>
          <table:table-cell table:formula="of:=(PI())*0.005/(0.2^2)*[.I16]+(1-2*(PI())*0.005/(0.2^2))*[.J16]+(PI())*0.005/(0.2^2)*[.K16]" office:value-type="float" office:value="-0.0830821686636747" calcext:value-type="float">
            <text:p>-0.083082168663675</text:p>
          </table:table-cell>
          <table:table-cell table:formula="of:=(PI())*0.005/(0.2^2)*[.J16]+(1-2*(PI())*0.005/(0.2^2))*[.K16]+(PI())*0.005/(0.2^2)*[.L16]" office:value-type="float" office:value="-0.0513476040932024" calcext:value-type="float">
            <text:p>-0.05134760409320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7]+0.005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(PI())*0.005/(0.2^2)*[.B17]+(1-2*(PI())*0.005/(0.2^2))*[.C17]+(PI())*0.005/(0.2^2)*[.D17]" office:value-type="float" office:value="0.0436455814833055" calcext:value-type="float">
            <text:p>0.043645581483306</text:p>
          </table:table-cell>
          <table:table-cell table:formula="of:=(PI())*0.005/(0.2^2)*[.C17]+(1-2*(PI())*0.005/(0.2^2))*[.D17]+(PI())*0.005/(0.2^2)*[.E17]" office:value-type="float" office:value="0.0706200342987413" calcext:value-type="float">
            <text:p>0.070620034298741</text:p>
          </table:table-cell>
          <table:table-cell table:formula="of:=(PI())*0.005/(0.2^2)*[.D17]+(1-2*(PI())*0.005/(0.2^2))*[.E17]+(PI())*0.005/(0.2^2)*[.F17]" office:value-type="float" office:value="0.0706200342987413" calcext:value-type="float">
            <text:p>0.070620034298741</text:p>
          </table:table-cell>
          <table:table-cell table:formula="of:=(PI())*0.005/(0.2^2)*[.E17]+(1-2*(PI())*0.005/(0.2^2))*[.F17]+(PI())*0.005/(0.2^2)*[.G17]" office:value-type="float" office:value="0.0436455814833055" calcext:value-type="float">
            <text:p>0.043645581483306</text:p>
          </table:table-cell>
          <table:table-cell table:formula="of:=(PI())*0.005/(0.2^2)*[.F17]+(1-2*(PI())*0.005/(0.2^2))*[.G17]+(PI())*0.005/(0.2^2)*[.H17]" office:value-type="float" office:value="0" calcext:value-type="float">
            <text:p>0</text:p>
          </table:table-cell>
          <table:table-cell table:formula="of:=(PI())*0.005/(0.2^2)*[.G17]+(1-2*(PI())*0.005/(0.2^2))*[.H17]+(PI())*0.005/(0.2^2)*[.I17]" office:value-type="float" office:value="-0.0436455814833055" calcext:value-type="float">
            <text:p>-0.043645581483306</text:p>
          </table:table-cell>
          <table:table-cell table:formula="of:=(PI())*0.005/(0.2^2)*[.H17]+(1-2*(PI())*0.005/(0.2^2))*[.I17]+(PI())*0.005/(0.2^2)*[.J17]" office:value-type="float" office:value="-0.0706200342987413" calcext:value-type="float">
            <text:p>-0.070620034298741</text:p>
          </table:table-cell>
          <table:table-cell table:formula="of:=(PI())*0.005/(0.2^2)*[.I17]+(1-2*(PI())*0.005/(0.2^2))*[.J17]+(PI())*0.005/(0.2^2)*[.K17]" office:value-type="float" office:value="-0.0706200342987413" calcext:value-type="float">
            <text:p>-0.070620034298741</text:p>
          </table:table-cell>
          <table:table-cell table:formula="of:=(PI())*0.005/(0.2^2)*[.J17]+(1-2*(PI())*0.005/(0.2^2))*[.K17]+(PI())*0.005/(0.2^2)*[.L17]" office:value-type="float" office:value="-0.0436455814833055" calcext:value-type="float">
            <text:p>-0.04364558148330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8]+0.005" office:value-type="float" office:value="0.085" calcext:value-type="float">
            <text:p>0.085</text:p>
          </table:table-cell>
          <table:table-cell office:value-type="float" office:value="0" calcext:value-type="float">
            <text:p>0</text:p>
          </table:table-cell>
          <table:table-cell table:formula="of:=(PI())*0.005/(0.2^2)*[.B18]+(1-2*(PI())*0.005/(0.2^2))*[.C18]+(PI())*0.005/(0.2^2)*[.D18]" office:value-type="float" office:value="0.0370988445645518" calcext:value-type="float">
            <text:p>0.037098844564552</text:p>
          </table:table-cell>
          <table:table-cell table:formula="of:=(PI())*0.005/(0.2^2)*[.C18]+(1-2*(PI())*0.005/(0.2^2))*[.D18]+(PI())*0.005/(0.2^2)*[.E18]" office:value-type="float" office:value="0.0600271914487941" calcext:value-type="float">
            <text:p>0.060027191448794</text:p>
          </table:table-cell>
          <table:table-cell table:formula="of:=(PI())*0.005/(0.2^2)*[.D18]+(1-2*(PI())*0.005/(0.2^2))*[.E18]+(PI())*0.005/(0.2^2)*[.F18]" office:value-type="float" office:value="0.0600271914487941" calcext:value-type="float">
            <text:p>0.060027191448794</text:p>
          </table:table-cell>
          <table:table-cell table:formula="of:=(PI())*0.005/(0.2^2)*[.E18]+(1-2*(PI())*0.005/(0.2^2))*[.F18]+(PI())*0.005/(0.2^2)*[.G18]" office:value-type="float" office:value="0.0370988445645518" calcext:value-type="float">
            <text:p>0.037098844564552</text:p>
          </table:table-cell>
          <table:table-cell table:formula="of:=(PI())*0.005/(0.2^2)*[.F18]+(1-2*(PI())*0.005/(0.2^2))*[.G18]+(PI())*0.005/(0.2^2)*[.H18]" office:value-type="float" office:value="0" calcext:value-type="float">
            <text:p>0</text:p>
          </table:table-cell>
          <table:table-cell table:formula="of:=(PI())*0.005/(0.2^2)*[.G18]+(1-2*(PI())*0.005/(0.2^2))*[.H18]+(PI())*0.005/(0.2^2)*[.I18]" office:value-type="float" office:value="-0.0370988445645518" calcext:value-type="float">
            <text:p>-0.037098844564552</text:p>
          </table:table-cell>
          <table:table-cell table:formula="of:=(PI())*0.005/(0.2^2)*[.H18]+(1-2*(PI())*0.005/(0.2^2))*[.I18]+(PI())*0.005/(0.2^2)*[.J18]" office:value-type="float" office:value="-0.0600271914487941" calcext:value-type="float">
            <text:p>-0.060027191448794</text:p>
          </table:table-cell>
          <table:table-cell table:formula="of:=(PI())*0.005/(0.2^2)*[.I18]+(1-2*(PI())*0.005/(0.2^2))*[.J18]+(PI())*0.005/(0.2^2)*[.K18]" office:value-type="float" office:value="-0.0600271914487941" calcext:value-type="float">
            <text:p>-0.060027191448794</text:p>
          </table:table-cell>
          <table:table-cell table:formula="of:=(PI())*0.005/(0.2^2)*[.J18]+(1-2*(PI())*0.005/(0.2^2))*[.K18]+(PI())*0.005/(0.2^2)*[.L18]" office:value-type="float" office:value="-0.0370988445645518" calcext:value-type="float">
            <text:p>-0.03709884456455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9]+0.005"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formula="of:=(PI())*0.005/(0.2^2)*[.B19]+(1-2*(PI())*0.005/(0.2^2))*[.C19]+(PI())*0.005/(0.2^2)*[.D19]" office:value-type="float" office:value="0.0315341031382804" calcext:value-type="float">
            <text:p>0.03153410313828</text:p>
          </table:table-cell>
          <table:table-cell table:formula="of:=(PI())*0.005/(0.2^2)*[.C19]+(1-2*(PI())*0.005/(0.2^2))*[.D19]+(PI())*0.005/(0.2^2)*[.E19]" office:value-type="float" office:value="0.0510232506824823" calcext:value-type="float">
            <text:p>0.051023250682482</text:p>
          </table:table-cell>
          <table:table-cell table:formula="of:=(PI())*0.005/(0.2^2)*[.D19]+(1-2*(PI())*0.005/(0.2^2))*[.E19]+(PI())*0.005/(0.2^2)*[.F19]" office:value-type="float" office:value="0.0510232506824823" calcext:value-type="float">
            <text:p>0.051023250682482</text:p>
          </table:table-cell>
          <table:table-cell table:formula="of:=(PI())*0.005/(0.2^2)*[.E19]+(1-2*(PI())*0.005/(0.2^2))*[.F19]+(PI())*0.005/(0.2^2)*[.G19]" office:value-type="float" office:value="0.0315341031382804" calcext:value-type="float">
            <text:p>0.03153410313828</text:p>
          </table:table-cell>
          <table:table-cell table:formula="of:=(PI())*0.005/(0.2^2)*[.F19]+(1-2*(PI())*0.005/(0.2^2))*[.G19]+(PI())*0.005/(0.2^2)*[.H19]" office:value-type="float" office:value="0" calcext:value-type="float">
            <text:p>0</text:p>
          </table:table-cell>
          <table:table-cell table:formula="of:=(PI())*0.005/(0.2^2)*[.G19]+(1-2*(PI())*0.005/(0.2^2))*[.H19]+(PI())*0.005/(0.2^2)*[.I19]" office:value-type="float" office:value="-0.0315341031382804" calcext:value-type="float">
            <text:p>-0.03153410313828</text:p>
          </table:table-cell>
          <table:table-cell table:formula="of:=(PI())*0.005/(0.2^2)*[.H19]+(1-2*(PI())*0.005/(0.2^2))*[.I19]+(PI())*0.005/(0.2^2)*[.J19]" office:value-type="float" office:value="-0.0510232506824823" calcext:value-type="float">
            <text:p>-0.051023250682482</text:p>
          </table:table-cell>
          <table:table-cell table:formula="of:=(PI())*0.005/(0.2^2)*[.I19]+(1-2*(PI())*0.005/(0.2^2))*[.J19]+(PI())*0.005/(0.2^2)*[.K19]" office:value-type="float" office:value="-0.0510232506824823" calcext:value-type="float">
            <text:p>-0.051023250682482</text:p>
          </table:table-cell>
          <table:table-cell table:formula="of:=(PI())*0.005/(0.2^2)*[.J19]+(1-2*(PI())*0.005/(0.2^2))*[.K19]+(PI())*0.005/(0.2^2)*[.L19]" office:value-type="float" office:value="-0.0315341031382804" calcext:value-type="float">
            <text:p>-0.0315341031382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20]+0.005"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  <table:table-cell table:formula="of:=(PI())*0.005/(0.2^2)*[.B20]+(1-2*(PI())*0.005/(0.2^2))*[.C20]+(PI())*0.005/(0.2^2)*[.D20]" office:value-type="float" office:value="0.0268040601373839" calcext:value-type="float">
            <text:p>0.026804060137384</text:p>
          </table:table-cell>
          <table:table-cell table:formula="of:=(PI())*0.005/(0.2^2)*[.C20]+(1-2*(PI())*0.005/(0.2^2))*[.D20]+(PI())*0.005/(0.2^2)*[.E20]" office:value-type="float" office:value="0.0433698803387833" calcext:value-type="float">
            <text:p>0.043369880338783</text:p>
          </table:table-cell>
          <table:table-cell table:formula="of:=(PI())*0.005/(0.2^2)*[.D20]+(1-2*(PI())*0.005/(0.2^2))*[.E20]+(PI())*0.005/(0.2^2)*[.F20]" office:value-type="float" office:value="0.0433698803387833" calcext:value-type="float">
            <text:p>0.043369880338783</text:p>
          </table:table-cell>
          <table:table-cell table:formula="of:=(PI())*0.005/(0.2^2)*[.E20]+(1-2*(PI())*0.005/(0.2^2))*[.F20]+(PI())*0.005/(0.2^2)*[.G20]" office:value-type="float" office:value="0.0268040601373839" calcext:value-type="float">
            <text:p>0.026804060137384</text:p>
          </table:table-cell>
          <table:table-cell table:formula="of:=(PI())*0.005/(0.2^2)*[.F20]+(1-2*(PI())*0.005/(0.2^2))*[.G20]+(PI())*0.005/(0.2^2)*[.H20]" office:value-type="float" office:value="0" calcext:value-type="float">
            <text:p>0</text:p>
          </table:table-cell>
          <table:table-cell table:formula="of:=(PI())*0.005/(0.2^2)*[.G20]+(1-2*(PI())*0.005/(0.2^2))*[.H20]+(PI())*0.005/(0.2^2)*[.I20]" office:value-type="float" office:value="-0.0268040601373839" calcext:value-type="float">
            <text:p>-0.026804060137384</text:p>
          </table:table-cell>
          <table:table-cell table:formula="of:=(PI())*0.005/(0.2^2)*[.H20]+(1-2*(PI())*0.005/(0.2^2))*[.I20]+(PI())*0.005/(0.2^2)*[.J20]" office:value-type="float" office:value="-0.0433698803387833" calcext:value-type="float">
            <text:p>-0.043369880338783</text:p>
          </table:table-cell>
          <table:table-cell table:formula="of:=(PI())*0.005/(0.2^2)*[.I20]+(1-2*(PI())*0.005/(0.2^2))*[.J20]+(PI())*0.005/(0.2^2)*[.K20]" office:value-type="float" office:value="-0.0433698803387833" calcext:value-type="float">
            <text:p>-0.043369880338783</text:p>
          </table:table-cell>
          <table:table-cell table:formula="of:=(PI())*0.005/(0.2^2)*[.J20]+(1-2*(PI())*0.005/(0.2^2))*[.K20]+(PI())*0.005/(0.2^2)*[.L20]" office:value-type="float" office:value="-0.0268040601373839" calcext:value-type="float">
            <text:p>-0.02680406013738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21]+0.00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(PI())*0.005/(0.2^2)*[.B21]+(1-2*(PI())*0.005/(0.2^2))*[.C21]+(PI())*0.005/(0.2^2)*[.D21]" office:value-type="float" office:value="0.0227835127163116" calcext:value-type="float">
            <text:p>0.022783512716312</text:p>
          </table:table-cell>
          <table:table-cell table:formula="of:=(PI())*0.005/(0.2^2)*[.C21]+(1-2*(PI())*0.005/(0.2^2))*[.D21]+(PI())*0.005/(0.2^2)*[.E21]" office:value-type="float" office:value="0.0368644979581076" calcext:value-type="float">
            <text:p>0.036864497958108</text:p>
          </table:table-cell>
          <table:table-cell table:formula="of:=(PI())*0.005/(0.2^2)*[.D21]+(1-2*(PI())*0.005/(0.2^2))*[.E21]+(PI())*0.005/(0.2^2)*[.F21]" office:value-type="float" office:value="0.0368644979581076" calcext:value-type="float">
            <text:p>0.036864497958108</text:p>
          </table:table-cell>
          <table:table-cell table:formula="of:=(PI())*0.005/(0.2^2)*[.E21]+(1-2*(PI())*0.005/(0.2^2))*[.F21]+(PI())*0.005/(0.2^2)*[.G21]" office:value-type="float" office:value="0.0227835127163116" calcext:value-type="float">
            <text:p>0.022783512716312</text:p>
          </table:table-cell>
          <table:table-cell table:formula="of:=(PI())*0.005/(0.2^2)*[.F21]+(1-2*(PI())*0.005/(0.2^2))*[.G21]+(PI())*0.005/(0.2^2)*[.H21]" office:value-type="float" office:value="0" calcext:value-type="float">
            <text:p>0</text:p>
          </table:table-cell>
          <table:table-cell table:formula="of:=(PI())*0.005/(0.2^2)*[.G21]+(1-2*(PI())*0.005/(0.2^2))*[.H21]+(PI())*0.005/(0.2^2)*[.I21]" office:value-type="float" office:value="-0.0227835127163116" calcext:value-type="float">
            <text:p>-0.022783512716312</text:p>
          </table:table-cell>
          <table:table-cell table:formula="of:=(PI())*0.005/(0.2^2)*[.H21]+(1-2*(PI())*0.005/(0.2^2))*[.I21]+(PI())*0.005/(0.2^2)*[.J21]" office:value-type="float" office:value="-0.0368644979581076" calcext:value-type="float">
            <text:p>-0.036864497958108</text:p>
          </table:table-cell>
          <table:table-cell table:formula="of:=(PI())*0.005/(0.2^2)*[.I21]+(1-2*(PI())*0.005/(0.2^2))*[.J21]+(PI())*0.005/(0.2^2)*[.K21]" office:value-type="float" office:value="-0.0368644979581076" calcext:value-type="float">
            <text:p>-0.036864497958108</text:p>
          </table:table-cell>
          <table:table-cell table:formula="of:=(PI())*0.005/(0.2^2)*[.J21]+(1-2*(PI())*0.005/(0.2^2))*[.K21]+(PI())*0.005/(0.2^2)*[.L21]" office:value-type="float" office:value="-0.0227835127163116" calcext:value-type="float">
            <text:p>-0.0227835127163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22]+0.005"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  <table:table-cell table:formula="of:=(PI())*0.005/(0.2^2)*[.B22]+(1-2*(PI())*0.005/(0.2^2))*[.C22]+(PI())*0.005/(0.2^2)*[.D22]" office:value-type="float" office:value="0.0193660381686114" calcext:value-type="float">
            <text:p>0.019366038168611</text:p>
          </table:table-cell>
          <table:table-cell table:formula="of:=(PI())*0.005/(0.2^2)*[.C22]+(1-2*(PI())*0.005/(0.2^2))*[.D22]+(PI())*0.005/(0.2^2)*[.E22]" office:value-type="float" office:value="0.031334907984241" calcext:value-type="float">
            <text:p>0.031334907984241</text:p>
          </table:table-cell>
          <table:table-cell table:formula="of:=(PI())*0.005/(0.2^2)*[.D22]+(1-2*(PI())*0.005/(0.2^2))*[.E22]+(PI())*0.005/(0.2^2)*[.F22]" office:value-type="float" office:value="0.031334907984241" calcext:value-type="float">
            <text:p>0.031334907984241</text:p>
          </table:table-cell>
          <table:table-cell table:formula="of:=(PI())*0.005/(0.2^2)*[.E22]+(1-2*(PI())*0.005/(0.2^2))*[.F22]+(PI())*0.005/(0.2^2)*[.G22]" office:value-type="float" office:value="0.0193660381686114" calcext:value-type="float">
            <text:p>0.019366038168611</text:p>
          </table:table-cell>
          <table:table-cell table:formula="of:=(PI())*0.005/(0.2^2)*[.F22]+(1-2*(PI())*0.005/(0.2^2))*[.G22]+(PI())*0.005/(0.2^2)*[.H22]" office:value-type="float" office:value="0" calcext:value-type="float">
            <text:p>0</text:p>
          </table:table-cell>
          <table:table-cell table:formula="of:=(PI())*0.005/(0.2^2)*[.G22]+(1-2*(PI())*0.005/(0.2^2))*[.H22]+(PI())*0.005/(0.2^2)*[.I22]" office:value-type="float" office:value="-0.0193660381686114" calcext:value-type="float">
            <text:p>-0.019366038168611</text:p>
          </table:table-cell>
          <table:table-cell table:formula="of:=(PI())*0.005/(0.2^2)*[.H22]+(1-2*(PI())*0.005/(0.2^2))*[.I22]+(PI())*0.005/(0.2^2)*[.J22]" office:value-type="float" office:value="-0.031334907984241" calcext:value-type="float">
            <text:p>-0.031334907984241</text:p>
          </table:table-cell>
          <table:table-cell table:formula="of:=(PI())*0.005/(0.2^2)*[.I22]+(1-2*(PI())*0.005/(0.2^2))*[.J22]+(PI())*0.005/(0.2^2)*[.K22]" office:value-type="float" office:value="-0.031334907984241" calcext:value-type="float">
            <text:p>-0.031334907984241</text:p>
          </table:table-cell>
          <table:table-cell table:formula="of:=(PI())*0.005/(0.2^2)*[.J22]+(1-2*(PI())*0.005/(0.2^2))*[.K22]+(PI())*0.005/(0.2^2)*[.L22]" office:value-type="float" office:value="-0.0193660381686114" calcext:value-type="float">
            <text:p>-0.01936603816861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23]+0.005"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formula="of:=(PI())*0.005/(0.2^2)*[.B23]+(1-2*(PI())*0.005/(0.2^2))*[.C23]+(PI())*0.005/(0.2^2)*[.D23]" office:value-type="float" office:value="0.0164611769492246" calcext:value-type="float">
            <text:p>0.016461176949225</text:p>
          </table:table-cell>
          <table:table-cell table:formula="of:=(PI())*0.005/(0.2^2)*[.C23]+(1-2*(PI())*0.005/(0.2^2))*[.D23]+(PI())*0.005/(0.2^2)*[.E23]" office:value-type="float" office:value="0.0266347437986717" calcext:value-type="float">
            <text:p>0.026634743798672</text:p>
          </table:table-cell>
          <table:table-cell table:formula="of:=(PI())*0.005/(0.2^2)*[.D23]+(1-2*(PI())*0.005/(0.2^2))*[.E23]+(PI())*0.005/(0.2^2)*[.F23]" office:value-type="float" office:value="0.0266347437986717" calcext:value-type="float">
            <text:p>0.026634743798672</text:p>
          </table:table-cell>
          <table:table-cell table:formula="of:=(PI())*0.005/(0.2^2)*[.E23]+(1-2*(PI())*0.005/(0.2^2))*[.F23]+(PI())*0.005/(0.2^2)*[.G23]" office:value-type="float" office:value="0.0164611769492246" calcext:value-type="float">
            <text:p>0.016461176949225</text:p>
          </table:table-cell>
          <table:table-cell table:formula="of:=(PI())*0.005/(0.2^2)*[.F23]+(1-2*(PI())*0.005/(0.2^2))*[.G23]+(PI())*0.005/(0.2^2)*[.H23]" office:value-type="float" office:value="0" calcext:value-type="float">
            <text:p>0</text:p>
          </table:table-cell>
          <table:table-cell table:formula="of:=(PI())*0.005/(0.2^2)*[.G23]+(1-2*(PI())*0.005/(0.2^2))*[.H23]+(PI())*0.005/(0.2^2)*[.I23]" office:value-type="float" office:value="-0.0164611769492246" calcext:value-type="float">
            <text:p>-0.016461176949225</text:p>
          </table:table-cell>
          <table:table-cell table:formula="of:=(PI())*0.005/(0.2^2)*[.H23]+(1-2*(PI())*0.005/(0.2^2))*[.I23]+(PI())*0.005/(0.2^2)*[.J23]" office:value-type="float" office:value="-0.0266347437986717" calcext:value-type="float">
            <text:p>-0.026634743798672</text:p>
          </table:table-cell>
          <table:table-cell table:formula="of:=(PI())*0.005/(0.2^2)*[.I23]+(1-2*(PI())*0.005/(0.2^2))*[.J23]+(PI())*0.005/(0.2^2)*[.K23]" office:value-type="float" office:value="-0.0266347437986717" calcext:value-type="float">
            <text:p>-0.026634743798672</text:p>
          </table:table-cell>
          <table:table-cell table:formula="of:=(PI())*0.005/(0.2^2)*[.J23]+(1-2*(PI())*0.005/(0.2^2))*[.K23]+(PI())*0.005/(0.2^2)*[.L23]" office:value-type="float" office:value="-0.0164611769492246" calcext:value-type="float">
            <text:p>-0.01646117694922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24]+0.005" office:value-type="float" office:value="0.115" calcext:value-type="float">
            <text:p>0.115</text:p>
          </table:table-cell>
          <table:table-cell office:value-type="float" office:value="0" calcext:value-type="float">
            <text:p>0</text:p>
          </table:table-cell>
          <table:table-cell table:formula="of:=(PI())*0.005/(0.2^2)*[.B24]+(1-2*(PI())*0.005/(0.2^2))*[.C24]+(PI())*0.005/(0.2^2)*[.D24]" office:value-type="float" office:value="0.0139920382369623" calcext:value-type="float">
            <text:p>0.013992038236962</text:p>
          </table:table-cell>
          <table:table-cell table:formula="of:=(PI())*0.005/(0.2^2)*[.C24]+(1-2*(PI())*0.005/(0.2^2))*[.D24]+(PI())*0.005/(0.2^2)*[.E24]" office:value-type="float" office:value="0.0226395934392932" calcext:value-type="float">
            <text:p>0.022639593439293</text:p>
          </table:table-cell>
          <table:table-cell table:formula="of:=(PI())*0.005/(0.2^2)*[.D24]+(1-2*(PI())*0.005/(0.2^2))*[.E24]+(PI())*0.005/(0.2^2)*[.F24]" office:value-type="float" office:value="0.0226395934392932" calcext:value-type="float">
            <text:p>0.022639593439293</text:p>
          </table:table-cell>
          <table:table-cell table:formula="of:=(PI())*0.005/(0.2^2)*[.E24]+(1-2*(PI())*0.005/(0.2^2))*[.F24]+(PI())*0.005/(0.2^2)*[.G24]" office:value-type="float" office:value="0.0139920382369623" calcext:value-type="float">
            <text:p>0.013992038236962</text:p>
          </table:table-cell>
          <table:table-cell table:formula="of:=(PI())*0.005/(0.2^2)*[.F24]+(1-2*(PI())*0.005/(0.2^2))*[.G24]+(PI())*0.005/(0.2^2)*[.H24]" office:value-type="float" office:value="0" calcext:value-type="float">
            <text:p>0</text:p>
          </table:table-cell>
          <table:table-cell table:formula="of:=(PI())*0.005/(0.2^2)*[.G24]+(1-2*(PI())*0.005/(0.2^2))*[.H24]+(PI())*0.005/(0.2^2)*[.I24]" office:value-type="float" office:value="-0.0139920382369623" calcext:value-type="float">
            <text:p>-0.013992038236962</text:p>
          </table:table-cell>
          <table:table-cell table:formula="of:=(PI())*0.005/(0.2^2)*[.H24]+(1-2*(PI())*0.005/(0.2^2))*[.I24]+(PI())*0.005/(0.2^2)*[.J24]" office:value-type="float" office:value="-0.0226395934392932" calcext:value-type="float">
            <text:p>-0.022639593439293</text:p>
          </table:table-cell>
          <table:table-cell table:formula="of:=(PI())*0.005/(0.2^2)*[.I24]+(1-2*(PI())*0.005/(0.2^2))*[.J24]+(PI())*0.005/(0.2^2)*[.K24]" office:value-type="float" office:value="-0.0226395934392932" calcext:value-type="float">
            <text:p>-0.022639593439293</text:p>
          </table:table-cell>
          <table:table-cell table:formula="of:=(PI())*0.005/(0.2^2)*[.J24]+(1-2*(PI())*0.005/(0.2^2))*[.K24]+(PI())*0.005/(0.2^2)*[.L24]" office:value-type="float" office:value="-0.0139920382369623" calcext:value-type="float">
            <text:p>-0.01399203823696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25]+0.005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(PI())*0.005/(0.2^2)*[.B25]+(1-2*(PI())*0.005/(0.2^2))*[.C25]+(PI())*0.005/(0.2^2)*[.D25]" office:value-type="float" office:value="0.0118932646571082" calcext:value-type="float">
            <text:p>0.011893264657108</text:p>
          </table:table-cell>
          <table:table-cell table:formula="of:=(PI())*0.005/(0.2^2)*[.C25]+(1-2*(PI())*0.005/(0.2^2))*[.D25]+(PI())*0.005/(0.2^2)*[.E25]" office:value-type="float" office:value="0.0192437064523989" calcext:value-type="float">
            <text:p>0.019243706452399</text:p>
          </table:table-cell>
          <table:table-cell table:formula="of:=(PI())*0.005/(0.2^2)*[.D25]+(1-2*(PI())*0.005/(0.2^2))*[.E25]+(PI())*0.005/(0.2^2)*[.F25]" office:value-type="float" office:value="0.0192437064523989" calcext:value-type="float">
            <text:p>0.019243706452399</text:p>
          </table:table-cell>
          <table:table-cell table:formula="of:=(PI())*0.005/(0.2^2)*[.E25]+(1-2*(PI())*0.005/(0.2^2))*[.F25]+(PI())*0.005/(0.2^2)*[.G25]" office:value-type="float" office:value="0.0118932646571082" calcext:value-type="float">
            <text:p>0.011893264657108</text:p>
          </table:table-cell>
          <table:table-cell table:formula="of:=(PI())*0.005/(0.2^2)*[.F25]+(1-2*(PI())*0.005/(0.2^2))*[.G25]+(PI())*0.005/(0.2^2)*[.H25]" office:value-type="float" office:value="0" calcext:value-type="float">
            <text:p>0</text:p>
          </table:table-cell>
          <table:table-cell table:formula="of:=(PI())*0.005/(0.2^2)*[.G25]+(1-2*(PI())*0.005/(0.2^2))*[.H25]+(PI())*0.005/(0.2^2)*[.I25]" office:value-type="float" office:value="-0.0118932646571082" calcext:value-type="float">
            <text:p>-0.011893264657108</text:p>
          </table:table-cell>
          <table:table-cell table:formula="of:=(PI())*0.005/(0.2^2)*[.H25]+(1-2*(PI())*0.005/(0.2^2))*[.I25]+(PI())*0.005/(0.2^2)*[.J25]" office:value-type="float" office:value="-0.0192437064523989" calcext:value-type="float">
            <text:p>-0.019243706452399</text:p>
          </table:table-cell>
          <table:table-cell table:formula="of:=(PI())*0.005/(0.2^2)*[.I25]+(1-2*(PI())*0.005/(0.2^2))*[.J25]+(PI())*0.005/(0.2^2)*[.K25]" office:value-type="float" office:value="-0.0192437064523989" calcext:value-type="float">
            <text:p>-0.019243706452399</text:p>
          </table:table-cell>
          <table:table-cell table:formula="of:=(PI())*0.005/(0.2^2)*[.J25]+(1-2*(PI())*0.005/(0.2^2))*[.K25]+(PI())*0.005/(0.2^2)*[.L25]" office:value-type="float" office:value="-0.0118932646571082" calcext:value-type="float">
            <text:p>-0.0118932646571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26]+0.005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(PI())*0.005/(0.2^2)*[.B26]+(1-2*(PI())*0.005/(0.2^2))*[.C26]+(PI())*0.005/(0.2^2)*[.D26]" office:value-type="float" office:value="0.0101093022909525" calcext:value-type="float">
            <text:p>0.010109302290953</text:p>
          </table:table-cell>
          <table:table-cell table:formula="of:=(PI())*0.005/(0.2^2)*[.C26]+(1-2*(PI())*0.005/(0.2^2))*[.D26]+(PI())*0.005/(0.2^2)*[.E26]" office:value-type="float" office:value="0.0163571947093083" calcext:value-type="float">
            <text:p>0.016357194709308</text:p>
          </table:table-cell>
          <table:table-cell table:formula="of:=(PI())*0.005/(0.2^2)*[.D26]+(1-2*(PI())*0.005/(0.2^2))*[.E26]+(PI())*0.005/(0.2^2)*[.F26]" office:value-type="float" office:value="0.0163571947093083" calcext:value-type="float">
            <text:p>0.016357194709308</text:p>
          </table:table-cell>
          <table:table-cell table:formula="of:=(PI())*0.005/(0.2^2)*[.E26]+(1-2*(PI())*0.005/(0.2^2))*[.F26]+(PI())*0.005/(0.2^2)*[.G26]" office:value-type="float" office:value="0.0101093022909525" calcext:value-type="float">
            <text:p>0.010109302290953</text:p>
          </table:table-cell>
          <table:table-cell table:formula="of:=(PI())*0.005/(0.2^2)*[.F26]+(1-2*(PI())*0.005/(0.2^2))*[.G26]+(PI())*0.005/(0.2^2)*[.H26]" office:value-type="float" office:value="0" calcext:value-type="float">
            <text:p>0</text:p>
          </table:table-cell>
          <table:table-cell table:formula="of:=(PI())*0.005/(0.2^2)*[.G26]+(1-2*(PI())*0.005/(0.2^2))*[.H26]+(PI())*0.005/(0.2^2)*[.I26]" office:value-type="float" office:value="-0.0101093022909525" calcext:value-type="float">
            <text:p>-0.010109302290953</text:p>
          </table:table-cell>
          <table:table-cell table:formula="of:=(PI())*0.005/(0.2^2)*[.H26]+(1-2*(PI())*0.005/(0.2^2))*[.I26]+(PI())*0.005/(0.2^2)*[.J26]" office:value-type="float" office:value="-0.0163571947093083" calcext:value-type="float">
            <text:p>-0.016357194709308</text:p>
          </table:table-cell>
          <table:table-cell table:formula="of:=(PI())*0.005/(0.2^2)*[.I26]+(1-2*(PI())*0.005/(0.2^2))*[.J26]+(PI())*0.005/(0.2^2)*[.K26]" office:value-type="float" office:value="-0.0163571947093083" calcext:value-type="float">
            <text:p>-0.016357194709308</text:p>
          </table:table-cell>
          <table:table-cell table:formula="of:=(PI())*0.005/(0.2^2)*[.J26]+(1-2*(PI())*0.005/(0.2^2))*[.K26]+(PI())*0.005/(0.2^2)*[.L26]" office:value-type="float" office:value="-0.0101093022909525" calcext:value-type="float">
            <text:p>-0.01010930229095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27]+0.005"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formula="of:=(PI())*0.005/(0.2^2)*[.B27]+(1-2*(PI())*0.005/(0.2^2))*[.C27]+(PI())*0.005/(0.2^2)*[.D27]" office:value-type="float" office:value="0.00859293017992137" calcext:value-type="float">
            <text:p>0.008592930179921</text:p>
          </table:table-cell>
          <table:table-cell table:formula="of:=(PI())*0.005/(0.2^2)*[.C27]+(1-2*(PI())*0.005/(0.2^2))*[.D27]+(PI())*0.005/(0.2^2)*[.E27]" office:value-type="float" office:value="0.0139036530940675" calcext:value-type="float">
            <text:p>0.013903653094068</text:p>
          </table:table-cell>
          <table:table-cell table:formula="of:=(PI())*0.005/(0.2^2)*[.D27]+(1-2*(PI())*0.005/(0.2^2))*[.E27]+(PI())*0.005/(0.2^2)*[.F27]" office:value-type="float" office:value="0.0139036530940675" calcext:value-type="float">
            <text:p>0.013903653094068</text:p>
          </table:table-cell>
          <table:table-cell table:formula="of:=(PI())*0.005/(0.2^2)*[.E27]+(1-2*(PI())*0.005/(0.2^2))*[.F27]+(PI())*0.005/(0.2^2)*[.G27]" office:value-type="float" office:value="0.00859293017992137" calcext:value-type="float">
            <text:p>0.008592930179921</text:p>
          </table:table-cell>
          <table:table-cell table:formula="of:=(PI())*0.005/(0.2^2)*[.F27]+(1-2*(PI())*0.005/(0.2^2))*[.G27]+(PI())*0.005/(0.2^2)*[.H27]" office:value-type="float" office:value="0" calcext:value-type="float">
            <text:p>0</text:p>
          </table:table-cell>
          <table:table-cell table:formula="of:=(PI())*0.005/(0.2^2)*[.G27]+(1-2*(PI())*0.005/(0.2^2))*[.H27]+(PI())*0.005/(0.2^2)*[.I27]" office:value-type="float" office:value="-0.00859293017992137" calcext:value-type="float">
            <text:p>-0.008592930179921</text:p>
          </table:table-cell>
          <table:table-cell table:formula="of:=(PI())*0.005/(0.2^2)*[.H27]+(1-2*(PI())*0.005/(0.2^2))*[.I27]+(PI())*0.005/(0.2^2)*[.J27]" office:value-type="float" office:value="-0.0139036530940675" calcext:value-type="float">
            <text:p>-0.013903653094068</text:p>
          </table:table-cell>
          <table:table-cell table:formula="of:=(PI())*0.005/(0.2^2)*[.I27]+(1-2*(PI())*0.005/(0.2^2))*[.J27]+(PI())*0.005/(0.2^2)*[.K27]" office:value-type="float" office:value="-0.0139036530940675" calcext:value-type="float">
            <text:p>-0.013903653094068</text:p>
          </table:table-cell>
          <table:table-cell table:formula="of:=(PI())*0.005/(0.2^2)*[.J27]+(1-2*(PI())*0.005/(0.2^2))*[.K27]+(PI())*0.005/(0.2^2)*[.L27]" office:value-type="float" office:value="-0.00859293017992137" calcext:value-type="float">
            <text:p>-0.00859293017992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28]+0.005" office:value-type="float" office:value="0.135" calcext:value-type="float">
            <text:p>0.135</text:p>
          </table:table-cell>
          <table:table-cell office:value-type="float" office:value="0" calcext:value-type="float">
            <text:p>0</text:p>
          </table:table-cell>
          <table:table-cell table:formula="of:=(PI())*0.005/(0.2^2)*[.B28]+(1-2*(PI())*0.005/(0.2^2))*[.C28]+(PI())*0.005/(0.2^2)*[.D28]" office:value-type="float" office:value="0.00730401040070657" calcext:value-type="float">
            <text:p>0.007304010400707</text:p>
          </table:table-cell>
          <table:table-cell table:formula="of:=(PI())*0.005/(0.2^2)*[.C28]+(1-2*(PI())*0.005/(0.2^2))*[.D28]+(PI())*0.005/(0.2^2)*[.E28]" office:value-type="float" office:value="0.011818137082526" calcext:value-type="float">
            <text:p>0.011818137082526</text:p>
          </table:table-cell>
          <table:table-cell table:formula="of:=(PI())*0.005/(0.2^2)*[.D28]+(1-2*(PI())*0.005/(0.2^2))*[.E28]+(PI())*0.005/(0.2^2)*[.F28]" office:value-type="float" office:value="0.011818137082526" calcext:value-type="float">
            <text:p>0.011818137082526</text:p>
          </table:table-cell>
          <table:table-cell table:formula="of:=(PI())*0.005/(0.2^2)*[.E28]+(1-2*(PI())*0.005/(0.2^2))*[.F28]+(PI())*0.005/(0.2^2)*[.G28]" office:value-type="float" office:value="0.00730401040070657" calcext:value-type="float">
            <text:p>0.007304010400707</text:p>
          </table:table-cell>
          <table:table-cell table:formula="of:=(PI())*0.005/(0.2^2)*[.F28]+(1-2*(PI())*0.005/(0.2^2))*[.G28]+(PI())*0.005/(0.2^2)*[.H28]" office:value-type="float" office:value="0" calcext:value-type="float">
            <text:p>0</text:p>
          </table:table-cell>
          <table:table-cell table:formula="of:=(PI())*0.005/(0.2^2)*[.G28]+(1-2*(PI())*0.005/(0.2^2))*[.H28]+(PI())*0.005/(0.2^2)*[.I28]" office:value-type="float" office:value="-0.00730401040070657" calcext:value-type="float">
            <text:p>-0.007304010400707</text:p>
          </table:table-cell>
          <table:table-cell table:formula="of:=(PI())*0.005/(0.2^2)*[.H28]+(1-2*(PI())*0.005/(0.2^2))*[.I28]+(PI())*0.005/(0.2^2)*[.J28]" office:value-type="float" office:value="-0.011818137082526" calcext:value-type="float">
            <text:p>-0.011818137082526</text:p>
          </table:table-cell>
          <table:table-cell table:formula="of:=(PI())*0.005/(0.2^2)*[.I28]+(1-2*(PI())*0.005/(0.2^2))*[.J28]+(PI())*0.005/(0.2^2)*[.K28]" office:value-type="float" office:value="-0.011818137082526" calcext:value-type="float">
            <text:p>-0.011818137082526</text:p>
          </table:table-cell>
          <table:table-cell table:formula="of:=(PI())*0.005/(0.2^2)*[.J28]+(1-2*(PI())*0.005/(0.2^2))*[.K28]+(PI())*0.005/(0.2^2)*[.L28]" office:value-type="float" office:value="-0.00730401040070657" calcext:value-type="float">
            <text:p>-0.00730401040070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29]+0.005"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formula="of:=(PI())*0.005/(0.2^2)*[.B29]+(1-2*(PI())*0.005/(0.2^2))*[.C29]+(PI())*0.005/(0.2^2)*[.D29]" office:value-type="float" office:value="0.00620842562625335" calcext:value-type="float">
            <text:p>0.006208425626253</text:p>
          </table:table-cell>
          <table:table-cell table:formula="of:=(PI())*0.005/(0.2^2)*[.C29]+(1-2*(PI())*0.005/(0.2^2))*[.D29]+(PI())*0.005/(0.2^2)*[.E29]" office:value-type="float" office:value="0.0100454436799038" calcext:value-type="float">
            <text:p>0.010045443679904</text:p>
          </table:table-cell>
          <table:table-cell table:formula="of:=(PI())*0.005/(0.2^2)*[.D29]+(1-2*(PI())*0.005/(0.2^2))*[.E29]+(PI())*0.005/(0.2^2)*[.F29]" office:value-type="float" office:value="0.0100454436799038" calcext:value-type="float">
            <text:p>0.010045443679904</text:p>
          </table:table-cell>
          <table:table-cell table:formula="of:=(PI())*0.005/(0.2^2)*[.E29]+(1-2*(PI())*0.005/(0.2^2))*[.F29]+(PI())*0.005/(0.2^2)*[.G29]" office:value-type="float" office:value="0.00620842562625335" calcext:value-type="float">
            <text:p>0.006208425626253</text:p>
          </table:table-cell>
          <table:table-cell table:formula="of:=(PI())*0.005/(0.2^2)*[.F29]+(1-2*(PI())*0.005/(0.2^2))*[.G29]+(PI())*0.005/(0.2^2)*[.H29]" office:value-type="float" office:value="0" calcext:value-type="float">
            <text:p>0</text:p>
          </table:table-cell>
          <table:table-cell table:formula="of:=(PI())*0.005/(0.2^2)*[.G29]+(1-2*(PI())*0.005/(0.2^2))*[.H29]+(PI())*0.005/(0.2^2)*[.I29]" office:value-type="float" office:value="-0.00620842562625335" calcext:value-type="float">
            <text:p>-0.006208425626253</text:p>
          </table:table-cell>
          <table:table-cell table:formula="of:=(PI())*0.005/(0.2^2)*[.H29]+(1-2*(PI())*0.005/(0.2^2))*[.I29]+(PI())*0.005/(0.2^2)*[.J29]" office:value-type="float" office:value="-0.0100454436799038" calcext:value-type="float">
            <text:p>-0.010045443679904</text:p>
          </table:table-cell>
          <table:table-cell table:formula="of:=(PI())*0.005/(0.2^2)*[.I29]+(1-2*(PI())*0.005/(0.2^2))*[.J29]+(PI())*0.005/(0.2^2)*[.K29]" office:value-type="float" office:value="-0.0100454436799038" calcext:value-type="float">
            <text:p>-0.010045443679904</text:p>
          </table:table-cell>
          <table:table-cell table:formula="of:=(PI())*0.005/(0.2^2)*[.J29]+(1-2*(PI())*0.005/(0.2^2))*[.K29]+(PI())*0.005/(0.2^2)*[.L29]" office:value-type="float" office:value="-0.00620842562625335" calcext:value-type="float">
            <text:p>-0.00620842562625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30]+0.005" office:value-type="float" office:value="0.145" calcext:value-type="float">
            <text:p>0.145</text:p>
          </table:table-cell>
          <table:table-cell office:value-type="float" office:value="0" calcext:value-type="float">
            <text:p>0</text:p>
          </table:table-cell>
          <table:table-cell table:formula="of:=(PI())*0.005/(0.2^2)*[.B30]+(1-2*(PI())*0.005/(0.2^2))*[.C30]+(PI())*0.005/(0.2^2)*[.D30]" office:value-type="float" office:value="0.00527717605015878" calcext:value-type="float">
            <text:p>0.005277176050159</text:p>
          </table:table-cell>
          <table:table-cell table:formula="of:=(PI())*0.005/(0.2^2)*[.C30]+(1-2*(PI())*0.005/(0.2^2))*[.D30]+(PI())*0.005/(0.2^2)*[.E30]" office:value-type="float" office:value="0.00853865021377383" calcext:value-type="float">
            <text:p>0.008538650213774</text:p>
          </table:table-cell>
          <table:table-cell table:formula="of:=(PI())*0.005/(0.2^2)*[.D30]+(1-2*(PI())*0.005/(0.2^2))*[.E30]+(PI())*0.005/(0.2^2)*[.F30]" office:value-type="float" office:value="0.00853865021377383" calcext:value-type="float">
            <text:p>0.008538650213774</text:p>
          </table:table-cell>
          <table:table-cell table:formula="of:=(PI())*0.005/(0.2^2)*[.E30]+(1-2*(PI())*0.005/(0.2^2))*[.F30]+(PI())*0.005/(0.2^2)*[.G30]" office:value-type="float" office:value="0.00527717605015878" calcext:value-type="float">
            <text:p>0.005277176050159</text:p>
          </table:table-cell>
          <table:table-cell table:formula="of:=(PI())*0.005/(0.2^2)*[.F30]+(1-2*(PI())*0.005/(0.2^2))*[.G30]+(PI())*0.005/(0.2^2)*[.H30]" office:value-type="float" office:value="0" calcext:value-type="float">
            <text:p>0</text:p>
          </table:table-cell>
          <table:table-cell table:formula="of:=(PI())*0.005/(0.2^2)*[.G30]+(1-2*(PI())*0.005/(0.2^2))*[.H30]+(PI())*0.005/(0.2^2)*[.I30]" office:value-type="float" office:value="-0.00527717605015878" calcext:value-type="float">
            <text:p>-0.005277176050159</text:p>
          </table:table-cell>
          <table:table-cell table:formula="of:=(PI())*0.005/(0.2^2)*[.H30]+(1-2*(PI())*0.005/(0.2^2))*[.I30]+(PI())*0.005/(0.2^2)*[.J30]" office:value-type="float" office:value="-0.00853865021377383" calcext:value-type="float">
            <text:p>-0.008538650213774</text:p>
          </table:table-cell>
          <table:table-cell table:formula="of:=(PI())*0.005/(0.2^2)*[.I30]+(1-2*(PI())*0.005/(0.2^2))*[.J30]+(PI())*0.005/(0.2^2)*[.K30]" office:value-type="float" office:value="-0.00853865021377383" calcext:value-type="float">
            <text:p>-0.008538650213774</text:p>
          </table:table-cell>
          <table:table-cell table:formula="of:=(PI())*0.005/(0.2^2)*[.J30]+(1-2*(PI())*0.005/(0.2^2))*[.K30]+(PI())*0.005/(0.2^2)*[.L30]" office:value-type="float" office:value="-0.00527717605015878" calcext:value-type="float">
            <text:p>-0.00527717605015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31]+0.005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(PI())*0.005/(0.2^2)*[.B31]+(1-2*(PI())*0.005/(0.2^2))*[.C31]+(PI())*0.005/(0.2^2)*[.D31]" office:value-type="float" office:value="0.00448561177033467" calcext:value-type="float">
            <text:p>0.004485611770335</text:p>
          </table:table-cell>
          <table:table-cell table:formula="of:=(PI())*0.005/(0.2^2)*[.C31]+(1-2*(PI())*0.005/(0.2^2))*[.D31]+(PI())*0.005/(0.2^2)*[.E31]" office:value-type="float" office:value="0.00725787230473809" calcext:value-type="float">
            <text:p>0.007257872304738</text:p>
          </table:table-cell>
          <table:table-cell table:formula="of:=(PI())*0.005/(0.2^2)*[.D31]+(1-2*(PI())*0.005/(0.2^2))*[.E31]+(PI())*0.005/(0.2^2)*[.F31]" office:value-type="float" office:value="0.00725787230473809" calcext:value-type="float">
            <text:p>0.007257872304738</text:p>
          </table:table-cell>
          <table:table-cell table:formula="of:=(PI())*0.005/(0.2^2)*[.E31]+(1-2*(PI())*0.005/(0.2^2))*[.F31]+(PI())*0.005/(0.2^2)*[.G31]" office:value-type="float" office:value="0.00448561177033467" calcext:value-type="float">
            <text:p>0.004485611770335</text:p>
          </table:table-cell>
          <table:table-cell table:formula="of:=(PI())*0.005/(0.2^2)*[.F31]+(1-2*(PI())*0.005/(0.2^2))*[.G31]+(PI())*0.005/(0.2^2)*[.H31]" office:value-type="float" office:value="0" calcext:value-type="float">
            <text:p>0</text:p>
          </table:table-cell>
          <table:table-cell table:formula="of:=(PI())*0.005/(0.2^2)*[.G31]+(1-2*(PI())*0.005/(0.2^2))*[.H31]+(PI())*0.005/(0.2^2)*[.I31]" office:value-type="float" office:value="-0.00448561177033467" calcext:value-type="float">
            <text:p>-0.004485611770335</text:p>
          </table:table-cell>
          <table:table-cell table:formula="of:=(PI())*0.005/(0.2^2)*[.H31]+(1-2*(PI())*0.005/(0.2^2))*[.I31]+(PI())*0.005/(0.2^2)*[.J31]" office:value-type="float" office:value="-0.00725787230473809" calcext:value-type="float">
            <text:p>-0.007257872304738</text:p>
          </table:table-cell>
          <table:table-cell table:formula="of:=(PI())*0.005/(0.2^2)*[.I31]+(1-2*(PI())*0.005/(0.2^2))*[.J31]+(PI())*0.005/(0.2^2)*[.K31]" office:value-type="float" office:value="-0.00725787230473809" calcext:value-type="float">
            <text:p>-0.007257872304738</text:p>
          </table:table-cell>
          <table:table-cell table:formula="of:=(PI())*0.005/(0.2^2)*[.J31]+(1-2*(PI())*0.005/(0.2^2))*[.K31]+(PI())*0.005/(0.2^2)*[.L31]" office:value-type="float" office:value="-0.00448561177033467" calcext:value-type="float">
            <text:p>-0.00448561177033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32]+0.005" office:value-type="float" office:value="0.155" calcext:value-type="float">
            <text:p>0.155</text:p>
          </table:table-cell>
          <table:table-cell office:value-type="float" office:value="0" calcext:value-type="float">
            <text:p>0</text:p>
          </table:table-cell>
          <table:table-cell table:formula="of:=(PI())*0.005/(0.2^2)*[.B32]+(1-2*(PI())*0.005/(0.2^2))*[.C32]+(PI())*0.005/(0.2^2)*[.D32]" office:value-type="float" office:value="0.00381278031335709" calcext:value-type="float">
            <text:p>0.003812780313357</text:p>
          </table:table-cell>
          <table:table-cell table:formula="of:=(PI())*0.005/(0.2^2)*[.C32]+(1-2*(PI())*0.005/(0.2^2))*[.D32]+(PI())*0.005/(0.2^2)*[.E32]" office:value-type="float" office:value="0.00616920813864825" calcext:value-type="float">
            <text:p>0.006169208138648</text:p>
          </table:table-cell>
          <table:table-cell table:formula="of:=(PI())*0.005/(0.2^2)*[.D32]+(1-2*(PI())*0.005/(0.2^2))*[.E32]+(PI())*0.005/(0.2^2)*[.F32]" office:value-type="float" office:value="0.00616920813864825" calcext:value-type="float">
            <text:p>0.006169208138648</text:p>
          </table:table-cell>
          <table:table-cell table:formula="of:=(PI())*0.005/(0.2^2)*[.E32]+(1-2*(PI())*0.005/(0.2^2))*[.F32]+(PI())*0.005/(0.2^2)*[.G32]" office:value-type="float" office:value="0.00381278031335709" calcext:value-type="float">
            <text:p>0.003812780313357</text:p>
          </table:table-cell>
          <table:table-cell table:formula="of:=(PI())*0.005/(0.2^2)*[.F32]+(1-2*(PI())*0.005/(0.2^2))*[.G32]+(PI())*0.005/(0.2^2)*[.H32]" office:value-type="float" office:value="0" calcext:value-type="float">
            <text:p>0</text:p>
          </table:table-cell>
          <table:table-cell table:formula="of:=(PI())*0.005/(0.2^2)*[.G32]+(1-2*(PI())*0.005/(0.2^2))*[.H32]+(PI())*0.005/(0.2^2)*[.I32]" office:value-type="float" office:value="-0.00381278031335709" calcext:value-type="float">
            <text:p>-0.003812780313357</text:p>
          </table:table-cell>
          <table:table-cell table:formula="of:=(PI())*0.005/(0.2^2)*[.H32]+(1-2*(PI())*0.005/(0.2^2))*[.I32]+(PI())*0.005/(0.2^2)*[.J32]" office:value-type="float" office:value="-0.00616920813864825" calcext:value-type="float">
            <text:p>-0.006169208138648</text:p>
          </table:table-cell>
          <table:table-cell table:formula="of:=(PI())*0.005/(0.2^2)*[.I32]+(1-2*(PI())*0.005/(0.2^2))*[.J32]+(PI())*0.005/(0.2^2)*[.K32]" office:value-type="float" office:value="-0.00616920813864825" calcext:value-type="float">
            <text:p>-0.006169208138648</text:p>
          </table:table-cell>
          <table:table-cell table:formula="of:=(PI())*0.005/(0.2^2)*[.J32]+(1-2*(PI())*0.005/(0.2^2))*[.K32]+(PI())*0.005/(0.2^2)*[.L32]" office:value-type="float" office:value="-0.00381278031335709" calcext:value-type="float">
            <text:p>-0.00381278031335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33]+0.005"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(PI())*0.005/(0.2^2)*[.B33]+(1-2*(PI())*0.005/(0.2^2))*[.C33]+(PI())*0.005/(0.2^2)*[.D33]" office:value-type="float" office:value="0.00324087202866395" calcext:value-type="float">
            <text:p>0.003240872028664</text:p>
          </table:table-cell>
          <table:table-cell table:formula="of:=(PI())*0.005/(0.2^2)*[.C33]+(1-2*(PI())*0.005/(0.2^2))*[.D33]+(PI())*0.005/(0.2^2)*[.E33]" office:value-type="float" office:value="0.00524384109556709" calcext:value-type="float">
            <text:p>0.005243841095567</text:p>
          </table:table-cell>
          <table:table-cell table:formula="of:=(PI())*0.005/(0.2^2)*[.D33]+(1-2*(PI())*0.005/(0.2^2))*[.E33]+(PI())*0.005/(0.2^2)*[.F33]" office:value-type="float" office:value="0.00524384109556709" calcext:value-type="float">
            <text:p>0.005243841095567</text:p>
          </table:table-cell>
          <table:table-cell table:formula="of:=(PI())*0.005/(0.2^2)*[.E33]+(1-2*(PI())*0.005/(0.2^2))*[.F33]+(PI())*0.005/(0.2^2)*[.G33]" office:value-type="float" office:value="0.00324087202866395" calcext:value-type="float">
            <text:p>0.003240872028664</text:p>
          </table:table-cell>
          <table:table-cell table:formula="of:=(PI())*0.005/(0.2^2)*[.F33]+(1-2*(PI())*0.005/(0.2^2))*[.G33]+(PI())*0.005/(0.2^2)*[.H33]" office:value-type="float" office:value="0" calcext:value-type="float">
            <text:p>0</text:p>
          </table:table-cell>
          <table:table-cell table:formula="of:=(PI())*0.005/(0.2^2)*[.G33]+(1-2*(PI())*0.005/(0.2^2))*[.H33]+(PI())*0.005/(0.2^2)*[.I33]" office:value-type="float" office:value="-0.00324087202866395" calcext:value-type="float">
            <text:p>-0.003240872028664</text:p>
          </table:table-cell>
          <table:table-cell table:formula="of:=(PI())*0.005/(0.2^2)*[.H33]+(1-2*(PI())*0.005/(0.2^2))*[.I33]+(PI())*0.005/(0.2^2)*[.J33]" office:value-type="float" office:value="-0.00524384109556709" calcext:value-type="float">
            <text:p>-0.005243841095567</text:p>
          </table:table-cell>
          <table:table-cell table:formula="of:=(PI())*0.005/(0.2^2)*[.I33]+(1-2*(PI())*0.005/(0.2^2))*[.J33]+(PI())*0.005/(0.2^2)*[.K33]" office:value-type="float" office:value="-0.00524384109556709" calcext:value-type="float">
            <text:p>-0.005243841095567</text:p>
          </table:table-cell>
          <table:table-cell table:formula="of:=(PI())*0.005/(0.2^2)*[.J33]+(1-2*(PI())*0.005/(0.2^2))*[.K33]+(PI())*0.005/(0.2^2)*[.L33]" office:value-type="float" office:value="-0.00324087202866395" calcext:value-type="float">
            <text:p>-0.00324087202866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34]+0.005" office:value-type="float" office:value="0.165" calcext:value-type="float">
            <text:p>0.165</text:p>
          </table:table-cell>
          <table:table-cell office:value-type="float" office:value="0" calcext:value-type="float">
            <text:p>0</text:p>
          </table:table-cell>
          <table:table-cell table:formula="of:=(PI())*0.005/(0.2^2)*[.B34]+(1-2*(PI())*0.005/(0.2^2))*[.C34]+(PI())*0.005/(0.2^2)*[.D34]" office:value-type="float" office:value="0.00275474867234835" calcext:value-type="float">
            <text:p>0.002754748672348</text:p>
          </table:table-cell>
          <table:table-cell table:formula="of:=(PI())*0.005/(0.2^2)*[.C34]+(1-2*(PI())*0.005/(0.2^2))*[.D34]+(PI())*0.005/(0.2^2)*[.E34]" office:value-type="float" office:value="0.00445727698232328" calcext:value-type="float">
            <text:p>0.004457276982323</text:p>
          </table:table-cell>
          <table:table-cell table:formula="of:=(PI())*0.005/(0.2^2)*[.D34]+(1-2*(PI())*0.005/(0.2^2))*[.E34]+(PI())*0.005/(0.2^2)*[.F34]" office:value-type="float" office:value="0.00445727698232328" calcext:value-type="float">
            <text:p>0.004457276982323</text:p>
          </table:table-cell>
          <table:table-cell table:formula="of:=(PI())*0.005/(0.2^2)*[.E34]+(1-2*(PI())*0.005/(0.2^2))*[.F34]+(PI())*0.005/(0.2^2)*[.G34]" office:value-type="float" office:value="0.00275474867234835" calcext:value-type="float">
            <text:p>0.002754748672348</text:p>
          </table:table-cell>
          <table:table-cell table:formula="of:=(PI())*0.005/(0.2^2)*[.F34]+(1-2*(PI())*0.005/(0.2^2))*[.G34]+(PI())*0.005/(0.2^2)*[.H34]" office:value-type="float" office:value="0" calcext:value-type="float">
            <text:p>0</text:p>
          </table:table-cell>
          <table:table-cell table:formula="of:=(PI())*0.005/(0.2^2)*[.G34]+(1-2*(PI())*0.005/(0.2^2))*[.H34]+(PI())*0.005/(0.2^2)*[.I34]" office:value-type="float" office:value="-0.00275474867234835" calcext:value-type="float">
            <text:p>-0.002754748672348</text:p>
          </table:table-cell>
          <table:table-cell table:formula="of:=(PI())*0.005/(0.2^2)*[.H34]+(1-2*(PI())*0.005/(0.2^2))*[.I34]+(PI())*0.005/(0.2^2)*[.J34]" office:value-type="float" office:value="-0.00445727698232328" calcext:value-type="float">
            <text:p>-0.004457276982323</text:p>
          </table:table-cell>
          <table:table-cell table:formula="of:=(PI())*0.005/(0.2^2)*[.I34]+(1-2*(PI())*0.005/(0.2^2))*[.J34]+(PI())*0.005/(0.2^2)*[.K34]" office:value-type="float" office:value="-0.00445727698232328" calcext:value-type="float">
            <text:p>-0.004457276982323</text:p>
          </table:table-cell>
          <table:table-cell table:formula="of:=(PI())*0.005/(0.2^2)*[.J34]+(1-2*(PI())*0.005/(0.2^2))*[.K34]+(PI())*0.005/(0.2^2)*[.L34]" office:value-type="float" office:value="-0.00275474867234835" calcext:value-type="float">
            <text:p>-0.00275474867234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35]+0.005"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formula="of:=(PI())*0.005/(0.2^2)*[.B35]+(1-2*(PI())*0.005/(0.2^2))*[.C35]+(PI())*0.005/(0.2^2)*[.D35]" office:value-type="float" office:value="0.00234154270229961" calcext:value-type="float">
            <text:p>0.0023415427023</text:p>
          </table:table-cell>
          <table:table-cell table:formula="of:=(PI())*0.005/(0.2^2)*[.C35]+(1-2*(PI())*0.005/(0.2^2))*[.D35]+(PI())*0.005/(0.2^2)*[.E35]" office:value-type="float" office:value="0.00378869567843004" calcext:value-type="float">
            <text:p>0.00378869567843</text:p>
          </table:table-cell>
          <table:table-cell table:formula="of:=(PI())*0.005/(0.2^2)*[.D35]+(1-2*(PI())*0.005/(0.2^2))*[.E35]+(PI())*0.005/(0.2^2)*[.F35]" office:value-type="float" office:value="0.00378869567843004" calcext:value-type="float">
            <text:p>0.00378869567843</text:p>
          </table:table-cell>
          <table:table-cell table:formula="of:=(PI())*0.005/(0.2^2)*[.E35]+(1-2*(PI())*0.005/(0.2^2))*[.F35]+(PI())*0.005/(0.2^2)*[.G35]" office:value-type="float" office:value="0.00234154270229961" calcext:value-type="float">
            <text:p>0.0023415427023</text:p>
          </table:table-cell>
          <table:table-cell table:formula="of:=(PI())*0.005/(0.2^2)*[.F35]+(1-2*(PI())*0.005/(0.2^2))*[.G35]+(PI())*0.005/(0.2^2)*[.H35]" office:value-type="float" office:value="0" calcext:value-type="float">
            <text:p>0</text:p>
          </table:table-cell>
          <table:table-cell table:formula="of:=(PI())*0.005/(0.2^2)*[.G35]+(1-2*(PI())*0.005/(0.2^2))*[.H35]+(PI())*0.005/(0.2^2)*[.I35]" office:value-type="float" office:value="-0.00234154270229961" calcext:value-type="float">
            <text:p>-0.0023415427023</text:p>
          </table:table-cell>
          <table:table-cell table:formula="of:=(PI())*0.005/(0.2^2)*[.H35]+(1-2*(PI())*0.005/(0.2^2))*[.I35]+(PI())*0.005/(0.2^2)*[.J35]" office:value-type="float" office:value="-0.00378869567843004" calcext:value-type="float">
            <text:p>-0.00378869567843</text:p>
          </table:table-cell>
          <table:table-cell table:formula="of:=(PI())*0.005/(0.2^2)*[.I35]+(1-2*(PI())*0.005/(0.2^2))*[.J35]+(PI())*0.005/(0.2^2)*[.K35]" office:value-type="float" office:value="-0.00378869567843004" calcext:value-type="float">
            <text:p>-0.00378869567843</text:p>
          </table:table-cell>
          <table:table-cell table:formula="of:=(PI())*0.005/(0.2^2)*[.J35]+(1-2*(PI())*0.005/(0.2^2))*[.K35]+(PI())*0.005/(0.2^2)*[.L35]" office:value-type="float" office:value="-0.00234154270229961" calcext:value-type="float">
            <text:p>-0.002341542702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36]+0.005"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formula="of:=(PI())*0.005/(0.2^2)*[.B36]+(1-2*(PI())*0.005/(0.2^2))*[.C36]+(PI())*0.005/(0.2^2)*[.D36]" office:value-type="float" office:value="0.0019903166781522" calcext:value-type="float">
            <text:p>0.001990316678152</text:p>
          </table:table-cell>
          <table:table-cell table:formula="of:=(PI())*0.005/(0.2^2)*[.C36]+(1-2*(PI())*0.005/(0.2^2))*[.D36]+(PI())*0.005/(0.2^2)*[.E36]" office:value-type="float" office:value="0.00322040003362604" calcext:value-type="float">
            <text:p>0.003220400033626</text:p>
          </table:table-cell>
          <table:table-cell table:formula="of:=(PI())*0.005/(0.2^2)*[.D36]+(1-2*(PI())*0.005/(0.2^2))*[.E36]+(PI())*0.005/(0.2^2)*[.F36]" office:value-type="float" office:value="0.00322040003362605" calcext:value-type="float">
            <text:p>0.003220400033626</text:p>
          </table:table-cell>
          <table:table-cell table:formula="of:=(PI())*0.005/(0.2^2)*[.E36]+(1-2*(PI())*0.005/(0.2^2))*[.F36]+(PI())*0.005/(0.2^2)*[.G36]" office:value-type="float" office:value="0.0019903166781522" calcext:value-type="float">
            <text:p>0.001990316678152</text:p>
          </table:table-cell>
          <table:table-cell table:formula="of:=(PI())*0.005/(0.2^2)*[.F36]+(1-2*(PI())*0.005/(0.2^2))*[.G36]+(PI())*0.005/(0.2^2)*[.H36]" office:value-type="float" office:value="0" calcext:value-type="float">
            <text:p>0</text:p>
          </table:table-cell>
          <table:table-cell table:formula="of:=(PI())*0.005/(0.2^2)*[.G36]+(1-2*(PI())*0.005/(0.2^2))*[.H36]+(PI())*0.005/(0.2^2)*[.I36]" office:value-type="float" office:value="-0.0019903166781522" calcext:value-type="float">
            <text:p>-0.001990316678152</text:p>
          </table:table-cell>
          <table:table-cell table:formula="of:=(PI())*0.005/(0.2^2)*[.H36]+(1-2*(PI())*0.005/(0.2^2))*[.I36]+(PI())*0.005/(0.2^2)*[.J36]" office:value-type="float" office:value="-0.00322040003362604" calcext:value-type="float">
            <text:p>-0.003220400033626</text:p>
          </table:table-cell>
          <table:table-cell table:formula="of:=(PI())*0.005/(0.2^2)*[.I36]+(1-2*(PI())*0.005/(0.2^2))*[.J36]+(PI())*0.005/(0.2^2)*[.K36]" office:value-type="float" office:value="-0.00322040003362605" calcext:value-type="float">
            <text:p>-0.003220400033626</text:p>
          </table:table-cell>
          <table:table-cell table:formula="of:=(PI())*0.005/(0.2^2)*[.J36]+(1-2*(PI())*0.005/(0.2^2))*[.K36]+(PI())*0.005/(0.2^2)*[.L36]" office:value-type="float" office:value="-0.0019903166781522" calcext:value-type="float">
            <text:p>-0.00199031667815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37]+0.005"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formula="of:=(PI())*0.005/(0.2^2)*[.B37]+(1-2*(PI())*0.005/(0.2^2))*[.C37]+(PI())*0.005/(0.2^2)*[.D37]" office:value-type="float" office:value="0.00169177375045964" calcext:value-type="float">
            <text:p>0.00169177375046</text:p>
          </table:table-cell>
          <table:table-cell table:formula="of:=(PI())*0.005/(0.2^2)*[.C37]+(1-2*(PI())*0.005/(0.2^2))*[.D37]+(PI())*0.005/(0.2^2)*[.E37]" office:value-type="float" office:value="0.00273734742951858" calcext:value-type="float">
            <text:p>0.002737347429519</text:p>
          </table:table-cell>
          <table:table-cell table:formula="of:=(PI())*0.005/(0.2^2)*[.D37]+(1-2*(PI())*0.005/(0.2^2))*[.E37]+(PI())*0.005/(0.2^2)*[.F37]" office:value-type="float" office:value="0.00273734742951858" calcext:value-type="float">
            <text:p>0.002737347429519</text:p>
          </table:table-cell>
          <table:table-cell table:formula="of:=(PI())*0.005/(0.2^2)*[.E37]+(1-2*(PI())*0.005/(0.2^2))*[.F37]+(PI())*0.005/(0.2^2)*[.G37]" office:value-type="float" office:value="0.00169177375045964" calcext:value-type="float">
            <text:p>0.00169177375046</text:p>
          </table:table-cell>
          <table:table-cell table:formula="of:=(PI())*0.005/(0.2^2)*[.F37]+(1-2*(PI())*0.005/(0.2^2))*[.G37]+(PI())*0.005/(0.2^2)*[.H37]" office:value-type="float" office:value="0" calcext:value-type="float">
            <text:p>0</text:p>
          </table:table-cell>
          <table:table-cell table:formula="of:=(PI())*0.005/(0.2^2)*[.G37]+(1-2*(PI())*0.005/(0.2^2))*[.H37]+(PI())*0.005/(0.2^2)*[.I37]" office:value-type="float" office:value="-0.00169177375045964" calcext:value-type="float">
            <text:p>-0.00169177375046</text:p>
          </table:table-cell>
          <table:table-cell table:formula="of:=(PI())*0.005/(0.2^2)*[.H37]+(1-2*(PI())*0.005/(0.2^2))*[.I37]+(PI())*0.005/(0.2^2)*[.J37]" office:value-type="float" office:value="-0.00273734742951858" calcext:value-type="float">
            <text:p>-0.002737347429519</text:p>
          </table:table-cell>
          <table:table-cell table:formula="of:=(PI())*0.005/(0.2^2)*[.I37]+(1-2*(PI())*0.005/(0.2^2))*[.J37]+(PI())*0.005/(0.2^2)*[.K37]" office:value-type="float" office:value="-0.00273734742951858" calcext:value-type="float">
            <text:p>-0.002737347429519</text:p>
          </table:table-cell>
          <table:table-cell table:formula="of:=(PI())*0.005/(0.2^2)*[.J37]+(1-2*(PI())*0.005/(0.2^2))*[.K37]+(PI())*0.005/(0.2^2)*[.L37]" office:value-type="float" office:value="-0.00169177375045964" calcext:value-type="float">
            <text:p>-0.0016917737504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38]+0.005" office:value-type="float" office:value="0.185" calcext:value-type="float">
            <text:p>0.185</text:p>
          </table:table-cell>
          <table:table-cell office:value-type="float" office:value="0" calcext:value-type="float">
            <text:p>0</text:p>
          </table:table-cell>
          <table:table-cell table:formula="of:=(PI())*0.005/(0.2^2)*[.B38]+(1-2*(PI())*0.005/(0.2^2))*[.C38]+(PI())*0.005/(0.2^2)*[.D38]" office:value-type="float" office:value="0.00143801157582694" calcext:value-type="float">
            <text:p>0.001438011575827</text:p>
          </table:table-cell>
          <table:table-cell table:formula="of:=(PI())*0.005/(0.2^2)*[.C38]+(1-2*(PI())*0.005/(0.2^2))*[.D38]+(PI())*0.005/(0.2^2)*[.E38]" office:value-type="float" office:value="0.00232675160590378" calcext:value-type="float">
            <text:p>0.002326751605904</text:p>
          </table:table-cell>
          <table:table-cell table:formula="of:=(PI())*0.005/(0.2^2)*[.D38]+(1-2*(PI())*0.005/(0.2^2))*[.E38]+(PI())*0.005/(0.2^2)*[.F38]" office:value-type="float" office:value="0.00232675160590378" calcext:value-type="float">
            <text:p>0.002326751605904</text:p>
          </table:table-cell>
          <table:table-cell table:formula="of:=(PI())*0.005/(0.2^2)*[.E38]+(1-2*(PI())*0.005/(0.2^2))*[.F38]+(PI())*0.005/(0.2^2)*[.G38]" office:value-type="float" office:value="0.00143801157582694" calcext:value-type="float">
            <text:p>0.001438011575827</text:p>
          </table:table-cell>
          <table:table-cell table:formula="of:=(PI())*0.005/(0.2^2)*[.F38]+(1-2*(PI())*0.005/(0.2^2))*[.G38]+(PI())*0.005/(0.2^2)*[.H38]" office:value-type="float" office:value="0" calcext:value-type="float">
            <text:p>0</text:p>
          </table:table-cell>
          <table:table-cell table:formula="of:=(PI())*0.005/(0.2^2)*[.G38]+(1-2*(PI())*0.005/(0.2^2))*[.H38]+(PI())*0.005/(0.2^2)*[.I38]" office:value-type="float" office:value="-0.00143801157582694" calcext:value-type="float">
            <text:p>-0.001438011575827</text:p>
          </table:table-cell>
          <table:table-cell table:formula="of:=(PI())*0.005/(0.2^2)*[.H38]+(1-2*(PI())*0.005/(0.2^2))*[.I38]+(PI())*0.005/(0.2^2)*[.J38]" office:value-type="float" office:value="-0.00232675160590378" calcext:value-type="float">
            <text:p>-0.002326751605904</text:p>
          </table:table-cell>
          <table:table-cell table:formula="of:=(PI())*0.005/(0.2^2)*[.I38]+(1-2*(PI())*0.005/(0.2^2))*[.J38]+(PI())*0.005/(0.2^2)*[.K38]" office:value-type="float" office:value="-0.00232675160590378" calcext:value-type="float">
            <text:p>-0.002326751605904</text:p>
          </table:table-cell>
          <table:table-cell table:formula="of:=(PI())*0.005/(0.2^2)*[.J38]+(1-2*(PI())*0.005/(0.2^2))*[.K38]+(PI())*0.005/(0.2^2)*[.L38]" office:value-type="float" office:value="-0.00143801157582694" calcext:value-type="float">
            <text:p>-0.00143801157582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39]+0.005"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table:formula="of:=(PI())*0.005/(0.2^2)*[.B39]+(1-2*(PI())*0.005/(0.2^2))*[.C39]+(PI())*0.005/(0.2^2)*[.D39]" office:value-type="float" office:value="0.00122231314420764" calcext:value-type="float">
            <text:p>0.001222313144208</text:p>
          </table:table-cell>
          <table:table-cell table:formula="of:=(PI())*0.005/(0.2^2)*[.C39]+(1-2*(PI())*0.005/(0.2^2))*[.D39]+(PI())*0.005/(0.2^2)*[.E39]" office:value-type="float" office:value="0.00197774421222371" calcext:value-type="float">
            <text:p>0.001977744212224</text:p>
          </table:table-cell>
          <table:table-cell table:formula="of:=(PI())*0.005/(0.2^2)*[.D39]+(1-2*(PI())*0.005/(0.2^2))*[.E39]+(PI())*0.005/(0.2^2)*[.F39]" office:value-type="float" office:value="0.00197774421222371" calcext:value-type="float">
            <text:p>0.001977744212224</text:p>
          </table:table-cell>
          <table:table-cell table:formula="of:=(PI())*0.005/(0.2^2)*[.E39]+(1-2*(PI())*0.005/(0.2^2))*[.F39]+(PI())*0.005/(0.2^2)*[.G39]" office:value-type="float" office:value="0.00122231314420764" calcext:value-type="float">
            <text:p>0.001222313144208</text:p>
          </table:table-cell>
          <table:table-cell table:formula="of:=(PI())*0.005/(0.2^2)*[.F39]+(1-2*(PI())*0.005/(0.2^2))*[.G39]+(PI())*0.005/(0.2^2)*[.H39]" office:value-type="float" office:value="0" calcext:value-type="float">
            <text:p>0</text:p>
          </table:table-cell>
          <table:table-cell table:formula="of:=(PI())*0.005/(0.2^2)*[.G39]+(1-2*(PI())*0.005/(0.2^2))*[.H39]+(PI())*0.005/(0.2^2)*[.I39]" office:value-type="float" office:value="-0.00122231314420764" calcext:value-type="float">
            <text:p>-0.001222313144208</text:p>
          </table:table-cell>
          <table:table-cell table:formula="of:=(PI())*0.005/(0.2^2)*[.H39]+(1-2*(PI())*0.005/(0.2^2))*[.I39]+(PI())*0.005/(0.2^2)*[.J39]" office:value-type="float" office:value="-0.00197774421222371" calcext:value-type="float">
            <text:p>-0.001977744212224</text:p>
          </table:table-cell>
          <table:table-cell table:formula="of:=(PI())*0.005/(0.2^2)*[.I39]+(1-2*(PI())*0.005/(0.2^2))*[.J39]+(PI())*0.005/(0.2^2)*[.K39]" office:value-type="float" office:value="-0.00197774421222371" calcext:value-type="float">
            <text:p>-0.001977744212224</text:p>
          </table:table-cell>
          <table:table-cell table:formula="of:=(PI())*0.005/(0.2^2)*[.J39]+(1-2*(PI())*0.005/(0.2^2))*[.K39]+(PI())*0.005/(0.2^2)*[.L39]" office:value-type="float" office:value="-0.00122231314420764" calcext:value-type="float">
            <text:p>-0.0012223131442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40]+0.005"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table:formula="of:=(PI())*0.005/(0.2^2)*[.B40]+(1-2*(PI())*0.005/(0.2^2))*[.C40]+(PI())*0.005/(0.2^2)*[.D40]" office:value-type="float" office:value="0.00103896898162561" calcext:value-type="float">
            <text:p>0.001038968981626</text:p>
          </table:table-cell>
          <table:table-cell table:formula="of:=(PI())*0.005/(0.2^2)*[.C40]+(1-2*(PI())*0.005/(0.2^2))*[.D40]+(PI())*0.005/(0.2^2)*[.E40]" office:value-type="float" office:value="0.00168108712552711" calcext:value-type="float">
            <text:p>0.001681087125527</text:p>
          </table:table-cell>
          <table:table-cell table:formula="of:=(PI())*0.005/(0.2^2)*[.D40]+(1-2*(PI())*0.005/(0.2^2))*[.E40]+(PI())*0.005/(0.2^2)*[.F40]" office:value-type="float" office:value="0.00168108712552711" calcext:value-type="float">
            <text:p>0.001681087125527</text:p>
          </table:table-cell>
          <table:table-cell table:formula="of:=(PI())*0.005/(0.2^2)*[.E40]+(1-2*(PI())*0.005/(0.2^2))*[.F40]+(PI())*0.005/(0.2^2)*[.G40]" office:value-type="float" office:value="0.00103896898162561" calcext:value-type="float">
            <text:p>0.001038968981626</text:p>
          </table:table-cell>
          <table:table-cell table:formula="of:=(PI())*0.005/(0.2^2)*[.F40]+(1-2*(PI())*0.005/(0.2^2))*[.G40]+(PI())*0.005/(0.2^2)*[.H40]" office:value-type="float" office:value="0" calcext:value-type="float">
            <text:p>0</text:p>
          </table:table-cell>
          <table:table-cell table:formula="of:=(PI())*0.005/(0.2^2)*[.G40]+(1-2*(PI())*0.005/(0.2^2))*[.H40]+(PI())*0.005/(0.2^2)*[.I40]" office:value-type="float" office:value="-0.00103896898162561" calcext:value-type="float">
            <text:p>-0.001038968981626</text:p>
          </table:table-cell>
          <table:table-cell table:formula="of:=(PI())*0.005/(0.2^2)*[.H40]+(1-2*(PI())*0.005/(0.2^2))*[.I40]+(PI())*0.005/(0.2^2)*[.J40]" office:value-type="float" office:value="-0.00168108712552711" calcext:value-type="float">
            <text:p>-0.001681087125527</text:p>
          </table:table-cell>
          <table:table-cell table:formula="of:=(PI())*0.005/(0.2^2)*[.I40]+(1-2*(PI())*0.005/(0.2^2))*[.J40]+(PI())*0.005/(0.2^2)*[.K40]" office:value-type="float" office:value="-0.00168108712552711" calcext:value-type="float">
            <text:p>-0.001681087125527</text:p>
          </table:table-cell>
          <table:table-cell table:formula="of:=(PI())*0.005/(0.2^2)*[.J40]+(1-2*(PI())*0.005/(0.2^2))*[.K40]+(PI())*0.005/(0.2^2)*[.L40]" office:value-type="float" office:value="-0.00103896898162561" calcext:value-type="float">
            <text:p>-0.00103896898162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41]+0.005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(PI())*0.005/(0.2^2)*[.B41]+(1-2*(PI())*0.005/(0.2^2))*[.C41]+(PI())*0.005/(0.2^2)*[.D41]" office:value-type="float" office:value="0.000883126022079983" calcext:value-type="float">
            <text:p>0.00088312602208</text:p>
          </table:table-cell>
          <table:table-cell table:formula="of:=(PI())*0.005/(0.2^2)*[.C41]+(1-2*(PI())*0.005/(0.2^2))*[.D41]+(PI())*0.005/(0.2^2)*[.E41]" office:value-type="float" office:value="0.0014289279200749" calcext:value-type="float">
            <text:p>0.001428927920075</text:p>
          </table:table-cell>
          <table:table-cell table:formula="of:=(PI())*0.005/(0.2^2)*[.D41]+(1-2*(PI())*0.005/(0.2^2))*[.E41]+(PI())*0.005/(0.2^2)*[.F41]" office:value-type="float" office:value="0.0014289279200749" calcext:value-type="float">
            <text:p>0.001428927920075</text:p>
          </table:table-cell>
          <table:table-cell table:formula="of:=(PI())*0.005/(0.2^2)*[.E41]+(1-2*(PI())*0.005/(0.2^2))*[.F41]+(PI())*0.005/(0.2^2)*[.G41]" office:value-type="float" office:value="0.000883126022079983" calcext:value-type="float">
            <text:p>0.00088312602208</text:p>
          </table:table-cell>
          <table:table-cell table:formula="of:=(PI())*0.005/(0.2^2)*[.F41]+(1-2*(PI())*0.005/(0.2^2))*[.G41]+(PI())*0.005/(0.2^2)*[.H41]" office:value-type="float" office:value="0" calcext:value-type="float">
            <text:p>0</text:p>
          </table:table-cell>
          <table:table-cell table:formula="of:=(PI())*0.005/(0.2^2)*[.G41]+(1-2*(PI())*0.005/(0.2^2))*[.H41]+(PI())*0.005/(0.2^2)*[.I41]" office:value-type="float" office:value="-0.000883126022079983" calcext:value-type="float">
            <text:p>-0.00088312602208</text:p>
          </table:table-cell>
          <table:table-cell table:formula="of:=(PI())*0.005/(0.2^2)*[.H41]+(1-2*(PI())*0.005/(0.2^2))*[.I41]+(PI())*0.005/(0.2^2)*[.J41]" office:value-type="float" office:value="-0.0014289279200749" calcext:value-type="float">
            <text:p>-0.001428927920075</text:p>
          </table:table-cell>
          <table:table-cell table:formula="of:=(PI())*0.005/(0.2^2)*[.I41]+(1-2*(PI())*0.005/(0.2^2))*[.J41]+(PI())*0.005/(0.2^2)*[.K41]" office:value-type="float" office:value="-0.0014289279200749" calcext:value-type="float">
            <text:p>-0.001428927920075</text:p>
          </table:table-cell>
          <table:table-cell table:formula="of:=(PI())*0.005/(0.2^2)*[.J41]+(1-2*(PI())*0.005/(0.2^2))*[.K41]+(PI())*0.005/(0.2^2)*[.L41]" office:value-type="float" office:value="-0.000883126022079983" calcext:value-type="float">
            <text:p>-0.000883126022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42]+0.005" office:value-type="float" office:value="0.205" calcext:value-type="float">
            <text:p>0.205</text:p>
          </table:table-cell>
          <table:table-cell office:value-type="float" office:value="0" calcext:value-type="float">
            <text:p>0</text:p>
          </table:table-cell>
          <table:table-cell table:formula="of:=(PI())*0.005/(0.2^2)*[.B42]+(1-2*(PI())*0.005/(0.2^2))*[.C42]+(PI())*0.005/(0.2^2)*[.D42]" office:value-type="float" office:value="0.000750659148316952" calcext:value-type="float">
            <text:p>0.000750659148317</text:p>
          </table:table-cell>
          <table:table-cell table:formula="of:=(PI())*0.005/(0.2^2)*[.C42]+(1-2*(PI())*0.005/(0.2^2))*[.D42]+(PI())*0.005/(0.2^2)*[.E42]" office:value-type="float" office:value="0.00121459201594288" calcext:value-type="float">
            <text:p>0.001214592015943</text:p>
          </table:table-cell>
          <table:table-cell table:formula="of:=(PI())*0.005/(0.2^2)*[.D42]+(1-2*(PI())*0.005/(0.2^2))*[.E42]+(PI())*0.005/(0.2^2)*[.F42]" office:value-type="float" office:value="0.00121459201594288" calcext:value-type="float">
            <text:p>0.001214592015943</text:p>
          </table:table-cell>
          <table:table-cell table:formula="of:=(PI())*0.005/(0.2^2)*[.E42]+(1-2*(PI())*0.005/(0.2^2))*[.F42]+(PI())*0.005/(0.2^2)*[.G42]" office:value-type="float" office:value="0.000750659148316952" calcext:value-type="float">
            <text:p>0.000750659148317</text:p>
          </table:table-cell>
          <table:table-cell table:formula="of:=(PI())*0.005/(0.2^2)*[.F42]+(1-2*(PI())*0.005/(0.2^2))*[.G42]+(PI())*0.005/(0.2^2)*[.H42]" office:value-type="float" office:value="0" calcext:value-type="float">
            <text:p>0</text:p>
          </table:table-cell>
          <table:table-cell table:formula="of:=(PI())*0.005/(0.2^2)*[.G42]+(1-2*(PI())*0.005/(0.2^2))*[.H42]+(PI())*0.005/(0.2^2)*[.I42]" office:value-type="float" office:value="-0.000750659148316952" calcext:value-type="float">
            <text:p>-0.000750659148317</text:p>
          </table:table-cell>
          <table:table-cell table:formula="of:=(PI())*0.005/(0.2^2)*[.H42]+(1-2*(PI())*0.005/(0.2^2))*[.I42]+(PI())*0.005/(0.2^2)*[.J42]" office:value-type="float" office:value="-0.00121459201594288" calcext:value-type="float">
            <text:p>-0.001214592015943</text:p>
          </table:table-cell>
          <table:table-cell table:formula="of:=(PI())*0.005/(0.2^2)*[.I42]+(1-2*(PI())*0.005/(0.2^2))*[.J42]+(PI())*0.005/(0.2^2)*[.K42]" office:value-type="float" office:value="-0.00121459201594288" calcext:value-type="float">
            <text:p>-0.001214592015943</text:p>
          </table:table-cell>
          <table:table-cell table:formula="of:=(PI())*0.005/(0.2^2)*[.J42]+(1-2*(PI())*0.005/(0.2^2))*[.K42]+(PI())*0.005/(0.2^2)*[.L42]" office:value-type="float" office:value="-0.000750659148316952" calcext:value-type="float">
            <text:p>-0.00075065914831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43]+0.005"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formula="of:=(PI())*0.005/(0.2^2)*[.B43]+(1-2*(PI())*0.005/(0.2^2))*[.C43]+(PI())*0.005/(0.2^2)*[.D43]" office:value-type="float" office:value="0.000638062001190695" calcext:value-type="float">
            <text:p>0.000638062001191</text:p>
          </table:table-cell>
          <table:table-cell table:formula="of:=(PI())*0.005/(0.2^2)*[.C43]+(1-2*(PI())*0.005/(0.2^2))*[.D43]+(PI())*0.005/(0.2^2)*[.E43]" office:value-type="float" office:value="0.00103240600485632" calcext:value-type="float">
            <text:p>0.001032406004856</text:p>
          </table:table-cell>
          <table:table-cell table:formula="of:=(PI())*0.005/(0.2^2)*[.D43]+(1-2*(PI())*0.005/(0.2^2))*[.E43]+(PI())*0.005/(0.2^2)*[.F43]" office:value-type="float" office:value="0.00103240600485632" calcext:value-type="float">
            <text:p>0.001032406004856</text:p>
          </table:table-cell>
          <table:table-cell table:formula="of:=(PI())*0.005/(0.2^2)*[.E43]+(1-2*(PI())*0.005/(0.2^2))*[.F43]+(PI())*0.005/(0.2^2)*[.G43]" office:value-type="float" office:value="0.000638062001190695" calcext:value-type="float">
            <text:p>0.000638062001191</text:p>
          </table:table-cell>
          <table:table-cell table:formula="of:=(PI())*0.005/(0.2^2)*[.F43]+(1-2*(PI())*0.005/(0.2^2))*[.G43]+(PI())*0.005/(0.2^2)*[.H43]" office:value-type="float" office:value="0" calcext:value-type="float">
            <text:p>0</text:p>
          </table:table-cell>
          <table:table-cell table:formula="of:=(PI())*0.005/(0.2^2)*[.G43]+(1-2*(PI())*0.005/(0.2^2))*[.H43]+(PI())*0.005/(0.2^2)*[.I43]" office:value-type="float" office:value="-0.000638062001190695" calcext:value-type="float">
            <text:p>-0.000638062001191</text:p>
          </table:table-cell>
          <table:table-cell table:formula="of:=(PI())*0.005/(0.2^2)*[.H43]+(1-2*(PI())*0.005/(0.2^2))*[.I43]+(PI())*0.005/(0.2^2)*[.J43]" office:value-type="float" office:value="-0.00103240600485632" calcext:value-type="float">
            <text:p>-0.001032406004856</text:p>
          </table:table-cell>
          <table:table-cell table:formula="of:=(PI())*0.005/(0.2^2)*[.I43]+(1-2*(PI())*0.005/(0.2^2))*[.J43]+(PI())*0.005/(0.2^2)*[.K43]" office:value-type="float" office:value="-0.00103240600485632" calcext:value-type="float">
            <text:p>-0.001032406004856</text:p>
          </table:table-cell>
          <table:table-cell table:formula="of:=(PI())*0.005/(0.2^2)*[.J43]+(1-2*(PI())*0.005/(0.2^2))*[.K43]+(PI())*0.005/(0.2^2)*[.L43]" office:value-type="float" office:value="-0.000638062001190695" calcext:value-type="float">
            <text:p>-0.00063806200119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44]+0.005" office:value-type="float" office:value="0.215" calcext:value-type="float">
            <text:p>0.215</text:p>
          </table:table-cell>
          <table:table-cell office:value-type="float" office:value="0" calcext:value-type="float">
            <text:p>0</text:p>
          </table:table-cell>
          <table:table-cell table:formula="of:=(PI())*0.005/(0.2^2)*[.B44]+(1-2*(PI())*0.005/(0.2^2))*[.C44]+(PI())*0.005/(0.2^2)*[.D44]" office:value-type="float" office:value="0.000542354167369148" calcext:value-type="float">
            <text:p>0.000542354167369</text:p>
          </table:table-cell>
          <table:table-cell table:formula="of:=(PI())*0.005/(0.2^2)*[.C44]+(1-2*(PI())*0.005/(0.2^2))*[.D44]+(PI())*0.005/(0.2^2)*[.E44]" office:value-type="float" office:value="0.000877547476743431" calcext:value-type="float">
            <text:p>0.000877547476743</text:p>
          </table:table-cell>
          <table:table-cell table:formula="of:=(PI())*0.005/(0.2^2)*[.D44]+(1-2*(PI())*0.005/(0.2^2))*[.E44]+(PI())*0.005/(0.2^2)*[.F44]" office:value-type="float" office:value="0.000877547476743431" calcext:value-type="float">
            <text:p>0.000877547476743</text:p>
          </table:table-cell>
          <table:table-cell table:formula="of:=(PI())*0.005/(0.2^2)*[.E44]+(1-2*(PI())*0.005/(0.2^2))*[.F44]+(PI())*0.005/(0.2^2)*[.G44]" office:value-type="float" office:value="0.000542354167369148" calcext:value-type="float">
            <text:p>0.000542354167369</text:p>
          </table:table-cell>
          <table:table-cell table:formula="of:=(PI())*0.005/(0.2^2)*[.F44]+(1-2*(PI())*0.005/(0.2^2))*[.G44]+(PI())*0.005/(0.2^2)*[.H44]" office:value-type="float" office:value="0" calcext:value-type="float">
            <text:p>0</text:p>
          </table:table-cell>
          <table:table-cell table:formula="of:=(PI())*0.005/(0.2^2)*[.G44]+(1-2*(PI())*0.005/(0.2^2))*[.H44]+(PI())*0.005/(0.2^2)*[.I44]" office:value-type="float" office:value="-0.000542354167369148" calcext:value-type="float">
            <text:p>-0.000542354167369</text:p>
          </table:table-cell>
          <table:table-cell table:formula="of:=(PI())*0.005/(0.2^2)*[.H44]+(1-2*(PI())*0.005/(0.2^2))*[.I44]+(PI())*0.005/(0.2^2)*[.J44]" office:value-type="float" office:value="-0.000877547476743431" calcext:value-type="float">
            <text:p>-0.000877547476743</text:p>
          </table:table-cell>
          <table:table-cell table:formula="of:=(PI())*0.005/(0.2^2)*[.I44]+(1-2*(PI())*0.005/(0.2^2))*[.J44]+(PI())*0.005/(0.2^2)*[.K44]" office:value-type="float" office:value="-0.000877547476743431" calcext:value-type="float">
            <text:p>-0.000877547476743</text:p>
          </table:table-cell>
          <table:table-cell table:formula="of:=(PI())*0.005/(0.2^2)*[.J44]+(1-2*(PI())*0.005/(0.2^2))*[.K44]+(PI())*0.005/(0.2^2)*[.L44]" office:value-type="float" office:value="-0.000542354167369148" calcext:value-type="float">
            <text:p>-0.00054235416736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45]+0.005"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formula="of:=(PI())*0.005/(0.2^2)*[.B45]+(1-2*(PI())*0.005/(0.2^2))*[.C45]+(PI())*0.005/(0.2^2)*[.D45]" office:value-type="float" office:value="0.000461002288670645" calcext:value-type="float">
            <text:p>0.000461002288671</text:p>
          </table:table-cell>
          <table:table-cell table:formula="of:=(PI())*0.005/(0.2^2)*[.C45]+(1-2*(PI())*0.005/(0.2^2))*[.D45]+(PI())*0.005/(0.2^2)*[.E45]" office:value-type="float" office:value="0.000745917371960594" calcext:value-type="float">
            <text:p>0.000745917371961</text:p>
          </table:table-cell>
          <table:table-cell table:formula="of:=(PI())*0.005/(0.2^2)*[.D45]+(1-2*(PI())*0.005/(0.2^2))*[.E45]+(PI())*0.005/(0.2^2)*[.F45]" office:value-type="float" office:value="0.000745917371960594" calcext:value-type="float">
            <text:p>0.000745917371961</text:p>
          </table:table-cell>
          <table:table-cell table:formula="of:=(PI())*0.005/(0.2^2)*[.E45]+(1-2*(PI())*0.005/(0.2^2))*[.F45]+(PI())*0.005/(0.2^2)*[.G45]" office:value-type="float" office:value="0.000461002288670645" calcext:value-type="float">
            <text:p>0.000461002288671</text:p>
          </table:table-cell>
          <table:table-cell table:formula="of:=(PI())*0.005/(0.2^2)*[.F45]+(1-2*(PI())*0.005/(0.2^2))*[.G45]+(PI())*0.005/(0.2^2)*[.H45]" office:value-type="float" office:value="0" calcext:value-type="float">
            <text:p>0</text:p>
          </table:table-cell>
          <table:table-cell table:formula="of:=(PI())*0.005/(0.2^2)*[.G45]+(1-2*(PI())*0.005/(0.2^2))*[.H45]+(PI())*0.005/(0.2^2)*[.I45]" office:value-type="float" office:value="-0.000461002288670645" calcext:value-type="float">
            <text:p>-0.000461002288671</text:p>
          </table:table-cell>
          <table:table-cell table:formula="of:=(PI())*0.005/(0.2^2)*[.H45]+(1-2*(PI())*0.005/(0.2^2))*[.I45]+(PI())*0.005/(0.2^2)*[.J45]" office:value-type="float" office:value="-0.000745917371960594" calcext:value-type="float">
            <text:p>-0.000745917371961</text:p>
          </table:table-cell>
          <table:table-cell table:formula="of:=(PI())*0.005/(0.2^2)*[.I45]+(1-2*(PI())*0.005/(0.2^2))*[.J45]+(PI())*0.005/(0.2^2)*[.K45]" office:value-type="float" office:value="-0.000745917371960594" calcext:value-type="float">
            <text:p>-0.000745917371961</text:p>
          </table:table-cell>
          <table:table-cell table:formula="of:=(PI())*0.005/(0.2^2)*[.J45]+(1-2*(PI())*0.005/(0.2^2))*[.K45]+(PI())*0.005/(0.2^2)*[.L45]" office:value-type="float" office:value="-0.000461002288670645" calcext:value-type="float">
            <text:p>-0.00046100228867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46]+0.005"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table:formula="of:=(PI())*0.005/(0.2^2)*[.B46]+(1-2*(PI())*0.005/(0.2^2))*[.C46]+(PI())*0.005/(0.2^2)*[.D46]" office:value-type="float" office:value="0.000391853004818751" calcext:value-type="float">
            <text:p>0.000391853004819</text:p>
          </table:table-cell>
          <table:table-cell table:formula="of:=(PI())*0.005/(0.2^2)*[.C46]+(1-2*(PI())*0.005/(0.2^2))*[.D46]+(PI())*0.005/(0.2^2)*[.E46]" office:value-type="float" office:value="0.000634031480390515" calcext:value-type="float">
            <text:p>0.000634031480391</text:p>
          </table:table-cell>
          <table:table-cell table:formula="of:=(PI())*0.005/(0.2^2)*[.D46]+(1-2*(PI())*0.005/(0.2^2))*[.E46]+(PI())*0.005/(0.2^2)*[.F46]" office:value-type="float" office:value="0.000634031480390515" calcext:value-type="float">
            <text:p>0.000634031480391</text:p>
          </table:table-cell>
          <table:table-cell table:formula="of:=(PI())*0.005/(0.2^2)*[.E46]+(1-2*(PI())*0.005/(0.2^2))*[.F46]+(PI())*0.005/(0.2^2)*[.G46]" office:value-type="float" office:value="0.000391853004818751" calcext:value-type="float">
            <text:p>0.000391853004819</text:p>
          </table:table-cell>
          <table:table-cell table:formula="of:=(PI())*0.005/(0.2^2)*[.F46]+(1-2*(PI())*0.005/(0.2^2))*[.G46]+(PI())*0.005/(0.2^2)*[.H46]" office:value-type="float" office:value="0" calcext:value-type="float">
            <text:p>0</text:p>
          </table:table-cell>
          <table:table-cell table:formula="of:=(PI())*0.005/(0.2^2)*[.G46]+(1-2*(PI())*0.005/(0.2^2))*[.H46]+(PI())*0.005/(0.2^2)*[.I46]" office:value-type="float" office:value="-0.000391853004818751" calcext:value-type="float">
            <text:p>-0.000391853004819</text:p>
          </table:table-cell>
          <table:table-cell table:formula="of:=(PI())*0.005/(0.2^2)*[.H46]+(1-2*(PI())*0.005/(0.2^2))*[.I46]+(PI())*0.005/(0.2^2)*[.J46]" office:value-type="float" office:value="-0.000634031480390515" calcext:value-type="float">
            <text:p>-0.000634031480391</text:p>
          </table:table-cell>
          <table:table-cell table:formula="of:=(PI())*0.005/(0.2^2)*[.I46]+(1-2*(PI())*0.005/(0.2^2))*[.J46]+(PI())*0.005/(0.2^2)*[.K46]" office:value-type="float" office:value="-0.000634031480390515" calcext:value-type="float">
            <text:p>-0.000634031480391</text:p>
          </table:table-cell>
          <table:table-cell table:formula="of:=(PI())*0.005/(0.2^2)*[.J46]+(1-2*(PI())*0.005/(0.2^2))*[.K46]+(PI())*0.005/(0.2^2)*[.L46]" office:value-type="float" office:value="-0.000391853004818751" calcext:value-type="float">
            <text:p>-0.00039185300481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47]+0.005"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formula="of:=(PI())*0.005/(0.2^2)*[.B47]+(1-2*(PI())*0.005/(0.2^2))*[.C47]+(PI())*0.005/(0.2^2)*[.D47]" office:value-type="float" office:value="0.00033307595462977" calcext:value-type="float">
            <text:p>0.00033307595463</text:p>
          </table:table-cell>
          <table:table-cell table:formula="of:=(PI())*0.005/(0.2^2)*[.C47]+(1-2*(PI())*0.005/(0.2^2))*[.D47]+(PI())*0.005/(0.2^2)*[.E47]" office:value-type="float" office:value="0.000538928215426287" calcext:value-type="float">
            <text:p>0.000538928215426</text:p>
          </table:table-cell>
          <table:table-cell table:formula="of:=(PI())*0.005/(0.2^2)*[.D47]+(1-2*(PI())*0.005/(0.2^2))*[.E47]+(PI())*0.005/(0.2^2)*[.F47]" office:value-type="float" office:value="0.000538928215426287" calcext:value-type="float">
            <text:p>0.000538928215426</text:p>
          </table:table-cell>
          <table:table-cell table:formula="of:=(PI())*0.005/(0.2^2)*[.E47]+(1-2*(PI())*0.005/(0.2^2))*[.F47]+(PI())*0.005/(0.2^2)*[.G47]" office:value-type="float" office:value="0.000333075954629771" calcext:value-type="float">
            <text:p>0.00033307595463</text:p>
          </table:table-cell>
          <table:table-cell table:formula="of:=(PI())*0.005/(0.2^2)*[.F47]+(1-2*(PI())*0.005/(0.2^2))*[.G47]+(PI())*0.005/(0.2^2)*[.H47]" office:value-type="float" office:value="0" calcext:value-type="float">
            <text:p>0</text:p>
          </table:table-cell>
          <table:table-cell table:formula="of:=(PI())*0.005/(0.2^2)*[.G47]+(1-2*(PI())*0.005/(0.2^2))*[.H47]+(PI())*0.005/(0.2^2)*[.I47]" office:value-type="float" office:value="-0.00033307595462977" calcext:value-type="float">
            <text:p>-0.00033307595463</text:p>
          </table:table-cell>
          <table:table-cell table:formula="of:=(PI())*0.005/(0.2^2)*[.H47]+(1-2*(PI())*0.005/(0.2^2))*[.I47]+(PI())*0.005/(0.2^2)*[.J47]" office:value-type="float" office:value="-0.000538928215426287" calcext:value-type="float">
            <text:p>-0.000538928215426</text:p>
          </table:table-cell>
          <table:table-cell table:formula="of:=(PI())*0.005/(0.2^2)*[.I47]+(1-2*(PI())*0.005/(0.2^2))*[.J47]+(PI())*0.005/(0.2^2)*[.K47]" office:value-type="float" office:value="-0.000538928215426287" calcext:value-type="float">
            <text:p>-0.000538928215426</text:p>
          </table:table-cell>
          <table:table-cell table:formula="of:=(PI())*0.005/(0.2^2)*[.J47]+(1-2*(PI())*0.005/(0.2^2))*[.K47]+(PI())*0.005/(0.2^2)*[.L47]" office:value-type="float" office:value="-0.000333075954629771" calcext:value-type="float">
            <text:p>-0.0003330759546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48]+0.005" office:value-type="float" office:value="0.235" calcext:value-type="float">
            <text:p>0.235</text:p>
          </table:table-cell>
          <table:table-cell office:value-type="float" office:value="0" calcext:value-type="float">
            <text:p>0</text:p>
          </table:table-cell>
          <table:table-cell table:formula="of:=(PI())*0.005/(0.2^2)*[.B48]+(1-2*(PI())*0.005/(0.2^2))*[.C48]+(PI())*0.005/(0.2^2)*[.D48]" office:value-type="float" office:value="0.000283115326891132" calcext:value-type="float">
            <text:p>0.000283115326891</text:p>
          </table:table-cell>
          <table:table-cell table:formula="of:=(PI())*0.005/(0.2^2)*[.C48]+(1-2*(PI())*0.005/(0.2^2))*[.D48]+(PI())*0.005/(0.2^2)*[.E48]" office:value-type="float" office:value="0.000458090221645888" calcext:value-type="float">
            <text:p>0.000458090221646</text:p>
          </table:table-cell>
          <table:table-cell table:formula="of:=(PI())*0.005/(0.2^2)*[.D48]+(1-2*(PI())*0.005/(0.2^2))*[.E48]+(PI())*0.005/(0.2^2)*[.F48]" office:value-type="float" office:value="0.000458090221645888" calcext:value-type="float">
            <text:p>0.000458090221646</text:p>
          </table:table-cell>
          <table:table-cell table:formula="of:=(PI())*0.005/(0.2^2)*[.E48]+(1-2*(PI())*0.005/(0.2^2))*[.F48]+(PI())*0.005/(0.2^2)*[.G48]" office:value-type="float" office:value="0.000283115326891132" calcext:value-type="float">
            <text:p>0.000283115326891</text:p>
          </table:table-cell>
          <table:table-cell table:formula="of:=(PI())*0.005/(0.2^2)*[.F48]+(1-2*(PI())*0.005/(0.2^2))*[.G48]+(PI())*0.005/(0.2^2)*[.H48]" office:value-type="float" office:value="0" calcext:value-type="float">
            <text:p>0</text:p>
          </table:table-cell>
          <table:table-cell table:formula="of:=(PI())*0.005/(0.2^2)*[.G48]+(1-2*(PI())*0.005/(0.2^2))*[.H48]+(PI())*0.005/(0.2^2)*[.I48]" office:value-type="float" office:value="-0.000283115326891132" calcext:value-type="float">
            <text:p>-0.000283115326891</text:p>
          </table:table-cell>
          <table:table-cell table:formula="of:=(PI())*0.005/(0.2^2)*[.H48]+(1-2*(PI())*0.005/(0.2^2))*[.I48]+(PI())*0.005/(0.2^2)*[.J48]" office:value-type="float" office:value="-0.000458090221645888" calcext:value-type="float">
            <text:p>-0.000458090221646</text:p>
          </table:table-cell>
          <table:table-cell table:formula="of:=(PI())*0.005/(0.2^2)*[.I48]+(1-2*(PI())*0.005/(0.2^2))*[.J48]+(PI())*0.005/(0.2^2)*[.K48]" office:value-type="float" office:value="-0.000458090221645888" calcext:value-type="float">
            <text:p>-0.000458090221646</text:p>
          </table:table-cell>
          <table:table-cell table:formula="of:=(PI())*0.005/(0.2^2)*[.J48]+(1-2*(PI())*0.005/(0.2^2))*[.K48]+(PI())*0.005/(0.2^2)*[.L48]" office:value-type="float" office:value="-0.000283115326891132" calcext:value-type="float">
            <text:p>-0.00028311532689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49]+0.005"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(PI())*0.005/(0.2^2)*[.B49]+(1-2*(PI())*0.005/(0.2^2))*[.C49]+(PI())*0.005/(0.2^2)*[.D49]" office:value-type="float" office:value="0.000240648678496674" calcext:value-type="float">
            <text:p>0.000240648678497</text:p>
          </table:table-cell>
          <table:table-cell table:formula="of:=(PI())*0.005/(0.2^2)*[.C49]+(1-2*(PI())*0.005/(0.2^2))*[.D49]+(PI())*0.005/(0.2^2)*[.E49]" office:value-type="float" office:value="0.000389377741155365" calcext:value-type="float">
            <text:p>0.000389377741155</text:p>
          </table:table-cell>
          <table:table-cell table:formula="of:=(PI())*0.005/(0.2^2)*[.D49]+(1-2*(PI())*0.005/(0.2^2))*[.E49]+(PI())*0.005/(0.2^2)*[.F49]" office:value-type="float" office:value="0.000389377741155365" calcext:value-type="float">
            <text:p>0.000389377741155</text:p>
          </table:table-cell>
          <table:table-cell table:formula="of:=(PI())*0.005/(0.2^2)*[.E49]+(1-2*(PI())*0.005/(0.2^2))*[.F49]+(PI())*0.005/(0.2^2)*[.G49]" office:value-type="float" office:value="0.000240648678496674" calcext:value-type="float">
            <text:p>0.000240648678497</text:p>
          </table:table-cell>
          <table:table-cell table:formula="of:=(PI())*0.005/(0.2^2)*[.F49]+(1-2*(PI())*0.005/(0.2^2))*[.G49]+(PI())*0.005/(0.2^2)*[.H49]" office:value-type="float" office:value="0" calcext:value-type="float">
            <text:p>0</text:p>
          </table:table-cell>
          <table:table-cell table:formula="of:=(PI())*0.005/(0.2^2)*[.G49]+(1-2*(PI())*0.005/(0.2^2))*[.H49]+(PI())*0.005/(0.2^2)*[.I49]" office:value-type="float" office:value="-0.000240648678496674" calcext:value-type="float">
            <text:p>-0.000240648678497</text:p>
          </table:table-cell>
          <table:table-cell table:formula="of:=(PI())*0.005/(0.2^2)*[.H49]+(1-2*(PI())*0.005/(0.2^2))*[.I49]+(PI())*0.005/(0.2^2)*[.J49]" office:value-type="float" office:value="-0.000389377741155365" calcext:value-type="float">
            <text:p>-0.000389377741155</text:p>
          </table:table-cell>
          <table:table-cell table:formula="of:=(PI())*0.005/(0.2^2)*[.I49]+(1-2*(PI())*0.005/(0.2^2))*[.J49]+(PI())*0.005/(0.2^2)*[.K49]" office:value-type="float" office:value="-0.000389377741155365" calcext:value-type="float">
            <text:p>-0.000389377741155</text:p>
          </table:table-cell>
          <table:table-cell table:formula="of:=(PI())*0.005/(0.2^2)*[.J49]+(1-2*(PI())*0.005/(0.2^2))*[.K49]+(PI())*0.005/(0.2^2)*[.L49]" office:value-type="float" office:value="-0.000240648678496674" calcext:value-type="float">
            <text:p>-0.00024064867849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50]+0.005" office:value-type="float" office:value="0.245" calcext:value-type="float">
            <text:p>0.245</text:p>
          </table:table-cell>
          <table:table-cell office:value-type="float" office:value="0" calcext:value-type="float">
            <text:p>0</text:p>
          </table:table-cell>
          <table:table-cell table:formula="of:=(PI())*0.005/(0.2^2)*[.B50]+(1-2*(PI())*0.005/(0.2^2))*[.C50]+(PI())*0.005/(0.2^2)*[.D50]" office:value-type="float" office:value="0.000204551929766998" calcext:value-type="float">
            <text:p>0.000204551929767</text:p>
          </table:table-cell>
          <table:table-cell table:formula="of:=(PI())*0.005/(0.2^2)*[.C50]+(1-2*(PI())*0.005/(0.2^2))*[.D50]+(PI())*0.005/(0.2^2)*[.E50]" office:value-type="float" office:value="0.000330971974827385" calcext:value-type="float">
            <text:p>0.000330971974827</text:p>
          </table:table-cell>
          <table:table-cell table:formula="of:=(PI())*0.005/(0.2^2)*[.D50]+(1-2*(PI())*0.005/(0.2^2))*[.E50]+(PI())*0.005/(0.2^2)*[.F50]" office:value-type="float" office:value="0.000330971974827385" calcext:value-type="float">
            <text:p>0.000330971974827</text:p>
          </table:table-cell>
          <table:table-cell table:formula="of:=(PI())*0.005/(0.2^2)*[.E50]+(1-2*(PI())*0.005/(0.2^2))*[.F50]+(PI())*0.005/(0.2^2)*[.G50]" office:value-type="float" office:value="0.000204551929766998" calcext:value-type="float">
            <text:p>0.000204551929767</text:p>
          </table:table-cell>
          <table:table-cell table:formula="of:=(PI())*0.005/(0.2^2)*[.F50]+(1-2*(PI())*0.005/(0.2^2))*[.G50]+(PI())*0.005/(0.2^2)*[.H50]" office:value-type="float" office:value="0" calcext:value-type="float">
            <text:p>0</text:p>
          </table:table-cell>
          <table:table-cell table:formula="of:=(PI())*0.005/(0.2^2)*[.G50]+(1-2*(PI())*0.005/(0.2^2))*[.H50]+(PI())*0.005/(0.2^2)*[.I50]" office:value-type="float" office:value="-0.000204551929766998" calcext:value-type="float">
            <text:p>-0.000204551929767</text:p>
          </table:table-cell>
          <table:table-cell table:formula="of:=(PI())*0.005/(0.2^2)*[.H50]+(1-2*(PI())*0.005/(0.2^2))*[.I50]+(PI())*0.005/(0.2^2)*[.J50]" office:value-type="float" office:value="-0.000330971974827385" calcext:value-type="float">
            <text:p>-0.000330971974827</text:p>
          </table:table-cell>
          <table:table-cell table:formula="of:=(PI())*0.005/(0.2^2)*[.I50]+(1-2*(PI())*0.005/(0.2^2))*[.J50]+(PI())*0.005/(0.2^2)*[.K50]" office:value-type="float" office:value="-0.000330971974827385" calcext:value-type="float">
            <text:p>-0.000330971974827</text:p>
          </table:table-cell>
          <table:table-cell table:formula="of:=(PI())*0.005/(0.2^2)*[.J50]+(1-2*(PI())*0.005/(0.2^2))*[.K50]+(PI())*0.005/(0.2^2)*[.L50]" office:value-type="float" office:value="-0.000204551929766998" calcext:value-type="float">
            <text:p>-0.00020455192976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51]+0.005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(PI())*0.005/(0.2^2)*[.B51]+(1-2*(PI())*0.005/(0.2^2))*[.C51]+(PI())*0.005/(0.2^2)*[.D51]" office:value-type="float" office:value="0.000173869610391321" calcext:value-type="float">
            <text:p>0.000173869610391</text:p>
          </table:table-cell>
          <table:table-cell table:formula="of:=(PI())*0.005/(0.2^2)*[.C51]+(1-2*(PI())*0.005/(0.2^2))*[.D51]+(PI())*0.005/(0.2^2)*[.E51]" office:value-type="float" office:value="0.00028132693922386" calcext:value-type="float">
            <text:p>0.000281326939224</text:p>
          </table:table-cell>
          <table:table-cell table:formula="of:=(PI())*0.005/(0.2^2)*[.D51]+(1-2*(PI())*0.005/(0.2^2))*[.E51]+(PI())*0.005/(0.2^2)*[.F51]" office:value-type="float" office:value="0.00028132693922386" calcext:value-type="float">
            <text:p>0.000281326939224</text:p>
          </table:table-cell>
          <table:table-cell table:formula="of:=(PI())*0.005/(0.2^2)*[.E51]+(1-2*(PI())*0.005/(0.2^2))*[.F51]+(PI())*0.005/(0.2^2)*[.G51]" office:value-type="float" office:value="0.000173869610391321" calcext:value-type="float">
            <text:p>0.000173869610391</text:p>
          </table:table-cell>
          <table:table-cell table:formula="of:=(PI())*0.005/(0.2^2)*[.F51]+(1-2*(PI())*0.005/(0.2^2))*[.G51]+(PI())*0.005/(0.2^2)*[.H51]" office:value-type="float" office:value="0" calcext:value-type="float">
            <text:p>0</text:p>
          </table:table-cell>
          <table:table-cell table:formula="of:=(PI())*0.005/(0.2^2)*[.G51]+(1-2*(PI())*0.005/(0.2^2))*[.H51]+(PI())*0.005/(0.2^2)*[.I51]" office:value-type="float" office:value="-0.000173869610391321" calcext:value-type="float">
            <text:p>-0.000173869610391</text:p>
          </table:table-cell>
          <table:table-cell table:formula="of:=(PI())*0.005/(0.2^2)*[.H51]+(1-2*(PI())*0.005/(0.2^2))*[.I51]+(PI())*0.005/(0.2^2)*[.J51]" office:value-type="float" office:value="-0.00028132693922386" calcext:value-type="float">
            <text:p>-0.000281326939224</text:p>
          </table:table-cell>
          <table:table-cell table:formula="of:=(PI())*0.005/(0.2^2)*[.I51]+(1-2*(PI())*0.005/(0.2^2))*[.J51]+(PI())*0.005/(0.2^2)*[.K51]" office:value-type="float" office:value="-0.00028132693922386" calcext:value-type="float">
            <text:p>-0.000281326939224</text:p>
          </table:table-cell>
          <table:table-cell table:formula="of:=(PI())*0.005/(0.2^2)*[.J51]+(1-2*(PI())*0.005/(0.2^2))*[.K51]+(PI())*0.005/(0.2^2)*[.L51]" office:value-type="float" office:value="-0.000173869610391321" calcext:value-type="float">
            <text:p>-0.00017386961039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52]+0.005" office:value-type="float" office:value="0.255" calcext:value-type="float">
            <text:p>0.255</text:p>
          </table:table-cell>
          <table:table-cell office:value-type="float" office:value="0" calcext:value-type="float">
            <text:p>0</text:p>
          </table:table-cell>
          <table:table-cell table:formula="of:=(PI())*0.005/(0.2^2)*[.B52]+(1-2*(PI())*0.005/(0.2^2))*[.C52]+(PI())*0.005/(0.2^2)*[.D52]" office:value-type="float" office:value="0.00014778956840967" calcext:value-type="float">
            <text:p>0.00014778956841</text:p>
          </table:table-cell>
          <table:table-cell table:formula="of:=(PI())*0.005/(0.2^2)*[.C52]+(1-2*(PI())*0.005/(0.2^2))*[.D52]+(PI())*0.005/(0.2^2)*[.E52]" office:value-type="float" office:value="0.000239128544869524" calcext:value-type="float">
            <text:p>0.00023912854487</text:p>
          </table:table-cell>
          <table:table-cell table:formula="of:=(PI())*0.005/(0.2^2)*[.D52]+(1-2*(PI())*0.005/(0.2^2))*[.E52]+(PI())*0.005/(0.2^2)*[.F52]" office:value-type="float" office:value="0.000239128544869524" calcext:value-type="float">
            <text:p>0.00023912854487</text:p>
          </table:table-cell>
          <table:table-cell table:formula="of:=(PI())*0.005/(0.2^2)*[.E52]+(1-2*(PI())*0.005/(0.2^2))*[.F52]+(PI())*0.005/(0.2^2)*[.G52]" office:value-type="float" office:value="0.00014778956840967" calcext:value-type="float">
            <text:p>0.00014778956841</text:p>
          </table:table-cell>
          <table:table-cell table:formula="of:=(PI())*0.005/(0.2^2)*[.F52]+(1-2*(PI())*0.005/(0.2^2))*[.G52]+(PI())*0.005/(0.2^2)*[.H52]" office:value-type="float" office:value="0" calcext:value-type="float">
            <text:p>0</text:p>
          </table:table-cell>
          <table:table-cell table:formula="of:=(PI())*0.005/(0.2^2)*[.G52]+(1-2*(PI())*0.005/(0.2^2))*[.H52]+(PI())*0.005/(0.2^2)*[.I52]" office:value-type="float" office:value="-0.00014778956840967" calcext:value-type="float">
            <text:p>-0.00014778956841</text:p>
          </table:table-cell>
          <table:table-cell table:formula="of:=(PI())*0.005/(0.2^2)*[.H52]+(1-2*(PI())*0.005/(0.2^2))*[.I52]+(PI())*0.005/(0.2^2)*[.J52]" office:value-type="float" office:value="-0.000239128544869524" calcext:value-type="float">
            <text:p>-0.00023912854487</text:p>
          </table:table-cell>
          <table:table-cell table:formula="of:=(PI())*0.005/(0.2^2)*[.I52]+(1-2*(PI())*0.005/(0.2^2))*[.J52]+(PI())*0.005/(0.2^2)*[.K52]" office:value-type="float" office:value="-0.000239128544869524" calcext:value-type="float">
            <text:p>-0.00023912854487</text:p>
          </table:table-cell>
          <table:table-cell table:formula="of:=(PI())*0.005/(0.2^2)*[.J52]+(1-2*(PI())*0.005/(0.2^2))*[.K52]+(PI())*0.005/(0.2^2)*[.L52]" office:value-type="float" office:value="-0.00014778956840967" calcext:value-type="float">
            <text:p>-0.0001477895684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53]+0.005"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formula="of:=(PI())*0.005/(0.2^2)*[.B53]+(1-2*(PI())*0.005/(0.2^2))*[.C53]+(PI())*0.005/(0.2^2)*[.D53]" office:value-type="float" office:value="0.000125621472789628" calcext:value-type="float">
            <text:p>0.00012562147279</text:p>
          </table:table-cell>
          <table:table-cell table:formula="of:=(PI())*0.005/(0.2^2)*[.C53]+(1-2*(PI())*0.005/(0.2^2))*[.D53]+(PI())*0.005/(0.2^2)*[.E53]" office:value-type="float" office:value="0.000203259812690438" calcext:value-type="float">
            <text:p>0.00020325981269</text:p>
          </table:table-cell>
          <table:table-cell table:formula="of:=(PI())*0.005/(0.2^2)*[.D53]+(1-2*(PI())*0.005/(0.2^2))*[.E53]+(PI())*0.005/(0.2^2)*[.F53]" office:value-type="float" office:value="0.000203259812690438" calcext:value-type="float">
            <text:p>0.00020325981269</text:p>
          </table:table-cell>
          <table:table-cell table:formula="of:=(PI())*0.005/(0.2^2)*[.E53]+(1-2*(PI())*0.005/(0.2^2))*[.F53]+(PI())*0.005/(0.2^2)*[.G53]" office:value-type="float" office:value="0.000125621472789628" calcext:value-type="float">
            <text:p>0.00012562147279</text:p>
          </table:table-cell>
          <table:table-cell table:formula="of:=(PI())*0.005/(0.2^2)*[.F53]+(1-2*(PI())*0.005/(0.2^2))*[.G53]+(PI())*0.005/(0.2^2)*[.H53]" office:value-type="float" office:value="0" calcext:value-type="float">
            <text:p>0</text:p>
          </table:table-cell>
          <table:table-cell table:formula="of:=(PI())*0.005/(0.2^2)*[.G53]+(1-2*(PI())*0.005/(0.2^2))*[.H53]+(PI())*0.005/(0.2^2)*[.I53]" office:value-type="float" office:value="-0.000125621472789628" calcext:value-type="float">
            <text:p>-0.00012562147279</text:p>
          </table:table-cell>
          <table:table-cell table:formula="of:=(PI())*0.005/(0.2^2)*[.H53]+(1-2*(PI())*0.005/(0.2^2))*[.I53]+(PI())*0.005/(0.2^2)*[.J53]" office:value-type="float" office:value="-0.000203259812690438" calcext:value-type="float">
            <text:p>-0.00020325981269</text:p>
          </table:table-cell>
          <table:table-cell table:formula="of:=(PI())*0.005/(0.2^2)*[.I53]+(1-2*(PI())*0.005/(0.2^2))*[.J53]+(PI())*0.005/(0.2^2)*[.K53]" office:value-type="float" office:value="-0.000203259812690438" calcext:value-type="float">
            <text:p>-0.00020325981269</text:p>
          </table:table-cell>
          <table:table-cell table:formula="of:=(PI())*0.005/(0.2^2)*[.J53]+(1-2*(PI())*0.005/(0.2^2))*[.K53]+(PI())*0.005/(0.2^2)*[.L53]" office:value-type="float" office:value="-0.000125621472789628" calcext:value-type="float">
            <text:p>-0.0001256214727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54]+0.005" office:value-type="float" office:value="0.265" calcext:value-type="float">
            <text:p>0.265</text:p>
          </table:table-cell>
          <table:table-cell office:value-type="float" office:value="0" calcext:value-type="float">
            <text:p>0</text:p>
          </table:table-cell>
          <table:table-cell table:formula="of:=(PI())*0.005/(0.2^2)*[.B54]+(1-2*(PI())*0.005/(0.2^2))*[.C54]+(PI())*0.005/(0.2^2)*[.D54]" office:value-type="float" office:value="0.000106778540567161" calcext:value-type="float">
            <text:p>0.000106778540567</text:p>
          </table:table-cell>
          <table:table-cell table:formula="of:=(PI())*0.005/(0.2^2)*[.C54]+(1-2*(PI())*0.005/(0.2^2))*[.D54]+(PI())*0.005/(0.2^2)*[.E54]" office:value-type="float" office:value="0.000172771307906777" calcext:value-type="float">
            <text:p>0.000172771307907</text:p>
          </table:table-cell>
          <table:table-cell table:formula="of:=(PI())*0.005/(0.2^2)*[.D54]+(1-2*(PI())*0.005/(0.2^2))*[.E54]+(PI())*0.005/(0.2^2)*[.F54]" office:value-type="float" office:value="0.000172771307906777" calcext:value-type="float">
            <text:p>0.000172771307907</text:p>
          </table:table-cell>
          <table:table-cell table:formula="of:=(PI())*0.005/(0.2^2)*[.E54]+(1-2*(PI())*0.005/(0.2^2))*[.F54]+(PI())*0.005/(0.2^2)*[.G54]" office:value-type="float" office:value="0.000106778540567161" calcext:value-type="float">
            <text:p>0.000106778540567</text:p>
          </table:table-cell>
          <table:table-cell table:formula="of:=(PI())*0.005/(0.2^2)*[.F54]+(1-2*(PI())*0.005/(0.2^2))*[.G54]+(PI())*0.005/(0.2^2)*[.H54]" office:value-type="float" office:value="0" calcext:value-type="float">
            <text:p>0</text:p>
          </table:table-cell>
          <table:table-cell table:formula="of:=(PI())*0.005/(0.2^2)*[.G54]+(1-2*(PI())*0.005/(0.2^2))*[.H54]+(PI())*0.005/(0.2^2)*[.I54]" office:value-type="float" office:value="-0.000106778540567161" calcext:value-type="float">
            <text:p>-0.000106778540567</text:p>
          </table:table-cell>
          <table:table-cell table:formula="of:=(PI())*0.005/(0.2^2)*[.H54]+(1-2*(PI())*0.005/(0.2^2))*[.I54]+(PI())*0.005/(0.2^2)*[.J54]" office:value-type="float" office:value="-0.000172771307906777" calcext:value-type="float">
            <text:p>-0.000172771307907</text:p>
          </table:table-cell>
          <table:table-cell table:formula="of:=(PI())*0.005/(0.2^2)*[.I54]+(1-2*(PI())*0.005/(0.2^2))*[.J54]+(PI())*0.005/(0.2^2)*[.K54]" office:value-type="float" office:value="-0.000172771307906777" calcext:value-type="float">
            <text:p>-0.000172771307907</text:p>
          </table:table-cell>
          <table:table-cell table:formula="of:=(PI())*0.005/(0.2^2)*[.J54]+(1-2*(PI())*0.005/(0.2^2))*[.K54]+(PI())*0.005/(0.2^2)*[.L54]" office:value-type="float" office:value="-0.000106778540567161" calcext:value-type="float">
            <text:p>-0.00010677854056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55]+0.005"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table:formula="of:=(PI())*0.005/(0.2^2)*[.B55]+(1-2*(PI())*0.005/(0.2^2))*[.C55]+(PI())*0.005/(0.2^2)*[.D55]" office:value-type="float" office:value="0.0000907620048743316" calcext:value-type="float">
            <text:p>9.07620048743316E-05</text:p>
          </table:table-cell>
          <table:table-cell table:formula="of:=(PI())*0.005/(0.2^2)*[.C55]+(1-2*(PI())*0.005/(0.2^2))*[.D55]+(PI())*0.005/(0.2^2)*[.E55]" office:value-type="float" office:value="0.000146856008773752" calcext:value-type="float">
            <text:p>0.000146856008774</text:p>
          </table:table-cell>
          <table:table-cell table:formula="of:=(PI())*0.005/(0.2^2)*[.D55]+(1-2*(PI())*0.005/(0.2^2))*[.E55]+(PI())*0.005/(0.2^2)*[.F55]" office:value-type="float" office:value="0.000146856008773752" calcext:value-type="float">
            <text:p>0.000146856008774</text:p>
          </table:table-cell>
          <table:table-cell table:formula="of:=(PI())*0.005/(0.2^2)*[.E55]+(1-2*(PI())*0.005/(0.2^2))*[.F55]+(PI())*0.005/(0.2^2)*[.G55]" office:value-type="float" office:value="0.0000907620048743316" calcext:value-type="float">
            <text:p>9.07620048743316E-05</text:p>
          </table:table-cell>
          <table:table-cell table:formula="of:=(PI())*0.005/(0.2^2)*[.F55]+(1-2*(PI())*0.005/(0.2^2))*[.G55]+(PI())*0.005/(0.2^2)*[.H55]" office:value-type="float" office:value="0" calcext:value-type="float">
            <text:p>0</text:p>
          </table:table-cell>
          <table:table-cell table:formula="of:=(PI())*0.005/(0.2^2)*[.G55]+(1-2*(PI())*0.005/(0.2^2))*[.H55]+(PI())*0.005/(0.2^2)*[.I55]" office:value-type="float" office:value="-0.0000907620048743316" calcext:value-type="float">
            <text:p>-9.07620048743316E-05</text:p>
          </table:table-cell>
          <table:table-cell table:formula="of:=(PI())*0.005/(0.2^2)*[.H55]+(1-2*(PI())*0.005/(0.2^2))*[.I55]+(PI())*0.005/(0.2^2)*[.J55]" office:value-type="float" office:value="-0.000146856008773752" calcext:value-type="float">
            <text:p>-0.000146856008774</text:p>
          </table:table-cell>
          <table:table-cell table:formula="of:=(PI())*0.005/(0.2^2)*[.I55]+(1-2*(PI())*0.005/(0.2^2))*[.J55]+(PI())*0.005/(0.2^2)*[.K55]" office:value-type="float" office:value="-0.000146856008773752" calcext:value-type="float">
            <text:p>-0.000146856008774</text:p>
          </table:table-cell>
          <table:table-cell table:formula="of:=(PI())*0.005/(0.2^2)*[.J55]+(1-2*(PI())*0.005/(0.2^2))*[.K55]+(PI())*0.005/(0.2^2)*[.L55]" office:value-type="float" office:value="-0.0000907620048743316" calcext:value-type="float">
            <text:p>-9.07620048743316E-0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56]+0.005"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table:formula="of:=(PI())*0.005/(0.2^2)*[.B56]+(1-2*(PI())*0.005/(0.2^2))*[.C56]+(PI())*0.005/(0.2^2)*[.D56]" office:value-type="float" office:value="0.0000771479127271535" calcext:value-type="float">
            <text:p>7.71479127271535E-05</text:p>
          </table:table-cell>
          <table:table-cell table:formula="of:=(PI())*0.005/(0.2^2)*[.C56]+(1-2*(PI())*0.005/(0.2^2))*[.D56]+(PI())*0.005/(0.2^2)*[.E56]" office:value-type="float" office:value="0.000124827944953645" calcext:value-type="float">
            <text:p>0.000124827944954</text:p>
          </table:table-cell>
          <table:table-cell table:formula="of:=(PI())*0.005/(0.2^2)*[.D56]+(1-2*(PI())*0.005/(0.2^2))*[.E56]+(PI())*0.005/(0.2^2)*[.F56]" office:value-type="float" office:value="0.000124827944953645" calcext:value-type="float">
            <text:p>0.000124827944954</text:p>
          </table:table-cell>
          <table:table-cell table:formula="of:=(PI())*0.005/(0.2^2)*[.E56]+(1-2*(PI())*0.005/(0.2^2))*[.F56]+(PI())*0.005/(0.2^2)*[.G56]" office:value-type="float" office:value="0.0000771479127271535" calcext:value-type="float">
            <text:p>7.71479127271535E-05</text:p>
          </table:table-cell>
          <table:table-cell table:formula="of:=(PI())*0.005/(0.2^2)*[.F56]+(1-2*(PI())*0.005/(0.2^2))*[.G56]+(PI())*0.005/(0.2^2)*[.H56]" office:value-type="float" office:value="0" calcext:value-type="float">
            <text:p>0</text:p>
          </table:table-cell>
          <table:table-cell table:formula="of:=(PI())*0.005/(0.2^2)*[.G56]+(1-2*(PI())*0.005/(0.2^2))*[.H56]+(PI())*0.005/(0.2^2)*[.I56]" office:value-type="float" office:value="-0.0000771479127271535" calcext:value-type="float">
            <text:p>-7.71479127271535E-05</text:p>
          </table:table-cell>
          <table:table-cell table:formula="of:=(PI())*0.005/(0.2^2)*[.H56]+(1-2*(PI())*0.005/(0.2^2))*[.I56]+(PI())*0.005/(0.2^2)*[.J56]" office:value-type="float" office:value="-0.000124827944953645" calcext:value-type="float">
            <text:p>-0.000124827944954</text:p>
          </table:table-cell>
          <table:table-cell table:formula="of:=(PI())*0.005/(0.2^2)*[.I56]+(1-2*(PI())*0.005/(0.2^2))*[.J56]+(PI())*0.005/(0.2^2)*[.K56]" office:value-type="float" office:value="-0.000124827944953645" calcext:value-type="float">
            <text:p>-0.000124827944954</text:p>
          </table:table-cell>
          <table:table-cell table:formula="of:=(PI())*0.005/(0.2^2)*[.J56]+(1-2*(PI())*0.005/(0.2^2))*[.K56]+(PI())*0.005/(0.2^2)*[.L56]" office:value-type="float" office:value="-0.0000771479127271535" calcext:value-type="float">
            <text:p>-7.71479127271535E-0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57]+0.005"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table:formula="of:=(PI())*0.005/(0.2^2)*[.B57]+(1-2*(PI())*0.005/(0.2^2))*[.C57]+(PI())*0.005/(0.2^2)*[.D57]" office:value-type="float" office:value="0.0000655759031149358" calcext:value-type="float">
            <text:p>6.55759031149358E-05</text:p>
          </table:table-cell>
          <table:table-cell table:formula="of:=(PI())*0.005/(0.2^2)*[.C57]+(1-2*(PI())*0.005/(0.2^2))*[.D57]+(PI())*0.005/(0.2^2)*[.E57]" office:value-type="float" office:value="0.000106104040082936" calcext:value-type="float">
            <text:p>0.000106104040083</text:p>
          </table:table-cell>
          <table:table-cell table:formula="of:=(PI())*0.005/(0.2^2)*[.D57]+(1-2*(PI())*0.005/(0.2^2))*[.E57]+(PI())*0.005/(0.2^2)*[.F57]" office:value-type="float" office:value="0.000106104040082936" calcext:value-type="float">
            <text:p>0.000106104040083</text:p>
          </table:table-cell>
          <table:table-cell table:formula="of:=(PI())*0.005/(0.2^2)*[.E57]+(1-2*(PI())*0.005/(0.2^2))*[.F57]+(PI())*0.005/(0.2^2)*[.G57]" office:value-type="float" office:value="0.0000655759031149358" calcext:value-type="float">
            <text:p>6.55759031149358E-05</text:p>
          </table:table-cell>
          <table:table-cell table:formula="of:=(PI())*0.005/(0.2^2)*[.F57]+(1-2*(PI())*0.005/(0.2^2))*[.G57]+(PI())*0.005/(0.2^2)*[.H57]" office:value-type="float" office:value="0" calcext:value-type="float">
            <text:p>0</text:p>
          </table:table-cell>
          <table:table-cell table:formula="of:=(PI())*0.005/(0.2^2)*[.G57]+(1-2*(PI())*0.005/(0.2^2))*[.H57]+(PI())*0.005/(0.2^2)*[.I57]" office:value-type="float" office:value="-0.0000655759031149358" calcext:value-type="float">
            <text:p>-6.55759031149358E-05</text:p>
          </table:table-cell>
          <table:table-cell table:formula="of:=(PI())*0.005/(0.2^2)*[.H57]+(1-2*(PI())*0.005/(0.2^2))*[.I57]+(PI())*0.005/(0.2^2)*[.J57]" office:value-type="float" office:value="-0.000106104040082936" calcext:value-type="float">
            <text:p>-0.000106104040083</text:p>
          </table:table-cell>
          <table:table-cell table:formula="of:=(PI())*0.005/(0.2^2)*[.I57]+(1-2*(PI())*0.005/(0.2^2))*[.J57]+(PI())*0.005/(0.2^2)*[.K57]" office:value-type="float" office:value="-0.000106104040082936" calcext:value-type="float">
            <text:p>-0.000106104040083</text:p>
          </table:table-cell>
          <table:table-cell table:formula="of:=(PI())*0.005/(0.2^2)*[.J57]+(1-2*(PI())*0.005/(0.2^2))*[.K57]+(PI())*0.005/(0.2^2)*[.L57]" office:value-type="float" office:value="-0.0000655759031149358" calcext:value-type="float">
            <text:p>-6.55759031149358E-0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58]+0.005" office:value-type="float" office:value="0.285" calcext:value-type="float">
            <text:p>0.285</text:p>
          </table:table-cell>
          <table:table-cell office:value-type="float" office:value="0" calcext:value-type="float">
            <text:p>0</text:p>
          </table:table-cell>
          <table:table-cell table:formula="of:=(PI())*0.005/(0.2^2)*[.B58]+(1-2*(PI())*0.005/(0.2^2))*[.C58]+(PI())*0.005/(0.2^2)*[.D58]" office:value-type="float" office:value="0.0000557396683504299" calcext:value-type="float">
            <text:p>5.57396683504299E-05</text:p>
          </table:table-cell>
          <table:table-cell table:formula="of:=(PI())*0.005/(0.2^2)*[.C58]+(1-2*(PI())*0.005/(0.2^2))*[.D58]+(PI())*0.005/(0.2^2)*[.E58]" office:value-type="float" office:value="0.0000901886779126424" calcext:value-type="float">
            <text:p>9.01886779126424E-05</text:p>
          </table:table-cell>
          <table:table-cell table:formula="of:=(PI())*0.005/(0.2^2)*[.D58]+(1-2*(PI())*0.005/(0.2^2))*[.E58]+(PI())*0.005/(0.2^2)*[.F58]" office:value-type="float" office:value="0.0000901886779126424" calcext:value-type="float">
            <text:p>9.01886779126424E-05</text:p>
          </table:table-cell>
          <table:table-cell table:formula="of:=(PI())*0.005/(0.2^2)*[.E58]+(1-2*(PI())*0.005/(0.2^2))*[.F58]+(PI())*0.005/(0.2^2)*[.G58]" office:value-type="float" office:value="0.0000557396683504299" calcext:value-type="float">
            <text:p>5.57396683504299E-05</text:p>
          </table:table-cell>
          <table:table-cell table:formula="of:=(PI())*0.005/(0.2^2)*[.F58]+(1-2*(PI())*0.005/(0.2^2))*[.G58]+(PI())*0.005/(0.2^2)*[.H58]" office:value-type="float" office:value="0" calcext:value-type="float">
            <text:p>0</text:p>
          </table:table-cell>
          <table:table-cell table:formula="of:=(PI())*0.005/(0.2^2)*[.G58]+(1-2*(PI())*0.005/(0.2^2))*[.H58]+(PI())*0.005/(0.2^2)*[.I58]" office:value-type="float" office:value="-0.0000557396683504299" calcext:value-type="float">
            <text:p>-5.57396683504299E-05</text:p>
          </table:table-cell>
          <table:table-cell table:formula="of:=(PI())*0.005/(0.2^2)*[.H58]+(1-2*(PI())*0.005/(0.2^2))*[.I58]+(PI())*0.005/(0.2^2)*[.J58]" office:value-type="float" office:value="-0.0000901886779126424" calcext:value-type="float">
            <text:p>-9.01886779126424E-05</text:p>
          </table:table-cell>
          <table:table-cell table:formula="of:=(PI())*0.005/(0.2^2)*[.I58]+(1-2*(PI())*0.005/(0.2^2))*[.J58]+(PI())*0.005/(0.2^2)*[.K58]" office:value-type="float" office:value="-0.0000901886779126424" calcext:value-type="float">
            <text:p>-9.01886779126424E-05</text:p>
          </table:table-cell>
          <table:table-cell table:formula="of:=(PI())*0.005/(0.2^2)*[.J58]+(1-2*(PI())*0.005/(0.2^2))*[.K58]+(PI())*0.005/(0.2^2)*[.L58]" office:value-type="float" office:value="-0.0000557396683504299" calcext:value-type="float">
            <text:p>-5.57396683504299E-0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59]+0.005"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table:formula="of:=(PI())*0.005/(0.2^2)*[.B59]+(1-2*(PI())*0.005/(0.2^2))*[.C59]+(PI())*0.005/(0.2^2)*[.D59]" office:value-type="float" office:value="0.000047378846195536" calcext:value-type="float">
            <text:p>4.7378846195536E-05</text:p>
          </table:table-cell>
          <table:table-cell table:formula="of:=(PI())*0.005/(0.2^2)*[.C59]+(1-2*(PI())*0.005/(0.2^2))*[.D59]+(PI())*0.005/(0.2^2)*[.E59]" office:value-type="float" office:value="0.000076660583492131" calcext:value-type="float">
            <text:p>7.6660583492131E-05</text:p>
          </table:table-cell>
          <table:table-cell table:formula="of:=(PI())*0.005/(0.2^2)*[.D59]+(1-2*(PI())*0.005/(0.2^2))*[.E59]+(PI())*0.005/(0.2^2)*[.F59]" office:value-type="float" office:value="0.000076660583492131" calcext:value-type="float">
            <text:p>7.6660583492131E-05</text:p>
          </table:table-cell>
          <table:table-cell table:formula="of:=(PI())*0.005/(0.2^2)*[.E59]+(1-2*(PI())*0.005/(0.2^2))*[.F59]+(PI())*0.005/(0.2^2)*[.G59]" office:value-type="float" office:value="0.000047378846195536" calcext:value-type="float">
            <text:p>4.7378846195536E-05</text:p>
          </table:table-cell>
          <table:table-cell table:formula="of:=(PI())*0.005/(0.2^2)*[.F59]+(1-2*(PI())*0.005/(0.2^2))*[.G59]+(PI())*0.005/(0.2^2)*[.H59]" office:value-type="float" office:value="0" calcext:value-type="float">
            <text:p>0</text:p>
          </table:table-cell>
          <table:table-cell table:formula="of:=(PI())*0.005/(0.2^2)*[.G59]+(1-2*(PI())*0.005/(0.2^2))*[.H59]+(PI())*0.005/(0.2^2)*[.I59]" office:value-type="float" office:value="-0.000047378846195536" calcext:value-type="float">
            <text:p>-4.7378846195536E-05</text:p>
          </table:table-cell>
          <table:table-cell table:formula="of:=(PI())*0.005/(0.2^2)*[.H59]+(1-2*(PI())*0.005/(0.2^2))*[.I59]+(PI())*0.005/(0.2^2)*[.J59]" office:value-type="float" office:value="-0.000076660583492131" calcext:value-type="float">
            <text:p>-7.6660583492131E-05</text:p>
          </table:table-cell>
          <table:table-cell table:formula="of:=(PI())*0.005/(0.2^2)*[.I59]+(1-2*(PI())*0.005/(0.2^2))*[.J59]+(PI())*0.005/(0.2^2)*[.K59]" office:value-type="float" office:value="-0.000076660583492131" calcext:value-type="float">
            <text:p>-7.6660583492131E-05</text:p>
          </table:table-cell>
          <table:table-cell table:formula="of:=(PI())*0.005/(0.2^2)*[.J59]+(1-2*(PI())*0.005/(0.2^2))*[.K59]+(PI())*0.005/(0.2^2)*[.L59]" office:value-type="float" office:value="-0.000047378846195536" calcext:value-type="float">
            <text:p>-4.7378846195536E-0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60]+0.005"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  <table:table-cell table:formula="of:=(PI())*0.005/(0.2^2)*[.B60]+(1-2*(PI())*0.005/(0.2^2))*[.C60]+(PI())*0.005/(0.2^2)*[.D60]" office:value-type="float" office:value="0.0000402721281495201" calcext:value-type="float">
            <text:p>4.02721281495201E-05</text:p>
          </table:table-cell>
          <table:table-cell table:formula="of:=(PI())*0.005/(0.2^2)*[.C60]+(1-2*(PI())*0.005/(0.2^2))*[.D60]+(PI())*0.005/(0.2^2)*[.E60]" office:value-type="float" office:value="0.0000651616721452149" calcext:value-type="float">
            <text:p>6.51616721452149E-05</text:p>
          </table:table-cell>
          <table:table-cell table:formula="of:=(PI())*0.005/(0.2^2)*[.D60]+(1-2*(PI())*0.005/(0.2^2))*[.E60]+(PI())*0.005/(0.2^2)*[.F60]" office:value-type="float" office:value="0.0000651616721452149" calcext:value-type="float">
            <text:p>6.51616721452149E-05</text:p>
          </table:table-cell>
          <table:table-cell table:formula="of:=(PI())*0.005/(0.2^2)*[.E60]+(1-2*(PI())*0.005/(0.2^2))*[.F60]+(PI())*0.005/(0.2^2)*[.G60]" office:value-type="float" office:value="0.0000402721281495201" calcext:value-type="float">
            <text:p>4.02721281495201E-05</text:p>
          </table:table-cell>
          <table:table-cell table:formula="of:=(PI())*0.005/(0.2^2)*[.F60]+(1-2*(PI())*0.005/(0.2^2))*[.G60]+(PI())*0.005/(0.2^2)*[.H60]" office:value-type="float" office:value="0" calcext:value-type="float">
            <text:p>0</text:p>
          </table:table-cell>
          <table:table-cell table:formula="of:=(PI())*0.005/(0.2^2)*[.G60]+(1-2*(PI())*0.005/(0.2^2))*[.H60]+(PI())*0.005/(0.2^2)*[.I60]" office:value-type="float" office:value="-0.0000402721281495201" calcext:value-type="float">
            <text:p>-4.02721281495201E-05</text:p>
          </table:table-cell>
          <table:table-cell table:formula="of:=(PI())*0.005/(0.2^2)*[.H60]+(1-2*(PI())*0.005/(0.2^2))*[.I60]+(PI())*0.005/(0.2^2)*[.J60]" office:value-type="float" office:value="-0.0000651616721452149" calcext:value-type="float">
            <text:p>-6.51616721452149E-05</text:p>
          </table:table-cell>
          <table:table-cell table:formula="of:=(PI())*0.005/(0.2^2)*[.I60]+(1-2*(PI())*0.005/(0.2^2))*[.J60]+(PI())*0.005/(0.2^2)*[.K60]" office:value-type="float" office:value="-0.0000651616721452149" calcext:value-type="float">
            <text:p>-6.51616721452149E-05</text:p>
          </table:table-cell>
          <table:table-cell table:formula="of:=(PI())*0.005/(0.2^2)*[.J60]+(1-2*(PI())*0.005/(0.2^2))*[.K60]+(PI())*0.005/(0.2^2)*[.L60]" office:value-type="float" office:value="-0.0000402721281495201" calcext:value-type="float">
            <text:p>-4.02721281495201E-0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61]+0.005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(PI())*0.005/(0.2^2)*[.B61]+(1-2*(PI())*0.005/(0.2^2))*[.C61]+(PI())*0.005/(0.2^2)*[.D61]" office:value-type="float" office:value="0.0000342314014781595" calcext:value-type="float">
            <text:p>3.42314014781595E-05</text:p>
          </table:table-cell>
          <table:table-cell table:formula="of:=(PI())*0.005/(0.2^2)*[.C61]+(1-2*(PI())*0.005/(0.2^2))*[.D61]+(PI())*0.005/(0.2^2)*[.E61]" office:value-type="float" office:value="0.0000553875710742055" calcext:value-type="float">
            <text:p>5.53875710742055E-05</text:p>
          </table:table-cell>
          <table:table-cell table:formula="of:=(PI())*0.005/(0.2^2)*[.D61]+(1-2*(PI())*0.005/(0.2^2))*[.E61]+(PI())*0.005/(0.2^2)*[.F61]" office:value-type="float" office:value="0.0000553875710742055" calcext:value-type="float">
            <text:p>5.53875710742055E-05</text:p>
          </table:table-cell>
          <table:table-cell table:formula="of:=(PI())*0.005/(0.2^2)*[.E61]+(1-2*(PI())*0.005/(0.2^2))*[.F61]+(PI())*0.005/(0.2^2)*[.G61]" office:value-type="float" office:value="0.0000342314014781595" calcext:value-type="float">
            <text:p>3.42314014781595E-05</text:p>
          </table:table-cell>
          <table:table-cell table:formula="of:=(PI())*0.005/(0.2^2)*[.F61]+(1-2*(PI())*0.005/(0.2^2))*[.G61]+(PI())*0.005/(0.2^2)*[.H61]" office:value-type="float" office:value="0" calcext:value-type="float">
            <text:p>0</text:p>
          </table:table-cell>
          <table:table-cell table:formula="of:=(PI())*0.005/(0.2^2)*[.G61]+(1-2*(PI())*0.005/(0.2^2))*[.H61]+(PI())*0.005/(0.2^2)*[.I61]" office:value-type="float" office:value="-0.0000342314014781595" calcext:value-type="float">
            <text:p>-3.42314014781595E-05</text:p>
          </table:table-cell>
          <table:table-cell table:formula="of:=(PI())*0.005/(0.2^2)*[.H61]+(1-2*(PI())*0.005/(0.2^2))*[.I61]+(PI())*0.005/(0.2^2)*[.J61]" office:value-type="float" office:value="-0.0000553875710742055" calcext:value-type="float">
            <text:p>-5.53875710742055E-05</text:p>
          </table:table-cell>
          <table:table-cell table:formula="of:=(PI())*0.005/(0.2^2)*[.I61]+(1-2*(PI())*0.005/(0.2^2))*[.J61]+(PI())*0.005/(0.2^2)*[.K61]" office:value-type="float" office:value="-0.0000553875710742055" calcext:value-type="float">
            <text:p>-5.53875710742055E-05</text:p>
          </table:table-cell>
          <table:table-cell table:formula="of:=(PI())*0.005/(0.2^2)*[.J61]+(1-2*(PI())*0.005/(0.2^2))*[.K61]+(PI())*0.005/(0.2^2)*[.L61]" office:value-type="float" office:value="-0.0000342314014781595" calcext:value-type="float">
            <text:p>-3.42314014781595E-0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62]+0.005" office:value-type="float" office:value="0.305" calcext:value-type="float">
            <text:p>0.305</text:p>
          </table:table-cell>
          <table:table-cell office:value-type="float" office:value="0" calcext:value-type="float">
            <text:p>0</text:p>
          </table:table-cell>
          <table:table-cell table:formula="of:=(PI())*0.005/(0.2^2)*[.B62]+(1-2*(PI())*0.005/(0.2^2))*[.C62]+(PI())*0.005/(0.2^2)*[.D62]" office:value-type="float" office:value="0.0000290967699250557" calcext:value-type="float">
            <text:p>2.90967699250557E-05</text:p>
          </table:table-cell>
          <table:table-cell table:formula="of:=(PI())*0.005/(0.2^2)*[.C62]+(1-2*(PI())*0.005/(0.2^2))*[.D62]+(PI())*0.005/(0.2^2)*[.E62]" office:value-type="float" office:value="0.0000470795627015758" calcext:value-type="float">
            <text:p>4.70795627015758E-05</text:p>
          </table:table-cell>
          <table:table-cell table:formula="of:=(PI())*0.005/(0.2^2)*[.D62]+(1-2*(PI())*0.005/(0.2^2))*[.E62]+(PI())*0.005/(0.2^2)*[.F62]" office:value-type="float" office:value="0.0000470795627015758" calcext:value-type="float">
            <text:p>4.70795627015758E-05</text:p>
          </table:table-cell>
          <table:table-cell table:formula="of:=(PI())*0.005/(0.2^2)*[.E62]+(1-2*(PI())*0.005/(0.2^2))*[.F62]+(PI())*0.005/(0.2^2)*[.G62]" office:value-type="float" office:value="0.0000290967699250557" calcext:value-type="float">
            <text:p>2.90967699250557E-05</text:p>
          </table:table-cell>
          <table:table-cell table:formula="of:=(PI())*0.005/(0.2^2)*[.F62]+(1-2*(PI())*0.005/(0.2^2))*[.G62]+(PI())*0.005/(0.2^2)*[.H62]" office:value-type="float" office:value="0" calcext:value-type="float">
            <text:p>0</text:p>
          </table:table-cell>
          <table:table-cell table:formula="of:=(PI())*0.005/(0.2^2)*[.G62]+(1-2*(PI())*0.005/(0.2^2))*[.H62]+(PI())*0.005/(0.2^2)*[.I62]" office:value-type="float" office:value="-0.0000290967699250557" calcext:value-type="float">
            <text:p>-2.90967699250557E-05</text:p>
          </table:table-cell>
          <table:table-cell table:formula="of:=(PI())*0.005/(0.2^2)*[.H62]+(1-2*(PI())*0.005/(0.2^2))*[.I62]+(PI())*0.005/(0.2^2)*[.J62]" office:value-type="float" office:value="-0.0000470795627015758" calcext:value-type="float">
            <text:p>-4.70795627015758E-05</text:p>
          </table:table-cell>
          <table:table-cell table:formula="of:=(PI())*0.005/(0.2^2)*[.I62]+(1-2*(PI())*0.005/(0.2^2))*[.J62]+(PI())*0.005/(0.2^2)*[.K62]" office:value-type="float" office:value="-0.0000470795627015758" calcext:value-type="float">
            <text:p>-4.70795627015758E-05</text:p>
          </table:table-cell>
          <table:table-cell table:formula="of:=(PI())*0.005/(0.2^2)*[.J62]+(1-2*(PI())*0.005/(0.2^2))*[.K62]+(PI())*0.005/(0.2^2)*[.L62]" office:value-type="float" office:value="-0.0000290967699250557" calcext:value-type="float">
            <text:p>-2.90967699250557E-0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63]+0.005"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table:formula="of:=(PI())*0.005/(0.2^2)*[.B63]+(1-2*(PI())*0.005/(0.2^2))*[.C63]+(PI())*0.005/(0.2^2)*[.D63]" office:value-type="float" office:value="0.0000247323213048052" calcext:value-type="float">
            <text:p>2.47323213048052E-05</text:p>
          </table:table-cell>
          <table:table-cell table:formula="of:=(PI())*0.005/(0.2^2)*[.C63]+(1-2*(PI())*0.005/(0.2^2))*[.D63]+(PI())*0.005/(0.2^2)*[.E63]" office:value-type="float" office:value="0.0000400177364918579" calcext:value-type="float">
            <text:p>4.00177364918579E-05</text:p>
          </table:table-cell>
          <table:table-cell table:formula="of:=(PI())*0.005/(0.2^2)*[.D63]+(1-2*(PI())*0.005/(0.2^2))*[.E63]+(PI())*0.005/(0.2^2)*[.F63]" office:value-type="float" office:value="0.0000400177364918579" calcext:value-type="float">
            <text:p>4.00177364918579E-05</text:p>
          </table:table-cell>
          <table:table-cell table:formula="of:=(PI())*0.005/(0.2^2)*[.E63]+(1-2*(PI())*0.005/(0.2^2))*[.F63]+(PI())*0.005/(0.2^2)*[.G63]" office:value-type="float" office:value="0.0000247323213048052" calcext:value-type="float">
            <text:p>2.47323213048052E-05</text:p>
          </table:table-cell>
          <table:table-cell table:formula="of:=(PI())*0.005/(0.2^2)*[.F63]+(1-2*(PI())*0.005/(0.2^2))*[.G63]+(PI())*0.005/(0.2^2)*[.H63]" office:value-type="float" office:value="0" calcext:value-type="float">
            <text:p>0</text:p>
          </table:table-cell>
          <table:table-cell table:formula="of:=(PI())*0.005/(0.2^2)*[.G63]+(1-2*(PI())*0.005/(0.2^2))*[.H63]+(PI())*0.005/(0.2^2)*[.I63]" office:value-type="float" office:value="-0.0000247323213048052" calcext:value-type="float">
            <text:p>-2.47323213048052E-05</text:p>
          </table:table-cell>
          <table:table-cell table:formula="of:=(PI())*0.005/(0.2^2)*[.H63]+(1-2*(PI())*0.005/(0.2^2))*[.I63]+(PI())*0.005/(0.2^2)*[.J63]" office:value-type="float" office:value="-0.0000400177364918579" calcext:value-type="float">
            <text:p>-4.00177364918579E-05</text:p>
          </table:table-cell>
          <table:table-cell table:formula="of:=(PI())*0.005/(0.2^2)*[.I63]+(1-2*(PI())*0.005/(0.2^2))*[.J63]+(PI())*0.005/(0.2^2)*[.K63]" office:value-type="float" office:value="-0.0000400177364918579" calcext:value-type="float">
            <text:p>-4.00177364918579E-05</text:p>
          </table:table-cell>
          <table:table-cell table:formula="of:=(PI())*0.005/(0.2^2)*[.J63]+(1-2*(PI())*0.005/(0.2^2))*[.K63]+(PI())*0.005/(0.2^2)*[.L63]" office:value-type="float" office:value="-0.0000247323213048052" calcext:value-type="float">
            <text:p>-2.47323213048052E-0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64]+0.005" office:value-type="float" office:value="0.315" calcext:value-type="float">
            <text:p>0.315</text:p>
          </table:table-cell>
          <table:table-cell office:value-type="float" office:value="0" calcext:value-type="float">
            <text:p>0</text:p>
          </table:table-cell>
          <table:table-cell table:formula="of:=(PI())*0.005/(0.2^2)*[.B64]+(1-2*(PI())*0.005/(0.2^2))*[.C64]+(PI())*0.005/(0.2^2)*[.D64]" office:value-type="float" office:value="0.0000210225299474697" calcext:value-type="float">
            <text:p>2.10225299474697E-05</text:p>
          </table:table-cell>
          <table:table-cell table:formula="of:=(PI())*0.005/(0.2^2)*[.C64]+(1-2*(PI())*0.005/(0.2^2))*[.D64]+(PI())*0.005/(0.2^2)*[.E64]" office:value-type="float" office:value="0.0000340151679845186" calcext:value-type="float">
            <text:p>3.40151679845186E-05</text:p>
          </table:table-cell>
          <table:table-cell table:formula="of:=(PI())*0.005/(0.2^2)*[.D64]+(1-2*(PI())*0.005/(0.2^2))*[.E64]+(PI())*0.005/(0.2^2)*[.F64]" office:value-type="float" office:value="0.0000340151679845186" calcext:value-type="float">
            <text:p>3.40151679845186E-05</text:p>
          </table:table-cell>
          <table:table-cell table:formula="of:=(PI())*0.005/(0.2^2)*[.E64]+(1-2*(PI())*0.005/(0.2^2))*[.F64]+(PI())*0.005/(0.2^2)*[.G64]" office:value-type="float" office:value="0.0000210225299474697" calcext:value-type="float">
            <text:p>2.10225299474697E-05</text:p>
          </table:table-cell>
          <table:table-cell table:formula="of:=(PI())*0.005/(0.2^2)*[.F64]+(1-2*(PI())*0.005/(0.2^2))*[.G64]+(PI())*0.005/(0.2^2)*[.H64]" office:value-type="float" office:value="0" calcext:value-type="float">
            <text:p>0</text:p>
          </table:table-cell>
          <table:table-cell table:formula="of:=(PI())*0.005/(0.2^2)*[.G64]+(1-2*(PI())*0.005/(0.2^2))*[.H64]+(PI())*0.005/(0.2^2)*[.I64]" office:value-type="float" office:value="-0.0000210225299474697" calcext:value-type="float">
            <text:p>-2.10225299474697E-05</text:p>
          </table:table-cell>
          <table:table-cell table:formula="of:=(PI())*0.005/(0.2^2)*[.H64]+(1-2*(PI())*0.005/(0.2^2))*[.I64]+(PI())*0.005/(0.2^2)*[.J64]" office:value-type="float" office:value="-0.0000340151679845186" calcext:value-type="float">
            <text:p>-3.40151679845186E-05</text:p>
          </table:table-cell>
          <table:table-cell table:formula="of:=(PI())*0.005/(0.2^2)*[.I64]+(1-2*(PI())*0.005/(0.2^2))*[.J64]+(PI())*0.005/(0.2^2)*[.K64]" office:value-type="float" office:value="-0.0000340151679845186" calcext:value-type="float">
            <text:p>-3.40151679845186E-05</text:p>
          </table:table-cell>
          <table:table-cell table:formula="of:=(PI())*0.005/(0.2^2)*[.J64]+(1-2*(PI())*0.005/(0.2^2))*[.K64]+(PI())*0.005/(0.2^2)*[.L64]" office:value-type="float" office:value="-0.0000210225299474697" calcext:value-type="float">
            <text:p>-2.10225299474697E-0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65]+0.005"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table:formula="of:=(PI())*0.005/(0.2^2)*[.B65]+(1-2*(PI())*0.005/(0.2^2))*[.C65]+(PI())*0.005/(0.2^2)*[.D65]" office:value-type="float" office:value="0.0000178691987681074" calcext:value-type="float">
            <text:p>1.78691987681074E-05</text:p>
          </table:table-cell>
          <table:table-cell table:formula="of:=(PI())*0.005/(0.2^2)*[.C65]+(1-2*(PI())*0.005/(0.2^2))*[.D65]+(PI())*0.005/(0.2^2)*[.E65]" office:value-type="float" office:value="0.0000289129709585256" calcext:value-type="float">
            <text:p>2.89129709585256E-05</text:p>
          </table:table-cell>
          <table:table-cell table:formula="of:=(PI())*0.005/(0.2^2)*[.D65]+(1-2*(PI())*0.005/(0.2^2))*[.E65]+(PI())*0.005/(0.2^2)*[.F65]" office:value-type="float" office:value="0.0000289129709585256" calcext:value-type="float">
            <text:p>2.89129709585256E-05</text:p>
          </table:table-cell>
          <table:table-cell table:formula="of:=(PI())*0.005/(0.2^2)*[.E65]+(1-2*(PI())*0.005/(0.2^2))*[.F65]+(PI())*0.005/(0.2^2)*[.G65]" office:value-type="float" office:value="0.0000178691987681074" calcext:value-type="float">
            <text:p>1.78691987681074E-05</text:p>
          </table:table-cell>
          <table:table-cell table:formula="of:=(PI())*0.005/(0.2^2)*[.F65]+(1-2*(PI())*0.005/(0.2^2))*[.G65]+(PI())*0.005/(0.2^2)*[.H65]" office:value-type="float" office:value="0" calcext:value-type="float">
            <text:p>0</text:p>
          </table:table-cell>
          <table:table-cell table:formula="of:=(PI())*0.005/(0.2^2)*[.G65]+(1-2*(PI())*0.005/(0.2^2))*[.H65]+(PI())*0.005/(0.2^2)*[.I65]" office:value-type="float" office:value="-0.0000178691987681074" calcext:value-type="float">
            <text:p>-1.78691987681074E-05</text:p>
          </table:table-cell>
          <table:table-cell table:formula="of:=(PI())*0.005/(0.2^2)*[.H65]+(1-2*(PI())*0.005/(0.2^2))*[.I65]+(PI())*0.005/(0.2^2)*[.J65]" office:value-type="float" office:value="-0.0000289129709585256" calcext:value-type="float">
            <text:p>-2.89129709585256E-05</text:p>
          </table:table-cell>
          <table:table-cell table:formula="of:=(PI())*0.005/(0.2^2)*[.I65]+(1-2*(PI())*0.005/(0.2^2))*[.J65]+(PI())*0.005/(0.2^2)*[.K65]" office:value-type="float" office:value="-0.0000289129709585256" calcext:value-type="float">
            <text:p>-2.89129709585256E-05</text:p>
          </table:table-cell>
          <table:table-cell table:formula="of:=(PI())*0.005/(0.2^2)*[.J65]+(1-2*(PI())*0.005/(0.2^2))*[.K65]+(PI())*0.005/(0.2^2)*[.L65]" office:value-type="float" office:value="-0.0000178691987681074" calcext:value-type="float">
            <text:p>-1.78691987681074E-0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66]+0.005"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table:formula="of:=(PI())*0.005/(0.2^2)*[.B66]+(1-2*(PI())*0.005/(0.2^2))*[.C66]+(PI())*0.005/(0.2^2)*[.D66]" office:value-type="float" office:value="0.0000151888600188468" calcext:value-type="float">
            <text:p>1.51888600188468E-05</text:p>
          </table:table-cell>
          <table:table-cell table:formula="of:=(PI())*0.005/(0.2^2)*[.C66]+(1-2*(PI())*0.005/(0.2^2))*[.D66]+(PI())*0.005/(0.2^2)*[.E66]" office:value-type="float" office:value="0.0000245760917608585" calcext:value-type="float">
            <text:p>2.45760917608585E-05</text:p>
          </table:table-cell>
          <table:table-cell table:formula="of:=(PI())*0.005/(0.2^2)*[.D66]+(1-2*(PI())*0.005/(0.2^2))*[.E66]+(PI())*0.005/(0.2^2)*[.F66]" office:value-type="float" office:value="0.0000245760917608585" calcext:value-type="float">
            <text:p>2.45760917608585E-05</text:p>
          </table:table-cell>
          <table:table-cell table:formula="of:=(PI())*0.005/(0.2^2)*[.E66]+(1-2*(PI())*0.005/(0.2^2))*[.F66]+(PI())*0.005/(0.2^2)*[.G66]" office:value-type="float" office:value="0.0000151888600188468" calcext:value-type="float">
            <text:p>1.51888600188468E-05</text:p>
          </table:table-cell>
          <table:table-cell table:formula="of:=(PI())*0.005/(0.2^2)*[.F66]+(1-2*(PI())*0.005/(0.2^2))*[.G66]+(PI())*0.005/(0.2^2)*[.H66]" office:value-type="float" office:value="0" calcext:value-type="float">
            <text:p>0</text:p>
          </table:table-cell>
          <table:table-cell table:formula="of:=(PI())*0.005/(0.2^2)*[.G66]+(1-2*(PI())*0.005/(0.2^2))*[.H66]+(PI())*0.005/(0.2^2)*[.I66]" office:value-type="float" office:value="-0.0000151888600188468" calcext:value-type="float">
            <text:p>-1.51888600188468E-05</text:p>
          </table:table-cell>
          <table:table-cell table:formula="of:=(PI())*0.005/(0.2^2)*[.H66]+(1-2*(PI())*0.005/(0.2^2))*[.I66]+(PI())*0.005/(0.2^2)*[.J66]" office:value-type="float" office:value="-0.0000245760917608585" calcext:value-type="float">
            <text:p>-2.45760917608585E-05</text:p>
          </table:table-cell>
          <table:table-cell table:formula="of:=(PI())*0.005/(0.2^2)*[.I66]+(1-2*(PI())*0.005/(0.2^2))*[.J66]+(PI())*0.005/(0.2^2)*[.K66]" office:value-type="float" office:value="-0.0000245760917608585" calcext:value-type="float">
            <text:p>-2.45760917608585E-05</text:p>
          </table:table-cell>
          <table:table-cell table:formula="of:=(PI())*0.005/(0.2^2)*[.J66]+(1-2*(PI())*0.005/(0.2^2))*[.K66]+(PI())*0.005/(0.2^2)*[.L66]" office:value-type="float" office:value="-0.0000151888600188468" calcext:value-type="float">
            <text:p>-1.51888600188468E-0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67]+0.005"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formula="of:=(PI())*0.005/(0.2^2)*[.B67]+(1-2*(PI())*0.005/(0.2^2))*[.C67]+(PI())*0.005/(0.2^2)*[.D67]" office:value-type="float" office:value="0.0000129105659221763" calcext:value-type="float">
            <text:p>1.29105659221763E-05</text:p>
          </table:table-cell>
          <table:table-cell table:formula="of:=(PI())*0.005/(0.2^2)*[.C67]+(1-2*(PI())*0.005/(0.2^2))*[.D67]+(PI())*0.005/(0.2^2)*[.E67]" office:value-type="float" office:value="0.0000208897344760774" calcext:value-type="float">
            <text:p>2.08897344760774E-05</text:p>
          </table:table-cell>
          <table:table-cell table:formula="of:=(PI())*0.005/(0.2^2)*[.D67]+(1-2*(PI())*0.005/(0.2^2))*[.E67]+(PI())*0.005/(0.2^2)*[.F67]" office:value-type="float" office:value="0.0000208897344760774" calcext:value-type="float">
            <text:p>2.08897344760774E-05</text:p>
          </table:table-cell>
          <table:table-cell table:formula="of:=(PI())*0.005/(0.2^2)*[.E67]+(1-2*(PI())*0.005/(0.2^2))*[.F67]+(PI())*0.005/(0.2^2)*[.G67]" office:value-type="float" office:value="0.0000129105659221763" calcext:value-type="float">
            <text:p>1.29105659221763E-05</text:p>
          </table:table-cell>
          <table:table-cell table:formula="of:=(PI())*0.005/(0.2^2)*[.F67]+(1-2*(PI())*0.005/(0.2^2))*[.G67]+(PI())*0.005/(0.2^2)*[.H67]" office:value-type="float" office:value="0" calcext:value-type="float">
            <text:p>0</text:p>
          </table:table-cell>
          <table:table-cell table:formula="of:=(PI())*0.005/(0.2^2)*[.G67]+(1-2*(PI())*0.005/(0.2^2))*[.H67]+(PI())*0.005/(0.2^2)*[.I67]" office:value-type="float" office:value="-0.0000129105659221763" calcext:value-type="float">
            <text:p>-1.29105659221763E-05</text:p>
          </table:table-cell>
          <table:table-cell table:formula="of:=(PI())*0.005/(0.2^2)*[.H67]+(1-2*(PI())*0.005/(0.2^2))*[.I67]+(PI())*0.005/(0.2^2)*[.J67]" office:value-type="float" office:value="-0.0000208897344760774" calcext:value-type="float">
            <text:p>-2.08897344760774E-05</text:p>
          </table:table-cell>
          <table:table-cell table:formula="of:=(PI())*0.005/(0.2^2)*[.I67]+(1-2*(PI())*0.005/(0.2^2))*[.J67]+(PI())*0.005/(0.2^2)*[.K67]" office:value-type="float" office:value="-0.0000208897344760774" calcext:value-type="float">
            <text:p>-2.08897344760774E-05</text:p>
          </table:table-cell>
          <table:table-cell table:formula="of:=(PI())*0.005/(0.2^2)*[.J67]+(1-2*(PI())*0.005/(0.2^2))*[.K67]+(PI())*0.005/(0.2^2)*[.L67]" office:value-type="float" office:value="-0.0000129105659221763" calcext:value-type="float">
            <text:p>-1.29105659221763E-0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68]+0.005" office:value-type="float" office:value="0.335" calcext:value-type="float">
            <text:p>0.335</text:p>
          </table:table-cell>
          <table:table-cell office:value-type="float" office:value="0" calcext:value-type="float">
            <text:p>0</text:p>
          </table:table-cell>
          <table:table-cell table:formula="of:=(PI())*0.005/(0.2^2)*[.B68]+(1-2*(PI())*0.005/(0.2^2))*[.C68]+(PI())*0.005/(0.2^2)*[.D68]" office:value-type="float" office:value="0.0000109740107041631" calcext:value-type="float">
            <text:p>1.09740107041631E-05</text:p>
          </table:table-cell>
          <table:table-cell table:formula="of:=(PI())*0.005/(0.2^2)*[.C68]+(1-2*(PI())*0.005/(0.2^2))*[.D68]+(PI())*0.005/(0.2^2)*[.E68]" office:value-type="float" office:value="0.0000177563223122411" calcext:value-type="float">
            <text:p>1.77563223122411E-05</text:p>
          </table:table-cell>
          <table:table-cell table:formula="of:=(PI())*0.005/(0.2^2)*[.D68]+(1-2*(PI())*0.005/(0.2^2))*[.E68]+(PI())*0.005/(0.2^2)*[.F68]" office:value-type="float" office:value="0.0000177563223122411" calcext:value-type="float">
            <text:p>1.77563223122411E-05</text:p>
          </table:table-cell>
          <table:table-cell table:formula="of:=(PI())*0.005/(0.2^2)*[.E68]+(1-2*(PI())*0.005/(0.2^2))*[.F68]+(PI())*0.005/(0.2^2)*[.G68]" office:value-type="float" office:value="0.0000109740107041631" calcext:value-type="float">
            <text:p>1.09740107041631E-05</text:p>
          </table:table-cell>
          <table:table-cell table:formula="of:=(PI())*0.005/(0.2^2)*[.F68]+(1-2*(PI())*0.005/(0.2^2))*[.G68]+(PI())*0.005/(0.2^2)*[.H68]" office:value-type="float" office:value="0" calcext:value-type="float">
            <text:p>0</text:p>
          </table:table-cell>
          <table:table-cell table:formula="of:=(PI())*0.005/(0.2^2)*[.G68]+(1-2*(PI())*0.005/(0.2^2))*[.H68]+(PI())*0.005/(0.2^2)*[.I68]" office:value-type="float" office:value="-0.0000109740107041631" calcext:value-type="float">
            <text:p>-1.09740107041631E-05</text:p>
          </table:table-cell>
          <table:table-cell table:formula="of:=(PI())*0.005/(0.2^2)*[.H68]+(1-2*(PI())*0.005/(0.2^2))*[.I68]+(PI())*0.005/(0.2^2)*[.J68]" office:value-type="float" office:value="-0.0000177563223122411" calcext:value-type="float">
            <text:p>-1.77563223122411E-05</text:p>
          </table:table-cell>
          <table:table-cell table:formula="of:=(PI())*0.005/(0.2^2)*[.I68]+(1-2*(PI())*0.005/(0.2^2))*[.J68]+(PI())*0.005/(0.2^2)*[.K68]" office:value-type="float" office:value="-0.0000177563223122411" calcext:value-type="float">
            <text:p>-1.77563223122411E-05</text:p>
          </table:table-cell>
          <table:table-cell table:formula="of:=(PI())*0.005/(0.2^2)*[.J68]+(1-2*(PI())*0.005/(0.2^2))*[.K68]+(PI())*0.005/(0.2^2)*[.L68]" office:value-type="float" office:value="-0.0000109740107041631" calcext:value-type="float">
            <text:p>-1.09740107041631E-0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69]+0.005"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table:formula="of:=(PI())*0.005/(0.2^2)*[.B69]+(1-2*(PI())*0.005/(0.2^2))*[.C69]+(PI())*0.005/(0.2^2)*[.D69]" office:value-type="float" office:value="0.0000093279343183731" calcext:value-type="float">
            <text:p>9.3279343183731E-06</text:p>
          </table:table-cell>
          <table:table-cell table:formula="of:=(PI())*0.005/(0.2^2)*[.C69]+(1-2*(PI())*0.005/(0.2^2))*[.D69]+(PI())*0.005/(0.2^2)*[.E69]" office:value-type="float" office:value="0.0000150929147719543" calcext:value-type="float">
            <text:p>1.50929147719543E-05</text:p>
          </table:table-cell>
          <table:table-cell table:formula="of:=(PI())*0.005/(0.2^2)*[.D69]+(1-2*(PI())*0.005/(0.2^2))*[.E69]+(PI())*0.005/(0.2^2)*[.F69]" office:value-type="float" office:value="0.0000150929147719543" calcext:value-type="float">
            <text:p>1.50929147719543E-05</text:p>
          </table:table-cell>
          <table:table-cell table:formula="of:=(PI())*0.005/(0.2^2)*[.E69]+(1-2*(PI())*0.005/(0.2^2))*[.F69]+(PI())*0.005/(0.2^2)*[.G69]" office:value-type="float" office:value="0.0000093279343183731" calcext:value-type="float">
            <text:p>9.3279343183731E-06</text:p>
          </table:table-cell>
          <table:table-cell table:formula="of:=(PI())*0.005/(0.2^2)*[.F69]+(1-2*(PI())*0.005/(0.2^2))*[.G69]+(PI())*0.005/(0.2^2)*[.H69]" office:value-type="float" office:value="0" calcext:value-type="float">
            <text:p>0</text:p>
          </table:table-cell>
          <table:table-cell table:formula="of:=(PI())*0.005/(0.2^2)*[.G69]+(1-2*(PI())*0.005/(0.2^2))*[.H69]+(PI())*0.005/(0.2^2)*[.I69]" office:value-type="float" office:value="-0.0000093279343183731" calcext:value-type="float">
            <text:p>-9.3279343183731E-06</text:p>
          </table:table-cell>
          <table:table-cell table:formula="of:=(PI())*0.005/(0.2^2)*[.H69]+(1-2*(PI())*0.005/(0.2^2))*[.I69]+(PI())*0.005/(0.2^2)*[.J69]" office:value-type="float" office:value="-0.0000150929147719543" calcext:value-type="float">
            <text:p>-1.50929147719543E-05</text:p>
          </table:table-cell>
          <table:table-cell table:formula="of:=(PI())*0.005/(0.2^2)*[.I69]+(1-2*(PI())*0.005/(0.2^2))*[.J69]+(PI())*0.005/(0.2^2)*[.K69]" office:value-type="float" office:value="-0.0000150929147719543" calcext:value-type="float">
            <text:p>-1.50929147719543E-05</text:p>
          </table:table-cell>
          <table:table-cell table:formula="of:=(PI())*0.005/(0.2^2)*[.J69]+(1-2*(PI())*0.005/(0.2^2))*[.K69]+(PI())*0.005/(0.2^2)*[.L69]" office:value-type="float" office:value="-0.0000093279343183731" calcext:value-type="float">
            <text:p>-9.3279343183731E-0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70]+0.005" office:value-type="float" office:value="0.345" calcext:value-type="float">
            <text:p>0.345</text:p>
          </table:table-cell>
          <table:table-cell office:value-type="float" office:value="0" calcext:value-type="float">
            <text:p>0</text:p>
          </table:table-cell>
          <table:table-cell table:formula="of:=(PI())*0.005/(0.2^2)*[.B70]+(1-2*(PI())*0.005/(0.2^2))*[.C70]+(PI())*0.005/(0.2^2)*[.D70]" office:value-type="float" office:value="0.00000792876560753438" calcext:value-type="float">
            <text:p>7.92876560753438E-06</text:p>
          </table:table-cell>
          <table:table-cell table:formula="of:=(PI())*0.005/(0.2^2)*[.C70]+(1-2*(PI())*0.005/(0.2^2))*[.D70]+(PI())*0.005/(0.2^2)*[.E70]" office:value-type="float" office:value="0.0000128290122418218" calcext:value-type="float">
            <text:p>1.28290122418218E-05</text:p>
          </table:table-cell>
          <table:table-cell table:formula="of:=(PI())*0.005/(0.2^2)*[.D70]+(1-2*(PI())*0.005/(0.2^2))*[.E70]+(PI())*0.005/(0.2^2)*[.F70]" office:value-type="float" office:value="0.0000128290122418218" calcext:value-type="float">
            <text:p>1.28290122418218E-05</text:p>
          </table:table-cell>
          <table:table-cell table:formula="of:=(PI())*0.005/(0.2^2)*[.E70]+(1-2*(PI())*0.005/(0.2^2))*[.F70]+(PI())*0.005/(0.2^2)*[.G70]" office:value-type="float" office:value="0.00000792876560753438" calcext:value-type="float">
            <text:p>7.92876560753438E-06</text:p>
          </table:table-cell>
          <table:table-cell table:formula="of:=(PI())*0.005/(0.2^2)*[.F70]+(1-2*(PI())*0.005/(0.2^2))*[.G70]+(PI())*0.005/(0.2^2)*[.H70]" office:value-type="float" office:value="0" calcext:value-type="float">
            <text:p>0</text:p>
          </table:table-cell>
          <table:table-cell table:formula="of:=(PI())*0.005/(0.2^2)*[.G70]+(1-2*(PI())*0.005/(0.2^2))*[.H70]+(PI())*0.005/(0.2^2)*[.I70]" office:value-type="float" office:value="-0.00000792876560753438" calcext:value-type="float">
            <text:p>-7.92876560753438E-06</text:p>
          </table:table-cell>
          <table:table-cell table:formula="of:=(PI())*0.005/(0.2^2)*[.H70]+(1-2*(PI())*0.005/(0.2^2))*[.I70]+(PI())*0.005/(0.2^2)*[.J70]" office:value-type="float" office:value="-0.0000128290122418218" calcext:value-type="float">
            <text:p>-1.28290122418218E-05</text:p>
          </table:table-cell>
          <table:table-cell table:formula="of:=(PI())*0.005/(0.2^2)*[.I70]+(1-2*(PI())*0.005/(0.2^2))*[.J70]+(PI())*0.005/(0.2^2)*[.K70]" office:value-type="float" office:value="-0.0000128290122418218" calcext:value-type="float">
            <text:p>-1.28290122418218E-05</text:p>
          </table:table-cell>
          <table:table-cell table:formula="of:=(PI())*0.005/(0.2^2)*[.J70]+(1-2*(PI())*0.005/(0.2^2))*[.K70]+(PI())*0.005/(0.2^2)*[.L70]" office:value-type="float" office:value="-0.00000792876560753438" calcext:value-type="float">
            <text:p>-7.92876560753438E-0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71]+0.005"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formula="of:=(PI())*0.005/(0.2^2)*[.B71]+(1-2*(PI())*0.005/(0.2^2))*[.C71]+(PI())*0.005/(0.2^2)*[.D71]" office:value-type="float" office:value="0.00000673946898783315" calcext:value-type="float">
            <text:p>6.73946898783315E-06</text:p>
          </table:table-cell>
          <table:table-cell table:formula="of:=(PI())*0.005/(0.2^2)*[.C71]+(1-2*(PI())*0.005/(0.2^2))*[.D71]+(PI())*0.005/(0.2^2)*[.E71]" office:value-type="float" office:value="0.0000109046898884399" calcext:value-type="float">
            <text:p>1.09046898884399E-05</text:p>
          </table:table-cell>
          <table:table-cell table:formula="of:=(PI())*0.005/(0.2^2)*[.D71]+(1-2*(PI())*0.005/(0.2^2))*[.E71]+(PI())*0.005/(0.2^2)*[.F71]" office:value-type="float" office:value="0.0000109046898884399" calcext:value-type="float">
            <text:p>1.09046898884399E-05</text:p>
          </table:table-cell>
          <table:table-cell table:formula="of:=(PI())*0.005/(0.2^2)*[.E71]+(1-2*(PI())*0.005/(0.2^2))*[.F71]+(PI())*0.005/(0.2^2)*[.G71]" office:value-type="float" office:value="0.00000673946898783315" calcext:value-type="float">
            <text:p>6.73946898783315E-06</text:p>
          </table:table-cell>
          <table:table-cell table:formula="of:=(PI())*0.005/(0.2^2)*[.F71]+(1-2*(PI())*0.005/(0.2^2))*[.G71]+(PI())*0.005/(0.2^2)*[.H71]" office:value-type="float" office:value="0" calcext:value-type="float">
            <text:p>0</text:p>
          </table:table-cell>
          <table:table-cell table:formula="of:=(PI())*0.005/(0.2^2)*[.G71]+(1-2*(PI())*0.005/(0.2^2))*[.H71]+(PI())*0.005/(0.2^2)*[.I71]" office:value-type="float" office:value="-0.00000673946898783315" calcext:value-type="float">
            <text:p>-6.73946898783315E-06</text:p>
          </table:table-cell>
          <table:table-cell table:formula="of:=(PI())*0.005/(0.2^2)*[.H71]+(1-2*(PI())*0.005/(0.2^2))*[.I71]+(PI())*0.005/(0.2^2)*[.J71]" office:value-type="float" office:value="-0.0000109046898884399" calcext:value-type="float">
            <text:p>-1.09046898884399E-05</text:p>
          </table:table-cell>
          <table:table-cell table:formula="of:=(PI())*0.005/(0.2^2)*[.I71]+(1-2*(PI())*0.005/(0.2^2))*[.J71]+(PI())*0.005/(0.2^2)*[.K71]" office:value-type="float" office:value="-0.0000109046898884399" calcext:value-type="float">
            <text:p>-1.09046898884399E-05</text:p>
          </table:table-cell>
          <table:table-cell table:formula="of:=(PI())*0.005/(0.2^2)*[.J71]+(1-2*(PI())*0.005/(0.2^2))*[.K71]+(PI())*0.005/(0.2^2)*[.L71]" office:value-type="float" office:value="-0.00000673946898783315" calcext:value-type="float">
            <text:p>-6.73946898783315E-0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72]+0.005" office:value-type="float" office:value="0.355" calcext:value-type="float">
            <text:p>0.355</text:p>
          </table:table-cell>
          <table:table-cell office:value-type="float" office:value="0" calcext:value-type="float">
            <text:p>0</text:p>
          </table:table-cell>
          <table:table-cell table:formula="of:=(PI())*0.005/(0.2^2)*[.B72]+(1-2*(PI())*0.005/(0.2^2))*[.C72]+(PI())*0.005/(0.2^2)*[.D72]" office:value-type="float" office:value="0.00000572856412791464" calcext:value-type="float">
            <text:p>5.72856412791464E-06</text:p>
          </table:table-cell>
          <table:table-cell table:formula="of:=(PI())*0.005/(0.2^2)*[.C72]+(1-2*(PI())*0.005/(0.2^2))*[.D72]+(PI())*0.005/(0.2^2)*[.E72]" office:value-type="float" office:value="0.00000926901146569929" calcext:value-type="float">
            <text:p>9.26901146569929E-06</text:p>
          </table:table-cell>
          <table:table-cell table:formula="of:=(PI())*0.005/(0.2^2)*[.D72]+(1-2*(PI())*0.005/(0.2^2))*[.E72]+(PI())*0.005/(0.2^2)*[.F72]" office:value-type="float" office:value="0.0000092690114656993" calcext:value-type="float">
            <text:p>9.2690114656993E-06</text:p>
          </table:table-cell>
          <table:table-cell table:formula="of:=(PI())*0.005/(0.2^2)*[.E72]+(1-2*(PI())*0.005/(0.2^2))*[.F72]+(PI())*0.005/(0.2^2)*[.G72]" office:value-type="float" office:value="0.00000572856412791464" calcext:value-type="float">
            <text:p>5.72856412791464E-06</text:p>
          </table:table-cell>
          <table:table-cell table:formula="of:=(PI())*0.005/(0.2^2)*[.F72]+(1-2*(PI())*0.005/(0.2^2))*[.G72]+(PI())*0.005/(0.2^2)*[.H72]" office:value-type="float" office:value="0" calcext:value-type="float">
            <text:p>0</text:p>
          </table:table-cell>
          <table:table-cell table:formula="of:=(PI())*0.005/(0.2^2)*[.G72]+(1-2*(PI())*0.005/(0.2^2))*[.H72]+(PI())*0.005/(0.2^2)*[.I72]" office:value-type="float" office:value="-0.00000572856412791464" calcext:value-type="float">
            <text:p>-5.72856412791464E-06</text:p>
          </table:table-cell>
          <table:table-cell table:formula="of:=(PI())*0.005/(0.2^2)*[.H72]+(1-2*(PI())*0.005/(0.2^2))*[.I72]+(PI())*0.005/(0.2^2)*[.J72]" office:value-type="float" office:value="-0.00000926901146569929" calcext:value-type="float">
            <text:p>-9.26901146569929E-06</text:p>
          </table:table-cell>
          <table:table-cell table:formula="of:=(PI())*0.005/(0.2^2)*[.I72]+(1-2*(PI())*0.005/(0.2^2))*[.J72]+(PI())*0.005/(0.2^2)*[.K72]" office:value-type="float" office:value="-0.0000092690114656993" calcext:value-type="float">
            <text:p>-9.2690114656993E-06</text:p>
          </table:table-cell>
          <table:table-cell table:formula="of:=(PI())*0.005/(0.2^2)*[.J72]+(1-2*(PI())*0.005/(0.2^2))*[.K72]+(PI())*0.005/(0.2^2)*[.L72]" office:value-type="float" office:value="-0.00000572856412791464" calcext:value-type="float">
            <text:p>-5.72856412791464E-0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73]+0.005"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formula="of:=(PI())*0.005/(0.2^2)*[.B73]+(1-2*(PI())*0.005/(0.2^2))*[.C73]+(PI())*0.005/(0.2^2)*[.D73]" office:value-type="float" office:value="0.00000486929267378104" calcext:value-type="float">
            <text:p>4.86929267378104E-06</text:p>
          </table:table-cell>
          <table:table-cell table:formula="of:=(PI())*0.005/(0.2^2)*[.C73]+(1-2*(PI())*0.005/(0.2^2))*[.D73]+(PI())*0.005/(0.2^2)*[.E73]" office:value-type="float" office:value="0.00000787868104734857" calcext:value-type="float">
            <text:p>7.87868104734857E-06</text:p>
          </table:table-cell>
          <table:table-cell table:formula="of:=(PI())*0.005/(0.2^2)*[.D73]+(1-2*(PI())*0.005/(0.2^2))*[.E73]+(PI())*0.005/(0.2^2)*[.F73]" office:value-type="float" office:value="0.00000787868104734857" calcext:value-type="float">
            <text:p>7.87868104734857E-06</text:p>
          </table:table-cell>
          <table:table-cell table:formula="of:=(PI())*0.005/(0.2^2)*[.E73]+(1-2*(PI())*0.005/(0.2^2))*[.F73]+(PI())*0.005/(0.2^2)*[.G73]" office:value-type="float" office:value="0.00000486929267378104" calcext:value-type="float">
            <text:p>4.86929267378104E-06</text:p>
          </table:table-cell>
          <table:table-cell table:formula="of:=(PI())*0.005/(0.2^2)*[.F73]+(1-2*(PI())*0.005/(0.2^2))*[.G73]+(PI())*0.005/(0.2^2)*[.H73]" office:value-type="float" office:value="0" calcext:value-type="float">
            <text:p>0</text:p>
          </table:table-cell>
          <table:table-cell table:formula="of:=(PI())*0.005/(0.2^2)*[.G73]+(1-2*(PI())*0.005/(0.2^2))*[.H73]+(PI())*0.005/(0.2^2)*[.I73]" office:value-type="float" office:value="-0.00000486929267378104" calcext:value-type="float">
            <text:p>-4.86929267378104E-06</text:p>
          </table:table-cell>
          <table:table-cell table:formula="of:=(PI())*0.005/(0.2^2)*[.H73]+(1-2*(PI())*0.005/(0.2^2))*[.I73]+(PI())*0.005/(0.2^2)*[.J73]" office:value-type="float" office:value="-0.00000787868104734857" calcext:value-type="float">
            <text:p>-7.87868104734857E-06</text:p>
          </table:table-cell>
          <table:table-cell table:formula="of:=(PI())*0.005/(0.2^2)*[.I73]+(1-2*(PI())*0.005/(0.2^2))*[.J73]+(PI())*0.005/(0.2^2)*[.K73]" office:value-type="float" office:value="-0.00000787868104734857" calcext:value-type="float">
            <text:p>-7.87868104734857E-06</text:p>
          </table:table-cell>
          <table:table-cell table:formula="of:=(PI())*0.005/(0.2^2)*[.J73]+(1-2*(PI())*0.005/(0.2^2))*[.K73]+(PI())*0.005/(0.2^2)*[.L73]" office:value-type="float" office:value="-0.00000486929267378104" calcext:value-type="float">
            <text:p>-4.86929267378104E-0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74]+0.005" office:value-type="float" office:value="0.365" calcext:value-type="float">
            <text:p>0.365</text:p>
          </table:table-cell>
          <table:table-cell office:value-type="float" office:value="0" calcext:value-type="float">
            <text:p>0</text:p>
          </table:table-cell>
          <table:table-cell table:formula="of:=(PI())*0.005/(0.2^2)*[.B74]+(1-2*(PI())*0.005/(0.2^2))*[.C74]+(PI())*0.005/(0.2^2)*[.D74]" office:value-type="float" office:value="0.00000413890996303969" calcext:value-type="float">
            <text:p>4.13890996303969E-06</text:p>
          </table:table-cell>
          <table:table-cell table:formula="of:=(PI())*0.005/(0.2^2)*[.C74]+(1-2*(PI())*0.005/(0.2^2))*[.D74]+(PI())*0.005/(0.2^2)*[.E74]" office:value-type="float" office:value="0.00000669689699657378" calcext:value-type="float">
            <text:p>6.69689699657378E-06</text:p>
          </table:table-cell>
          <table:table-cell table:formula="of:=(PI())*0.005/(0.2^2)*[.D74]+(1-2*(PI())*0.005/(0.2^2))*[.E74]+(PI())*0.005/(0.2^2)*[.F74]" office:value-type="float" office:value="0.00000669689699657378" calcext:value-type="float">
            <text:p>6.69689699657378E-06</text:p>
          </table:table-cell>
          <table:table-cell table:formula="of:=(PI())*0.005/(0.2^2)*[.E74]+(1-2*(PI())*0.005/(0.2^2))*[.F74]+(PI())*0.005/(0.2^2)*[.G74]" office:value-type="float" office:value="0.00000413890996303969" calcext:value-type="float">
            <text:p>4.13890996303969E-06</text:p>
          </table:table-cell>
          <table:table-cell table:formula="of:=(PI())*0.005/(0.2^2)*[.F74]+(1-2*(PI())*0.005/(0.2^2))*[.G74]+(PI())*0.005/(0.2^2)*[.H74]" office:value-type="float" office:value="0" calcext:value-type="float">
            <text:p>0</text:p>
          </table:table-cell>
          <table:table-cell table:formula="of:=(PI())*0.005/(0.2^2)*[.G74]+(1-2*(PI())*0.005/(0.2^2))*[.H74]+(PI())*0.005/(0.2^2)*[.I74]" office:value-type="float" office:value="-0.00000413890996303969" calcext:value-type="float">
            <text:p>-4.13890996303969E-06</text:p>
          </table:table-cell>
          <table:table-cell table:formula="of:=(PI())*0.005/(0.2^2)*[.H74]+(1-2*(PI())*0.005/(0.2^2))*[.I74]+(PI())*0.005/(0.2^2)*[.J74]" office:value-type="float" office:value="-0.00000669689699657378" calcext:value-type="float">
            <text:p>-6.69689699657378E-06</text:p>
          </table:table-cell>
          <table:table-cell table:formula="of:=(PI())*0.005/(0.2^2)*[.I74]+(1-2*(PI())*0.005/(0.2^2))*[.J74]+(PI())*0.005/(0.2^2)*[.K74]" office:value-type="float" office:value="-0.00000669689699657378" calcext:value-type="float">
            <text:p>-6.69689699657378E-06</text:p>
          </table:table-cell>
          <table:table-cell table:formula="of:=(PI())*0.005/(0.2^2)*[.J74]+(1-2*(PI())*0.005/(0.2^2))*[.K74]+(PI())*0.005/(0.2^2)*[.L74]" office:value-type="float" office:value="-0.00000413890996303969" calcext:value-type="float">
            <text:p>-4.13890996303969E-0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75]+0.005"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table:formula="of:=(PI())*0.005/(0.2^2)*[.B75]+(1-2*(PI())*0.005/(0.2^2))*[.C75]+(PI())*0.005/(0.2^2)*[.D75]" office:value-type="float" office:value="0.00000351808298038638" calcext:value-type="float">
            <text:p>3.51808298038638E-06</text:p>
          </table:table-cell>
          <table:table-cell table:formula="of:=(PI())*0.005/(0.2^2)*[.C75]+(1-2*(PI())*0.005/(0.2^2))*[.D75]+(PI())*0.005/(0.2^2)*[.E75]" office:value-type="float" office:value="0.0000056923778375077" calcext:value-type="float">
            <text:p>5.6923778375077E-06</text:p>
          </table:table-cell>
          <table:table-cell table:formula="of:=(PI())*0.005/(0.2^2)*[.D75]+(1-2*(PI())*0.005/(0.2^2))*[.E75]+(PI())*0.005/(0.2^2)*[.F75]" office:value-type="float" office:value="0.0000056923778375077" calcext:value-type="float">
            <text:p>5.6923778375077E-06</text:p>
          </table:table-cell>
          <table:table-cell table:formula="of:=(PI())*0.005/(0.2^2)*[.E75]+(1-2*(PI())*0.005/(0.2^2))*[.F75]+(PI())*0.005/(0.2^2)*[.G75]" office:value-type="float" office:value="0.00000351808298038638" calcext:value-type="float">
            <text:p>3.51808298038638E-06</text:p>
          </table:table-cell>
          <table:table-cell table:formula="of:=(PI())*0.005/(0.2^2)*[.F75]+(1-2*(PI())*0.005/(0.2^2))*[.G75]+(PI())*0.005/(0.2^2)*[.H75]" office:value-type="float" office:value="0" calcext:value-type="float">
            <text:p>0</text:p>
          </table:table-cell>
          <table:table-cell table:formula="of:=(PI())*0.005/(0.2^2)*[.G75]+(1-2*(PI())*0.005/(0.2^2))*[.H75]+(PI())*0.005/(0.2^2)*[.I75]" office:value-type="float" office:value="-0.00000351808298038638" calcext:value-type="float">
            <text:p>-3.51808298038638E-06</text:p>
          </table:table-cell>
          <table:table-cell table:formula="of:=(PI())*0.005/(0.2^2)*[.H75]+(1-2*(PI())*0.005/(0.2^2))*[.I75]+(PI())*0.005/(0.2^2)*[.J75]" office:value-type="float" office:value="-0.0000056923778375077" calcext:value-type="float">
            <text:p>-5.6923778375077E-06</text:p>
          </table:table-cell>
          <table:table-cell table:formula="of:=(PI())*0.005/(0.2^2)*[.I75]+(1-2*(PI())*0.005/(0.2^2))*[.J75]+(PI())*0.005/(0.2^2)*[.K75]" office:value-type="float" office:value="-0.0000056923778375077" calcext:value-type="float">
            <text:p>-5.6923778375077E-06</text:p>
          </table:table-cell>
          <table:table-cell table:formula="of:=(PI())*0.005/(0.2^2)*[.J75]+(1-2*(PI())*0.005/(0.2^2))*[.K75]+(PI())*0.005/(0.2^2)*[.L75]" office:value-type="float" office:value="-0.00000351808298038638" calcext:value-type="float">
            <text:p>-3.51808298038638E-0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76]+0.005"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(PI())*0.005/(0.2^2)*[.B76]+(1-2*(PI())*0.005/(0.2^2))*[.C76]+(PI())*0.005/(0.2^2)*[.D76]" office:value-type="float" office:value="0.00000299037861838254" calcext:value-type="float">
            <text:p>2.99037861838254E-06</text:p>
          </table:table-cell>
          <table:table-cell table:formula="of:=(PI())*0.005/(0.2^2)*[.C76]+(1-2*(PI())*0.005/(0.2^2))*[.D76]+(PI())*0.005/(0.2^2)*[.E76]" office:value-type="float" office:value="0.0000048385342437739" calcext:value-type="float">
            <text:p>4.8385342437739E-06</text:p>
          </table:table-cell>
          <table:table-cell table:formula="of:=(PI())*0.005/(0.2^2)*[.D76]+(1-2*(PI())*0.005/(0.2^2))*[.E76]+(PI())*0.005/(0.2^2)*[.F76]" office:value-type="float" office:value="0.0000048385342437739" calcext:value-type="float">
            <text:p>4.8385342437739E-06</text:p>
          </table:table-cell>
          <table:table-cell table:formula="of:=(PI())*0.005/(0.2^2)*[.E76]+(1-2*(PI())*0.005/(0.2^2))*[.F76]+(PI())*0.005/(0.2^2)*[.G76]" office:value-type="float" office:value="0.00000299037861838254" calcext:value-type="float">
            <text:p>2.99037861838254E-06</text:p>
          </table:table-cell>
          <table:table-cell table:formula="of:=(PI())*0.005/(0.2^2)*[.F76]+(1-2*(PI())*0.005/(0.2^2))*[.G76]+(PI())*0.005/(0.2^2)*[.H76]" office:value-type="float" office:value="0" calcext:value-type="float">
            <text:p>0</text:p>
          </table:table-cell>
          <table:table-cell table:formula="of:=(PI())*0.005/(0.2^2)*[.G76]+(1-2*(PI())*0.005/(0.2^2))*[.H76]+(PI())*0.005/(0.2^2)*[.I76]" office:value-type="float" office:value="-0.00000299037861838254" calcext:value-type="float">
            <text:p>-2.99037861838254E-06</text:p>
          </table:table-cell>
          <table:table-cell table:formula="of:=(PI())*0.005/(0.2^2)*[.H76]+(1-2*(PI())*0.005/(0.2^2))*[.I76]+(PI())*0.005/(0.2^2)*[.J76]" office:value-type="float" office:value="-0.0000048385342437739" calcext:value-type="float">
            <text:p>-4.8385342437739E-06</text:p>
          </table:table-cell>
          <table:table-cell table:formula="of:=(PI())*0.005/(0.2^2)*[.I76]+(1-2*(PI())*0.005/(0.2^2))*[.J76]+(PI())*0.005/(0.2^2)*[.K76]" office:value-type="float" office:value="-0.0000048385342437739" calcext:value-type="float">
            <text:p>-4.8385342437739E-06</text:p>
          </table:table-cell>
          <table:table-cell table:formula="of:=(PI())*0.005/(0.2^2)*[.J76]+(1-2*(PI())*0.005/(0.2^2))*[.K76]+(PI())*0.005/(0.2^2)*[.L76]" office:value-type="float" office:value="-0.00000299037861838254" calcext:value-type="float">
            <text:p>-2.99037861838254E-0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77]+0.005"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formula="of:=(PI())*0.005/(0.2^2)*[.B77]+(1-2*(PI())*0.005/(0.2^2))*[.C77]+(PI())*0.005/(0.2^2)*[.D77]" office:value-type="float" office:value="0.00000254182869793973" calcext:value-type="float">
            <text:p>2.54182869793973E-06</text:p>
          </table:table-cell>
          <table:table-cell table:formula="of:=(PI())*0.005/(0.2^2)*[.C77]+(1-2*(PI())*0.005/(0.2^2))*[.D77]+(PI())*0.005/(0.2^2)*[.E77]" office:value-type="float" office:value="0.00000411276522684638" calcext:value-type="float">
            <text:p>4.11276522684638E-06</text:p>
          </table:table-cell>
          <table:table-cell table:formula="of:=(PI())*0.005/(0.2^2)*[.D77]+(1-2*(PI())*0.005/(0.2^2))*[.E77]+(PI())*0.005/(0.2^2)*[.F77]" office:value-type="float" office:value="0.00000411276522684638" calcext:value-type="float">
            <text:p>4.11276522684638E-06</text:p>
          </table:table-cell>
          <table:table-cell table:formula="of:=(PI())*0.005/(0.2^2)*[.E77]+(1-2*(PI())*0.005/(0.2^2))*[.F77]+(PI())*0.005/(0.2^2)*[.G77]" office:value-type="float" office:value="0.00000254182869793973" calcext:value-type="float">
            <text:p>2.54182869793973E-06</text:p>
          </table:table-cell>
          <table:table-cell table:formula="of:=(PI())*0.005/(0.2^2)*[.F77]+(1-2*(PI())*0.005/(0.2^2))*[.G77]+(PI())*0.005/(0.2^2)*[.H77]" office:value-type="float" office:value="0" calcext:value-type="float">
            <text:p>0</text:p>
          </table:table-cell>
          <table:table-cell table:formula="of:=(PI())*0.005/(0.2^2)*[.G77]+(1-2*(PI())*0.005/(0.2^2))*[.H77]+(PI())*0.005/(0.2^2)*[.I77]" office:value-type="float" office:value="-0.00000254182869793973" calcext:value-type="float">
            <text:p>-2.54182869793973E-06</text:p>
          </table:table-cell>
          <table:table-cell table:formula="of:=(PI())*0.005/(0.2^2)*[.H77]+(1-2*(PI())*0.005/(0.2^2))*[.I77]+(PI())*0.005/(0.2^2)*[.J77]" office:value-type="float" office:value="-0.00000411276522684638" calcext:value-type="float">
            <text:p>-4.11276522684638E-06</text:p>
          </table:table-cell>
          <table:table-cell table:formula="of:=(PI())*0.005/(0.2^2)*[.I77]+(1-2*(PI())*0.005/(0.2^2))*[.J77]+(PI())*0.005/(0.2^2)*[.K77]" office:value-type="float" office:value="-0.00000411276522684638" calcext:value-type="float">
            <text:p>-4.11276522684638E-06</text:p>
          </table:table-cell>
          <table:table-cell table:formula="of:=(PI())*0.005/(0.2^2)*[.J77]+(1-2*(PI())*0.005/(0.2^2))*[.K77]+(PI())*0.005/(0.2^2)*[.L77]" office:value-type="float" office:value="-0.00000254182869793973" calcext:value-type="float">
            <text:p>-2.54182869793973E-0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78]+0.005" office:value-type="float" office:value="0.385" calcext:value-type="float">
            <text:p>0.385</text:p>
          </table:table-cell>
          <table:table-cell office:value-type="float" office:value="0" calcext:value-type="float">
            <text:p>0</text:p>
          </table:table-cell>
          <table:table-cell table:formula="of:=(PI())*0.005/(0.2^2)*[.B78]+(1-2*(PI())*0.005/(0.2^2))*[.C78]+(PI())*0.005/(0.2^2)*[.D78]" office:value-type="float" office:value="0.00000216056023473196" calcext:value-type="float">
            <text:p>2.16056023473196E-06</text:p>
          </table:table-cell>
          <table:table-cell table:formula="of:=(PI())*0.005/(0.2^2)*[.C78]+(1-2*(PI())*0.005/(0.2^2))*[.D78]+(PI())*0.005/(0.2^2)*[.E78]" office:value-type="float" office:value="0.00000349585989453776" calcext:value-type="float">
            <text:p>3.49585989453776E-06</text:p>
          </table:table-cell>
          <table:table-cell table:formula="of:=(PI())*0.005/(0.2^2)*[.D78]+(1-2*(PI())*0.005/(0.2^2))*[.E78]+(PI())*0.005/(0.2^2)*[.F78]" office:value-type="float" office:value="0.00000349585989453776" calcext:value-type="float">
            <text:p>3.49585989453776E-06</text:p>
          </table:table-cell>
          <table:table-cell table:formula="of:=(PI())*0.005/(0.2^2)*[.E78]+(1-2*(PI())*0.005/(0.2^2))*[.F78]+(PI())*0.005/(0.2^2)*[.G78]" office:value-type="float" office:value="0.00000216056023473196" calcext:value-type="float">
            <text:p>2.16056023473196E-06</text:p>
          </table:table-cell>
          <table:table-cell table:formula="of:=(PI())*0.005/(0.2^2)*[.F78]+(1-2*(PI())*0.005/(0.2^2))*[.G78]+(PI())*0.005/(0.2^2)*[.H78]" office:value-type="float" office:value="0" calcext:value-type="float">
            <text:p>0</text:p>
          </table:table-cell>
          <table:table-cell table:formula="of:=(PI())*0.005/(0.2^2)*[.G78]+(1-2*(PI())*0.005/(0.2^2))*[.H78]+(PI())*0.005/(0.2^2)*[.I78]" office:value-type="float" office:value="-0.00000216056023473196" calcext:value-type="float">
            <text:p>-2.16056023473196E-06</text:p>
          </table:table-cell>
          <table:table-cell table:formula="of:=(PI())*0.005/(0.2^2)*[.H78]+(1-2*(PI())*0.005/(0.2^2))*[.I78]+(PI())*0.005/(0.2^2)*[.J78]" office:value-type="float" office:value="-0.00000349585989453776" calcext:value-type="float">
            <text:p>-3.49585989453776E-06</text:p>
          </table:table-cell>
          <table:table-cell table:formula="of:=(PI())*0.005/(0.2^2)*[.I78]+(1-2*(PI())*0.005/(0.2^2))*[.J78]+(PI())*0.005/(0.2^2)*[.K78]" office:value-type="float" office:value="-0.00000349585989453776" calcext:value-type="float">
            <text:p>-3.49585989453776E-06</text:p>
          </table:table-cell>
          <table:table-cell table:formula="of:=(PI())*0.005/(0.2^2)*[.J78]+(1-2*(PI())*0.005/(0.2^2))*[.K78]+(PI())*0.005/(0.2^2)*[.L78]" office:value-type="float" office:value="-0.00000216056023473196" calcext:value-type="float">
            <text:p>-2.16056023473196E-0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79]+0.005"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table:formula="of:=(PI())*0.005/(0.2^2)*[.B79]+(1-2*(PI())*0.005/(0.2^2))*[.C79]+(PI())*0.005/(0.2^2)*[.D79]" office:value-type="float" office:value="0.0000018364811647963" calcext:value-type="float">
            <text:p>1.8364811647963E-06</text:p>
          </table:table-cell>
          <table:table-cell table:formula="of:=(PI())*0.005/(0.2^2)*[.C79]+(1-2*(PI())*0.005/(0.2^2))*[.D79]+(PI())*0.005/(0.2^2)*[.E79]" office:value-type="float" office:value="0.0000029714889443394" calcext:value-type="float">
            <text:p>2.9714889443394E-06</text:p>
          </table:table-cell>
          <table:table-cell table:formula="of:=(PI())*0.005/(0.2^2)*[.D79]+(1-2*(PI())*0.005/(0.2^2))*[.E79]+(PI())*0.005/(0.2^2)*[.F79]" office:value-type="float" office:value="0.0000029714889443394" calcext:value-type="float">
            <text:p>2.9714889443394E-06</text:p>
          </table:table-cell>
          <table:table-cell table:formula="of:=(PI())*0.005/(0.2^2)*[.E79]+(1-2*(PI())*0.005/(0.2^2))*[.F79]+(PI())*0.005/(0.2^2)*[.G79]" office:value-type="float" office:value="0.0000018364811647963" calcext:value-type="float">
            <text:p>1.8364811647963E-06</text:p>
          </table:table-cell>
          <table:table-cell table:formula="of:=(PI())*0.005/(0.2^2)*[.F79]+(1-2*(PI())*0.005/(0.2^2))*[.G79]+(PI())*0.005/(0.2^2)*[.H79]" office:value-type="float" office:value="0" calcext:value-type="float">
            <text:p>0</text:p>
          </table:table-cell>
          <table:table-cell table:formula="of:=(PI())*0.005/(0.2^2)*[.G79]+(1-2*(PI())*0.005/(0.2^2))*[.H79]+(PI())*0.005/(0.2^2)*[.I79]" office:value-type="float" office:value="-0.0000018364811647963" calcext:value-type="float">
            <text:p>-1.8364811647963E-06</text:p>
          </table:table-cell>
          <table:table-cell table:formula="of:=(PI())*0.005/(0.2^2)*[.H79]+(1-2*(PI())*0.005/(0.2^2))*[.I79]+(PI())*0.005/(0.2^2)*[.J79]" office:value-type="float" office:value="-0.0000029714889443394" calcext:value-type="float">
            <text:p>-2.9714889443394E-06</text:p>
          </table:table-cell>
          <table:table-cell table:formula="of:=(PI())*0.005/(0.2^2)*[.I79]+(1-2*(PI())*0.005/(0.2^2))*[.J79]+(PI())*0.005/(0.2^2)*[.K79]" office:value-type="float" office:value="-0.0000029714889443394" calcext:value-type="float">
            <text:p>-2.9714889443394E-06</text:p>
          </table:table-cell>
          <table:table-cell table:formula="of:=(PI())*0.005/(0.2^2)*[.J79]+(1-2*(PI())*0.005/(0.2^2))*[.K79]+(PI())*0.005/(0.2^2)*[.L79]" office:value-type="float" office:value="-0.0000018364811647963" calcext:value-type="float">
            <text:p>-1.8364811647963E-0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80]+0.005" office:value-type="float" office:value="0.395" calcext:value-type="float">
            <text:p>0.395</text:p>
          </table:table-cell>
          <table:table-cell office:value-type="float" office:value="0" calcext:value-type="float">
            <text:p>0</text:p>
          </table:table-cell>
          <table:table-cell table:formula="of:=(PI())*0.005/(0.2^2)*[.B80]+(1-2*(PI())*0.005/(0.2^2))*[.C80]+(PI())*0.005/(0.2^2)*[.D80]" office:value-type="float" office:value="0.00000156101321057127" calcext:value-type="float">
            <text:p>1.56101321057127E-06</text:p>
          </table:table-cell>
          <table:table-cell table:formula="of:=(PI())*0.005/(0.2^2)*[.C80]+(1-2*(PI())*0.005/(0.2^2))*[.D80]+(PI())*0.005/(0.2^2)*[.E80]" office:value-type="float" office:value="0.00000252577243159192" calcext:value-type="float">
            <text:p>2.52577243159192E-06</text:p>
          </table:table-cell>
          <table:table-cell table:formula="of:=(PI())*0.005/(0.2^2)*[.D80]+(1-2*(PI())*0.005/(0.2^2))*[.E80]+(PI())*0.005/(0.2^2)*[.F80]" office:value-type="float" office:value="0.00000252577243159192" calcext:value-type="float">
            <text:p>2.52577243159192E-06</text:p>
          </table:table-cell>
          <table:table-cell table:formula="of:=(PI())*0.005/(0.2^2)*[.E80]+(1-2*(PI())*0.005/(0.2^2))*[.F80]+(PI())*0.005/(0.2^2)*[.G80]" office:value-type="float" office:value="0.00000156101321057127" calcext:value-type="float">
            <text:p>1.56101321057127E-06</text:p>
          </table:table-cell>
          <table:table-cell table:formula="of:=(PI())*0.005/(0.2^2)*[.F80]+(1-2*(PI())*0.005/(0.2^2))*[.G80]+(PI())*0.005/(0.2^2)*[.H80]" office:value-type="float" office:value="0" calcext:value-type="float">
            <text:p>0</text:p>
          </table:table-cell>
          <table:table-cell table:formula="of:=(PI())*0.005/(0.2^2)*[.G80]+(1-2*(PI())*0.005/(0.2^2))*[.H80]+(PI())*0.005/(0.2^2)*[.I80]" office:value-type="float" office:value="-0.00000156101321057127" calcext:value-type="float">
            <text:p>-1.56101321057127E-06</text:p>
          </table:table-cell>
          <table:table-cell table:formula="of:=(PI())*0.005/(0.2^2)*[.H80]+(1-2*(PI())*0.005/(0.2^2))*[.I80]+(PI())*0.005/(0.2^2)*[.J80]" office:value-type="float" office:value="-0.00000252577243159192" calcext:value-type="float">
            <text:p>-2.52577243159192E-06</text:p>
          </table:table-cell>
          <table:table-cell table:formula="of:=(PI())*0.005/(0.2^2)*[.I80]+(1-2*(PI())*0.005/(0.2^2))*[.J80]+(PI())*0.005/(0.2^2)*[.K80]" office:value-type="float" office:value="-0.00000252577243159192" calcext:value-type="float">
            <text:p>-2.52577243159192E-06</text:p>
          </table:table-cell>
          <table:table-cell table:formula="of:=(PI())*0.005/(0.2^2)*[.J80]+(1-2*(PI())*0.005/(0.2^2))*[.K80]+(PI())*0.005/(0.2^2)*[.L80]" office:value-type="float" office:value="-0.00000156101321057127" calcext:value-type="float">
            <text:p>-1.56101321057127E-0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81]+0.005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(PI())*0.005/(0.2^2)*[.B81]+(1-2*(PI())*0.005/(0.2^2))*[.C81]+(PI())*0.005/(0.2^2)*[.D81]" office:value-type="float" office:value="0.00000132686481641554" calcext:value-type="float">
            <text:p>1.32686481641554E-06</text:p>
          </table:table-cell>
          <table:table-cell table:formula="of:=(PI())*0.005/(0.2^2)*[.C81]+(1-2*(PI())*0.005/(0.2^2))*[.D81]+(PI())*0.005/(0.2^2)*[.E81]" office:value-type="float" office:value="0.00000214691237143673" calcext:value-type="float">
            <text:p>2.14691237143673E-06</text:p>
          </table:table-cell>
          <table:table-cell table:formula="of:=(PI())*0.005/(0.2^2)*[.D81]+(1-2*(PI())*0.005/(0.2^2))*[.E81]+(PI())*0.005/(0.2^2)*[.F81]" office:value-type="float" office:value="0.00000214691237143673" calcext:value-type="float">
            <text:p>2.14691237143673E-06</text:p>
          </table:table-cell>
          <table:table-cell table:formula="of:=(PI())*0.005/(0.2^2)*[.E81]+(1-2*(PI())*0.005/(0.2^2))*[.F81]+(PI())*0.005/(0.2^2)*[.G81]" office:value-type="float" office:value="0.00000132686481641554" calcext:value-type="float">
            <text:p>1.32686481641554E-06</text:p>
          </table:table-cell>
          <table:table-cell table:formula="of:=(PI())*0.005/(0.2^2)*[.F81]+(1-2*(PI())*0.005/(0.2^2))*[.G81]+(PI())*0.005/(0.2^2)*[.H81]" office:value-type="float" office:value="0" calcext:value-type="float">
            <text:p>0</text:p>
          </table:table-cell>
          <table:table-cell table:formula="of:=(PI())*0.005/(0.2^2)*[.G81]+(1-2*(PI())*0.005/(0.2^2))*[.H81]+(PI())*0.005/(0.2^2)*[.I81]" office:value-type="float" office:value="-0.00000132686481641554" calcext:value-type="float">
            <text:p>-1.32686481641554E-06</text:p>
          </table:table-cell>
          <table:table-cell table:formula="of:=(PI())*0.005/(0.2^2)*[.H81]+(1-2*(PI())*0.005/(0.2^2))*[.I81]+(PI())*0.005/(0.2^2)*[.J81]" office:value-type="float" office:value="-0.00000214691237143673" calcext:value-type="float">
            <text:p>-2.14691237143673E-06</text:p>
          </table:table-cell>
          <table:table-cell table:formula="of:=(PI())*0.005/(0.2^2)*[.I81]+(1-2*(PI())*0.005/(0.2^2))*[.J81]+(PI())*0.005/(0.2^2)*[.K81]" office:value-type="float" office:value="-0.00000214691237143673" calcext:value-type="float">
            <text:p>-2.14691237143673E-06</text:p>
          </table:table-cell>
          <table:table-cell table:formula="of:=(PI())*0.005/(0.2^2)*[.J81]+(1-2*(PI())*0.005/(0.2^2))*[.K81]+(PI())*0.005/(0.2^2)*[.L81]" office:value-type="float" office:value="-0.00000132686481641554" calcext:value-type="float">
            <text:p>-1.32686481641554E-0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82]+0.005" office:value-type="float" office:value="0.405" calcext:value-type="float">
            <text:p>0.405</text:p>
          </table:table-cell>
          <table:table-cell office:value-type="float" office:value="0" calcext:value-type="float">
            <text:p>0</text:p>
          </table:table-cell>
          <table:table-cell table:formula="of:=(PI())*0.005/(0.2^2)*[.B82]+(1-2*(PI())*0.005/(0.2^2))*[.C82]+(PI())*0.005/(0.2^2)*[.D82]" office:value-type="float" office:value="0.00000112783814327692" calcext:value-type="float">
            <text:p>1.12783814327692E-06</text:p>
          </table:table-cell>
          <table:table-cell table:formula="of:=(PI())*0.005/(0.2^2)*[.C82]+(1-2*(PI())*0.005/(0.2^2))*[.D82]+(PI())*0.005/(0.2^2)*[.E82]" office:value-type="float" office:value="0.00000182488044963063" calcext:value-type="float">
            <text:p>1.82488044963063E-06</text:p>
          </table:table-cell>
          <table:table-cell table:formula="of:=(PI())*0.005/(0.2^2)*[.D82]+(1-2*(PI())*0.005/(0.2^2))*[.E82]+(PI())*0.005/(0.2^2)*[.F82]" office:value-type="float" office:value="0.00000182488044963063" calcext:value-type="float">
            <text:p>1.82488044963063E-06</text:p>
          </table:table-cell>
          <table:table-cell table:formula="of:=(PI())*0.005/(0.2^2)*[.E82]+(1-2*(PI())*0.005/(0.2^2))*[.F82]+(PI())*0.005/(0.2^2)*[.G82]" office:value-type="float" office:value="0.00000112783814327692" calcext:value-type="float">
            <text:p>1.12783814327692E-06</text:p>
          </table:table-cell>
          <table:table-cell table:formula="of:=(PI())*0.005/(0.2^2)*[.F82]+(1-2*(PI())*0.005/(0.2^2))*[.G82]+(PI())*0.005/(0.2^2)*[.H82]" office:value-type="float" office:value="0" calcext:value-type="float">
            <text:p>0</text:p>
          </table:table-cell>
          <table:table-cell table:formula="of:=(PI())*0.005/(0.2^2)*[.G82]+(1-2*(PI())*0.005/(0.2^2))*[.H82]+(PI())*0.005/(0.2^2)*[.I82]" office:value-type="float" office:value="-0.00000112783814327692" calcext:value-type="float">
            <text:p>-1.12783814327692E-06</text:p>
          </table:table-cell>
          <table:table-cell table:formula="of:=(PI())*0.005/(0.2^2)*[.H82]+(1-2*(PI())*0.005/(0.2^2))*[.I82]+(PI())*0.005/(0.2^2)*[.J82]" office:value-type="float" office:value="-0.00000182488044963063" calcext:value-type="float">
            <text:p>-1.82488044963063E-06</text:p>
          </table:table-cell>
          <table:table-cell table:formula="of:=(PI())*0.005/(0.2^2)*[.I82]+(1-2*(PI())*0.005/(0.2^2))*[.J82]+(PI())*0.005/(0.2^2)*[.K82]" office:value-type="float" office:value="-0.00000182488044963063" calcext:value-type="float">
            <text:p>-1.82488044963063E-06</text:p>
          </table:table-cell>
          <table:table-cell table:formula="of:=(PI())*0.005/(0.2^2)*[.J82]+(1-2*(PI())*0.005/(0.2^2))*[.K82]+(PI())*0.005/(0.2^2)*[.L82]" office:value-type="float" office:value="-0.00000112783814327692" calcext:value-type="float">
            <text:p>-1.12783814327692E-0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83]+0.005"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table:formula="of:=(PI())*0.005/(0.2^2)*[.B83]+(1-2*(PI())*0.005/(0.2^2))*[.C83]+(PI())*0.005/(0.2^2)*[.D83]" office:value-type="float" office:value="0.000000958665013717541" calcext:value-type="float">
            <text:p>9.58665013717541E-07</text:p>
          </table:table-cell>
          <table:table-cell table:formula="of:=(PI())*0.005/(0.2^2)*[.C83]+(1-2*(PI())*0.005/(0.2^2))*[.D83]+(PI())*0.005/(0.2^2)*[.E83]" office:value-type="float" office:value="0.00000155115257602037" calcext:value-type="float">
            <text:p>1.55115257602037E-06</text:p>
          </table:table-cell>
          <table:table-cell table:formula="of:=(PI())*0.005/(0.2^2)*[.D83]+(1-2*(PI())*0.005/(0.2^2))*[.E83]+(PI())*0.005/(0.2^2)*[.F83]" office:value-type="float" office:value="0.00000155115257602037" calcext:value-type="float">
            <text:p>1.55115257602037E-06</text:p>
          </table:table-cell>
          <table:table-cell table:formula="of:=(PI())*0.005/(0.2^2)*[.E83]+(1-2*(PI())*0.005/(0.2^2))*[.F83]+(PI())*0.005/(0.2^2)*[.G83]" office:value-type="float" office:value="0.000000958665013717541" calcext:value-type="float">
            <text:p>9.58665013717541E-07</text:p>
          </table:table-cell>
          <table:table-cell table:formula="of:=(PI())*0.005/(0.2^2)*[.F83]+(1-2*(PI())*0.005/(0.2^2))*[.G83]+(PI())*0.005/(0.2^2)*[.H83]" office:value-type="float" office:value="0" calcext:value-type="float">
            <text:p>0</text:p>
          </table:table-cell>
          <table:table-cell table:formula="of:=(PI())*0.005/(0.2^2)*[.G83]+(1-2*(PI())*0.005/(0.2^2))*[.H83]+(PI())*0.005/(0.2^2)*[.I83]" office:value-type="float" office:value="-0.000000958665013717541" calcext:value-type="float">
            <text:p>-9.58665013717541E-07</text:p>
          </table:table-cell>
          <table:table-cell table:formula="of:=(PI())*0.005/(0.2^2)*[.H83]+(1-2*(PI())*0.005/(0.2^2))*[.I83]+(PI())*0.005/(0.2^2)*[.J83]" office:value-type="float" office:value="-0.00000155115257602037" calcext:value-type="float">
            <text:p>-1.55115257602037E-06</text:p>
          </table:table-cell>
          <table:table-cell table:formula="of:=(PI())*0.005/(0.2^2)*[.I83]+(1-2*(PI())*0.005/(0.2^2))*[.J83]+(PI())*0.005/(0.2^2)*[.K83]" office:value-type="float" office:value="-0.00000155115257602037" calcext:value-type="float">
            <text:p>-1.55115257602037E-06</text:p>
          </table:table-cell>
          <table:table-cell table:formula="of:=(PI())*0.005/(0.2^2)*[.J83]+(1-2*(PI())*0.005/(0.2^2))*[.K83]+(PI())*0.005/(0.2^2)*[.L83]" office:value-type="float" office:value="-0.000000958665013717541" calcext:value-type="float">
            <text:p>-9.58665013717541E-0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84]+0.005" office:value-type="float" office:value="0.415" calcext:value-type="float">
            <text:p>0.415</text:p>
          </table:table-cell>
          <table:table-cell office:value-type="float" office:value="0" calcext:value-type="float">
            <text:p>0</text:p>
          </table:table-cell>
          <table:table-cell table:formula="of:=(PI())*0.005/(0.2^2)*[.B84]+(1-2*(PI())*0.005/(0.2^2))*[.C84]+(PI())*0.005/(0.2^2)*[.D84]" office:value-type="float" office:value="0.000000814867464808202" calcext:value-type="float">
            <text:p>8.14867464808202E-07</text:p>
          </table:table-cell>
          <table:table-cell table:formula="of:=(PI())*0.005/(0.2^2)*[.C84]+(1-2*(PI())*0.005/(0.2^2))*[.D84]+(PI())*0.005/(0.2^2)*[.E84]" office:value-type="float" office:value="0.00000131848325438613" calcext:value-type="float">
            <text:p>1.31848325438613E-06</text:p>
          </table:table-cell>
          <table:table-cell table:formula="of:=(PI())*0.005/(0.2^2)*[.D84]+(1-2*(PI())*0.005/(0.2^2))*[.E84]+(PI())*0.005/(0.2^2)*[.F84]" office:value-type="float" office:value="0.00000131848325438613" calcext:value-type="float">
            <text:p>1.31848325438613E-06</text:p>
          </table:table-cell>
          <table:table-cell table:formula="of:=(PI())*0.005/(0.2^2)*[.E84]+(1-2*(PI())*0.005/(0.2^2))*[.F84]+(PI())*0.005/(0.2^2)*[.G84]" office:value-type="float" office:value="0.000000814867464808202" calcext:value-type="float">
            <text:p>8.14867464808202E-07</text:p>
          </table:table-cell>
          <table:table-cell table:formula="of:=(PI())*0.005/(0.2^2)*[.F84]+(1-2*(PI())*0.005/(0.2^2))*[.G84]+(PI())*0.005/(0.2^2)*[.H84]" office:value-type="float" office:value="0" calcext:value-type="float">
            <text:p>0</text:p>
          </table:table-cell>
          <table:table-cell table:formula="of:=(PI())*0.005/(0.2^2)*[.G84]+(1-2*(PI())*0.005/(0.2^2))*[.H84]+(PI())*0.005/(0.2^2)*[.I84]" office:value-type="float" office:value="-0.000000814867464808202" calcext:value-type="float">
            <text:p>-8.14867464808202E-07</text:p>
          </table:table-cell>
          <table:table-cell table:formula="of:=(PI())*0.005/(0.2^2)*[.H84]+(1-2*(PI())*0.005/(0.2^2))*[.I84]+(PI())*0.005/(0.2^2)*[.J84]" office:value-type="float" office:value="-0.00000131848325438613" calcext:value-type="float">
            <text:p>-1.31848325438613E-06</text:p>
          </table:table-cell>
          <table:table-cell table:formula="of:=(PI())*0.005/(0.2^2)*[.I84]+(1-2*(PI())*0.005/(0.2^2))*[.J84]+(PI())*0.005/(0.2^2)*[.K84]" office:value-type="float" office:value="-0.00000131848325438613" calcext:value-type="float">
            <text:p>-1.31848325438613E-06</text:p>
          </table:table-cell>
          <table:table-cell table:formula="of:=(PI())*0.005/(0.2^2)*[.J84]+(1-2*(PI())*0.005/(0.2^2))*[.K84]+(PI())*0.005/(0.2^2)*[.L84]" office:value-type="float" office:value="-0.000000814867464808202" calcext:value-type="float">
            <text:p>-8.14867464808202E-0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85]+0.005"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table:formula="of:=(PI())*0.005/(0.2^2)*[.B85]+(1-2*(PI())*0.005/(0.2^2))*[.C85]+(PI())*0.005/(0.2^2)*[.D85]" office:value-type="float" office:value="0.000000692639217768084" calcext:value-type="float">
            <text:p>6.92639217768084E-07</text:p>
          </table:table-cell>
          <table:table-cell table:formula="of:=(PI())*0.005/(0.2^2)*[.C85]+(1-2*(PI())*0.005/(0.2^2))*[.D85]+(PI())*0.005/(0.2^2)*[.E85]" office:value-type="float" office:value="0.0000011207137962899" calcext:value-type="float">
            <text:p>1.1207137962899E-06</text:p>
          </table:table-cell>
          <table:table-cell table:formula="of:=(PI())*0.005/(0.2^2)*[.D85]+(1-2*(PI())*0.005/(0.2^2))*[.E85]+(PI())*0.005/(0.2^2)*[.F85]" office:value-type="float" office:value="0.0000011207137962899" calcext:value-type="float">
            <text:p>1.1207137962899E-06</text:p>
          </table:table-cell>
          <table:table-cell table:formula="of:=(PI())*0.005/(0.2^2)*[.E85]+(1-2*(PI())*0.005/(0.2^2))*[.F85]+(PI())*0.005/(0.2^2)*[.G85]" office:value-type="float" office:value="0.000000692639217768084" calcext:value-type="float">
            <text:p>6.92639217768084E-07</text:p>
          </table:table-cell>
          <table:table-cell table:formula="of:=(PI())*0.005/(0.2^2)*[.F85]+(1-2*(PI())*0.005/(0.2^2))*[.G85]+(PI())*0.005/(0.2^2)*[.H85]" office:value-type="float" office:value="0" calcext:value-type="float">
            <text:p>0</text:p>
          </table:table-cell>
          <table:table-cell table:formula="of:=(PI())*0.005/(0.2^2)*[.G85]+(1-2*(PI())*0.005/(0.2^2))*[.H85]+(PI())*0.005/(0.2^2)*[.I85]" office:value-type="float" office:value="-0.000000692639217768084" calcext:value-type="float">
            <text:p>-6.92639217768084E-07</text:p>
          </table:table-cell>
          <table:table-cell table:formula="of:=(PI())*0.005/(0.2^2)*[.H85]+(1-2*(PI())*0.005/(0.2^2))*[.I85]+(PI())*0.005/(0.2^2)*[.J85]" office:value-type="float" office:value="-0.0000011207137962899" calcext:value-type="float">
            <text:p>-1.1207137962899E-06</text:p>
          </table:table-cell>
          <table:table-cell table:formula="of:=(PI())*0.005/(0.2^2)*[.I85]+(1-2*(PI())*0.005/(0.2^2))*[.J85]+(PI())*0.005/(0.2^2)*[.K85]" office:value-type="float" office:value="-0.0000011207137962899" calcext:value-type="float">
            <text:p>-1.1207137962899E-06</text:p>
          </table:table-cell>
          <table:table-cell table:formula="of:=(PI())*0.005/(0.2^2)*[.J85]+(1-2*(PI())*0.005/(0.2^2))*[.K85]+(PI())*0.005/(0.2^2)*[.L85]" office:value-type="float" office:value="-0.000000692639217768084" calcext:value-type="float">
            <text:p>-6.92639217768084E-0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86]+0.005"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table:formula="of:=(PI())*0.005/(0.2^2)*[.B86]+(1-2*(PI())*0.005/(0.2^2))*[.C86]+(PI())*0.005/(0.2^2)*[.D86]" office:value-type="float" office:value="0.00000058874492688612" calcext:value-type="float">
            <text:p>5.8874492688612E-07</text:p>
          </table:table-cell>
          <table:table-cell table:formula="of:=(PI())*0.005/(0.2^2)*[.C86]+(1-2*(PI())*0.005/(0.2^2))*[.D86]+(PI())*0.005/(0.2^2)*[.E86]" office:value-type="float" office:value="0.000000952609302405815" calcext:value-type="float">
            <text:p>9.52609302405815E-07</text:p>
          </table:table-cell>
          <table:table-cell table:formula="of:=(PI())*0.005/(0.2^2)*[.D86]+(1-2*(PI())*0.005/(0.2^2))*[.E86]+(PI())*0.005/(0.2^2)*[.F86]" office:value-type="float" office:value="0.000000952609302405815" calcext:value-type="float">
            <text:p>9.52609302405815E-07</text:p>
          </table:table-cell>
          <table:table-cell table:formula="of:=(PI())*0.005/(0.2^2)*[.E86]+(1-2*(PI())*0.005/(0.2^2))*[.F86]+(PI())*0.005/(0.2^2)*[.G86]" office:value-type="float" office:value="0.00000058874492688612" calcext:value-type="float">
            <text:p>5.8874492688612E-07</text:p>
          </table:table-cell>
          <table:table-cell table:formula="of:=(PI())*0.005/(0.2^2)*[.F86]+(1-2*(PI())*0.005/(0.2^2))*[.G86]+(PI())*0.005/(0.2^2)*[.H86]" office:value-type="float" office:value="0" calcext:value-type="float">
            <text:p>0</text:p>
          </table:table-cell>
          <table:table-cell table:formula="of:=(PI())*0.005/(0.2^2)*[.G86]+(1-2*(PI())*0.005/(0.2^2))*[.H86]+(PI())*0.005/(0.2^2)*[.I86]" office:value-type="float" office:value="-0.00000058874492688612" calcext:value-type="float">
            <text:p>-5.8874492688612E-07</text:p>
          </table:table-cell>
          <table:table-cell table:formula="of:=(PI())*0.005/(0.2^2)*[.H86]+(1-2*(PI())*0.005/(0.2^2))*[.I86]+(PI())*0.005/(0.2^2)*[.J86]" office:value-type="float" office:value="-0.000000952609302405815" calcext:value-type="float">
            <text:p>-9.52609302405815E-07</text:p>
          </table:table-cell>
          <table:table-cell table:formula="of:=(PI())*0.005/(0.2^2)*[.I86]+(1-2*(PI())*0.005/(0.2^2))*[.J86]+(PI())*0.005/(0.2^2)*[.K86]" office:value-type="float" office:value="-0.000000952609302405815" calcext:value-type="float">
            <text:p>-9.52609302405815E-07</text:p>
          </table:table-cell>
          <table:table-cell table:formula="of:=(PI())*0.005/(0.2^2)*[.J86]+(1-2*(PI())*0.005/(0.2^2))*[.K86]+(PI())*0.005/(0.2^2)*[.L86]" office:value-type="float" office:value="-0.00000058874492688612" calcext:value-type="float">
            <text:p>-5.8874492688612E-0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87]+0.005"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table:formula="of:=(PI())*0.005/(0.2^2)*[.B87]+(1-2*(PI())*0.005/(0.2^2))*[.C87]+(PI())*0.005/(0.2^2)*[.D87]" office:value-type="float" office:value="0.000000500434540872622" calcext:value-type="float">
            <text:p>5.00434540872622E-07</text:p>
          </table:table-cell>
          <table:table-cell table:formula="of:=(PI())*0.005/(0.2^2)*[.C87]+(1-2*(PI())*0.005/(0.2^2))*[.D87]+(PI())*0.005/(0.2^2)*[.E87]" office:value-type="float" office:value="0.000000809720096276351" calcext:value-type="float">
            <text:p>8.09720096276351E-07</text:p>
          </table:table-cell>
          <table:table-cell table:formula="of:=(PI())*0.005/(0.2^2)*[.D87]+(1-2*(PI())*0.005/(0.2^2))*[.E87]+(PI())*0.005/(0.2^2)*[.F87]" office:value-type="float" office:value="0.000000809720096276351" calcext:value-type="float">
            <text:p>8.09720096276351E-07</text:p>
          </table:table-cell>
          <table:table-cell table:formula="of:=(PI())*0.005/(0.2^2)*[.E87]+(1-2*(PI())*0.005/(0.2^2))*[.F87]+(PI())*0.005/(0.2^2)*[.G87]" office:value-type="float" office:value="0.000000500434540872622" calcext:value-type="float">
            <text:p>5.00434540872622E-07</text:p>
          </table:table-cell>
          <table:table-cell table:formula="of:=(PI())*0.005/(0.2^2)*[.F87]+(1-2*(PI())*0.005/(0.2^2))*[.G87]+(PI())*0.005/(0.2^2)*[.H87]" office:value-type="float" office:value="0" calcext:value-type="float">
            <text:p>0</text:p>
          </table:table-cell>
          <table:table-cell table:formula="of:=(PI())*0.005/(0.2^2)*[.G87]+(1-2*(PI())*0.005/(0.2^2))*[.H87]+(PI())*0.005/(0.2^2)*[.I87]" office:value-type="float" office:value="-0.000000500434540872622" calcext:value-type="float">
            <text:p>-5.00434540872622E-07</text:p>
          </table:table-cell>
          <table:table-cell table:formula="of:=(PI())*0.005/(0.2^2)*[.H87]+(1-2*(PI())*0.005/(0.2^2))*[.I87]+(PI())*0.005/(0.2^2)*[.J87]" office:value-type="float" office:value="-0.000000809720096276351" calcext:value-type="float">
            <text:p>-8.09720096276351E-07</text:p>
          </table:table-cell>
          <table:table-cell table:formula="of:=(PI())*0.005/(0.2^2)*[.I87]+(1-2*(PI())*0.005/(0.2^2))*[.J87]+(PI())*0.005/(0.2^2)*[.K87]" office:value-type="float" office:value="-0.000000809720096276351" calcext:value-type="float">
            <text:p>-8.09720096276351E-07</text:p>
          </table:table-cell>
          <table:table-cell table:formula="of:=(PI())*0.005/(0.2^2)*[.J87]+(1-2*(PI())*0.005/(0.2^2))*[.K87]+(PI())*0.005/(0.2^2)*[.L87]" office:value-type="float" office:value="-0.000000500434540872622" calcext:value-type="float">
            <text:p>-5.00434540872622E-0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88]+0.005" office:value-type="float" office:value="0.435" calcext:value-type="float">
            <text:p>0.435</text:p>
          </table:table-cell>
          <table:table-cell office:value-type="float" office:value="0" calcext:value-type="float">
            <text:p>0</text:p>
          </table:table-cell>
          <table:table-cell table:formula="of:=(PI())*0.005/(0.2^2)*[.B88]+(1-2*(PI())*0.005/(0.2^2))*[.C88]+(PI())*0.005/(0.2^2)*[.D88]" office:value-type="float" office:value="0.000000425370509811345" calcext:value-type="float">
            <text:p>4.25370509811345E-07</text:p>
          </table:table-cell>
          <table:table-cell table:formula="of:=(PI())*0.005/(0.2^2)*[.C88]+(1-2*(PI())*0.005/(0.2^2))*[.D88]+(PI())*0.005/(0.2^2)*[.E88]" office:value-type="float" office:value="0.000000688263942686627" calcext:value-type="float">
            <text:p>6.88263942686627E-07</text:p>
          </table:table-cell>
          <table:table-cell table:formula="of:=(PI())*0.005/(0.2^2)*[.D88]+(1-2*(PI())*0.005/(0.2^2))*[.E88]+(PI())*0.005/(0.2^2)*[.F88]" office:value-type="float" office:value="0.000000688263942686627" calcext:value-type="float">
            <text:p>6.88263942686627E-07</text:p>
          </table:table-cell>
          <table:table-cell table:formula="of:=(PI())*0.005/(0.2^2)*[.E88]+(1-2*(PI())*0.005/(0.2^2))*[.F88]+(PI())*0.005/(0.2^2)*[.G88]" office:value-type="float" office:value="0.000000425370509811345" calcext:value-type="float">
            <text:p>4.25370509811345E-07</text:p>
          </table:table-cell>
          <table:table-cell table:formula="of:=(PI())*0.005/(0.2^2)*[.F88]+(1-2*(PI())*0.005/(0.2^2))*[.G88]+(PI())*0.005/(0.2^2)*[.H88]" office:value-type="float" office:value="0" calcext:value-type="float">
            <text:p>0</text:p>
          </table:table-cell>
          <table:table-cell table:formula="of:=(PI())*0.005/(0.2^2)*[.G88]+(1-2*(PI())*0.005/(0.2^2))*[.H88]+(PI())*0.005/(0.2^2)*[.I88]" office:value-type="float" office:value="-0.000000425370509811345" calcext:value-type="float">
            <text:p>-4.25370509811345E-07</text:p>
          </table:table-cell>
          <table:table-cell table:formula="of:=(PI())*0.005/(0.2^2)*[.H88]+(1-2*(PI())*0.005/(0.2^2))*[.I88]+(PI())*0.005/(0.2^2)*[.J88]" office:value-type="float" office:value="-0.000000688263942686627" calcext:value-type="float">
            <text:p>-6.88263942686627E-07</text:p>
          </table:table-cell>
          <table:table-cell table:formula="of:=(PI())*0.005/(0.2^2)*[.I88]+(1-2*(PI())*0.005/(0.2^2))*[.J88]+(PI())*0.005/(0.2^2)*[.K88]" office:value-type="float" office:value="-0.000000688263942686627" calcext:value-type="float">
            <text:p>-6.88263942686627E-07</text:p>
          </table:table-cell>
          <table:table-cell table:formula="of:=(PI())*0.005/(0.2^2)*[.J88]+(1-2*(PI())*0.005/(0.2^2))*[.K88]+(PI())*0.005/(0.2^2)*[.L88]" office:value-type="float" office:value="-0.000000425370509811345" calcext:value-type="float">
            <text:p>-4.25370509811345E-0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89]+0.005"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table:formula="of:=(PI())*0.005/(0.2^2)*[.B89]+(1-2*(PI())*0.005/(0.2^2))*[.C89]+(PI())*0.005/(0.2^2)*[.D89]" office:value-type="float" office:value="0.00000036156591090146" calcext:value-type="float">
            <text:p>3.6156591090146E-07</text:p>
          </table:table-cell>
          <table:table-cell table:formula="of:=(PI())*0.005/(0.2^2)*[.C89]+(1-2*(PI())*0.005/(0.2^2))*[.D89]+(PI())*0.005/(0.2^2)*[.E89]" office:value-type="float" office:value="0.000000585025933011878" calcext:value-type="float">
            <text:p>5.85025933011878E-07</text:p>
          </table:table-cell>
          <table:table-cell table:formula="of:=(PI())*0.005/(0.2^2)*[.D89]+(1-2*(PI())*0.005/(0.2^2))*[.E89]+(PI())*0.005/(0.2^2)*[.F89]" office:value-type="float" office:value="0.000000585025933011879" calcext:value-type="float">
            <text:p>5.85025933011879E-07</text:p>
          </table:table-cell>
          <table:table-cell table:formula="of:=(PI())*0.005/(0.2^2)*[.E89]+(1-2*(PI())*0.005/(0.2^2))*[.F89]+(PI())*0.005/(0.2^2)*[.G89]" office:value-type="float" office:value="0.00000036156591090146" calcext:value-type="float">
            <text:p>3.6156591090146E-07</text:p>
          </table:table-cell>
          <table:table-cell table:formula="of:=(PI())*0.005/(0.2^2)*[.F89]+(1-2*(PI())*0.005/(0.2^2))*[.G89]+(PI())*0.005/(0.2^2)*[.H89]" office:value-type="float" office:value="0" calcext:value-type="float">
            <text:p>0</text:p>
          </table:table-cell>
          <table:table-cell table:formula="of:=(PI())*0.005/(0.2^2)*[.G89]+(1-2*(PI())*0.005/(0.2^2))*[.H89]+(PI())*0.005/(0.2^2)*[.I89]" office:value-type="float" office:value="-0.00000036156591090146" calcext:value-type="float">
            <text:p>-3.6156591090146E-07</text:p>
          </table:table-cell>
          <table:table-cell table:formula="of:=(PI())*0.005/(0.2^2)*[.H89]+(1-2*(PI())*0.005/(0.2^2))*[.I89]+(PI())*0.005/(0.2^2)*[.J89]" office:value-type="float" office:value="-0.000000585025933011878" calcext:value-type="float">
            <text:p>-5.85025933011878E-07</text:p>
          </table:table-cell>
          <table:table-cell table:formula="of:=(PI())*0.005/(0.2^2)*[.I89]+(1-2*(PI())*0.005/(0.2^2))*[.J89]+(PI())*0.005/(0.2^2)*[.K89]" office:value-type="float" office:value="-0.000000585025933011879" calcext:value-type="float">
            <text:p>-5.85025933011879E-07</text:p>
          </table:table-cell>
          <table:table-cell table:formula="of:=(PI())*0.005/(0.2^2)*[.J89]+(1-2*(PI())*0.005/(0.2^2))*[.K89]+(PI())*0.005/(0.2^2)*[.L89]" office:value-type="float" office:value="-0.00000036156591090146" calcext:value-type="float">
            <text:p>-3.6156591090146E-0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90]+0.005" office:value-type="float" office:value="0.445" calcext:value-type="float">
            <text:p>0.445</text:p>
          </table:table-cell>
          <table:table-cell office:value-type="float" office:value="0" calcext:value-type="float">
            <text:p>0</text:p>
          </table:table-cell>
          <table:table-cell table:formula="of:=(PI())*0.005/(0.2^2)*[.B90]+(1-2*(PI())*0.005/(0.2^2))*[.C90]+(PI())*0.005/(0.2^2)*[.D90]" office:value-type="float" office:value="0.000000307331855196032" calcext:value-type="float">
            <text:p>3.07331855196032E-07</text:p>
          </table:table-cell>
          <table:table-cell table:formula="of:=(PI())*0.005/(0.2^2)*[.C90]+(1-2*(PI())*0.005/(0.2^2))*[.D90]+(PI())*0.005/(0.2^2)*[.E90]" office:value-type="float" office:value="0.000000497273387532741" calcext:value-type="float">
            <text:p>4.97273387532741E-07</text:p>
          </table:table-cell>
          <table:table-cell table:formula="of:=(PI())*0.005/(0.2^2)*[.D90]+(1-2*(PI())*0.005/(0.2^2))*[.E90]+(PI())*0.005/(0.2^2)*[.F90]" office:value-type="float" office:value="0.000000497273387532741" calcext:value-type="float">
            <text:p>4.97273387532741E-07</text:p>
          </table:table-cell>
          <table:table-cell table:formula="of:=(PI())*0.005/(0.2^2)*[.E90]+(1-2*(PI())*0.005/(0.2^2))*[.F90]+(PI())*0.005/(0.2^2)*[.G90]" office:value-type="float" office:value="0.000000307331855196032" calcext:value-type="float">
            <text:p>3.07331855196032E-07</text:p>
          </table:table-cell>
          <table:table-cell table:formula="of:=(PI())*0.005/(0.2^2)*[.F90]+(1-2*(PI())*0.005/(0.2^2))*[.G90]+(PI())*0.005/(0.2^2)*[.H90]" office:value-type="float" office:value="0" calcext:value-type="float">
            <text:p>0</text:p>
          </table:table-cell>
          <table:table-cell table:formula="of:=(PI())*0.005/(0.2^2)*[.G90]+(1-2*(PI())*0.005/(0.2^2))*[.H90]+(PI())*0.005/(0.2^2)*[.I90]" office:value-type="float" office:value="-0.000000307331855196032" calcext:value-type="float">
            <text:p>-3.07331855196032E-07</text:p>
          </table:table-cell>
          <table:table-cell table:formula="of:=(PI())*0.005/(0.2^2)*[.H90]+(1-2*(PI())*0.005/(0.2^2))*[.I90]+(PI())*0.005/(0.2^2)*[.J90]" office:value-type="float" office:value="-0.000000497273387532741" calcext:value-type="float">
            <text:p>-4.97273387532741E-07</text:p>
          </table:table-cell>
          <table:table-cell table:formula="of:=(PI())*0.005/(0.2^2)*[.I90]+(1-2*(PI())*0.005/(0.2^2))*[.J90]+(PI())*0.005/(0.2^2)*[.K90]" office:value-type="float" office:value="-0.000000497273387532741" calcext:value-type="float">
            <text:p>-4.97273387532741E-07</text:p>
          </table:table-cell>
          <table:table-cell table:formula="of:=(PI())*0.005/(0.2^2)*[.J90]+(1-2*(PI())*0.005/(0.2^2))*[.K90]+(PI())*0.005/(0.2^2)*[.L90]" office:value-type="float" office:value="-0.000000307331855196032" calcext:value-type="float">
            <text:p>-3.07331855196032E-0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91]+0.005"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formula="of:=(PI())*0.005/(0.2^2)*[.B91]+(1-2*(PI())*0.005/(0.2^2))*[.C91]+(PI())*0.005/(0.2^2)*[.D91]" office:value-type="float" office:value="0.000000261232783208859" calcext:value-type="float">
            <text:p>2.61232783208859E-07</text:p>
          </table:table-cell>
          <table:table-cell table:formula="of:=(PI())*0.005/(0.2^2)*[.C91]+(1-2*(PI())*0.005/(0.2^2))*[.D91]+(PI())*0.005/(0.2^2)*[.E91]" office:value-type="float" office:value="0.000000422683522207667" calcext:value-type="float">
            <text:p>4.22683522207667E-07</text:p>
          </table:table-cell>
          <table:table-cell table:formula="of:=(PI())*0.005/(0.2^2)*[.D91]+(1-2*(PI())*0.005/(0.2^2))*[.E91]+(PI())*0.005/(0.2^2)*[.F91]" office:value-type="float" office:value="0.000000422683522207667" calcext:value-type="float">
            <text:p>4.22683522207667E-07</text:p>
          </table:table-cell>
          <table:table-cell table:formula="of:=(PI())*0.005/(0.2^2)*[.E91]+(1-2*(PI())*0.005/(0.2^2))*[.F91]+(PI())*0.005/(0.2^2)*[.G91]" office:value-type="float" office:value="0.000000261232783208859" calcext:value-type="float">
            <text:p>2.61232783208859E-07</text:p>
          </table:table-cell>
          <table:table-cell table:formula="of:=(PI())*0.005/(0.2^2)*[.F91]+(1-2*(PI())*0.005/(0.2^2))*[.G91]+(PI())*0.005/(0.2^2)*[.H91]" office:value-type="float" office:value="0" calcext:value-type="float">
            <text:p>0</text:p>
          </table:table-cell>
          <table:table-cell table:formula="of:=(PI())*0.005/(0.2^2)*[.G91]+(1-2*(PI())*0.005/(0.2^2))*[.H91]+(PI())*0.005/(0.2^2)*[.I91]" office:value-type="float" office:value="-0.000000261232783208859" calcext:value-type="float">
            <text:p>-2.61232783208859E-07</text:p>
          </table:table-cell>
          <table:table-cell table:formula="of:=(PI())*0.005/(0.2^2)*[.H91]+(1-2*(PI())*0.005/(0.2^2))*[.I91]+(PI())*0.005/(0.2^2)*[.J91]" office:value-type="float" office:value="-0.000000422683522207667" calcext:value-type="float">
            <text:p>-4.22683522207667E-07</text:p>
          </table:table-cell>
          <table:table-cell table:formula="of:=(PI())*0.005/(0.2^2)*[.I91]+(1-2*(PI())*0.005/(0.2^2))*[.J91]+(PI())*0.005/(0.2^2)*[.K91]" office:value-type="float" office:value="-0.000000422683522207667" calcext:value-type="float">
            <text:p>-4.22683522207667E-07</text:p>
          </table:table-cell>
          <table:table-cell table:formula="of:=(PI())*0.005/(0.2^2)*[.J91]+(1-2*(PI())*0.005/(0.2^2))*[.K91]+(PI())*0.005/(0.2^2)*[.L91]" office:value-type="float" office:value="-0.000000261232783208859" calcext:value-type="float">
            <text:p>-2.61232783208859E-0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92]+0.005" office:value-type="float" office:value="0.455" calcext:value-type="float">
            <text:p>0.455</text:p>
          </table:table-cell>
          <table:table-cell office:value-type="float" office:value="0" calcext:value-type="float">
            <text:p>0</text:p>
          </table:table-cell>
          <table:table-cell table:formula="of:=(PI())*0.005/(0.2^2)*[.B92]+(1-2*(PI())*0.005/(0.2^2))*[.C92]+(PI())*0.005/(0.2^2)*[.D92]" office:value-type="float" office:value="0.00000022204846607755" calcext:value-type="float">
            <text:p>2.2204846607755E-07</text:p>
          </table:table-cell>
          <table:table-cell table:formula="of:=(PI())*0.005/(0.2^2)*[.C92]+(1-2*(PI())*0.005/(0.2^2))*[.D92]+(PI())*0.005/(0.2^2)*[.E92]" office:value-type="float" office:value="0.000000359281965263254" calcext:value-type="float">
            <text:p>3.59281965263254E-07</text:p>
          </table:table-cell>
          <table:table-cell table:formula="of:=(PI())*0.005/(0.2^2)*[.D92]+(1-2*(PI())*0.005/(0.2^2))*[.E92]+(PI())*0.005/(0.2^2)*[.F92]" office:value-type="float" office:value="0.000000359281965263254" calcext:value-type="float">
            <text:p>3.59281965263254E-07</text:p>
          </table:table-cell>
          <table:table-cell table:formula="of:=(PI())*0.005/(0.2^2)*[.E92]+(1-2*(PI())*0.005/(0.2^2))*[.F92]+(PI())*0.005/(0.2^2)*[.G92]" office:value-type="float" office:value="0.00000022204846607755" calcext:value-type="float">
            <text:p>2.2204846607755E-07</text:p>
          </table:table-cell>
          <table:table-cell table:formula="of:=(PI())*0.005/(0.2^2)*[.F92]+(1-2*(PI())*0.005/(0.2^2))*[.G92]+(PI())*0.005/(0.2^2)*[.H92]" office:value-type="float" office:value="0" calcext:value-type="float">
            <text:p>0</text:p>
          </table:table-cell>
          <table:table-cell table:formula="of:=(PI())*0.005/(0.2^2)*[.G92]+(1-2*(PI())*0.005/(0.2^2))*[.H92]+(PI())*0.005/(0.2^2)*[.I92]" office:value-type="float" office:value="-0.00000022204846607755" calcext:value-type="float">
            <text:p>-2.2204846607755E-07</text:p>
          </table:table-cell>
          <table:table-cell table:formula="of:=(PI())*0.005/(0.2^2)*[.H92]+(1-2*(PI())*0.005/(0.2^2))*[.I92]+(PI())*0.005/(0.2^2)*[.J92]" office:value-type="float" office:value="-0.000000359281965263254" calcext:value-type="float">
            <text:p>-3.59281965263254E-07</text:p>
          </table:table-cell>
          <table:table-cell table:formula="of:=(PI())*0.005/(0.2^2)*[.I92]+(1-2*(PI())*0.005/(0.2^2))*[.J92]+(PI())*0.005/(0.2^2)*[.K92]" office:value-type="float" office:value="-0.000000359281965263254" calcext:value-type="float">
            <text:p>-3.59281965263254E-07</text:p>
          </table:table-cell>
          <table:table-cell table:formula="of:=(PI())*0.005/(0.2^2)*[.J92]+(1-2*(PI())*0.005/(0.2^2))*[.K92]+(PI())*0.005/(0.2^2)*[.L92]" office:value-type="float" office:value="-0.00000022204846607755" calcext:value-type="float">
            <text:p>-2.2204846607755E-0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93]+0.005"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table:formula="of:=(PI())*0.005/(0.2^2)*[.B93]+(1-2*(PI())*0.005/(0.2^2))*[.C93]+(PI())*0.005/(0.2^2)*[.D93]" office:value-type="float" office:value="0.000000188741706464815" calcext:value-type="float">
            <text:p>1.88741706464815E-07</text:p>
          </table:table-cell>
          <table:table-cell table:formula="of:=(PI())*0.005/(0.2^2)*[.C93]+(1-2*(PI())*0.005/(0.2^2))*[.D93]+(PI())*0.005/(0.2^2)*[.E93]" office:value-type="float" office:value="0.000000305390496154726" calcext:value-type="float">
            <text:p>3.05390496154726E-07</text:p>
          </table:table-cell>
          <table:table-cell table:formula="of:=(PI())*0.005/(0.2^2)*[.D93]+(1-2*(PI())*0.005/(0.2^2))*[.E93]+(PI())*0.005/(0.2^2)*[.F93]" office:value-type="float" office:value="0.000000305390496154726" calcext:value-type="float">
            <text:p>3.05390496154726E-07</text:p>
          </table:table-cell>
          <table:table-cell table:formula="of:=(PI())*0.005/(0.2^2)*[.E93]+(1-2*(PI())*0.005/(0.2^2))*[.F93]+(PI())*0.005/(0.2^2)*[.G93]" office:value-type="float" office:value="0.000000188741706464815" calcext:value-type="float">
            <text:p>1.88741706464815E-07</text:p>
          </table:table-cell>
          <table:table-cell table:formula="of:=(PI())*0.005/(0.2^2)*[.F93]+(1-2*(PI())*0.005/(0.2^2))*[.G93]+(PI())*0.005/(0.2^2)*[.H93]" office:value-type="float" office:value="0" calcext:value-type="float">
            <text:p>0</text:p>
          </table:table-cell>
          <table:table-cell table:formula="of:=(PI())*0.005/(0.2^2)*[.G93]+(1-2*(PI())*0.005/(0.2^2))*[.H93]+(PI())*0.005/(0.2^2)*[.I93]" office:value-type="float" office:value="-0.000000188741706464815" calcext:value-type="float">
            <text:p>-1.88741706464815E-07</text:p>
          </table:table-cell>
          <table:table-cell table:formula="of:=(PI())*0.005/(0.2^2)*[.H93]+(1-2*(PI())*0.005/(0.2^2))*[.I93]+(PI())*0.005/(0.2^2)*[.J93]" office:value-type="float" office:value="-0.000000305390496154726" calcext:value-type="float">
            <text:p>-3.05390496154726E-07</text:p>
          </table:table-cell>
          <table:table-cell table:formula="of:=(PI())*0.005/(0.2^2)*[.I93]+(1-2*(PI())*0.005/(0.2^2))*[.J93]+(PI())*0.005/(0.2^2)*[.K93]" office:value-type="float" office:value="-0.000000305390496154726" calcext:value-type="float">
            <text:p>-3.05390496154726E-07</text:p>
          </table:table-cell>
          <table:table-cell table:formula="of:=(PI())*0.005/(0.2^2)*[.J93]+(1-2*(PI())*0.005/(0.2^2))*[.K93]+(PI())*0.005/(0.2^2)*[.L93]" office:value-type="float" office:value="-0.000000188741706464815" calcext:value-type="float">
            <text:p>-1.88741706464815E-0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94]+0.005" office:value-type="float" office:value="0.465" calcext:value-type="float">
            <text:p>0.465</text:p>
          </table:table-cell>
          <table:table-cell office:value-type="float" office:value="0" calcext:value-type="float">
            <text:p>0</text:p>
          </table:table-cell>
          <table:table-cell table:formula="of:=(PI())*0.005/(0.2^2)*[.B94]+(1-2*(PI())*0.005/(0.2^2))*[.C94]+(PI())*0.005/(0.2^2)*[.D94]" office:value-type="float" office:value="0.000000160430884250328" calcext:value-type="float">
            <text:p>1.60430884250328E-07</text:p>
          </table:table-cell>
          <table:table-cell table:formula="of:=(PI())*0.005/(0.2^2)*[.C94]+(1-2*(PI())*0.005/(0.2^2))*[.D94]+(PI())*0.005/(0.2^2)*[.E94]" office:value-type="float" office:value="0.00000025958262356223" calcext:value-type="float">
            <text:p>2.5958262356223E-07</text:p>
          </table:table-cell>
          <table:table-cell table:formula="of:=(PI())*0.005/(0.2^2)*[.D94]+(1-2*(PI())*0.005/(0.2^2))*[.E94]+(PI())*0.005/(0.2^2)*[.F94]" office:value-type="float" office:value="0.00000025958262356223" calcext:value-type="float">
            <text:p>2.5958262356223E-07</text:p>
          </table:table-cell>
          <table:table-cell table:formula="of:=(PI())*0.005/(0.2^2)*[.E94]+(1-2*(PI())*0.005/(0.2^2))*[.F94]+(PI())*0.005/(0.2^2)*[.G94]" office:value-type="float" office:value="0.000000160430884250328" calcext:value-type="float">
            <text:p>1.60430884250328E-07</text:p>
          </table:table-cell>
          <table:table-cell table:formula="of:=(PI())*0.005/(0.2^2)*[.F94]+(1-2*(PI())*0.005/(0.2^2))*[.G94]+(PI())*0.005/(0.2^2)*[.H94]" office:value-type="float" office:value="0" calcext:value-type="float">
            <text:p>0</text:p>
          </table:table-cell>
          <table:table-cell table:formula="of:=(PI())*0.005/(0.2^2)*[.G94]+(1-2*(PI())*0.005/(0.2^2))*[.H94]+(PI())*0.005/(0.2^2)*[.I94]" office:value-type="float" office:value="-0.000000160430884250328" calcext:value-type="float">
            <text:p>-1.60430884250328E-07</text:p>
          </table:table-cell>
          <table:table-cell table:formula="of:=(PI())*0.005/(0.2^2)*[.H94]+(1-2*(PI())*0.005/(0.2^2))*[.I94]+(PI())*0.005/(0.2^2)*[.J94]" office:value-type="float" office:value="-0.00000025958262356223" calcext:value-type="float">
            <text:p>-2.5958262356223E-07</text:p>
          </table:table-cell>
          <table:table-cell table:formula="of:=(PI())*0.005/(0.2^2)*[.I94]+(1-2*(PI())*0.005/(0.2^2))*[.J94]+(PI())*0.005/(0.2^2)*[.K94]" office:value-type="float" office:value="-0.00000025958262356223" calcext:value-type="float">
            <text:p>-2.5958262356223E-07</text:p>
          </table:table-cell>
          <table:table-cell table:formula="of:=(PI())*0.005/(0.2^2)*[.J94]+(1-2*(PI())*0.005/(0.2^2))*[.K94]+(PI())*0.005/(0.2^2)*[.L94]" office:value-type="float" office:value="-0.000000160430884250328" calcext:value-type="float">
            <text:p>-1.60430884250328E-0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95]+0.005"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table:formula="of:=(PI())*0.005/(0.2^2)*[.B95]+(1-2*(PI())*0.005/(0.2^2))*[.C95]+(PI())*0.005/(0.2^2)*[.D95]" office:value-type="float" office:value="0.000000136366620305725" calcext:value-type="float">
            <text:p>1.36366620305725E-07</text:p>
          </table:table-cell>
          <table:table-cell table:formula="of:=(PI())*0.005/(0.2^2)*[.C95]+(1-2*(PI())*0.005/(0.2^2))*[.D95]+(PI())*0.005/(0.2^2)*[.E95]" office:value-type="float" office:value="0.000000220645826585615" calcext:value-type="float">
            <text:p>2.20645826585615E-07</text:p>
          </table:table-cell>
          <table:table-cell table:formula="of:=(PI())*0.005/(0.2^2)*[.D95]+(1-2*(PI())*0.005/(0.2^2))*[.E95]+(PI())*0.005/(0.2^2)*[.F95]" office:value-type="float" office:value="0.000000220645826585615" calcext:value-type="float">
            <text:p>2.20645826585615E-07</text:p>
          </table:table-cell>
          <table:table-cell table:formula="of:=(PI())*0.005/(0.2^2)*[.E95]+(1-2*(PI())*0.005/(0.2^2))*[.F95]+(PI())*0.005/(0.2^2)*[.G95]" office:value-type="float" office:value="0.000000136366620305725" calcext:value-type="float">
            <text:p>1.36366620305725E-07</text:p>
          </table:table-cell>
          <table:table-cell table:formula="of:=(PI())*0.005/(0.2^2)*[.F95]+(1-2*(PI())*0.005/(0.2^2))*[.G95]+(PI())*0.005/(0.2^2)*[.H95]" office:value-type="float" office:value="0" calcext:value-type="float">
            <text:p>0</text:p>
          </table:table-cell>
          <table:table-cell table:formula="of:=(PI())*0.005/(0.2^2)*[.G95]+(1-2*(PI())*0.005/(0.2^2))*[.H95]+(PI())*0.005/(0.2^2)*[.I95]" office:value-type="float" office:value="-0.000000136366620305725" calcext:value-type="float">
            <text:p>-1.36366620305725E-07</text:p>
          </table:table-cell>
          <table:table-cell table:formula="of:=(PI())*0.005/(0.2^2)*[.H95]+(1-2*(PI())*0.005/(0.2^2))*[.I95]+(PI())*0.005/(0.2^2)*[.J95]" office:value-type="float" office:value="-0.000000220645826585615" calcext:value-type="float">
            <text:p>-2.20645826585615E-07</text:p>
          </table:table-cell>
          <table:table-cell table:formula="of:=(PI())*0.005/(0.2^2)*[.I95]+(1-2*(PI())*0.005/(0.2^2))*[.J95]+(PI())*0.005/(0.2^2)*[.K95]" office:value-type="float" office:value="-0.000000220645826585615" calcext:value-type="float">
            <text:p>-2.20645826585615E-07</text:p>
          </table:table-cell>
          <table:table-cell table:formula="of:=(PI())*0.005/(0.2^2)*[.J95]+(1-2*(PI())*0.005/(0.2^2))*[.K95]+(PI())*0.005/(0.2^2)*[.L95]" office:value-type="float" office:value="-0.000000136366620305725" calcext:value-type="float">
            <text:p>-1.36366620305725E-0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96]+0.005" office:value-type="float" office:value="0.475" calcext:value-type="float">
            <text:p>0.475</text:p>
          </table:table-cell>
          <table:table-cell office:value-type="float" office:value="0" calcext:value-type="float">
            <text:p>0</text:p>
          </table:table-cell>
          <table:table-cell table:formula="of:=(PI())*0.005/(0.2^2)*[.B96]+(1-2*(PI())*0.005/(0.2^2))*[.C96]+(PI())*0.005/(0.2^2)*[.D96]" office:value-type="float" office:value="0.000000115911940649718" calcext:value-type="float">
            <text:p>1.15911940649718E-07</text:p>
          </table:table-cell>
          <table:table-cell table:formula="of:=(PI())*0.005/(0.2^2)*[.C96]+(1-2*(PI())*0.005/(0.2^2))*[.D96]+(PI())*0.005/(0.2^2)*[.E96]" office:value-type="float" office:value="0.000000187549459673205" calcext:value-type="float">
            <text:p>1.87549459673205E-07</text:p>
          </table:table-cell>
          <table:table-cell table:formula="of:=(PI())*0.005/(0.2^2)*[.D96]+(1-2*(PI())*0.005/(0.2^2))*[.E96]+(PI())*0.005/(0.2^2)*[.F96]" office:value-type="float" office:value="0.000000187549459673205" calcext:value-type="float">
            <text:p>1.87549459673205E-07</text:p>
          </table:table-cell>
          <table:table-cell table:formula="of:=(PI())*0.005/(0.2^2)*[.E96]+(1-2*(PI())*0.005/(0.2^2))*[.F96]+(PI())*0.005/(0.2^2)*[.G96]" office:value-type="float" office:value="0.000000115911940649718" calcext:value-type="float">
            <text:p>1.15911940649718E-07</text:p>
          </table:table-cell>
          <table:table-cell table:formula="of:=(PI())*0.005/(0.2^2)*[.F96]+(1-2*(PI())*0.005/(0.2^2))*[.G96]+(PI())*0.005/(0.2^2)*[.H96]" office:value-type="float" office:value="0" calcext:value-type="float">
            <text:p>0</text:p>
          </table:table-cell>
          <table:table-cell table:formula="of:=(PI())*0.005/(0.2^2)*[.G96]+(1-2*(PI())*0.005/(0.2^2))*[.H96]+(PI())*0.005/(0.2^2)*[.I96]" office:value-type="float" office:value="-0.000000115911940649718" calcext:value-type="float">
            <text:p>-1.15911940649718E-07</text:p>
          </table:table-cell>
          <table:table-cell table:formula="of:=(PI())*0.005/(0.2^2)*[.H96]+(1-2*(PI())*0.005/(0.2^2))*[.I96]+(PI())*0.005/(0.2^2)*[.J96]" office:value-type="float" office:value="-0.000000187549459673205" calcext:value-type="float">
            <text:p>-1.87549459673205E-07</text:p>
          </table:table-cell>
          <table:table-cell table:formula="of:=(PI())*0.005/(0.2^2)*[.I96]+(1-2*(PI())*0.005/(0.2^2))*[.J96]+(PI())*0.005/(0.2^2)*[.K96]" office:value-type="float" office:value="-0.000000187549459673205" calcext:value-type="float">
            <text:p>-1.87549459673205E-07</text:p>
          </table:table-cell>
          <table:table-cell table:formula="of:=(PI())*0.005/(0.2^2)*[.J96]+(1-2*(PI())*0.005/(0.2^2))*[.K96]+(PI())*0.005/(0.2^2)*[.L96]" office:value-type="float" office:value="-0.000000115911940649718" calcext:value-type="float">
            <text:p>-1.15911940649718E-0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97]+0.005"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table:formula="of:=(PI())*0.005/(0.2^2)*[.B97]+(1-2*(PI())*0.005/(0.2^2))*[.C97]+(PI())*0.005/(0.2^2)*[.D97]" office:value-type="float" office:value="0.0000000985254159343549" calcext:value-type="float">
            <text:p>9.85254159343549E-08</text:p>
          </table:table-cell>
          <table:table-cell table:formula="of:=(PI())*0.005/(0.2^2)*[.C97]+(1-2*(PI())*0.005/(0.2^2))*[.D97]+(PI())*0.005/(0.2^2)*[.E97]" office:value-type="float" office:value="0.000000159417471737507" calcext:value-type="float">
            <text:p>1.59417471737507E-07</text:p>
          </table:table-cell>
          <table:table-cell table:formula="of:=(PI())*0.005/(0.2^2)*[.D97]+(1-2*(PI())*0.005/(0.2^2))*[.E97]+(PI())*0.005/(0.2^2)*[.F97]" office:value-type="float" office:value="0.000000159417471737507" calcext:value-type="float">
            <text:p>1.59417471737507E-07</text:p>
          </table:table-cell>
          <table:table-cell table:formula="of:=(PI())*0.005/(0.2^2)*[.E97]+(1-2*(PI())*0.005/(0.2^2))*[.F97]+(PI())*0.005/(0.2^2)*[.G97]" office:value-type="float" office:value="0.0000000985254159343549" calcext:value-type="float">
            <text:p>9.85254159343549E-08</text:p>
          </table:table-cell>
          <table:table-cell table:formula="of:=(PI())*0.005/(0.2^2)*[.F97]+(1-2*(PI())*0.005/(0.2^2))*[.G97]+(PI())*0.005/(0.2^2)*[.H97]" office:value-type="float" office:value="0" calcext:value-type="float">
            <text:p>0</text:p>
          </table:table-cell>
          <table:table-cell table:formula="of:=(PI())*0.005/(0.2^2)*[.G97]+(1-2*(PI())*0.005/(0.2^2))*[.H97]+(PI())*0.005/(0.2^2)*[.I97]" office:value-type="float" office:value="-0.0000000985254159343549" calcext:value-type="float">
            <text:p>-9.85254159343549E-08</text:p>
          </table:table-cell>
          <table:table-cell table:formula="of:=(PI())*0.005/(0.2^2)*[.H97]+(1-2*(PI())*0.005/(0.2^2))*[.I97]+(PI())*0.005/(0.2^2)*[.J97]" office:value-type="float" office:value="-0.000000159417471737507" calcext:value-type="float">
            <text:p>-1.59417471737507E-07</text:p>
          </table:table-cell>
          <table:table-cell table:formula="of:=(PI())*0.005/(0.2^2)*[.I97]+(1-2*(PI())*0.005/(0.2^2))*[.J97]+(PI())*0.005/(0.2^2)*[.K97]" office:value-type="float" office:value="-0.000000159417471737507" calcext:value-type="float">
            <text:p>-1.59417471737507E-07</text:p>
          </table:table-cell>
          <table:table-cell table:formula="of:=(PI())*0.005/(0.2^2)*[.J97]+(1-2*(PI())*0.005/(0.2^2))*[.K97]+(PI())*0.005/(0.2^2)*[.L97]" office:value-type="float" office:value="-0.0000000985254159343549" calcext:value-type="float">
            <text:p>-9.85254159343549E-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98]+0.005" office:value-type="float" office:value="0.485" calcext:value-type="float">
            <text:p>0.485</text:p>
          </table:table-cell>
          <table:table-cell office:value-type="float" office:value="0" calcext:value-type="float">
            <text:p>0</text:p>
          </table:table-cell>
          <table:table-cell table:formula="of:=(PI())*0.005/(0.2^2)*[.B98]+(1-2*(PI())*0.005/(0.2^2))*[.C98]+(PI())*0.005/(0.2^2)*[.D98]" office:value-type="float" office:value="0.000000083746829969594" calcext:value-type="float">
            <text:p>8.3746829969594E-08</text:p>
          </table:table-cell>
          <table:table-cell table:formula="of:=(PI())*0.005/(0.2^2)*[.C98]+(1-2*(PI())*0.005/(0.2^2))*[.D98]+(PI())*0.005/(0.2^2)*[.E98]" office:value-type="float" office:value="0.000000135505217340862" calcext:value-type="float">
            <text:p>1.35505217340862E-07</text:p>
          </table:table-cell>
          <table:table-cell table:formula="of:=(PI())*0.005/(0.2^2)*[.D98]+(1-2*(PI())*0.005/(0.2^2))*[.E98]+(PI())*0.005/(0.2^2)*[.F98]" office:value-type="float" office:value="0.000000135505217340862" calcext:value-type="float">
            <text:p>1.35505217340862E-07</text:p>
          </table:table-cell>
          <table:table-cell table:formula="of:=(PI())*0.005/(0.2^2)*[.E98]+(1-2*(PI())*0.005/(0.2^2))*[.F98]+(PI())*0.005/(0.2^2)*[.G98]" office:value-type="float" office:value="0.000000083746829969594" calcext:value-type="float">
            <text:p>8.3746829969594E-08</text:p>
          </table:table-cell>
          <table:table-cell table:formula="of:=(PI())*0.005/(0.2^2)*[.F98]+(1-2*(PI())*0.005/(0.2^2))*[.G98]+(PI())*0.005/(0.2^2)*[.H98]" office:value-type="float" office:value="0" calcext:value-type="float">
            <text:p>0</text:p>
          </table:table-cell>
          <table:table-cell table:formula="of:=(PI())*0.005/(0.2^2)*[.G98]+(1-2*(PI())*0.005/(0.2^2))*[.H98]+(PI())*0.005/(0.2^2)*[.I98]" office:value-type="float" office:value="-0.000000083746829969594" calcext:value-type="float">
            <text:p>-8.3746829969594E-08</text:p>
          </table:table-cell>
          <table:table-cell table:formula="of:=(PI())*0.005/(0.2^2)*[.H98]+(1-2*(PI())*0.005/(0.2^2))*[.I98]+(PI())*0.005/(0.2^2)*[.J98]" office:value-type="float" office:value="-0.000000135505217340862" calcext:value-type="float">
            <text:p>-1.35505217340862E-07</text:p>
          </table:table-cell>
          <table:table-cell table:formula="of:=(PI())*0.005/(0.2^2)*[.I98]+(1-2*(PI())*0.005/(0.2^2))*[.J98]+(PI())*0.005/(0.2^2)*[.K98]" office:value-type="float" office:value="-0.000000135505217340862" calcext:value-type="float">
            <text:p>-1.35505217340862E-07</text:p>
          </table:table-cell>
          <table:table-cell table:formula="of:=(PI())*0.005/(0.2^2)*[.J98]+(1-2*(PI())*0.005/(0.2^2))*[.K98]+(PI())*0.005/(0.2^2)*[.L98]" office:value-type="float" office:value="-0.000000083746829969594" calcext:value-type="float">
            <text:p>-8.3746829969594E-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99]+0.005"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table:formula="of:=(PI())*0.005/(0.2^2)*[.B99]+(1-2*(PI())*0.005/(0.2^2))*[.C99]+(PI())*0.005/(0.2^2)*[.D99]" office:value-type="float" office:value="0.0000000711849979362588" calcext:value-type="float">
            <text:p>7.11849979362588E-08</text:p>
          </table:table-cell>
          <table:table-cell table:formula="of:=(PI())*0.005/(0.2^2)*[.C99]+(1-2*(PI())*0.005/(0.2^2))*[.D99]+(PI())*0.005/(0.2^2)*[.E99]" office:value-type="float" office:value="0.000000115179746149958" calcext:value-type="float">
            <text:p>1.15179746149958E-07</text:p>
          </table:table-cell>
          <table:table-cell table:formula="of:=(PI())*0.005/(0.2^2)*[.D99]+(1-2*(PI())*0.005/(0.2^2))*[.E99]+(PI())*0.005/(0.2^2)*[.F99]" office:value-type="float" office:value="0.000000115179746149958" calcext:value-type="float">
            <text:p>1.15179746149958E-07</text:p>
          </table:table-cell>
          <table:table-cell table:formula="of:=(PI())*0.005/(0.2^2)*[.E99]+(1-2*(PI())*0.005/(0.2^2))*[.F99]+(PI())*0.005/(0.2^2)*[.G99]" office:value-type="float" office:value="0.0000000711849979362588" calcext:value-type="float">
            <text:p>7.11849979362588E-08</text:p>
          </table:table-cell>
          <table:table-cell table:formula="of:=(PI())*0.005/(0.2^2)*[.F99]+(1-2*(PI())*0.005/(0.2^2))*[.G99]+(PI())*0.005/(0.2^2)*[.H99]" office:value-type="float" office:value="0" calcext:value-type="float">
            <text:p>0</text:p>
          </table:table-cell>
          <table:table-cell table:formula="of:=(PI())*0.005/(0.2^2)*[.G99]+(1-2*(PI())*0.005/(0.2^2))*[.H99]+(PI())*0.005/(0.2^2)*[.I99]" office:value-type="float" office:value="-0.0000000711849979362588" calcext:value-type="float">
            <text:p>-7.11849979362588E-08</text:p>
          </table:table-cell>
          <table:table-cell table:formula="of:=(PI())*0.005/(0.2^2)*[.H99]+(1-2*(PI())*0.005/(0.2^2))*[.I99]+(PI())*0.005/(0.2^2)*[.J99]" office:value-type="float" office:value="-0.000000115179746149958" calcext:value-type="float">
            <text:p>-1.15179746149958E-07</text:p>
          </table:table-cell>
          <table:table-cell table:formula="of:=(PI())*0.005/(0.2^2)*[.I99]+(1-2*(PI())*0.005/(0.2^2))*[.J99]+(PI())*0.005/(0.2^2)*[.K99]" office:value-type="float" office:value="-0.000000115179746149958" calcext:value-type="float">
            <text:p>-1.15179746149958E-07</text:p>
          </table:table-cell>
          <table:table-cell table:formula="of:=(PI())*0.005/(0.2^2)*[.J99]+(1-2*(PI())*0.005/(0.2^2))*[.K99]+(PI())*0.005/(0.2^2)*[.L99]" office:value-type="float" office:value="-0.0000000711849979362588" calcext:value-type="float">
            <text:p>-7.11849979362588E-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00]+0.005" office:value-type="float" office:value="0.495" calcext:value-type="float">
            <text:p>0.495</text:p>
          </table:table-cell>
          <table:table-cell office:value-type="float" office:value="0" calcext:value-type="float">
            <text:p>0</text:p>
          </table:table-cell>
          <table:table-cell table:formula="of:=(PI())*0.005/(0.2^2)*[.B100]+(1-2*(PI())*0.005/(0.2^2))*[.C100]+(PI())*0.005/(0.2^2)*[.D100]" office:value-type="float" office:value="0.0000000605074118390506" calcext:value-type="float">
            <text:p>6.05074118390506E-08</text:p>
          </table:table-cell>
          <table:table-cell table:formula="of:=(PI())*0.005/(0.2^2)*[.C100]+(1-2*(PI())*0.005/(0.2^2))*[.D100]+(PI())*0.005/(0.2^2)*[.E100]" office:value-type="float" office:value="0.0000000979030489268717" calcext:value-type="float">
            <text:p>9.79030489268717E-08</text:p>
          </table:table-cell>
          <table:table-cell table:formula="of:=(PI())*0.005/(0.2^2)*[.D100]+(1-2*(PI())*0.005/(0.2^2))*[.E100]+(PI())*0.005/(0.2^2)*[.F100]" office:value-type="float" office:value="0.0000000979030489268717" calcext:value-type="float">
            <text:p>9.79030489268717E-08</text:p>
          </table:table-cell>
          <table:table-cell table:formula="of:=(PI())*0.005/(0.2^2)*[.E100]+(1-2*(PI())*0.005/(0.2^2))*[.F100]+(PI())*0.005/(0.2^2)*[.G100]" office:value-type="float" office:value="0.0000000605074118390506" calcext:value-type="float">
            <text:p>6.05074118390506E-08</text:p>
          </table:table-cell>
          <table:table-cell table:formula="of:=(PI())*0.005/(0.2^2)*[.F100]+(1-2*(PI())*0.005/(0.2^2))*[.G100]+(PI())*0.005/(0.2^2)*[.H100]" office:value-type="float" office:value="0" calcext:value-type="float">
            <text:p>0</text:p>
          </table:table-cell>
          <table:table-cell table:formula="of:=(PI())*0.005/(0.2^2)*[.G100]+(1-2*(PI())*0.005/(0.2^2))*[.H100]+(PI())*0.005/(0.2^2)*[.I100]" office:value-type="float" office:value="-0.0000000605074118390506" calcext:value-type="float">
            <text:p>-6.05074118390506E-08</text:p>
          </table:table-cell>
          <table:table-cell table:formula="of:=(PI())*0.005/(0.2^2)*[.H100]+(1-2*(PI())*0.005/(0.2^2))*[.I100]+(PI())*0.005/(0.2^2)*[.J100]" office:value-type="float" office:value="-0.0000000979030489268717" calcext:value-type="float">
            <text:p>-9.79030489268717E-08</text:p>
          </table:table-cell>
          <table:table-cell table:formula="of:=(PI())*0.005/(0.2^2)*[.I100]+(1-2*(PI())*0.005/(0.2^2))*[.J100]+(PI())*0.005/(0.2^2)*[.K100]" office:value-type="float" office:value="-0.0000000979030489268717" calcext:value-type="float">
            <text:p>-9.79030489268717E-08</text:p>
          </table:table-cell>
          <table:table-cell table:formula="of:=(PI())*0.005/(0.2^2)*[.J100]+(1-2*(PI())*0.005/(0.2^2))*[.K100]+(PI())*0.005/(0.2^2)*[.L100]" office:value-type="float" office:value="-0.0000000605074118390506" calcext:value-type="float">
            <text:p>-6.05074118390506E-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01]+0.00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(PI())*0.005/(0.2^2)*[.B101]+(1-2*(PI())*0.005/(0.2^2))*[.C101]+(PI())*0.005/(0.2^2)*[.D101]" office:value-type="float" office:value="0.000000051431439117815" calcext:value-type="float">
            <text:p>5.1431439117815E-08</text:p>
          </table:table-cell>
          <table:table-cell table:formula="of:=(PI())*0.005/(0.2^2)*[.C101]+(1-2*(PI())*0.005/(0.2^2))*[.D101]+(PI())*0.005/(0.2^2)*[.E101]" office:value-type="float" office:value="0.0000000832178165829456" calcext:value-type="float">
            <text:p>8.32178165829456E-08</text:p>
          </table:table-cell>
          <table:table-cell table:formula="of:=(PI())*0.005/(0.2^2)*[.D101]+(1-2*(PI())*0.005/(0.2^2))*[.E101]+(PI())*0.005/(0.2^2)*[.F101]" office:value-type="float" office:value="0.0000000832178165829456" calcext:value-type="float">
            <text:p>8.32178165829456E-08</text:p>
          </table:table-cell>
          <table:table-cell table:formula="of:=(PI())*0.005/(0.2^2)*[.E101]+(1-2*(PI())*0.005/(0.2^2))*[.F101]+(PI())*0.005/(0.2^2)*[.G101]" office:value-type="float" office:value="0.000000051431439117815" calcext:value-type="float">
            <text:p>5.1431439117815E-08</text:p>
          </table:table-cell>
          <table:table-cell table:formula="of:=(PI())*0.005/(0.2^2)*[.F101]+(1-2*(PI())*0.005/(0.2^2))*[.G101]+(PI())*0.005/(0.2^2)*[.H101]" office:value-type="float" office:value="0" calcext:value-type="float">
            <text:p>0</text:p>
          </table:table-cell>
          <table:table-cell table:formula="of:=(PI())*0.005/(0.2^2)*[.G101]+(1-2*(PI())*0.005/(0.2^2))*[.H101]+(PI())*0.005/(0.2^2)*[.I101]" office:value-type="float" office:value="-0.000000051431439117815" calcext:value-type="float">
            <text:p>-5.1431439117815E-08</text:p>
          </table:table-cell>
          <table:table-cell table:formula="of:=(PI())*0.005/(0.2^2)*[.H101]+(1-2*(PI())*0.005/(0.2^2))*[.I101]+(PI())*0.005/(0.2^2)*[.J101]" office:value-type="float" office:value="-0.0000000832178165829456" calcext:value-type="float">
            <text:p>-8.32178165829456E-08</text:p>
          </table:table-cell>
          <table:table-cell table:formula="of:=(PI())*0.005/(0.2^2)*[.I101]+(1-2*(PI())*0.005/(0.2^2))*[.J101]+(PI())*0.005/(0.2^2)*[.K101]" office:value-type="float" office:value="-0.0000000832178165829456" calcext:value-type="float">
            <text:p>-8.32178165829456E-08</text:p>
          </table:table-cell>
          <table:table-cell table:formula="of:=(PI())*0.005/(0.2^2)*[.J101]+(1-2*(PI())*0.005/(0.2^2))*[.K101]+(PI())*0.005/(0.2^2)*[.L101]" office:value-type="float" office:value="-0.000000051431439117815" calcext:value-type="float">
            <text:p>-5.1431439117815E-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02]+0.005" office:value-type="float" office:value="0.505" calcext:value-type="float">
            <text:p>0.505</text:p>
          </table:table-cell>
          <table:table-cell office:value-type="float" office:value="0" calcext:value-type="float">
            <text:p>0</text:p>
          </table:table-cell>
          <table:table-cell table:formula="of:=(PI())*0.005/(0.2^2)*[.B102]+(1-2*(PI())*0.005/(0.2^2))*[.C102]+(PI())*0.005/(0.2^2)*[.D102]" office:value-type="float" office:value="0.000000043716841446891" calcext:value-type="float">
            <text:p>4.3716841446891E-08</text:p>
          </table:table-cell>
          <table:table-cell table:formula="of:=(PI())*0.005/(0.2^2)*[.C102]+(1-2*(PI())*0.005/(0.2^2))*[.D102]+(PI())*0.005/(0.2^2)*[.E102]" office:value-type="float" office:value="0.0000000707353353418598" calcext:value-type="float">
            <text:p>7.07353353418598E-08</text:p>
          </table:table-cell>
          <table:table-cell table:formula="of:=(PI())*0.005/(0.2^2)*[.D102]+(1-2*(PI())*0.005/(0.2^2))*[.E102]+(PI())*0.005/(0.2^2)*[.F102]" office:value-type="float" office:value="0.0000000707353353418598" calcext:value-type="float">
            <text:p>7.07353353418598E-08</text:p>
          </table:table-cell>
          <table:table-cell table:formula="of:=(PI())*0.005/(0.2^2)*[.E102]+(1-2*(PI())*0.005/(0.2^2))*[.F102]+(PI())*0.005/(0.2^2)*[.G102]" office:value-type="float" office:value="0.000000043716841446891" calcext:value-type="float">
            <text:p>4.3716841446891E-08</text:p>
          </table:table-cell>
          <table:table-cell table:formula="of:=(PI())*0.005/(0.2^2)*[.F102]+(1-2*(PI())*0.005/(0.2^2))*[.G102]+(PI())*0.005/(0.2^2)*[.H102]" office:value-type="float" office:value="0" calcext:value-type="float">
            <text:p>0</text:p>
          </table:table-cell>
          <table:table-cell table:formula="of:=(PI())*0.005/(0.2^2)*[.G102]+(1-2*(PI())*0.005/(0.2^2))*[.H102]+(PI())*0.005/(0.2^2)*[.I102]" office:value-type="float" office:value="-0.000000043716841446891" calcext:value-type="float">
            <text:p>-4.3716841446891E-08</text:p>
          </table:table-cell>
          <table:table-cell table:formula="of:=(PI())*0.005/(0.2^2)*[.H102]+(1-2*(PI())*0.005/(0.2^2))*[.I102]+(PI())*0.005/(0.2^2)*[.J102]" office:value-type="float" office:value="-0.0000000707353353418598" calcext:value-type="float">
            <text:p>-7.07353353418598E-08</text:p>
          </table:table-cell>
          <table:table-cell table:formula="of:=(PI())*0.005/(0.2^2)*[.I102]+(1-2*(PI())*0.005/(0.2^2))*[.J102]+(PI())*0.005/(0.2^2)*[.K102]" office:value-type="float" office:value="-0.0000000707353353418598" calcext:value-type="float">
            <text:p>-7.07353353418598E-08</text:p>
          </table:table-cell>
          <table:table-cell table:formula="of:=(PI())*0.005/(0.2^2)*[.J102]+(1-2*(PI())*0.005/(0.2^2))*[.K102]+(PI())*0.005/(0.2^2)*[.L102]" office:value-type="float" office:value="-0.000000043716841446891" calcext:value-type="float">
            <text:p>-4.3716841446891E-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03]+0.005"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table:formula="of:=(PI())*0.005/(0.2^2)*[.B103]+(1-2*(PI())*0.005/(0.2^2))*[.C103]+(PI())*0.005/(0.2^2)*[.D103]" office:value-type="float" office:value="0.000000037159415697365" calcext:value-type="float">
            <text:p>3.7159415697365E-08</text:p>
          </table:table-cell>
          <table:table-cell table:formula="of:=(PI())*0.005/(0.2^2)*[.C103]+(1-2*(PI())*0.005/(0.2^2))*[.D103]+(PI())*0.005/(0.2^2)*[.E103]" office:value-type="float" office:value="0.000000060125197600423" calcext:value-type="float">
            <text:p>6.0125197600423E-08</text:p>
          </table:table-cell>
          <table:table-cell table:formula="of:=(PI())*0.005/(0.2^2)*[.D103]+(1-2*(PI())*0.005/(0.2^2))*[.E103]+(PI())*0.005/(0.2^2)*[.F103]" office:value-type="float" office:value="0.000000060125197600423" calcext:value-type="float">
            <text:p>6.0125197600423E-08</text:p>
          </table:table-cell>
          <table:table-cell table:formula="of:=(PI())*0.005/(0.2^2)*[.E103]+(1-2*(PI())*0.005/(0.2^2))*[.F103]+(PI())*0.005/(0.2^2)*[.G103]" office:value-type="float" office:value="0.000000037159415697365" calcext:value-type="float">
            <text:p>3.7159415697365E-08</text:p>
          </table:table-cell>
          <table:table-cell table:formula="of:=(PI())*0.005/(0.2^2)*[.F103]+(1-2*(PI())*0.005/(0.2^2))*[.G103]+(PI())*0.005/(0.2^2)*[.H103]" office:value-type="float" office:value="0" calcext:value-type="float">
            <text:p>0</text:p>
          </table:table-cell>
          <table:table-cell table:formula="of:=(PI())*0.005/(0.2^2)*[.G103]+(1-2*(PI())*0.005/(0.2^2))*[.H103]+(PI())*0.005/(0.2^2)*[.I103]" office:value-type="float" office:value="-0.000000037159415697365" calcext:value-type="float">
            <text:p>-3.7159415697365E-08</text:p>
          </table:table-cell>
          <table:table-cell table:formula="of:=(PI())*0.005/(0.2^2)*[.H103]+(1-2*(PI())*0.005/(0.2^2))*[.I103]+(PI())*0.005/(0.2^2)*[.J103]" office:value-type="float" office:value="-0.000000060125197600423" calcext:value-type="float">
            <text:p>-6.0125197600423E-08</text:p>
          </table:table-cell>
          <table:table-cell table:formula="of:=(PI())*0.005/(0.2^2)*[.I103]+(1-2*(PI())*0.005/(0.2^2))*[.J103]+(PI())*0.005/(0.2^2)*[.K103]" office:value-type="float" office:value="-0.000000060125197600423" calcext:value-type="float">
            <text:p>-6.0125197600423E-08</text:p>
          </table:table-cell>
          <table:table-cell table:formula="of:=(PI())*0.005/(0.2^2)*[.J103]+(1-2*(PI())*0.005/(0.2^2))*[.K103]+(PI())*0.005/(0.2^2)*[.L103]" office:value-type="float" office:value="-0.000000037159415697365" calcext:value-type="float">
            <text:p>-3.7159415697365E-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04]+0.005" office:value-type="float" office:value="0.515" calcext:value-type="float">
            <text:p>0.515</text:p>
          </table:table-cell>
          <table:table-cell office:value-type="float" office:value="0" calcext:value-type="float">
            <text:p>0</text:p>
          </table:table-cell>
          <table:table-cell table:formula="of:=(PI())*0.005/(0.2^2)*[.B104]+(1-2*(PI())*0.005/(0.2^2))*[.C104]+(PI())*0.005/(0.2^2)*[.D104]" office:value-type="float" office:value="0.0000000315855887403727" calcext:value-type="float">
            <text:p>3.15855887403727E-08</text:p>
          </table:table-cell>
          <table:table-cell table:formula="of:=(PI())*0.005/(0.2^2)*[.C104]+(1-2*(PI())*0.005/(0.2^2))*[.D104]+(PI())*0.005/(0.2^2)*[.E104]" office:value-type="float" office:value="0.000000051106556136599" calcext:value-type="float">
            <text:p>5.1106556136599E-08</text:p>
          </table:table-cell>
          <table:table-cell table:formula="of:=(PI())*0.005/(0.2^2)*[.D104]+(1-2*(PI())*0.005/(0.2^2))*[.E104]+(PI())*0.005/(0.2^2)*[.F104]" office:value-type="float" office:value="0.000000051106556136599" calcext:value-type="float">
            <text:p>5.1106556136599E-08</text:p>
          </table:table-cell>
          <table:table-cell table:formula="of:=(PI())*0.005/(0.2^2)*[.E104]+(1-2*(PI())*0.005/(0.2^2))*[.F104]+(PI())*0.005/(0.2^2)*[.G104]" office:value-type="float" office:value="0.0000000315855887403727" calcext:value-type="float">
            <text:p>3.15855887403727E-08</text:p>
          </table:table-cell>
          <table:table-cell table:formula="of:=(PI())*0.005/(0.2^2)*[.F104]+(1-2*(PI())*0.005/(0.2^2))*[.G104]+(PI())*0.005/(0.2^2)*[.H104]" office:value-type="float" office:value="0" calcext:value-type="float">
            <text:p>0</text:p>
          </table:table-cell>
          <table:table-cell table:formula="of:=(PI())*0.005/(0.2^2)*[.G104]+(1-2*(PI())*0.005/(0.2^2))*[.H104]+(PI())*0.005/(0.2^2)*[.I104]" office:value-type="float" office:value="-0.0000000315855887403727" calcext:value-type="float">
            <text:p>-3.15855887403727E-08</text:p>
          </table:table-cell>
          <table:table-cell table:formula="of:=(PI())*0.005/(0.2^2)*[.H104]+(1-2*(PI())*0.005/(0.2^2))*[.I104]+(PI())*0.005/(0.2^2)*[.J104]" office:value-type="float" office:value="-0.000000051106556136599" calcext:value-type="float">
            <text:p>-5.1106556136599E-08</text:p>
          </table:table-cell>
          <table:table-cell table:formula="of:=(PI())*0.005/(0.2^2)*[.I104]+(1-2*(PI())*0.005/(0.2^2))*[.J104]+(PI())*0.005/(0.2^2)*[.K104]" office:value-type="float" office:value="-0.000000051106556136599" calcext:value-type="float">
            <text:p>-5.1106556136599E-08</text:p>
          </table:table-cell>
          <table:table-cell table:formula="of:=(PI())*0.005/(0.2^2)*[.J104]+(1-2*(PI())*0.005/(0.2^2))*[.K104]+(PI())*0.005/(0.2^2)*[.L104]" office:value-type="float" office:value="-0.0000000315855887403727" calcext:value-type="float">
            <text:p>-3.15855887403727E-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05]+0.005"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formula="of:=(PI())*0.005/(0.2^2)*[.B105]+(1-2*(PI())*0.005/(0.2^2))*[.C105]+(PI())*0.005/(0.2^2)*[.D105]" office:value-type="float" office:value="0.0000000268478230174836" calcext:value-type="float">
            <text:p>2.68478230174836E-08</text:p>
          </table:table-cell>
          <table:table-cell table:formula="of:=(PI())*0.005/(0.2^2)*[.C105]+(1-2*(PI())*0.005/(0.2^2))*[.D105]+(PI())*0.005/(0.2^2)*[.E105]" office:value-type="float" office:value="0.0000000434406901662302" calcext:value-type="float">
            <text:p>4.34406901662302E-08</text:p>
          </table:table-cell>
          <table:table-cell table:formula="of:=(PI())*0.005/(0.2^2)*[.D105]+(1-2*(PI())*0.005/(0.2^2))*[.E105]+(PI())*0.005/(0.2^2)*[.F105]" office:value-type="float" office:value="0.0000000434406901662302" calcext:value-type="float">
            <text:p>4.34406901662302E-08</text:p>
          </table:table-cell>
          <table:table-cell table:formula="of:=(PI())*0.005/(0.2^2)*[.E105]+(1-2*(PI())*0.005/(0.2^2))*[.F105]+(PI())*0.005/(0.2^2)*[.G105]" office:value-type="float" office:value="0.0000000268478230174836" calcext:value-type="float">
            <text:p>2.68478230174836E-08</text:p>
          </table:table-cell>
          <table:table-cell table:formula="of:=(PI())*0.005/(0.2^2)*[.F105]+(1-2*(PI())*0.005/(0.2^2))*[.G105]+(PI())*0.005/(0.2^2)*[.H105]" office:value-type="float" office:value="0" calcext:value-type="float">
            <text:p>0</text:p>
          </table:table-cell>
          <table:table-cell table:formula="of:=(PI())*0.005/(0.2^2)*[.G105]+(1-2*(PI())*0.005/(0.2^2))*[.H105]+(PI())*0.005/(0.2^2)*[.I105]" office:value-type="float" office:value="-0.0000000268478230174836" calcext:value-type="float">
            <text:p>-2.68478230174836E-08</text:p>
          </table:table-cell>
          <table:table-cell table:formula="of:=(PI())*0.005/(0.2^2)*[.H105]+(1-2*(PI())*0.005/(0.2^2))*[.I105]+(PI())*0.005/(0.2^2)*[.J105]" office:value-type="float" office:value="-0.0000000434406901662302" calcext:value-type="float">
            <text:p>-4.34406901662302E-08</text:p>
          </table:table-cell>
          <table:table-cell table:formula="of:=(PI())*0.005/(0.2^2)*[.I105]+(1-2*(PI())*0.005/(0.2^2))*[.J105]+(PI())*0.005/(0.2^2)*[.K105]" office:value-type="float" office:value="-0.0000000434406901662302" calcext:value-type="float">
            <text:p>-4.34406901662302E-08</text:p>
          </table:table-cell>
          <table:table-cell table:formula="of:=(PI())*0.005/(0.2^2)*[.J105]+(1-2*(PI())*0.005/(0.2^2))*[.K105]+(PI())*0.005/(0.2^2)*[.L105]" office:value-type="float" office:value="-0.0000000268478230174836" calcext:value-type="float">
            <text:p>-2.68478230174836E-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06]+0.005" office:value-type="float" office:value="0.525" calcext:value-type="float">
            <text:p>0.525</text:p>
          </table:table-cell>
          <table:table-cell office:value-type="float" office:value="0" calcext:value-type="float">
            <text:p>0</text:p>
          </table:table-cell>
          <table:table-cell table:formula="of:=(PI())*0.005/(0.2^2)*[.B106]+(1-2*(PI())*0.005/(0.2^2))*[.C106]+(PI())*0.005/(0.2^2)*[.D106]" office:value-type="float" office:value="0.0000000228207112649696" calcext:value-type="float">
            <text:p>2.28207112649696E-08</text:p>
          </table:table-cell>
          <table:table-cell table:formula="of:=(PI())*0.005/(0.2^2)*[.C106]+(1-2*(PI())*0.005/(0.2^2))*[.D106]+(PI())*0.005/(0.2^2)*[.E106]" office:value-type="float" office:value="0.0000000369246864741684" calcext:value-type="float">
            <text:p>3.69246864741684E-08</text:p>
          </table:table-cell>
          <table:table-cell table:formula="of:=(PI())*0.005/(0.2^2)*[.D106]+(1-2*(PI())*0.005/(0.2^2))*[.E106]+(PI())*0.005/(0.2^2)*[.F106]" office:value-type="float" office:value="0.0000000369246864741684" calcext:value-type="float">
            <text:p>3.69246864741684E-08</text:p>
          </table:table-cell>
          <table:table-cell table:formula="of:=(PI())*0.005/(0.2^2)*[.E106]+(1-2*(PI())*0.005/(0.2^2))*[.F106]+(PI())*0.005/(0.2^2)*[.G106]" office:value-type="float" office:value="0.0000000228207112649696" calcext:value-type="float">
            <text:p>2.28207112649696E-08</text:p>
          </table:table-cell>
          <table:table-cell table:formula="of:=(PI())*0.005/(0.2^2)*[.F106]+(1-2*(PI())*0.005/(0.2^2))*[.G106]+(PI())*0.005/(0.2^2)*[.H106]" office:value-type="float" office:value="0" calcext:value-type="float">
            <text:p>0</text:p>
          </table:table-cell>
          <table:table-cell table:formula="of:=(PI())*0.005/(0.2^2)*[.G106]+(1-2*(PI())*0.005/(0.2^2))*[.H106]+(PI())*0.005/(0.2^2)*[.I106]" office:value-type="float" office:value="-0.0000000228207112649696" calcext:value-type="float">
            <text:p>-2.28207112649696E-08</text:p>
          </table:table-cell>
          <table:table-cell table:formula="of:=(PI())*0.005/(0.2^2)*[.H106]+(1-2*(PI())*0.005/(0.2^2))*[.I106]+(PI())*0.005/(0.2^2)*[.J106]" office:value-type="float" office:value="-0.0000000369246864741684" calcext:value-type="float">
            <text:p>-3.69246864741684E-08</text:p>
          </table:table-cell>
          <table:table-cell table:formula="of:=(PI())*0.005/(0.2^2)*[.I106]+(1-2*(PI())*0.005/(0.2^2))*[.J106]+(PI())*0.005/(0.2^2)*[.K106]" office:value-type="float" office:value="-0.0000000369246864741684" calcext:value-type="float">
            <text:p>-3.69246864741684E-08</text:p>
          </table:table-cell>
          <table:table-cell table:formula="of:=(PI())*0.005/(0.2^2)*[.J106]+(1-2*(PI())*0.005/(0.2^2))*[.K106]+(PI())*0.005/(0.2^2)*[.L106]" office:value-type="float" office:value="-0.0000000228207112649696" calcext:value-type="float">
            <text:p>-2.28207112649696E-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07]+0.005"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table:formula="of:=(PI())*0.005/(0.2^2)*[.B107]+(1-2*(PI())*0.005/(0.2^2))*[.C107]+(PI())*0.005/(0.2^2)*[.D107]" office:value-type="float" office:value="0.0000000193976570204583" calcext:value-type="float">
            <text:p>1.93976570204583E-08</text:p>
          </table:table-cell>
          <table:table-cell table:formula="of:=(PI())*0.005/(0.2^2)*[.C107]+(1-2*(PI())*0.005/(0.2^2))*[.D107]+(PI())*0.005/(0.2^2)*[.E107]" office:value-type="float" office:value="0.0000000313860683612145" calcext:value-type="float">
            <text:p>3.13860683612145E-08</text:p>
          </table:table-cell>
          <table:table-cell table:formula="of:=(PI())*0.005/(0.2^2)*[.D107]+(1-2*(PI())*0.005/(0.2^2))*[.E107]+(PI())*0.005/(0.2^2)*[.F107]" office:value-type="float" office:value="0.0000000313860683612145" calcext:value-type="float">
            <text:p>3.13860683612145E-08</text:p>
          </table:table-cell>
          <table:table-cell table:formula="of:=(PI())*0.005/(0.2^2)*[.E107]+(1-2*(PI())*0.005/(0.2^2))*[.F107]+(PI())*0.005/(0.2^2)*[.G107]" office:value-type="float" office:value="0.0000000193976570204583" calcext:value-type="float">
            <text:p>1.93976570204583E-08</text:p>
          </table:table-cell>
          <table:table-cell table:formula="of:=(PI())*0.005/(0.2^2)*[.F107]+(1-2*(PI())*0.005/(0.2^2))*[.G107]+(PI())*0.005/(0.2^2)*[.H107]" office:value-type="float" office:value="0" calcext:value-type="float">
            <text:p>0</text:p>
          </table:table-cell>
          <table:table-cell table:formula="of:=(PI())*0.005/(0.2^2)*[.G107]+(1-2*(PI())*0.005/(0.2^2))*[.H107]+(PI())*0.005/(0.2^2)*[.I107]" office:value-type="float" office:value="-0.0000000193976570204583" calcext:value-type="float">
            <text:p>-1.93976570204583E-08</text:p>
          </table:table-cell>
          <table:table-cell table:formula="of:=(PI())*0.005/(0.2^2)*[.H107]+(1-2*(PI())*0.005/(0.2^2))*[.I107]+(PI())*0.005/(0.2^2)*[.J107]" office:value-type="float" office:value="-0.0000000313860683612145" calcext:value-type="float">
            <text:p>-3.13860683612145E-08</text:p>
          </table:table-cell>
          <table:table-cell table:formula="of:=(PI())*0.005/(0.2^2)*[.I107]+(1-2*(PI())*0.005/(0.2^2))*[.J107]+(PI())*0.005/(0.2^2)*[.K107]" office:value-type="float" office:value="-0.0000000313860683612145" calcext:value-type="float">
            <text:p>-3.13860683612145E-08</text:p>
          </table:table-cell>
          <table:table-cell table:formula="of:=(PI())*0.005/(0.2^2)*[.J107]+(1-2*(PI())*0.005/(0.2^2))*[.K107]+(PI())*0.005/(0.2^2)*[.L107]" office:value-type="float" office:value="-0.0000000193976570204583" calcext:value-type="float">
            <text:p>-1.93976570204583E-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08]+0.005" office:value-type="float" office:value="0.535" calcext:value-type="float">
            <text:p>0.535</text:p>
          </table:table-cell>
          <table:table-cell office:value-type="float" office:value="0" calcext:value-type="float">
            <text:p>0</text:p>
          </table:table-cell>
          <table:table-cell table:formula="of:=(PI())*0.005/(0.2^2)*[.B108]+(1-2*(PI())*0.005/(0.2^2))*[.C108]+(PI())*0.005/(0.2^2)*[.D108]" office:value-type="float" office:value="0.000000016488053045959" calcext:value-type="float">
            <text:p>1.6488053045959E-08</text:p>
          </table:table-cell>
          <table:table-cell table:formula="of:=(PI())*0.005/(0.2^2)*[.C108]+(1-2*(PI())*0.005/(0.2^2))*[.D108]+(PI())*0.005/(0.2^2)*[.E108]" office:value-type="float" office:value="0.000000026678230236673" calcext:value-type="float">
            <text:p>2.6678230236673E-08</text:p>
          </table:table-cell>
          <table:table-cell table:formula="of:=(PI())*0.005/(0.2^2)*[.D108]+(1-2*(PI())*0.005/(0.2^2))*[.E108]+(PI())*0.005/(0.2^2)*[.F108]" office:value-type="float" office:value="0.000000026678230236673" calcext:value-type="float">
            <text:p>2.6678230236673E-08</text:p>
          </table:table-cell>
          <table:table-cell table:formula="of:=(PI())*0.005/(0.2^2)*[.E108]+(1-2*(PI())*0.005/(0.2^2))*[.F108]+(PI())*0.005/(0.2^2)*[.G108]" office:value-type="float" office:value="0.000000016488053045959" calcext:value-type="float">
            <text:p>1.6488053045959E-08</text:p>
          </table:table-cell>
          <table:table-cell table:formula="of:=(PI())*0.005/(0.2^2)*[.F108]+(1-2*(PI())*0.005/(0.2^2))*[.G108]+(PI())*0.005/(0.2^2)*[.H108]" office:value-type="float" office:value="0" calcext:value-type="float">
            <text:p>0</text:p>
          </table:table-cell>
          <table:table-cell table:formula="of:=(PI())*0.005/(0.2^2)*[.G108]+(1-2*(PI())*0.005/(0.2^2))*[.H108]+(PI())*0.005/(0.2^2)*[.I108]" office:value-type="float" office:value="-0.000000016488053045959" calcext:value-type="float">
            <text:p>-1.6488053045959E-08</text:p>
          </table:table-cell>
          <table:table-cell table:formula="of:=(PI())*0.005/(0.2^2)*[.H108]+(1-2*(PI())*0.005/(0.2^2))*[.I108]+(PI())*0.005/(0.2^2)*[.J108]" office:value-type="float" office:value="-0.000000026678230236673" calcext:value-type="float">
            <text:p>-2.6678230236673E-08</text:p>
          </table:table-cell>
          <table:table-cell table:formula="of:=(PI())*0.005/(0.2^2)*[.I108]+(1-2*(PI())*0.005/(0.2^2))*[.J108]+(PI())*0.005/(0.2^2)*[.K108]" office:value-type="float" office:value="-0.000000026678230236673" calcext:value-type="float">
            <text:p>-2.6678230236673E-08</text:p>
          </table:table-cell>
          <table:table-cell table:formula="of:=(PI())*0.005/(0.2^2)*[.J108]+(1-2*(PI())*0.005/(0.2^2))*[.K108]+(PI())*0.005/(0.2^2)*[.L108]" office:value-type="float" office:value="-0.000000016488053045959" calcext:value-type="float">
            <text:p>-1.6488053045959E-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09]+0.005"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table:formula="of:=(PI())*0.005/(0.2^2)*[.B109]+(1-2*(PI())*0.005/(0.2^2))*[.C109]+(PI())*0.005/(0.2^2)*[.D109]" office:value-type="float" office:value="0.0000000140148829809517" calcext:value-type="float">
            <text:p>1.40148829809517E-08</text:p>
          </table:table-cell>
          <table:table-cell table:formula="of:=(PI())*0.005/(0.2^2)*[.C109]+(1-2*(PI())*0.005/(0.2^2))*[.D109]+(PI())*0.005/(0.2^2)*[.E109]" office:value-type="float" office:value="0.0000000226765570115323" calcext:value-type="float">
            <text:p>2.26765570115323E-08</text:p>
          </table:table-cell>
          <table:table-cell table:formula="of:=(PI())*0.005/(0.2^2)*[.D109]+(1-2*(PI())*0.005/(0.2^2))*[.E109]+(PI())*0.005/(0.2^2)*[.F109]" office:value-type="float" office:value="0.0000000226765570115323" calcext:value-type="float">
            <text:p>2.26765570115323E-08</text:p>
          </table:table-cell>
          <table:table-cell table:formula="of:=(PI())*0.005/(0.2^2)*[.E109]+(1-2*(PI())*0.005/(0.2^2))*[.F109]+(PI())*0.005/(0.2^2)*[.G109]" office:value-type="float" office:value="0.0000000140148829809517" calcext:value-type="float">
            <text:p>1.40148829809517E-08</text:p>
          </table:table-cell>
          <table:table-cell table:formula="of:=(PI())*0.005/(0.2^2)*[.F109]+(1-2*(PI())*0.005/(0.2^2))*[.G109]+(PI())*0.005/(0.2^2)*[.H109]" office:value-type="float" office:value="0" calcext:value-type="float">
            <text:p>0</text:p>
          </table:table-cell>
          <table:table-cell table:formula="of:=(PI())*0.005/(0.2^2)*[.G109]+(1-2*(PI())*0.005/(0.2^2))*[.H109]+(PI())*0.005/(0.2^2)*[.I109]" office:value-type="float" office:value="-0.0000000140148829809517" calcext:value-type="float">
            <text:p>-1.40148829809517E-08</text:p>
          </table:table-cell>
          <table:table-cell table:formula="of:=(PI())*0.005/(0.2^2)*[.H109]+(1-2*(PI())*0.005/(0.2^2))*[.I109]+(PI())*0.005/(0.2^2)*[.J109]" office:value-type="float" office:value="-0.0000000226765570115323" calcext:value-type="float">
            <text:p>-2.26765570115323E-08</text:p>
          </table:table-cell>
          <table:table-cell table:formula="of:=(PI())*0.005/(0.2^2)*[.I109]+(1-2*(PI())*0.005/(0.2^2))*[.J109]+(PI())*0.005/(0.2^2)*[.K109]" office:value-type="float" office:value="-0.0000000226765570115323" calcext:value-type="float">
            <text:p>-2.26765570115323E-08</text:p>
          </table:table-cell>
          <table:table-cell table:formula="of:=(PI())*0.005/(0.2^2)*[.J109]+(1-2*(PI())*0.005/(0.2^2))*[.K109]+(PI())*0.005/(0.2^2)*[.L109]" office:value-type="float" office:value="-0.0000000140148829809517" calcext:value-type="float">
            <text:p>-1.40148829809517E-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10]+0.005" office:value-type="float" office:value="0.545" calcext:value-type="float">
            <text:p>0.545</text:p>
          </table:table-cell>
          <table:table-cell office:value-type="float" office:value="0" calcext:value-type="float">
            <text:p>0</text:p>
          </table:table-cell>
          <table:table-cell table:formula="of:=(PI())*0.005/(0.2^2)*[.B110]+(1-2*(PI())*0.005/(0.2^2))*[.C110]+(PI())*0.005/(0.2^2)*[.D110]" office:value-type="float" office:value="0.0000000119126827419996" calcext:value-type="float">
            <text:p>1.19126827419996E-08</text:p>
          </table:table-cell>
          <table:table-cell table:formula="of:=(PI())*0.005/(0.2^2)*[.C110]+(1-2*(PI())*0.005/(0.2^2))*[.D110]+(PI())*0.005/(0.2^2)*[.E110]" office:value-type="float" office:value="0.0000000192751255737496" calcext:value-type="float">
            <text:p>1.92751255737496E-08</text:p>
          </table:table-cell>
          <table:table-cell table:formula="of:=(PI())*0.005/(0.2^2)*[.D110]+(1-2*(PI())*0.005/(0.2^2))*[.E110]+(PI())*0.005/(0.2^2)*[.F110]" office:value-type="float" office:value="0.0000000192751255737496" calcext:value-type="float">
            <text:p>1.92751255737496E-08</text:p>
          </table:table-cell>
          <table:table-cell table:formula="of:=(PI())*0.005/(0.2^2)*[.E110]+(1-2*(PI())*0.005/(0.2^2))*[.F110]+(PI())*0.005/(0.2^2)*[.G110]" office:value-type="float" office:value="0.0000000119126827419996" calcext:value-type="float">
            <text:p>1.19126827419996E-08</text:p>
          </table:table-cell>
          <table:table-cell table:formula="of:=(PI())*0.005/(0.2^2)*[.F110]+(1-2*(PI())*0.005/(0.2^2))*[.G110]+(PI())*0.005/(0.2^2)*[.H110]" office:value-type="float" office:value="0" calcext:value-type="float">
            <text:p>0</text:p>
          </table:table-cell>
          <table:table-cell table:formula="of:=(PI())*0.005/(0.2^2)*[.G110]+(1-2*(PI())*0.005/(0.2^2))*[.H110]+(PI())*0.005/(0.2^2)*[.I110]" office:value-type="float" office:value="-0.0000000119126827419996" calcext:value-type="float">
            <text:p>-1.19126827419996E-08</text:p>
          </table:table-cell>
          <table:table-cell table:formula="of:=(PI())*0.005/(0.2^2)*[.H110]+(1-2*(PI())*0.005/(0.2^2))*[.I110]+(PI())*0.005/(0.2^2)*[.J110]" office:value-type="float" office:value="-0.0000000192751255737496" calcext:value-type="float">
            <text:p>-1.92751255737496E-08</text:p>
          </table:table-cell>
          <table:table-cell table:formula="of:=(PI())*0.005/(0.2^2)*[.I110]+(1-2*(PI())*0.005/(0.2^2))*[.J110]+(PI())*0.005/(0.2^2)*[.K110]" office:value-type="float" office:value="-0.0000000192751255737496" calcext:value-type="float">
            <text:p>-1.92751255737496E-08</text:p>
          </table:table-cell>
          <table:table-cell table:formula="of:=(PI())*0.005/(0.2^2)*[.J110]+(1-2*(PI())*0.005/(0.2^2))*[.K110]+(PI())*0.005/(0.2^2)*[.L110]" office:value-type="float" office:value="-0.0000000119126827419996" calcext:value-type="float">
            <text:p>-1.19126827419996E-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11]+0.005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(PI())*0.005/(0.2^2)*[.B111]+(1-2*(PI())*0.005/(0.2^2))*[.C111]+(PI())*0.005/(0.2^2)*[.D111]" office:value-type="float" office:value="0.0000000101258077077357" calcext:value-type="float">
            <text:p>1.01258077077357E-08</text:p>
          </table:table-cell>
          <table:table-cell table:formula="of:=(PI())*0.005/(0.2^2)*[.C111]+(1-2*(PI())*0.005/(0.2^2))*[.D111]+(PI())*0.005/(0.2^2)*[.E111]" office:value-type="float" office:value="0.000000016383901034662" calcext:value-type="float">
            <text:p>1.6383901034662E-08</text:p>
          </table:table-cell>
          <table:table-cell table:formula="of:=(PI())*0.005/(0.2^2)*[.D111]+(1-2*(PI())*0.005/(0.2^2))*[.E111]+(PI())*0.005/(0.2^2)*[.F111]" office:value-type="float" office:value="0.000000016383901034662" calcext:value-type="float">
            <text:p>1.6383901034662E-08</text:p>
          </table:table-cell>
          <table:table-cell table:formula="of:=(PI())*0.005/(0.2^2)*[.E111]+(1-2*(PI())*0.005/(0.2^2))*[.F111]+(PI())*0.005/(0.2^2)*[.G111]" office:value-type="float" office:value="0.0000000101258077077357" calcext:value-type="float">
            <text:p>1.01258077077357E-08</text:p>
          </table:table-cell>
          <table:table-cell table:formula="of:=(PI())*0.005/(0.2^2)*[.F111]+(1-2*(PI())*0.005/(0.2^2))*[.G111]+(PI())*0.005/(0.2^2)*[.H111]" office:value-type="float" office:value="0" calcext:value-type="float">
            <text:p>0</text:p>
          </table:table-cell>
          <table:table-cell table:formula="of:=(PI())*0.005/(0.2^2)*[.G111]+(1-2*(PI())*0.005/(0.2^2))*[.H111]+(PI())*0.005/(0.2^2)*[.I111]" office:value-type="float" office:value="-0.0000000101258077077357" calcext:value-type="float">
            <text:p>-1.01258077077357E-08</text:p>
          </table:table-cell>
          <table:table-cell table:formula="of:=(PI())*0.005/(0.2^2)*[.H111]+(1-2*(PI())*0.005/(0.2^2))*[.I111]+(PI())*0.005/(0.2^2)*[.J111]" office:value-type="float" office:value="-0.000000016383901034662" calcext:value-type="float">
            <text:p>-1.6383901034662E-08</text:p>
          </table:table-cell>
          <table:table-cell table:formula="of:=(PI())*0.005/(0.2^2)*[.I111]+(1-2*(PI())*0.005/(0.2^2))*[.J111]+(PI())*0.005/(0.2^2)*[.K111]" office:value-type="float" office:value="-0.000000016383901034662" calcext:value-type="float">
            <text:p>-1.6383901034662E-08</text:p>
          </table:table-cell>
          <table:table-cell table:formula="of:=(PI())*0.005/(0.2^2)*[.J111]+(1-2*(PI())*0.005/(0.2^2))*[.K111]+(PI())*0.005/(0.2^2)*[.L111]" office:value-type="float" office:value="-0.0000000101258077077357" calcext:value-type="float">
            <text:p>-1.01258077077357E-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12]+0.005" office:value-type="float" office:value="0.555" calcext:value-type="float">
            <text:p>0.555</text:p>
          </table:table-cell>
          <table:table-cell office:value-type="float" office:value="0" calcext:value-type="float">
            <text:p>0</text:p>
          </table:table-cell>
          <table:table-cell table:formula="of:=(PI())*0.005/(0.2^2)*[.B112]+(1-2*(PI())*0.005/(0.2^2))*[.C112]+(PI())*0.005/(0.2^2)*[.D112]" office:value-type="float" office:value="0.00000000860695982211891" calcext:value-type="float">
            <text:p>8.60695982211891E-09</text:p>
          </table:table-cell>
          <table:table-cell table:formula="of:=(PI())*0.005/(0.2^2)*[.C112]+(1-2*(PI())*0.005/(0.2^2))*[.D112]+(PI())*0.005/(0.2^2)*[.E112]" office:value-type="float" office:value="0.0000000139263535319932" calcext:value-type="float">
            <text:p>1.39263535319932E-08</text:p>
          </table:table-cell>
          <table:table-cell table:formula="of:=(PI())*0.005/(0.2^2)*[.D112]+(1-2*(PI())*0.005/(0.2^2))*[.E112]+(PI())*0.005/(0.2^2)*[.F112]" office:value-type="float" office:value="0.0000000139263535319932" calcext:value-type="float">
            <text:p>1.39263535319932E-08</text:p>
          </table:table-cell>
          <table:table-cell table:formula="of:=(PI())*0.005/(0.2^2)*[.E112]+(1-2*(PI())*0.005/(0.2^2))*[.F112]+(PI())*0.005/(0.2^2)*[.G112]" office:value-type="float" office:value="0.00000000860695982211892" calcext:value-type="float">
            <text:p>8.60695982211892E-09</text:p>
          </table:table-cell>
          <table:table-cell table:formula="of:=(PI())*0.005/(0.2^2)*[.F112]+(1-2*(PI())*0.005/(0.2^2))*[.G112]+(PI())*0.005/(0.2^2)*[.H112]" office:value-type="float" office:value="0" calcext:value-type="float">
            <text:p>0</text:p>
          </table:table-cell>
          <table:table-cell table:formula="of:=(PI())*0.005/(0.2^2)*[.G112]+(1-2*(PI())*0.005/(0.2^2))*[.H112]+(PI())*0.005/(0.2^2)*[.I112]" office:value-type="float" office:value="-0.00000000860695982211891" calcext:value-type="float">
            <text:p>-8.60695982211891E-09</text:p>
          </table:table-cell>
          <table:table-cell table:formula="of:=(PI())*0.005/(0.2^2)*[.H112]+(1-2*(PI())*0.005/(0.2^2))*[.I112]+(PI())*0.005/(0.2^2)*[.J112]" office:value-type="float" office:value="-0.0000000139263535319932" calcext:value-type="float">
            <text:p>-1.39263535319932E-08</text:p>
          </table:table-cell>
          <table:table-cell table:formula="of:=(PI())*0.005/(0.2^2)*[.I112]+(1-2*(PI())*0.005/(0.2^2))*[.J112]+(PI())*0.005/(0.2^2)*[.K112]" office:value-type="float" office:value="-0.0000000139263535319932" calcext:value-type="float">
            <text:p>-1.39263535319932E-08</text:p>
          </table:table-cell>
          <table:table-cell table:formula="of:=(PI())*0.005/(0.2^2)*[.J112]+(1-2*(PI())*0.005/(0.2^2))*[.K112]+(PI())*0.005/(0.2^2)*[.L112]" office:value-type="float" office:value="-0.00000000860695982211892" calcext:value-type="float">
            <text:p>-8.60695982211892E-0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13]+0.005"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table:formula="of:=(PI())*0.005/(0.2^2)*[.B113]+(1-2*(PI())*0.005/(0.2^2))*[.C113]+(PI())*0.005/(0.2^2)*[.D113]" office:value-type="float" office:value="0.00000000731593562881658" calcext:value-type="float">
            <text:p>7.31593562881658E-09</text:p>
          </table:table-cell>
          <table:table-cell table:formula="of:=(PI())*0.005/(0.2^2)*[.C113]+(1-2*(PI())*0.005/(0.2^2))*[.D113]+(PI())*0.005/(0.2^2)*[.E113]" office:value-type="float" office:value="0.0000000118374325069316" calcext:value-type="float">
            <text:p>1.18374325069316E-08</text:p>
          </table:table-cell>
          <table:table-cell table:formula="of:=(PI())*0.005/(0.2^2)*[.D113]+(1-2*(PI())*0.005/(0.2^2))*[.E113]+(PI())*0.005/(0.2^2)*[.F113]" office:value-type="float" office:value="0.0000000118374325069316" calcext:value-type="float">
            <text:p>1.18374325069316E-08</text:p>
          </table:table-cell>
          <table:table-cell table:formula="of:=(PI())*0.005/(0.2^2)*[.E113]+(1-2*(PI())*0.005/(0.2^2))*[.F113]+(PI())*0.005/(0.2^2)*[.G113]" office:value-type="float" office:value="0.00000000731593562881659" calcext:value-type="float">
            <text:p>7.31593562881659E-09</text:p>
          </table:table-cell>
          <table:table-cell table:formula="of:=(PI())*0.005/(0.2^2)*[.F113]+(1-2*(PI())*0.005/(0.2^2))*[.G113]+(PI())*0.005/(0.2^2)*[.H113]" office:value-type="float" office:value="0" calcext:value-type="float">
            <text:p>0</text:p>
          </table:table-cell>
          <table:table-cell table:formula="of:=(PI())*0.005/(0.2^2)*[.G113]+(1-2*(PI())*0.005/(0.2^2))*[.H113]+(PI())*0.005/(0.2^2)*[.I113]" office:value-type="float" office:value="-0.00000000731593562881658" calcext:value-type="float">
            <text:p>-7.31593562881658E-09</text:p>
          </table:table-cell>
          <table:table-cell table:formula="of:=(PI())*0.005/(0.2^2)*[.H113]+(1-2*(PI())*0.005/(0.2^2))*[.I113]+(PI())*0.005/(0.2^2)*[.J113]" office:value-type="float" office:value="-0.0000000118374325069316" calcext:value-type="float">
            <text:p>-1.18374325069316E-08</text:p>
          </table:table-cell>
          <table:table-cell table:formula="of:=(PI())*0.005/(0.2^2)*[.I113]+(1-2*(PI())*0.005/(0.2^2))*[.J113]+(PI())*0.005/(0.2^2)*[.K113]" office:value-type="float" office:value="-0.0000000118374325069316" calcext:value-type="float">
            <text:p>-1.18374325069316E-08</text:p>
          </table:table-cell>
          <table:table-cell table:formula="of:=(PI())*0.005/(0.2^2)*[.J113]+(1-2*(PI())*0.005/(0.2^2))*[.K113]+(PI())*0.005/(0.2^2)*[.L113]" office:value-type="float" office:value="-0.00000000731593562881659" calcext:value-type="float">
            <text:p>-7.31593562881659E-0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14]+0.005"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  <table:table-cell table:formula="of:=(PI())*0.005/(0.2^2)*[.B114]+(1-2*(PI())*0.005/(0.2^2))*[.C114]+(PI())*0.005/(0.2^2)*[.D114]" office:value-type="float" office:value="0.00000000621856209755274" calcext:value-type="float">
            <text:p>6.21856209755274E-09</text:p>
          </table:table-cell>
          <table:table-cell table:formula="of:=(PI())*0.005/(0.2^2)*[.C114]+(1-2*(PI())*0.005/(0.2^2))*[.D114]+(PI())*0.005/(0.2^2)*[.E114]" office:value-type="float" office:value="0.0000000100618448349922" calcext:value-type="float">
            <text:p>1.00618448349922E-08</text:p>
          </table:table-cell>
          <table:table-cell table:formula="of:=(PI())*0.005/(0.2^2)*[.D114]+(1-2*(PI())*0.005/(0.2^2))*[.E114]+(PI())*0.005/(0.2^2)*[.F114]" office:value-type="float" office:value="0.0000000100618448349922" calcext:value-type="float">
            <text:p>1.00618448349922E-08</text:p>
          </table:table-cell>
          <table:table-cell table:formula="of:=(PI())*0.005/(0.2^2)*[.E114]+(1-2*(PI())*0.005/(0.2^2))*[.F114]+(PI())*0.005/(0.2^2)*[.G114]" office:value-type="float" office:value="0.00000000621856209755274" calcext:value-type="float">
            <text:p>6.21856209755274E-09</text:p>
          </table:table-cell>
          <table:table-cell table:formula="of:=(PI())*0.005/(0.2^2)*[.F114]+(1-2*(PI())*0.005/(0.2^2))*[.G114]+(PI())*0.005/(0.2^2)*[.H114]" office:value-type="float" office:value="0" calcext:value-type="float">
            <text:p>0</text:p>
          </table:table-cell>
          <table:table-cell table:formula="of:=(PI())*0.005/(0.2^2)*[.G114]+(1-2*(PI())*0.005/(0.2^2))*[.H114]+(PI())*0.005/(0.2^2)*[.I114]" office:value-type="float" office:value="-0.00000000621856209755274" calcext:value-type="float">
            <text:p>-6.21856209755274E-09</text:p>
          </table:table-cell>
          <table:table-cell table:formula="of:=(PI())*0.005/(0.2^2)*[.H114]+(1-2*(PI())*0.005/(0.2^2))*[.I114]+(PI())*0.005/(0.2^2)*[.J114]" office:value-type="float" office:value="-0.0000000100618448349922" calcext:value-type="float">
            <text:p>-1.00618448349922E-08</text:p>
          </table:table-cell>
          <table:table-cell table:formula="of:=(PI())*0.005/(0.2^2)*[.I114]+(1-2*(PI())*0.005/(0.2^2))*[.J114]+(PI())*0.005/(0.2^2)*[.K114]" office:value-type="float" office:value="-0.0000000100618448349922" calcext:value-type="float">
            <text:p>-1.00618448349922E-08</text:p>
          </table:table-cell>
          <table:table-cell table:formula="of:=(PI())*0.005/(0.2^2)*[.J114]+(1-2*(PI())*0.005/(0.2^2))*[.K114]+(PI())*0.005/(0.2^2)*[.L114]" office:value-type="float" office:value="-0.00000000621856209755274" calcext:value-type="float">
            <text:p>-6.21856209755274E-0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15]+0.005"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table:formula="of:=(PI())*0.005/(0.2^2)*[.B115]+(1-2*(PI())*0.005/(0.2^2))*[.C115]+(PI())*0.005/(0.2^2)*[.D115]" office:value-type="float" office:value="0.00000000528579207405831" calcext:value-type="float">
            <text:p>5.28579207405831E-09</text:p>
          </table:table-cell>
          <table:table-cell table:formula="of:=(PI())*0.005/(0.2^2)*[.C115]+(1-2*(PI())*0.005/(0.2^2))*[.D115]+(PI())*0.005/(0.2^2)*[.E115]" office:value-type="float" office:value="0.00000000855259123329114" calcext:value-type="float">
            <text:p>8.55259123329114E-09</text:p>
          </table:table-cell>
          <table:table-cell table:formula="of:=(PI())*0.005/(0.2^2)*[.D115]+(1-2*(PI())*0.005/(0.2^2))*[.E115]+(PI())*0.005/(0.2^2)*[.F115]" office:value-type="float" office:value="0.00000000855259123329114" calcext:value-type="float">
            <text:p>8.55259123329114E-09</text:p>
          </table:table-cell>
          <table:table-cell table:formula="of:=(PI())*0.005/(0.2^2)*[.E115]+(1-2*(PI())*0.005/(0.2^2))*[.F115]+(PI())*0.005/(0.2^2)*[.G115]" office:value-type="float" office:value="0.00000000528579207405831" calcext:value-type="float">
            <text:p>5.28579207405831E-09</text:p>
          </table:table-cell>
          <table:table-cell table:formula="of:=(PI())*0.005/(0.2^2)*[.F115]+(1-2*(PI())*0.005/(0.2^2))*[.G115]+(PI())*0.005/(0.2^2)*[.H115]" office:value-type="float" office:value="0" calcext:value-type="float">
            <text:p>0</text:p>
          </table:table-cell>
          <table:table-cell table:formula="of:=(PI())*0.005/(0.2^2)*[.G115]+(1-2*(PI())*0.005/(0.2^2))*[.H115]+(PI())*0.005/(0.2^2)*[.I115]" office:value-type="float" office:value="-0.00000000528579207405831" calcext:value-type="float">
            <text:p>-5.28579207405831E-09</text:p>
          </table:table-cell>
          <table:table-cell table:formula="of:=(PI())*0.005/(0.2^2)*[.H115]+(1-2*(PI())*0.005/(0.2^2))*[.I115]+(PI())*0.005/(0.2^2)*[.J115]" office:value-type="float" office:value="-0.00000000855259123329114" calcext:value-type="float">
            <text:p>-8.55259123329114E-09</text:p>
          </table:table-cell>
          <table:table-cell table:formula="of:=(PI())*0.005/(0.2^2)*[.I115]+(1-2*(PI())*0.005/(0.2^2))*[.J115]+(PI())*0.005/(0.2^2)*[.K115]" office:value-type="float" office:value="-0.00000000855259123329114" calcext:value-type="float">
            <text:p>-8.55259123329114E-09</text:p>
          </table:table-cell>
          <table:table-cell table:formula="of:=(PI())*0.005/(0.2^2)*[.J115]+(1-2*(PI())*0.005/(0.2^2))*[.K115]+(PI())*0.005/(0.2^2)*[.L115]" office:value-type="float" office:value="-0.00000000528579207405831" calcext:value-type="float">
            <text:p>-5.28579207405831E-0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16]+0.005" office:value-type="float" office:value="0.575" calcext:value-type="float">
            <text:p>0.575</text:p>
          </table:table-cell>
          <table:table-cell office:value-type="float" office:value="0" calcext:value-type="float">
            <text:p>0</text:p>
          </table:table-cell>
          <table:table-cell table:formula="of:=(PI())*0.005/(0.2^2)*[.B116]+(1-2*(PI())*0.005/(0.2^2))*[.C116]+(PI())*0.005/(0.2^2)*[.D116]" office:value-type="float" office:value="0.00000000449293541045011" calcext:value-type="float">
            <text:p>4.49293541045011E-09</text:p>
          </table:table-cell>
          <table:table-cell table:formula="of:=(PI())*0.005/(0.2^2)*[.C116]+(1-2*(PI())*0.005/(0.2^2))*[.D116]+(PI())*0.005/(0.2^2)*[.E116]" office:value-type="float" office:value="0.00000000726972220336624" calcext:value-type="float">
            <text:p>7.26972220336624E-09</text:p>
          </table:table-cell>
          <table:table-cell table:formula="of:=(PI())*0.005/(0.2^2)*[.D116]+(1-2*(PI())*0.005/(0.2^2))*[.E116]+(PI())*0.005/(0.2^2)*[.F116]" office:value-type="float" office:value="0.00000000726972220336624" calcext:value-type="float">
            <text:p>7.26972220336624E-09</text:p>
          </table:table-cell>
          <table:table-cell table:formula="of:=(PI())*0.005/(0.2^2)*[.E116]+(1-2*(PI())*0.005/(0.2^2))*[.F116]+(PI())*0.005/(0.2^2)*[.G116]" office:value-type="float" office:value="0.00000000449293541045011" calcext:value-type="float">
            <text:p>4.49293541045011E-09</text:p>
          </table:table-cell>
          <table:table-cell table:formula="of:=(PI())*0.005/(0.2^2)*[.F116]+(1-2*(PI())*0.005/(0.2^2))*[.G116]+(PI())*0.005/(0.2^2)*[.H116]" office:value-type="float" office:value="0" calcext:value-type="float">
            <text:p>0</text:p>
          </table:table-cell>
          <table:table-cell table:formula="of:=(PI())*0.005/(0.2^2)*[.G116]+(1-2*(PI())*0.005/(0.2^2))*[.H116]+(PI())*0.005/(0.2^2)*[.I116]" office:value-type="float" office:value="-0.00000000449293541045011" calcext:value-type="float">
            <text:p>-4.49293541045011E-09</text:p>
          </table:table-cell>
          <table:table-cell table:formula="of:=(PI())*0.005/(0.2^2)*[.H116]+(1-2*(PI())*0.005/(0.2^2))*[.I116]+(PI())*0.005/(0.2^2)*[.J116]" office:value-type="float" office:value="-0.00000000726972220336624" calcext:value-type="float">
            <text:p>-7.26972220336624E-09</text:p>
          </table:table-cell>
          <table:table-cell table:formula="of:=(PI())*0.005/(0.2^2)*[.I116]+(1-2*(PI())*0.005/(0.2^2))*[.J116]+(PI())*0.005/(0.2^2)*[.K116]" office:value-type="float" office:value="-0.00000000726972220336624" calcext:value-type="float">
            <text:p>-7.26972220336624E-09</text:p>
          </table:table-cell>
          <table:table-cell table:formula="of:=(PI())*0.005/(0.2^2)*[.J116]+(1-2*(PI())*0.005/(0.2^2))*[.K116]+(PI())*0.005/(0.2^2)*[.L116]" office:value-type="float" office:value="-0.00000000449293541045011" calcext:value-type="float">
            <text:p>-4.49293541045011E-0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17]+0.005"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table:formula="of:=(PI())*0.005/(0.2^2)*[.B117]+(1-2*(PI())*0.005/(0.2^2))*[.C117]+(PI())*0.005/(0.2^2)*[.D117]" office:value-type="float" office:value="0.00000000381900542428598" calcext:value-type="float">
            <text:p>3.81900542428598E-09</text:p>
          </table:table-cell>
          <table:table-cell table:formula="of:=(PI())*0.005/(0.2^2)*[.C117]+(1-2*(PI())*0.005/(0.2^2))*[.D117]+(PI())*0.005/(0.2^2)*[.E117]" office:value-type="float" office:value="0.00000000617928057971494" calcext:value-type="float">
            <text:p>6.17928057971494E-09</text:p>
          </table:table-cell>
          <table:table-cell table:formula="of:=(PI())*0.005/(0.2^2)*[.D117]+(1-2*(PI())*0.005/(0.2^2))*[.E117]+(PI())*0.005/(0.2^2)*[.F117]" office:value-type="float" office:value="0.00000000617928057971494" calcext:value-type="float">
            <text:p>6.17928057971494E-09</text:p>
          </table:table-cell>
          <table:table-cell table:formula="of:=(PI())*0.005/(0.2^2)*[.E117]+(1-2*(PI())*0.005/(0.2^2))*[.F117]+(PI())*0.005/(0.2^2)*[.G117]" office:value-type="float" office:value="0.00000000381900542428598" calcext:value-type="float">
            <text:p>3.81900542428598E-09</text:p>
          </table:table-cell>
          <table:table-cell table:formula="of:=(PI())*0.005/(0.2^2)*[.F117]+(1-2*(PI())*0.005/(0.2^2))*[.G117]+(PI())*0.005/(0.2^2)*[.H117]" office:value-type="float" office:value="0" calcext:value-type="float">
            <text:p>0</text:p>
          </table:table-cell>
          <table:table-cell table:formula="of:=(PI())*0.005/(0.2^2)*[.G117]+(1-2*(PI())*0.005/(0.2^2))*[.H117]+(PI())*0.005/(0.2^2)*[.I117]" office:value-type="float" office:value="-0.00000000381900542428598" calcext:value-type="float">
            <text:p>-3.81900542428598E-09</text:p>
          </table:table-cell>
          <table:table-cell table:formula="of:=(PI())*0.005/(0.2^2)*[.H117]+(1-2*(PI())*0.005/(0.2^2))*[.I117]+(PI())*0.005/(0.2^2)*[.J117]" office:value-type="float" office:value="-0.00000000617928057971494" calcext:value-type="float">
            <text:p>-6.17928057971494E-09</text:p>
          </table:table-cell>
          <table:table-cell table:formula="of:=(PI())*0.005/(0.2^2)*[.I117]+(1-2*(PI())*0.005/(0.2^2))*[.J117]+(PI())*0.005/(0.2^2)*[.K117]" office:value-type="float" office:value="-0.00000000617928057971494" calcext:value-type="float">
            <text:p>-6.17928057971494E-09</text:p>
          </table:table-cell>
          <table:table-cell table:formula="of:=(PI())*0.005/(0.2^2)*[.J117]+(1-2*(PI())*0.005/(0.2^2))*[.K117]+(PI())*0.005/(0.2^2)*[.L117]" office:value-type="float" office:value="-0.00000000381900542428598" calcext:value-type="float">
            <text:p>-3.81900542428598E-0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18]+0.005" office:value-type="float" office:value="0.585" calcext:value-type="float">
            <text:p>0.585</text:p>
          </table:table-cell>
          <table:table-cell office:value-type="float" office:value="0" calcext:value-type="float">
            <text:p>0</text:p>
          </table:table-cell>
          <table:table-cell table:formula="of:=(PI())*0.005/(0.2^2)*[.B118]+(1-2*(PI())*0.005/(0.2^2))*[.C118]+(PI())*0.005/(0.2^2)*[.D118]" office:value-type="float" office:value="0.00000000324616338725969" calcext:value-type="float">
            <text:p>3.24616338725969E-09</text:p>
          </table:table-cell>
          <table:table-cell table:formula="of:=(PI())*0.005/(0.2^2)*[.C118]+(1-2*(PI())*0.005/(0.2^2))*[.D118]+(PI())*0.005/(0.2^2)*[.E118]" office:value-type="float" office:value="0.00000000525240269362167" calcext:value-type="float">
            <text:p>5.25240269362167E-09</text:p>
          </table:table-cell>
          <table:table-cell table:formula="of:=(PI())*0.005/(0.2^2)*[.D118]+(1-2*(PI())*0.005/(0.2^2))*[.E118]+(PI())*0.005/(0.2^2)*[.F118]" office:value-type="float" office:value="0.00000000525240269362167" calcext:value-type="float">
            <text:p>5.25240269362167E-09</text:p>
          </table:table-cell>
          <table:table-cell table:formula="of:=(PI())*0.005/(0.2^2)*[.E118]+(1-2*(PI())*0.005/(0.2^2))*[.F118]+(PI())*0.005/(0.2^2)*[.G118]" office:value-type="float" office:value="0.00000000324616338725969" calcext:value-type="float">
            <text:p>3.24616338725969E-09</text:p>
          </table:table-cell>
          <table:table-cell table:formula="of:=(PI())*0.005/(0.2^2)*[.F118]+(1-2*(PI())*0.005/(0.2^2))*[.G118]+(PI())*0.005/(0.2^2)*[.H118]" office:value-type="float" office:value="0" calcext:value-type="float">
            <text:p>0</text:p>
          </table:table-cell>
          <table:table-cell table:formula="of:=(PI())*0.005/(0.2^2)*[.G118]+(1-2*(PI())*0.005/(0.2^2))*[.H118]+(PI())*0.005/(0.2^2)*[.I118]" office:value-type="float" office:value="-0.00000000324616338725969" calcext:value-type="float">
            <text:p>-3.24616338725969E-09</text:p>
          </table:table-cell>
          <table:table-cell table:formula="of:=(PI())*0.005/(0.2^2)*[.H118]+(1-2*(PI())*0.005/(0.2^2))*[.I118]+(PI())*0.005/(0.2^2)*[.J118]" office:value-type="float" office:value="-0.00000000525240269362167" calcext:value-type="float">
            <text:p>-5.25240269362167E-09</text:p>
          </table:table-cell>
          <table:table-cell table:formula="of:=(PI())*0.005/(0.2^2)*[.I118]+(1-2*(PI())*0.005/(0.2^2))*[.J118]+(PI())*0.005/(0.2^2)*[.K118]" office:value-type="float" office:value="-0.00000000525240269362167" calcext:value-type="float">
            <text:p>-5.25240269362167E-09</text:p>
          </table:table-cell>
          <table:table-cell table:formula="of:=(PI())*0.005/(0.2^2)*[.J118]+(1-2*(PI())*0.005/(0.2^2))*[.K118]+(PI())*0.005/(0.2^2)*[.L118]" office:value-type="float" office:value="-0.00000000324616338725969" calcext:value-type="float">
            <text:p>-3.24616338725969E-0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19]+0.005"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table:formula="of:=(PI())*0.005/(0.2^2)*[.B119]+(1-2*(PI())*0.005/(0.2^2))*[.C119]+(PI())*0.005/(0.2^2)*[.D119]" office:value-type="float" office:value="0.00000000275924633931503" calcext:value-type="float">
            <text:p>2.75924633931503E-09</text:p>
          </table:table-cell>
          <table:table-cell table:formula="of:=(PI())*0.005/(0.2^2)*[.C119]+(1-2*(PI())*0.005/(0.2^2))*[.D119]+(PI())*0.005/(0.2^2)*[.E119]" office:value-type="float" office:value="0.00000000446455436034544" calcext:value-type="float">
            <text:p>4.46455436034544E-09</text:p>
          </table:table-cell>
          <table:table-cell table:formula="of:=(PI())*0.005/(0.2^2)*[.D119]+(1-2*(PI())*0.005/(0.2^2))*[.E119]+(PI())*0.005/(0.2^2)*[.F119]" office:value-type="float" office:value="0.00000000446455436034544" calcext:value-type="float">
            <text:p>4.46455436034544E-09</text:p>
          </table:table-cell>
          <table:table-cell table:formula="of:=(PI())*0.005/(0.2^2)*[.E119]+(1-2*(PI())*0.005/(0.2^2))*[.F119]+(PI())*0.005/(0.2^2)*[.G119]" office:value-type="float" office:value="0.00000000275924633931503" calcext:value-type="float">
            <text:p>2.75924633931503E-09</text:p>
          </table:table-cell>
          <table:table-cell table:formula="of:=(PI())*0.005/(0.2^2)*[.F119]+(1-2*(PI())*0.005/(0.2^2))*[.G119]+(PI())*0.005/(0.2^2)*[.H119]" office:value-type="float" office:value="0" calcext:value-type="float">
            <text:p>0</text:p>
          </table:table-cell>
          <table:table-cell table:formula="of:=(PI())*0.005/(0.2^2)*[.G119]+(1-2*(PI())*0.005/(0.2^2))*[.H119]+(PI())*0.005/(0.2^2)*[.I119]" office:value-type="float" office:value="-0.00000000275924633931503" calcext:value-type="float">
            <text:p>-2.75924633931503E-09</text:p>
          </table:table-cell>
          <table:table-cell table:formula="of:=(PI())*0.005/(0.2^2)*[.H119]+(1-2*(PI())*0.005/(0.2^2))*[.I119]+(PI())*0.005/(0.2^2)*[.J119]" office:value-type="float" office:value="-0.00000000446455436034544" calcext:value-type="float">
            <text:p>-4.46455436034544E-09</text:p>
          </table:table-cell>
          <table:table-cell table:formula="of:=(PI())*0.005/(0.2^2)*[.I119]+(1-2*(PI())*0.005/(0.2^2))*[.J119]+(PI())*0.005/(0.2^2)*[.K119]" office:value-type="float" office:value="-0.00000000446455436034544" calcext:value-type="float">
            <text:p>-4.46455436034544E-09</text:p>
          </table:table-cell>
          <table:table-cell table:formula="of:=(PI())*0.005/(0.2^2)*[.J119]+(1-2*(PI())*0.005/(0.2^2))*[.K119]+(PI())*0.005/(0.2^2)*[.L119]" office:value-type="float" office:value="-0.00000000275924633931503" calcext:value-type="float">
            <text:p>-2.75924633931503E-0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20]+0.005" office:value-type="float" office:value="0.595" calcext:value-type="float">
            <text:p>0.595</text:p>
          </table:table-cell>
          <table:table-cell office:value-type="float" office:value="0" calcext:value-type="float">
            <text:p>0</text:p>
          </table:table-cell>
          <table:table-cell table:formula="of:=(PI())*0.005/(0.2^2)*[.B120]+(1-2*(PI())*0.005/(0.2^2))*[.C120]+(PI())*0.005/(0.2^2)*[.D120]" office:value-type="float" office:value="0.00000000234536572955756" calcext:value-type="float">
            <text:p>2.34536572955756E-09</text:p>
          </table:table-cell>
          <table:table-cell table:formula="of:=(PI())*0.005/(0.2^2)*[.C120]+(1-2*(PI())*0.005/(0.2^2))*[.D120]+(PI())*0.005/(0.2^2)*[.E120]" office:value-type="float" office:value="0.00000000379488146647333" calcext:value-type="float">
            <text:p>3.79488146647333E-09</text:p>
          </table:table-cell>
          <table:table-cell table:formula="of:=(PI())*0.005/(0.2^2)*[.D120]+(1-2*(PI())*0.005/(0.2^2))*[.E120]+(PI())*0.005/(0.2^2)*[.F120]" office:value-type="float" office:value="0.00000000379488146647333" calcext:value-type="float">
            <text:p>3.79488146647333E-09</text:p>
          </table:table-cell>
          <table:table-cell table:formula="of:=(PI())*0.005/(0.2^2)*[.E120]+(1-2*(PI())*0.005/(0.2^2))*[.F120]+(PI())*0.005/(0.2^2)*[.G120]" office:value-type="float" office:value="0.00000000234536572955756" calcext:value-type="float">
            <text:p>2.34536572955756E-09</text:p>
          </table:table-cell>
          <table:table-cell table:formula="of:=(PI())*0.005/(0.2^2)*[.F120]+(1-2*(PI())*0.005/(0.2^2))*[.G120]+(PI())*0.005/(0.2^2)*[.H120]" office:value-type="float" office:value="0" calcext:value-type="float">
            <text:p>0</text:p>
          </table:table-cell>
          <table:table-cell table:formula="of:=(PI())*0.005/(0.2^2)*[.G120]+(1-2*(PI())*0.005/(0.2^2))*[.H120]+(PI())*0.005/(0.2^2)*[.I120]" office:value-type="float" office:value="-0.00000000234536572955756" calcext:value-type="float">
            <text:p>-2.34536572955756E-09</text:p>
          </table:table-cell>
          <table:table-cell table:formula="of:=(PI())*0.005/(0.2^2)*[.H120]+(1-2*(PI())*0.005/(0.2^2))*[.I120]+(PI())*0.005/(0.2^2)*[.J120]" office:value-type="float" office:value="-0.00000000379488146647333" calcext:value-type="float">
            <text:p>-3.79488146647333E-09</text:p>
          </table:table-cell>
          <table:table-cell table:formula="of:=(PI())*0.005/(0.2^2)*[.I120]+(1-2*(PI())*0.005/(0.2^2))*[.J120]+(PI())*0.005/(0.2^2)*[.K120]" office:value-type="float" office:value="-0.00000000379488146647333" calcext:value-type="float">
            <text:p>-3.79488146647333E-09</text:p>
          </table:table-cell>
          <table:table-cell table:formula="of:=(PI())*0.005/(0.2^2)*[.J120]+(1-2*(PI())*0.005/(0.2^2))*[.K120]+(PI())*0.005/(0.2^2)*[.L120]" office:value-type="float" office:value="-0.00000000234536572955756" calcext:value-type="float">
            <text:p>-2.34536572955756E-0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21]+0.005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(PI())*0.005/(0.2^2)*[.B121]+(1-2*(PI())*0.005/(0.2^2))*[.C121]+(PI())*0.005/(0.2^2)*[.D121]" office:value-type="float" office:value="0.00000000199356626010732" calcext:value-type="float">
            <text:p>1.99356626010732E-09</text:p>
          </table:table-cell>
          <table:table-cell table:formula="of:=(PI())*0.005/(0.2^2)*[.C121]+(1-2*(PI())*0.005/(0.2^2))*[.D121]+(PI())*0.005/(0.2^2)*[.E121]" office:value-type="float" office:value="0.00000000322565796767866" calcext:value-type="float">
            <text:p>3.22565796767866E-09</text:p>
          </table:table-cell>
          <table:table-cell table:formula="of:=(PI())*0.005/(0.2^2)*[.D121]+(1-2*(PI())*0.005/(0.2^2))*[.E121]+(PI())*0.005/(0.2^2)*[.F121]" office:value-type="float" office:value="0.00000000322565796767866" calcext:value-type="float">
            <text:p>3.22565796767866E-09</text:p>
          </table:table-cell>
          <table:table-cell table:formula="of:=(PI())*0.005/(0.2^2)*[.E121]+(1-2*(PI())*0.005/(0.2^2))*[.F121]+(PI())*0.005/(0.2^2)*[.G121]" office:value-type="float" office:value="0.00000000199356626010732" calcext:value-type="float">
            <text:p>1.99356626010732E-09</text:p>
          </table:table-cell>
          <table:table-cell table:formula="of:=(PI())*0.005/(0.2^2)*[.F121]+(1-2*(PI())*0.005/(0.2^2))*[.G121]+(PI())*0.005/(0.2^2)*[.H121]" office:value-type="float" office:value="0" calcext:value-type="float">
            <text:p>0</text:p>
          </table:table-cell>
          <table:table-cell table:formula="of:=(PI())*0.005/(0.2^2)*[.G121]+(1-2*(PI())*0.005/(0.2^2))*[.H121]+(PI())*0.005/(0.2^2)*[.I121]" office:value-type="float" office:value="-0.00000000199356626010732" calcext:value-type="float">
            <text:p>-1.99356626010732E-09</text:p>
          </table:table-cell>
          <table:table-cell table:formula="of:=(PI())*0.005/(0.2^2)*[.H121]+(1-2*(PI())*0.005/(0.2^2))*[.I121]+(PI())*0.005/(0.2^2)*[.J121]" office:value-type="float" office:value="-0.00000000322565796767866" calcext:value-type="float">
            <text:p>-3.22565796767866E-09</text:p>
          </table:table-cell>
          <table:table-cell table:formula="of:=(PI())*0.005/(0.2^2)*[.I121]+(1-2*(PI())*0.005/(0.2^2))*[.J121]+(PI())*0.005/(0.2^2)*[.K121]" office:value-type="float" office:value="-0.00000000322565796767866" calcext:value-type="float">
            <text:p>-3.22565796767866E-09</text:p>
          </table:table-cell>
          <table:table-cell table:formula="of:=(PI())*0.005/(0.2^2)*[.J121]+(1-2*(PI())*0.005/(0.2^2))*[.K121]+(PI())*0.005/(0.2^2)*[.L121]" office:value-type="float" office:value="-0.00000000199356626010732" calcext:value-type="float">
            <text:p>-1.99356626010732E-0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22]+0.005" office:value-type="float" office:value="0.605" calcext:value-type="float">
            <text:p>0.605</text:p>
          </table:table-cell>
          <table:table-cell office:value-type="float" office:value="0" calcext:value-type="float">
            <text:p>0</text:p>
          </table:table-cell>
          <table:table-cell table:formula="of:=(PI())*0.005/(0.2^2)*[.B122]+(1-2*(PI())*0.005/(0.2^2))*[.C122]+(PI())*0.005/(0.2^2)*[.D122]" office:value-type="float" office:value="0.00000000169453590258949" calcext:value-type="float">
            <text:p>1.69453590258949E-09</text:p>
          </table:table-cell>
          <table:table-cell table:formula="of:=(PI())*0.005/(0.2^2)*[.C122]+(1-2*(PI())*0.005/(0.2^2))*[.D122]+(PI())*0.005/(0.2^2)*[.E122]" office:value-type="float" office:value="0.00000000274181668554678" calcext:value-type="float">
            <text:p>2.74181668554678E-09</text:p>
          </table:table-cell>
          <table:table-cell table:formula="of:=(PI())*0.005/(0.2^2)*[.D122]+(1-2*(PI())*0.005/(0.2^2))*[.E122]+(PI())*0.005/(0.2^2)*[.F122]" office:value-type="float" office:value="0.00000000274181668554678" calcext:value-type="float">
            <text:p>2.74181668554678E-09</text:p>
          </table:table-cell>
          <table:table-cell table:formula="of:=(PI())*0.005/(0.2^2)*[.E122]+(1-2*(PI())*0.005/(0.2^2))*[.F122]+(PI())*0.005/(0.2^2)*[.G122]" office:value-type="float" office:value="0.00000000169453590258949" calcext:value-type="float">
            <text:p>1.69453590258949E-09</text:p>
          </table:table-cell>
          <table:table-cell table:formula="of:=(PI())*0.005/(0.2^2)*[.F122]+(1-2*(PI())*0.005/(0.2^2))*[.G122]+(PI())*0.005/(0.2^2)*[.H122]" office:value-type="float" office:value="0" calcext:value-type="float">
            <text:p>0</text:p>
          </table:table-cell>
          <table:table-cell table:formula="of:=(PI())*0.005/(0.2^2)*[.G122]+(1-2*(PI())*0.005/(0.2^2))*[.H122]+(PI())*0.005/(0.2^2)*[.I122]" office:value-type="float" office:value="-0.00000000169453590258949" calcext:value-type="float">
            <text:p>-1.69453590258949E-09</text:p>
          </table:table-cell>
          <table:table-cell table:formula="of:=(PI())*0.005/(0.2^2)*[.H122]+(1-2*(PI())*0.005/(0.2^2))*[.I122]+(PI())*0.005/(0.2^2)*[.J122]" office:value-type="float" office:value="-0.00000000274181668554678" calcext:value-type="float">
            <text:p>-2.74181668554678E-09</text:p>
          </table:table-cell>
          <table:table-cell table:formula="of:=(PI())*0.005/(0.2^2)*[.I122]+(1-2*(PI())*0.005/(0.2^2))*[.J122]+(PI())*0.005/(0.2^2)*[.K122]" office:value-type="float" office:value="-0.00000000274181668554678" calcext:value-type="float">
            <text:p>-2.74181668554678E-09</text:p>
          </table:table-cell>
          <table:table-cell table:formula="of:=(PI())*0.005/(0.2^2)*[.J122]+(1-2*(PI())*0.005/(0.2^2))*[.K122]+(PI())*0.005/(0.2^2)*[.L122]" office:value-type="float" office:value="-0.00000000169453590258949" calcext:value-type="float">
            <text:p>-1.69453590258949E-0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23]+0.005"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table:formula="of:=(PI())*0.005/(0.2^2)*[.B123]+(1-2*(PI())*0.005/(0.2^2))*[.C123]+(PI())*0.005/(0.2^2)*[.D123]" office:value-type="float" office:value="0.00000000144035941148513" calcext:value-type="float">
            <text:p>1.44035941148513E-09</text:p>
          </table:table-cell>
          <table:table-cell table:formula="of:=(PI())*0.005/(0.2^2)*[.C123]+(1-2*(PI())*0.005/(0.2^2))*[.D123]+(PI())*0.005/(0.2^2)*[.E123]" office:value-type="float" office:value="0.00000000233055048379873" calcext:value-type="float">
            <text:p>2.33055048379873E-09</text:p>
          </table:table-cell>
          <table:table-cell table:formula="of:=(PI())*0.005/(0.2^2)*[.D123]+(1-2*(PI())*0.005/(0.2^2))*[.E123]+(PI())*0.005/(0.2^2)*[.F123]" office:value-type="float" office:value="0.00000000233055048379873" calcext:value-type="float">
            <text:p>2.33055048379873E-09</text:p>
          </table:table-cell>
          <table:table-cell table:formula="of:=(PI())*0.005/(0.2^2)*[.E123]+(1-2*(PI())*0.005/(0.2^2))*[.F123]+(PI())*0.005/(0.2^2)*[.G123]" office:value-type="float" office:value="0.00000000144035941148513" calcext:value-type="float">
            <text:p>1.44035941148513E-09</text:p>
          </table:table-cell>
          <table:table-cell table:formula="of:=(PI())*0.005/(0.2^2)*[.F123]+(1-2*(PI())*0.005/(0.2^2))*[.G123]+(PI())*0.005/(0.2^2)*[.H123]" office:value-type="float" office:value="0" calcext:value-type="float">
            <text:p>0</text:p>
          </table:table-cell>
          <table:table-cell table:formula="of:=(PI())*0.005/(0.2^2)*[.G123]+(1-2*(PI())*0.005/(0.2^2))*[.H123]+(PI())*0.005/(0.2^2)*[.I123]" office:value-type="float" office:value="-0.00000000144035941148513" calcext:value-type="float">
            <text:p>-1.44035941148513E-09</text:p>
          </table:table-cell>
          <table:table-cell table:formula="of:=(PI())*0.005/(0.2^2)*[.H123]+(1-2*(PI())*0.005/(0.2^2))*[.I123]+(PI())*0.005/(0.2^2)*[.J123]" office:value-type="float" office:value="-0.00000000233055048379873" calcext:value-type="float">
            <text:p>-2.33055048379873E-09</text:p>
          </table:table-cell>
          <table:table-cell table:formula="of:=(PI())*0.005/(0.2^2)*[.I123]+(1-2*(PI())*0.005/(0.2^2))*[.J123]+(PI())*0.005/(0.2^2)*[.K123]" office:value-type="float" office:value="-0.00000000233055048379873" calcext:value-type="float">
            <text:p>-2.33055048379873E-09</text:p>
          </table:table-cell>
          <table:table-cell table:formula="of:=(PI())*0.005/(0.2^2)*[.J123]+(1-2*(PI())*0.005/(0.2^2))*[.K123]+(PI())*0.005/(0.2^2)*[.L123]" office:value-type="float" office:value="-0.00000000144035941148513" calcext:value-type="float">
            <text:p>-1.44035941148513E-0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24]+0.005" office:value-type="float" office:value="0.615" calcext:value-type="float">
            <text:p>0.615</text:p>
          </table:table-cell>
          <table:table-cell office:value-type="float" office:value="0" calcext:value-type="float">
            <text:p>0</text:p>
          </table:table-cell>
          <table:table-cell table:formula="of:=(PI())*0.005/(0.2^2)*[.B124]+(1-2*(PI())*0.005/(0.2^2))*[.C124]+(PI())*0.005/(0.2^2)*[.D124]" office:value-type="float" office:value="0.00000000122430880991276" calcext:value-type="float">
            <text:p>1.22430880991276E-09</text:p>
          </table:table-cell>
          <table:table-cell table:formula="of:=(PI())*0.005/(0.2^2)*[.C124]+(1-2*(PI())*0.005/(0.2^2))*[.D124]+(PI())*0.005/(0.2^2)*[.E124]" office:value-type="float" office:value="0.00000000198097326716478" calcext:value-type="float">
            <text:p>1.98097326716478E-09</text:p>
          </table:table-cell>
          <table:table-cell table:formula="of:=(PI())*0.005/(0.2^2)*[.D124]+(1-2*(PI())*0.005/(0.2^2))*[.E124]+(PI())*0.005/(0.2^2)*[.F124]" office:value-type="float" office:value="0.00000000198097326716478" calcext:value-type="float">
            <text:p>1.98097326716478E-09</text:p>
          </table:table-cell>
          <table:table-cell table:formula="of:=(PI())*0.005/(0.2^2)*[.E124]+(1-2*(PI())*0.005/(0.2^2))*[.F124]+(PI())*0.005/(0.2^2)*[.G124]" office:value-type="float" office:value="0.00000000122430880991276" calcext:value-type="float">
            <text:p>1.22430880991276E-09</text:p>
          </table:table-cell>
          <table:table-cell table:formula="of:=(PI())*0.005/(0.2^2)*[.F124]+(1-2*(PI())*0.005/(0.2^2))*[.G124]+(PI())*0.005/(0.2^2)*[.H124]" office:value-type="float" office:value="0" calcext:value-type="float">
            <text:p>0</text:p>
          </table:table-cell>
          <table:table-cell table:formula="of:=(PI())*0.005/(0.2^2)*[.G124]+(1-2*(PI())*0.005/(0.2^2))*[.H124]+(PI())*0.005/(0.2^2)*[.I124]" office:value-type="float" office:value="-0.00000000122430880991276" calcext:value-type="float">
            <text:p>-1.22430880991276E-09</text:p>
          </table:table-cell>
          <table:table-cell table:formula="of:=(PI())*0.005/(0.2^2)*[.H124]+(1-2*(PI())*0.005/(0.2^2))*[.I124]+(PI())*0.005/(0.2^2)*[.J124]" office:value-type="float" office:value="-0.00000000198097326716478" calcext:value-type="float">
            <text:p>-1.98097326716478E-09</text:p>
          </table:table-cell>
          <table:table-cell table:formula="of:=(PI())*0.005/(0.2^2)*[.I124]+(1-2*(PI())*0.005/(0.2^2))*[.J124]+(PI())*0.005/(0.2^2)*[.K124]" office:value-type="float" office:value="-0.00000000198097326716478" calcext:value-type="float">
            <text:p>-1.98097326716478E-09</text:p>
          </table:table-cell>
          <table:table-cell table:formula="of:=(PI())*0.005/(0.2^2)*[.J124]+(1-2*(PI())*0.005/(0.2^2))*[.K124]+(PI())*0.005/(0.2^2)*[.L124]" office:value-type="float" office:value="-0.00000000122430880991276" calcext:value-type="float">
            <text:p>-1.22430880991276E-0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25]+0.005"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table:formula="of:=(PI())*0.005/(0.2^2)*[.B125]+(1-2*(PI())*0.005/(0.2^2))*[.C125]+(PI())*0.005/(0.2^2)*[.D125]" office:value-type="float" office:value="0.00000000104066530206129" calcext:value-type="float">
            <text:p>1.04066530206129E-09</text:p>
          </table:table-cell>
          <table:table-cell table:formula="of:=(PI())*0.005/(0.2^2)*[.C125]+(1-2*(PI())*0.005/(0.2^2))*[.D125]+(PI())*0.005/(0.2^2)*[.E125]" office:value-type="float" office:value="0.00000000168383182964785" calcext:value-type="float">
            <text:p>1.68383182964785E-09</text:p>
          </table:table-cell>
          <table:table-cell table:formula="of:=(PI())*0.005/(0.2^2)*[.D125]+(1-2*(PI())*0.005/(0.2^2))*[.E125]+(PI())*0.005/(0.2^2)*[.F125]" office:value-type="float" office:value="0.00000000168383182964785" calcext:value-type="float">
            <text:p>1.68383182964785E-09</text:p>
          </table:table-cell>
          <table:table-cell table:formula="of:=(PI())*0.005/(0.2^2)*[.E125]+(1-2*(PI())*0.005/(0.2^2))*[.F125]+(PI())*0.005/(0.2^2)*[.G125]" office:value-type="float" office:value="0.00000000104066530206129" calcext:value-type="float">
            <text:p>1.04066530206129E-09</text:p>
          </table:table-cell>
          <table:table-cell table:formula="of:=(PI())*0.005/(0.2^2)*[.F125]+(1-2*(PI())*0.005/(0.2^2))*[.G125]+(PI())*0.005/(0.2^2)*[.H125]" office:value-type="float" office:value="0" calcext:value-type="float">
            <text:p>0</text:p>
          </table:table-cell>
          <table:table-cell table:formula="of:=(PI())*0.005/(0.2^2)*[.G125]+(1-2*(PI())*0.005/(0.2^2))*[.H125]+(PI())*0.005/(0.2^2)*[.I125]" office:value-type="float" office:value="-0.00000000104066530206129" calcext:value-type="float">
            <text:p>-1.04066530206129E-09</text:p>
          </table:table-cell>
          <table:table-cell table:formula="of:=(PI())*0.005/(0.2^2)*[.H125]+(1-2*(PI())*0.005/(0.2^2))*[.I125]+(PI())*0.005/(0.2^2)*[.J125]" office:value-type="float" office:value="-0.00000000168383182964785" calcext:value-type="float">
            <text:p>-1.68383182964785E-09</text:p>
          </table:table-cell>
          <table:table-cell table:formula="of:=(PI())*0.005/(0.2^2)*[.I125]+(1-2*(PI())*0.005/(0.2^2))*[.J125]+(PI())*0.005/(0.2^2)*[.K125]" office:value-type="float" office:value="-0.00000000168383182964785" calcext:value-type="float">
            <text:p>-1.68383182964785E-09</text:p>
          </table:table-cell>
          <table:table-cell table:formula="of:=(PI())*0.005/(0.2^2)*[.J125]+(1-2*(PI())*0.005/(0.2^2))*[.K125]+(PI())*0.005/(0.2^2)*[.L125]" office:value-type="float" office:value="-0.00000000104066530206129" calcext:value-type="float">
            <text:p>-1.04066530206129E-0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26]+0.005"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(PI())*0.005/(0.2^2)*[.B126]+(1-2*(PI())*0.005/(0.2^2))*[.C126]+(PI())*0.005/(0.2^2)*[.D126]" office:value-type="float" office:value="0.000000000884567898348694" calcext:value-type="float">
            <text:p>8.84567898348694E-10</text:p>
          </table:table-cell>
          <table:table-cell table:formula="of:=(PI())*0.005/(0.2^2)*[.C126]+(1-2*(PI())*0.005/(0.2^2))*[.D126]+(PI())*0.005/(0.2^2)*[.E126]" office:value-type="float" office:value="0.00000000143126092488525" calcext:value-type="float">
            <text:p>1.43126092488525E-09</text:p>
          </table:table-cell>
          <table:table-cell table:formula="of:=(PI())*0.005/(0.2^2)*[.D126]+(1-2*(PI())*0.005/(0.2^2))*[.E126]+(PI())*0.005/(0.2^2)*[.F126]" office:value-type="float" office:value="0.00000000143126092488525" calcext:value-type="float">
            <text:p>1.43126092488525E-09</text:p>
          </table:table-cell>
          <table:table-cell table:formula="of:=(PI())*0.005/(0.2^2)*[.E126]+(1-2*(PI())*0.005/(0.2^2))*[.F126]+(PI())*0.005/(0.2^2)*[.G126]" office:value-type="float" office:value="0.000000000884567898348694" calcext:value-type="float">
            <text:p>8.84567898348694E-10</text:p>
          </table:table-cell>
          <table:table-cell table:formula="of:=(PI())*0.005/(0.2^2)*[.F126]+(1-2*(PI())*0.005/(0.2^2))*[.G126]+(PI())*0.005/(0.2^2)*[.H126]" office:value-type="float" office:value="0" calcext:value-type="float">
            <text:p>0</text:p>
          </table:table-cell>
          <table:table-cell table:formula="of:=(PI())*0.005/(0.2^2)*[.G126]+(1-2*(PI())*0.005/(0.2^2))*[.H126]+(PI())*0.005/(0.2^2)*[.I126]" office:value-type="float" office:value="-0.000000000884567898348694" calcext:value-type="float">
            <text:p>-8.84567898348694E-10</text:p>
          </table:table-cell>
          <table:table-cell table:formula="of:=(PI())*0.005/(0.2^2)*[.H126]+(1-2*(PI())*0.005/(0.2^2))*[.I126]+(PI())*0.005/(0.2^2)*[.J126]" office:value-type="float" office:value="-0.00000000143126092488525" calcext:value-type="float">
            <text:p>-1.43126092488525E-09</text:p>
          </table:table-cell>
          <table:table-cell table:formula="of:=(PI())*0.005/(0.2^2)*[.I126]+(1-2*(PI())*0.005/(0.2^2))*[.J126]+(PI())*0.005/(0.2^2)*[.K126]" office:value-type="float" office:value="-0.00000000143126092488525" calcext:value-type="float">
            <text:p>-1.43126092488525E-09</text:p>
          </table:table-cell>
          <table:table-cell table:formula="of:=(PI())*0.005/(0.2^2)*[.J126]+(1-2*(PI())*0.005/(0.2^2))*[.K126]+(PI())*0.005/(0.2^2)*[.L126]" office:value-type="float" office:value="-0.000000000884567898348694" calcext:value-type="float">
            <text:p>-8.84567898348694E-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27]+0.005"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table:formula="of:=(PI())*0.005/(0.2^2)*[.B127]+(1-2*(PI())*0.005/(0.2^2))*[.C127]+(PI())*0.005/(0.2^2)*[.D127]" office:value-type="float" office:value="0.000000000751884746458993" calcext:value-type="float">
            <text:p>7.51884746458993E-10</text:p>
          </table:table-cell>
          <table:table-cell table:formula="of:=(PI())*0.005/(0.2^2)*[.C127]+(1-2*(PI())*0.005/(0.2^2))*[.D127]+(PI())*0.005/(0.2^2)*[.E127]" office:value-type="float" office:value="0.00000000121657507539325" calcext:value-type="float">
            <text:p>1.21657507539325E-09</text:p>
          </table:table-cell>
          <table:table-cell table:formula="of:=(PI())*0.005/(0.2^2)*[.D127]+(1-2*(PI())*0.005/(0.2^2))*[.E127]+(PI())*0.005/(0.2^2)*[.F127]" office:value-type="float" office:value="0.00000000121657507539325" calcext:value-type="float">
            <text:p>1.21657507539325E-09</text:p>
          </table:table-cell>
          <table:table-cell table:formula="of:=(PI())*0.005/(0.2^2)*[.E127]+(1-2*(PI())*0.005/(0.2^2))*[.F127]+(PI())*0.005/(0.2^2)*[.G127]" office:value-type="float" office:value="0.000000000751884746458993" calcext:value-type="float">
            <text:p>7.51884746458993E-10</text:p>
          </table:table-cell>
          <table:table-cell table:formula="of:=(PI())*0.005/(0.2^2)*[.F127]+(1-2*(PI())*0.005/(0.2^2))*[.G127]+(PI())*0.005/(0.2^2)*[.H127]" office:value-type="float" office:value="0" calcext:value-type="float">
            <text:p>0</text:p>
          </table:table-cell>
          <table:table-cell table:formula="of:=(PI())*0.005/(0.2^2)*[.G127]+(1-2*(PI())*0.005/(0.2^2))*[.H127]+(PI())*0.005/(0.2^2)*[.I127]" office:value-type="float" office:value="-0.000000000751884746458993" calcext:value-type="float">
            <text:p>-7.51884746458993E-10</text:p>
          </table:table-cell>
          <table:table-cell table:formula="of:=(PI())*0.005/(0.2^2)*[.H127]+(1-2*(PI())*0.005/(0.2^2))*[.I127]+(PI())*0.005/(0.2^2)*[.J127]" office:value-type="float" office:value="-0.00000000121657507539325" calcext:value-type="float">
            <text:p>-1.21657507539325E-09</text:p>
          </table:table-cell>
          <table:table-cell table:formula="of:=(PI())*0.005/(0.2^2)*[.I127]+(1-2*(PI())*0.005/(0.2^2))*[.J127]+(PI())*0.005/(0.2^2)*[.K127]" office:value-type="float" office:value="-0.00000000121657507539325" calcext:value-type="float">
            <text:p>-1.21657507539325E-09</text:p>
          </table:table-cell>
          <table:table-cell table:formula="of:=(PI())*0.005/(0.2^2)*[.J127]+(1-2*(PI())*0.005/(0.2^2))*[.K127]+(PI())*0.005/(0.2^2)*[.L127]" office:value-type="float" office:value="-0.000000000751884746458993" calcext:value-type="float">
            <text:p>-7.51884746458993E-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28]+0.005" office:value-type="float" office:value="0.635" calcext:value-type="float">
            <text:p>0.635</text:p>
          </table:table-cell>
          <table:table-cell office:value-type="float" office:value="0" calcext:value-type="float">
            <text:p>0</text:p>
          </table:table-cell>
          <table:table-cell table:formula="of:=(PI())*0.005/(0.2^2)*[.B128]+(1-2*(PI())*0.005/(0.2^2))*[.C128]+(PI())*0.005/(0.2^2)*[.D128]" office:value-type="float" office:value="0.000000000639103762428029" calcext:value-type="float">
            <text:p>6.39103762428029E-10</text:p>
          </table:table-cell>
          <table:table-cell table:formula="of:=(PI())*0.005/(0.2^2)*[.C128]+(1-2*(PI())*0.005/(0.2^2))*[.D128]+(PI())*0.005/(0.2^2)*[.E128]" office:value-type="float" office:value="0.00000000103409160994649" calcext:value-type="float">
            <text:p>1.03409160994649E-09</text:p>
          </table:table-cell>
          <table:table-cell table:formula="of:=(PI())*0.005/(0.2^2)*[.D128]+(1-2*(PI())*0.005/(0.2^2))*[.E128]+(PI())*0.005/(0.2^2)*[.F128]" office:value-type="float" office:value="0.00000000103409160994649" calcext:value-type="float">
            <text:p>1.03409160994649E-09</text:p>
          </table:table-cell>
          <table:table-cell table:formula="of:=(PI())*0.005/(0.2^2)*[.E128]+(1-2*(PI())*0.005/(0.2^2))*[.F128]+(PI())*0.005/(0.2^2)*[.G128]" office:value-type="float" office:value="0.000000000639103762428029" calcext:value-type="float">
            <text:p>6.39103762428029E-10</text:p>
          </table:table-cell>
          <table:table-cell table:formula="of:=(PI())*0.005/(0.2^2)*[.F128]+(1-2*(PI())*0.005/(0.2^2))*[.G128]+(PI())*0.005/(0.2^2)*[.H128]" office:value-type="float" office:value="0" calcext:value-type="float">
            <text:p>0</text:p>
          </table:table-cell>
          <table:table-cell table:formula="of:=(PI())*0.005/(0.2^2)*[.G128]+(1-2*(PI())*0.005/(0.2^2))*[.H128]+(PI())*0.005/(0.2^2)*[.I128]" office:value-type="float" office:value="-0.000000000639103762428029" calcext:value-type="float">
            <text:p>-6.39103762428029E-10</text:p>
          </table:table-cell>
          <table:table-cell table:formula="of:=(PI())*0.005/(0.2^2)*[.H128]+(1-2*(PI())*0.005/(0.2^2))*[.I128]+(PI())*0.005/(0.2^2)*[.J128]" office:value-type="float" office:value="-0.00000000103409160994649" calcext:value-type="float">
            <text:p>-1.03409160994649E-09</text:p>
          </table:table-cell>
          <table:table-cell table:formula="of:=(PI())*0.005/(0.2^2)*[.I128]+(1-2*(PI())*0.005/(0.2^2))*[.J128]+(PI())*0.005/(0.2^2)*[.K128]" office:value-type="float" office:value="-0.00000000103409160994649" calcext:value-type="float">
            <text:p>-1.03409160994649E-09</text:p>
          </table:table-cell>
          <table:table-cell table:formula="of:=(PI())*0.005/(0.2^2)*[.J128]+(1-2*(PI())*0.005/(0.2^2))*[.K128]+(PI())*0.005/(0.2^2)*[.L128]" office:value-type="float" office:value="-0.000000000639103762428029" calcext:value-type="float">
            <text:p>-6.39103762428029E-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29]+0.005"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table:formula="of:=(PI())*0.005/(0.2^2)*[.B129]+(1-2*(PI())*0.005/(0.2^2))*[.C129]+(PI())*0.005/(0.2^2)*[.D129]" office:value-type="float" office:value="0.000000000543239666814997" calcext:value-type="float">
            <text:p>5.43239666814997E-10</text:p>
          </table:table-cell>
          <table:table-cell table:formula="of:=(PI())*0.005/(0.2^2)*[.C129]+(1-2*(PI())*0.005/(0.2^2))*[.D129]+(PI())*0.005/(0.2^2)*[.E129]" office:value-type="float" office:value="0.000000000878980244943833" calcext:value-type="float">
            <text:p>8.78980244943833E-10</text:p>
          </table:table-cell>
          <table:table-cell table:formula="of:=(PI())*0.005/(0.2^2)*[.D129]+(1-2*(PI())*0.005/(0.2^2))*[.E129]+(PI())*0.005/(0.2^2)*[.F129]" office:value-type="float" office:value="0.000000000878980244943833" calcext:value-type="float">
            <text:p>8.78980244943833E-10</text:p>
          </table:table-cell>
          <table:table-cell table:formula="of:=(PI())*0.005/(0.2^2)*[.E129]+(1-2*(PI())*0.005/(0.2^2))*[.F129]+(PI())*0.005/(0.2^2)*[.G129]" office:value-type="float" office:value="0.000000000543239666814997" calcext:value-type="float">
            <text:p>5.43239666814997E-10</text:p>
          </table:table-cell>
          <table:table-cell table:formula="of:=(PI())*0.005/(0.2^2)*[.F129]+(1-2*(PI())*0.005/(0.2^2))*[.G129]+(PI())*0.005/(0.2^2)*[.H129]" office:value-type="float" office:value="0" calcext:value-type="float">
            <text:p>0</text:p>
          </table:table-cell>
          <table:table-cell table:formula="of:=(PI())*0.005/(0.2^2)*[.G129]+(1-2*(PI())*0.005/(0.2^2))*[.H129]+(PI())*0.005/(0.2^2)*[.I129]" office:value-type="float" office:value="-0.000000000543239666814997" calcext:value-type="float">
            <text:p>-5.43239666814997E-10</text:p>
          </table:table-cell>
          <table:table-cell table:formula="of:=(PI())*0.005/(0.2^2)*[.H129]+(1-2*(PI())*0.005/(0.2^2))*[.I129]+(PI())*0.005/(0.2^2)*[.J129]" office:value-type="float" office:value="-0.000000000878980244943833" calcext:value-type="float">
            <text:p>-8.78980244943833E-10</text:p>
          </table:table-cell>
          <table:table-cell table:formula="of:=(PI())*0.005/(0.2^2)*[.I129]+(1-2*(PI())*0.005/(0.2^2))*[.J129]+(PI())*0.005/(0.2^2)*[.K129]" office:value-type="float" office:value="-0.000000000878980244943833" calcext:value-type="float">
            <text:p>-8.78980244943833E-10</text:p>
          </table:table-cell>
          <table:table-cell table:formula="of:=(PI())*0.005/(0.2^2)*[.J129]+(1-2*(PI())*0.005/(0.2^2))*[.K129]+(PI())*0.005/(0.2^2)*[.L129]" office:value-type="float" office:value="-0.000000000543239666814997" calcext:value-type="float">
            <text:p>-5.43239666814997E-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30]+0.005"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  <table:table-cell table:formula="of:=(PI())*0.005/(0.2^2)*[.B130]+(1-2*(PI())*0.005/(0.2^2))*[.C130]+(PI())*0.005/(0.2^2)*[.D130]" office:value-type="float" office:value="0.00000000046175496523462" calcext:value-type="float">
            <text:p>4.6175496523462E-10</text:p>
          </table:table-cell>
          <table:table-cell table:formula="of:=(PI())*0.005/(0.2^2)*[.C130]+(1-2*(PI())*0.005/(0.2^2))*[.D130]+(PI())*0.005/(0.2^2)*[.E130]" office:value-type="float" office:value="0.000000000747135228223641" calcext:value-type="float">
            <text:p>7.47135228223641E-10</text:p>
          </table:table-cell>
          <table:table-cell table:formula="of:=(PI())*0.005/(0.2^2)*[.D130]+(1-2*(PI())*0.005/(0.2^2))*[.E130]+(PI())*0.005/(0.2^2)*[.F130]" office:value-type="float" office:value="0.000000000747135228223641" calcext:value-type="float">
            <text:p>7.47135228223641E-10</text:p>
          </table:table-cell>
          <table:table-cell table:formula="of:=(PI())*0.005/(0.2^2)*[.E130]+(1-2*(PI())*0.005/(0.2^2))*[.F130]+(PI())*0.005/(0.2^2)*[.G130]" office:value-type="float" office:value="0.00000000046175496523462" calcext:value-type="float">
            <text:p>4.6175496523462E-10</text:p>
          </table:table-cell>
          <table:table-cell table:formula="of:=(PI())*0.005/(0.2^2)*[.F130]+(1-2*(PI())*0.005/(0.2^2))*[.G130]+(PI())*0.005/(0.2^2)*[.H130]" office:value-type="float" office:value="0" calcext:value-type="float">
            <text:p>0</text:p>
          </table:table-cell>
          <table:table-cell table:formula="of:=(PI())*0.005/(0.2^2)*[.G130]+(1-2*(PI())*0.005/(0.2^2))*[.H130]+(PI())*0.005/(0.2^2)*[.I130]" office:value-type="float" office:value="-0.00000000046175496523462" calcext:value-type="float">
            <text:p>-4.6175496523462E-10</text:p>
          </table:table-cell>
          <table:table-cell table:formula="of:=(PI())*0.005/(0.2^2)*[.H130]+(1-2*(PI())*0.005/(0.2^2))*[.I130]+(PI())*0.005/(0.2^2)*[.J130]" office:value-type="float" office:value="-0.000000000747135228223641" calcext:value-type="float">
            <text:p>-7.47135228223641E-10</text:p>
          </table:table-cell>
          <table:table-cell table:formula="of:=(PI())*0.005/(0.2^2)*[.I130]+(1-2*(PI())*0.005/(0.2^2))*[.J130]+(PI())*0.005/(0.2^2)*[.K130]" office:value-type="float" office:value="-0.000000000747135228223641" calcext:value-type="float">
            <text:p>-7.47135228223641E-10</text:p>
          </table:table-cell>
          <table:table-cell table:formula="of:=(PI())*0.005/(0.2^2)*[.J130]+(1-2*(PI())*0.005/(0.2^2))*[.K130]+(PI())*0.005/(0.2^2)*[.L130]" office:value-type="float" office:value="-0.00000000046175496523462" calcext:value-type="float">
            <text:p>-4.6175496523462E-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31]+0.005"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formula="of:=(PI())*0.005/(0.2^2)*[.B131]+(1-2*(PI())*0.005/(0.2^2))*[.C131]+(PI())*0.005/(0.2^2)*[.D131]" office:value-type="float" office:value="0.000000000392492781627887" calcext:value-type="float">
            <text:p>3.92492781627887E-10</text:p>
          </table:table-cell>
          <table:table-cell table:formula="of:=(PI())*0.005/(0.2^2)*[.C131]+(1-2*(PI())*0.005/(0.2^2))*[.D131]+(PI())*0.005/(0.2^2)*[.E131]" office:value-type="float" office:value="0.000000000635066661012912" calcext:value-type="float">
            <text:p>6.35066661012912E-10</text:p>
          </table:table-cell>
          <table:table-cell table:formula="of:=(PI())*0.005/(0.2^2)*[.D131]+(1-2*(PI())*0.005/(0.2^2))*[.E131]+(PI())*0.005/(0.2^2)*[.F131]" office:value-type="float" office:value="0.000000000635066661012912" calcext:value-type="float">
            <text:p>6.35066661012912E-10</text:p>
          </table:table-cell>
          <table:table-cell table:formula="of:=(PI())*0.005/(0.2^2)*[.E131]+(1-2*(PI())*0.005/(0.2^2))*[.F131]+(PI())*0.005/(0.2^2)*[.G131]" office:value-type="float" office:value="0.000000000392492781627887" calcext:value-type="float">
            <text:p>3.92492781627887E-10</text:p>
          </table:table-cell>
          <table:table-cell table:formula="of:=(PI())*0.005/(0.2^2)*[.F131]+(1-2*(PI())*0.005/(0.2^2))*[.G131]+(PI())*0.005/(0.2^2)*[.H131]" office:value-type="float" office:value="0" calcext:value-type="float">
            <text:p>0</text:p>
          </table:table-cell>
          <table:table-cell table:formula="of:=(PI())*0.005/(0.2^2)*[.G131]+(1-2*(PI())*0.005/(0.2^2))*[.H131]+(PI())*0.005/(0.2^2)*[.I131]" office:value-type="float" office:value="-0.000000000392492781627887" calcext:value-type="float">
            <text:p>-3.92492781627887E-10</text:p>
          </table:table-cell>
          <table:table-cell table:formula="of:=(PI())*0.005/(0.2^2)*[.H131]+(1-2*(PI())*0.005/(0.2^2))*[.I131]+(PI())*0.005/(0.2^2)*[.J131]" office:value-type="float" office:value="-0.000000000635066661012912" calcext:value-type="float">
            <text:p>-6.35066661012912E-10</text:p>
          </table:table-cell>
          <table:table-cell table:formula="of:=(PI())*0.005/(0.2^2)*[.I131]+(1-2*(PI())*0.005/(0.2^2))*[.J131]+(PI())*0.005/(0.2^2)*[.K131]" office:value-type="float" office:value="-0.000000000635066661012912" calcext:value-type="float">
            <text:p>-6.35066661012912E-10</text:p>
          </table:table-cell>
          <table:table-cell table:formula="of:=(PI())*0.005/(0.2^2)*[.J131]+(1-2*(PI())*0.005/(0.2^2))*[.K131]+(PI())*0.005/(0.2^2)*[.L131]" office:value-type="float" office:value="-0.000000000392492781627887" calcext:value-type="float">
            <text:p>-3.92492781627887E-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32]+0.005" office:value-type="float" office:value="0.655" calcext:value-type="float">
            <text:p>0.655</text:p>
          </table:table-cell>
          <table:table-cell office:value-type="float" office:value="0" calcext:value-type="float">
            <text:p>0</text:p>
          </table:table-cell>
          <table:table-cell table:formula="of:=(PI())*0.005/(0.2^2)*[.B132]+(1-2*(PI())*0.005/(0.2^2))*[.C132]+(PI())*0.005/(0.2^2)*[.D132]" office:value-type="float" office:value="0.000000000333619766387834" calcext:value-type="float">
            <text:p>3.33619766387834E-10</text:p>
          </table:table-cell>
          <table:table-cell table:formula="of:=(PI())*0.005/(0.2^2)*[.C132]+(1-2*(PI())*0.005/(0.2^2))*[.D132]+(PI())*0.005/(0.2^2)*[.E132]" office:value-type="float" office:value="0.000000000539808121334315" calcext:value-type="float">
            <text:p>5.39808121334315E-10</text:p>
          </table:table-cell>
          <table:table-cell table:formula="of:=(PI())*0.005/(0.2^2)*[.D132]+(1-2*(PI())*0.005/(0.2^2))*[.E132]+(PI())*0.005/(0.2^2)*[.F132]" office:value-type="float" office:value="0.000000000539808121334315" calcext:value-type="float">
            <text:p>5.39808121334315E-10</text:p>
          </table:table-cell>
          <table:table-cell table:formula="of:=(PI())*0.005/(0.2^2)*[.E132]+(1-2*(PI())*0.005/(0.2^2))*[.F132]+(PI())*0.005/(0.2^2)*[.G132]" office:value-type="float" office:value="0.000000000333619766387834" calcext:value-type="float">
            <text:p>3.33619766387834E-10</text:p>
          </table:table-cell>
          <table:table-cell table:formula="of:=(PI())*0.005/(0.2^2)*[.F132]+(1-2*(PI())*0.005/(0.2^2))*[.G132]+(PI())*0.005/(0.2^2)*[.H132]" office:value-type="float" office:value="0" calcext:value-type="float">
            <text:p>0</text:p>
          </table:table-cell>
          <table:table-cell table:formula="of:=(PI())*0.005/(0.2^2)*[.G132]+(1-2*(PI())*0.005/(0.2^2))*[.H132]+(PI())*0.005/(0.2^2)*[.I132]" office:value-type="float" office:value="-0.000000000333619766387834" calcext:value-type="float">
            <text:p>-3.33619766387834E-10</text:p>
          </table:table-cell>
          <table:table-cell table:formula="of:=(PI())*0.005/(0.2^2)*[.H132]+(1-2*(PI())*0.005/(0.2^2))*[.I132]+(PI())*0.005/(0.2^2)*[.J132]" office:value-type="float" office:value="-0.000000000539808121334315" calcext:value-type="float">
            <text:p>-5.39808121334315E-10</text:p>
          </table:table-cell>
          <table:table-cell table:formula="of:=(PI())*0.005/(0.2^2)*[.I132]+(1-2*(PI())*0.005/(0.2^2))*[.J132]+(PI())*0.005/(0.2^2)*[.K132]" office:value-type="float" office:value="-0.000000000539808121334315" calcext:value-type="float">
            <text:p>-5.39808121334315E-10</text:p>
          </table:table-cell>
          <table:table-cell table:formula="of:=(PI())*0.005/(0.2^2)*[.J132]+(1-2*(PI())*0.005/(0.2^2))*[.K132]+(PI())*0.005/(0.2^2)*[.L132]" office:value-type="float" office:value="-0.000000000333619766387834" calcext:value-type="float">
            <text:p>-3.33619766387834E-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33]+0.005"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table:formula="of:=(PI())*0.005/(0.2^2)*[.B133]+(1-2*(PI())*0.005/(0.2^2))*[.C133]+(PI())*0.005/(0.2^2)*[.D133]" office:value-type="float" office:value="0.000000000283577568135243" calcext:value-type="float">
            <text:p>2.83577568135243E-10</text:p>
          </table:table-cell>
          <table:table-cell table:formula="of:=(PI())*0.005/(0.2^2)*[.C133]+(1-2*(PI())*0.005/(0.2^2))*[.D133]+(PI())*0.005/(0.2^2)*[.E133]" office:value-type="float" office:value="0.000000000458838143689862" calcext:value-type="float">
            <text:p>4.58838143689862E-10</text:p>
          </table:table-cell>
          <table:table-cell table:formula="of:=(PI())*0.005/(0.2^2)*[.D133]+(1-2*(PI())*0.005/(0.2^2))*[.E133]+(PI())*0.005/(0.2^2)*[.F133]" office:value-type="float" office:value="0.000000000458838143689862" calcext:value-type="float">
            <text:p>4.58838143689862E-10</text:p>
          </table:table-cell>
          <table:table-cell table:formula="of:=(PI())*0.005/(0.2^2)*[.E133]+(1-2*(PI())*0.005/(0.2^2))*[.F133]+(PI())*0.005/(0.2^2)*[.G133]" office:value-type="float" office:value="0.000000000283577568135243" calcext:value-type="float">
            <text:p>2.83577568135243E-10</text:p>
          </table:table-cell>
          <table:table-cell table:formula="of:=(PI())*0.005/(0.2^2)*[.F133]+(1-2*(PI())*0.005/(0.2^2))*[.G133]+(PI())*0.005/(0.2^2)*[.H133]" office:value-type="float" office:value="0" calcext:value-type="float">
            <text:p>0</text:p>
          </table:table-cell>
          <table:table-cell table:formula="of:=(PI())*0.005/(0.2^2)*[.G133]+(1-2*(PI())*0.005/(0.2^2))*[.H133]+(PI())*0.005/(0.2^2)*[.I133]" office:value-type="float" office:value="-0.000000000283577568135243" calcext:value-type="float">
            <text:p>-2.83577568135243E-10</text:p>
          </table:table-cell>
          <table:table-cell table:formula="of:=(PI())*0.005/(0.2^2)*[.H133]+(1-2*(PI())*0.005/(0.2^2))*[.I133]+(PI())*0.005/(0.2^2)*[.J133]" office:value-type="float" office:value="-0.000000000458838143689862" calcext:value-type="float">
            <text:p>-4.58838143689862E-10</text:p>
          </table:table-cell>
          <table:table-cell table:formula="of:=(PI())*0.005/(0.2^2)*[.I133]+(1-2*(PI())*0.005/(0.2^2))*[.J133]+(PI())*0.005/(0.2^2)*[.K133]" office:value-type="float" office:value="-0.000000000458838143689862" calcext:value-type="float">
            <text:p>-4.58838143689862E-10</text:p>
          </table:table-cell>
          <table:table-cell table:formula="of:=(PI())*0.005/(0.2^2)*[.J133]+(1-2*(PI())*0.005/(0.2^2))*[.K133]+(PI())*0.005/(0.2^2)*[.L133]" office:value-type="float" office:value="-0.000000000283577568135243" calcext:value-type="float">
            <text:p>-2.83577568135243E-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34]+0.005" office:value-type="float" office:value="0.665000000000001" calcext:value-type="float">
            <text:p>0.66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34]+(1-2*(PI())*0.005/(0.2^2))*[.C134]+(PI())*0.005/(0.2^2)*[.D134]" office:value-type="float" office:value="0.000000000241041584616464" calcext:value-type="float">
            <text:p>2.41041584616464E-10</text:p>
          </table:table-cell>
          <table:table-cell table:formula="of:=(PI())*0.005/(0.2^2)*[.C134]+(1-2*(PI())*0.005/(0.2^2))*[.D134]+(PI())*0.005/(0.2^2)*[.E134]" office:value-type="float" office:value="0.000000000390013476611573" calcext:value-type="float">
            <text:p>3.90013476611573E-10</text:p>
          </table:table-cell>
          <table:table-cell table:formula="of:=(PI())*0.005/(0.2^2)*[.D134]+(1-2*(PI())*0.005/(0.2^2))*[.E134]+(PI())*0.005/(0.2^2)*[.F134]" office:value-type="float" office:value="0.000000000390013476611573" calcext:value-type="float">
            <text:p>3.90013476611573E-10</text:p>
          </table:table-cell>
          <table:table-cell table:formula="of:=(PI())*0.005/(0.2^2)*[.E134]+(1-2*(PI())*0.005/(0.2^2))*[.F134]+(PI())*0.005/(0.2^2)*[.G134]" office:value-type="float" office:value="0.000000000241041584616464" calcext:value-type="float">
            <text:p>2.41041584616464E-10</text:p>
          </table:table-cell>
          <table:table-cell table:formula="of:=(PI())*0.005/(0.2^2)*[.F134]+(1-2*(PI())*0.005/(0.2^2))*[.G134]+(PI())*0.005/(0.2^2)*[.H134]" office:value-type="float" office:value="0" calcext:value-type="float">
            <text:p>0</text:p>
          </table:table-cell>
          <table:table-cell table:formula="of:=(PI())*0.005/(0.2^2)*[.G134]+(1-2*(PI())*0.005/(0.2^2))*[.H134]+(PI())*0.005/(0.2^2)*[.I134]" office:value-type="float" office:value="-0.000000000241041584616464" calcext:value-type="float">
            <text:p>-2.41041584616464E-10</text:p>
          </table:table-cell>
          <table:table-cell table:formula="of:=(PI())*0.005/(0.2^2)*[.H134]+(1-2*(PI())*0.005/(0.2^2))*[.I134]+(PI())*0.005/(0.2^2)*[.J134]" office:value-type="float" office:value="-0.000000000390013476611573" calcext:value-type="float">
            <text:p>-3.90013476611573E-10</text:p>
          </table:table-cell>
          <table:table-cell table:formula="of:=(PI())*0.005/(0.2^2)*[.I134]+(1-2*(PI())*0.005/(0.2^2))*[.J134]+(PI())*0.005/(0.2^2)*[.K134]" office:value-type="float" office:value="-0.000000000390013476611573" calcext:value-type="float">
            <text:p>-3.90013476611573E-10</text:p>
          </table:table-cell>
          <table:table-cell table:formula="of:=(PI())*0.005/(0.2^2)*[.J134]+(1-2*(PI())*0.005/(0.2^2))*[.K134]+(PI())*0.005/(0.2^2)*[.L134]" office:value-type="float" office:value="-0.000000000241041584616464" calcext:value-type="float">
            <text:p>-2.41041584616464E-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35]+0.005"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table:formula="of:=(PI())*0.005/(0.2^2)*[.B135]+(1-2*(PI())*0.005/(0.2^2))*[.C135]+(PI())*0.005/(0.2^2)*[.D135]" office:value-type="float" office:value="0.000000000204885900871774" calcext:value-type="float">
            <text:p>2.04885900871774E-10</text:p>
          </table:table-cell>
          <table:table-cell table:formula="of:=(PI())*0.005/(0.2^2)*[.C135]+(1-2*(PI())*0.005/(0.2^2))*[.D135]+(PI())*0.005/(0.2^2)*[.E135]" office:value-type="float" office:value="0.000000000331512351426172" calcext:value-type="float">
            <text:p>3.31512351426172E-10</text:p>
          </table:table-cell>
          <table:table-cell table:formula="of:=(PI())*0.005/(0.2^2)*[.D135]+(1-2*(PI())*0.005/(0.2^2))*[.E135]+(PI())*0.005/(0.2^2)*[.F135]" office:value-type="float" office:value="0.000000000331512351426172" calcext:value-type="float">
            <text:p>3.31512351426172E-10</text:p>
          </table:table-cell>
          <table:table-cell table:formula="of:=(PI())*0.005/(0.2^2)*[.E135]+(1-2*(PI())*0.005/(0.2^2))*[.F135]+(PI())*0.005/(0.2^2)*[.G135]" office:value-type="float" office:value="0.000000000204885900871774" calcext:value-type="float">
            <text:p>2.04885900871774E-10</text:p>
          </table:table-cell>
          <table:table-cell table:formula="of:=(PI())*0.005/(0.2^2)*[.F135]+(1-2*(PI())*0.005/(0.2^2))*[.G135]+(PI())*0.005/(0.2^2)*[.H135]" office:value-type="float" office:value="0" calcext:value-type="float">
            <text:p>0</text:p>
          </table:table-cell>
          <table:table-cell table:formula="of:=(PI())*0.005/(0.2^2)*[.G135]+(1-2*(PI())*0.005/(0.2^2))*[.H135]+(PI())*0.005/(0.2^2)*[.I135]" office:value-type="float" office:value="-0.000000000204885900871774" calcext:value-type="float">
            <text:p>-2.04885900871774E-10</text:p>
          </table:table-cell>
          <table:table-cell table:formula="of:=(PI())*0.005/(0.2^2)*[.H135]+(1-2*(PI())*0.005/(0.2^2))*[.I135]+(PI())*0.005/(0.2^2)*[.J135]" office:value-type="float" office:value="-0.000000000331512351426172" calcext:value-type="float">
            <text:p>-3.31512351426172E-10</text:p>
          </table:table-cell>
          <table:table-cell table:formula="of:=(PI())*0.005/(0.2^2)*[.I135]+(1-2*(PI())*0.005/(0.2^2))*[.J135]+(PI())*0.005/(0.2^2)*[.K135]" office:value-type="float" office:value="-0.000000000331512351426172" calcext:value-type="float">
            <text:p>-3.31512351426172E-10</text:p>
          </table:table-cell>
          <table:table-cell table:formula="of:=(PI())*0.005/(0.2^2)*[.J135]+(1-2*(PI())*0.005/(0.2^2))*[.K135]+(PI())*0.005/(0.2^2)*[.L135]" office:value-type="float" office:value="-0.000000000204885900871774" calcext:value-type="float">
            <text:p>-2.04885900871774E-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36]+0.005" office:value-type="float" office:value="0.675" calcext:value-type="float">
            <text:p>0.675</text:p>
          </table:table-cell>
          <table:table-cell office:value-type="float" office:value="0" calcext:value-type="float">
            <text:p>0</text:p>
          </table:table-cell>
          <table:table-cell table:formula="of:=(PI())*0.005/(0.2^2)*[.B136]+(1-2*(PI())*0.005/(0.2^2))*[.C136]+(PI())*0.005/(0.2^2)*[.D136]" office:value-type="float" office:value="0.000000000174153486597894" calcext:value-type="float">
            <text:p>1.74153486597894E-10</text:p>
          </table:table-cell>
          <table:table-cell table:formula="of:=(PI())*0.005/(0.2^2)*[.C136]+(1-2*(PI())*0.005/(0.2^2))*[.D136]+(PI())*0.005/(0.2^2)*[.E136]" office:value-type="float" office:value="0.000000000281786260574691" calcext:value-type="float">
            <text:p>2.81786260574691E-10</text:p>
          </table:table-cell>
          <table:table-cell table:formula="of:=(PI())*0.005/(0.2^2)*[.D136]+(1-2*(PI())*0.005/(0.2^2))*[.E136]+(PI())*0.005/(0.2^2)*[.F136]" office:value-type="float" office:value="0.000000000281786260574691" calcext:value-type="float">
            <text:p>2.81786260574691E-10</text:p>
          </table:table-cell>
          <table:table-cell table:formula="of:=(PI())*0.005/(0.2^2)*[.E136]+(1-2*(PI())*0.005/(0.2^2))*[.F136]+(PI())*0.005/(0.2^2)*[.G136]" office:value-type="float" office:value="0.000000000174153486597894" calcext:value-type="float">
            <text:p>1.74153486597894E-10</text:p>
          </table:table-cell>
          <table:table-cell table:formula="of:=(PI())*0.005/(0.2^2)*[.F136]+(1-2*(PI())*0.005/(0.2^2))*[.G136]+(PI())*0.005/(0.2^2)*[.H136]" office:value-type="float" office:value="0" calcext:value-type="float">
            <text:p>0</text:p>
          </table:table-cell>
          <table:table-cell table:formula="of:=(PI())*0.005/(0.2^2)*[.G136]+(1-2*(PI())*0.005/(0.2^2))*[.H136]+(PI())*0.005/(0.2^2)*[.I136]" office:value-type="float" office:value="-0.000000000174153486597894" calcext:value-type="float">
            <text:p>-1.74153486597894E-10</text:p>
          </table:table-cell>
          <table:table-cell table:formula="of:=(PI())*0.005/(0.2^2)*[.H136]+(1-2*(PI())*0.005/(0.2^2))*[.I136]+(PI())*0.005/(0.2^2)*[.J136]" office:value-type="float" office:value="-0.000000000281786260574691" calcext:value-type="float">
            <text:p>-2.81786260574691E-10</text:p>
          </table:table-cell>
          <table:table-cell table:formula="of:=(PI())*0.005/(0.2^2)*[.I136]+(1-2*(PI())*0.005/(0.2^2))*[.J136]+(PI())*0.005/(0.2^2)*[.K136]" office:value-type="float" office:value="-0.000000000281786260574691" calcext:value-type="float">
            <text:p>-2.81786260574691E-10</text:p>
          </table:table-cell>
          <table:table-cell table:formula="of:=(PI())*0.005/(0.2^2)*[.J136]+(1-2*(PI())*0.005/(0.2^2))*[.K136]+(PI())*0.005/(0.2^2)*[.L136]" office:value-type="float" office:value="-0.000000000174153486597894" calcext:value-type="float">
            <text:p>-1.74153486597894E-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37]+0.005"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table:formula="of:=(PI())*0.005/(0.2^2)*[.B137]+(1-2*(PI())*0.005/(0.2^2))*[.C137]+(PI())*0.005/(0.2^2)*[.D137]" office:value-type="float" office:value="0.000000000148030863837644" calcext:value-type="float">
            <text:p>1.48030863837644E-10</text:p>
          </table:table-cell>
          <table:table-cell table:formula="of:=(PI())*0.005/(0.2^2)*[.C137]+(1-2*(PI())*0.005/(0.2^2))*[.D137]+(PI())*0.005/(0.2^2)*[.E137]" office:value-type="float" office:value="0.000000000239518969073316" calcext:value-type="float">
            <text:p>2.39518969073316E-10</text:p>
          </table:table-cell>
          <table:table-cell table:formula="of:=(PI())*0.005/(0.2^2)*[.D137]+(1-2*(PI())*0.005/(0.2^2))*[.E137]+(PI())*0.005/(0.2^2)*[.F137]" office:value-type="float" office:value="0.000000000239518969073316" calcext:value-type="float">
            <text:p>2.39518969073316E-10</text:p>
          </table:table-cell>
          <table:table-cell table:formula="of:=(PI())*0.005/(0.2^2)*[.E137]+(1-2*(PI())*0.005/(0.2^2))*[.F137]+(PI())*0.005/(0.2^2)*[.G137]" office:value-type="float" office:value="0.000000000148030863837644" calcext:value-type="float">
            <text:p>1.48030863837644E-10</text:p>
          </table:table-cell>
          <table:table-cell table:formula="of:=(PI())*0.005/(0.2^2)*[.F137]+(1-2*(PI())*0.005/(0.2^2))*[.G137]+(PI())*0.005/(0.2^2)*[.H137]" office:value-type="float" office:value="0" calcext:value-type="float">
            <text:p>0</text:p>
          </table:table-cell>
          <table:table-cell table:formula="of:=(PI())*0.005/(0.2^2)*[.G137]+(1-2*(PI())*0.005/(0.2^2))*[.H137]+(PI())*0.005/(0.2^2)*[.I137]" office:value-type="float" office:value="-0.000000000148030863837644" calcext:value-type="float">
            <text:p>-1.48030863837644E-10</text:p>
          </table:table-cell>
          <table:table-cell table:formula="of:=(PI())*0.005/(0.2^2)*[.H137]+(1-2*(PI())*0.005/(0.2^2))*[.I137]+(PI())*0.005/(0.2^2)*[.J137]" office:value-type="float" office:value="-0.000000000239518969073316" calcext:value-type="float">
            <text:p>-2.39518969073316E-10</text:p>
          </table:table-cell>
          <table:table-cell table:formula="of:=(PI())*0.005/(0.2^2)*[.I137]+(1-2*(PI())*0.005/(0.2^2))*[.J137]+(PI())*0.005/(0.2^2)*[.K137]" office:value-type="float" office:value="-0.000000000239518969073316" calcext:value-type="float">
            <text:p>-2.39518969073316E-10</text:p>
          </table:table-cell>
          <table:table-cell table:formula="of:=(PI())*0.005/(0.2^2)*[.J137]+(1-2*(PI())*0.005/(0.2^2))*[.K137]+(PI())*0.005/(0.2^2)*[.L137]" office:value-type="float" office:value="-0.000000000148030863837644" calcext:value-type="float">
            <text:p>-1.48030863837644E-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38]+0.005" office:value-type="float" office:value="0.685000000000001" calcext:value-type="float">
            <text:p>0.68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38]+(1-2*(PI())*0.005/(0.2^2))*[.C138]+(PI())*0.005/(0.2^2)*[.D138]" office:value-type="float" office:value="0.000000000125826574457937" calcext:value-type="float">
            <text:p>1.25826574457937E-10</text:p>
          </table:table-cell>
          <table:table-cell table:formula="of:=(PI())*0.005/(0.2^2)*[.C138]+(1-2*(PI())*0.005/(0.2^2))*[.D138]+(PI())*0.005/(0.2^2)*[.E138]" office:value-type="float" office:value="0.000000000203591674160912" calcext:value-type="float">
            <text:p>2.03591674160912E-10</text:p>
          </table:table-cell>
          <table:table-cell table:formula="of:=(PI())*0.005/(0.2^2)*[.D138]+(1-2*(PI())*0.005/(0.2^2))*[.E138]+(PI())*0.005/(0.2^2)*[.F138]" office:value-type="float" office:value="0.000000000203591674160912" calcext:value-type="float">
            <text:p>2.03591674160912E-10</text:p>
          </table:table-cell>
          <table:table-cell table:formula="of:=(PI())*0.005/(0.2^2)*[.E138]+(1-2*(PI())*0.005/(0.2^2))*[.F138]+(PI())*0.005/(0.2^2)*[.G138]" office:value-type="float" office:value="0.000000000125826574457937" calcext:value-type="float">
            <text:p>1.25826574457937E-10</text:p>
          </table:table-cell>
          <table:table-cell table:formula="of:=(PI())*0.005/(0.2^2)*[.F138]+(1-2*(PI())*0.005/(0.2^2))*[.G138]+(PI())*0.005/(0.2^2)*[.H138]" office:value-type="float" office:value="0" calcext:value-type="float">
            <text:p>0</text:p>
          </table:table-cell>
          <table:table-cell table:formula="of:=(PI())*0.005/(0.2^2)*[.G138]+(1-2*(PI())*0.005/(0.2^2))*[.H138]+(PI())*0.005/(0.2^2)*[.I138]" office:value-type="float" office:value="-0.000000000125826574457937" calcext:value-type="float">
            <text:p>-1.25826574457937E-10</text:p>
          </table:table-cell>
          <table:table-cell table:formula="of:=(PI())*0.005/(0.2^2)*[.H138]+(1-2*(PI())*0.005/(0.2^2))*[.I138]+(PI())*0.005/(0.2^2)*[.J138]" office:value-type="float" office:value="-0.000000000203591674160912" calcext:value-type="float">
            <text:p>-2.03591674160912E-10</text:p>
          </table:table-cell>
          <table:table-cell table:formula="of:=(PI())*0.005/(0.2^2)*[.I138]+(1-2*(PI())*0.005/(0.2^2))*[.J138]+(PI())*0.005/(0.2^2)*[.K138]" office:value-type="float" office:value="-0.000000000203591674160912" calcext:value-type="float">
            <text:p>-2.03591674160912E-10</text:p>
          </table:table-cell>
          <table:table-cell table:formula="of:=(PI())*0.005/(0.2^2)*[.J138]+(1-2*(PI())*0.005/(0.2^2))*[.K138]+(PI())*0.005/(0.2^2)*[.L138]" office:value-type="float" office:value="-0.000000000125826574457937" calcext:value-type="float">
            <text:p>-1.25826574457937E-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39]+0.005" office:value-type="float" office:value="0.690000000000001" calcext:value-type="float">
            <text:p>0.69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39]+(1-2*(PI())*0.005/(0.2^2))*[.C139]+(PI())*0.005/(0.2^2)*[.D139]" office:value-type="float" office:value="0.000000000106952877456577" calcext:value-type="float">
            <text:p>1.06952877456577E-10</text:p>
          </table:table-cell>
          <table:table-cell table:formula="of:=(PI())*0.005/(0.2^2)*[.C139]+(1-2*(PI())*0.005/(0.2^2))*[.D139]+(PI())*0.005/(0.2^2)*[.E139]" office:value-type="float" office:value="0.000000000173053390919344" calcext:value-type="float">
            <text:p>1.73053390919344E-10</text:p>
          </table:table-cell>
          <table:table-cell table:formula="of:=(PI())*0.005/(0.2^2)*[.D139]+(1-2*(PI())*0.005/(0.2^2))*[.E139]+(PI())*0.005/(0.2^2)*[.F139]" office:value-type="float" office:value="0.000000000173053390919344" calcext:value-type="float">
            <text:p>1.73053390919344E-10</text:p>
          </table:table-cell>
          <table:table-cell table:formula="of:=(PI())*0.005/(0.2^2)*[.E139]+(1-2*(PI())*0.005/(0.2^2))*[.F139]+(PI())*0.005/(0.2^2)*[.G139]" office:value-type="float" office:value="0.000000000106952877456577" calcext:value-type="float">
            <text:p>1.06952877456577E-10</text:p>
          </table:table-cell>
          <table:table-cell table:formula="of:=(PI())*0.005/(0.2^2)*[.F139]+(1-2*(PI())*0.005/(0.2^2))*[.G139]+(PI())*0.005/(0.2^2)*[.H139]" office:value-type="float" office:value="0" calcext:value-type="float">
            <text:p>0</text:p>
          </table:table-cell>
          <table:table-cell table:formula="of:=(PI())*0.005/(0.2^2)*[.G139]+(1-2*(PI())*0.005/(0.2^2))*[.H139]+(PI())*0.005/(0.2^2)*[.I139]" office:value-type="float" office:value="-0.000000000106952877456577" calcext:value-type="float">
            <text:p>-1.06952877456577E-10</text:p>
          </table:table-cell>
          <table:table-cell table:formula="of:=(PI())*0.005/(0.2^2)*[.H139]+(1-2*(PI())*0.005/(0.2^2))*[.I139]+(PI())*0.005/(0.2^2)*[.J139]" office:value-type="float" office:value="-0.000000000173053390919344" calcext:value-type="float">
            <text:p>-1.73053390919344E-10</text:p>
          </table:table-cell>
          <table:table-cell table:formula="of:=(PI())*0.005/(0.2^2)*[.I139]+(1-2*(PI())*0.005/(0.2^2))*[.J139]+(PI())*0.005/(0.2^2)*[.K139]" office:value-type="float" office:value="-0.000000000173053390919344" calcext:value-type="float">
            <text:p>-1.73053390919344E-10</text:p>
          </table:table-cell>
          <table:table-cell table:formula="of:=(PI())*0.005/(0.2^2)*[.J139]+(1-2*(PI())*0.005/(0.2^2))*[.K139]+(PI())*0.005/(0.2^2)*[.L139]" office:value-type="float" office:value="-0.000000000106952877456577" calcext:value-type="float">
            <text:p>-1.06952877456577E-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40]+0.005" office:value-type="float" office:value="0.695" calcext:value-type="float">
            <text:p>0.695</text:p>
          </table:table-cell>
          <table:table-cell office:value-type="float" office:value="0" calcext:value-type="float">
            <text:p>0</text:p>
          </table:table-cell>
          <table:table-cell table:formula="of:=(PI())*0.005/(0.2^2)*[.B140]+(1-2*(PI())*0.005/(0.2^2))*[.C140]+(PI())*0.005/(0.2^2)*[.D140]" office:value-type="float" office:value="0.0000000000909101916309858" calcext:value-type="float">
            <text:p>9.09101916309858E-11</text:p>
          </table:table-cell>
          <table:table-cell table:formula="of:=(PI())*0.005/(0.2^2)*[.C140]+(1-2*(PI())*0.005/(0.2^2))*[.D140]+(PI())*0.005/(0.2^2)*[.E140]" office:value-type="float" office:value="0.000000000147095779982701" calcext:value-type="float">
            <text:p>1.47095779982701E-10</text:p>
          </table:table-cell>
          <table:table-cell table:formula="of:=(PI())*0.005/(0.2^2)*[.D140]+(1-2*(PI())*0.005/(0.2^2))*[.E140]+(PI())*0.005/(0.2^2)*[.F140]" office:value-type="float" office:value="0.000000000147095779982701" calcext:value-type="float">
            <text:p>1.47095779982701E-10</text:p>
          </table:table-cell>
          <table:table-cell table:formula="of:=(PI())*0.005/(0.2^2)*[.E140]+(1-2*(PI())*0.005/(0.2^2))*[.F140]+(PI())*0.005/(0.2^2)*[.G140]" office:value-type="float" office:value="0.0000000000909101916309858" calcext:value-type="float">
            <text:p>9.09101916309858E-11</text:p>
          </table:table-cell>
          <table:table-cell table:formula="of:=(PI())*0.005/(0.2^2)*[.F140]+(1-2*(PI())*0.005/(0.2^2))*[.G140]+(PI())*0.005/(0.2^2)*[.H140]" office:value-type="float" office:value="0" calcext:value-type="float">
            <text:p>0</text:p>
          </table:table-cell>
          <table:table-cell table:formula="of:=(PI())*0.005/(0.2^2)*[.G140]+(1-2*(PI())*0.005/(0.2^2))*[.H140]+(PI())*0.005/(0.2^2)*[.I140]" office:value-type="float" office:value="-0.0000000000909101916309858" calcext:value-type="float">
            <text:p>-9.09101916309858E-11</text:p>
          </table:table-cell>
          <table:table-cell table:formula="of:=(PI())*0.005/(0.2^2)*[.H140]+(1-2*(PI())*0.005/(0.2^2))*[.I140]+(PI())*0.005/(0.2^2)*[.J140]" office:value-type="float" office:value="-0.000000000147095779982701" calcext:value-type="float">
            <text:p>-1.47095779982701E-10</text:p>
          </table:table-cell>
          <table:table-cell table:formula="of:=(PI())*0.005/(0.2^2)*[.I140]+(1-2*(PI())*0.005/(0.2^2))*[.J140]+(PI())*0.005/(0.2^2)*[.K140]" office:value-type="float" office:value="-0.000000000147095779982701" calcext:value-type="float">
            <text:p>-1.47095779982701E-10</text:p>
          </table:table-cell>
          <table:table-cell table:formula="of:=(PI())*0.005/(0.2^2)*[.J140]+(1-2*(PI())*0.005/(0.2^2))*[.K140]+(PI())*0.005/(0.2^2)*[.L140]" office:value-type="float" office:value="-0.0000000000909101916309858" calcext:value-type="float">
            <text:p>-9.09101916309858E-1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41]+0.005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formula="of:=(PI())*0.005/(0.2^2)*[.B141]+(1-2*(PI())*0.005/(0.2^2))*[.C141]+(PI())*0.005/(0.2^2)*[.D141]" office:value-type="float" office:value="0.0000000000772738718108638" calcext:value-type="float">
            <text:p>7.72738718108638E-11</text:p>
          </table:table-cell>
          <table:table-cell table:formula="of:=(PI())*0.005/(0.2^2)*[.C141]+(1-2*(PI())*0.005/(0.2^2))*[.D141]+(PI())*0.005/(0.2^2)*[.E141]" office:value-type="float" office:value="0.00000000012503175103228" calcext:value-type="float">
            <text:p>1.2503175103228E-10</text:p>
          </table:table-cell>
          <table:table-cell table:formula="of:=(PI())*0.005/(0.2^2)*[.D141]+(1-2*(PI())*0.005/(0.2^2))*[.E141]+(PI())*0.005/(0.2^2)*[.F141]" office:value-type="float" office:value="0.00000000012503175103228" calcext:value-type="float">
            <text:p>1.2503175103228E-10</text:p>
          </table:table-cell>
          <table:table-cell table:formula="of:=(PI())*0.005/(0.2^2)*[.E141]+(1-2*(PI())*0.005/(0.2^2))*[.F141]+(PI())*0.005/(0.2^2)*[.G141]" office:value-type="float" office:value="0.0000000000772738718108638" calcext:value-type="float">
            <text:p>7.72738718108638E-11</text:p>
          </table:table-cell>
          <table:table-cell table:formula="of:=(PI())*0.005/(0.2^2)*[.F141]+(1-2*(PI())*0.005/(0.2^2))*[.G141]+(PI())*0.005/(0.2^2)*[.H141]" office:value-type="float" office:value="0" calcext:value-type="float">
            <text:p>0</text:p>
          </table:table-cell>
          <table:table-cell table:formula="of:=(PI())*0.005/(0.2^2)*[.G141]+(1-2*(PI())*0.005/(0.2^2))*[.H141]+(PI())*0.005/(0.2^2)*[.I141]" office:value-type="float" office:value="-0.0000000000772738718108638" calcext:value-type="float">
            <text:p>-7.72738718108638E-11</text:p>
          </table:table-cell>
          <table:table-cell table:formula="of:=(PI())*0.005/(0.2^2)*[.H141]+(1-2*(PI())*0.005/(0.2^2))*[.I141]+(PI())*0.005/(0.2^2)*[.J141]" office:value-type="float" office:value="-0.00000000012503175103228" calcext:value-type="float">
            <text:p>-1.2503175103228E-10</text:p>
          </table:table-cell>
          <table:table-cell table:formula="of:=(PI())*0.005/(0.2^2)*[.I141]+(1-2*(PI())*0.005/(0.2^2))*[.J141]+(PI())*0.005/(0.2^2)*[.K141]" office:value-type="float" office:value="-0.00000000012503175103228" calcext:value-type="float">
            <text:p>-1.2503175103228E-10</text:p>
          </table:table-cell>
          <table:table-cell table:formula="of:=(PI())*0.005/(0.2^2)*[.J141]+(1-2*(PI())*0.005/(0.2^2))*[.K141]+(PI())*0.005/(0.2^2)*[.L141]" office:value-type="float" office:value="-0.0000000000772738718108638" calcext:value-type="float">
            <text:p>-7.72738718108638E-1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42]+0.005" office:value-type="float" office:value="0.705000000000001" calcext:value-type="float">
            <text:p>0.70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42]+(1-2*(PI())*0.005/(0.2^2))*[.C142]+(PI())*0.005/(0.2^2)*[.D142]" office:value-type="float" office:value="0.0000000000656829686255614" calcext:value-type="float">
            <text:p>6.56829686255614E-11</text:p>
          </table:table-cell>
          <table:table-cell table:formula="of:=(PI())*0.005/(0.2^2)*[.C142]+(1-2*(PI())*0.005/(0.2^2))*[.D142]+(PI())*0.005/(0.2^2)*[.E142]" office:value-type="float" office:value="0.000000000106277275718151" calcext:value-type="float">
            <text:p>1.06277275718151E-10</text:p>
          </table:table-cell>
          <table:table-cell table:formula="of:=(PI())*0.005/(0.2^2)*[.D142]+(1-2*(PI())*0.005/(0.2^2))*[.E142]+(PI())*0.005/(0.2^2)*[.F142]" office:value-type="float" office:value="0.000000000106277275718151" calcext:value-type="float">
            <text:p>1.06277275718151E-10</text:p>
          </table:table-cell>
          <table:table-cell table:formula="of:=(PI())*0.005/(0.2^2)*[.E142]+(1-2*(PI())*0.005/(0.2^2))*[.F142]+(PI())*0.005/(0.2^2)*[.G142]" office:value-type="float" office:value="0.0000000000656829686255614" calcext:value-type="float">
            <text:p>6.56829686255614E-11</text:p>
          </table:table-cell>
          <table:table-cell table:formula="of:=(PI())*0.005/(0.2^2)*[.F142]+(1-2*(PI())*0.005/(0.2^2))*[.G142]+(PI())*0.005/(0.2^2)*[.H142]" office:value-type="float" office:value="0" calcext:value-type="float">
            <text:p>0</text:p>
          </table:table-cell>
          <table:table-cell table:formula="of:=(PI())*0.005/(0.2^2)*[.G142]+(1-2*(PI())*0.005/(0.2^2))*[.H142]+(PI())*0.005/(0.2^2)*[.I142]" office:value-type="float" office:value="-0.0000000000656829686255614" calcext:value-type="float">
            <text:p>-6.56829686255614E-11</text:p>
          </table:table-cell>
          <table:table-cell table:formula="of:=(PI())*0.005/(0.2^2)*[.H142]+(1-2*(PI())*0.005/(0.2^2))*[.I142]+(PI())*0.005/(0.2^2)*[.J142]" office:value-type="float" office:value="-0.000000000106277275718151" calcext:value-type="float">
            <text:p>-1.06277275718151E-10</text:p>
          </table:table-cell>
          <table:table-cell table:formula="of:=(PI())*0.005/(0.2^2)*[.I142]+(1-2*(PI())*0.005/(0.2^2))*[.J142]+(PI())*0.005/(0.2^2)*[.K142]" office:value-type="float" office:value="-0.000000000106277275718151" calcext:value-type="float">
            <text:p>-1.06277275718151E-10</text:p>
          </table:table-cell>
          <table:table-cell table:formula="of:=(PI())*0.005/(0.2^2)*[.J142]+(1-2*(PI())*0.005/(0.2^2))*[.K142]+(PI())*0.005/(0.2^2)*[.L142]" office:value-type="float" office:value="-0.0000000000656829686255614" calcext:value-type="float">
            <text:p>-6.56829686255614E-1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43]+0.005" office:value-type="float" office:value="0.710000000000001" calcext:value-type="float">
            <text:p>0.71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43]+(1-2*(PI())*0.005/(0.2^2))*[.C143]+(PI())*0.005/(0.2^2)*[.D143]" office:value-type="float" office:value="0.0000000000558306742805134" calcext:value-type="float">
            <text:p>5.58306742805134E-11</text:p>
          </table:table-cell>
          <table:table-cell table:formula="of:=(PI())*0.005/(0.2^2)*[.C143]+(1-2*(PI())*0.005/(0.2^2))*[.D143]+(PI())*0.005/(0.2^2)*[.E143]" office:value-type="float" office:value="0.0000000000903359286006953" calcext:value-type="float">
            <text:p>9.03359286006953E-11</text:p>
          </table:table-cell>
          <table:table-cell table:formula="of:=(PI())*0.005/(0.2^2)*[.D143]+(1-2*(PI())*0.005/(0.2^2))*[.E143]+(PI())*0.005/(0.2^2)*[.F143]" office:value-type="float" office:value="0.0000000000903359286006953" calcext:value-type="float">
            <text:p>9.03359286006953E-11</text:p>
          </table:table-cell>
          <table:table-cell table:formula="of:=(PI())*0.005/(0.2^2)*[.E143]+(1-2*(PI())*0.005/(0.2^2))*[.F143]+(PI())*0.005/(0.2^2)*[.G143]" office:value-type="float" office:value="0.0000000000558306742805134" calcext:value-type="float">
            <text:p>5.58306742805134E-11</text:p>
          </table:table-cell>
          <table:table-cell table:formula="of:=(PI())*0.005/(0.2^2)*[.F143]+(1-2*(PI())*0.005/(0.2^2))*[.G143]+(PI())*0.005/(0.2^2)*[.H143]" office:value-type="float" office:value="0" calcext:value-type="float">
            <text:p>0</text:p>
          </table:table-cell>
          <table:table-cell table:formula="of:=(PI())*0.005/(0.2^2)*[.G143]+(1-2*(PI())*0.005/(0.2^2))*[.H143]+(PI())*0.005/(0.2^2)*[.I143]" office:value-type="float" office:value="-0.0000000000558306742805134" calcext:value-type="float">
            <text:p>-5.58306742805134E-11</text:p>
          </table:table-cell>
          <table:table-cell table:formula="of:=(PI())*0.005/(0.2^2)*[.H143]+(1-2*(PI())*0.005/(0.2^2))*[.I143]+(PI())*0.005/(0.2^2)*[.J143]" office:value-type="float" office:value="-0.0000000000903359286006953" calcext:value-type="float">
            <text:p>-9.03359286006953E-11</text:p>
          </table:table-cell>
          <table:table-cell table:formula="of:=(PI())*0.005/(0.2^2)*[.I143]+(1-2*(PI())*0.005/(0.2^2))*[.J143]+(PI())*0.005/(0.2^2)*[.K143]" office:value-type="float" office:value="-0.0000000000903359286006953" calcext:value-type="float">
            <text:p>-9.03359286006953E-11</text:p>
          </table:table-cell>
          <table:table-cell table:formula="of:=(PI())*0.005/(0.2^2)*[.J143]+(1-2*(PI())*0.005/(0.2^2))*[.K143]+(PI())*0.005/(0.2^2)*[.L143]" office:value-type="float" office:value="-0.0000000000558306742805134" calcext:value-type="float">
            <text:p>-5.58306742805134E-1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44]+0.005" office:value-type="float" office:value="0.715000000000001" calcext:value-type="float">
            <text:p>0.71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44]+(1-2*(PI())*0.005/(0.2^2))*[.C144]+(PI())*0.005/(0.2^2)*[.D144]" office:value-type="float" office:value="0.0000000000474562014452516" calcext:value-type="float">
            <text:p>4.74562014452516E-11</text:p>
          </table:table-cell>
          <table:table-cell table:formula="of:=(PI())*0.005/(0.2^2)*[.C144]+(1-2*(PI())*0.005/(0.2^2))*[.D144]+(PI())*0.005/(0.2^2)*[.E144]" office:value-type="float" office:value="0.0000000000767857469153789" calcext:value-type="float">
            <text:p>7.67857469153789E-11</text:p>
          </table:table-cell>
          <table:table-cell table:formula="of:=(PI())*0.005/(0.2^2)*[.D144]+(1-2*(PI())*0.005/(0.2^2))*[.E144]+(PI())*0.005/(0.2^2)*[.F144]" office:value-type="float" office:value="0.0000000000767857469153789" calcext:value-type="float">
            <text:p>7.67857469153789E-11</text:p>
          </table:table-cell>
          <table:table-cell table:formula="of:=(PI())*0.005/(0.2^2)*[.E144]+(1-2*(PI())*0.005/(0.2^2))*[.F144]+(PI())*0.005/(0.2^2)*[.G144]" office:value-type="float" office:value="0.0000000000474562014452516" calcext:value-type="float">
            <text:p>4.74562014452516E-11</text:p>
          </table:table-cell>
          <table:table-cell table:formula="of:=(PI())*0.005/(0.2^2)*[.F144]+(1-2*(PI())*0.005/(0.2^2))*[.G144]+(PI())*0.005/(0.2^2)*[.H144]" office:value-type="float" office:value="0" calcext:value-type="float">
            <text:p>0</text:p>
          </table:table-cell>
          <table:table-cell table:formula="of:=(PI())*0.005/(0.2^2)*[.G144]+(1-2*(PI())*0.005/(0.2^2))*[.H144]+(PI())*0.005/(0.2^2)*[.I144]" office:value-type="float" office:value="-0.0000000000474562014452516" calcext:value-type="float">
            <text:p>-4.74562014452516E-11</text:p>
          </table:table-cell>
          <table:table-cell table:formula="of:=(PI())*0.005/(0.2^2)*[.H144]+(1-2*(PI())*0.005/(0.2^2))*[.I144]+(PI())*0.005/(0.2^2)*[.J144]" office:value-type="float" office:value="-0.0000000000767857469153789" calcext:value-type="float">
            <text:p>-7.67857469153789E-11</text:p>
          </table:table-cell>
          <table:table-cell table:formula="of:=(PI())*0.005/(0.2^2)*[.I144]+(1-2*(PI())*0.005/(0.2^2))*[.J144]+(PI())*0.005/(0.2^2)*[.K144]" office:value-type="float" office:value="-0.0000000000767857469153789" calcext:value-type="float">
            <text:p>-7.67857469153789E-11</text:p>
          </table:table-cell>
          <table:table-cell table:formula="of:=(PI())*0.005/(0.2^2)*[.J144]+(1-2*(PI())*0.005/(0.2^2))*[.K144]+(PI())*0.005/(0.2^2)*[.L144]" office:value-type="float" office:value="-0.0000000000474562014452516" calcext:value-type="float">
            <text:p>-4.74562014452516E-1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45]+0.005"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table:formula="of:=(PI())*0.005/(0.2^2)*[.B145]+(1-2*(PI())*0.005/(0.2^2))*[.C145]+(PI())*0.005/(0.2^2)*[.D145]" office:value-type="float" office:value="0.0000000000403378802895516" calcext:value-type="float">
            <text:p>4.03378802895516E-11</text:p>
          </table:table-cell>
          <table:table-cell table:formula="of:=(PI())*0.005/(0.2^2)*[.C145]+(1-2*(PI())*0.005/(0.2^2))*[.D145]+(PI())*0.005/(0.2^2)*[.E145]" office:value-type="float" office:value="0.0000000000652680613426189" calcext:value-type="float">
            <text:p>6.52680613426189E-11</text:p>
          </table:table-cell>
          <table:table-cell table:formula="of:=(PI())*0.005/(0.2^2)*[.D145]+(1-2*(PI())*0.005/(0.2^2))*[.E145]+(PI())*0.005/(0.2^2)*[.F145]" office:value-type="float" office:value="0.0000000000652680613426189" calcext:value-type="float">
            <text:p>6.52680613426189E-11</text:p>
          </table:table-cell>
          <table:table-cell table:formula="of:=(PI())*0.005/(0.2^2)*[.E145]+(1-2*(PI())*0.005/(0.2^2))*[.F145]+(PI())*0.005/(0.2^2)*[.G145]" office:value-type="float" office:value="0.0000000000403378802895516" calcext:value-type="float">
            <text:p>4.03378802895516E-11</text:p>
          </table:table-cell>
          <table:table-cell table:formula="of:=(PI())*0.005/(0.2^2)*[.F145]+(1-2*(PI())*0.005/(0.2^2))*[.G145]+(PI())*0.005/(0.2^2)*[.H145]" office:value-type="float" office:value="0" calcext:value-type="float">
            <text:p>0</text:p>
          </table:table-cell>
          <table:table-cell table:formula="of:=(PI())*0.005/(0.2^2)*[.G145]+(1-2*(PI())*0.005/(0.2^2))*[.H145]+(PI())*0.005/(0.2^2)*[.I145]" office:value-type="float" office:value="-0.0000000000403378802895516" calcext:value-type="float">
            <text:p>-4.03378802895516E-11</text:p>
          </table:table-cell>
          <table:table-cell table:formula="of:=(PI())*0.005/(0.2^2)*[.H145]+(1-2*(PI())*0.005/(0.2^2))*[.I145]+(PI())*0.005/(0.2^2)*[.J145]" office:value-type="float" office:value="-0.0000000000652680613426189" calcext:value-type="float">
            <text:p>-6.52680613426189E-11</text:p>
          </table:table-cell>
          <table:table-cell table:formula="of:=(PI())*0.005/(0.2^2)*[.I145]+(1-2*(PI())*0.005/(0.2^2))*[.J145]+(PI())*0.005/(0.2^2)*[.K145]" office:value-type="float" office:value="-0.0000000000652680613426189" calcext:value-type="float">
            <text:p>-6.52680613426189E-11</text:p>
          </table:table-cell>
          <table:table-cell table:formula="of:=(PI())*0.005/(0.2^2)*[.J145]+(1-2*(PI())*0.005/(0.2^2))*[.K145]+(PI())*0.005/(0.2^2)*[.L145]" office:value-type="float" office:value="-0.0000000000403378802895516" calcext:value-type="float">
            <text:p>-4.03378802895516E-1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46]+0.005" office:value-type="float" office:value="0.725000000000001" calcext:value-type="float">
            <text:p>0.72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46]+(1-2*(PI())*0.005/(0.2^2))*[.C146]+(PI())*0.005/(0.2^2)*[.D146]" office:value-type="float" office:value="0.0000000000342872909482941" calcext:value-type="float">
            <text:p>3.42872909482941E-11</text:p>
          </table:table-cell>
          <table:table-cell table:formula="of:=(PI())*0.005/(0.2^2)*[.C146]+(1-2*(PI())*0.005/(0.2^2))*[.D146]+(PI())*0.005/(0.2^2)*[.E146]" office:value-type="float" office:value="0.0000000000554780021364965" calcext:value-type="float">
            <text:p>5.54780021364965E-11</text:p>
          </table:table-cell>
          <table:table-cell table:formula="of:=(PI())*0.005/(0.2^2)*[.D146]+(1-2*(PI())*0.005/(0.2^2))*[.E146]+(PI())*0.005/(0.2^2)*[.F146]" office:value-type="float" office:value="0.0000000000554780021364965" calcext:value-type="float">
            <text:p>5.54780021364965E-11</text:p>
          </table:table-cell>
          <table:table-cell table:formula="of:=(PI())*0.005/(0.2^2)*[.E146]+(1-2*(PI())*0.005/(0.2^2))*[.F146]+(PI())*0.005/(0.2^2)*[.G146]" office:value-type="float" office:value="0.0000000000342872909482941" calcext:value-type="float">
            <text:p>3.42872909482941E-11</text:p>
          </table:table-cell>
          <table:table-cell table:formula="of:=(PI())*0.005/(0.2^2)*[.F146]+(1-2*(PI())*0.005/(0.2^2))*[.G146]+(PI())*0.005/(0.2^2)*[.H146]" office:value-type="float" office:value="0" calcext:value-type="float">
            <text:p>0</text:p>
          </table:table-cell>
          <table:table-cell table:formula="of:=(PI())*0.005/(0.2^2)*[.G146]+(1-2*(PI())*0.005/(0.2^2))*[.H146]+(PI())*0.005/(0.2^2)*[.I146]" office:value-type="float" office:value="-0.0000000000342872909482941" calcext:value-type="float">
            <text:p>-3.42872909482941E-11</text:p>
          </table:table-cell>
          <table:table-cell table:formula="of:=(PI())*0.005/(0.2^2)*[.H146]+(1-2*(PI())*0.005/(0.2^2))*[.I146]+(PI())*0.005/(0.2^2)*[.J146]" office:value-type="float" office:value="-0.0000000000554780021364965" calcext:value-type="float">
            <text:p>-5.54780021364965E-11</text:p>
          </table:table-cell>
          <table:table-cell table:formula="of:=(PI())*0.005/(0.2^2)*[.I146]+(1-2*(PI())*0.005/(0.2^2))*[.J146]+(PI())*0.005/(0.2^2)*[.K146]" office:value-type="float" office:value="-0.0000000000554780021364965" calcext:value-type="float">
            <text:p>-5.54780021364965E-11</text:p>
          </table:table-cell>
          <table:table-cell table:formula="of:=(PI())*0.005/(0.2^2)*[.J146]+(1-2*(PI())*0.005/(0.2^2))*[.K146]+(PI())*0.005/(0.2^2)*[.L146]" office:value-type="float" office:value="-0.0000000000342872909482941" calcext:value-type="float">
            <text:p>-3.42872909482941E-1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47]+0.005" office:value-type="float" office:value="0.730000000000001" calcext:value-type="float">
            <text:p>0.73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47]+(1-2*(PI())*0.005/(0.2^2))*[.C147]+(PI())*0.005/(0.2^2)*[.D147]" office:value-type="float" office:value="0.000000000029144276103112" calcext:value-type="float">
            <text:p>2.9144276103112E-11</text:p>
          </table:table-cell>
          <table:table-cell table:formula="of:=(PI())*0.005/(0.2^2)*[.C147]+(1-2*(PI())*0.005/(0.2^2))*[.D147]+(PI())*0.005/(0.2^2)*[.E147]" office:value-type="float" office:value="0.0000000000471564293123465" calcext:value-type="float">
            <text:p>4.71564293123465E-11</text:p>
          </table:table-cell>
          <table:table-cell table:formula="of:=(PI())*0.005/(0.2^2)*[.D147]+(1-2*(PI())*0.005/(0.2^2))*[.E147]+(PI())*0.005/(0.2^2)*[.F147]" office:value-type="float" office:value="0.0000000000471564293123465" calcext:value-type="float">
            <text:p>4.71564293123465E-11</text:p>
          </table:table-cell>
          <table:table-cell table:formula="of:=(PI())*0.005/(0.2^2)*[.E147]+(1-2*(PI())*0.005/(0.2^2))*[.F147]+(PI())*0.005/(0.2^2)*[.G147]" office:value-type="float" office:value="0.000000000029144276103112" calcext:value-type="float">
            <text:p>2.9144276103112E-11</text:p>
          </table:table-cell>
          <table:table-cell table:formula="of:=(PI())*0.005/(0.2^2)*[.F147]+(1-2*(PI())*0.005/(0.2^2))*[.G147]+(PI())*0.005/(0.2^2)*[.H147]" office:value-type="float" office:value="0" calcext:value-type="float">
            <text:p>0</text:p>
          </table:table-cell>
          <table:table-cell table:formula="of:=(PI())*0.005/(0.2^2)*[.G147]+(1-2*(PI())*0.005/(0.2^2))*[.H147]+(PI())*0.005/(0.2^2)*[.I147]" office:value-type="float" office:value="-0.000000000029144276103112" calcext:value-type="float">
            <text:p>-2.9144276103112E-11</text:p>
          </table:table-cell>
          <table:table-cell table:formula="of:=(PI())*0.005/(0.2^2)*[.H147]+(1-2*(PI())*0.005/(0.2^2))*[.I147]+(PI())*0.005/(0.2^2)*[.J147]" office:value-type="float" office:value="-0.0000000000471564293123465" calcext:value-type="float">
            <text:p>-4.71564293123465E-11</text:p>
          </table:table-cell>
          <table:table-cell table:formula="of:=(PI())*0.005/(0.2^2)*[.I147]+(1-2*(PI())*0.005/(0.2^2))*[.J147]+(PI())*0.005/(0.2^2)*[.K147]" office:value-type="float" office:value="-0.0000000000471564293123465" calcext:value-type="float">
            <text:p>-4.71564293123465E-11</text:p>
          </table:table-cell>
          <table:table-cell table:formula="of:=(PI())*0.005/(0.2^2)*[.J147]+(1-2*(PI())*0.005/(0.2^2))*[.K147]+(PI())*0.005/(0.2^2)*[.L147]" office:value-type="float" office:value="-0.000000000029144276103112" calcext:value-type="float">
            <text:p>-2.9144276103112E-1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48]+0.005" office:value-type="float" office:value="0.735000000000001" calcext:value-type="float">
            <text:p>0.73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48]+(1-2*(PI())*0.005/(0.2^2))*[.C148]+(PI())*0.005/(0.2^2)*[.D148]" office:value-type="float" office:value="0.000000000024772701665329" calcext:value-type="float">
            <text:p>2.4772701665329E-11</text:p>
          </table:table-cell>
          <table:table-cell table:formula="of:=(PI())*0.005/(0.2^2)*[.C148]+(1-2*(PI())*0.005/(0.2^2))*[.D148]+(PI())*0.005/(0.2^2)*[.E148]" office:value-type="float" office:value="0.0000000000400830732876634" calcext:value-type="float">
            <text:p>4.00830732876634E-11</text:p>
          </table:table-cell>
          <table:table-cell table:formula="of:=(PI())*0.005/(0.2^2)*[.D148]+(1-2*(PI())*0.005/(0.2^2))*[.E148]+(PI())*0.005/(0.2^2)*[.F148]" office:value-type="float" office:value="0.0000000000400830732876634" calcext:value-type="float">
            <text:p>4.00830732876634E-11</text:p>
          </table:table-cell>
          <table:table-cell table:formula="of:=(PI())*0.005/(0.2^2)*[.E148]+(1-2*(PI())*0.005/(0.2^2))*[.F148]+(PI())*0.005/(0.2^2)*[.G148]" office:value-type="float" office:value="0.000000000024772701665329" calcext:value-type="float">
            <text:p>2.4772701665329E-11</text:p>
          </table:table-cell>
          <table:table-cell table:formula="of:=(PI())*0.005/(0.2^2)*[.F148]+(1-2*(PI())*0.005/(0.2^2))*[.G148]+(PI())*0.005/(0.2^2)*[.H148]" office:value-type="float" office:value="0" calcext:value-type="float">
            <text:p>0</text:p>
          </table:table-cell>
          <table:table-cell table:formula="of:=(PI())*0.005/(0.2^2)*[.G148]+(1-2*(PI())*0.005/(0.2^2))*[.H148]+(PI())*0.005/(0.2^2)*[.I148]" office:value-type="float" office:value="-0.000000000024772701665329" calcext:value-type="float">
            <text:p>-2.4772701665329E-11</text:p>
          </table:table-cell>
          <table:table-cell table:formula="of:=(PI())*0.005/(0.2^2)*[.H148]+(1-2*(PI())*0.005/(0.2^2))*[.I148]+(PI())*0.005/(0.2^2)*[.J148]" office:value-type="float" office:value="-0.0000000000400830732876634" calcext:value-type="float">
            <text:p>-4.00830732876634E-11</text:p>
          </table:table-cell>
          <table:table-cell table:formula="of:=(PI())*0.005/(0.2^2)*[.I148]+(1-2*(PI())*0.005/(0.2^2))*[.J148]+(PI())*0.005/(0.2^2)*[.K148]" office:value-type="float" office:value="-0.0000000000400830732876634" calcext:value-type="float">
            <text:p>-4.00830732876634E-11</text:p>
          </table:table-cell>
          <table:table-cell table:formula="of:=(PI())*0.005/(0.2^2)*[.J148]+(1-2*(PI())*0.005/(0.2^2))*[.K148]+(PI())*0.005/(0.2^2)*[.L148]" office:value-type="float" office:value="-0.000000000024772701665329" calcext:value-type="float">
            <text:p>-2.4772701665329E-1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49]+0.005" office:value-type="float" office:value="0.740000000000001" calcext:value-type="float">
            <text:p>0.74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49]+(1-2*(PI())*0.005/(0.2^2))*[.C149]+(PI())*0.005/(0.2^2)*[.D149]" office:value-type="float" office:value="0.0000000000210568533467148" calcext:value-type="float">
            <text:p>2.10568533467148E-11</text:p>
          </table:table-cell>
          <table:table-cell table:formula="of:=(PI())*0.005/(0.2^2)*[.C149]+(1-2*(PI())*0.005/(0.2^2))*[.D149]+(PI())*0.005/(0.2^2)*[.E149]" office:value-type="float" office:value="0.0000000000340707044111065" calcext:value-type="float">
            <text:p>3.40707044111065E-11</text:p>
          </table:table-cell>
          <table:table-cell table:formula="of:=(PI())*0.005/(0.2^2)*[.D149]+(1-2*(PI())*0.005/(0.2^2))*[.E149]+(PI())*0.005/(0.2^2)*[.F149]" office:value-type="float" office:value="0.0000000000340707044111065" calcext:value-type="float">
            <text:p>3.40707044111065E-11</text:p>
          </table:table-cell>
          <table:table-cell table:formula="of:=(PI())*0.005/(0.2^2)*[.E149]+(1-2*(PI())*0.005/(0.2^2))*[.F149]+(PI())*0.005/(0.2^2)*[.G149]" office:value-type="float" office:value="0.0000000000210568533467148" calcext:value-type="float">
            <text:p>2.10568533467148E-11</text:p>
          </table:table-cell>
          <table:table-cell table:formula="of:=(PI())*0.005/(0.2^2)*[.F149]+(1-2*(PI())*0.005/(0.2^2))*[.G149]+(PI())*0.005/(0.2^2)*[.H149]" office:value-type="float" office:value="0" calcext:value-type="float">
            <text:p>0</text:p>
          </table:table-cell>
          <table:table-cell table:formula="of:=(PI())*0.005/(0.2^2)*[.G149]+(1-2*(PI())*0.005/(0.2^2))*[.H149]+(PI())*0.005/(0.2^2)*[.I149]" office:value-type="float" office:value="-0.0000000000210568533467148" calcext:value-type="float">
            <text:p>-2.10568533467148E-11</text:p>
          </table:table-cell>
          <table:table-cell table:formula="of:=(PI())*0.005/(0.2^2)*[.H149]+(1-2*(PI())*0.005/(0.2^2))*[.I149]+(PI())*0.005/(0.2^2)*[.J149]" office:value-type="float" office:value="-0.0000000000340707044111065" calcext:value-type="float">
            <text:p>-3.40707044111065E-11</text:p>
          </table:table-cell>
          <table:table-cell table:formula="of:=(PI())*0.005/(0.2^2)*[.I149]+(1-2*(PI())*0.005/(0.2^2))*[.J149]+(PI())*0.005/(0.2^2)*[.K149]" office:value-type="float" office:value="-0.0000000000340707044111065" calcext:value-type="float">
            <text:p>-3.40707044111065E-11</text:p>
          </table:table-cell>
          <table:table-cell table:formula="of:=(PI())*0.005/(0.2^2)*[.J149]+(1-2*(PI())*0.005/(0.2^2))*[.K149]+(PI())*0.005/(0.2^2)*[.L149]" office:value-type="float" office:value="-0.0000000000210568533467148" calcext:value-type="float">
            <text:p>-2.10568533467148E-1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50]+0.005" office:value-type="float" office:value="0.745000000000001" calcext:value-type="float">
            <text:p>0.74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50]+(1-2*(PI())*0.005/(0.2^2))*[.C150]+(PI())*0.005/(0.2^2)*[.D150]" office:value-type="float" office:value="0.0000000000178983737363458" calcext:value-type="float">
            <text:p>1.78983737363458E-11</text:p>
          </table:table-cell>
          <table:table-cell table:formula="of:=(PI())*0.005/(0.2^2)*[.C150]+(1-2*(PI())*0.005/(0.2^2))*[.D150]+(PI())*0.005/(0.2^2)*[.E150]" office:value-type="float" office:value="0.0000000000289601770487559" calcext:value-type="float">
            <text:p>2.89601770487559E-11</text:p>
          </table:table-cell>
          <table:table-cell table:formula="of:=(PI())*0.005/(0.2^2)*[.D150]+(1-2*(PI())*0.005/(0.2^2))*[.E150]+(PI())*0.005/(0.2^2)*[.F150]" office:value-type="float" office:value="0.0000000000289601770487559" calcext:value-type="float">
            <text:p>2.89601770487559E-11</text:p>
          </table:table-cell>
          <table:table-cell table:formula="of:=(PI())*0.005/(0.2^2)*[.E150]+(1-2*(PI())*0.005/(0.2^2))*[.F150]+(PI())*0.005/(0.2^2)*[.G150]" office:value-type="float" office:value="0.0000000000178983737363458" calcext:value-type="float">
            <text:p>1.78983737363458E-11</text:p>
          </table:table-cell>
          <table:table-cell table:formula="of:=(PI())*0.005/(0.2^2)*[.F150]+(1-2*(PI())*0.005/(0.2^2))*[.G150]+(PI())*0.005/(0.2^2)*[.H150]" office:value-type="float" office:value="0" calcext:value-type="float">
            <text:p>0</text:p>
          </table:table-cell>
          <table:table-cell table:formula="of:=(PI())*0.005/(0.2^2)*[.G150]+(1-2*(PI())*0.005/(0.2^2))*[.H150]+(PI())*0.005/(0.2^2)*[.I150]" office:value-type="float" office:value="-0.0000000000178983737363458" calcext:value-type="float">
            <text:p>-1.78983737363458E-11</text:p>
          </table:table-cell>
          <table:table-cell table:formula="of:=(PI())*0.005/(0.2^2)*[.H150]+(1-2*(PI())*0.005/(0.2^2))*[.I150]+(PI())*0.005/(0.2^2)*[.J150]" office:value-type="float" office:value="-0.0000000000289601770487559" calcext:value-type="float">
            <text:p>-2.89601770487559E-11</text:p>
          </table:table-cell>
          <table:table-cell table:formula="of:=(PI())*0.005/(0.2^2)*[.I150]+(1-2*(PI())*0.005/(0.2^2))*[.J150]+(PI())*0.005/(0.2^2)*[.K150]" office:value-type="float" office:value="-0.0000000000289601770487559" calcext:value-type="float">
            <text:p>-2.89601770487559E-11</text:p>
          </table:table-cell>
          <table:table-cell table:formula="of:=(PI())*0.005/(0.2^2)*[.J150]+(1-2*(PI())*0.005/(0.2^2))*[.K150]+(PI())*0.005/(0.2^2)*[.L150]" office:value-type="float" office:value="-0.0000000000178983737363458" calcext:value-type="float">
            <text:p>-1.78983737363458E-1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51]+0.005" office:value-type="float" office:value="0.750000000000001" calcext:value-type="float">
            <text:p>0.75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51]+(1-2*(PI())*0.005/(0.2^2))*[.C151]+(PI())*0.005/(0.2^2)*[.D151]" office:value-type="float" office:value="0.0000000000152136588088976" calcext:value-type="float">
            <text:p>1.52136588088976E-11</text:p>
          </table:table-cell>
          <table:table-cell table:formula="of:=(PI())*0.005/(0.2^2)*[.C151]+(1-2*(PI())*0.005/(0.2^2))*[.D151]+(PI())*0.005/(0.2^2)*[.E151]" office:value-type="float" office:value="0.0000000000246162170460405" calcext:value-type="float">
            <text:p>2.46162170460405E-11</text:p>
          </table:table-cell>
          <table:table-cell table:formula="of:=(PI())*0.005/(0.2^2)*[.D151]+(1-2*(PI())*0.005/(0.2^2))*[.E151]+(PI())*0.005/(0.2^2)*[.F151]" office:value-type="float" office:value="0.0000000000246162170460405" calcext:value-type="float">
            <text:p>2.46162170460405E-11</text:p>
          </table:table-cell>
          <table:table-cell table:formula="of:=(PI())*0.005/(0.2^2)*[.E151]+(1-2*(PI())*0.005/(0.2^2))*[.F151]+(PI())*0.005/(0.2^2)*[.G151]" office:value-type="float" office:value="0.0000000000152136588088976" calcext:value-type="float">
            <text:p>1.52136588088976E-11</text:p>
          </table:table-cell>
          <table:table-cell table:formula="of:=(PI())*0.005/(0.2^2)*[.F151]+(1-2*(PI())*0.005/(0.2^2))*[.G151]+(PI())*0.005/(0.2^2)*[.H151]" office:value-type="float" office:value="0" calcext:value-type="float">
            <text:p>0</text:p>
          </table:table-cell>
          <table:table-cell table:formula="of:=(PI())*0.005/(0.2^2)*[.G151]+(1-2*(PI())*0.005/(0.2^2))*[.H151]+(PI())*0.005/(0.2^2)*[.I151]" office:value-type="float" office:value="-0.0000000000152136588088976" calcext:value-type="float">
            <text:p>-1.52136588088976E-11</text:p>
          </table:table-cell>
          <table:table-cell table:formula="of:=(PI())*0.005/(0.2^2)*[.H151]+(1-2*(PI())*0.005/(0.2^2))*[.I151]+(PI())*0.005/(0.2^2)*[.J151]" office:value-type="float" office:value="-0.0000000000246162170460405" calcext:value-type="float">
            <text:p>-2.46162170460405E-11</text:p>
          </table:table-cell>
          <table:table-cell table:formula="of:=(PI())*0.005/(0.2^2)*[.I151]+(1-2*(PI())*0.005/(0.2^2))*[.J151]+(PI())*0.005/(0.2^2)*[.K151]" office:value-type="float" office:value="-0.0000000000246162170460405" calcext:value-type="float">
            <text:p>-2.46162170460405E-11</text:p>
          </table:table-cell>
          <table:table-cell table:formula="of:=(PI())*0.005/(0.2^2)*[.J151]+(1-2*(PI())*0.005/(0.2^2))*[.K151]+(PI())*0.005/(0.2^2)*[.L151]" office:value-type="float" office:value="-0.0000000000152136588088976" calcext:value-type="float">
            <text:p>-1.52136588088976E-1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52]+0.005" office:value-type="float" office:value="0.755000000000001" calcext:value-type="float">
            <text:p>0.75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52]+(1-2*(PI())*0.005/(0.2^2))*[.C152]+(PI())*0.005/(0.2^2)*[.D152]" office:value-type="float" office:value="0.0000000000129316449507106" calcext:value-type="float">
            <text:p>1.29316449507106E-11</text:p>
          </table:table-cell>
          <table:table-cell table:formula="of:=(PI())*0.005/(0.2^2)*[.C152]+(1-2*(PI())*0.005/(0.2^2))*[.D152]+(PI())*0.005/(0.2^2)*[.E152]" office:value-type="float" office:value="0.0000000000209238410606957" calcext:value-type="float">
            <text:p>2.09238410606957E-11</text:p>
          </table:table-cell>
          <table:table-cell table:formula="of:=(PI())*0.005/(0.2^2)*[.D152]+(1-2*(PI())*0.005/(0.2^2))*[.E152]+(PI())*0.005/(0.2^2)*[.F152]" office:value-type="float" office:value="0.0000000000209238410606957" calcext:value-type="float">
            <text:p>2.09238410606957E-11</text:p>
          </table:table-cell>
          <table:table-cell table:formula="of:=(PI())*0.005/(0.2^2)*[.E152]+(1-2*(PI())*0.005/(0.2^2))*[.F152]+(PI())*0.005/(0.2^2)*[.G152]" office:value-type="float" office:value="0.0000000000129316449507106" calcext:value-type="float">
            <text:p>1.29316449507106E-11</text:p>
          </table:table-cell>
          <table:table-cell table:formula="of:=(PI())*0.005/(0.2^2)*[.F152]+(1-2*(PI())*0.005/(0.2^2))*[.G152]+(PI())*0.005/(0.2^2)*[.H152]" office:value-type="float" office:value="0" calcext:value-type="float">
            <text:p>0</text:p>
          </table:table-cell>
          <table:table-cell table:formula="of:=(PI())*0.005/(0.2^2)*[.G152]+(1-2*(PI())*0.005/(0.2^2))*[.H152]+(PI())*0.005/(0.2^2)*[.I152]" office:value-type="float" office:value="-0.0000000000129316449507106" calcext:value-type="float">
            <text:p>-1.29316449507106E-11</text:p>
          </table:table-cell>
          <table:table-cell table:formula="of:=(PI())*0.005/(0.2^2)*[.H152]+(1-2*(PI())*0.005/(0.2^2))*[.I152]+(PI())*0.005/(0.2^2)*[.J152]" office:value-type="float" office:value="-0.0000000000209238410606957" calcext:value-type="float">
            <text:p>-2.09238410606957E-11</text:p>
          </table:table-cell>
          <table:table-cell table:formula="of:=(PI())*0.005/(0.2^2)*[.I152]+(1-2*(PI())*0.005/(0.2^2))*[.J152]+(PI())*0.005/(0.2^2)*[.K152]" office:value-type="float" office:value="-0.0000000000209238410606957" calcext:value-type="float">
            <text:p>-2.09238410606957E-11</text:p>
          </table:table-cell>
          <table:table-cell table:formula="of:=(PI())*0.005/(0.2^2)*[.J152]+(1-2*(PI())*0.005/(0.2^2))*[.K152]+(PI())*0.005/(0.2^2)*[.L152]" office:value-type="float" office:value="-0.0000000000129316449507106" calcext:value-type="float">
            <text:p>-1.29316449507106E-1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53]+0.005" office:value-type="float" office:value="0.760000000000001" calcext:value-type="float">
            <text:p>0.76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53]+(1-2*(PI())*0.005/(0.2^2))*[.C153]+(PI())*0.005/(0.2^2)*[.D153]" office:value-type="float" office:value="0.0000000000109919279268599" calcext:value-type="float">
            <text:p>1.09919279268599E-11</text:p>
          </table:table-cell>
          <table:table-cell table:formula="of:=(PI())*0.005/(0.2^2)*[.C153]+(1-2*(PI())*0.005/(0.2^2))*[.D153]+(PI())*0.005/(0.2^2)*[.E153]" office:value-type="float" office:value="0.0000000000177853129875484" calcext:value-type="float">
            <text:p>1.77853129875484E-11</text:p>
          </table:table-cell>
          <table:table-cell table:formula="of:=(PI())*0.005/(0.2^2)*[.D153]+(1-2*(PI())*0.005/(0.2^2))*[.E153]+(PI())*0.005/(0.2^2)*[.F153]" office:value-type="float" office:value="0.0000000000177853129875484" calcext:value-type="float">
            <text:p>1.77853129875484E-11</text:p>
          </table:table-cell>
          <table:table-cell table:formula="of:=(PI())*0.005/(0.2^2)*[.E153]+(1-2*(PI())*0.005/(0.2^2))*[.F153]+(PI())*0.005/(0.2^2)*[.G153]" office:value-type="float" office:value="0.0000000000109919279268599" calcext:value-type="float">
            <text:p>1.09919279268599E-11</text:p>
          </table:table-cell>
          <table:table-cell table:formula="of:=(PI())*0.005/(0.2^2)*[.F153]+(1-2*(PI())*0.005/(0.2^2))*[.G153]+(PI())*0.005/(0.2^2)*[.H153]" office:value-type="float" office:value="0" calcext:value-type="float">
            <text:p>0</text:p>
          </table:table-cell>
          <table:table-cell table:formula="of:=(PI())*0.005/(0.2^2)*[.G153]+(1-2*(PI())*0.005/(0.2^2))*[.H153]+(PI())*0.005/(0.2^2)*[.I153]" office:value-type="float" office:value="-0.0000000000109919279268599" calcext:value-type="float">
            <text:p>-1.09919279268599E-11</text:p>
          </table:table-cell>
          <table:table-cell table:formula="of:=(PI())*0.005/(0.2^2)*[.H153]+(1-2*(PI())*0.005/(0.2^2))*[.I153]+(PI())*0.005/(0.2^2)*[.J153]" office:value-type="float" office:value="-0.0000000000177853129875484" calcext:value-type="float">
            <text:p>-1.77853129875484E-11</text:p>
          </table:table-cell>
          <table:table-cell table:formula="of:=(PI())*0.005/(0.2^2)*[.I153]+(1-2*(PI())*0.005/(0.2^2))*[.J153]+(PI())*0.005/(0.2^2)*[.K153]" office:value-type="float" office:value="-0.0000000000177853129875484" calcext:value-type="float">
            <text:p>-1.77853129875484E-11</text:p>
          </table:table-cell>
          <table:table-cell table:formula="of:=(PI())*0.005/(0.2^2)*[.J153]+(1-2*(PI())*0.005/(0.2^2))*[.K153]+(PI())*0.005/(0.2^2)*[.L153]" office:value-type="float" office:value="-0.0000000000109919279268599" calcext:value-type="float">
            <text:p>-1.09919279268599E-1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54]+0.005" office:value-type="float" office:value="0.765000000000001" calcext:value-type="float">
            <text:p>0.76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54]+(1-2*(PI())*0.005/(0.2^2))*[.C154]+(PI())*0.005/(0.2^2)*[.D154]" office:value-type="float" office:value="0.00000000000934316399884167" calcext:value-type="float">
            <text:p>9.34316399884167E-12</text:p>
          </table:table-cell>
          <table:table-cell table:formula="of:=(PI())*0.005/(0.2^2)*[.C154]+(1-2*(PI())*0.005/(0.2^2))*[.D154]+(PI())*0.005/(0.2^2)*[.E154]" office:value-type="float" office:value="0.0000000000151175569125902" calcext:value-type="float">
            <text:p>1.51175569125902E-11</text:p>
          </table:table-cell>
          <table:table-cell table:formula="of:=(PI())*0.005/(0.2^2)*[.D154]+(1-2*(PI())*0.005/(0.2^2))*[.E154]+(PI())*0.005/(0.2^2)*[.F154]" office:value-type="float" office:value="0.0000000000151175569125902" calcext:value-type="float">
            <text:p>1.51175569125902E-11</text:p>
          </table:table-cell>
          <table:table-cell table:formula="of:=(PI())*0.005/(0.2^2)*[.E154]+(1-2*(PI())*0.005/(0.2^2))*[.F154]+(PI())*0.005/(0.2^2)*[.G154]" office:value-type="float" office:value="0.00000000000934316399884167" calcext:value-type="float">
            <text:p>9.34316399884167E-12</text:p>
          </table:table-cell>
          <table:table-cell table:formula="of:=(PI())*0.005/(0.2^2)*[.F154]+(1-2*(PI())*0.005/(0.2^2))*[.G154]+(PI())*0.005/(0.2^2)*[.H154]" office:value-type="float" office:value="0" calcext:value-type="float">
            <text:p>0</text:p>
          </table:table-cell>
          <table:table-cell table:formula="of:=(PI())*0.005/(0.2^2)*[.G154]+(1-2*(PI())*0.005/(0.2^2))*[.H154]+(PI())*0.005/(0.2^2)*[.I154]" office:value-type="float" office:value="-0.00000000000934316399884167" calcext:value-type="float">
            <text:p>-9.34316399884167E-12</text:p>
          </table:table-cell>
          <table:table-cell table:formula="of:=(PI())*0.005/(0.2^2)*[.H154]+(1-2*(PI())*0.005/(0.2^2))*[.I154]+(PI())*0.005/(0.2^2)*[.J154]" office:value-type="float" office:value="-0.0000000000151175569125902" calcext:value-type="float">
            <text:p>-1.51175569125902E-11</text:p>
          </table:table-cell>
          <table:table-cell table:formula="of:=(PI())*0.005/(0.2^2)*[.I154]+(1-2*(PI())*0.005/(0.2^2))*[.J154]+(PI())*0.005/(0.2^2)*[.K154]" office:value-type="float" office:value="-0.0000000000151175569125902" calcext:value-type="float">
            <text:p>-1.51175569125902E-11</text:p>
          </table:table-cell>
          <table:table-cell table:formula="of:=(PI())*0.005/(0.2^2)*[.J154]+(1-2*(PI())*0.005/(0.2^2))*[.K154]+(PI())*0.005/(0.2^2)*[.L154]" office:value-type="float" office:value="-0.00000000000934316399884167" calcext:value-type="float">
            <text:p>-9.34316399884167E-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55]+0.005" office:value-type="float" office:value="0.770000000000001" calcext:value-type="float">
            <text:p>0.77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55]+(1-2*(PI())*0.005/(0.2^2))*[.C155]+(PI())*0.005/(0.2^2)*[.D155]" office:value-type="float" office:value="0.00000000000794171087093264" calcext:value-type="float">
            <text:p>7.94171087093264E-12</text:p>
          </table:table-cell>
          <table:table-cell table:formula="of:=(PI())*0.005/(0.2^2)*[.C155]+(1-2*(PI())*0.005/(0.2^2))*[.D155]+(PI())*0.005/(0.2^2)*[.E155]" office:value-type="float" office:value="0.0000000000128499581179935" calcext:value-type="float">
            <text:p>1.28499581179935E-11</text:p>
          </table:table-cell>
          <table:table-cell table:formula="of:=(PI())*0.005/(0.2^2)*[.D155]+(1-2*(PI())*0.005/(0.2^2))*[.E155]+(PI())*0.005/(0.2^2)*[.F155]" office:value-type="float" office:value="0.0000000000128499581179935" calcext:value-type="float">
            <text:p>1.28499581179935E-11</text:p>
          </table:table-cell>
          <table:table-cell table:formula="of:=(PI())*0.005/(0.2^2)*[.E155]+(1-2*(PI())*0.005/(0.2^2))*[.F155]+(PI())*0.005/(0.2^2)*[.G155]" office:value-type="float" office:value="0.00000000000794171087093264" calcext:value-type="float">
            <text:p>7.94171087093264E-12</text:p>
          </table:table-cell>
          <table:table-cell table:formula="of:=(PI())*0.005/(0.2^2)*[.F155]+(1-2*(PI())*0.005/(0.2^2))*[.G155]+(PI())*0.005/(0.2^2)*[.H155]" office:value-type="float" office:value="0" calcext:value-type="float">
            <text:p>0</text:p>
          </table:table-cell>
          <table:table-cell table:formula="of:=(PI())*0.005/(0.2^2)*[.G155]+(1-2*(PI())*0.005/(0.2^2))*[.H155]+(PI())*0.005/(0.2^2)*[.I155]" office:value-type="float" office:value="-0.00000000000794171087093264" calcext:value-type="float">
            <text:p>-7.94171087093264E-12</text:p>
          </table:table-cell>
          <table:table-cell table:formula="of:=(PI())*0.005/(0.2^2)*[.H155]+(1-2*(PI())*0.005/(0.2^2))*[.I155]+(PI())*0.005/(0.2^2)*[.J155]" office:value-type="float" office:value="-0.0000000000128499581179935" calcext:value-type="float">
            <text:p>-1.28499581179935E-11</text:p>
          </table:table-cell>
          <table:table-cell table:formula="of:=(PI())*0.005/(0.2^2)*[.I155]+(1-2*(PI())*0.005/(0.2^2))*[.J155]+(PI())*0.005/(0.2^2)*[.K155]" office:value-type="float" office:value="-0.0000000000128499581179935" calcext:value-type="float">
            <text:p>-1.28499581179935E-11</text:p>
          </table:table-cell>
          <table:table-cell table:formula="of:=(PI())*0.005/(0.2^2)*[.J155]+(1-2*(PI())*0.005/(0.2^2))*[.K155]+(PI())*0.005/(0.2^2)*[.L155]" office:value-type="float" office:value="-0.00000000000794171087093264" calcext:value-type="float">
            <text:p>-7.94171087093264E-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56]+0.005" office:value-type="float" office:value="0.775000000000001" calcext:value-type="float">
            <text:p>0.77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56]+(1-2*(PI())*0.005/(0.2^2))*[.C156]+(PI())*0.005/(0.2^2)*[.D156]" office:value-type="float" office:value="0.00000000000675047249147172" calcext:value-type="float">
            <text:p>6.75047249147172E-12</text:p>
          </table:table-cell>
          <table:table-cell table:formula="of:=(PI())*0.005/(0.2^2)*[.C156]+(1-2*(PI())*0.005/(0.2^2))*[.D156]+(PI())*0.005/(0.2^2)*[.E156]" office:value-type="float" office:value="0.0000000000109224939313224" calcext:value-type="float">
            <text:p>1.09224939313224E-11</text:p>
          </table:table-cell>
          <table:table-cell table:formula="of:=(PI())*0.005/(0.2^2)*[.D156]+(1-2*(PI())*0.005/(0.2^2))*[.E156]+(PI())*0.005/(0.2^2)*[.F156]" office:value-type="float" office:value="0.0000000000109224939313224" calcext:value-type="float">
            <text:p>1.09224939313224E-11</text:p>
          </table:table-cell>
          <table:table-cell table:formula="of:=(PI())*0.005/(0.2^2)*[.E156]+(1-2*(PI())*0.005/(0.2^2))*[.F156]+(PI())*0.005/(0.2^2)*[.G156]" office:value-type="float" office:value="0.00000000000675047249147173" calcext:value-type="float">
            <text:p>6.75047249147173E-12</text:p>
          </table:table-cell>
          <table:table-cell table:formula="of:=(PI())*0.005/(0.2^2)*[.F156]+(1-2*(PI())*0.005/(0.2^2))*[.G156]+(PI())*0.005/(0.2^2)*[.H156]" office:value-type="float" office:value="0" calcext:value-type="float">
            <text:p>0</text:p>
          </table:table-cell>
          <table:table-cell table:formula="of:=(PI())*0.005/(0.2^2)*[.G156]+(1-2*(PI())*0.005/(0.2^2))*[.H156]+(PI())*0.005/(0.2^2)*[.I156]" office:value-type="float" office:value="-0.00000000000675047249147172" calcext:value-type="float">
            <text:p>-6.75047249147172E-12</text:p>
          </table:table-cell>
          <table:table-cell table:formula="of:=(PI())*0.005/(0.2^2)*[.H156]+(1-2*(PI())*0.005/(0.2^2))*[.I156]+(PI())*0.005/(0.2^2)*[.J156]" office:value-type="float" office:value="-0.0000000000109224939313224" calcext:value-type="float">
            <text:p>-1.09224939313224E-11</text:p>
          </table:table-cell>
          <table:table-cell table:formula="of:=(PI())*0.005/(0.2^2)*[.I156]+(1-2*(PI())*0.005/(0.2^2))*[.J156]+(PI())*0.005/(0.2^2)*[.K156]" office:value-type="float" office:value="-0.0000000000109224939313224" calcext:value-type="float">
            <text:p>-1.09224939313224E-11</text:p>
          </table:table-cell>
          <table:table-cell table:formula="of:=(PI())*0.005/(0.2^2)*[.J156]+(1-2*(PI())*0.005/(0.2^2))*[.K156]+(PI())*0.005/(0.2^2)*[.L156]" office:value-type="float" office:value="-0.00000000000675047249147173" calcext:value-type="float">
            <text:p>-6.75047249147173E-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57]+0.005" office:value-type="float" office:value="0.780000000000001" calcext:value-type="float">
            <text:p>0.78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57]+(1-2*(PI())*0.005/(0.2^2))*[.C157]+(PI())*0.005/(0.2^2)*[.D157]" office:value-type="float" office:value="0.00000000000573791713129504" calcext:value-type="float">
            <text:p>5.73791713129504E-12</text:p>
          </table:table-cell>
          <table:table-cell table:formula="of:=(PI())*0.005/(0.2^2)*[.C157]+(1-2*(PI())*0.005/(0.2^2))*[.D157]+(PI())*0.005/(0.2^2)*[.E157]" office:value-type="float" office:value="0.00000000000928414494306567" calcext:value-type="float">
            <text:p>9.28414494306567E-12</text:p>
          </table:table-cell>
          <table:table-cell table:formula="of:=(PI())*0.005/(0.2^2)*[.D157]+(1-2*(PI())*0.005/(0.2^2))*[.E157]+(PI())*0.005/(0.2^2)*[.F157]" office:value-type="float" office:value="0.00000000000928414494306567" calcext:value-type="float">
            <text:p>9.28414494306567E-12</text:p>
          </table:table-cell>
          <table:table-cell table:formula="of:=(PI())*0.005/(0.2^2)*[.E157]+(1-2*(PI())*0.005/(0.2^2))*[.F157]+(PI())*0.005/(0.2^2)*[.G157]" office:value-type="float" office:value="0.00000000000573791713129504" calcext:value-type="float">
            <text:p>5.73791713129504E-12</text:p>
          </table:table-cell>
          <table:table-cell table:formula="of:=(PI())*0.005/(0.2^2)*[.F157]+(1-2*(PI())*0.005/(0.2^2))*[.G157]+(PI())*0.005/(0.2^2)*[.H157]" office:value-type="float" office:value="0" calcext:value-type="float">
            <text:p>0</text:p>
          </table:table-cell>
          <table:table-cell table:formula="of:=(PI())*0.005/(0.2^2)*[.G157]+(1-2*(PI())*0.005/(0.2^2))*[.H157]+(PI())*0.005/(0.2^2)*[.I157]" office:value-type="float" office:value="-0.00000000000573791713129504" calcext:value-type="float">
            <text:p>-5.73791713129504E-12</text:p>
          </table:table-cell>
          <table:table-cell table:formula="of:=(PI())*0.005/(0.2^2)*[.H157]+(1-2*(PI())*0.005/(0.2^2))*[.I157]+(PI())*0.005/(0.2^2)*[.J157]" office:value-type="float" office:value="-0.00000000000928414494306567" calcext:value-type="float">
            <text:p>-9.28414494306567E-12</text:p>
          </table:table-cell>
          <table:table-cell table:formula="of:=(PI())*0.005/(0.2^2)*[.I157]+(1-2*(PI())*0.005/(0.2^2))*[.J157]+(PI())*0.005/(0.2^2)*[.K157]" office:value-type="float" office:value="-0.00000000000928414494306567" calcext:value-type="float">
            <text:p>-9.28414494306567E-12</text:p>
          </table:table-cell>
          <table:table-cell table:formula="of:=(PI())*0.005/(0.2^2)*[.J157]+(1-2*(PI())*0.005/(0.2^2))*[.K157]+(PI())*0.005/(0.2^2)*[.L157]" office:value-type="float" office:value="-0.00000000000573791713129504" calcext:value-type="float">
            <text:p>-5.73791713129504E-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58]+0.005" office:value-type="float" office:value="0.785000000000001" calcext:value-type="float">
            <text:p>0.78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58]+(1-2*(PI())*0.005/(0.2^2))*[.C158]+(PI())*0.005/(0.2^2)*[.D158]" office:value-type="float" office:value="0.0000000000048772427481489" calcext:value-type="float">
            <text:p>4.8772427481489E-12</text:p>
          </table:table-cell>
          <table:table-cell table:formula="of:=(PI())*0.005/(0.2^2)*[.C158]+(1-2*(PI())*0.005/(0.2^2))*[.D158]+(PI())*0.005/(0.2^2)*[.E158]" office:value-type="float" office:value="0.00000000000789154453788887" calcext:value-type="float">
            <text:p>7.89154453788887E-12</text:p>
          </table:table-cell>
          <table:table-cell table:formula="of:=(PI())*0.005/(0.2^2)*[.D158]+(1-2*(PI())*0.005/(0.2^2))*[.E158]+(PI())*0.005/(0.2^2)*[.F158]" office:value-type="float" office:value="0.00000000000789154453788887" calcext:value-type="float">
            <text:p>7.89154453788887E-12</text:p>
          </table:table-cell>
          <table:table-cell table:formula="of:=(PI())*0.005/(0.2^2)*[.E158]+(1-2*(PI())*0.005/(0.2^2))*[.F158]+(PI())*0.005/(0.2^2)*[.G158]" office:value-type="float" office:value="0.0000000000048772427481489" calcext:value-type="float">
            <text:p>4.8772427481489E-12</text:p>
          </table:table-cell>
          <table:table-cell table:formula="of:=(PI())*0.005/(0.2^2)*[.F158]+(1-2*(PI())*0.005/(0.2^2))*[.G158]+(PI())*0.005/(0.2^2)*[.H158]" office:value-type="float" office:value="0" calcext:value-type="float">
            <text:p>0</text:p>
          </table:table-cell>
          <table:table-cell table:formula="of:=(PI())*0.005/(0.2^2)*[.G158]+(1-2*(PI())*0.005/(0.2^2))*[.H158]+(PI())*0.005/(0.2^2)*[.I158]" office:value-type="float" office:value="-0.0000000000048772427481489" calcext:value-type="float">
            <text:p>-4.8772427481489E-12</text:p>
          </table:table-cell>
          <table:table-cell table:formula="of:=(PI())*0.005/(0.2^2)*[.H158]+(1-2*(PI())*0.005/(0.2^2))*[.I158]+(PI())*0.005/(0.2^2)*[.J158]" office:value-type="float" office:value="-0.00000000000789154453788887" calcext:value-type="float">
            <text:p>-7.89154453788887E-12</text:p>
          </table:table-cell>
          <table:table-cell table:formula="of:=(PI())*0.005/(0.2^2)*[.I158]+(1-2*(PI())*0.005/(0.2^2))*[.J158]+(PI())*0.005/(0.2^2)*[.K158]" office:value-type="float" office:value="-0.00000000000789154453788887" calcext:value-type="float">
            <text:p>-7.89154453788887E-12</text:p>
          </table:table-cell>
          <table:table-cell table:formula="of:=(PI())*0.005/(0.2^2)*[.J158]+(1-2*(PI())*0.005/(0.2^2))*[.K158]+(PI())*0.005/(0.2^2)*[.L158]" office:value-type="float" office:value="-0.0000000000048772427481489" calcext:value-type="float">
            <text:p>-4.8772427481489E-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59]+0.005" office:value-type="float" office:value="0.790000000000001" calcext:value-type="float">
            <text:p>0.79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59]+(1-2*(PI())*0.005/(0.2^2))*[.C159]+(PI())*0.005/(0.2^2)*[.D159]" office:value-type="float" office:value="0.00000000000414566754452277" calcext:value-type="float">
            <text:p>4.14566754452277E-12</text:p>
          </table:table-cell>
          <table:table-cell table:formula="of:=(PI())*0.005/(0.2^2)*[.C159]+(1-2*(PI())*0.005/(0.2^2))*[.D159]+(PI())*0.005/(0.2^2)*[.E159]" office:value-type="float" office:value="0.00000000000670783099309517" calcext:value-type="float">
            <text:p>6.70783099309517E-12</text:p>
          </table:table-cell>
          <table:table-cell table:formula="of:=(PI())*0.005/(0.2^2)*[.D159]+(1-2*(PI())*0.005/(0.2^2))*[.E159]+(PI())*0.005/(0.2^2)*[.F159]" office:value-type="float" office:value="0.00000000000670783099309517" calcext:value-type="float">
            <text:p>6.70783099309517E-12</text:p>
          </table:table-cell>
          <table:table-cell table:formula="of:=(PI())*0.005/(0.2^2)*[.E159]+(1-2*(PI())*0.005/(0.2^2))*[.F159]+(PI())*0.005/(0.2^2)*[.G159]" office:value-type="float" office:value="0.00000000000414566754452277" calcext:value-type="float">
            <text:p>4.14566754452277E-12</text:p>
          </table:table-cell>
          <table:table-cell table:formula="of:=(PI())*0.005/(0.2^2)*[.F159]+(1-2*(PI())*0.005/(0.2^2))*[.G159]+(PI())*0.005/(0.2^2)*[.H159]" office:value-type="float" office:value="0" calcext:value-type="float">
            <text:p>0</text:p>
          </table:table-cell>
          <table:table-cell table:formula="of:=(PI())*0.005/(0.2^2)*[.G159]+(1-2*(PI())*0.005/(0.2^2))*[.H159]+(PI())*0.005/(0.2^2)*[.I159]" office:value-type="float" office:value="-0.00000000000414566754452277" calcext:value-type="float">
            <text:p>-4.14566754452277E-12</text:p>
          </table:table-cell>
          <table:table-cell table:formula="of:=(PI())*0.005/(0.2^2)*[.H159]+(1-2*(PI())*0.005/(0.2^2))*[.I159]+(PI())*0.005/(0.2^2)*[.J159]" office:value-type="float" office:value="-0.00000000000670783099309517" calcext:value-type="float">
            <text:p>-6.70783099309517E-12</text:p>
          </table:table-cell>
          <table:table-cell table:formula="of:=(PI())*0.005/(0.2^2)*[.I159]+(1-2*(PI())*0.005/(0.2^2))*[.J159]+(PI())*0.005/(0.2^2)*[.K159]" office:value-type="float" office:value="-0.00000000000670783099309517" calcext:value-type="float">
            <text:p>-6.70783099309517E-12</text:p>
          </table:table-cell>
          <table:table-cell table:formula="of:=(PI())*0.005/(0.2^2)*[.J159]+(1-2*(PI())*0.005/(0.2^2))*[.K159]+(PI())*0.005/(0.2^2)*[.L159]" office:value-type="float" office:value="-0.00000000000414566754452277" calcext:value-type="float">
            <text:p>-4.14566754452277E-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60]+0.005" office:value-type="float" office:value="0.795000000000001" calcext:value-type="float">
            <text:p>0.79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60]+(1-2*(PI())*0.005/(0.2^2))*[.C160]+(PI())*0.005/(0.2^2)*[.D160]" office:value-type="float" office:value="0.00000000000352382694017689" calcext:value-type="float">
            <text:p>3.52382694017689E-12</text:p>
          </table:table-cell>
          <table:table-cell table:formula="of:=(PI())*0.005/(0.2^2)*[.C160]+(1-2*(PI())*0.005/(0.2^2))*[.D160]+(PI())*0.005/(0.2^2)*[.E160]" office:value-type="float" office:value="0.00000000000570167175967875" calcext:value-type="float">
            <text:p>5.70167175967875E-12</text:p>
          </table:table-cell>
          <table:table-cell table:formula="of:=(PI())*0.005/(0.2^2)*[.D160]+(1-2*(PI())*0.005/(0.2^2))*[.E160]+(PI())*0.005/(0.2^2)*[.F160]" office:value-type="float" office:value="0.00000000000570167175967875" calcext:value-type="float">
            <text:p>5.70167175967875E-12</text:p>
          </table:table-cell>
          <table:table-cell table:formula="of:=(PI())*0.005/(0.2^2)*[.E160]+(1-2*(PI())*0.005/(0.2^2))*[.F160]+(PI())*0.005/(0.2^2)*[.G160]" office:value-type="float" office:value="0.00000000000352382694017689" calcext:value-type="float">
            <text:p>3.52382694017689E-12</text:p>
          </table:table-cell>
          <table:table-cell table:formula="of:=(PI())*0.005/(0.2^2)*[.F160]+(1-2*(PI())*0.005/(0.2^2))*[.G160]+(PI())*0.005/(0.2^2)*[.H160]" office:value-type="float" office:value="0" calcext:value-type="float">
            <text:p>0</text:p>
          </table:table-cell>
          <table:table-cell table:formula="of:=(PI())*0.005/(0.2^2)*[.G160]+(1-2*(PI())*0.005/(0.2^2))*[.H160]+(PI())*0.005/(0.2^2)*[.I160]" office:value-type="float" office:value="-0.00000000000352382694017689" calcext:value-type="float">
            <text:p>-3.52382694017689E-12</text:p>
          </table:table-cell>
          <table:table-cell table:formula="of:=(PI())*0.005/(0.2^2)*[.H160]+(1-2*(PI())*0.005/(0.2^2))*[.I160]+(PI())*0.005/(0.2^2)*[.J160]" office:value-type="float" office:value="-0.00000000000570167175967875" calcext:value-type="float">
            <text:p>-5.70167175967875E-12</text:p>
          </table:table-cell>
          <table:table-cell table:formula="of:=(PI())*0.005/(0.2^2)*[.I160]+(1-2*(PI())*0.005/(0.2^2))*[.J160]+(PI())*0.005/(0.2^2)*[.K160]" office:value-type="float" office:value="-0.00000000000570167175967875" calcext:value-type="float">
            <text:p>-5.70167175967875E-12</text:p>
          </table:table-cell>
          <table:table-cell table:formula="of:=(PI())*0.005/(0.2^2)*[.J160]+(1-2*(PI())*0.005/(0.2^2))*[.K160]+(PI())*0.005/(0.2^2)*[.L160]" office:value-type="float" office:value="-0.00000000000352382694017689" calcext:value-type="float">
            <text:p>-3.52382694017689E-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61]+0.005" office:value-type="float" office:value="0.800000000000001" calcext:value-type="float">
            <text:p>0.80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61]+(1-2*(PI())*0.005/(0.2^2))*[.C161]+(PI())*0.005/(0.2^2)*[.D161]" office:value-type="float" office:value="0.0000000000029952609974049" calcext:value-type="float">
            <text:p>2.9952609974049E-12</text:p>
          </table:table-cell>
          <table:table-cell table:formula="of:=(PI())*0.005/(0.2^2)*[.C161]+(1-2*(PI())*0.005/(0.2^2))*[.D161]+(PI())*0.005/(0.2^2)*[.E161]" office:value-type="float" office:value="0.00000000000484643409897805" calcext:value-type="float">
            <text:p>4.84643409897805E-12</text:p>
          </table:table-cell>
          <table:table-cell table:formula="of:=(PI())*0.005/(0.2^2)*[.D161]+(1-2*(PI())*0.005/(0.2^2))*[.E161]+(PI())*0.005/(0.2^2)*[.F161]" office:value-type="float" office:value="0.00000000000484643409897805" calcext:value-type="float">
            <text:p>4.84643409897805E-12</text:p>
          </table:table-cell>
          <table:table-cell table:formula="of:=(PI())*0.005/(0.2^2)*[.E161]+(1-2*(PI())*0.005/(0.2^2))*[.F161]+(PI())*0.005/(0.2^2)*[.G161]" office:value-type="float" office:value="0.0000000000029952609974049" calcext:value-type="float">
            <text:p>2.9952609974049E-12</text:p>
          </table:table-cell>
          <table:table-cell table:formula="of:=(PI())*0.005/(0.2^2)*[.F161]+(1-2*(PI())*0.005/(0.2^2))*[.G161]+(PI())*0.005/(0.2^2)*[.H161]" office:value-type="float" office:value="0" calcext:value-type="float">
            <text:p>0</text:p>
          </table:table-cell>
          <table:table-cell table:formula="of:=(PI())*0.005/(0.2^2)*[.G161]+(1-2*(PI())*0.005/(0.2^2))*[.H161]+(PI())*0.005/(0.2^2)*[.I161]" office:value-type="float" office:value="-0.0000000000029952609974049" calcext:value-type="float">
            <text:p>-2.9952609974049E-12</text:p>
          </table:table-cell>
          <table:table-cell table:formula="of:=(PI())*0.005/(0.2^2)*[.H161]+(1-2*(PI())*0.005/(0.2^2))*[.I161]+(PI())*0.005/(0.2^2)*[.J161]" office:value-type="float" office:value="-0.00000000000484643409897805" calcext:value-type="float">
            <text:p>-4.84643409897805E-12</text:p>
          </table:table-cell>
          <table:table-cell table:formula="of:=(PI())*0.005/(0.2^2)*[.I161]+(1-2*(PI())*0.005/(0.2^2))*[.J161]+(PI())*0.005/(0.2^2)*[.K161]" office:value-type="float" office:value="-0.00000000000484643409897805" calcext:value-type="float">
            <text:p>-4.84643409897805E-12</text:p>
          </table:table-cell>
          <table:table-cell table:formula="of:=(PI())*0.005/(0.2^2)*[.J161]+(1-2*(PI())*0.005/(0.2^2))*[.K161]+(PI())*0.005/(0.2^2)*[.L161]" office:value-type="float" office:value="-0.0000000000029952609974049" calcext:value-type="float">
            <text:p>-2.9952609974049E-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62]+0.005" office:value-type="float" office:value="0.805000000000001" calcext:value-type="float">
            <text:p>0.80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62]+(1-2*(PI())*0.005/(0.2^2))*[.C162]+(PI())*0.005/(0.2^2)*[.D162]" office:value-type="float" office:value="0.00000000000254597873132915" calcext:value-type="float">
            <text:p>2.54597873132915E-12</text:p>
          </table:table-cell>
          <table:table-cell table:formula="of:=(PI())*0.005/(0.2^2)*[.C162]+(1-2*(PI())*0.005/(0.2^2))*[.D162]+(PI())*0.005/(0.2^2)*[.E162]" office:value-type="float" office:value="0.0000000000041194801219249" calcext:value-type="float">
            <text:p>4.1194801219249E-12</text:p>
          </table:table-cell>
          <table:table-cell table:formula="of:=(PI())*0.005/(0.2^2)*[.D162]+(1-2*(PI())*0.005/(0.2^2))*[.E162]+(PI())*0.005/(0.2^2)*[.F162]" office:value-type="float" office:value="0.0000000000041194801219249" calcext:value-type="float">
            <text:p>4.1194801219249E-12</text:p>
          </table:table-cell>
          <table:table-cell table:formula="of:=(PI())*0.005/(0.2^2)*[.E162]+(1-2*(PI())*0.005/(0.2^2))*[.F162]+(PI())*0.005/(0.2^2)*[.G162]" office:value-type="float" office:value="0.00000000000254597873132915" calcext:value-type="float">
            <text:p>2.54597873132915E-12</text:p>
          </table:table-cell>
          <table:table-cell table:formula="of:=(PI())*0.005/(0.2^2)*[.F162]+(1-2*(PI())*0.005/(0.2^2))*[.G162]+(PI())*0.005/(0.2^2)*[.H162]" office:value-type="float" office:value="0" calcext:value-type="float">
            <text:p>0</text:p>
          </table:table-cell>
          <table:table-cell table:formula="of:=(PI())*0.005/(0.2^2)*[.G162]+(1-2*(PI())*0.005/(0.2^2))*[.H162]+(PI())*0.005/(0.2^2)*[.I162]" office:value-type="float" office:value="-0.00000000000254597873132915" calcext:value-type="float">
            <text:p>-2.54597873132915E-12</text:p>
          </table:table-cell>
          <table:table-cell table:formula="of:=(PI())*0.005/(0.2^2)*[.H162]+(1-2*(PI())*0.005/(0.2^2))*[.I162]+(PI())*0.005/(0.2^2)*[.J162]" office:value-type="float" office:value="-0.0000000000041194801219249" calcext:value-type="float">
            <text:p>-4.1194801219249E-12</text:p>
          </table:table-cell>
          <table:table-cell table:formula="of:=(PI())*0.005/(0.2^2)*[.I162]+(1-2*(PI())*0.005/(0.2^2))*[.J162]+(PI())*0.005/(0.2^2)*[.K162]" office:value-type="float" office:value="-0.0000000000041194801219249" calcext:value-type="float">
            <text:p>-4.1194801219249E-12</text:p>
          </table:table-cell>
          <table:table-cell table:formula="of:=(PI())*0.005/(0.2^2)*[.J162]+(1-2*(PI())*0.005/(0.2^2))*[.K162]+(PI())*0.005/(0.2^2)*[.L162]" office:value-type="float" office:value="-0.00000000000254597873132915" calcext:value-type="float">
            <text:p>-2.54597873132915E-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63]+0.005" office:value-type="float" office:value="0.810000000000001" calcext:value-type="float">
            <text:p>0.81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63]+(1-2*(PI())*0.005/(0.2^2))*[.C163]+(PI())*0.005/(0.2^2)*[.D163]" office:value-type="float" office:value="0.00000000000216408777265032" calcext:value-type="float">
            <text:p>2.16408777265032E-12</text:p>
          </table:table-cell>
          <table:table-cell table:formula="of:=(PI())*0.005/(0.2^2)*[.C163]+(1-2*(PI())*0.005/(0.2^2))*[.D163]+(PI())*0.005/(0.2^2)*[.E163]" office:value-type="float" office:value="0.00000000000350156757078628" calcext:value-type="float">
            <text:p>3.50156757078628E-12</text:p>
          </table:table-cell>
          <table:table-cell table:formula="of:=(PI())*0.005/(0.2^2)*[.D163]+(1-2*(PI())*0.005/(0.2^2))*[.E163]+(PI())*0.005/(0.2^2)*[.F163]" office:value-type="float" office:value="0.00000000000350156757078628" calcext:value-type="float">
            <text:p>3.50156757078628E-12</text:p>
          </table:table-cell>
          <table:table-cell table:formula="of:=(PI())*0.005/(0.2^2)*[.E163]+(1-2*(PI())*0.005/(0.2^2))*[.F163]+(PI())*0.005/(0.2^2)*[.G163]" office:value-type="float" office:value="0.00000000000216408777265032" calcext:value-type="float">
            <text:p>2.16408777265032E-12</text:p>
          </table:table-cell>
          <table:table-cell table:formula="of:=(PI())*0.005/(0.2^2)*[.F163]+(1-2*(PI())*0.005/(0.2^2))*[.G163]+(PI())*0.005/(0.2^2)*[.H163]" office:value-type="float" office:value="0" calcext:value-type="float">
            <text:p>0</text:p>
          </table:table-cell>
          <table:table-cell table:formula="of:=(PI())*0.005/(0.2^2)*[.G163]+(1-2*(PI())*0.005/(0.2^2))*[.H163]+(PI())*0.005/(0.2^2)*[.I163]" office:value-type="float" office:value="-0.00000000000216408777265032" calcext:value-type="float">
            <text:p>-2.16408777265032E-12</text:p>
          </table:table-cell>
          <table:table-cell table:formula="of:=(PI())*0.005/(0.2^2)*[.H163]+(1-2*(PI())*0.005/(0.2^2))*[.I163]+(PI())*0.005/(0.2^2)*[.J163]" office:value-type="float" office:value="-0.00000000000350156757078628" calcext:value-type="float">
            <text:p>-3.50156757078628E-12</text:p>
          </table:table-cell>
          <table:table-cell table:formula="of:=(PI())*0.005/(0.2^2)*[.I163]+(1-2*(PI())*0.005/(0.2^2))*[.J163]+(PI())*0.005/(0.2^2)*[.K163]" office:value-type="float" office:value="-0.00000000000350156757078628" calcext:value-type="float">
            <text:p>-3.50156757078628E-12</text:p>
          </table:table-cell>
          <table:table-cell table:formula="of:=(PI())*0.005/(0.2^2)*[.J163]+(1-2*(PI())*0.005/(0.2^2))*[.K163]+(PI())*0.005/(0.2^2)*[.L163]" office:value-type="float" office:value="-0.00000000000216408777265032" calcext:value-type="float">
            <text:p>-2.16408777265032E-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64]+0.005" office:value-type="float" office:value="0.815000000000001" calcext:value-type="float">
            <text:p>0.81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64]+(1-2*(PI())*0.005/(0.2^2))*[.C164]+(PI())*0.005/(0.2^2)*[.D164]" office:value-type="float" office:value="0.00000000000183947958013369" calcext:value-type="float">
            <text:p>1.83947958013369E-12</text:p>
          </table:table-cell>
          <table:table-cell table:formula="of:=(PI())*0.005/(0.2^2)*[.C164]+(1-2*(PI())*0.005/(0.2^2))*[.D164]+(PI())*0.005/(0.2^2)*[.E164]" office:value-type="float" office:value="0.00000000000297634048226769" calcext:value-type="float">
            <text:p>2.97634048226769E-12</text:p>
          </table:table-cell>
          <table:table-cell table:formula="of:=(PI())*0.005/(0.2^2)*[.D164]+(1-2*(PI())*0.005/(0.2^2))*[.E164]+(PI())*0.005/(0.2^2)*[.F164]" office:value-type="float" office:value="0.00000000000297634048226769" calcext:value-type="float">
            <text:p>2.97634048226769E-12</text:p>
          </table:table-cell>
          <table:table-cell table:formula="of:=(PI())*0.005/(0.2^2)*[.E164]+(1-2*(PI())*0.005/(0.2^2))*[.F164]+(PI())*0.005/(0.2^2)*[.G164]" office:value-type="float" office:value="0.00000000000183947958013369" calcext:value-type="float">
            <text:p>1.83947958013369E-12</text:p>
          </table:table-cell>
          <table:table-cell table:formula="of:=(PI())*0.005/(0.2^2)*[.F164]+(1-2*(PI())*0.005/(0.2^2))*[.G164]+(PI())*0.005/(0.2^2)*[.H164]" office:value-type="float" office:value="0" calcext:value-type="float">
            <text:p>0</text:p>
          </table:table-cell>
          <table:table-cell table:formula="of:=(PI())*0.005/(0.2^2)*[.G164]+(1-2*(PI())*0.005/(0.2^2))*[.H164]+(PI())*0.005/(0.2^2)*[.I164]" office:value-type="float" office:value="-0.00000000000183947958013369" calcext:value-type="float">
            <text:p>-1.83947958013369E-12</text:p>
          </table:table-cell>
          <table:table-cell table:formula="of:=(PI())*0.005/(0.2^2)*[.H164]+(1-2*(PI())*0.005/(0.2^2))*[.I164]+(PI())*0.005/(0.2^2)*[.J164]" office:value-type="float" office:value="-0.00000000000297634048226769" calcext:value-type="float">
            <text:p>-2.97634048226769E-12</text:p>
          </table:table-cell>
          <table:table-cell table:formula="of:=(PI())*0.005/(0.2^2)*[.I164]+(1-2*(PI())*0.005/(0.2^2))*[.J164]+(PI())*0.005/(0.2^2)*[.K164]" office:value-type="float" office:value="-0.00000000000297634048226769" calcext:value-type="float">
            <text:p>-2.97634048226769E-12</text:p>
          </table:table-cell>
          <table:table-cell table:formula="of:=(PI())*0.005/(0.2^2)*[.J164]+(1-2*(PI())*0.005/(0.2^2))*[.K164]+(PI())*0.005/(0.2^2)*[.L164]" office:value-type="float" office:value="-0.00000000000183947958013369" calcext:value-type="float">
            <text:p>-1.83947958013369E-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65]+0.005" office:value-type="float" office:value="0.820000000000001" calcext:value-type="float">
            <text:p>0.82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65]+(1-2*(PI())*0.005/(0.2^2))*[.C165]+(PI())*0.005/(0.2^2)*[.D165]" office:value-type="float" office:value="0.00000000000156356187049884" calcext:value-type="float">
            <text:p>1.56356187049884E-12</text:p>
          </table:table-cell>
          <table:table-cell table:formula="of:=(PI())*0.005/(0.2^2)*[.C165]+(1-2*(PI())*0.005/(0.2^2))*[.D165]+(PI())*0.005/(0.2^2)*[.E165]" office:value-type="float" office:value="0.00000000000252989624998049" calcext:value-type="float">
            <text:p>2.52989624998049E-12</text:p>
          </table:table-cell>
          <table:table-cell table:formula="of:=(PI())*0.005/(0.2^2)*[.D165]+(1-2*(PI())*0.005/(0.2^2))*[.E165]+(PI())*0.005/(0.2^2)*[.F165]" office:value-type="float" office:value="0.00000000000252989624998049" calcext:value-type="float">
            <text:p>2.52989624998049E-12</text:p>
          </table:table-cell>
          <table:table-cell table:formula="of:=(PI())*0.005/(0.2^2)*[.E165]+(1-2*(PI())*0.005/(0.2^2))*[.F165]+(PI())*0.005/(0.2^2)*[.G165]" office:value-type="float" office:value="0.00000000000156356187049884" calcext:value-type="float">
            <text:p>1.56356187049884E-12</text:p>
          </table:table-cell>
          <table:table-cell table:formula="of:=(PI())*0.005/(0.2^2)*[.F165]+(1-2*(PI())*0.005/(0.2^2))*[.G165]+(PI())*0.005/(0.2^2)*[.H165]" office:value-type="float" office:value="0" calcext:value-type="float">
            <text:p>0</text:p>
          </table:table-cell>
          <table:table-cell table:formula="of:=(PI())*0.005/(0.2^2)*[.G165]+(1-2*(PI())*0.005/(0.2^2))*[.H165]+(PI())*0.005/(0.2^2)*[.I165]" office:value-type="float" office:value="-0.00000000000156356187049884" calcext:value-type="float">
            <text:p>-1.56356187049884E-12</text:p>
          </table:table-cell>
          <table:table-cell table:formula="of:=(PI())*0.005/(0.2^2)*[.H165]+(1-2*(PI())*0.005/(0.2^2))*[.I165]+(PI())*0.005/(0.2^2)*[.J165]" office:value-type="float" office:value="-0.00000000000252989624998049" calcext:value-type="float">
            <text:p>-2.52989624998049E-12</text:p>
          </table:table-cell>
          <table:table-cell table:formula="of:=(PI())*0.005/(0.2^2)*[.I165]+(1-2*(PI())*0.005/(0.2^2))*[.J165]+(PI())*0.005/(0.2^2)*[.K165]" office:value-type="float" office:value="-0.00000000000252989624998049" calcext:value-type="float">
            <text:p>-2.52989624998049E-12</text:p>
          </table:table-cell>
          <table:table-cell table:formula="of:=(PI())*0.005/(0.2^2)*[.J165]+(1-2*(PI())*0.005/(0.2^2))*[.K165]+(PI())*0.005/(0.2^2)*[.L165]" office:value-type="float" office:value="-0.00000000000156356187049884" calcext:value-type="float">
            <text:p>-1.56356187049884E-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66]+0.005" office:value-type="float" office:value="0.825000000000001" calcext:value-type="float">
            <text:p>0.82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66]+(1-2*(PI())*0.005/(0.2^2))*[.C166]+(PI())*0.005/(0.2^2)*[.D166]" office:value-type="float" office:value="0.00000000000132903118321116" calcext:value-type="float">
            <text:p>1.32903118321116E-12</text:p>
          </table:table-cell>
          <table:table-cell table:formula="of:=(PI())*0.005/(0.2^2)*[.C166]+(1-2*(PI())*0.005/(0.2^2))*[.D166]+(PI())*0.005/(0.2^2)*[.E166]" office:value-type="float" office:value="0.00000000000215041762654414" calcext:value-type="float">
            <text:p>2.15041762654414E-12</text:p>
          </table:table-cell>
          <table:table-cell table:formula="of:=(PI())*0.005/(0.2^2)*[.D166]+(1-2*(PI())*0.005/(0.2^2))*[.E166]+(PI())*0.005/(0.2^2)*[.F166]" office:value-type="float" office:value="0.00000000000215041762654414" calcext:value-type="float">
            <text:p>2.15041762654414E-12</text:p>
          </table:table-cell>
          <table:table-cell table:formula="of:=(PI())*0.005/(0.2^2)*[.E166]+(1-2*(PI())*0.005/(0.2^2))*[.F166]+(PI())*0.005/(0.2^2)*[.G166]" office:value-type="float" office:value="0.00000000000132903118321116" calcext:value-type="float">
            <text:p>1.32903118321116E-12</text:p>
          </table:table-cell>
          <table:table-cell table:formula="of:=(PI())*0.005/(0.2^2)*[.F166]+(1-2*(PI())*0.005/(0.2^2))*[.G166]+(PI())*0.005/(0.2^2)*[.H166]" office:value-type="float" office:value="0" calcext:value-type="float">
            <text:p>0</text:p>
          </table:table-cell>
          <table:table-cell table:formula="of:=(PI())*0.005/(0.2^2)*[.G166]+(1-2*(PI())*0.005/(0.2^2))*[.H166]+(PI())*0.005/(0.2^2)*[.I166]" office:value-type="float" office:value="-0.00000000000132903118321116" calcext:value-type="float">
            <text:p>-1.32903118321116E-12</text:p>
          </table:table-cell>
          <table:table-cell table:formula="of:=(PI())*0.005/(0.2^2)*[.H166]+(1-2*(PI())*0.005/(0.2^2))*[.I166]+(PI())*0.005/(0.2^2)*[.J166]" office:value-type="float" office:value="-0.00000000000215041762654414" calcext:value-type="float">
            <text:p>-2.15041762654414E-12</text:p>
          </table:table-cell>
          <table:table-cell table:formula="of:=(PI())*0.005/(0.2^2)*[.I166]+(1-2*(PI())*0.005/(0.2^2))*[.J166]+(PI())*0.005/(0.2^2)*[.K166]" office:value-type="float" office:value="-0.00000000000215041762654414" calcext:value-type="float">
            <text:p>-2.15041762654414E-12</text:p>
          </table:table-cell>
          <table:table-cell table:formula="of:=(PI())*0.005/(0.2^2)*[.J166]+(1-2*(PI())*0.005/(0.2^2))*[.K166]+(PI())*0.005/(0.2^2)*[.L166]" office:value-type="float" office:value="-0.00000000000132903118321116" calcext:value-type="float">
            <text:p>-1.32903118321116E-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67]+0.005" office:value-type="float" office:value="0.830000000000001" calcext:value-type="float">
            <text:p>0.83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67]+(1-2*(PI())*0.005/(0.2^2))*[.C167]+(PI())*0.005/(0.2^2)*[.D167]" office:value-type="float" office:value="0.00000000000112967956003181" calcext:value-type="float">
            <text:p>1.12967956003181E-12</text:p>
          </table:table-cell>
          <table:table-cell table:formula="of:=(PI())*0.005/(0.2^2)*[.C167]+(1-2*(PI())*0.005/(0.2^2))*[.D167]+(PI())*0.005/(0.2^2)*[.E167]" office:value-type="float" office:value="0.0000000000018278599245275" calcext:value-type="float">
            <text:p>1.8278599245275E-12</text:p>
          </table:table-cell>
          <table:table-cell table:formula="of:=(PI())*0.005/(0.2^2)*[.D167]+(1-2*(PI())*0.005/(0.2^2))*[.E167]+(PI())*0.005/(0.2^2)*[.F167]" office:value-type="float" office:value="0.0000000000018278599245275" calcext:value-type="float">
            <text:p>1.8278599245275E-12</text:p>
          </table:table-cell>
          <table:table-cell table:formula="of:=(PI())*0.005/(0.2^2)*[.E167]+(1-2*(PI())*0.005/(0.2^2))*[.F167]+(PI())*0.005/(0.2^2)*[.G167]" office:value-type="float" office:value="0.00000000000112967956003181" calcext:value-type="float">
            <text:p>1.12967956003181E-12</text:p>
          </table:table-cell>
          <table:table-cell table:formula="of:=(PI())*0.005/(0.2^2)*[.F167]+(1-2*(PI())*0.005/(0.2^2))*[.G167]+(PI())*0.005/(0.2^2)*[.H167]" office:value-type="float" office:value="0" calcext:value-type="float">
            <text:p>0</text:p>
          </table:table-cell>
          <table:table-cell table:formula="of:=(PI())*0.005/(0.2^2)*[.G167]+(1-2*(PI())*0.005/(0.2^2))*[.H167]+(PI())*0.005/(0.2^2)*[.I167]" office:value-type="float" office:value="-0.00000000000112967956003181" calcext:value-type="float">
            <text:p>-1.12967956003181E-12</text:p>
          </table:table-cell>
          <table:table-cell table:formula="of:=(PI())*0.005/(0.2^2)*[.H167]+(1-2*(PI())*0.005/(0.2^2))*[.I167]+(PI())*0.005/(0.2^2)*[.J167]" office:value-type="float" office:value="-0.0000000000018278599245275" calcext:value-type="float">
            <text:p>-1.8278599245275E-12</text:p>
          </table:table-cell>
          <table:table-cell table:formula="of:=(PI())*0.005/(0.2^2)*[.I167]+(1-2*(PI())*0.005/(0.2^2))*[.J167]+(PI())*0.005/(0.2^2)*[.K167]" office:value-type="float" office:value="-0.0000000000018278599245275" calcext:value-type="float">
            <text:p>-1.8278599245275E-12</text:p>
          </table:table-cell>
          <table:table-cell table:formula="of:=(PI())*0.005/(0.2^2)*[.J167]+(1-2*(PI())*0.005/(0.2^2))*[.K167]+(PI())*0.005/(0.2^2)*[.L167]" office:value-type="float" office:value="-0.00000000000112967956003181" calcext:value-type="float">
            <text:p>-1.12967956003181E-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68]+0.005" office:value-type="float" office:value="0.835000000000001" calcext:value-type="float">
            <text:p>0.83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68]+(1-2*(PI())*0.005/(0.2^2))*[.C168]+(PI())*0.005/(0.2^2)*[.D168]" office:value-type="float" office:value="0.000000000000960230222191036" calcext:value-type="float">
            <text:p>9.60230222191036E-13</text:p>
          </table:table-cell>
          <table:table-cell table:formula="of:=(PI())*0.005/(0.2^2)*[.C168]+(1-2*(PI())*0.005/(0.2^2))*[.D168]+(PI())*0.005/(0.2^2)*[.E168]" office:value-type="float" office:value="0.00000000000155368513652996" calcext:value-type="float">
            <text:p>1.55368513652996E-12</text:p>
          </table:table-cell>
          <table:table-cell table:formula="of:=(PI())*0.005/(0.2^2)*[.D168]+(1-2*(PI())*0.005/(0.2^2))*[.E168]+(PI())*0.005/(0.2^2)*[.F168]" office:value-type="float" office:value="0.00000000000155368513652996" calcext:value-type="float">
            <text:p>1.55368513652996E-12</text:p>
          </table:table-cell>
          <table:table-cell table:formula="of:=(PI())*0.005/(0.2^2)*[.E168]+(1-2*(PI())*0.005/(0.2^2))*[.F168]+(PI())*0.005/(0.2^2)*[.G168]" office:value-type="float" office:value="0.000000000000960230222191036" calcext:value-type="float">
            <text:p>9.60230222191036E-13</text:p>
          </table:table-cell>
          <table:table-cell table:formula="of:=(PI())*0.005/(0.2^2)*[.F168]+(1-2*(PI())*0.005/(0.2^2))*[.G168]+(PI())*0.005/(0.2^2)*[.H168]" office:value-type="float" office:value="0" calcext:value-type="float">
            <text:p>0</text:p>
          </table:table-cell>
          <table:table-cell table:formula="of:=(PI())*0.005/(0.2^2)*[.G168]+(1-2*(PI())*0.005/(0.2^2))*[.H168]+(PI())*0.005/(0.2^2)*[.I168]" office:value-type="float" office:value="-0.000000000000960230222191036" calcext:value-type="float">
            <text:p>-9.60230222191036E-13</text:p>
          </table:table-cell>
          <table:table-cell table:formula="of:=(PI())*0.005/(0.2^2)*[.H168]+(1-2*(PI())*0.005/(0.2^2))*[.I168]+(PI())*0.005/(0.2^2)*[.J168]" office:value-type="float" office:value="-0.00000000000155368513652996" calcext:value-type="float">
            <text:p>-1.55368513652996E-12</text:p>
          </table:table-cell>
          <table:table-cell table:formula="of:=(PI())*0.005/(0.2^2)*[.I168]+(1-2*(PI())*0.005/(0.2^2))*[.J168]+(PI())*0.005/(0.2^2)*[.K168]" office:value-type="float" office:value="-0.00000000000155368513652996" calcext:value-type="float">
            <text:p>-1.55368513652996E-12</text:p>
          </table:table-cell>
          <table:table-cell table:formula="of:=(PI())*0.005/(0.2^2)*[.J168]+(1-2*(PI())*0.005/(0.2^2))*[.K168]+(PI())*0.005/(0.2^2)*[.L168]" office:value-type="float" office:value="-0.000000000000960230222191036" calcext:value-type="float">
            <text:p>-9.60230222191036E-1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69]+0.005" office:value-type="float" office:value="0.840000000000001" calcext:value-type="float">
            <text:p>0.84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69]+(1-2*(PI())*0.005/(0.2^2))*[.C169]+(PI())*0.005/(0.2^2)*[.D169]" office:value-type="float" office:value="0.000000000000816197895607745" calcext:value-type="float">
            <text:p>8.16197895607745E-13</text:p>
          </table:table-cell>
          <table:table-cell table:formula="of:=(PI())*0.005/(0.2^2)*[.C169]+(1-2*(PI())*0.005/(0.2^2))*[.D169]+(PI())*0.005/(0.2^2)*[.E169]" office:value-type="float" office:value="0.00000000000132063593663947" calcext:value-type="float">
            <text:p>1.32063593663947E-12</text:p>
          </table:table-cell>
          <table:table-cell table:formula="of:=(PI())*0.005/(0.2^2)*[.D169]+(1-2*(PI())*0.005/(0.2^2))*[.E169]+(PI())*0.005/(0.2^2)*[.F169]" office:value-type="float" office:value="0.00000000000132063593663947" calcext:value-type="float">
            <text:p>1.32063593663947E-12</text:p>
          </table:table-cell>
          <table:table-cell table:formula="of:=(PI())*0.005/(0.2^2)*[.E169]+(1-2*(PI())*0.005/(0.2^2))*[.F169]+(PI())*0.005/(0.2^2)*[.G169]" office:value-type="float" office:value="0.000000000000816197895607745" calcext:value-type="float">
            <text:p>8.16197895607745E-13</text:p>
          </table:table-cell>
          <table:table-cell table:formula="of:=(PI())*0.005/(0.2^2)*[.F169]+(1-2*(PI())*0.005/(0.2^2))*[.G169]+(PI())*0.005/(0.2^2)*[.H169]" office:value-type="float" office:value="0" calcext:value-type="float">
            <text:p>0</text:p>
          </table:table-cell>
          <table:table-cell table:formula="of:=(PI())*0.005/(0.2^2)*[.G169]+(1-2*(PI())*0.005/(0.2^2))*[.H169]+(PI())*0.005/(0.2^2)*[.I169]" office:value-type="float" office:value="-0.000000000000816197895607745" calcext:value-type="float">
            <text:p>-8.16197895607745E-13</text:p>
          </table:table-cell>
          <table:table-cell table:formula="of:=(PI())*0.005/(0.2^2)*[.H169]+(1-2*(PI())*0.005/(0.2^2))*[.I169]+(PI())*0.005/(0.2^2)*[.J169]" office:value-type="float" office:value="-0.00000000000132063593663947" calcext:value-type="float">
            <text:p>-1.32063593663947E-12</text:p>
          </table:table-cell>
          <table:table-cell table:formula="of:=(PI())*0.005/(0.2^2)*[.I169]+(1-2*(PI())*0.005/(0.2^2))*[.J169]+(PI())*0.005/(0.2^2)*[.K169]" office:value-type="float" office:value="-0.00000000000132063593663947" calcext:value-type="float">
            <text:p>-1.32063593663947E-12</text:p>
          </table:table-cell>
          <table:table-cell table:formula="of:=(PI())*0.005/(0.2^2)*[.J169]+(1-2*(PI())*0.005/(0.2^2))*[.K169]+(PI())*0.005/(0.2^2)*[.L169]" office:value-type="float" office:value="-0.000000000000816197895607745" calcext:value-type="float">
            <text:p>-8.16197895607745E-1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70]+0.005" office:value-type="float" office:value="0.845000000000001" calcext:value-type="float">
            <text:p>0.84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70]+(1-2*(PI())*0.005/(0.2^2))*[.C170]+(PI())*0.005/(0.2^2)*[.D170]" office:value-type="float" office:value="0.000000000000693770087005214" calcext:value-type="float">
            <text:p>6.93770087005214E-13</text:p>
          </table:table-cell>
          <table:table-cell table:formula="of:=(PI())*0.005/(0.2^2)*[.C170]+(1-2*(PI())*0.005/(0.2^2))*[.D170]+(PI())*0.005/(0.2^2)*[.E170]" office:value-type="float" office:value="0.00000000000112254358115241" calcext:value-type="float">
            <text:p>1.12254358115241E-12</text:p>
          </table:table-cell>
          <table:table-cell table:formula="of:=(PI())*0.005/(0.2^2)*[.D170]+(1-2*(PI())*0.005/(0.2^2))*[.E170]+(PI())*0.005/(0.2^2)*[.F170]" office:value-type="float" office:value="0.00000000000112254358115241" calcext:value-type="float">
            <text:p>1.12254358115241E-12</text:p>
          </table:table-cell>
          <table:table-cell table:formula="of:=(PI())*0.005/(0.2^2)*[.E170]+(1-2*(PI())*0.005/(0.2^2))*[.F170]+(PI())*0.005/(0.2^2)*[.G170]" office:value-type="float" office:value="0.000000000000693770087005214" calcext:value-type="float">
            <text:p>6.93770087005214E-13</text:p>
          </table:table-cell>
          <table:table-cell table:formula="of:=(PI())*0.005/(0.2^2)*[.F170]+(1-2*(PI())*0.005/(0.2^2))*[.G170]+(PI())*0.005/(0.2^2)*[.H170]" office:value-type="float" office:value="0" calcext:value-type="float">
            <text:p>0</text:p>
          </table:table-cell>
          <table:table-cell table:formula="of:=(PI())*0.005/(0.2^2)*[.G170]+(1-2*(PI())*0.005/(0.2^2))*[.H170]+(PI())*0.005/(0.2^2)*[.I170]" office:value-type="float" office:value="-0.000000000000693770087005214" calcext:value-type="float">
            <text:p>-6.93770087005214E-13</text:p>
          </table:table-cell>
          <table:table-cell table:formula="of:=(PI())*0.005/(0.2^2)*[.H170]+(1-2*(PI())*0.005/(0.2^2))*[.I170]+(PI())*0.005/(0.2^2)*[.J170]" office:value-type="float" office:value="-0.00000000000112254358115241" calcext:value-type="float">
            <text:p>-1.12254358115241E-12</text:p>
          </table:table-cell>
          <table:table-cell table:formula="of:=(PI())*0.005/(0.2^2)*[.I170]+(1-2*(PI())*0.005/(0.2^2))*[.J170]+(PI())*0.005/(0.2^2)*[.K170]" office:value-type="float" office:value="-0.00000000000112254358115241" calcext:value-type="float">
            <text:p>-1.12254358115241E-12</text:p>
          </table:table-cell>
          <table:table-cell table:formula="of:=(PI())*0.005/(0.2^2)*[.J170]+(1-2*(PI())*0.005/(0.2^2))*[.K170]+(PI())*0.005/(0.2^2)*[.L170]" office:value-type="float" office:value="-0.000000000000693770087005214" calcext:value-type="float">
            <text:p>-6.93770087005214E-1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71]+0.005" office:value-type="float" office:value="0.850000000000001" calcext:value-type="float">
            <text:p>0.85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71]+(1-2*(PI())*0.005/(0.2^2))*[.C171]+(PI())*0.005/(0.2^2)*[.D171]" office:value-type="float" office:value="0.000000000000589706168336579" calcext:value-type="float">
            <text:p>5.89706168336579E-13</text:p>
          </table:table-cell>
          <table:table-cell table:formula="of:=(PI())*0.005/(0.2^2)*[.C171]+(1-2*(PI())*0.005/(0.2^2))*[.D171]+(PI())*0.005/(0.2^2)*[.E171]" office:value-type="float" office:value="0.000000000000954164623744051" calcext:value-type="float">
            <text:p>9.54164623744051E-13</text:p>
          </table:table-cell>
          <table:table-cell table:formula="of:=(PI())*0.005/(0.2^2)*[.D171]+(1-2*(PI())*0.005/(0.2^2))*[.E171]+(PI())*0.005/(0.2^2)*[.F171]" office:value-type="float" office:value="0.000000000000954164623744051" calcext:value-type="float">
            <text:p>9.54164623744051E-13</text:p>
          </table:table-cell>
          <table:table-cell table:formula="of:=(PI())*0.005/(0.2^2)*[.E171]+(1-2*(PI())*0.005/(0.2^2))*[.F171]+(PI())*0.005/(0.2^2)*[.G171]" office:value-type="float" office:value="0.000000000000589706168336579" calcext:value-type="float">
            <text:p>5.89706168336579E-13</text:p>
          </table:table-cell>
          <table:table-cell table:formula="of:=(PI())*0.005/(0.2^2)*[.F171]+(1-2*(PI())*0.005/(0.2^2))*[.G171]+(PI())*0.005/(0.2^2)*[.H171]" office:value-type="float" office:value="0" calcext:value-type="float">
            <text:p>0</text:p>
          </table:table-cell>
          <table:table-cell table:formula="of:=(PI())*0.005/(0.2^2)*[.G171]+(1-2*(PI())*0.005/(0.2^2))*[.H171]+(PI())*0.005/(0.2^2)*[.I171]" office:value-type="float" office:value="-0.000000000000589706168336579" calcext:value-type="float">
            <text:p>-5.89706168336579E-13</text:p>
          </table:table-cell>
          <table:table-cell table:formula="of:=(PI())*0.005/(0.2^2)*[.H171]+(1-2*(PI())*0.005/(0.2^2))*[.I171]+(PI())*0.005/(0.2^2)*[.J171]" office:value-type="float" office:value="-0.000000000000954164623744051" calcext:value-type="float">
            <text:p>-9.54164623744051E-13</text:p>
          </table:table-cell>
          <table:table-cell table:formula="of:=(PI())*0.005/(0.2^2)*[.I171]+(1-2*(PI())*0.005/(0.2^2))*[.J171]+(PI())*0.005/(0.2^2)*[.K171]" office:value-type="float" office:value="-0.000000000000954164623744051" calcext:value-type="float">
            <text:p>-9.54164623744051E-13</text:p>
          </table:table-cell>
          <table:table-cell table:formula="of:=(PI())*0.005/(0.2^2)*[.J171]+(1-2*(PI())*0.005/(0.2^2))*[.K171]+(PI())*0.005/(0.2^2)*[.L171]" office:value-type="float" office:value="-0.000000000000589706168336579" calcext:value-type="float">
            <text:p>-5.89706168336579E-1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72]+0.005" office:value-type="float" office:value="0.855000000000001" calcext:value-type="float">
            <text:p>0.85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72]+(1-2*(PI())*0.005/(0.2^2))*[.C172]+(PI())*0.005/(0.2^2)*[.D172]" office:value-type="float" office:value="0.000000000000501251598314581" calcext:value-type="float">
            <text:p>5.01251598314581E-13</text:p>
          </table:table-cell>
          <table:table-cell table:formula="of:=(PI())*0.005/(0.2^2)*[.C172]+(1-2*(PI())*0.005/(0.2^2))*[.D172]+(PI())*0.005/(0.2^2)*[.E172]" office:value-type="float" office:value="0.000000000000811042122988201" calcext:value-type="float">
            <text:p>8.11042122988201E-13</text:p>
          </table:table-cell>
          <table:table-cell table:formula="of:=(PI())*0.005/(0.2^2)*[.D172]+(1-2*(PI())*0.005/(0.2^2))*[.E172]+(PI())*0.005/(0.2^2)*[.F172]" office:value-type="float" office:value="0.000000000000811042122988201" calcext:value-type="float">
            <text:p>8.11042122988201E-13</text:p>
          </table:table-cell>
          <table:table-cell table:formula="of:=(PI())*0.005/(0.2^2)*[.E172]+(1-2*(PI())*0.005/(0.2^2))*[.F172]+(PI())*0.005/(0.2^2)*[.G172]" office:value-type="float" office:value="0.000000000000501251598314581" calcext:value-type="float">
            <text:p>5.01251598314581E-13</text:p>
          </table:table-cell>
          <table:table-cell table:formula="of:=(PI())*0.005/(0.2^2)*[.F172]+(1-2*(PI())*0.005/(0.2^2))*[.G172]+(PI())*0.005/(0.2^2)*[.H172]" office:value-type="float" office:value="0" calcext:value-type="float">
            <text:p>0</text:p>
          </table:table-cell>
          <table:table-cell table:formula="of:=(PI())*0.005/(0.2^2)*[.G172]+(1-2*(PI())*0.005/(0.2^2))*[.H172]+(PI())*0.005/(0.2^2)*[.I172]" office:value-type="float" office:value="-0.000000000000501251598314581" calcext:value-type="float">
            <text:p>-5.01251598314581E-13</text:p>
          </table:table-cell>
          <table:table-cell table:formula="of:=(PI())*0.005/(0.2^2)*[.H172]+(1-2*(PI())*0.005/(0.2^2))*[.I172]+(PI())*0.005/(0.2^2)*[.J172]" office:value-type="float" office:value="-0.000000000000811042122988201" calcext:value-type="float">
            <text:p>-8.11042122988201E-13</text:p>
          </table:table-cell>
          <table:table-cell table:formula="of:=(PI())*0.005/(0.2^2)*[.I172]+(1-2*(PI())*0.005/(0.2^2))*[.J172]+(PI())*0.005/(0.2^2)*[.K172]" office:value-type="float" office:value="-0.000000000000811042122988201" calcext:value-type="float">
            <text:p>-8.11042122988201E-13</text:p>
          </table:table-cell>
          <table:table-cell table:formula="of:=(PI())*0.005/(0.2^2)*[.J172]+(1-2*(PI())*0.005/(0.2^2))*[.K172]+(PI())*0.005/(0.2^2)*[.L172]" office:value-type="float" office:value="-0.000000000000501251598314581" calcext:value-type="float">
            <text:p>-5.01251598314581E-1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73]+0.005" office:value-type="float" office:value="0.860000000000001" calcext:value-type="float">
            <text:p>0.86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73]+(1-2*(PI())*0.005/(0.2^2))*[.C173]+(PI())*0.005/(0.2^2)*[.D173]" office:value-type="float" office:value="0.000000000000426065010514724" calcext:value-type="float">
            <text:p>4.26065010514724E-13</text:p>
          </table:table-cell>
          <table:table-cell table:formula="of:=(PI())*0.005/(0.2^2)*[.C173]+(1-2*(PI())*0.005/(0.2^2))*[.D173]+(PI())*0.005/(0.2^2)*[.E173]" office:value-type="float" office:value="0.000000000000689387668429905" calcext:value-type="float">
            <text:p>6.89387668429905E-13</text:p>
          </table:table-cell>
          <table:table-cell table:formula="of:=(PI())*0.005/(0.2^2)*[.D173]+(1-2*(PI())*0.005/(0.2^2))*[.E173]+(PI())*0.005/(0.2^2)*[.F173]" office:value-type="float" office:value="0.000000000000689387668429905" calcext:value-type="float">
            <text:p>6.89387668429905E-13</text:p>
          </table:table-cell>
          <table:table-cell table:formula="of:=(PI())*0.005/(0.2^2)*[.E173]+(1-2*(PI())*0.005/(0.2^2))*[.F173]+(PI())*0.005/(0.2^2)*[.G173]" office:value-type="float" office:value="0.000000000000426065010514724" calcext:value-type="float">
            <text:p>4.26065010514724E-13</text:p>
          </table:table-cell>
          <table:table-cell table:formula="of:=(PI())*0.005/(0.2^2)*[.F173]+(1-2*(PI())*0.005/(0.2^2))*[.G173]+(PI())*0.005/(0.2^2)*[.H173]" office:value-type="float" office:value="0" calcext:value-type="float">
            <text:p>0</text:p>
          </table:table-cell>
          <table:table-cell table:formula="of:=(PI())*0.005/(0.2^2)*[.G173]+(1-2*(PI())*0.005/(0.2^2))*[.H173]+(PI())*0.005/(0.2^2)*[.I173]" office:value-type="float" office:value="-0.000000000000426065010514724" calcext:value-type="float">
            <text:p>-4.26065010514724E-13</text:p>
          </table:table-cell>
          <table:table-cell table:formula="of:=(PI())*0.005/(0.2^2)*[.H173]+(1-2*(PI())*0.005/(0.2^2))*[.I173]+(PI())*0.005/(0.2^2)*[.J173]" office:value-type="float" office:value="-0.000000000000689387668429905" calcext:value-type="float">
            <text:p>-6.89387668429905E-13</text:p>
          </table:table-cell>
          <table:table-cell table:formula="of:=(PI())*0.005/(0.2^2)*[.I173]+(1-2*(PI())*0.005/(0.2^2))*[.J173]+(PI())*0.005/(0.2^2)*[.K173]" office:value-type="float" office:value="-0.000000000000689387668429905" calcext:value-type="float">
            <text:p>-6.89387668429905E-13</text:p>
          </table:table-cell>
          <table:table-cell table:formula="of:=(PI())*0.005/(0.2^2)*[.J173]+(1-2*(PI())*0.005/(0.2^2))*[.K173]+(PI())*0.005/(0.2^2)*[.L173]" office:value-type="float" office:value="-0.000000000000426065010514724" calcext:value-type="float">
            <text:p>-4.26065010514724E-1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74]+0.005" office:value-type="float" office:value="0.865000000000001" calcext:value-type="float">
            <text:p>0.86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74]+(1-2*(PI())*0.005/(0.2^2))*[.C174]+(PI())*0.005/(0.2^2)*[.D174]" office:value-type="float" office:value="0.000000000000362156238095393" calcext:value-type="float">
            <text:p>3.62156238095393E-13</text:p>
          </table:table-cell>
          <table:table-cell table:formula="of:=(PI())*0.005/(0.2^2)*[.C174]+(1-2*(PI())*0.005/(0.2^2))*[.D174]+(PI())*0.005/(0.2^2)*[.E174]" office:value-type="float" office:value="0.000000000000585981102476146" calcext:value-type="float">
            <text:p>5.85981102476146E-13</text:p>
          </table:table-cell>
          <table:table-cell table:formula="of:=(PI())*0.005/(0.2^2)*[.D174]+(1-2*(PI())*0.005/(0.2^2))*[.E174]+(PI())*0.005/(0.2^2)*[.F174]" office:value-type="float" office:value="0.000000000000585981102476146" calcext:value-type="float">
            <text:p>5.85981102476146E-13</text:p>
          </table:table-cell>
          <table:table-cell table:formula="of:=(PI())*0.005/(0.2^2)*[.E174]+(1-2*(PI())*0.005/(0.2^2))*[.F174]+(PI())*0.005/(0.2^2)*[.G174]" office:value-type="float" office:value="0.000000000000362156238095393" calcext:value-type="float">
            <text:p>3.62156238095393E-13</text:p>
          </table:table-cell>
          <table:table-cell table:formula="of:=(PI())*0.005/(0.2^2)*[.F174]+(1-2*(PI())*0.005/(0.2^2))*[.G174]+(PI())*0.005/(0.2^2)*[.H174]" office:value-type="float" office:value="0" calcext:value-type="float">
            <text:p>0</text:p>
          </table:table-cell>
          <table:table-cell table:formula="of:=(PI())*0.005/(0.2^2)*[.G174]+(1-2*(PI())*0.005/(0.2^2))*[.H174]+(PI())*0.005/(0.2^2)*[.I174]" office:value-type="float" office:value="-0.000000000000362156238095393" calcext:value-type="float">
            <text:p>-3.62156238095393E-13</text:p>
          </table:table-cell>
          <table:table-cell table:formula="of:=(PI())*0.005/(0.2^2)*[.H174]+(1-2*(PI())*0.005/(0.2^2))*[.I174]+(PI())*0.005/(0.2^2)*[.J174]" office:value-type="float" office:value="-0.000000000000585981102476146" calcext:value-type="float">
            <text:p>-5.85981102476146E-13</text:p>
          </table:table-cell>
          <table:table-cell table:formula="of:=(PI())*0.005/(0.2^2)*[.I174]+(1-2*(PI())*0.005/(0.2^2))*[.J174]+(PI())*0.005/(0.2^2)*[.K174]" office:value-type="float" office:value="-0.000000000000585981102476146" calcext:value-type="float">
            <text:p>-5.85981102476146E-13</text:p>
          </table:table-cell>
          <table:table-cell table:formula="of:=(PI())*0.005/(0.2^2)*[.J174]+(1-2*(PI())*0.005/(0.2^2))*[.K174]+(PI())*0.005/(0.2^2)*[.L174]" office:value-type="float" office:value="-0.000000000000362156238095393" calcext:value-type="float">
            <text:p>-3.62156238095393E-1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75]+0.005" office:value-type="float" office:value="0.870000000000001" calcext:value-type="float">
            <text:p>0.87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75]+(1-2*(PI())*0.005/(0.2^2))*[.C175]+(PI())*0.005/(0.2^2)*[.D175]" office:value-type="float" office:value="0.000000000000307833634667531" calcext:value-type="float">
            <text:p>3.07833634667531E-13</text:p>
          </table:table-cell>
          <table:table-cell table:formula="of:=(PI())*0.005/(0.2^2)*[.C175]+(1-2*(PI())*0.005/(0.2^2))*[.D175]+(PI())*0.005/(0.2^2)*[.E175]" office:value-type="float" office:value="0.000000000000498085283772483" calcext:value-type="float">
            <text:p>4.98085283772483E-13</text:p>
          </table:table-cell>
          <table:table-cell table:formula="of:=(PI())*0.005/(0.2^2)*[.D175]+(1-2*(PI())*0.005/(0.2^2))*[.E175]+(PI())*0.005/(0.2^2)*[.F175]" office:value-type="float" office:value="0.000000000000498085283772483" calcext:value-type="float">
            <text:p>4.98085283772483E-13</text:p>
          </table:table-cell>
          <table:table-cell table:formula="of:=(PI())*0.005/(0.2^2)*[.E175]+(1-2*(PI())*0.005/(0.2^2))*[.F175]+(PI())*0.005/(0.2^2)*[.G175]" office:value-type="float" office:value="0.000000000000307833634667531" calcext:value-type="float">
            <text:p>3.07833634667531E-13</text:p>
          </table:table-cell>
          <table:table-cell table:formula="of:=(PI())*0.005/(0.2^2)*[.F175]+(1-2*(PI())*0.005/(0.2^2))*[.G175]+(PI())*0.005/(0.2^2)*[.H175]" office:value-type="float" office:value="0" calcext:value-type="float">
            <text:p>0</text:p>
          </table:table-cell>
          <table:table-cell table:formula="of:=(PI())*0.005/(0.2^2)*[.G175]+(1-2*(PI())*0.005/(0.2^2))*[.H175]+(PI())*0.005/(0.2^2)*[.I175]" office:value-type="float" office:value="-0.000000000000307833634667531" calcext:value-type="float">
            <text:p>-3.07833634667531E-13</text:p>
          </table:table-cell>
          <table:table-cell table:formula="of:=(PI())*0.005/(0.2^2)*[.H175]+(1-2*(PI())*0.005/(0.2^2))*[.I175]+(PI())*0.005/(0.2^2)*[.J175]" office:value-type="float" office:value="-0.000000000000498085283772483" calcext:value-type="float">
            <text:p>-4.98085283772483E-13</text:p>
          </table:table-cell>
          <table:table-cell table:formula="of:=(PI())*0.005/(0.2^2)*[.I175]+(1-2*(PI())*0.005/(0.2^2))*[.J175]+(PI())*0.005/(0.2^2)*[.K175]" office:value-type="float" office:value="-0.000000000000498085283772483" calcext:value-type="float">
            <text:p>-4.98085283772483E-13</text:p>
          </table:table-cell>
          <table:table-cell table:formula="of:=(PI())*0.005/(0.2^2)*[.J175]+(1-2*(PI())*0.005/(0.2^2))*[.K175]+(PI())*0.005/(0.2^2)*[.L175]" office:value-type="float" office:value="-0.000000000000307833634667531" calcext:value-type="float">
            <text:p>-3.07833634667531E-1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76]+0.005" office:value-type="float" office:value="0.875000000000001" calcext:value-type="float">
            <text:p>0.87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76]+(1-2*(PI())*0.005/(0.2^2))*[.C176]+(PI())*0.005/(0.2^2)*[.D176]" office:value-type="float" office:value="0.000000000000261659296912794" calcext:value-type="float">
            <text:p>2.61659296912794E-13</text:p>
          </table:table-cell>
          <table:table-cell table:formula="of:=(PI())*0.005/(0.2^2)*[.C176]+(1-2*(PI())*0.005/(0.2^2))*[.D176]+(PI())*0.005/(0.2^2)*[.E176]" office:value-type="float" office:value="0.0000000000004233736358773" calcext:value-type="float">
            <text:p>4.233736358773E-13</text:p>
          </table:table-cell>
          <table:table-cell table:formula="of:=(PI())*0.005/(0.2^2)*[.D176]+(1-2*(PI())*0.005/(0.2^2))*[.E176]+(PI())*0.005/(0.2^2)*[.F176]" office:value-type="float" office:value="0.0000000000004233736358773" calcext:value-type="float">
            <text:p>4.233736358773E-13</text:p>
          </table:table-cell>
          <table:table-cell table:formula="of:=(PI())*0.005/(0.2^2)*[.E176]+(1-2*(PI())*0.005/(0.2^2))*[.F176]+(PI())*0.005/(0.2^2)*[.G176]" office:value-type="float" office:value="0.000000000000261659296912794" calcext:value-type="float">
            <text:p>2.61659296912794E-13</text:p>
          </table:table-cell>
          <table:table-cell table:formula="of:=(PI())*0.005/(0.2^2)*[.F176]+(1-2*(PI())*0.005/(0.2^2))*[.G176]+(PI())*0.005/(0.2^2)*[.H176]" office:value-type="float" office:value="0" calcext:value-type="float">
            <text:p>0</text:p>
          </table:table-cell>
          <table:table-cell table:formula="of:=(PI())*0.005/(0.2^2)*[.G176]+(1-2*(PI())*0.005/(0.2^2))*[.H176]+(PI())*0.005/(0.2^2)*[.I176]" office:value-type="float" office:value="-0.000000000000261659296912794" calcext:value-type="float">
            <text:p>-2.61659296912794E-13</text:p>
          </table:table-cell>
          <table:table-cell table:formula="of:=(PI())*0.005/(0.2^2)*[.H176]+(1-2*(PI())*0.005/(0.2^2))*[.I176]+(PI())*0.005/(0.2^2)*[.J176]" office:value-type="float" office:value="-0.0000000000004233736358773" calcext:value-type="float">
            <text:p>-4.233736358773E-13</text:p>
          </table:table-cell>
          <table:table-cell table:formula="of:=(PI())*0.005/(0.2^2)*[.I176]+(1-2*(PI())*0.005/(0.2^2))*[.J176]+(PI())*0.005/(0.2^2)*[.K176]" office:value-type="float" office:value="-0.0000000000004233736358773" calcext:value-type="float">
            <text:p>-4.233736358773E-13</text:p>
          </table:table-cell>
          <table:table-cell table:formula="of:=(PI())*0.005/(0.2^2)*[.J176]+(1-2*(PI())*0.005/(0.2^2))*[.K176]+(PI())*0.005/(0.2^2)*[.L176]" office:value-type="float" office:value="-0.000000000000261659296912794" calcext:value-type="float">
            <text:p>-2.61659296912794E-1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77]+0.005" office:value-type="float" office:value="0.880000000000001" calcext:value-type="float">
            <text:p>0.88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77]+(1-2*(PI())*0.005/(0.2^2))*[.C177]+(PI())*0.005/(0.2^2)*[.D177]" office:value-type="float" office:value="0.000000000000222411003706084" calcext:value-type="float">
            <text:p>2.22411003706084E-13</text:p>
          </table:table-cell>
          <table:table-cell table:formula="of:=(PI())*0.005/(0.2^2)*[.C177]+(1-2*(PI())*0.005/(0.2^2))*[.D177]+(PI())*0.005/(0.2^2)*[.E177]" office:value-type="float" office:value="0.000000000000359868563468422" calcext:value-type="float">
            <text:p>3.59868563468422E-13</text:p>
          </table:table-cell>
          <table:table-cell table:formula="of:=(PI())*0.005/(0.2^2)*[.D177]+(1-2*(PI())*0.005/(0.2^2))*[.E177]+(PI())*0.005/(0.2^2)*[.F177]" office:value-type="float" office:value="0.000000000000359868563468422" calcext:value-type="float">
            <text:p>3.59868563468422E-13</text:p>
          </table:table-cell>
          <table:table-cell table:formula="of:=(PI())*0.005/(0.2^2)*[.E177]+(1-2*(PI())*0.005/(0.2^2))*[.F177]+(PI())*0.005/(0.2^2)*[.G177]" office:value-type="float" office:value="0.000000000000222411003706084" calcext:value-type="float">
            <text:p>2.22411003706084E-13</text:p>
          </table:table-cell>
          <table:table-cell table:formula="of:=(PI())*0.005/(0.2^2)*[.F177]+(1-2*(PI())*0.005/(0.2^2))*[.G177]+(PI())*0.005/(0.2^2)*[.H177]" office:value-type="float" office:value="0" calcext:value-type="float">
            <text:p>0</text:p>
          </table:table-cell>
          <table:table-cell table:formula="of:=(PI())*0.005/(0.2^2)*[.G177]+(1-2*(PI())*0.005/(0.2^2))*[.H177]+(PI())*0.005/(0.2^2)*[.I177]" office:value-type="float" office:value="-0.000000000000222411003706084" calcext:value-type="float">
            <text:p>-2.22411003706084E-13</text:p>
          </table:table-cell>
          <table:table-cell table:formula="of:=(PI())*0.005/(0.2^2)*[.H177]+(1-2*(PI())*0.005/(0.2^2))*[.I177]+(PI())*0.005/(0.2^2)*[.J177]" office:value-type="float" office:value="-0.000000000000359868563468422" calcext:value-type="float">
            <text:p>-3.59868563468422E-13</text:p>
          </table:table-cell>
          <table:table-cell table:formula="of:=(PI())*0.005/(0.2^2)*[.I177]+(1-2*(PI())*0.005/(0.2^2))*[.J177]+(PI())*0.005/(0.2^2)*[.K177]" office:value-type="float" office:value="-0.000000000000359868563468422" calcext:value-type="float">
            <text:p>-3.59868563468422E-13</text:p>
          </table:table-cell>
          <table:table-cell table:formula="of:=(PI())*0.005/(0.2^2)*[.J177]+(1-2*(PI())*0.005/(0.2^2))*[.K177]+(PI())*0.005/(0.2^2)*[.L177]" office:value-type="float" office:value="-0.000000000000222411003706084" calcext:value-type="float">
            <text:p>-2.22411003706084E-1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78]+0.005" office:value-type="float" office:value="0.885000000000001" calcext:value-type="float">
            <text:p>0.88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78]+(1-2*(PI())*0.005/(0.2^2))*[.C178]+(PI())*0.005/(0.2^2)*[.D178]" office:value-type="float" office:value="0.000000000000189049864282231" calcext:value-type="float">
            <text:p>1.89049864282231E-13</text:p>
          </table:table-cell>
          <table:table-cell table:formula="of:=(PI())*0.005/(0.2^2)*[.C178]+(1-2*(PI())*0.005/(0.2^2))*[.D178]+(PI())*0.005/(0.2^2)*[.E178]" office:value-type="float" office:value="0.000000000000305889105977204" calcext:value-type="float">
            <text:p>3.05889105977204E-13</text:p>
          </table:table-cell>
          <table:table-cell table:formula="of:=(PI())*0.005/(0.2^2)*[.D178]+(1-2*(PI())*0.005/(0.2^2))*[.E178]+(PI())*0.005/(0.2^2)*[.F178]" office:value-type="float" office:value="0.000000000000305889105977204" calcext:value-type="float">
            <text:p>3.05889105977204E-13</text:p>
          </table:table-cell>
          <table:table-cell table:formula="of:=(PI())*0.005/(0.2^2)*[.E178]+(1-2*(PI())*0.005/(0.2^2))*[.F178]+(PI())*0.005/(0.2^2)*[.G178]" office:value-type="float" office:value="0.000000000000189049864282231" calcext:value-type="float">
            <text:p>1.89049864282231E-13</text:p>
          </table:table-cell>
          <table:table-cell table:formula="of:=(PI())*0.005/(0.2^2)*[.F178]+(1-2*(PI())*0.005/(0.2^2))*[.G178]+(PI())*0.005/(0.2^2)*[.H178]" office:value-type="float" office:value="0" calcext:value-type="float">
            <text:p>0</text:p>
          </table:table-cell>
          <table:table-cell table:formula="of:=(PI())*0.005/(0.2^2)*[.G178]+(1-2*(PI())*0.005/(0.2^2))*[.H178]+(PI())*0.005/(0.2^2)*[.I178]" office:value-type="float" office:value="-0.000000000000189049864282231" calcext:value-type="float">
            <text:p>-1.89049864282231E-13</text:p>
          </table:table-cell>
          <table:table-cell table:formula="of:=(PI())*0.005/(0.2^2)*[.H178]+(1-2*(PI())*0.005/(0.2^2))*[.I178]+(PI())*0.005/(0.2^2)*[.J178]" office:value-type="float" office:value="-0.000000000000305889105977204" calcext:value-type="float">
            <text:p>-3.05889105977204E-13</text:p>
          </table:table-cell>
          <table:table-cell table:formula="of:=(PI())*0.005/(0.2^2)*[.I178]+(1-2*(PI())*0.005/(0.2^2))*[.J178]+(PI())*0.005/(0.2^2)*[.K178]" office:value-type="float" office:value="-0.000000000000305889105977204" calcext:value-type="float">
            <text:p>-3.05889105977204E-13</text:p>
          </table:table-cell>
          <table:table-cell table:formula="of:=(PI())*0.005/(0.2^2)*[.J178]+(1-2*(PI())*0.005/(0.2^2))*[.K178]+(PI())*0.005/(0.2^2)*[.L178]" office:value-type="float" office:value="-0.000000000000189049864282231" calcext:value-type="float">
            <text:p>-1.89049864282231E-1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79]+0.005" office:value-type="float" office:value="0.890000000000001" calcext:value-type="float">
            <text:p>0.89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79]+(1-2*(PI())*0.005/(0.2^2))*[.C179]+(PI())*0.005/(0.2^2)*[.D179]" office:value-type="float" office:value="0.000000000000160692819103322" calcext:value-type="float">
            <text:p>1.60692819103322E-13</text:p>
          </table:table-cell>
          <table:table-cell table:formula="of:=(PI())*0.005/(0.2^2)*[.C179]+(1-2*(PI())*0.005/(0.2^2))*[.D179]+(PI())*0.005/(0.2^2)*[.E179]" office:value-type="float" office:value="0.000000000000260006443057213" calcext:value-type="float">
            <text:p>2.60006443057213E-13</text:p>
          </table:table-cell>
          <table:table-cell table:formula="of:=(PI())*0.005/(0.2^2)*[.D179]+(1-2*(PI())*0.005/(0.2^2))*[.E179]+(PI())*0.005/(0.2^2)*[.F179]" office:value-type="float" office:value="0.000000000000260006443057213" calcext:value-type="float">
            <text:p>2.60006443057213E-13</text:p>
          </table:table-cell>
          <table:table-cell table:formula="of:=(PI())*0.005/(0.2^2)*[.E179]+(1-2*(PI())*0.005/(0.2^2))*[.F179]+(PI())*0.005/(0.2^2)*[.G179]" office:value-type="float" office:value="0.000000000000160692819103322" calcext:value-type="float">
            <text:p>1.60692819103322E-13</text:p>
          </table:table-cell>
          <table:table-cell table:formula="of:=(PI())*0.005/(0.2^2)*[.F179]+(1-2*(PI())*0.005/(0.2^2))*[.G179]+(PI())*0.005/(0.2^2)*[.H179]" office:value-type="float" office:value="0" calcext:value-type="float">
            <text:p>0</text:p>
          </table:table-cell>
          <table:table-cell table:formula="of:=(PI())*0.005/(0.2^2)*[.G179]+(1-2*(PI())*0.005/(0.2^2))*[.H179]+(PI())*0.005/(0.2^2)*[.I179]" office:value-type="float" office:value="-0.000000000000160692819103322" calcext:value-type="float">
            <text:p>-1.60692819103322E-13</text:p>
          </table:table-cell>
          <table:table-cell table:formula="of:=(PI())*0.005/(0.2^2)*[.H179]+(1-2*(PI())*0.005/(0.2^2))*[.I179]+(PI())*0.005/(0.2^2)*[.J179]" office:value-type="float" office:value="-0.000000000000260006443057213" calcext:value-type="float">
            <text:p>-2.60006443057213E-13</text:p>
          </table:table-cell>
          <table:table-cell table:formula="of:=(PI())*0.005/(0.2^2)*[.I179]+(1-2*(PI())*0.005/(0.2^2))*[.J179]+(PI())*0.005/(0.2^2)*[.K179]" office:value-type="float" office:value="-0.000000000000260006443057213" calcext:value-type="float">
            <text:p>-2.60006443057213E-13</text:p>
          </table:table-cell>
          <table:table-cell table:formula="of:=(PI())*0.005/(0.2^2)*[.J179]+(1-2*(PI())*0.005/(0.2^2))*[.K179]+(PI())*0.005/(0.2^2)*[.L179]" office:value-type="float" office:value="-0.000000000000160692819103322" calcext:value-type="float">
            <text:p>-1.60692819103322E-1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80]+0.005" office:value-type="float" office:value="0.895000000000001" calcext:value-type="float">
            <text:p>0.89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80]+(1-2*(PI())*0.005/(0.2^2))*[.C180]+(PI())*0.005/(0.2^2)*[.D180]" office:value-type="float" office:value="0.000000000000136589265532734" calcext:value-type="float">
            <text:p>1.36589265532734E-13</text:p>
          </table:table-cell>
          <table:table-cell table:formula="of:=(PI())*0.005/(0.2^2)*[.C180]+(1-2*(PI())*0.005/(0.2^2))*[.D180]+(PI())*0.005/(0.2^2)*[.E180]" office:value-type="float" office:value="0.000000000000221006074130348" calcext:value-type="float">
            <text:p>2.21006074130348E-13</text:p>
          </table:table-cell>
          <table:table-cell table:formula="of:=(PI())*0.005/(0.2^2)*[.D180]+(1-2*(PI())*0.005/(0.2^2))*[.E180]+(PI())*0.005/(0.2^2)*[.F180]" office:value-type="float" office:value="0.000000000000221006074130348" calcext:value-type="float">
            <text:p>2.21006074130348E-13</text:p>
          </table:table-cell>
          <table:table-cell table:formula="of:=(PI())*0.005/(0.2^2)*[.E180]+(1-2*(PI())*0.005/(0.2^2))*[.F180]+(PI())*0.005/(0.2^2)*[.G180]" office:value-type="float" office:value="0.000000000000136589265532734" calcext:value-type="float">
            <text:p>1.36589265532734E-13</text:p>
          </table:table-cell>
          <table:table-cell table:formula="of:=(PI())*0.005/(0.2^2)*[.F180]+(1-2*(PI())*0.005/(0.2^2))*[.G180]+(PI())*0.005/(0.2^2)*[.H180]" office:value-type="float" office:value="0" calcext:value-type="float">
            <text:p>0</text:p>
          </table:table-cell>
          <table:table-cell table:formula="of:=(PI())*0.005/(0.2^2)*[.G180]+(1-2*(PI())*0.005/(0.2^2))*[.H180]+(PI())*0.005/(0.2^2)*[.I180]" office:value-type="float" office:value="-0.000000000000136589265532734" calcext:value-type="float">
            <text:p>-1.36589265532734E-13</text:p>
          </table:table-cell>
          <table:table-cell table:formula="of:=(PI())*0.005/(0.2^2)*[.H180]+(1-2*(PI())*0.005/(0.2^2))*[.I180]+(PI())*0.005/(0.2^2)*[.J180]" office:value-type="float" office:value="-0.000000000000221006074130348" calcext:value-type="float">
            <text:p>-2.21006074130348E-13</text:p>
          </table:table-cell>
          <table:table-cell table:formula="of:=(PI())*0.005/(0.2^2)*[.I180]+(1-2*(PI())*0.005/(0.2^2))*[.J180]+(PI())*0.005/(0.2^2)*[.K180]" office:value-type="float" office:value="-0.000000000000221006074130348" calcext:value-type="float">
            <text:p>-2.21006074130348E-13</text:p>
          </table:table-cell>
          <table:table-cell table:formula="of:=(PI())*0.005/(0.2^2)*[.J180]+(1-2*(PI())*0.005/(0.2^2))*[.K180]+(PI())*0.005/(0.2^2)*[.L180]" office:value-type="float" office:value="-0.000000000000136589265532734" calcext:value-type="float">
            <text:p>-1.36589265532734E-1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81]+0.005" office:value-type="float" office:value="0.900000000000001" calcext:value-type="float">
            <text:p>0.90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81]+(1-2*(PI())*0.005/(0.2^2))*[.C181]+(PI())*0.005/(0.2^2)*[.D181]" office:value-type="float" office:value="0.000000000000116101189604346" calcext:value-type="float">
            <text:p>1.16101189604346E-13</text:p>
          </table:table-cell>
          <table:table-cell table:formula="of:=(PI())*0.005/(0.2^2)*[.C181]+(1-2*(PI())*0.005/(0.2^2))*[.D181]+(PI())*0.005/(0.2^2)*[.E181]" office:value-type="float" office:value="0.000000000000187855670914128" calcext:value-type="float">
            <text:p>1.87855670914128E-13</text:p>
          </table:table-cell>
          <table:table-cell table:formula="of:=(PI())*0.005/(0.2^2)*[.D181]+(1-2*(PI())*0.005/(0.2^2))*[.E181]+(PI())*0.005/(0.2^2)*[.F181]" office:value-type="float" office:value="0.000000000000187855670914128" calcext:value-type="float">
            <text:p>1.87855670914128E-13</text:p>
          </table:table-cell>
          <table:table-cell table:formula="of:=(PI())*0.005/(0.2^2)*[.E181]+(1-2*(PI())*0.005/(0.2^2))*[.F181]+(PI())*0.005/(0.2^2)*[.G181]" office:value-type="float" office:value="0.000000000000116101189604346" calcext:value-type="float">
            <text:p>1.16101189604346E-13</text:p>
          </table:table-cell>
          <table:table-cell table:formula="of:=(PI())*0.005/(0.2^2)*[.F181]+(1-2*(PI())*0.005/(0.2^2))*[.G181]+(PI())*0.005/(0.2^2)*[.H181]" office:value-type="float" office:value="0" calcext:value-type="float">
            <text:p>0</text:p>
          </table:table-cell>
          <table:table-cell table:formula="of:=(PI())*0.005/(0.2^2)*[.G181]+(1-2*(PI())*0.005/(0.2^2))*[.H181]+(PI())*0.005/(0.2^2)*[.I181]" office:value-type="float" office:value="-0.000000000000116101189604346" calcext:value-type="float">
            <text:p>-1.16101189604346E-13</text:p>
          </table:table-cell>
          <table:table-cell table:formula="of:=(PI())*0.005/(0.2^2)*[.H181]+(1-2*(PI())*0.005/(0.2^2))*[.I181]+(PI())*0.005/(0.2^2)*[.J181]" office:value-type="float" office:value="-0.000000000000187855670914128" calcext:value-type="float">
            <text:p>-1.87855670914128E-13</text:p>
          </table:table-cell>
          <table:table-cell table:formula="of:=(PI())*0.005/(0.2^2)*[.I181]+(1-2*(PI())*0.005/(0.2^2))*[.J181]+(PI())*0.005/(0.2^2)*[.K181]" office:value-type="float" office:value="-0.000000000000187855670914128" calcext:value-type="float">
            <text:p>-1.87855670914128E-13</text:p>
          </table:table-cell>
          <table:table-cell table:formula="of:=(PI())*0.005/(0.2^2)*[.J181]+(1-2*(PI())*0.005/(0.2^2))*[.K181]+(PI())*0.005/(0.2^2)*[.L181]" office:value-type="float" office:value="-0.000000000000116101189604346" calcext:value-type="float">
            <text:p>-1.16101189604346E-1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82]+0.005" office:value-type="float" office:value="0.905000000000001" calcext:value-type="float">
            <text:p>0.90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82]+(1-2*(PI())*0.005/(0.2^2))*[.C182]+(PI())*0.005/(0.2^2)*[.D182]" office:value-type="float" office:value="0.0000000000000986862779807094" calcext:value-type="float">
            <text:p>9.86862779807094E-14</text:p>
          </table:table-cell>
          <table:table-cell table:formula="of:=(PI())*0.005/(0.2^2)*[.C182]+(1-2*(PI())*0.005/(0.2^2))*[.D182]+(PI())*0.005/(0.2^2)*[.E182]" office:value-type="float" office:value="0.000000000000159677751996008" calcext:value-type="float">
            <text:p>1.59677751996008E-13</text:p>
          </table:table-cell>
          <table:table-cell table:formula="of:=(PI())*0.005/(0.2^2)*[.D182]+(1-2*(PI())*0.005/(0.2^2))*[.E182]+(PI())*0.005/(0.2^2)*[.F182]" office:value-type="float" office:value="0.000000000000159677751996008" calcext:value-type="float">
            <text:p>1.59677751996008E-13</text:p>
          </table:table-cell>
          <table:table-cell table:formula="of:=(PI())*0.005/(0.2^2)*[.E182]+(1-2*(PI())*0.005/(0.2^2))*[.F182]+(PI())*0.005/(0.2^2)*[.G182]" office:value-type="float" office:value="0.0000000000000986862779807094" calcext:value-type="float">
            <text:p>9.86862779807094E-14</text:p>
          </table:table-cell>
          <table:table-cell table:formula="of:=(PI())*0.005/(0.2^2)*[.F182]+(1-2*(PI())*0.005/(0.2^2))*[.G182]+(PI())*0.005/(0.2^2)*[.H182]" office:value-type="float" office:value="0" calcext:value-type="float">
            <text:p>0</text:p>
          </table:table-cell>
          <table:table-cell table:formula="of:=(PI())*0.005/(0.2^2)*[.G182]+(1-2*(PI())*0.005/(0.2^2))*[.H182]+(PI())*0.005/(0.2^2)*[.I182]" office:value-type="float" office:value="-0.0000000000000986862779807094" calcext:value-type="float">
            <text:p>-9.86862779807094E-14</text:p>
          </table:table-cell>
          <table:table-cell table:formula="of:=(PI())*0.005/(0.2^2)*[.H182]+(1-2*(PI())*0.005/(0.2^2))*[.I182]+(PI())*0.005/(0.2^2)*[.J182]" office:value-type="float" office:value="-0.000000000000159677751996008" calcext:value-type="float">
            <text:p>-1.59677751996008E-13</text:p>
          </table:table-cell>
          <table:table-cell table:formula="of:=(PI())*0.005/(0.2^2)*[.I182]+(1-2*(PI())*0.005/(0.2^2))*[.J182]+(PI())*0.005/(0.2^2)*[.K182]" office:value-type="float" office:value="-0.000000000000159677751996008" calcext:value-type="float">
            <text:p>-1.59677751996008E-13</text:p>
          </table:table-cell>
          <table:table-cell table:formula="of:=(PI())*0.005/(0.2^2)*[.J182]+(1-2*(PI())*0.005/(0.2^2))*[.K182]+(PI())*0.005/(0.2^2)*[.L182]" office:value-type="float" office:value="-0.0000000000000986862779807094" calcext:value-type="float">
            <text:p>-9.86862779807094E-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83]+0.005" office:value-type="float" office:value="0.910000000000001" calcext:value-type="float">
            <text:p>0.91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83]+(1-2*(PI())*0.005/(0.2^2))*[.C183]+(PI())*0.005/(0.2^2)*[.D183]" office:value-type="float" office:value="0.0000000000000838835630786792" calcext:value-type="float">
            <text:p>8.38835630786792E-14</text:p>
          </table:table-cell>
          <table:table-cell table:formula="of:=(PI())*0.005/(0.2^2)*[.C183]+(1-2*(PI())*0.005/(0.2^2))*[.D183]+(PI())*0.005/(0.2^2)*[.E183]" office:value-type="float" office:value="0.000000000000135726456158749" calcext:value-type="float">
            <text:p>1.35726456158749E-13</text:p>
          </table:table-cell>
          <table:table-cell table:formula="of:=(PI())*0.005/(0.2^2)*[.D183]+(1-2*(PI())*0.005/(0.2^2))*[.E183]+(PI())*0.005/(0.2^2)*[.F183]" office:value-type="float" office:value="0.000000000000135726456158749" calcext:value-type="float">
            <text:p>1.35726456158749E-13</text:p>
          </table:table-cell>
          <table:table-cell table:formula="of:=(PI())*0.005/(0.2^2)*[.E183]+(1-2*(PI())*0.005/(0.2^2))*[.F183]+(PI())*0.005/(0.2^2)*[.G183]" office:value-type="float" office:value="0.0000000000000838835630786792" calcext:value-type="float">
            <text:p>8.38835630786792E-14</text:p>
          </table:table-cell>
          <table:table-cell table:formula="of:=(PI())*0.005/(0.2^2)*[.F183]+(1-2*(PI())*0.005/(0.2^2))*[.G183]+(PI())*0.005/(0.2^2)*[.H183]" office:value-type="float" office:value="0" calcext:value-type="float">
            <text:p>0</text:p>
          </table:table-cell>
          <table:table-cell table:formula="of:=(PI())*0.005/(0.2^2)*[.G183]+(1-2*(PI())*0.005/(0.2^2))*[.H183]+(PI())*0.005/(0.2^2)*[.I183]" office:value-type="float" office:value="-0.0000000000000838835630786792" calcext:value-type="float">
            <text:p>-8.38835630786792E-14</text:p>
          </table:table-cell>
          <table:table-cell table:formula="of:=(PI())*0.005/(0.2^2)*[.H183]+(1-2*(PI())*0.005/(0.2^2))*[.I183]+(PI())*0.005/(0.2^2)*[.J183]" office:value-type="float" office:value="-0.000000000000135726456158749" calcext:value-type="float">
            <text:p>-1.35726456158749E-13</text:p>
          </table:table-cell>
          <table:table-cell table:formula="of:=(PI())*0.005/(0.2^2)*[.I183]+(1-2*(PI())*0.005/(0.2^2))*[.J183]+(PI())*0.005/(0.2^2)*[.K183]" office:value-type="float" office:value="-0.000000000000135726456158749" calcext:value-type="float">
            <text:p>-1.35726456158749E-13</text:p>
          </table:table-cell>
          <table:table-cell table:formula="of:=(PI())*0.005/(0.2^2)*[.J183]+(1-2*(PI())*0.005/(0.2^2))*[.K183]+(PI())*0.005/(0.2^2)*[.L183]" office:value-type="float" office:value="-0.0000000000000838835630786792" calcext:value-type="float">
            <text:p>-8.38835630786792E-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84]+0.005" office:value-type="float" office:value="0.915000000000001" calcext:value-type="float">
            <text:p>0.91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84]+(1-2*(PI())*0.005/(0.2^2))*[.C184]+(PI())*0.005/(0.2^2)*[.D184]" office:value-type="float" office:value="0.0000000000000713012213932133" calcext:value-type="float">
            <text:p>7.13012213932133E-14</text:p>
          </table:table-cell>
          <table:table-cell table:formula="of:=(PI())*0.005/(0.2^2)*[.C184]+(1-2*(PI())*0.005/(0.2^2))*[.D184]+(PI())*0.005/(0.2^2)*[.E184]" office:value-type="float" office:value="0.0000000000001153677996536" calcext:value-type="float">
            <text:p>1.153677996536E-13</text:p>
          </table:table-cell>
          <table:table-cell table:formula="of:=(PI())*0.005/(0.2^2)*[.D184]+(1-2*(PI())*0.005/(0.2^2))*[.E184]+(PI())*0.005/(0.2^2)*[.F184]" office:value-type="float" office:value="0.0000000000001153677996536" calcext:value-type="float">
            <text:p>1.153677996536E-13</text:p>
          </table:table-cell>
          <table:table-cell table:formula="of:=(PI())*0.005/(0.2^2)*[.E184]+(1-2*(PI())*0.005/(0.2^2))*[.F184]+(PI())*0.005/(0.2^2)*[.G184]" office:value-type="float" office:value="0.0000000000000713012213932133" calcext:value-type="float">
            <text:p>7.13012213932133E-14</text:p>
          </table:table-cell>
          <table:table-cell table:formula="of:=(PI())*0.005/(0.2^2)*[.F184]+(1-2*(PI())*0.005/(0.2^2))*[.G184]+(PI())*0.005/(0.2^2)*[.H184]" office:value-type="float" office:value="0" calcext:value-type="float">
            <text:p>0</text:p>
          </table:table-cell>
          <table:table-cell table:formula="of:=(PI())*0.005/(0.2^2)*[.G184]+(1-2*(PI())*0.005/(0.2^2))*[.H184]+(PI())*0.005/(0.2^2)*[.I184]" office:value-type="float" office:value="-0.0000000000000713012213932133" calcext:value-type="float">
            <text:p>-7.13012213932133E-14</text:p>
          </table:table-cell>
          <table:table-cell table:formula="of:=(PI())*0.005/(0.2^2)*[.H184]+(1-2*(PI())*0.005/(0.2^2))*[.I184]+(PI())*0.005/(0.2^2)*[.J184]" office:value-type="float" office:value="-0.0000000000001153677996536" calcext:value-type="float">
            <text:p>-1.153677996536E-13</text:p>
          </table:table-cell>
          <table:table-cell table:formula="of:=(PI())*0.005/(0.2^2)*[.I184]+(1-2*(PI())*0.005/(0.2^2))*[.J184]+(PI())*0.005/(0.2^2)*[.K184]" office:value-type="float" office:value="-0.0000000000001153677996536" calcext:value-type="float">
            <text:p>-1.153677996536E-13</text:p>
          </table:table-cell>
          <table:table-cell table:formula="of:=(PI())*0.005/(0.2^2)*[.J184]+(1-2*(PI())*0.005/(0.2^2))*[.K184]+(PI())*0.005/(0.2^2)*[.L184]" office:value-type="float" office:value="-0.0000000000000713012213932133" calcext:value-type="float">
            <text:p>-7.13012213932133E-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85]+0.005" office:value-type="float" office:value="0.920000000000001" calcext:value-type="float">
            <text:p>0.92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85]+(1-2*(PI())*0.005/(0.2^2))*[.C185]+(PI())*0.005/(0.2^2)*[.D185]" office:value-type="float" office:value="0.0000000000000606062020445599" calcext:value-type="float">
            <text:p>6.06062020445599E-14</text:p>
          </table:table-cell>
          <table:table-cell table:formula="of:=(PI())*0.005/(0.2^2)*[.C185]+(1-2*(PI())*0.005/(0.2^2))*[.D185]+(PI())*0.005/(0.2^2)*[.E185]" office:value-type="float" office:value="0.0000000000000980628948371414" calcext:value-type="float">
            <text:p>9.80628948371414E-14</text:p>
          </table:table-cell>
          <table:table-cell table:formula="of:=(PI())*0.005/(0.2^2)*[.D185]+(1-2*(PI())*0.005/(0.2^2))*[.E185]+(PI())*0.005/(0.2^2)*[.F185]" office:value-type="float" office:value="0.0000000000000980628948371414" calcext:value-type="float">
            <text:p>9.80628948371414E-14</text:p>
          </table:table-cell>
          <table:table-cell table:formula="of:=(PI())*0.005/(0.2^2)*[.E185]+(1-2*(PI())*0.005/(0.2^2))*[.F185]+(PI())*0.005/(0.2^2)*[.G185]" office:value-type="float" office:value="0.0000000000000606062020445599" calcext:value-type="float">
            <text:p>6.06062020445599E-14</text:p>
          </table:table-cell>
          <table:table-cell table:formula="of:=(PI())*0.005/(0.2^2)*[.F185]+(1-2*(PI())*0.005/(0.2^2))*[.G185]+(PI())*0.005/(0.2^2)*[.H185]" office:value-type="float" office:value="0" calcext:value-type="float">
            <text:p>0</text:p>
          </table:table-cell>
          <table:table-cell table:formula="of:=(PI())*0.005/(0.2^2)*[.G185]+(1-2*(PI())*0.005/(0.2^2))*[.H185]+(PI())*0.005/(0.2^2)*[.I185]" office:value-type="float" office:value="-0.0000000000000606062020445599" calcext:value-type="float">
            <text:p>-6.06062020445599E-14</text:p>
          </table:table-cell>
          <table:table-cell table:formula="of:=(PI())*0.005/(0.2^2)*[.H185]+(1-2*(PI())*0.005/(0.2^2))*[.I185]+(PI())*0.005/(0.2^2)*[.J185]" office:value-type="float" office:value="-0.0000000000000980628948371414" calcext:value-type="float">
            <text:p>-9.80628948371414E-14</text:p>
          </table:table-cell>
          <table:table-cell table:formula="of:=(PI())*0.005/(0.2^2)*[.I185]+(1-2*(PI())*0.005/(0.2^2))*[.J185]+(PI())*0.005/(0.2^2)*[.K185]" office:value-type="float" office:value="-0.0000000000000980628948371414" calcext:value-type="float">
            <text:p>-9.80628948371414E-14</text:p>
          </table:table-cell>
          <table:table-cell table:formula="of:=(PI())*0.005/(0.2^2)*[.J185]+(1-2*(PI())*0.005/(0.2^2))*[.K185]+(PI())*0.005/(0.2^2)*[.L185]" office:value-type="float" office:value="-0.0000000000000606062020445599" calcext:value-type="float">
            <text:p>-6.06062020445599E-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86]+0.005" office:value-type="float" office:value="0.925000000000001" calcext:value-type="float">
            <text:p>0.92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86]+(1-2*(PI())*0.005/(0.2^2))*[.C186]+(PI())*0.005/(0.2^2)*[.D186]" office:value-type="float" office:value="0.0000000000000515154110195319" calcext:value-type="float">
            <text:p>5.15154110195319E-14</text:p>
          </table:table-cell>
          <table:table-cell table:formula="of:=(PI())*0.005/(0.2^2)*[.C186]+(1-2*(PI())*0.005/(0.2^2))*[.D186]+(PI())*0.005/(0.2^2)*[.E186]" office:value-type="float" office:value="0.0000000000000833536859740234" calcext:value-type="float">
            <text:p>8.33536859740234E-14</text:p>
          </table:table-cell>
          <table:table-cell table:formula="of:=(PI())*0.005/(0.2^2)*[.D186]+(1-2*(PI())*0.005/(0.2^2))*[.E186]+(PI())*0.005/(0.2^2)*[.F186]" office:value-type="float" office:value="0.0000000000000833536859740234" calcext:value-type="float">
            <text:p>8.33536859740234E-14</text:p>
          </table:table-cell>
          <table:table-cell table:formula="of:=(PI())*0.005/(0.2^2)*[.E186]+(1-2*(PI())*0.005/(0.2^2))*[.F186]+(PI())*0.005/(0.2^2)*[.G186]" office:value-type="float" office:value="0.0000000000000515154110195319" calcext:value-type="float">
            <text:p>5.15154110195319E-14</text:p>
          </table:table-cell>
          <table:table-cell table:formula="of:=(PI())*0.005/(0.2^2)*[.F186]+(1-2*(PI())*0.005/(0.2^2))*[.G186]+(PI())*0.005/(0.2^2)*[.H186]" office:value-type="float" office:value="0" calcext:value-type="float">
            <text:p>0</text:p>
          </table:table-cell>
          <table:table-cell table:formula="of:=(PI())*0.005/(0.2^2)*[.G186]+(1-2*(PI())*0.005/(0.2^2))*[.H186]+(PI())*0.005/(0.2^2)*[.I186]" office:value-type="float" office:value="-0.0000000000000515154110195319" calcext:value-type="float">
            <text:p>-5.15154110195319E-14</text:p>
          </table:table-cell>
          <table:table-cell table:formula="of:=(PI())*0.005/(0.2^2)*[.H186]+(1-2*(PI())*0.005/(0.2^2))*[.I186]+(PI())*0.005/(0.2^2)*[.J186]" office:value-type="float" office:value="-0.0000000000000833536859740234" calcext:value-type="float">
            <text:p>-8.33536859740234E-14</text:p>
          </table:table-cell>
          <table:table-cell table:formula="of:=(PI())*0.005/(0.2^2)*[.I186]+(1-2*(PI())*0.005/(0.2^2))*[.J186]+(PI())*0.005/(0.2^2)*[.K186]" office:value-type="float" office:value="-0.0000000000000833536859740234" calcext:value-type="float">
            <text:p>-8.33536859740234E-14</text:p>
          </table:table-cell>
          <table:table-cell table:formula="of:=(PI())*0.005/(0.2^2)*[.J186]+(1-2*(PI())*0.005/(0.2^2))*[.K186]+(PI())*0.005/(0.2^2)*[.L186]" office:value-type="float" office:value="-0.0000000000000515154110195319" calcext:value-type="float">
            <text:p>-5.15154110195319E-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87]+0.005" office:value-type="float" office:value="0.930000000000001" calcext:value-type="float">
            <text:p>0.93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87]+(1-2*(PI())*0.005/(0.2^2))*[.C187]+(PI())*0.005/(0.2^2)*[.D187]" office:value-type="float" office:value="0.0000000000000437882177563297" calcext:value-type="float">
            <text:p>4.37882177563297E-14</text:p>
          </table:table-cell>
          <table:table-cell table:formula="of:=(PI())*0.005/(0.2^2)*[.C187]+(1-2*(PI())*0.005/(0.2^2))*[.D187]+(PI())*0.005/(0.2^2)*[.E187]" office:value-type="float" office:value="0.0000000000000708508246365231" calcext:value-type="float">
            <text:p>7.08508246365231E-14</text:p>
          </table:table-cell>
          <table:table-cell table:formula="of:=(PI())*0.005/(0.2^2)*[.D187]+(1-2*(PI())*0.005/(0.2^2))*[.E187]+(PI())*0.005/(0.2^2)*[.F187]" office:value-type="float" office:value="0.0000000000000708508246365231" calcext:value-type="float">
            <text:p>7.08508246365231E-14</text:p>
          </table:table-cell>
          <table:table-cell table:formula="of:=(PI())*0.005/(0.2^2)*[.E187]+(1-2*(PI())*0.005/(0.2^2))*[.F187]+(PI())*0.005/(0.2^2)*[.G187]" office:value-type="float" office:value="0.0000000000000437882177563297" calcext:value-type="float">
            <text:p>4.37882177563297E-14</text:p>
          </table:table-cell>
          <table:table-cell table:formula="of:=(PI())*0.005/(0.2^2)*[.F187]+(1-2*(PI())*0.005/(0.2^2))*[.G187]+(PI())*0.005/(0.2^2)*[.H187]" office:value-type="float" office:value="0" calcext:value-type="float">
            <text:p>0</text:p>
          </table:table-cell>
          <table:table-cell table:formula="of:=(PI())*0.005/(0.2^2)*[.G187]+(1-2*(PI())*0.005/(0.2^2))*[.H187]+(PI())*0.005/(0.2^2)*[.I187]" office:value-type="float" office:value="-0.0000000000000437882177563297" calcext:value-type="float">
            <text:p>-4.37882177563297E-14</text:p>
          </table:table-cell>
          <table:table-cell table:formula="of:=(PI())*0.005/(0.2^2)*[.H187]+(1-2*(PI())*0.005/(0.2^2))*[.I187]+(PI())*0.005/(0.2^2)*[.J187]" office:value-type="float" office:value="-0.0000000000000708508246365231" calcext:value-type="float">
            <text:p>-7.08508246365231E-14</text:p>
          </table:table-cell>
          <table:table-cell table:formula="of:=(PI())*0.005/(0.2^2)*[.I187]+(1-2*(PI())*0.005/(0.2^2))*[.J187]+(PI())*0.005/(0.2^2)*[.K187]" office:value-type="float" office:value="-0.0000000000000708508246365231" calcext:value-type="float">
            <text:p>-7.08508246365231E-14</text:p>
          </table:table-cell>
          <table:table-cell table:formula="of:=(PI())*0.005/(0.2^2)*[.J187]+(1-2*(PI())*0.005/(0.2^2))*[.K187]+(PI())*0.005/(0.2^2)*[.L187]" office:value-type="float" office:value="-0.0000000000000437882177563297" calcext:value-type="float">
            <text:p>-4.37882177563297E-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88]+0.005" office:value-type="float" office:value="0.935000000000001" calcext:value-type="float">
            <text:p>0.93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88]+(1-2*(PI())*0.005/(0.2^2))*[.C188]+(PI())*0.005/(0.2^2)*[.D188]" office:value-type="float" office:value="0.0000000000000372200857244208" calcext:value-type="float">
            <text:p>3.72200857244208E-14</text:p>
          </table:table-cell>
          <table:table-cell table:formula="of:=(PI())*0.005/(0.2^2)*[.C188]+(1-2*(PI())*0.005/(0.2^2))*[.D188]+(PI())*0.005/(0.2^2)*[.E188]" office:value-type="float" office:value="0.0000000000000602233637662976" calcext:value-type="float">
            <text:p>6.02233637662976E-14</text:p>
          </table:table-cell>
          <table:table-cell table:formula="of:=(PI())*0.005/(0.2^2)*[.D188]+(1-2*(PI())*0.005/(0.2^2))*[.E188]+(PI())*0.005/(0.2^2)*[.F188]" office:value-type="float" office:value="0.0000000000000602233637662976" calcext:value-type="float">
            <text:p>6.02233637662976E-14</text:p>
          </table:table-cell>
          <table:table-cell table:formula="of:=(PI())*0.005/(0.2^2)*[.E188]+(1-2*(PI())*0.005/(0.2^2))*[.F188]+(PI())*0.005/(0.2^2)*[.G188]" office:value-type="float" office:value="0.0000000000000372200857244208" calcext:value-type="float">
            <text:p>3.72200857244208E-14</text:p>
          </table:table-cell>
          <table:table-cell table:formula="of:=(PI())*0.005/(0.2^2)*[.F188]+(1-2*(PI())*0.005/(0.2^2))*[.G188]+(PI())*0.005/(0.2^2)*[.H188]" office:value-type="float" office:value="0" calcext:value-type="float">
            <text:p>0</text:p>
          </table:table-cell>
          <table:table-cell table:formula="of:=(PI())*0.005/(0.2^2)*[.G188]+(1-2*(PI())*0.005/(0.2^2))*[.H188]+(PI())*0.005/(0.2^2)*[.I188]" office:value-type="float" office:value="-0.0000000000000372200857244208" calcext:value-type="float">
            <text:p>-3.72200857244208E-14</text:p>
          </table:table-cell>
          <table:table-cell table:formula="of:=(PI())*0.005/(0.2^2)*[.H188]+(1-2*(PI())*0.005/(0.2^2))*[.I188]+(PI())*0.005/(0.2^2)*[.J188]" office:value-type="float" office:value="-0.0000000000000602233637662976" calcext:value-type="float">
            <text:p>-6.02233637662976E-14</text:p>
          </table:table-cell>
          <table:table-cell table:formula="of:=(PI())*0.005/(0.2^2)*[.I188]+(1-2*(PI())*0.005/(0.2^2))*[.J188]+(PI())*0.005/(0.2^2)*[.K188]" office:value-type="float" office:value="-0.0000000000000602233637662976" calcext:value-type="float">
            <text:p>-6.02233637662976E-14</text:p>
          </table:table-cell>
          <table:table-cell table:formula="of:=(PI())*0.005/(0.2^2)*[.J188]+(1-2*(PI())*0.005/(0.2^2))*[.K188]+(PI())*0.005/(0.2^2)*[.L188]" office:value-type="float" office:value="-0.0000000000000372200857244208" calcext:value-type="float">
            <text:p>-3.72200857244208E-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89]+0.005" office:value-type="float" office:value="0.940000000000001" calcext:value-type="float">
            <text:p>0.94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89]+(1-2*(PI())*0.005/(0.2^2))*[.C189]+(PI())*0.005/(0.2^2)*[.D189]" office:value-type="float" office:value="0.0000000000000316371584027984" calcext:value-type="float">
            <text:p>3.16371584027984E-14</text:p>
          </table:table-cell>
          <table:table-cell table:formula="of:=(PI())*0.005/(0.2^2)*[.C189]+(1-2*(PI())*0.005/(0.2^2))*[.D189]+(PI())*0.005/(0.2^2)*[.E189]" office:value-type="float" office:value="0.0000000000000511899976031921" calcext:value-type="float">
            <text:p>5.11899976031921E-14</text:p>
          </table:table-cell>
          <table:table-cell table:formula="of:=(PI())*0.005/(0.2^2)*[.D189]+(1-2*(PI())*0.005/(0.2^2))*[.E189]+(PI())*0.005/(0.2^2)*[.F189]" office:value-type="float" office:value="0.0000000000000511899976031921" calcext:value-type="float">
            <text:p>5.11899976031921E-14</text:p>
          </table:table-cell>
          <table:table-cell table:formula="of:=(PI())*0.005/(0.2^2)*[.E189]+(1-2*(PI())*0.005/(0.2^2))*[.F189]+(PI())*0.005/(0.2^2)*[.G189]" office:value-type="float" office:value="0.0000000000000316371584027984" calcext:value-type="float">
            <text:p>3.16371584027984E-14</text:p>
          </table:table-cell>
          <table:table-cell table:formula="of:=(PI())*0.005/(0.2^2)*[.F189]+(1-2*(PI())*0.005/(0.2^2))*[.G189]+(PI())*0.005/(0.2^2)*[.H189]" office:value-type="float" office:value="0" calcext:value-type="float">
            <text:p>0</text:p>
          </table:table-cell>
          <table:table-cell table:formula="of:=(PI())*0.005/(0.2^2)*[.G189]+(1-2*(PI())*0.005/(0.2^2))*[.H189]+(PI())*0.005/(0.2^2)*[.I189]" office:value-type="float" office:value="-0.0000000000000316371584027984" calcext:value-type="float">
            <text:p>-3.16371584027984E-14</text:p>
          </table:table-cell>
          <table:table-cell table:formula="of:=(PI())*0.005/(0.2^2)*[.H189]+(1-2*(PI())*0.005/(0.2^2))*[.I189]+(PI())*0.005/(0.2^2)*[.J189]" office:value-type="float" office:value="-0.0000000000000511899976031921" calcext:value-type="float">
            <text:p>-5.11899976031921E-14</text:p>
          </table:table-cell>
          <table:table-cell table:formula="of:=(PI())*0.005/(0.2^2)*[.I189]+(1-2*(PI())*0.005/(0.2^2))*[.J189]+(PI())*0.005/(0.2^2)*[.K189]" office:value-type="float" office:value="-0.0000000000000511899976031921" calcext:value-type="float">
            <text:p>-5.11899976031921E-14</text:p>
          </table:table-cell>
          <table:table-cell table:formula="of:=(PI())*0.005/(0.2^2)*[.J189]+(1-2*(PI())*0.005/(0.2^2))*[.K189]+(PI())*0.005/(0.2^2)*[.L189]" office:value-type="float" office:value="-0.0000000000000316371584027984" calcext:value-type="float">
            <text:p>-3.16371584027984E-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90]+0.005" office:value-type="float" office:value="0.945000000000001" calcext:value-type="float">
            <text:p>0.94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90]+(1-2*(PI())*0.005/(0.2^2))*[.C190]+(PI())*0.005/(0.2^2)*[.D190]" office:value-type="float" office:value="0.0000000000000268916573490598" calcext:value-type="float">
            <text:p>2.68916573490598E-14</text:p>
          </table:table-cell>
          <table:table-cell table:formula="of:=(PI())*0.005/(0.2^2)*[.C190]+(1-2*(PI())*0.005/(0.2^2))*[.D190]+(PI())*0.005/(0.2^2)*[.E190]" office:value-type="float" office:value="0.0000000000000435116156045947" calcext:value-type="float">
            <text:p>4.35116156045947E-14</text:p>
          </table:table-cell>
          <table:table-cell table:formula="of:=(PI())*0.005/(0.2^2)*[.D190]+(1-2*(PI())*0.005/(0.2^2))*[.E190]+(PI())*0.005/(0.2^2)*[.F190]" office:value-type="float" office:value="0.0000000000000435116156045947" calcext:value-type="float">
            <text:p>4.35116156045947E-14</text:p>
          </table:table-cell>
          <table:table-cell table:formula="of:=(PI())*0.005/(0.2^2)*[.E190]+(1-2*(PI())*0.005/(0.2^2))*[.F190]+(PI())*0.005/(0.2^2)*[.G190]" office:value-type="float" office:value="0.0000000000000268916573490598" calcext:value-type="float">
            <text:p>2.68916573490598E-14</text:p>
          </table:table-cell>
          <table:table-cell table:formula="of:=(PI())*0.005/(0.2^2)*[.F190]+(1-2*(PI())*0.005/(0.2^2))*[.G190]+(PI())*0.005/(0.2^2)*[.H190]" office:value-type="float" office:value="0" calcext:value-type="float">
            <text:p>0</text:p>
          </table:table-cell>
          <table:table-cell table:formula="of:=(PI())*0.005/(0.2^2)*[.G190]+(1-2*(PI())*0.005/(0.2^2))*[.H190]+(PI())*0.005/(0.2^2)*[.I190]" office:value-type="float" office:value="-0.0000000000000268916573490598" calcext:value-type="float">
            <text:p>-2.68916573490598E-14</text:p>
          </table:table-cell>
          <table:table-cell table:formula="of:=(PI())*0.005/(0.2^2)*[.H190]+(1-2*(PI())*0.005/(0.2^2))*[.I190]+(PI())*0.005/(0.2^2)*[.J190]" office:value-type="float" office:value="-0.0000000000000435116156045947" calcext:value-type="float">
            <text:p>-4.35116156045947E-14</text:p>
          </table:table-cell>
          <table:table-cell table:formula="of:=(PI())*0.005/(0.2^2)*[.I190]+(1-2*(PI())*0.005/(0.2^2))*[.J190]+(PI())*0.005/(0.2^2)*[.K190]" office:value-type="float" office:value="-0.0000000000000435116156045947" calcext:value-type="float">
            <text:p>-4.35116156045947E-14</text:p>
          </table:table-cell>
          <table:table-cell table:formula="of:=(PI())*0.005/(0.2^2)*[.J190]+(1-2*(PI())*0.005/(0.2^2))*[.K190]+(PI())*0.005/(0.2^2)*[.L190]" office:value-type="float" office:value="-0.0000000000000268916573490598" calcext:value-type="float">
            <text:p>-2.68916573490598E-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91]+0.005" office:value-type="float" office:value="0.950000000000001" calcext:value-type="float">
            <text:p>0.95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91]+(1-2*(PI())*0.005/(0.2^2))*[.C191]+(PI())*0.005/(0.2^2)*[.D191]" office:value-type="float" office:value="0.000000000000022857970547547" calcext:value-type="float">
            <text:p>2.2857970547547E-14</text:p>
          </table:table-cell>
          <table:table-cell table:formula="of:=(PI())*0.005/(0.2^2)*[.C191]+(1-2*(PI())*0.005/(0.2^2))*[.D191]+(PI())*0.005/(0.2^2)*[.E191]" office:value-type="float" office:value="0.000000000000036984973259775" calcext:value-type="float">
            <text:p>3.6984973259775E-14</text:p>
          </table:table-cell>
          <table:table-cell table:formula="of:=(PI())*0.005/(0.2^2)*[.D191]+(1-2*(PI())*0.005/(0.2^2))*[.E191]+(PI())*0.005/(0.2^2)*[.F191]" office:value-type="float" office:value="0.000000000000036984973259775" calcext:value-type="float">
            <text:p>3.6984973259775E-14</text:p>
          </table:table-cell>
          <table:table-cell table:formula="of:=(PI())*0.005/(0.2^2)*[.E191]+(1-2*(PI())*0.005/(0.2^2))*[.F191]+(PI())*0.005/(0.2^2)*[.G191]" office:value-type="float" office:value="0.000000000000022857970547547" calcext:value-type="float">
            <text:p>2.2857970547547E-14</text:p>
          </table:table-cell>
          <table:table-cell table:formula="of:=(PI())*0.005/(0.2^2)*[.F191]+(1-2*(PI())*0.005/(0.2^2))*[.G191]+(PI())*0.005/(0.2^2)*[.H191]" office:value-type="float" office:value="0" calcext:value-type="float">
            <text:p>0</text:p>
          </table:table-cell>
          <table:table-cell table:formula="of:=(PI())*0.005/(0.2^2)*[.G191]+(1-2*(PI())*0.005/(0.2^2))*[.H191]+(PI())*0.005/(0.2^2)*[.I191]" office:value-type="float" office:value="-0.000000000000022857970547547" calcext:value-type="float">
            <text:p>-2.2857970547547E-14</text:p>
          </table:table-cell>
          <table:table-cell table:formula="of:=(PI())*0.005/(0.2^2)*[.H191]+(1-2*(PI())*0.005/(0.2^2))*[.I191]+(PI())*0.005/(0.2^2)*[.J191]" office:value-type="float" office:value="-0.000000000000036984973259775" calcext:value-type="float">
            <text:p>-3.6984973259775E-14</text:p>
          </table:table-cell>
          <table:table-cell table:formula="of:=(PI())*0.005/(0.2^2)*[.I191]+(1-2*(PI())*0.005/(0.2^2))*[.J191]+(PI())*0.005/(0.2^2)*[.K191]" office:value-type="float" office:value="-0.000000000000036984973259775" calcext:value-type="float">
            <text:p>-3.6984973259775E-14</text:p>
          </table:table-cell>
          <table:table-cell table:formula="of:=(PI())*0.005/(0.2^2)*[.J191]+(1-2*(PI())*0.005/(0.2^2))*[.K191]+(PI())*0.005/(0.2^2)*[.L191]" office:value-type="float" office:value="-0.000000000000022857970547547" calcext:value-type="float">
            <text:p>-2.2857970547547E-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92]+0.005" office:value-type="float" office:value="0.955000000000001" calcext:value-type="float">
            <text:p>0.95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92]+(1-2*(PI())*0.005/(0.2^2))*[.C192]+(PI())*0.005/(0.2^2)*[.D192]" office:value-type="float" office:value="0.0000000000000194293274962761" calcext:value-type="float">
            <text:p>1.94293274962761E-14</text:p>
          </table:table-cell>
          <table:table-cell table:formula="of:=(PI())*0.005/(0.2^2)*[.C192]+(1-2*(PI())*0.005/(0.2^2))*[.D192]+(PI())*0.005/(0.2^2)*[.E192]" office:value-type="float" office:value="0.0000000000000314373122675277" calcext:value-type="float">
            <text:p>3.14373122675277E-14</text:p>
          </table:table-cell>
          <table:table-cell table:formula="of:=(PI())*0.005/(0.2^2)*[.D192]+(1-2*(PI())*0.005/(0.2^2))*[.E192]+(PI())*0.005/(0.2^2)*[.F192]" office:value-type="float" office:value="0.0000000000000314373122675277" calcext:value-type="float">
            <text:p>3.14373122675277E-14</text:p>
          </table:table-cell>
          <table:table-cell table:formula="of:=(PI())*0.005/(0.2^2)*[.E192]+(1-2*(PI())*0.005/(0.2^2))*[.F192]+(PI())*0.005/(0.2^2)*[.G192]" office:value-type="float" office:value="0.0000000000000194293274962761" calcext:value-type="float">
            <text:p>1.94293274962761E-14</text:p>
          </table:table-cell>
          <table:table-cell table:formula="of:=(PI())*0.005/(0.2^2)*[.F192]+(1-2*(PI())*0.005/(0.2^2))*[.G192]+(PI())*0.005/(0.2^2)*[.H192]" office:value-type="float" office:value="0" calcext:value-type="float">
            <text:p>0</text:p>
          </table:table-cell>
          <table:table-cell table:formula="of:=(PI())*0.005/(0.2^2)*[.G192]+(1-2*(PI())*0.005/(0.2^2))*[.H192]+(PI())*0.005/(0.2^2)*[.I192]" office:value-type="float" office:value="-0.0000000000000194293274962761" calcext:value-type="float">
            <text:p>-1.94293274962761E-14</text:p>
          </table:table-cell>
          <table:table-cell table:formula="of:=(PI())*0.005/(0.2^2)*[.H192]+(1-2*(PI())*0.005/(0.2^2))*[.I192]+(PI())*0.005/(0.2^2)*[.J192]" office:value-type="float" office:value="-0.0000000000000314373122675277" calcext:value-type="float">
            <text:p>-3.14373122675277E-14</text:p>
          </table:table-cell>
          <table:table-cell table:formula="of:=(PI())*0.005/(0.2^2)*[.I192]+(1-2*(PI())*0.005/(0.2^2))*[.J192]+(PI())*0.005/(0.2^2)*[.K192]" office:value-type="float" office:value="-0.0000000000000314373122675277" calcext:value-type="float">
            <text:p>-3.14373122675277E-14</text:p>
          </table:table-cell>
          <table:table-cell table:formula="of:=(PI())*0.005/(0.2^2)*[.J192]+(1-2*(PI())*0.005/(0.2^2))*[.K192]+(PI())*0.005/(0.2^2)*[.L192]" office:value-type="float" office:value="-0.0000000000000194293274962761" calcext:value-type="float">
            <text:p>-1.94293274962761E-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93]+0.005" office:value-type="float" office:value="0.960000000000001" calcext:value-type="float">
            <text:p>0.96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93]+(1-2*(PI())*0.005/(0.2^2))*[.C193]+(PI())*0.005/(0.2^2)*[.D193]" office:value-type="float" office:value="0.0000000000000165149730231875" calcext:value-type="float">
            <text:p>1.65149730231875E-14</text:p>
          </table:table-cell>
          <table:table-cell table:formula="of:=(PI())*0.005/(0.2^2)*[.C193]+(1-2*(PI())*0.005/(0.2^2))*[.D193]+(PI())*0.005/(0.2^2)*[.E193]" office:value-type="float" office:value="0.0000000000000267217876748049" calcext:value-type="float">
            <text:p>2.67217876748049E-14</text:p>
          </table:table-cell>
          <table:table-cell table:formula="of:=(PI())*0.005/(0.2^2)*[.D193]+(1-2*(PI())*0.005/(0.2^2))*[.E193]+(PI())*0.005/(0.2^2)*[.F193]" office:value-type="float" office:value="0.0000000000000267217876748049" calcext:value-type="float">
            <text:p>2.67217876748049E-14</text:p>
          </table:table-cell>
          <table:table-cell table:formula="of:=(PI())*0.005/(0.2^2)*[.E193]+(1-2*(PI())*0.005/(0.2^2))*[.F193]+(PI())*0.005/(0.2^2)*[.G193]" office:value-type="float" office:value="0.0000000000000165149730231875" calcext:value-type="float">
            <text:p>1.65149730231875E-14</text:p>
          </table:table-cell>
          <table:table-cell table:formula="of:=(PI())*0.005/(0.2^2)*[.F193]+(1-2*(PI())*0.005/(0.2^2))*[.G193]+(PI())*0.005/(0.2^2)*[.H193]" office:value-type="float" office:value="0" calcext:value-type="float">
            <text:p>0</text:p>
          </table:table-cell>
          <table:table-cell table:formula="of:=(PI())*0.005/(0.2^2)*[.G193]+(1-2*(PI())*0.005/(0.2^2))*[.H193]+(PI())*0.005/(0.2^2)*[.I193]" office:value-type="float" office:value="-0.0000000000000165149730231875" calcext:value-type="float">
            <text:p>-1.65149730231875E-14</text:p>
          </table:table-cell>
          <table:table-cell table:formula="of:=(PI())*0.005/(0.2^2)*[.H193]+(1-2*(PI())*0.005/(0.2^2))*[.I193]+(PI())*0.005/(0.2^2)*[.J193]" office:value-type="float" office:value="-0.0000000000000267217876748049" calcext:value-type="float">
            <text:p>-2.67217876748049E-14</text:p>
          </table:table-cell>
          <table:table-cell table:formula="of:=(PI())*0.005/(0.2^2)*[.I193]+(1-2*(PI())*0.005/(0.2^2))*[.J193]+(PI())*0.005/(0.2^2)*[.K193]" office:value-type="float" office:value="-0.0000000000000267217876748049" calcext:value-type="float">
            <text:p>-2.67217876748049E-14</text:p>
          </table:table-cell>
          <table:table-cell table:formula="of:=(PI())*0.005/(0.2^2)*[.J193]+(1-2*(PI())*0.005/(0.2^2))*[.K193]+(PI())*0.005/(0.2^2)*[.L193]" office:value-type="float" office:value="-0.0000000000000165149730231875" calcext:value-type="float">
            <text:p>-1.65149730231875E-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94]+0.005" office:value-type="float" office:value="0.965000000000001" calcext:value-type="float">
            <text:p>0.96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94]+(1-2*(PI())*0.005/(0.2^2))*[.C194]+(PI())*0.005/(0.2^2)*[.D194]" office:value-type="float" office:value="0.0000000000000140377650234618" calcext:value-type="float">
            <text:p>1.40377650234618E-14</text:p>
          </table:table-cell>
          <table:table-cell table:formula="of:=(PI())*0.005/(0.2^2)*[.C194]+(1-2*(PI())*0.005/(0.2^2))*[.D194]+(PI())*0.005/(0.2^2)*[.E194]" office:value-type="float" office:value="0.0000000000000227135809340457" calcext:value-type="float">
            <text:p>2.27135809340457E-14</text:p>
          </table:table-cell>
          <table:table-cell table:formula="of:=(PI())*0.005/(0.2^2)*[.D194]+(1-2*(PI())*0.005/(0.2^2))*[.E194]+(PI())*0.005/(0.2^2)*[.F194]" office:value-type="float" office:value="0.0000000000000227135809340457" calcext:value-type="float">
            <text:p>2.27135809340457E-14</text:p>
          </table:table-cell>
          <table:table-cell table:formula="of:=(PI())*0.005/(0.2^2)*[.E194]+(1-2*(PI())*0.005/(0.2^2))*[.F194]+(PI())*0.005/(0.2^2)*[.G194]" office:value-type="float" office:value="0.0000000000000140377650234618" calcext:value-type="float">
            <text:p>1.40377650234618E-14</text:p>
          </table:table-cell>
          <table:table-cell table:formula="of:=(PI())*0.005/(0.2^2)*[.F194]+(1-2*(PI())*0.005/(0.2^2))*[.G194]+(PI())*0.005/(0.2^2)*[.H194]" office:value-type="float" office:value="0" calcext:value-type="float">
            <text:p>0</text:p>
          </table:table-cell>
          <table:table-cell table:formula="of:=(PI())*0.005/(0.2^2)*[.G194]+(1-2*(PI())*0.005/(0.2^2))*[.H194]+(PI())*0.005/(0.2^2)*[.I194]" office:value-type="float" office:value="-0.0000000000000140377650234618" calcext:value-type="float">
            <text:p>-1.40377650234618E-14</text:p>
          </table:table-cell>
          <table:table-cell table:formula="of:=(PI())*0.005/(0.2^2)*[.H194]+(1-2*(PI())*0.005/(0.2^2))*[.I194]+(PI())*0.005/(0.2^2)*[.J194]" office:value-type="float" office:value="-0.0000000000000227135809340457" calcext:value-type="float">
            <text:p>-2.27135809340457E-14</text:p>
          </table:table-cell>
          <table:table-cell table:formula="of:=(PI())*0.005/(0.2^2)*[.I194]+(1-2*(PI())*0.005/(0.2^2))*[.J194]+(PI())*0.005/(0.2^2)*[.K194]" office:value-type="float" office:value="-0.0000000000000227135809340457" calcext:value-type="float">
            <text:p>-2.27135809340457E-14</text:p>
          </table:table-cell>
          <table:table-cell table:formula="of:=(PI())*0.005/(0.2^2)*[.J194]+(1-2*(PI())*0.005/(0.2^2))*[.K194]+(PI())*0.005/(0.2^2)*[.L194]" office:value-type="float" office:value="-0.0000000000000140377650234618" calcext:value-type="float">
            <text:p>-1.40377650234618E-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95]+0.005" office:value-type="float" office:value="0.970000000000001" calcext:value-type="float">
            <text:p>0.97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95]+(1-2*(PI())*0.005/(0.2^2))*[.C195]+(PI())*0.005/(0.2^2)*[.D195]" office:value-type="float" office:value="0.0000000000000119321325307194" calcext:value-type="float">
            <text:p>1.19321325307194E-14</text:p>
          </table:table-cell>
          <table:table-cell table:formula="of:=(PI())*0.005/(0.2^2)*[.C195]+(1-2*(PI())*0.005/(0.2^2))*[.D195]+(PI())*0.005/(0.2^2)*[.E195]" office:value-type="float" office:value="0.0000000000000193065959929722" calcext:value-type="float">
            <text:p>1.93065959929722E-14</text:p>
          </table:table-cell>
          <table:table-cell table:formula="of:=(PI())*0.005/(0.2^2)*[.D195]+(1-2*(PI())*0.005/(0.2^2))*[.E195]+(PI())*0.005/(0.2^2)*[.F195]" office:value-type="float" office:value="0.0000000000000193065959929722" calcext:value-type="float">
            <text:p>1.93065959929722E-14</text:p>
          </table:table-cell>
          <table:table-cell table:formula="of:=(PI())*0.005/(0.2^2)*[.E195]+(1-2*(PI())*0.005/(0.2^2))*[.F195]+(PI())*0.005/(0.2^2)*[.G195]" office:value-type="float" office:value="0.0000000000000119321325307194" calcext:value-type="float">
            <text:p>1.19321325307194E-14</text:p>
          </table:table-cell>
          <table:table-cell table:formula="of:=(PI())*0.005/(0.2^2)*[.F195]+(1-2*(PI())*0.005/(0.2^2))*[.G195]+(PI())*0.005/(0.2^2)*[.H195]" office:value-type="float" office:value="0" calcext:value-type="float">
            <text:p>0</text:p>
          </table:table-cell>
          <table:table-cell table:formula="of:=(PI())*0.005/(0.2^2)*[.G195]+(1-2*(PI())*0.005/(0.2^2))*[.H195]+(PI())*0.005/(0.2^2)*[.I195]" office:value-type="float" office:value="-0.0000000000000119321325307194" calcext:value-type="float">
            <text:p>-1.19321325307194E-14</text:p>
          </table:table-cell>
          <table:table-cell table:formula="of:=(PI())*0.005/(0.2^2)*[.H195]+(1-2*(PI())*0.005/(0.2^2))*[.I195]+(PI())*0.005/(0.2^2)*[.J195]" office:value-type="float" office:value="-0.0000000000000193065959929722" calcext:value-type="float">
            <text:p>-1.93065959929722E-14</text:p>
          </table:table-cell>
          <table:table-cell table:formula="of:=(PI())*0.005/(0.2^2)*[.I195]+(1-2*(PI())*0.005/(0.2^2))*[.J195]+(PI())*0.005/(0.2^2)*[.K195]" office:value-type="float" office:value="-0.0000000000000193065959929722" calcext:value-type="float">
            <text:p>-1.93065959929722E-14</text:p>
          </table:table-cell>
          <table:table-cell table:formula="of:=(PI())*0.005/(0.2^2)*[.J195]+(1-2*(PI())*0.005/(0.2^2))*[.K195]+(PI())*0.005/(0.2^2)*[.L195]" office:value-type="float" office:value="-0.0000000000000119321325307194" calcext:value-type="float">
            <text:p>-1.19321325307194E-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96]+0.005" office:value-type="float" office:value="0.975000000000001" calcext:value-type="float">
            <text:p>0.97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96]+(1-2*(PI())*0.005/(0.2^2))*[.C196]+(PI())*0.005/(0.2^2)*[.D196]" office:value-type="float" office:value="0.0000000000000101423400728459" calcext:value-type="float">
            <text:p>1.01423400728459E-14</text:p>
          </table:table-cell>
          <table:table-cell table:formula="of:=(PI())*0.005/(0.2^2)*[.C196]+(1-2*(PI())*0.005/(0.2^2))*[.D196]+(PI())*0.005/(0.2^2)*[.E196]" office:value-type="float" office:value="0.0000000000000164106509633247" calcext:value-type="float">
            <text:p>1.64106509633247E-14</text:p>
          </table:table-cell>
          <table:table-cell table:formula="of:=(PI())*0.005/(0.2^2)*[.D196]+(1-2*(PI())*0.005/(0.2^2))*[.E196]+(PI())*0.005/(0.2^2)*[.F196]" office:value-type="float" office:value="0.0000000000000164106509633247" calcext:value-type="float">
            <text:p>1.64106509633247E-14</text:p>
          </table:table-cell>
          <table:table-cell table:formula="of:=(PI())*0.005/(0.2^2)*[.E196]+(1-2*(PI())*0.005/(0.2^2))*[.F196]+(PI())*0.005/(0.2^2)*[.G196]" office:value-type="float" office:value="0.0000000000000101423400728459" calcext:value-type="float">
            <text:p>1.01423400728459E-14</text:p>
          </table:table-cell>
          <table:table-cell table:formula="of:=(PI())*0.005/(0.2^2)*[.F196]+(1-2*(PI())*0.005/(0.2^2))*[.G196]+(PI())*0.005/(0.2^2)*[.H196]" office:value-type="float" office:value="0" calcext:value-type="float">
            <text:p>0</text:p>
          </table:table-cell>
          <table:table-cell table:formula="of:=(PI())*0.005/(0.2^2)*[.G196]+(1-2*(PI())*0.005/(0.2^2))*[.H196]+(PI())*0.005/(0.2^2)*[.I196]" office:value-type="float" office:value="-0.0000000000000101423400728459" calcext:value-type="float">
            <text:p>-1.01423400728459E-14</text:p>
          </table:table-cell>
          <table:table-cell table:formula="of:=(PI())*0.005/(0.2^2)*[.H196]+(1-2*(PI())*0.005/(0.2^2))*[.I196]+(PI())*0.005/(0.2^2)*[.J196]" office:value-type="float" office:value="-0.0000000000000164106509633247" calcext:value-type="float">
            <text:p>-1.64106509633247E-14</text:p>
          </table:table-cell>
          <table:table-cell table:formula="of:=(PI())*0.005/(0.2^2)*[.I196]+(1-2*(PI())*0.005/(0.2^2))*[.J196]+(PI())*0.005/(0.2^2)*[.K196]" office:value-type="float" office:value="-0.0000000000000164106509633247" calcext:value-type="float">
            <text:p>-1.64106509633247E-14</text:p>
          </table:table-cell>
          <table:table-cell table:formula="of:=(PI())*0.005/(0.2^2)*[.J196]+(1-2*(PI())*0.005/(0.2^2))*[.K196]+(PI())*0.005/(0.2^2)*[.L196]" office:value-type="float" office:value="-0.0000000000000101423400728459" calcext:value-type="float">
            <text:p>-1.01423400728459E-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97]+0.005" office:value-type="float" office:value="0.980000000000001" calcext:value-type="float">
            <text:p>0.98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97]+(1-2*(PI())*0.005/(0.2^2))*[.C197]+(PI())*0.005/(0.2^2)*[.D197]" office:value-type="float" office:value="8.62101237045628E-015" calcext:value-type="float">
            <text:p>8.62101237045628E-15</text:p>
          </table:table-cell>
          <table:table-cell table:formula="of:=(PI())*0.005/(0.2^2)*[.C197]+(1-2*(PI())*0.005/(0.2^2))*[.D197]+(PI())*0.005/(0.2^2)*[.E197]" office:value-type="float" office:value="0.0000000000000139490910328316" calcext:value-type="float">
            <text:p>1.39490910328316E-14</text:p>
          </table:table-cell>
          <table:table-cell table:formula="of:=(PI())*0.005/(0.2^2)*[.D197]+(1-2*(PI())*0.005/(0.2^2))*[.E197]+(PI())*0.005/(0.2^2)*[.F197]" office:value-type="float" office:value="0.0000000000000139490910328316" calcext:value-type="float">
            <text:p>1.39490910328316E-14</text:p>
          </table:table-cell>
          <table:table-cell table:formula="of:=(PI())*0.005/(0.2^2)*[.E197]+(1-2*(PI())*0.005/(0.2^2))*[.F197]+(PI())*0.005/(0.2^2)*[.G197]" office:value-type="float" office:value="8.62101237045628E-015" calcext:value-type="float">
            <text:p>8.62101237045628E-15</text:p>
          </table:table-cell>
          <table:table-cell table:formula="of:=(PI())*0.005/(0.2^2)*[.F197]+(1-2*(PI())*0.005/(0.2^2))*[.G197]+(PI())*0.005/(0.2^2)*[.H197]" office:value-type="float" office:value="0" calcext:value-type="float">
            <text:p>0</text:p>
          </table:table-cell>
          <table:table-cell table:formula="of:=(PI())*0.005/(0.2^2)*[.G197]+(1-2*(PI())*0.005/(0.2^2))*[.H197]+(PI())*0.005/(0.2^2)*[.I197]" office:value-type="float" office:value="-8.62101237045628E-015" calcext:value-type="float">
            <text:p>-8.62101237045628E-15</text:p>
          </table:table-cell>
          <table:table-cell table:formula="of:=(PI())*0.005/(0.2^2)*[.H197]+(1-2*(PI())*0.005/(0.2^2))*[.I197]+(PI())*0.005/(0.2^2)*[.J197]" office:value-type="float" office:value="-0.0000000000000139490910328316" calcext:value-type="float">
            <text:p>-1.39490910328316E-14</text:p>
          </table:table-cell>
          <table:table-cell table:formula="of:=(PI())*0.005/(0.2^2)*[.I197]+(1-2*(PI())*0.005/(0.2^2))*[.J197]+(PI())*0.005/(0.2^2)*[.K197]" office:value-type="float" office:value="-0.0000000000000139490910328316" calcext:value-type="float">
            <text:p>-1.39490910328316E-14</text:p>
          </table:table-cell>
          <table:table-cell table:formula="of:=(PI())*0.005/(0.2^2)*[.J197]+(1-2*(PI())*0.005/(0.2^2))*[.K197]+(PI())*0.005/(0.2^2)*[.L197]" office:value-type="float" office:value="-8.62101237045628E-015" calcext:value-type="float">
            <text:p>-8.62101237045628E-1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98]+0.005" office:value-type="float" office:value="0.985000000000001" calcext:value-type="float">
            <text:p>0.98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98]+(1-2*(PI())*0.005/(0.2^2))*[.C198]+(PI())*0.005/(0.2^2)*[.D198]" office:value-type="float" office:value="7.3278803271981E-015" calcext:value-type="float">
            <text:p>7.3278803271981E-15</text:p>
          </table:table-cell>
          <table:table-cell table:formula="of:=(PI())*0.005/(0.2^2)*[.C198]+(1-2*(PI())*0.005/(0.2^2))*[.D198]+(PI())*0.005/(0.2^2)*[.E198]" office:value-type="float" office:value="0.0000000000000118567594348982" calcext:value-type="float">
            <text:p>1.18567594348982E-14</text:p>
          </table:table-cell>
          <table:table-cell table:formula="of:=(PI())*0.005/(0.2^2)*[.D198]+(1-2*(PI())*0.005/(0.2^2))*[.E198]+(PI())*0.005/(0.2^2)*[.F198]" office:value-type="float" office:value="0.0000000000000118567594348982" calcext:value-type="float">
            <text:p>1.18567594348982E-14</text:p>
          </table:table-cell>
          <table:table-cell table:formula="of:=(PI())*0.005/(0.2^2)*[.E198]+(1-2*(PI())*0.005/(0.2^2))*[.F198]+(PI())*0.005/(0.2^2)*[.G198]" office:value-type="float" office:value="7.3278803271981E-015" calcext:value-type="float">
            <text:p>7.3278803271981E-15</text:p>
          </table:table-cell>
          <table:table-cell table:formula="of:=(PI())*0.005/(0.2^2)*[.F198]+(1-2*(PI())*0.005/(0.2^2))*[.G198]+(PI())*0.005/(0.2^2)*[.H198]" office:value-type="float" office:value="0" calcext:value-type="float">
            <text:p>0</text:p>
          </table:table-cell>
          <table:table-cell table:formula="of:=(PI())*0.005/(0.2^2)*[.G198]+(1-2*(PI())*0.005/(0.2^2))*[.H198]+(PI())*0.005/(0.2^2)*[.I198]" office:value-type="float" office:value="-7.3278803271981E-015" calcext:value-type="float">
            <text:p>-7.3278803271981E-15</text:p>
          </table:table-cell>
          <table:table-cell table:formula="of:=(PI())*0.005/(0.2^2)*[.H198]+(1-2*(PI())*0.005/(0.2^2))*[.I198]+(PI())*0.005/(0.2^2)*[.J198]" office:value-type="float" office:value="-0.0000000000000118567594348982" calcext:value-type="float">
            <text:p>-1.18567594348982E-14</text:p>
          </table:table-cell>
          <table:table-cell table:formula="of:=(PI())*0.005/(0.2^2)*[.I198]+(1-2*(PI())*0.005/(0.2^2))*[.J198]+(PI())*0.005/(0.2^2)*[.K198]" office:value-type="float" office:value="-0.0000000000000118567594348982" calcext:value-type="float">
            <text:p>-1.18567594348982E-14</text:p>
          </table:table-cell>
          <table:table-cell table:formula="of:=(PI())*0.005/(0.2^2)*[.J198]+(1-2*(PI())*0.005/(0.2^2))*[.K198]+(PI())*0.005/(0.2^2)*[.L198]" office:value-type="float" office:value="-7.3278803271981E-015" calcext:value-type="float">
            <text:p>-7.3278803271981E-1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199]+0.005" office:value-type="float" office:value="0.990000000000001" calcext:value-type="float">
            <text:p>0.99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99]+(1-2*(PI())*0.005/(0.2^2))*[.C199]+(PI())*0.005/(0.2^2)*[.D199]" office:value-type="float" office:value="6.22871511862764E-015" calcext:value-type="float">
            <text:p>6.22871511862764E-15</text:p>
          </table:table-cell>
          <table:table-cell table:formula="of:=(PI())*0.005/(0.2^2)*[.C199]+(1-2*(PI())*0.005/(0.2^2))*[.D199]+(PI())*0.005/(0.2^2)*[.E199]" office:value-type="float" office:value="0.0000000000000100782727681799" calcext:value-type="float">
            <text:p>1.00782727681799E-14</text:p>
          </table:table-cell>
          <table:table-cell table:formula="of:=(PI())*0.005/(0.2^2)*[.D199]+(1-2*(PI())*0.005/(0.2^2))*[.E199]+(PI())*0.005/(0.2^2)*[.F199]" office:value-type="float" office:value="0.0000000000000100782727681799" calcext:value-type="float">
            <text:p>1.00782727681799E-14</text:p>
          </table:table-cell>
          <table:table-cell table:formula="of:=(PI())*0.005/(0.2^2)*[.E199]+(1-2*(PI())*0.005/(0.2^2))*[.F199]+(PI())*0.005/(0.2^2)*[.G199]" office:value-type="float" office:value="6.22871511862764E-015" calcext:value-type="float">
            <text:p>6.22871511862764E-15</text:p>
          </table:table-cell>
          <table:table-cell table:formula="of:=(PI())*0.005/(0.2^2)*[.F199]+(1-2*(PI())*0.005/(0.2^2))*[.G199]+(PI())*0.005/(0.2^2)*[.H199]" office:value-type="float" office:value="0" calcext:value-type="float">
            <text:p>0</text:p>
          </table:table-cell>
          <table:table-cell table:formula="of:=(PI())*0.005/(0.2^2)*[.G199]+(1-2*(PI())*0.005/(0.2^2))*[.H199]+(PI())*0.005/(0.2^2)*[.I199]" office:value-type="float" office:value="-6.22871511862764E-015" calcext:value-type="float">
            <text:p>-6.22871511862764E-15</text:p>
          </table:table-cell>
          <table:table-cell table:formula="of:=(PI())*0.005/(0.2^2)*[.H199]+(1-2*(PI())*0.005/(0.2^2))*[.I199]+(PI())*0.005/(0.2^2)*[.J199]" office:value-type="float" office:value="-0.0000000000000100782727681799" calcext:value-type="float">
            <text:p>-1.00782727681799E-14</text:p>
          </table:table-cell>
          <table:table-cell table:formula="of:=(PI())*0.005/(0.2^2)*[.I199]+(1-2*(PI())*0.005/(0.2^2))*[.J199]+(PI())*0.005/(0.2^2)*[.K199]" office:value-type="float" office:value="-0.0000000000000100782727681799" calcext:value-type="float">
            <text:p>-1.00782727681799E-14</text:p>
          </table:table-cell>
          <table:table-cell table:formula="of:=(PI())*0.005/(0.2^2)*[.J199]+(1-2*(PI())*0.005/(0.2^2))*[.K199]+(PI())*0.005/(0.2^2)*[.L199]" office:value-type="float" office:value="-6.22871511862764E-015" calcext:value-type="float">
            <text:p>-6.22871511862764E-1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200]+0.005" office:value-type="float" office:value="0.995000000000001" calcext:value-type="float">
            <text:p>0.99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200]+(1-2*(PI())*0.005/(0.2^2))*[.C200]+(PI())*0.005/(0.2^2)*[.D200]" office:value-type="float" office:value="5.29442216530506E-015" calcext:value-type="float">
            <text:p>5.29442216530506E-15</text:p>
          </table:table-cell>
          <table:table-cell table:formula="of:=(PI())*0.005/(0.2^2)*[.C200]+(1-2*(PI())*0.005/(0.2^2))*[.D200]+(PI())*0.005/(0.2^2)*[.E200]" office:value-type="float" office:value="8.5665550142544E-015" calcext:value-type="float">
            <text:p>8.5665550142544E-15</text:p>
          </table:table-cell>
          <table:table-cell table:formula="of:=(PI())*0.005/(0.2^2)*[.D200]+(1-2*(PI())*0.005/(0.2^2))*[.E200]+(PI())*0.005/(0.2^2)*[.F200]" office:value-type="float" office:value="8.5665550142544E-015" calcext:value-type="float">
            <text:p>8.5665550142544E-15</text:p>
          </table:table-cell>
          <table:table-cell table:formula="of:=(PI())*0.005/(0.2^2)*[.E200]+(1-2*(PI())*0.005/(0.2^2))*[.F200]+(PI())*0.005/(0.2^2)*[.G200]" office:value-type="float" office:value="5.29442216530506E-015" calcext:value-type="float">
            <text:p>5.29442216530506E-15</text:p>
          </table:table-cell>
          <table:table-cell table:formula="of:=(PI())*0.005/(0.2^2)*[.F200]+(1-2*(PI())*0.005/(0.2^2))*[.G200]+(PI())*0.005/(0.2^2)*[.H200]" office:value-type="float" office:value="0" calcext:value-type="float">
            <text:p>0</text:p>
          </table:table-cell>
          <table:table-cell table:formula="of:=(PI())*0.005/(0.2^2)*[.G200]+(1-2*(PI())*0.005/(0.2^2))*[.H200]+(PI())*0.005/(0.2^2)*[.I200]" office:value-type="float" office:value="-5.29442216530506E-015" calcext:value-type="float">
            <text:p>-5.29442216530506E-15</text:p>
          </table:table-cell>
          <table:table-cell table:formula="of:=(PI())*0.005/(0.2^2)*[.H200]+(1-2*(PI())*0.005/(0.2^2))*[.I200]+(PI())*0.005/(0.2^2)*[.J200]" office:value-type="float" office:value="-8.5665550142544E-015" calcext:value-type="float">
            <text:p>-8.5665550142544E-15</text:p>
          </table:table-cell>
          <table:table-cell table:formula="of:=(PI())*0.005/(0.2^2)*[.I200]+(1-2*(PI())*0.005/(0.2^2))*[.J200]+(PI())*0.005/(0.2^2)*[.K200]" office:value-type="float" office:value="-8.5665550142544E-015" calcext:value-type="float">
            <text:p>-8.5665550142544E-15</text:p>
          </table:table-cell>
          <table:table-cell table:formula="of:=(PI())*0.005/(0.2^2)*[.J200]+(1-2*(PI())*0.005/(0.2^2))*[.K200]+(PI())*0.005/(0.2^2)*[.L200]" office:value-type="float" office:value="-5.29442216530506E-015" calcext:value-type="float">
            <text:p>-5.29442216530506E-1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201]+0.00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PI())*0.005/(0.2^2)*[.B201]+(1-2*(PI())*0.005/(0.2^2))*[.C201]+(PI())*0.005/(0.2^2)*[.D201]" office:value-type="float" office:value="4.50027100784303E-015" calcext:value-type="float">
            <text:p>4.50027100784303E-15</text:p>
          </table:table-cell>
          <table:table-cell table:formula="of:=(PI())*0.005/(0.2^2)*[.C201]+(1-2*(PI())*0.005/(0.2^2))*[.D201]+(PI())*0.005/(0.2^2)*[.E201]" office:value-type="float" office:value="7.28159144927576E-015" calcext:value-type="float">
            <text:p>7.28159144927576E-15</text:p>
          </table:table-cell>
          <table:table-cell table:formula="of:=(PI())*0.005/(0.2^2)*[.D201]+(1-2*(PI())*0.005/(0.2^2))*[.E201]+(PI())*0.005/(0.2^2)*[.F201]" office:value-type="float" office:value="7.28159144927576E-015" calcext:value-type="float">
            <text:p>7.28159144927576E-15</text:p>
          </table:table-cell>
          <table:table-cell table:formula="of:=(PI())*0.005/(0.2^2)*[.E201]+(1-2*(PI())*0.005/(0.2^2))*[.F201]+(PI())*0.005/(0.2^2)*[.G201]" office:value-type="float" office:value="4.50027100784303E-015" calcext:value-type="float">
            <text:p>4.50027100784303E-15</text:p>
          </table:table-cell>
          <table:table-cell table:formula="of:=(PI())*0.005/(0.2^2)*[.F201]+(1-2*(PI())*0.005/(0.2^2))*[.G201]+(PI())*0.005/(0.2^2)*[.H201]" office:value-type="float" office:value="0" calcext:value-type="float">
            <text:p>0</text:p>
          </table:table-cell>
          <table:table-cell table:formula="of:=(PI())*0.005/(0.2^2)*[.G201]+(1-2*(PI())*0.005/(0.2^2))*[.H201]+(PI())*0.005/(0.2^2)*[.I201]" office:value-type="float" office:value="-4.50027100784303E-015" calcext:value-type="float">
            <text:p>-4.50027100784303E-15</text:p>
          </table:table-cell>
          <table:table-cell table:formula="of:=(PI())*0.005/(0.2^2)*[.H201]+(1-2*(PI())*0.005/(0.2^2))*[.I201]+(PI())*0.005/(0.2^2)*[.J201]" office:value-type="float" office:value="-7.28159144927576E-015" calcext:value-type="float">
            <text:p>-7.28159144927576E-15</text:p>
          </table:table-cell>
          <table:table-cell table:formula="of:=(PI())*0.005/(0.2^2)*[.I201]+(1-2*(PI())*0.005/(0.2^2))*[.J201]+(PI())*0.005/(0.2^2)*[.K201]" office:value-type="float" office:value="-7.28159144927576E-015" calcext:value-type="float">
            <text:p>-7.28159144927576E-15</text:p>
          </table:table-cell>
          <table:table-cell table:formula="of:=(PI())*0.005/(0.2^2)*[.J201]+(1-2*(PI())*0.005/(0.2^2))*[.K201]+(PI())*0.005/(0.2^2)*[.L201]" office:value-type="float" office:value="-4.50027100784303E-015" calcext:value-type="float">
            <text:p>-4.50027100784303E-1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perbolicas" table:style-name="ta1">
        <table:shapes>
          <draw:frame draw:z-index="0" draw:style-name="gr1" draw:text-style-name="P1" svg:width="453.51pt" svg:height="255.09pt" svg:x="66.81pt" svg:y="28.46pt">
            <draw:object draw:notify-on-update-of-ranges="Hiperbolicas.B1:Hiperbolicas.L1 Hiperbolicas.B2:Hiperbolicas.L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736.61pt" svg:y="2268.34pt">
            <draw:object draw:notify-on-update-of-ranges="Hiperbolicas.B1:Hiperbolicas.L1 Hiperbolicas.B202:Hiperbolicas.L2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453.51pt" svg:height="255.09pt" svg:x="736.61pt" svg:y="2.83pt">
            <draw:object draw:notify-on-update-of-ranges="Hiperbolicas.B1:Hiperbolicas.L1 Hiperbolicas.B102:Hiperbolicas.L10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5" table:number-columns-repeated="4" table:default-cell-style-name="ce2"/>
        <table:table-column table:style-name="co6" table:default-cell-style-name="ce2"/>
        <table:table-column table:style-name="co7" table:number-columns-repeated="4" table:default-cell-style-name="ce2"/>
        <table:table-column table:style-name="co1" table:number-columns-repeated="1013" table:default-cell-style-name="ce2"/>
        <table:table-row table:style-name="ro1">
          <table:table-cell table:style-name="ce1" office:value-type="string" calcext:value-type="string">
            <text:p>t/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IN([.C1]*PI())" office:value-type="float" office:value="0.587785252292473" calcext:value-type="float">
            <text:p>0.587785252292473</text:p>
          </table:table-cell>
          <table:table-cell table:formula="of:=SIN([.D1]*PI())" office:value-type="float" office:value="0.951056516295153" calcext:value-type="float">
            <text:p>0.951056516295153</text:p>
          </table:table-cell>
          <table:table-cell table:formula="of:=SIN([.E1]*PI())" office:value-type="float" office:value="0.951056516295153" calcext:value-type="float">
            <text:p>0.951056516295153</text:p>
          </table:table-cell>
          <table:table-cell table:formula="of:=SIN([.F1]*PI())" office:value-type="float" office:value="0.587785252292473" calcext:value-type="float">
            <text:p>0.587785252292473</text:p>
          </table:table-cell>
          <table:table-cell table:formula="of:=SIN([.G1]*PI())" office:value-type="float" office:value="1.22464679914735E-016" calcext:value-type="float">
            <text:p>1.22464679914735E-16</text:p>
          </table:table-cell>
          <table:table-cell table:formula="of:=SIN([.H1]*PI())" office:value-type="float" office:value="-0.587785252292473" calcext:value-type="float">
            <text:p>-0.587785252292473</text:p>
          </table:table-cell>
          <table:table-cell table:formula="of:=SIN([.I1]*PI())" office:value-type="float" office:value="-0.951056516295153" calcext:value-type="float">
            <text:p>-0.951056516295153</text:p>
          </table:table-cell>
          <table:table-cell table:formula="of:=SIN([.J1]*PI())" office:value-type="float" office:value="-0.951056516295154" calcext:value-type="float">
            <text:p>-0.951056516295154</text:p>
          </table:table-cell>
          <table:table-cell table:formula="of:=SIN([.K1]*PI())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style-name="ce5" table:formula="of:=0.05*EXP(-[.C1])+[.C2]" office:value-type="float" office:value="0.628721789946372" calcext:value-type="float">
            <text:p>0.628721789946372</text:p>
          </table:table-cell>
          <table:table-cell table:style-name="ce5" table:formula="of:=0.05*EXP(-[.D1])+[.D2]" office:value-type="float" office:value="0.984572518596936" calcext:value-type="float">
            <text:p>0.984572518596936</text:p>
          </table:table-cell>
          <table:table-cell table:style-name="ce5" table:formula="of:=0.05*EXP(-[.E1])+[.E2]" office:value-type="float" office:value="0.978497098099855" calcext:value-type="float">
            <text:p>0.978497098099855</text:p>
          </table:table-cell>
          <table:table-cell table:style-name="ce5" table:formula="of:=0.05*EXP(-[.F1])+[.F2]" office:value-type="float" office:value="0.610251700498334" calcext:value-type="float">
            <text:p>0.610251700498334</text:p>
          </table:table-cell>
          <table:table-cell table:style-name="ce5" table:formula="of:=0.05*EXP(-[.G1])+[.G2]" office:value-type="float" office:value="0.0183939720585722" calcext:value-type="float">
            <text:p>0.018393972058572</text:p>
          </table:table-cell>
          <table:table-cell table:style-name="ce5" table:formula="of:=0.05*EXP(-[.H1])+[.H2]" office:value-type="float" office:value="-0.572725541696863" calcext:value-type="float">
            <text:p>-0.572725541696863</text:p>
          </table:table-cell>
          <table:table-cell table:style-name="ce5" table:formula="of:=0.05*EXP(-[.I1])+[.I2]" office:value-type="float" office:value="-0.938726668098073" calcext:value-type="float">
            <text:p>-0.938726668098073</text:p>
          </table:table-cell>
          <table:table-cell table:style-name="ce5" table:formula="of:=0.05*EXP(-[.J1])+[.J2]" office:value-type="float" office:value="-0.940961690395421" calcext:value-type="float">
            <text:p>-0.940961690395421</text:p>
          </table:table-cell>
          <table:table-cell table:style-name="ce5" table:formula="of:=0.05*EXP(-[.K1])+[.K2]" office:value-type="float" office:value="-0.579520307881394" calcext:value-type="float">
            <text:p>-0.57952030788139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(16*0.05^2/0.2^2)*[.B3]+2*(1-16*0.05^2/0.2^2)*[.C3]+16*0.05^2/0.2^2*[.D3]-[.C2]" office:value-type="float" office:value="0.396787266304462" calcext:value-type="float">
            <text:p>0.396787266304462</text:p>
          </table:table-cell>
          <table:table-cell table:formula="of:=(16*0.05^2/0.2^2)*[.C3]+2*(1-16*0.05^2/0.2^2)*[.D3]+16*0.05^2/0.2^2*[.E3]-[.D2]" office:value-type="float" office:value="0.656162371751073" calcext:value-type="float">
            <text:p>0.656162371751073</text:p>
          </table:table-cell>
          <table:table-cell table:formula="of:=(16*0.05^2/0.2^2)*[.D3]+2*(1-16*0.05^2/0.2^2)*[.E3]+16*0.05^2/0.2^2*[.F3]-[.E2]" office:value-type="float" office:value="0.643767702800116" calcext:value-type="float">
            <text:p>0.643767702800116</text:p>
          </table:table-cell>
          <table:table-cell table:formula="of:=(16*0.05^2/0.2^2)*[.E3]+2*(1-16*0.05^2/0.2^2)*[.F3]+16*0.05^2/0.2^2*[.G3]-[.F2]" office:value-type="float" office:value="0.409105817865954" calcext:value-type="float">
            <text:p>0.409105817865954</text:p>
          </table:table-cell>
          <table:table-cell table:formula="of:=(16*0.05^2/0.2^2)*[.F3]+2*(1-16*0.05^2/0.2^2)*[.G3]+16*0.05^2/0.2^2*[.H3]-[.G2]" office:value-type="float" office:value="0.0375261588014709" calcext:value-type="float">
            <text:p>0.037526158801471</text:p>
          </table:table-cell>
          <table:table-cell table:formula="of:=(16*0.05^2/0.2^2)*[.G3]+2*(1-16*0.05^2/0.2^2)*[.H3]+16*0.05^2/0.2^2*[.I3]-[.H2]" office:value-type="float" office:value="-0.332547443747028" calcext:value-type="float">
            <text:p>-0.332547443747028</text:p>
          </table:table-cell>
          <table:table-cell table:formula="of:=(16*0.05^2/0.2^2)*[.H3]+2*(1-16*0.05^2/0.2^2)*[.I3]+16*0.05^2/0.2^2*[.J3]-[.I2]" office:value-type="float" office:value="-0.562630715797131" calcext:value-type="float">
            <text:p>-0.562630715797131</text:p>
          </table:table-cell>
          <table:table-cell table:formula="of:=(16*0.05^2/0.2^2)*[.I3]+2*(1-16*0.05^2/0.2^2)*[.J3]+16*0.05^2/0.2^2*[.K3]-[.J2]" office:value-type="float" office:value="-0.567190459684314" calcext:value-type="float">
            <text:p>-0.567190459684314</text:p>
          </table:table-cell>
          <table:table-cell table:formula="of:=(16*0.05^2/0.2^2)*[.J3]+2*(1-16*0.05^2/0.2^2)*[.K3]+16*0.05^2/0.2^2*[.L3]-[.K2]" office:value-type="float" office:value="-0.353176438102947" calcext:value-type="float">
            <text:p>-0.35317643810294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(16*0.05^2/0.2^2)*[.B4]+2*(1-16*0.05^2/0.2^2)*[.C4]+16*0.05^2/0.2^2*[.D4]-[.C3]" office:value-type="float" office:value="0.0274405818047013" calcext:value-type="float">
            <text:p>0.027440581804701</text:p>
          </table:table-cell>
          <table:table-cell table:formula="of:=(16*0.05^2/0.2^2)*[.C4]+2*(1-16*0.05^2/0.2^2)*[.D4]+16*0.05^2/0.2^2*[.E4]-[.D3]" office:value-type="float" office:value="0.0559824505076433" calcext:value-type="float">
            <text:p>0.055982450507643</text:p>
          </table:table-cell>
          <table:table-cell table:formula="of:=(16*0.05^2/0.2^2)*[.D4]+2*(1-16*0.05^2/0.2^2)*[.E4]+16*0.05^2/0.2^2*[.F4]-[.E3]" office:value-type="float" office:value="0.0867710915171724" calcext:value-type="float">
            <text:p>0.086771091517173</text:p>
          </table:table-cell>
          <table:table-cell table:formula="of:=(16*0.05^2/0.2^2)*[.E4]+2*(1-16*0.05^2/0.2^2)*[.F4]+16*0.05^2/0.2^2*[.G4]-[.F3]" office:value-type="float" office:value="0.071042161103253" calcext:value-type="float">
            <text:p>0.071042161103253</text:p>
          </table:table-cell>
          <table:table-cell table:formula="of:=(16*0.05^2/0.2^2)*[.F4]+2*(1-16*0.05^2/0.2^2)*[.G4]+16*0.05^2/0.2^2*[.H4]-[.G3]" office:value-type="float" office:value="0.0581644020603538" calcext:value-type="float">
            <text:p>0.058164402060354</text:p>
          </table:table-cell>
          <table:table-cell table:formula="of:=(16*0.05^2/0.2^2)*[.G4]+2*(1-16*0.05^2/0.2^2)*[.H4]+16*0.05^2/0.2^2*[.I4]-[.H3]" office:value-type="float" office:value="0.0476209847012037" calcext:value-type="float">
            <text:p>0.047620984701204</text:p>
          </table:table-cell>
          <table:table-cell table:formula="of:=(16*0.05^2/0.2^2)*[.H4]+2*(1-16*0.05^2/0.2^2)*[.I4]+16*0.05^2/0.2^2*[.J4]-[.I3]" office:value-type="float" office:value="0.0389887646667317" calcext:value-type="float">
            <text:p>0.038988764666732</text:p>
          </table:table-cell>
          <table:table-cell table:formula="of:=(16*0.05^2/0.2^2)*[.I4]+2*(1-16*0.05^2/0.2^2)*[.J4]+16*0.05^2/0.2^2*[.K4]-[.J3]" office:value-type="float" office:value="0.0251545364953428" calcext:value-type="float">
            <text:p>0.025154536495343</text:p>
          </table:table-cell>
          <table:table-cell table:formula="of:=(16*0.05^2/0.2^2)*[.J4]+2*(1-16*0.05^2/0.2^2)*[.K4]+16*0.05^2/0.2^2*[.L4]-[.K3]" office:value-type="float" office:value="0.0123298481970803" calcext:value-type="float">
            <text:p>0.012329848197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(16*0.05^2/0.2^2)*[.B5]+2*(1-16*0.05^2/0.2^2)*[.C5]+16*0.05^2/0.2^2*[.D5]-[.C4]" office:value-type="float" office:value="-0.340804815796819" calcext:value-type="float">
            <text:p>-0.340804815796819</text:p>
          </table:table-cell>
          <table:table-cell table:formula="of:=(16*0.05^2/0.2^2)*[.C5]+2*(1-16*0.05^2/0.2^2)*[.D5]+16*0.05^2/0.2^2*[.E5]-[.D4]" office:value-type="float" office:value="-0.5419506984292" calcext:value-type="float">
            <text:p>-0.5419506984292</text:p>
          </table:table-cell>
          <table:table-cell table:formula="of:=(16*0.05^2/0.2^2)*[.D5]+2*(1-16*0.05^2/0.2^2)*[.E5]+16*0.05^2/0.2^2*[.F5]-[.E4]" office:value-type="float" office:value="-0.51674309118922" calcext:value-type="float">
            <text:p>-0.51674309118922</text:p>
          </table:table-cell>
          <table:table-cell table:formula="of:=(16*0.05^2/0.2^2)*[.E5]+2*(1-16*0.05^2/0.2^2)*[.F5]+16*0.05^2/0.2^2*[.G5]-[.F4]" office:value-type="float" office:value="-0.264170324288427" calcext:value-type="float">
            <text:p>-0.264170324288427</text:p>
          </table:table-cell>
          <table:table-cell table:formula="of:=(16*0.05^2/0.2^2)*[.F5]+2*(1-16*0.05^2/0.2^2)*[.G5]+16*0.05^2/0.2^2*[.H5]-[.G4]" office:value-type="float" office:value="0.0811369870029858" calcext:value-type="float">
            <text:p>0.081136987002986</text:p>
          </table:table-cell>
          <table:table-cell table:formula="of:=(16*0.05^2/0.2^2)*[.G5]+2*(1-16*0.05^2/0.2^2)*[.H5]+16*0.05^2/0.2^2*[.I5]-[.H4]" office:value-type="float" office:value="0.429700610474113" calcext:value-type="float">
            <text:p>0.429700610474113</text:p>
          </table:table-cell>
          <table:table-cell table:formula="of:=(16*0.05^2/0.2^2)*[.H5]+2*(1-16*0.05^2/0.2^2)*[.I5]+16*0.05^2/0.2^2*[.J5]-[.I4]" office:value-type="float" office:value="0.635406236993677" calcext:value-type="float">
            <text:p>0.635406236993677</text:p>
          </table:table-cell>
          <table:table-cell table:formula="of:=(16*0.05^2/0.2^2)*[.I5]+2*(1-16*0.05^2/0.2^2)*[.J5]+16*0.05^2/0.2^2*[.K5]-[.J4]" office:value-type="float" office:value="0.618509072548126" calcext:value-type="float">
            <text:p>0.618509072548126</text:p>
          </table:table-cell>
          <table:table-cell table:formula="of:=(16*0.05^2/0.2^2)*[.J5]+2*(1-16*0.05^2/0.2^2)*[.K5]+16*0.05^2/0.2^2*[.L5]-[.K4]" office:value-type="float" office:value="0.37833097459829" calcext:value-type="float">
            <text:p>0.3783309745982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(16*0.05^2/0.2^2)*[.B6]+2*(1-16*0.05^2/0.2^2)*[.C6]+16*0.05^2/0.2^2*[.D6]-[.C5]" office:value-type="float" office:value="-0.569391280233901" calcext:value-type="float">
            <text:p>-0.569391280233901</text:p>
          </table:table-cell>
          <table:table-cell table:formula="of:=(16*0.05^2/0.2^2)*[.C6]+2*(1-16*0.05^2/0.2^2)*[.D6]+16*0.05^2/0.2^2*[.E6]-[.D5]" office:value-type="float" office:value="-0.913530357493682" calcext:value-type="float">
            <text:p>-0.913530357493682</text:p>
          </table:table-cell>
          <table:table-cell table:formula="of:=(16*0.05^2/0.2^2)*[.D6]+2*(1-16*0.05^2/0.2^2)*[.E6]+16*0.05^2/0.2^2*[.F6]-[.E5]" office:value-type="float" office:value="-0.8928921142348" calcext:value-type="float">
            <text:p>-0.8928921142348</text:p>
          </table:table-cell>
          <table:table-cell table:formula="of:=(16*0.05^2/0.2^2)*[.E6]+2*(1-16*0.05^2/0.2^2)*[.F6]+16*0.05^2/0.2^2*[.G6]-[.F5]" office:value-type="float" office:value="-0.506648265289487" calcext:value-type="float">
            <text:p>-0.506648265289487</text:p>
          </table:table-cell>
          <table:table-cell table:formula="of:=(16*0.05^2/0.2^2)*[.F6]+2*(1-16*0.05^2/0.2^2)*[.G6]+16*0.05^2/0.2^2*[.H6]-[.G5]" office:value-type="float" office:value="0.107365884125332" calcext:value-type="float">
            <text:p>0.107365884125332</text:p>
          </table:table-cell>
          <table:table-cell table:formula="of:=(16*0.05^2/0.2^2)*[.G6]+2*(1-16*0.05^2/0.2^2)*[.H6]+16*0.05^2/0.2^2*[.I6]-[.H5]" office:value-type="float" office:value="0.668922239295459" calcext:value-type="float">
            <text:p>0.668922239295459</text:p>
          </table:table-cell>
          <table:table-cell table:formula="of:=(16*0.05^2/0.2^2)*[.H6]+2*(1-16*0.05^2/0.2^2)*[.I6]+16*0.05^2/0.2^2*[.J6]-[.I5]" office:value-type="float" office:value="1.00922091835551" calcext:value-type="float">
            <text:p>1.00922091835551</text:p>
          </table:table-cell>
          <table:table-cell table:formula="of:=(16*0.05^2/0.2^2)*[.I6]+2*(1-16*0.05^2/0.2^2)*[.J6]+16*0.05^2/0.2^2*[.K6]-[.J5]" office:value-type="float" office:value="0.988582675096625" calcext:value-type="float">
            <text:p>0.988582675096625</text:p>
          </table:table-cell>
          <table:table-cell table:formula="of:=(16*0.05^2/0.2^2)*[.J6]+2*(1-16*0.05^2/0.2^2)*[.K6]+16*0.05^2/0.2^2*[.L6]-[.K5]" office:value-type="float" office:value="0.606179224351046" calcext:value-type="float">
            <text:p>0.60617922435104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(16*0.05^2/0.2^2)*[.B7]+2*(1-16*0.05^2/0.2^2)*[.C7]+16*0.05^2/0.2^2*[.D7]-[.C6]" office:value-type="float" office:value="-0.572725541696863" calcext:value-type="float">
            <text:p>-0.572725541696863</text:p>
          </table:table-cell>
          <table:table-cell table:formula="of:=(16*0.05^2/0.2^2)*[.C7]+2*(1-16*0.05^2/0.2^2)*[.D7]+16*0.05^2/0.2^2*[.E7]-[.D6]" office:value-type="float" office:value="-0.920332696039501" calcext:value-type="float">
            <text:p>-0.920332696039501</text:p>
          </table:table-cell>
          <table:table-cell table:formula="of:=(16*0.05^2/0.2^2)*[.D7]+2*(1-16*0.05^2/0.2^2)*[.E7]+16*0.05^2/0.2^2*[.F7]-[.E6]" office:value-type="float" office:value="-0.90343553159395" calcext:value-type="float">
            <text:p>-0.90343553159395</text:p>
          </table:table-cell>
          <table:table-cell table:formula="of:=(16*0.05^2/0.2^2)*[.E7]+2*(1-16*0.05^2/0.2^2)*[.F7]+16*0.05^2/0.2^2*[.G7]-[.F6]" office:value-type="float" office:value="-0.52135590582104" calcext:value-type="float">
            <text:p>-0.52135590582104</text:p>
          </table:table-cell>
          <table:table-cell table:formula="of:=(16*0.05^2/0.2^2)*[.F7]+2*(1-16*0.05^2/0.2^2)*[.G7]+16*0.05^2/0.2^2*[.H7]-[.G6]" office:value-type="float" office:value="0.081136987002986" calcext:value-type="float">
            <text:p>0.081136987002986</text:p>
          </table:table-cell>
          <table:table-cell table:formula="of:=(16*0.05^2/0.2^2)*[.G7]+2*(1-16*0.05^2/0.2^2)*[.H7]+16*0.05^2/0.2^2*[.I7]-[.H6]" office:value-type="float" office:value="0.686886192006726" calcext:value-type="float">
            <text:p>0.686886192006726</text:p>
          </table:table-cell>
          <table:table-cell table:formula="of:=(16*0.05^2/0.2^2)*[.H7]+2*(1-16*0.05^2/0.2^2)*[.I7]+16*0.05^2/0.2^2*[.J7]-[.I6]" office:value-type="float" office:value="1.02209867739841" calcext:value-type="float">
            <text:p>1.02209867739841</text:p>
          </table:table-cell>
          <table:table-cell table:formula="of:=(16*0.05^2/0.2^2)*[.I7]+2*(1-16*0.05^2/0.2^2)*[.J7]+16*0.05^2/0.2^2*[.K7]-[.J6]" office:value-type="float" office:value="0.996891070158427" calcext:value-type="float">
            <text:p>0.996891070158427</text:p>
          </table:table-cell>
          <table:table-cell table:formula="of:=(16*0.05^2/0.2^2)*[.J7]+2*(1-16*0.05^2/0.2^2)*[.K7]+16*0.05^2/0.2^2*[.L7]-[.K6]" office:value-type="float" office:value="0.610251700498334" calcext:value-type="float">
            <text:p>0.61025170049833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formula="of:=(16*0.05^2/0.2^2)*[.B8]+2*(1-16*0.05^2/0.2^2)*[.C8]+16*0.05^2/0.2^2*[.D8]-[.C7]" office:value-type="float" office:value="-0.3509414158056" calcext:value-type="float">
            <text:p>-0.3509414158056</text:p>
          </table:table-cell>
          <table:table-cell table:formula="of:=(16*0.05^2/0.2^2)*[.C8]+2*(1-16*0.05^2/0.2^2)*[.D8]+16*0.05^2/0.2^2*[.E8]-[.D7]" office:value-type="float" office:value="-0.562630715797131" calcext:value-type="float">
            <text:p>-0.562630715797131</text:p>
          </table:table-cell>
          <table:table-cell table:formula="of:=(16*0.05^2/0.2^2)*[.D8]+2*(1-16*0.05^2/0.2^2)*[.E8]+16*0.05^2/0.2^2*[.F8]-[.E7]" office:value-type="float" office:value="-0.548796487625741" calcext:value-type="float">
            <text:p>-0.548796487625741</text:p>
          </table:table-cell>
          <table:table-cell table:formula="of:=(16*0.05^2/0.2^2)*[.E8]+2*(1-16*0.05^2/0.2^2)*[.F8]+16*0.05^2/0.2^2*[.G8]-[.F7]" office:value-type="float" office:value="-0.315650279301476" calcext:value-type="float">
            <text:p>-0.315650279301476</text:p>
          </table:table-cell>
          <table:table-cell table:formula="of:=(16*0.05^2/0.2^2)*[.F8]+2*(1-16*0.05^2/0.2^2)*[.G8]+16*0.05^2/0.2^2*[.H8]-[.G7]" office:value-type="float" office:value="0.0581644020603541" calcext:value-type="float">
            <text:p>0.058164402060354</text:p>
          </table:table-cell>
          <table:table-cell table:formula="of:=(16*0.05^2/0.2^2)*[.G8]+2*(1-16*0.05^2/0.2^2)*[.H8]+16*0.05^2/0.2^2*[.I8]-[.H7]" office:value-type="float" office:value="0.434313425105933" calcext:value-type="float">
            <text:p>0.434313425105933</text:p>
          </table:table-cell>
          <table:table-cell table:formula="of:=(16*0.05^2/0.2^2)*[.H8]+2*(1-16*0.05^2/0.2^2)*[.I8]+16*0.05^2/0.2^2*[.J8]-[.I7]" office:value-type="float" office:value="0.674556343809646" calcext:value-type="float">
            <text:p>0.674556343809646</text:p>
          </table:table-cell>
          <table:table-cell table:formula="of:=(16*0.05^2/0.2^2)*[.I8]+2*(1-16*0.05^2/0.2^2)*[.J8]+16*0.05^2/0.2^2*[.K8]-[.J7]" office:value-type="float" office:value="0.643767702800116" calcext:value-type="float">
            <text:p>0.643767702800116</text:p>
          </table:table-cell>
          <table:table-cell table:formula="of:=(16*0.05^2/0.2^2)*[.J8]+2*(1-16*0.05^2/0.2^2)*[.K8]+16*0.05^2/0.2^2*[.L8]-[.K7]" office:value-type="float" office:value="0.390711845807382" calcext:value-type="float">
            <text:p>0.39071184580738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(16*0.05^2/0.2^2)*[.B9]+2*(1-16*0.05^2/0.2^2)*[.C9]+16*0.05^2/0.2^2*[.D9]-[.C8]" office:value-type="float" office:value="0.0100948258997327" calcext:value-type="float">
            <text:p>0.010094825899733</text:p>
          </table:table-cell>
          <table:table-cell table:formula="of:=(16*0.05^2/0.2^2)*[.C9]+2*(1-16*0.05^2/0.2^2)*[.D9]+16*0.05^2/0.2^2*[.E9]-[.D8]" office:value-type="float" office:value="0.0205947926081597" calcext:value-type="float">
            <text:p>0.02059479260816</text:p>
          </table:table-cell>
          <table:table-cell table:formula="of:=(16*0.05^2/0.2^2)*[.D9]+2*(1-16*0.05^2/0.2^2)*[.E9]+16*0.05^2/0.2^2*[.F9]-[.E8]" office:value-type="float" office:value="0.0251545364953426" calcext:value-type="float">
            <text:p>0.025154536495343</text:p>
          </table:table-cell>
          <table:table-cell table:formula="of:=(16*0.05^2/0.2^2)*[.E9]+2*(1-16*0.05^2/0.2^2)*[.F9]+16*0.05^2/0.2^2*[.G9]-[.F8]" office:value-type="float" office:value="0.0307238202556528" calcext:value-type="float">
            <text:p>0.030723820255653</text:p>
          </table:table-cell>
          <table:table-cell table:formula="of:=(16*0.05^2/0.2^2)*[.F9]+2*(1-16*0.05^2/0.2^2)*[.G9]+16*0.05^2/0.2^2*[.H9]-[.G8]" office:value-type="float" office:value="0.037526158801471" calcext:value-type="float">
            <text:p>0.037526158801471</text:p>
          </table:table-cell>
          <table:table-cell table:formula="of:=(16*0.05^2/0.2^2)*[.G9]+2*(1-16*0.05^2/0.2^2)*[.H9]+16*0.05^2/0.2^2*[.I9]-[.H8]" office:value-type="float" office:value="0.0458345538632736" calcext:value-type="float">
            <text:p>0.045834553863274</text:p>
          </table:table-cell>
          <table:table-cell table:formula="of:=(16*0.05^2/0.2^2)*[.H9]+2*(1-16*0.05^2/0.2^2)*[.I9]+16*0.05^2/0.2^2*[.J9]-[.I8]" office:value-type="float" office:value="0.0559824505076429" calcext:value-type="float">
            <text:p>0.055982450507643</text:p>
          </table:table-cell>
          <table:table-cell table:formula="of:=(16*0.05^2/0.2^2)*[.I9]+2*(1-16*0.05^2/0.2^2)*[.J9]+16*0.05^2/0.2^2*[.K9]-[.J8]" office:value-type="float" office:value="0.0683771194586004" calcext:value-type="float">
            <text:p>0.0683771194586</text:p>
          </table:table-cell>
          <table:table-cell table:formula="of:=(16*0.05^2/0.2^2)*[.J9]+2*(1-16*0.05^2/0.2^2)*[.K9]+16*0.05^2/0.2^2*[.L9]-[.K8]" office:value-type="float" office:value="0.033516002301782" calcext:value-type="float">
            <text:p>0.03351600230178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formula="of:=(16*0.05^2/0.2^2)*[.B10]+2*(1-16*0.05^2/0.2^2)*[.C10]+16*0.05^2/0.2^2*[.D10]-[.C9]" office:value-type="float" office:value="0.371536208413759" calcext:value-type="float">
            <text:p>0.371536208413759</text:p>
          </table:table-cell>
          <table:table-cell table:formula="of:=(16*0.05^2/0.2^2)*[.C10]+2*(1-16*0.05^2/0.2^2)*[.D10]+16*0.05^2/0.2^2*[.E10]-[.D9]" office:value-type="float" office:value="0.597880078192206" calcext:value-type="float">
            <text:p>0.597880078192206</text:p>
          </table:table-cell>
          <table:table-cell table:formula="of:=(16*0.05^2/0.2^2)*[.D10]+2*(1-16*0.05^2/0.2^2)*[.E10]+16*0.05^2/0.2^2*[.F10]-[.E9]" office:value-type="float" office:value="0.600115100489554" calcext:value-type="float">
            <text:p>0.600115100489554</text:p>
          </table:table-cell>
          <table:table-cell table:formula="of:=(16*0.05^2/0.2^2)*[.E10]+2*(1-16*0.05^2/0.2^2)*[.F10]+16*0.05^2/0.2^2*[.G10]-[.F9]" office:value-type="float" office:value="0.37833097459829" calcext:value-type="float">
            <text:p>0.37833097459829</text:p>
          </table:table-cell>
          <table:table-cell table:formula="of:=(16*0.05^2/0.2^2)*[.F10]+2*(1-16*0.05^2/0.2^2)*[.G10]+16*0.05^2/0.2^2*[.H10]-[.G9]" office:value-type="float" office:value="0.0183939720585724" calcext:value-type="float">
            <text:p>0.018393972058572</text:p>
          </table:table-cell>
          <table:table-cell table:formula="of:=(16*0.05^2/0.2^2)*[.G10]+2*(1-16*0.05^2/0.2^2)*[.H10]+16*0.05^2/0.2^2*[.I10]-[.H9]" office:value-type="float" office:value="-0.340804815796819" calcext:value-type="float">
            <text:p>-0.340804815796819</text:p>
          </table:table-cell>
          <table:table-cell table:formula="of:=(16*0.05^2/0.2^2)*[.H10]+2*(1-16*0.05^2/0.2^2)*[.I10]+16*0.05^2/0.2^2*[.J10]-[.I9]" office:value-type="float" office:value="-0.560344670487772" calcext:value-type="float">
            <text:p>-0.560344670487772</text:p>
          </table:table-cell>
          <table:table-cell table:formula="of:=(16*0.05^2/0.2^2)*[.I10]+2*(1-16*0.05^2/0.2^2)*[.J10]+16*0.05^2/0.2^2*[.K10]-[.J9]" office:value-type="float" office:value="-0.554269249990691" calcext:value-type="float">
            <text:p>-0.554269249990691</text:p>
          </table:table-cell>
          <table:table-cell table:formula="of:=(16*0.05^2/0.2^2)*[.J10]+2*(1-16*0.05^2/0.2^2)*[.K10]+16*0.05^2/0.2^2*[.L10]-[.K9]" office:value-type="float" office:value="-0.322334726348781" calcext:value-type="float">
            <text:p>-0.3223347263487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(16*0.05^2/0.2^2)*[.B11]+2*(1-16*0.05^2/0.2^2)*[.C11]+16*0.05^2/0.2^2*[.D11]-[.C10]" office:value-type="float" office:value="0.587785252292473" calcext:value-type="float">
            <text:p>0.587785252292473</text:p>
          </table:table-cell>
          <table:table-cell table:formula="of:=(16*0.05^2/0.2^2)*[.C11]+2*(1-16*0.05^2/0.2^2)*[.D11]+16*0.05^2/0.2^2*[.E11]-[.D10]" office:value-type="float" office:value="0.951056516295154" calcext:value-type="float">
            <text:p>0.951056516295154</text:p>
          </table:table-cell>
          <table:table-cell table:formula="of:=(16*0.05^2/0.2^2)*[.D11]+2*(1-16*0.05^2/0.2^2)*[.E11]+16*0.05^2/0.2^2*[.F11]-[.E10]" office:value-type="float" office:value="0.951056516295153" calcext:value-type="float">
            <text:p>0.951056516295153</text:p>
          </table:table-cell>
          <table:table-cell table:formula="of:=(16*0.05^2/0.2^2)*[.E11]+2*(1-16*0.05^2/0.2^2)*[.F11]+16*0.05^2/0.2^2*[.G11]-[.F10]" office:value-type="float" office:value="0.587785252292474" calcext:value-type="float">
            <text:p>0.587785252292474</text:p>
          </table:table-cell>
          <table:table-cell table:formula="of:=(16*0.05^2/0.2^2)*[.F11]+2*(1-16*0.05^2/0.2^2)*[.G11]+16*0.05^2/0.2^2*[.H11]-[.G10]" office:value-type="float" office:value="-4.57966997657877E-016" calcext:value-type="float">
            <text:p>-4.57966997657877E-16</text:p>
          </table:table-cell>
          <table:table-cell table:formula="of:=(16*0.05^2/0.2^2)*[.G11]+2*(1-16*0.05^2/0.2^2)*[.H11]+16*0.05^2/0.2^2*[.I11]-[.H10]" office:value-type="float" office:value="-0.587785252292473" calcext:value-type="float">
            <text:p>-0.587785252292473</text:p>
          </table:table-cell>
          <table:table-cell table:formula="of:=(16*0.05^2/0.2^2)*[.H11]+2*(1-16*0.05^2/0.2^2)*[.I11]+16*0.05^2/0.2^2*[.J11]-[.I10]" office:value-type="float" office:value="-0.951056516295154" calcext:value-type="float">
            <text:p>-0.951056516295154</text:p>
          </table:table-cell>
          <table:table-cell table:formula="of:=(16*0.05^2/0.2^2)*[.I11]+2*(1-16*0.05^2/0.2^2)*[.J11]+16*0.05^2/0.2^2*[.K11]-[.J10]" office:value-type="float" office:value="-0.951056516295153" calcext:value-type="float">
            <text:p>-0.951056516295153</text:p>
          </table:table-cell>
          <table:table-cell table:formula="of:=(16*0.05^2/0.2^2)*[.J11]+2*(1-16*0.05^2/0.2^2)*[.K11]+16*0.05^2/0.2^2*[.L11]-[.K1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(16*0.05^2/0.2^2)*[.B12]+2*(1-16*0.05^2/0.2^2)*[.C12]+16*0.05^2/0.2^2*[.D12]-[.C11]" office:value-type="float" office:value="0.579520307881394" calcext:value-type="float">
            <text:p>0.579520307881394</text:p>
          </table:table-cell>
          <table:table-cell table:formula="of:=(16*0.05^2/0.2^2)*[.C12]+2*(1-16*0.05^2/0.2^2)*[.D12]+16*0.05^2/0.2^2*[.E12]-[.D11]" office:value-type="float" office:value="0.940961690395421" calcext:value-type="float">
            <text:p>0.940961690395421</text:p>
          </table:table-cell>
          <table:table-cell table:formula="of:=(16*0.05^2/0.2^2)*[.D12]+2*(1-16*0.05^2/0.2^2)*[.E12]+16*0.05^2/0.2^2*[.F12]-[.E11]" office:value-type="float" office:value="0.938726668098073" calcext:value-type="float">
            <text:p>0.938726668098073</text:p>
          </table:table-cell>
          <table:table-cell table:formula="of:=(16*0.05^2/0.2^2)*[.E12]+2*(1-16*0.05^2/0.2^2)*[.F12]+16*0.05^2/0.2^2*[.G12]-[.F11]" office:value-type="float" office:value="0.572725541696863" calcext:value-type="float">
            <text:p>0.572725541696863</text:p>
          </table:table-cell>
          <table:table-cell table:formula="of:=(16*0.05^2/0.2^2)*[.F12]+2*(1-16*0.05^2/0.2^2)*[.G12]+16*0.05^2/0.2^2*[.H12]-[.G11]" office:value-type="float" office:value="-0.0183939720585724" calcext:value-type="float">
            <text:p>-0.018393972058572</text:p>
          </table:table-cell>
          <table:table-cell table:formula="of:=(16*0.05^2/0.2^2)*[.G12]+2*(1-16*0.05^2/0.2^2)*[.H12]+16*0.05^2/0.2^2*[.I12]-[.H11]" office:value-type="float" office:value="-0.610251700498335" calcext:value-type="float">
            <text:p>-0.610251700498335</text:p>
          </table:table-cell>
          <table:table-cell table:formula="of:=(16*0.05^2/0.2^2)*[.H12]+2*(1-16*0.05^2/0.2^2)*[.I12]+16*0.05^2/0.2^2*[.J12]-[.I11]" office:value-type="float" office:value="-0.978497098099855" calcext:value-type="float">
            <text:p>-0.978497098099855</text:p>
          </table:table-cell>
          <table:table-cell table:formula="of:=(16*0.05^2/0.2^2)*[.I12]+2*(1-16*0.05^2/0.2^2)*[.J12]+16*0.05^2/0.2^2*[.K12]-[.J11]" office:value-type="float" office:value="-0.984572518596936" calcext:value-type="float">
            <text:p>-0.984572518596936</text:p>
          </table:table-cell>
          <table:table-cell table:formula="of:=(16*0.05^2/0.2^2)*[.J12]+2*(1-16*0.05^2/0.2^2)*[.K12]+16*0.05^2/0.2^2*[.L12]-[.K11]" office:value-type="float" office:value="-0.628721789946372" calcext:value-type="float">
            <text:p>-0.62872178994637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(16*0.05^2/0.2^2)*[.B13]+2*(1-16*0.05^2/0.2^2)*[.C13]+16*0.05^2/0.2^2*[.D13]-[.C12]" office:value-type="float" office:value="0.353176438102947" calcext:value-type="float">
            <text:p>0.353176438102947</text:p>
          </table:table-cell>
          <table:table-cell table:formula="of:=(16*0.05^2/0.2^2)*[.C13]+2*(1-16*0.05^2/0.2^2)*[.D13]+16*0.05^2/0.2^2*[.E13]-[.D12]" office:value-type="float" office:value="0.567190459684314" calcext:value-type="float">
            <text:p>0.567190459684314</text:p>
          </table:table-cell>
          <table:table-cell table:formula="of:=(16*0.05^2/0.2^2)*[.D13]+2*(1-16*0.05^2/0.2^2)*[.E13]+16*0.05^2/0.2^2*[.F13]-[.E12]" office:value-type="float" office:value="0.56263071579713" calcext:value-type="float">
            <text:p>0.56263071579713</text:p>
          </table:table-cell>
          <table:table-cell table:formula="of:=(16*0.05^2/0.2^2)*[.E13]+2*(1-16*0.05^2/0.2^2)*[.F13]+16*0.05^2/0.2^2*[.G13]-[.F12]" office:value-type="float" office:value="0.332547443747027" calcext:value-type="float">
            <text:p>0.332547443747027</text:p>
          </table:table-cell>
          <table:table-cell table:formula="of:=(16*0.05^2/0.2^2)*[.F13]+2*(1-16*0.05^2/0.2^2)*[.G13]+16*0.05^2/0.2^2*[.H13]-[.G12]" office:value-type="float" office:value="-0.0375261588014712" calcext:value-type="float">
            <text:p>-0.037526158801471</text:p>
          </table:table-cell>
          <table:table-cell table:formula="of:=(16*0.05^2/0.2^2)*[.G13]+2*(1-16*0.05^2/0.2^2)*[.H13]+16*0.05^2/0.2^2*[.I13]-[.H12]" office:value-type="float" office:value="-0.409105817865954" calcext:value-type="float">
            <text:p>-0.409105817865954</text:p>
          </table:table-cell>
          <table:table-cell table:formula="of:=(16*0.05^2/0.2^2)*[.H13]+2*(1-16*0.05^2/0.2^2)*[.I13]+16*0.05^2/0.2^2*[.J13]-[.I12]" office:value-type="float" office:value="-0.643767702800117" calcext:value-type="float">
            <text:p>-0.643767702800117</text:p>
          </table:table-cell>
          <table:table-cell table:formula="of:=(16*0.05^2/0.2^2)*[.I13]+2*(1-16*0.05^2/0.2^2)*[.J13]+16*0.05^2/0.2^2*[.K13]-[.J12]" office:value-type="float" office:value="-0.656162371751073" calcext:value-type="float">
            <text:p>-0.656162371751073</text:p>
          </table:table-cell>
          <table:table-cell table:formula="of:=(16*0.05^2/0.2^2)*[.J13]+2*(1-16*0.05^2/0.2^2)*[.K13]+16*0.05^2/0.2^2*[.L13]-[.K12]" office:value-type="float" office:value="-0.396787266304462" calcext:value-type="float">
            <text:p>-0.39678726630446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formula="of:=(16*0.05^2/0.2^2)*[.B14]+2*(1-16*0.05^2/0.2^2)*[.C14]+16*0.05^2/0.2^2*[.D14]-[.C13]" office:value-type="float" office:value="-0.0123298481970802" calcext:value-type="float">
            <text:p>-0.01232984819708</text:p>
          </table:table-cell>
          <table:table-cell table:formula="of:=(16*0.05^2/0.2^2)*[.C14]+2*(1-16*0.05^2/0.2^2)*[.D14]+16*0.05^2/0.2^2*[.E14]-[.D13]" office:value-type="float" office:value="-0.0251545364953432" calcext:value-type="float">
            <text:p>-0.025154536495343</text:p>
          </table:table-cell>
          <table:table-cell table:formula="of:=(16*0.05^2/0.2^2)*[.D14]+2*(1-16*0.05^2/0.2^2)*[.E14]+16*0.05^2/0.2^2*[.F14]-[.E13]" office:value-type="float" office:value="-0.0389887646667318" calcext:value-type="float">
            <text:p>-0.038988764666732</text:p>
          </table:table-cell>
          <table:table-cell table:formula="of:=(16*0.05^2/0.2^2)*[.E14]+2*(1-16*0.05^2/0.2^2)*[.F14]+16*0.05^2/0.2^2*[.G14]-[.F13]" office:value-type="float" office:value="-0.047620984701204" calcext:value-type="float">
            <text:p>-0.047620984701204</text:p>
          </table:table-cell>
          <table:table-cell table:formula="of:=(16*0.05^2/0.2^2)*[.F14]+2*(1-16*0.05^2/0.2^2)*[.G14]+16*0.05^2/0.2^2*[.H14]-[.G13]" office:value-type="float" office:value="-0.0581644020603542" calcext:value-type="float">
            <text:p>-0.058164402060354</text:p>
          </table:table-cell>
          <table:table-cell table:formula="of:=(16*0.05^2/0.2^2)*[.G14]+2*(1-16*0.05^2/0.2^2)*[.H14]+16*0.05^2/0.2^2*[.I14]-[.H13]" office:value-type="float" office:value="-0.0710421611032533" calcext:value-type="float">
            <text:p>-0.071042161103253</text:p>
          </table:table-cell>
          <table:table-cell table:formula="of:=(16*0.05^2/0.2^2)*[.H14]+2*(1-16*0.05^2/0.2^2)*[.I14]+16*0.05^2/0.2^2*[.J14]-[.I13]" office:value-type="float" office:value="-0.0867710915171728" calcext:value-type="float">
            <text:p>-0.086771091517173</text:p>
          </table:table-cell>
          <table:table-cell table:formula="of:=(16*0.05^2/0.2^2)*[.I14]+2*(1-16*0.05^2/0.2^2)*[.J14]+16*0.05^2/0.2^2*[.K14]-[.J13]" office:value-type="float" office:value="-0.0559824505076435" calcext:value-type="float">
            <text:p>-0.055982450507644</text:p>
          </table:table-cell>
          <table:table-cell table:formula="of:=(16*0.05^2/0.2^2)*[.J14]+2*(1-16*0.05^2/0.2^2)*[.K14]+16*0.05^2/0.2^2*[.L14]-[.K13]" office:value-type="float" office:value="-0.0274405818047012" calcext:value-type="float">
            <text:p>-0.02744058180470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formula="of:=(16*0.05^2/0.2^2)*[.B15]+2*(1-16*0.05^2/0.2^2)*[.C15]+16*0.05^2/0.2^2*[.D15]-[.C14]" office:value-type="float" office:value="-0.378330974598291" calcext:value-type="float">
            <text:p>-0.378330974598291</text:p>
          </table:table-cell>
          <table:table-cell table:formula="of:=(16*0.05^2/0.2^2)*[.C15]+2*(1-16*0.05^2/0.2^2)*[.D15]+16*0.05^2/0.2^2*[.E15]-[.D14]" office:value-type="float" office:value="-0.618509072548126" calcext:value-type="float">
            <text:p>-0.618509072548126</text:p>
          </table:table-cell>
          <table:table-cell table:formula="of:=(16*0.05^2/0.2^2)*[.D15]+2*(1-16*0.05^2/0.2^2)*[.E15]+16*0.05^2/0.2^2*[.F15]-[.E14]" office:value-type="float" office:value="-0.635406236993677" calcext:value-type="float">
            <text:p>-0.635406236993677</text:p>
          </table:table-cell>
          <table:table-cell table:formula="of:=(16*0.05^2/0.2^2)*[.E15]+2*(1-16*0.05^2/0.2^2)*[.F15]+16*0.05^2/0.2^2*[.G15]-[.F14]" office:value-type="float" office:value="-0.429700610474114" calcext:value-type="float">
            <text:p>-0.429700610474114</text:p>
          </table:table-cell>
          <table:table-cell table:formula="of:=(16*0.05^2/0.2^2)*[.F15]+2*(1-16*0.05^2/0.2^2)*[.G15]+16*0.05^2/0.2^2*[.H15]-[.G14]" office:value-type="float" office:value="-0.0811369870029861" calcext:value-type="float">
            <text:p>-0.081136987002986</text:p>
          </table:table-cell>
          <table:table-cell table:formula="of:=(16*0.05^2/0.2^2)*[.G15]+2*(1-16*0.05^2/0.2^2)*[.H15]+16*0.05^2/0.2^2*[.I15]-[.H14]" office:value-type="float" office:value="0.264170324288427" calcext:value-type="float">
            <text:p>0.264170324288427</text:p>
          </table:table-cell>
          <table:table-cell table:formula="of:=(16*0.05^2/0.2^2)*[.H15]+2*(1-16*0.05^2/0.2^2)*[.I15]+16*0.05^2/0.2^2*[.J15]-[.I14]" office:value-type="float" office:value="0.51674309118922" calcext:value-type="float">
            <text:p>0.51674309118922</text:p>
          </table:table-cell>
          <table:table-cell table:formula="of:=(16*0.05^2/0.2^2)*[.I15]+2*(1-16*0.05^2/0.2^2)*[.J15]+16*0.05^2/0.2^2*[.K15]-[.J14]" office:value-type="float" office:value="0.541950698429199" calcext:value-type="float">
            <text:p>0.541950698429199</text:p>
          </table:table-cell>
          <table:table-cell table:formula="of:=(16*0.05^2/0.2^2)*[.J15]+2*(1-16*0.05^2/0.2^2)*[.K15]+16*0.05^2/0.2^2*[.L15]-[.K14]" office:value-type="float" office:value="0.340804815796819" calcext:value-type="float">
            <text:p>0.34080481579681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(16*0.05^2/0.2^2)*[.B16]+2*(1-16*0.05^2/0.2^2)*[.C16]+16*0.05^2/0.2^2*[.D16]-[.C15]" office:value-type="float" office:value="-0.606179224351046" calcext:value-type="float">
            <text:p>-0.606179224351046</text:p>
          </table:table-cell>
          <table:table-cell table:formula="of:=(16*0.05^2/0.2^2)*[.C16]+2*(1-16*0.05^2/0.2^2)*[.D16]+16*0.05^2/0.2^2*[.E16]-[.D15]" office:value-type="float" office:value="-0.988582675096625" calcext:value-type="float">
            <text:p>-0.988582675096625</text:p>
          </table:table-cell>
          <table:table-cell table:formula="of:=(16*0.05^2/0.2^2)*[.D16]+2*(1-16*0.05^2/0.2^2)*[.E16]+16*0.05^2/0.2^2*[.F16]-[.E15]" office:value-type="float" office:value="-1.00922091835551" calcext:value-type="float">
            <text:p>-1.00922091835551</text:p>
          </table:table-cell>
          <table:table-cell table:formula="of:=(16*0.05^2/0.2^2)*[.E16]+2*(1-16*0.05^2/0.2^2)*[.F16]+16*0.05^2/0.2^2*[.G16]-[.F15]" office:value-type="float" office:value="-0.668922239295459" calcext:value-type="float">
            <text:p>-0.668922239295459</text:p>
          </table:table-cell>
          <table:table-cell table:formula="of:=(16*0.05^2/0.2^2)*[.F16]+2*(1-16*0.05^2/0.2^2)*[.G16]+16*0.05^2/0.2^2*[.H16]-[.G15]" office:value-type="float" office:value="-0.107365884125332" calcext:value-type="float">
            <text:p>-0.107365884125332</text:p>
          </table:table-cell>
          <table:table-cell table:formula="of:=(16*0.05^2/0.2^2)*[.G16]+2*(1-16*0.05^2/0.2^2)*[.H16]+16*0.05^2/0.2^2*[.I16]-[.H15]" office:value-type="float" office:value="0.506648265289487" calcext:value-type="float">
            <text:p>0.506648265289487</text:p>
          </table:table-cell>
          <table:table-cell table:formula="of:=(16*0.05^2/0.2^2)*[.H16]+2*(1-16*0.05^2/0.2^2)*[.I16]+16*0.05^2/0.2^2*[.J16]-[.I15]" office:value-type="float" office:value="0.892892114234799" calcext:value-type="float">
            <text:p>0.892892114234799</text:p>
          </table:table-cell>
          <table:table-cell table:formula="of:=(16*0.05^2/0.2^2)*[.I16]+2*(1-16*0.05^2/0.2^2)*[.J16]+16*0.05^2/0.2^2*[.K16]-[.J15]" office:value-type="float" office:value="0.913530357493682" calcext:value-type="float">
            <text:p>0.913530357493682</text:p>
          </table:table-cell>
          <table:table-cell table:formula="of:=(16*0.05^2/0.2^2)*[.J16]+2*(1-16*0.05^2/0.2^2)*[.K16]+16*0.05^2/0.2^2*[.L16]-[.K15]" office:value-type="float" office:value="0.569391280233901" calcext:value-type="float">
            <text:p>0.56939128023390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16*0.05^2/0.2^2)*[.B17]+2*(1-16*0.05^2/0.2^2)*[.C17]+16*0.05^2/0.2^2*[.D17]-[.C16]" office:value-type="float" office:value="-0.610251700498334" calcext:value-type="float">
            <text:p>-0.610251700498334</text:p>
          </table:table-cell>
          <table:table-cell table:formula="of:=(16*0.05^2/0.2^2)*[.C17]+2*(1-16*0.05^2/0.2^2)*[.D17]+16*0.05^2/0.2^2*[.E17]-[.D16]" office:value-type="float" office:value="-0.996891070158427" calcext:value-type="float">
            <text:p>-0.996891070158427</text:p>
          </table:table-cell>
          <table:table-cell table:formula="of:=(16*0.05^2/0.2^2)*[.D17]+2*(1-16*0.05^2/0.2^2)*[.E17]+16*0.05^2/0.2^2*[.F17]-[.E16]" office:value-type="float" office:value="-1.02209867739841" calcext:value-type="float">
            <text:p>-1.02209867739841</text:p>
          </table:table-cell>
          <table:table-cell table:formula="of:=(16*0.05^2/0.2^2)*[.E17]+2*(1-16*0.05^2/0.2^2)*[.F17]+16*0.05^2/0.2^2*[.G17]-[.F16]" office:value-type="float" office:value="-0.686886192006726" calcext:value-type="float">
            <text:p>-0.686886192006726</text:p>
          </table:table-cell>
          <table:table-cell table:formula="of:=(16*0.05^2/0.2^2)*[.F17]+2*(1-16*0.05^2/0.2^2)*[.G17]+16*0.05^2/0.2^2*[.H17]-[.G16]" office:value-type="float" office:value="-0.0811369870029862" calcext:value-type="float">
            <text:p>-0.081136987002986</text:p>
          </table:table-cell>
          <table:table-cell table:formula="of:=(16*0.05^2/0.2^2)*[.G17]+2*(1-16*0.05^2/0.2^2)*[.H17]+16*0.05^2/0.2^2*[.I17]-[.H16]" office:value-type="float" office:value="0.52135590582104" calcext:value-type="float">
            <text:p>0.52135590582104</text:p>
          </table:table-cell>
          <table:table-cell table:formula="of:=(16*0.05^2/0.2^2)*[.H17]+2*(1-16*0.05^2/0.2^2)*[.I17]+16*0.05^2/0.2^2*[.J17]-[.I16]" office:value-type="float" office:value="0.90343553159395" calcext:value-type="float">
            <text:p>0.90343553159395</text:p>
          </table:table-cell>
          <table:table-cell table:formula="of:=(16*0.05^2/0.2^2)*[.I17]+2*(1-16*0.05^2/0.2^2)*[.J17]+16*0.05^2/0.2^2*[.K17]-[.J16]" office:value-type="float" office:value="0.920332696039501" calcext:value-type="float">
            <text:p>0.920332696039501</text:p>
          </table:table-cell>
          <table:table-cell table:formula="of:=(16*0.05^2/0.2^2)*[.J17]+2*(1-16*0.05^2/0.2^2)*[.K17]+16*0.05^2/0.2^2*[.L17]-[.K16]" office:value-type="float" office:value="0.572725541696863" calcext:value-type="float">
            <text:p>0.57272554169686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(16*0.05^2/0.2^2)*[.B18]+2*(1-16*0.05^2/0.2^2)*[.C18]+16*0.05^2/0.2^2*[.D18]-[.C17]" office:value-type="float" office:value="-0.390711845807381" calcext:value-type="float">
            <text:p>-0.390711845807381</text:p>
          </table:table-cell>
          <table:table-cell table:formula="of:=(16*0.05^2/0.2^2)*[.C18]+2*(1-16*0.05^2/0.2^2)*[.D18]+16*0.05^2/0.2^2*[.E18]-[.D17]" office:value-type="float" office:value="-0.643767702800116" calcext:value-type="float">
            <text:p>-0.643767702800116</text:p>
          </table:table-cell>
          <table:table-cell table:formula="of:=(16*0.05^2/0.2^2)*[.D18]+2*(1-16*0.05^2/0.2^2)*[.E18]+16*0.05^2/0.2^2*[.F18]-[.E17]" office:value-type="float" office:value="-0.674556343809646" calcext:value-type="float">
            <text:p>-0.674556343809646</text:p>
          </table:table-cell>
          <table:table-cell table:formula="of:=(16*0.05^2/0.2^2)*[.E18]+2*(1-16*0.05^2/0.2^2)*[.F18]+16*0.05^2/0.2^2*[.G18]-[.F17]" office:value-type="float" office:value="-0.434313425105934" calcext:value-type="float">
            <text:p>-0.434313425105934</text:p>
          </table:table-cell>
          <table:table-cell table:formula="of:=(16*0.05^2/0.2^2)*[.F18]+2*(1-16*0.05^2/0.2^2)*[.G18]+16*0.05^2/0.2^2*[.H18]-[.G17]" office:value-type="float" office:value="-0.0581644020603541" calcext:value-type="float">
            <text:p>-0.058164402060354</text:p>
          </table:table-cell>
          <table:table-cell table:formula="of:=(16*0.05^2/0.2^2)*[.G18]+2*(1-16*0.05^2/0.2^2)*[.H18]+16*0.05^2/0.2^2*[.I18]-[.H17]" office:value-type="float" office:value="0.315650279301476" calcext:value-type="float">
            <text:p>0.315650279301476</text:p>
          </table:table-cell>
          <table:table-cell table:formula="of:=(16*0.05^2/0.2^2)*[.H18]+2*(1-16*0.05^2/0.2^2)*[.I18]+16*0.05^2/0.2^2*[.J18]-[.I17]" office:value-type="float" office:value="0.548796487625741" calcext:value-type="float">
            <text:p>0.548796487625741</text:p>
          </table:table-cell>
          <table:table-cell table:formula="of:=(16*0.05^2/0.2^2)*[.I18]+2*(1-16*0.05^2/0.2^2)*[.J18]+16*0.05^2/0.2^2*[.K18]-[.J17]" office:value-type="float" office:value="0.56263071579713" calcext:value-type="float">
            <text:p>0.56263071579713</text:p>
          </table:table-cell>
          <table:table-cell table:formula="of:=(16*0.05^2/0.2^2)*[.J18]+2*(1-16*0.05^2/0.2^2)*[.K18]+16*0.05^2/0.2^2*[.L18]-[.K17]" office:value-type="float" office:value="0.3509414158056" calcext:value-type="float">
            <text:p>0.350941415805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(16*0.05^2/0.2^2)*[.B19]+2*(1-16*0.05^2/0.2^2)*[.C19]+16*0.05^2/0.2^2*[.D19]-[.C18]" office:value-type="float" office:value="-0.0335160023017822" calcext:value-type="float">
            <text:p>-0.033516002301782</text:p>
          </table:table-cell>
          <table:table-cell table:formula="of:=(16*0.05^2/0.2^2)*[.C19]+2*(1-16*0.05^2/0.2^2)*[.D19]+16*0.05^2/0.2^2*[.E19]-[.D18]" office:value-type="float" office:value="-0.0683771194586" calcext:value-type="float">
            <text:p>-0.0683771194586</text:p>
          </table:table-cell>
          <table:table-cell table:formula="of:=(16*0.05^2/0.2^2)*[.D19]+2*(1-16*0.05^2/0.2^2)*[.E19]+16*0.05^2/0.2^2*[.F19]-[.E18]" office:value-type="float" office:value="-0.0559824505076429" calcext:value-type="float">
            <text:p>-0.055982450507643</text:p>
          </table:table-cell>
          <table:table-cell table:formula="of:=(16*0.05^2/0.2^2)*[.E19]+2*(1-16*0.05^2/0.2^2)*[.F19]+16*0.05^2/0.2^2*[.G19]-[.F18]" office:value-type="float" office:value="-0.0458345538632738" calcext:value-type="float">
            <text:p>-0.045834553863274</text:p>
          </table:table-cell>
          <table:table-cell table:formula="of:=(16*0.05^2/0.2^2)*[.F19]+2*(1-16*0.05^2/0.2^2)*[.G19]+16*0.05^2/0.2^2*[.H19]-[.G18]" office:value-type="float" office:value="-0.0375261588014712" calcext:value-type="float">
            <text:p>-0.037526158801471</text:p>
          </table:table-cell>
          <table:table-cell table:formula="of:=(16*0.05^2/0.2^2)*[.G19]+2*(1-16*0.05^2/0.2^2)*[.H19]+16*0.05^2/0.2^2*[.I19]-[.H18]" office:value-type="float" office:value="-0.0307238202556528" calcext:value-type="float">
            <text:p>-0.030723820255653</text:p>
          </table:table-cell>
          <table:table-cell table:formula="of:=(16*0.05^2/0.2^2)*[.H19]+2*(1-16*0.05^2/0.2^2)*[.I19]+16*0.05^2/0.2^2*[.J19]-[.I18]" office:value-type="float" office:value="-0.0251545364953429" calcext:value-type="float">
            <text:p>-0.025154536495343</text:p>
          </table:table-cell>
          <table:table-cell table:formula="of:=(16*0.05^2/0.2^2)*[.I19]+2*(1-16*0.05^2/0.2^2)*[.J19]+16*0.05^2/0.2^2*[.K19]-[.J18]" office:value-type="float" office:value="-0.0205947926081593" calcext:value-type="float">
            <text:p>-0.020594792608159</text:p>
          </table:table-cell>
          <table:table-cell table:formula="of:=(16*0.05^2/0.2^2)*[.J19]+2*(1-16*0.05^2/0.2^2)*[.K19]+16*0.05^2/0.2^2*[.L19]-[.K18]" office:value-type="float" office:value="-0.010094825899733" calcext:value-type="float">
            <text:p>-0.01009482589973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(16*0.05^2/0.2^2)*[.B20]+2*(1-16*0.05^2/0.2^2)*[.C20]+16*0.05^2/0.2^2*[.D20]-[.C19]" office:value-type="float" office:value="0.322334726348781" calcext:value-type="float">
            <text:p>0.322334726348781</text:p>
          </table:table-cell>
          <table:table-cell table:formula="of:=(16*0.05^2/0.2^2)*[.C20]+2*(1-16*0.05^2/0.2^2)*[.D20]+16*0.05^2/0.2^2*[.E20]-[.D19]" office:value-type="float" office:value="0.554269249990691" calcext:value-type="float">
            <text:p>0.554269249990691</text:p>
          </table:table-cell>
          <table:table-cell table:formula="of:=(16*0.05^2/0.2^2)*[.D20]+2*(1-16*0.05^2/0.2^2)*[.E20]+16*0.05^2/0.2^2*[.F20]-[.E19]" office:value-type="float" office:value="0.560344670487772" calcext:value-type="float">
            <text:p>0.560344670487772</text:p>
          </table:table-cell>
          <table:table-cell table:formula="of:=(16*0.05^2/0.2^2)*[.E20]+2*(1-16*0.05^2/0.2^2)*[.F20]+16*0.05^2/0.2^2*[.G20]-[.F19]" office:value-type="float" office:value="0.340804815796819" calcext:value-type="float">
            <text:p>0.340804815796819</text:p>
          </table:table-cell>
          <table:table-cell table:formula="of:=(16*0.05^2/0.2^2)*[.F20]+2*(1-16*0.05^2/0.2^2)*[.G20]+16*0.05^2/0.2^2*[.H20]-[.G19]" office:value-type="float" office:value="-0.0183939720585725" calcext:value-type="float">
            <text:p>-0.018393972058573</text:p>
          </table:table-cell>
          <table:table-cell table:formula="of:=(16*0.05^2/0.2^2)*[.G20]+2*(1-16*0.05^2/0.2^2)*[.H20]+16*0.05^2/0.2^2*[.I20]-[.H19]" office:value-type="float" office:value="-0.37833097459829" calcext:value-type="float">
            <text:p>-0.37833097459829</text:p>
          </table:table-cell>
          <table:table-cell table:formula="of:=(16*0.05^2/0.2^2)*[.H20]+2*(1-16*0.05^2/0.2^2)*[.I20]+16*0.05^2/0.2^2*[.J20]-[.I19]" office:value-type="float" office:value="-0.600115100489553" calcext:value-type="float">
            <text:p>-0.600115100489553</text:p>
          </table:table-cell>
          <table:table-cell table:formula="of:=(16*0.05^2/0.2^2)*[.I20]+2*(1-16*0.05^2/0.2^2)*[.J20]+16*0.05^2/0.2^2*[.K20]-[.J19]" office:value-type="float" office:value="-0.597880078192206" calcext:value-type="float">
            <text:p>-0.597880078192206</text:p>
          </table:table-cell>
          <table:table-cell table:formula="of:=(16*0.05^2/0.2^2)*[.J20]+2*(1-16*0.05^2/0.2^2)*[.K20]+16*0.05^2/0.2^2*[.L20]-[.K19]" office:value-type="float" office:value="-0.371536208413759" calcext:value-type="float">
            <text:p>-0.37153620841375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16*0.05^2/0.2^2)*[.B21]+2*(1-16*0.05^2/0.2^2)*[.C21]+16*0.05^2/0.2^2*[.D21]-[.C20]" office:value-type="float" office:value="0.587785252292473" calcext:value-type="float">
            <text:p>0.587785252292473</text:p>
          </table:table-cell>
          <table:table-cell table:formula="of:=(16*0.05^2/0.2^2)*[.C21]+2*(1-16*0.05^2/0.2^2)*[.D21]+16*0.05^2/0.2^2*[.E21]-[.D20]" office:value-type="float" office:value="0.951056516295154" calcext:value-type="float">
            <text:p>0.951056516295154</text:p>
          </table:table-cell>
          <table:table-cell table:formula="of:=(16*0.05^2/0.2^2)*[.D21]+2*(1-16*0.05^2/0.2^2)*[.E21]+16*0.05^2/0.2^2*[.F21]-[.E20]" office:value-type="float" office:value="0.951056516295153" calcext:value-type="float">
            <text:p>0.951056516295153</text:p>
          </table:table-cell>
          <table:table-cell table:formula="of:=(16*0.05^2/0.2^2)*[.E21]+2*(1-16*0.05^2/0.2^2)*[.F21]+16*0.05^2/0.2^2*[.G21]-[.F20]" office:value-type="float" office:value="0.587785252292473" calcext:value-type="float">
            <text:p>0.587785252292473</text:p>
          </table:table-cell>
          <table:table-cell table:formula="of:=(16*0.05^2/0.2^2)*[.F21]+2*(1-16*0.05^2/0.2^2)*[.G21]+16*0.05^2/0.2^2*[.H21]-[.G20]" office:value-type="float" office:value="3.46944695195361E-016" calcext:value-type="float">
            <text:p>3.46944695195361E-16</text:p>
          </table:table-cell>
          <table:table-cell table:formula="of:=(16*0.05^2/0.2^2)*[.G21]+2*(1-16*0.05^2/0.2^2)*[.H21]+16*0.05^2/0.2^2*[.I21]-[.H20]" office:value-type="float" office:value="-0.587785252292473" calcext:value-type="float">
            <text:p>-0.587785252292473</text:p>
          </table:table-cell>
          <table:table-cell table:formula="of:=(16*0.05^2/0.2^2)*[.H21]+2*(1-16*0.05^2/0.2^2)*[.I21]+16*0.05^2/0.2^2*[.J21]-[.I20]" office:value-type="float" office:value="-0.951056516295154" calcext:value-type="float">
            <text:p>-0.951056516295154</text:p>
          </table:table-cell>
          <table:table-cell table:formula="of:=(16*0.05^2/0.2^2)*[.I21]+2*(1-16*0.05^2/0.2^2)*[.J21]+16*0.05^2/0.2^2*[.K21]-[.J20]" office:value-type="float" office:value="-0.951056516295153" calcext:value-type="float">
            <text:p>-0.951056516295153</text:p>
          </table:table-cell>
          <table:table-cell table:formula="of:=(16*0.05^2/0.2^2)*[.J21]+2*(1-16*0.05^2/0.2^2)*[.K21]+16*0.05^2/0.2^2*[.L21]-[.K2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table:formula="of:=(16*0.05^2/0.2^2)*[.B22]+2*(1-16*0.05^2/0.2^2)*[.C22]+16*0.05^2/0.2^2*[.D22]-[.C21]" office:value-type="float" office:value="0.628721789946372" calcext:value-type="float">
            <text:p>0.628721789946372</text:p>
          </table:table-cell>
          <table:table-cell table:formula="of:=(16*0.05^2/0.2^2)*[.C22]+2*(1-16*0.05^2/0.2^2)*[.D22]+16*0.05^2/0.2^2*[.E22]-[.D21]" office:value-type="float" office:value="0.984572518596936" calcext:value-type="float">
            <text:p>0.984572518596936</text:p>
          </table:table-cell>
          <table:table-cell table:formula="of:=(16*0.05^2/0.2^2)*[.D22]+2*(1-16*0.05^2/0.2^2)*[.E22]+16*0.05^2/0.2^2*[.F22]-[.E21]" office:value-type="float" office:value="0.978497098099855" calcext:value-type="float">
            <text:p>0.978497098099855</text:p>
          </table:table-cell>
          <table:table-cell table:formula="of:=(16*0.05^2/0.2^2)*[.E22]+2*(1-16*0.05^2/0.2^2)*[.F22]+16*0.05^2/0.2^2*[.G22]-[.F21]" office:value-type="float" office:value="0.610251700498334" calcext:value-type="float">
            <text:p>0.610251700498334</text:p>
          </table:table-cell>
          <table:table-cell table:formula="of:=(16*0.05^2/0.2^2)*[.F22]+2*(1-16*0.05^2/0.2^2)*[.G22]+16*0.05^2/0.2^2*[.H22]-[.G21]" office:value-type="float" office:value="0.0183939720585725" calcext:value-type="float">
            <text:p>0.018393972058573</text:p>
          </table:table-cell>
          <table:table-cell table:formula="of:=(16*0.05^2/0.2^2)*[.G22]+2*(1-16*0.05^2/0.2^2)*[.H22]+16*0.05^2/0.2^2*[.I22]-[.H21]" office:value-type="float" office:value="-0.572725541696863" calcext:value-type="float">
            <text:p>-0.572725541696863</text:p>
          </table:table-cell>
          <table:table-cell table:formula="of:=(16*0.05^2/0.2^2)*[.H22]+2*(1-16*0.05^2/0.2^2)*[.I22]+16*0.05^2/0.2^2*[.J22]-[.I21]" office:value-type="float" office:value="-0.938726668098073" calcext:value-type="float">
            <text:p>-0.938726668098073</text:p>
          </table:table-cell>
          <table:table-cell table:formula="of:=(16*0.05^2/0.2^2)*[.I22]+2*(1-16*0.05^2/0.2^2)*[.J22]+16*0.05^2/0.2^2*[.K22]-[.J21]" office:value-type="float" office:value="-0.940961690395421" calcext:value-type="float">
            <text:p>-0.940961690395421</text:p>
          </table:table-cell>
          <table:table-cell table:formula="of:=(16*0.05^2/0.2^2)*[.J22]+2*(1-16*0.05^2/0.2^2)*[.K22]+16*0.05^2/0.2^2*[.L22]-[.K21]" office:value-type="float" office:value="-0.579520307881394" calcext:value-type="float">
            <text:p>-0.57952030788139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formula="of:=(16*0.05^2/0.2^2)*[.B23]+2*(1-16*0.05^2/0.2^2)*[.C23]+16*0.05^2/0.2^2*[.D23]-[.C22]" office:value-type="float" office:value="0.396787266304462" calcext:value-type="float">
            <text:p>0.396787266304462</text:p>
          </table:table-cell>
          <table:table-cell table:formula="of:=(16*0.05^2/0.2^2)*[.C23]+2*(1-16*0.05^2/0.2^2)*[.D23]+16*0.05^2/0.2^2*[.E23]-[.D22]" office:value-type="float" office:value="0.656162371751073" calcext:value-type="float">
            <text:p>0.656162371751073</text:p>
          </table:table-cell>
          <table:table-cell table:formula="of:=(16*0.05^2/0.2^2)*[.D23]+2*(1-16*0.05^2/0.2^2)*[.E23]+16*0.05^2/0.2^2*[.F23]-[.E22]" office:value-type="float" office:value="0.643767702800117" calcext:value-type="float">
            <text:p>0.643767702800117</text:p>
          </table:table-cell>
          <table:table-cell table:formula="of:=(16*0.05^2/0.2^2)*[.E23]+2*(1-16*0.05^2/0.2^2)*[.F23]+16*0.05^2/0.2^2*[.G23]-[.F22]" office:value-type="float" office:value="0.409105817865954" calcext:value-type="float">
            <text:p>0.409105817865954</text:p>
          </table:table-cell>
          <table:table-cell table:formula="of:=(16*0.05^2/0.2^2)*[.F23]+2*(1-16*0.05^2/0.2^2)*[.G23]+16*0.05^2/0.2^2*[.H23]-[.G22]" office:value-type="float" office:value="0.037526158801471" calcext:value-type="float">
            <text:p>0.037526158801471</text:p>
          </table:table-cell>
          <table:table-cell table:formula="of:=(16*0.05^2/0.2^2)*[.G23]+2*(1-16*0.05^2/0.2^2)*[.H23]+16*0.05^2/0.2^2*[.I23]-[.H22]" office:value-type="float" office:value="-0.332547443747027" calcext:value-type="float">
            <text:p>-0.332547443747027</text:p>
          </table:table-cell>
          <table:table-cell table:formula="of:=(16*0.05^2/0.2^2)*[.H23]+2*(1-16*0.05^2/0.2^2)*[.I23]+16*0.05^2/0.2^2*[.J23]-[.I22]" office:value-type="float" office:value="-0.56263071579713" calcext:value-type="float">
            <text:p>-0.56263071579713</text:p>
          </table:table-cell>
          <table:table-cell table:formula="of:=(16*0.05^2/0.2^2)*[.I23]+2*(1-16*0.05^2/0.2^2)*[.J23]+16*0.05^2/0.2^2*[.K23]-[.J22]" office:value-type="float" office:value="-0.567190459684314" calcext:value-type="float">
            <text:p>-0.567190459684314</text:p>
          </table:table-cell>
          <table:table-cell table:formula="of:=(16*0.05^2/0.2^2)*[.J23]+2*(1-16*0.05^2/0.2^2)*[.K23]+16*0.05^2/0.2^2*[.L23]-[.K22]" office:value-type="float" office:value="-0.353176438102947" calcext:value-type="float">
            <text:p>-0.35317643810294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table:formula="of:=(16*0.05^2/0.2^2)*[.B24]+2*(1-16*0.05^2/0.2^2)*[.C24]+16*0.05^2/0.2^2*[.D24]-[.C23]" office:value-type="float" office:value="0.0274405818047012" calcext:value-type="float">
            <text:p>0.027440581804701</text:p>
          </table:table-cell>
          <table:table-cell table:formula="of:=(16*0.05^2/0.2^2)*[.C24]+2*(1-16*0.05^2/0.2^2)*[.D24]+16*0.05^2/0.2^2*[.E24]-[.D23]" office:value-type="float" office:value="0.0559824505076436" calcext:value-type="float">
            <text:p>0.055982450507644</text:p>
          </table:table-cell>
          <table:table-cell table:formula="of:=(16*0.05^2/0.2^2)*[.D24]+2*(1-16*0.05^2/0.2^2)*[.E24]+16*0.05^2/0.2^2*[.F24]-[.E23]" office:value-type="float" office:value="0.0867710915171724" calcext:value-type="float">
            <text:p>0.086771091517173</text:p>
          </table:table-cell>
          <table:table-cell table:formula="of:=(16*0.05^2/0.2^2)*[.E24]+2*(1-16*0.05^2/0.2^2)*[.F24]+16*0.05^2/0.2^2*[.G24]-[.F23]" office:value-type="float" office:value="0.0710421611032535" calcext:value-type="float">
            <text:p>0.071042161103254</text:p>
          </table:table-cell>
          <table:table-cell table:formula="of:=(16*0.05^2/0.2^2)*[.F24]+2*(1-16*0.05^2/0.2^2)*[.G24]+16*0.05^2/0.2^2*[.H24]-[.G23]" office:value-type="float" office:value="0.0581644020603539" calcext:value-type="float">
            <text:p>0.058164402060354</text:p>
          </table:table-cell>
          <table:table-cell table:formula="of:=(16*0.05^2/0.2^2)*[.G24]+2*(1-16*0.05^2/0.2^2)*[.H24]+16*0.05^2/0.2^2*[.I24]-[.H23]" office:value-type="float" office:value="0.0476209847012041" calcext:value-type="float">
            <text:p>0.047620984701204</text:p>
          </table:table-cell>
          <table:table-cell table:formula="of:=(16*0.05^2/0.2^2)*[.H24]+2*(1-16*0.05^2/0.2^2)*[.I24]+16*0.05^2/0.2^2*[.J24]-[.I23]" office:value-type="float" office:value="0.0389887646667317" calcext:value-type="float">
            <text:p>0.038988764666732</text:p>
          </table:table-cell>
          <table:table-cell table:formula="of:=(16*0.05^2/0.2^2)*[.I24]+2*(1-16*0.05^2/0.2^2)*[.J24]+16*0.05^2/0.2^2*[.K24]-[.J23]" office:value-type="float" office:value="0.0251545364953434" calcext:value-type="float">
            <text:p>0.025154536495343</text:p>
          </table:table-cell>
          <table:table-cell table:formula="of:=(16*0.05^2/0.2^2)*[.J24]+2*(1-16*0.05^2/0.2^2)*[.K24]+16*0.05^2/0.2^2*[.L24]-[.K23]" office:value-type="float" office:value="0.0123298481970802" calcext:value-type="float">
            <text:p>0.012329848197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formula="of:=(16*0.05^2/0.2^2)*[.B25]+2*(1-16*0.05^2/0.2^2)*[.C25]+16*0.05^2/0.2^2*[.D25]-[.C24]" office:value-type="float" office:value="-0.340804815796819" calcext:value-type="float">
            <text:p>-0.340804815796819</text:p>
          </table:table-cell>
          <table:table-cell table:formula="of:=(16*0.05^2/0.2^2)*[.C25]+2*(1-16*0.05^2/0.2^2)*[.D25]+16*0.05^2/0.2^2*[.E25]-[.D24]" office:value-type="float" office:value="-0.5419506984292" calcext:value-type="float">
            <text:p>-0.5419506984292</text:p>
          </table:table-cell>
          <table:table-cell table:formula="of:=(16*0.05^2/0.2^2)*[.D25]+2*(1-16*0.05^2/0.2^2)*[.E25]+16*0.05^2/0.2^2*[.F25]-[.E24]" office:value-type="float" office:value="-0.51674309118922" calcext:value-type="float">
            <text:p>-0.51674309118922</text:p>
          </table:table-cell>
          <table:table-cell table:formula="of:=(16*0.05^2/0.2^2)*[.E25]+2*(1-16*0.05^2/0.2^2)*[.F25]+16*0.05^2/0.2^2*[.G25]-[.F24]" office:value-type="float" office:value="-0.264170324288428" calcext:value-type="float">
            <text:p>-0.264170324288428</text:p>
          </table:table-cell>
          <table:table-cell table:formula="of:=(16*0.05^2/0.2^2)*[.F25]+2*(1-16*0.05^2/0.2^2)*[.G25]+16*0.05^2/0.2^2*[.H25]-[.G24]" office:value-type="float" office:value="0.0811369870029866" calcext:value-type="float">
            <text:p>0.081136987002987</text:p>
          </table:table-cell>
          <table:table-cell table:formula="of:=(16*0.05^2/0.2^2)*[.G25]+2*(1-16*0.05^2/0.2^2)*[.H25]+16*0.05^2/0.2^2*[.I25]-[.H24]" office:value-type="float" office:value="0.429700610474113" calcext:value-type="float">
            <text:p>0.429700610474113</text:p>
          </table:table-cell>
          <table:table-cell table:formula="of:=(16*0.05^2/0.2^2)*[.H25]+2*(1-16*0.05^2/0.2^2)*[.I25]+16*0.05^2/0.2^2*[.J25]-[.I24]" office:value-type="float" office:value="0.635406236993677" calcext:value-type="float">
            <text:p>0.635406236993677</text:p>
          </table:table-cell>
          <table:table-cell table:formula="of:=(16*0.05^2/0.2^2)*[.I25]+2*(1-16*0.05^2/0.2^2)*[.J25]+16*0.05^2/0.2^2*[.K25]-[.J24]" office:value-type="float" office:value="0.618509072548126" calcext:value-type="float">
            <text:p>0.618509072548126</text:p>
          </table:table-cell>
          <table:table-cell table:formula="of:=(16*0.05^2/0.2^2)*[.J25]+2*(1-16*0.05^2/0.2^2)*[.K25]+16*0.05^2/0.2^2*[.L25]-[.K24]" office:value-type="float" office:value="0.378330974598291" calcext:value-type="float">
            <text:p>0.37833097459829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table:formula="of:=(16*0.05^2/0.2^2)*[.B26]+2*(1-16*0.05^2/0.2^2)*[.C26]+16*0.05^2/0.2^2*[.D26]-[.C25]" office:value-type="float" office:value="-0.569391280233901" calcext:value-type="float">
            <text:p>-0.569391280233901</text:p>
          </table:table-cell>
          <table:table-cell table:formula="of:=(16*0.05^2/0.2^2)*[.C26]+2*(1-16*0.05^2/0.2^2)*[.D26]+16*0.05^2/0.2^2*[.E26]-[.D25]" office:value-type="float" office:value="-0.913530357493682" calcext:value-type="float">
            <text:p>-0.913530357493682</text:p>
          </table:table-cell>
          <table:table-cell table:formula="of:=(16*0.05^2/0.2^2)*[.D26]+2*(1-16*0.05^2/0.2^2)*[.E26]+16*0.05^2/0.2^2*[.F26]-[.E25]" office:value-type="float" office:value="-0.8928921142348" calcext:value-type="float">
            <text:p>-0.8928921142348</text:p>
          </table:table-cell>
          <table:table-cell table:formula="of:=(16*0.05^2/0.2^2)*[.E26]+2*(1-16*0.05^2/0.2^2)*[.F26]+16*0.05^2/0.2^2*[.G26]-[.F25]" office:value-type="float" office:value="-0.506648265289487" calcext:value-type="float">
            <text:p>-0.506648265289487</text:p>
          </table:table-cell>
          <table:table-cell table:formula="of:=(16*0.05^2/0.2^2)*[.F26]+2*(1-16*0.05^2/0.2^2)*[.G26]+16*0.05^2/0.2^2*[.H26]-[.G25]" office:value-type="float" office:value="0.107365884125332" calcext:value-type="float">
            <text:p>0.107365884125332</text:p>
          </table:table-cell>
          <table:table-cell table:formula="of:=(16*0.05^2/0.2^2)*[.G26]+2*(1-16*0.05^2/0.2^2)*[.H26]+16*0.05^2/0.2^2*[.I26]-[.H25]" office:value-type="float" office:value="0.66892223929546" calcext:value-type="float">
            <text:p>0.66892223929546</text:p>
          </table:table-cell>
          <table:table-cell table:formula="of:=(16*0.05^2/0.2^2)*[.H26]+2*(1-16*0.05^2/0.2^2)*[.I26]+16*0.05^2/0.2^2*[.J26]-[.I25]" office:value-type="float" office:value="1.00922091835551" calcext:value-type="float">
            <text:p>1.00922091835551</text:p>
          </table:table-cell>
          <table:table-cell table:formula="of:=(16*0.05^2/0.2^2)*[.I26]+2*(1-16*0.05^2/0.2^2)*[.J26]+16*0.05^2/0.2^2*[.K26]-[.J25]" office:value-type="float" office:value="0.988582675096625" calcext:value-type="float">
            <text:p>0.988582675096625</text:p>
          </table:table-cell>
          <table:table-cell table:formula="of:=(16*0.05^2/0.2^2)*[.J26]+2*(1-16*0.05^2/0.2^2)*[.K26]+16*0.05^2/0.2^2*[.L26]-[.K25]" office:value-type="float" office:value="0.606179224351046" calcext:value-type="float">
            <text:p>0.60617922435104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table:formula="of:=(16*0.05^2/0.2^2)*[.B27]+2*(1-16*0.05^2/0.2^2)*[.C27]+16*0.05^2/0.2^2*[.D27]-[.C26]" office:value-type="float" office:value="-0.572725541696863" calcext:value-type="float">
            <text:p>-0.572725541696863</text:p>
          </table:table-cell>
          <table:table-cell table:formula="of:=(16*0.05^2/0.2^2)*[.C27]+2*(1-16*0.05^2/0.2^2)*[.D27]+16*0.05^2/0.2^2*[.E27]-[.D26]" office:value-type="float" office:value="-0.920332696039501" calcext:value-type="float">
            <text:p>-0.920332696039501</text:p>
          </table:table-cell>
          <table:table-cell table:formula="of:=(16*0.05^2/0.2^2)*[.D27]+2*(1-16*0.05^2/0.2^2)*[.E27]+16*0.05^2/0.2^2*[.F27]-[.E26]" office:value-type="float" office:value="-0.903435531593949" calcext:value-type="float">
            <text:p>-0.903435531593949</text:p>
          </table:table-cell>
          <table:table-cell table:formula="of:=(16*0.05^2/0.2^2)*[.E27]+2*(1-16*0.05^2/0.2^2)*[.F27]+16*0.05^2/0.2^2*[.G27]-[.F26]" office:value-type="float" office:value="-0.52135590582104" calcext:value-type="float">
            <text:p>-0.52135590582104</text:p>
          </table:table-cell>
          <table:table-cell table:formula="of:=(16*0.05^2/0.2^2)*[.F27]+2*(1-16*0.05^2/0.2^2)*[.G27]+16*0.05^2/0.2^2*[.H27]-[.G26]" office:value-type="float" office:value="0.0811369870029867" calcext:value-type="float">
            <text:p>0.081136987002987</text:p>
          </table:table-cell>
          <table:table-cell table:formula="of:=(16*0.05^2/0.2^2)*[.G27]+2*(1-16*0.05^2/0.2^2)*[.H27]+16*0.05^2/0.2^2*[.I27]-[.H26]" office:value-type="float" office:value="0.686886192006726" calcext:value-type="float">
            <text:p>0.686886192006726</text:p>
          </table:table-cell>
          <table:table-cell table:formula="of:=(16*0.05^2/0.2^2)*[.H27]+2*(1-16*0.05^2/0.2^2)*[.I27]+16*0.05^2/0.2^2*[.J27]-[.I26]" office:value-type="float" office:value="1.02209867739841" calcext:value-type="float">
            <text:p>1.02209867739841</text:p>
          </table:table-cell>
          <table:table-cell table:formula="of:=(16*0.05^2/0.2^2)*[.I27]+2*(1-16*0.05^2/0.2^2)*[.J27]+16*0.05^2/0.2^2*[.K27]-[.J26]" office:value-type="float" office:value="0.996891070158427" calcext:value-type="float">
            <text:p>0.996891070158427</text:p>
          </table:table-cell>
          <table:table-cell table:formula="of:=(16*0.05^2/0.2^2)*[.J27]+2*(1-16*0.05^2/0.2^2)*[.K27]+16*0.05^2/0.2^2*[.L27]-[.K26]" office:value-type="float" office:value="0.610251700498334" calcext:value-type="float">
            <text:p>0.61025170049833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table:formula="of:=(16*0.05^2/0.2^2)*[.B28]+2*(1-16*0.05^2/0.2^2)*[.C28]+16*0.05^2/0.2^2*[.D28]-[.C27]" office:value-type="float" office:value="-0.3509414158056" calcext:value-type="float">
            <text:p>-0.3509414158056</text:p>
          </table:table-cell>
          <table:table-cell table:formula="of:=(16*0.05^2/0.2^2)*[.C28]+2*(1-16*0.05^2/0.2^2)*[.D28]+16*0.05^2/0.2^2*[.E28]-[.D27]" office:value-type="float" office:value="-0.56263071579713" calcext:value-type="float">
            <text:p>-0.56263071579713</text:p>
          </table:table-cell>
          <table:table-cell table:formula="of:=(16*0.05^2/0.2^2)*[.D28]+2*(1-16*0.05^2/0.2^2)*[.E28]+16*0.05^2/0.2^2*[.F28]-[.E27]" office:value-type="float" office:value="-0.548796487625742" calcext:value-type="float">
            <text:p>-0.548796487625742</text:p>
          </table:table-cell>
          <table:table-cell table:formula="of:=(16*0.05^2/0.2^2)*[.E28]+2*(1-16*0.05^2/0.2^2)*[.F28]+16*0.05^2/0.2^2*[.G28]-[.F27]" office:value-type="float" office:value="-0.315650279301476" calcext:value-type="float">
            <text:p>-0.315650279301476</text:p>
          </table:table-cell>
          <table:table-cell table:formula="of:=(16*0.05^2/0.2^2)*[.F28]+2*(1-16*0.05^2/0.2^2)*[.G28]+16*0.05^2/0.2^2*[.H28]-[.G27]" office:value-type="float" office:value="0.0581644020603537" calcext:value-type="float">
            <text:p>0.058164402060354</text:p>
          </table:table-cell>
          <table:table-cell table:formula="of:=(16*0.05^2/0.2^2)*[.G28]+2*(1-16*0.05^2/0.2^2)*[.H28]+16*0.05^2/0.2^2*[.I28]-[.H27]" office:value-type="float" office:value="0.434313425105934" calcext:value-type="float">
            <text:p>0.434313425105934</text:p>
          </table:table-cell>
          <table:table-cell table:formula="of:=(16*0.05^2/0.2^2)*[.H28]+2*(1-16*0.05^2/0.2^2)*[.I28]+16*0.05^2/0.2^2*[.J28]-[.I27]" office:value-type="float" office:value="0.674556343809646" calcext:value-type="float">
            <text:p>0.674556343809646</text:p>
          </table:table-cell>
          <table:table-cell table:formula="of:=(16*0.05^2/0.2^2)*[.I28]+2*(1-16*0.05^2/0.2^2)*[.J28]+16*0.05^2/0.2^2*[.K28]-[.J27]" office:value-type="float" office:value="0.643767702800117" calcext:value-type="float">
            <text:p>0.643767702800117</text:p>
          </table:table-cell>
          <table:table-cell table:formula="of:=(16*0.05^2/0.2^2)*[.J28]+2*(1-16*0.05^2/0.2^2)*[.K28]+16*0.05^2/0.2^2*[.L28]-[.K27]" office:value-type="float" office:value="0.390711845807381" calcext:value-type="float">
            <text:p>0.3907118458073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formula="of:=(16*0.05^2/0.2^2)*[.B29]+2*(1-16*0.05^2/0.2^2)*[.C29]+16*0.05^2/0.2^2*[.D29]-[.C28]" office:value-type="float" office:value="0.0100948258997331" calcext:value-type="float">
            <text:p>0.010094825899733</text:p>
          </table:table-cell>
          <table:table-cell table:formula="of:=(16*0.05^2/0.2^2)*[.C29]+2*(1-16*0.05^2/0.2^2)*[.D29]+16*0.05^2/0.2^2*[.E29]-[.D28]" office:value-type="float" office:value="0.0205947926081592" calcext:value-type="float">
            <text:p>0.020594792608159</text:p>
          </table:table-cell>
          <table:table-cell table:formula="of:=(16*0.05^2/0.2^2)*[.D29]+2*(1-16*0.05^2/0.2^2)*[.E29]+16*0.05^2/0.2^2*[.F29]-[.E28]" office:value-type="float" office:value="0.025154536495343" calcext:value-type="float">
            <text:p>0.025154536495343</text:p>
          </table:table-cell>
          <table:table-cell table:formula="of:=(16*0.05^2/0.2^2)*[.E29]+2*(1-16*0.05^2/0.2^2)*[.F29]+16*0.05^2/0.2^2*[.G29]-[.F28]" office:value-type="float" office:value="0.0307238202556525" calcext:value-type="float">
            <text:p>0.030723820255653</text:p>
          </table:table-cell>
          <table:table-cell table:formula="of:=(16*0.05^2/0.2^2)*[.F29]+2*(1-16*0.05^2/0.2^2)*[.G29]+16*0.05^2/0.2^2*[.H29]-[.G28]" office:value-type="float" office:value="0.0375261588014715" calcext:value-type="float">
            <text:p>0.037526158801472</text:p>
          </table:table-cell>
          <table:table-cell table:formula="of:=(16*0.05^2/0.2^2)*[.G29]+2*(1-16*0.05^2/0.2^2)*[.H29]+16*0.05^2/0.2^2*[.I29]-[.H28]" office:value-type="float" office:value="0.0458345538632736" calcext:value-type="float">
            <text:p>0.045834553863274</text:p>
          </table:table-cell>
          <table:table-cell table:formula="of:=(16*0.05^2/0.2^2)*[.H29]+2*(1-16*0.05^2/0.2^2)*[.I29]+16*0.05^2/0.2^2*[.J29]-[.I28]" office:value-type="float" office:value="0.0559824505076434" calcext:value-type="float">
            <text:p>0.055982450507643</text:p>
          </table:table-cell>
          <table:table-cell table:formula="of:=(16*0.05^2/0.2^2)*[.I29]+2*(1-16*0.05^2/0.2^2)*[.J29]+16*0.05^2/0.2^2*[.K29]-[.J28]" office:value-type="float" office:value="0.0683771194586001" calcext:value-type="float">
            <text:p>0.0683771194586</text:p>
          </table:table-cell>
          <table:table-cell table:formula="of:=(16*0.05^2/0.2^2)*[.J29]+2*(1-16*0.05^2/0.2^2)*[.K29]+16*0.05^2/0.2^2*[.L29]-[.K28]" office:value-type="float" office:value="0.0335160023017825" calcext:value-type="float">
            <text:p>0.03351600230178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table:formula="of:=(16*0.05^2/0.2^2)*[.B30]+2*(1-16*0.05^2/0.2^2)*[.C30]+16*0.05^2/0.2^2*[.D30]-[.C29]" office:value-type="float" office:value="0.371536208413759" calcext:value-type="float">
            <text:p>0.371536208413759</text:p>
          </table:table-cell>
          <table:table-cell table:formula="of:=(16*0.05^2/0.2^2)*[.C30]+2*(1-16*0.05^2/0.2^2)*[.D30]+16*0.05^2/0.2^2*[.E30]-[.D29]" office:value-type="float" office:value="0.597880078192206" calcext:value-type="float">
            <text:p>0.597880078192206</text:p>
          </table:table-cell>
          <table:table-cell table:formula="of:=(16*0.05^2/0.2^2)*[.D30]+2*(1-16*0.05^2/0.2^2)*[.E30]+16*0.05^2/0.2^2*[.F30]-[.E29]" office:value-type="float" office:value="0.600115100489553" calcext:value-type="float">
            <text:p>0.600115100489553</text:p>
          </table:table-cell>
          <table:table-cell table:formula="of:=(16*0.05^2/0.2^2)*[.E30]+2*(1-16*0.05^2/0.2^2)*[.F30]+16*0.05^2/0.2^2*[.G30]-[.F29]" office:value-type="float" office:value="0.37833097459829" calcext:value-type="float">
            <text:p>0.37833097459829</text:p>
          </table:table-cell>
          <table:table-cell table:formula="of:=(16*0.05^2/0.2^2)*[.F30]+2*(1-16*0.05^2/0.2^2)*[.G30]+16*0.05^2/0.2^2*[.H30]-[.G29]" office:value-type="float" office:value="0.0183939720585724" calcext:value-type="float">
            <text:p>0.018393972058572</text:p>
          </table:table-cell>
          <table:table-cell table:formula="of:=(16*0.05^2/0.2^2)*[.G30]+2*(1-16*0.05^2/0.2^2)*[.H30]+16*0.05^2/0.2^2*[.I30]-[.H29]" office:value-type="float" office:value="-0.340804815796819" calcext:value-type="float">
            <text:p>-0.340804815796819</text:p>
          </table:table-cell>
          <table:table-cell table:formula="of:=(16*0.05^2/0.2^2)*[.H30]+2*(1-16*0.05^2/0.2^2)*[.I30]+16*0.05^2/0.2^2*[.J30]-[.I29]" office:value-type="float" office:value="-0.560344670487772" calcext:value-type="float">
            <text:p>-0.560344670487772</text:p>
          </table:table-cell>
          <table:table-cell table:formula="of:=(16*0.05^2/0.2^2)*[.I30]+2*(1-16*0.05^2/0.2^2)*[.J30]+16*0.05^2/0.2^2*[.K30]-[.J29]" office:value-type="float" office:value="-0.554269249990691" calcext:value-type="float">
            <text:p>-0.554269249990691</text:p>
          </table:table-cell>
          <table:table-cell table:formula="of:=(16*0.05^2/0.2^2)*[.J30]+2*(1-16*0.05^2/0.2^2)*[.K30]+16*0.05^2/0.2^2*[.L30]-[.K29]" office:value-type="float" office:value="-0.322334726348781" calcext:value-type="float">
            <text:p>-0.3223347263487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formula="of:=(16*0.05^2/0.2^2)*[.B31]+2*(1-16*0.05^2/0.2^2)*[.C31]+16*0.05^2/0.2^2*[.D31]-[.C30]" office:value-type="float" office:value="0.587785252292473" calcext:value-type="float">
            <text:p>0.587785252292473</text:p>
          </table:table-cell>
          <table:table-cell table:formula="of:=(16*0.05^2/0.2^2)*[.C31]+2*(1-16*0.05^2/0.2^2)*[.D31]+16*0.05^2/0.2^2*[.E31]-[.D30]" office:value-type="float" office:value="0.951056516295153" calcext:value-type="float">
            <text:p>0.951056516295153</text:p>
          </table:table-cell>
          <table:table-cell table:formula="of:=(16*0.05^2/0.2^2)*[.D31]+2*(1-16*0.05^2/0.2^2)*[.E31]+16*0.05^2/0.2^2*[.F31]-[.E30]" office:value-type="float" office:value="0.951056516295154" calcext:value-type="float">
            <text:p>0.951056516295154</text:p>
          </table:table-cell>
          <table:table-cell table:formula="of:=(16*0.05^2/0.2^2)*[.E31]+2*(1-16*0.05^2/0.2^2)*[.F31]+16*0.05^2/0.2^2*[.G31]-[.F30]" office:value-type="float" office:value="0.587785252292473" calcext:value-type="float">
            <text:p>0.587785252292473</text:p>
          </table:table-cell>
          <table:table-cell table:formula="of:=(16*0.05^2/0.2^2)*[.F31]+2*(1-16*0.05^2/0.2^2)*[.G31]+16*0.05^2/0.2^2*[.H31]-[.G30]" office:value-type="float" office:value="-2.35922392732846E-016" calcext:value-type="float">
            <text:p>-2.35922392732846E-16</text:p>
          </table:table-cell>
          <table:table-cell table:formula="of:=(16*0.05^2/0.2^2)*[.G31]+2*(1-16*0.05^2/0.2^2)*[.H31]+16*0.05^2/0.2^2*[.I31]-[.H30]" office:value-type="float" office:value="-0.587785252292473" calcext:value-type="float">
            <text:p>-0.587785252292473</text:p>
          </table:table-cell>
          <table:table-cell table:formula="of:=(16*0.05^2/0.2^2)*[.H31]+2*(1-16*0.05^2/0.2^2)*[.I31]+16*0.05^2/0.2^2*[.J31]-[.I30]" office:value-type="float" office:value="-0.951056516295153" calcext:value-type="float">
            <text:p>-0.951056516295153</text:p>
          </table:table-cell>
          <table:table-cell table:formula="of:=(16*0.05^2/0.2^2)*[.I31]+2*(1-16*0.05^2/0.2^2)*[.J31]+16*0.05^2/0.2^2*[.K31]-[.J30]" office:value-type="float" office:value="-0.951056516295153" calcext:value-type="float">
            <text:p>-0.951056516295153</text:p>
          </table:table-cell>
          <table:table-cell table:formula="of:=(16*0.05^2/0.2^2)*[.J31]+2*(1-16*0.05^2/0.2^2)*[.K31]+16*0.05^2/0.2^2*[.L31]-[.K3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table:formula="of:=(16*0.05^2/0.2^2)*[.B32]+2*(1-16*0.05^2/0.2^2)*[.C32]+16*0.05^2/0.2^2*[.D32]-[.C31]" office:value-type="float" office:value="0.579520307881394" calcext:value-type="float">
            <text:p>0.579520307881394</text:p>
          </table:table-cell>
          <table:table-cell table:formula="of:=(16*0.05^2/0.2^2)*[.C32]+2*(1-16*0.05^2/0.2^2)*[.D32]+16*0.05^2/0.2^2*[.E32]-[.D31]" office:value-type="float" office:value="0.940961690395421" calcext:value-type="float">
            <text:p>0.940961690395421</text:p>
          </table:table-cell>
          <table:table-cell table:formula="of:=(16*0.05^2/0.2^2)*[.D32]+2*(1-16*0.05^2/0.2^2)*[.E32]+16*0.05^2/0.2^2*[.F32]-[.E31]" office:value-type="float" office:value="0.938726668098073" calcext:value-type="float">
            <text:p>0.938726668098073</text:p>
          </table:table-cell>
          <table:table-cell table:formula="of:=(16*0.05^2/0.2^2)*[.E32]+2*(1-16*0.05^2/0.2^2)*[.F32]+16*0.05^2/0.2^2*[.G32]-[.F31]" office:value-type="float" office:value="0.572725541696863" calcext:value-type="float">
            <text:p>0.572725541696863</text:p>
          </table:table-cell>
          <table:table-cell table:formula="of:=(16*0.05^2/0.2^2)*[.F32]+2*(1-16*0.05^2/0.2^2)*[.G32]+16*0.05^2/0.2^2*[.H32]-[.G31]" office:value-type="float" office:value="-0.0183939720585724" calcext:value-type="float">
            <text:p>-0.018393972058572</text:p>
          </table:table-cell>
          <table:table-cell table:formula="of:=(16*0.05^2/0.2^2)*[.G32]+2*(1-16*0.05^2/0.2^2)*[.H32]+16*0.05^2/0.2^2*[.I32]-[.H31]" office:value-type="float" office:value="-0.610251700498334" calcext:value-type="float">
            <text:p>-0.610251700498334</text:p>
          </table:table-cell>
          <table:table-cell table:formula="of:=(16*0.05^2/0.2^2)*[.H32]+2*(1-16*0.05^2/0.2^2)*[.I32]+16*0.05^2/0.2^2*[.J32]-[.I31]" office:value-type="float" office:value="-0.978497098099855" calcext:value-type="float">
            <text:p>-0.978497098099855</text:p>
          </table:table-cell>
          <table:table-cell table:formula="of:=(16*0.05^2/0.2^2)*[.I32]+2*(1-16*0.05^2/0.2^2)*[.J32]+16*0.05^2/0.2^2*[.K32]-[.J31]" office:value-type="float" office:value="-0.984572518596936" calcext:value-type="float">
            <text:p>-0.984572518596936</text:p>
          </table:table-cell>
          <table:table-cell table:formula="of:=(16*0.05^2/0.2^2)*[.J32]+2*(1-16*0.05^2/0.2^2)*[.K32]+16*0.05^2/0.2^2*[.L32]-[.K31]" office:value-type="float" office:value="-0.628721789946372" calcext:value-type="float">
            <text:p>-0.62872178994637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formula="of:=(16*0.05^2/0.2^2)*[.B33]+2*(1-16*0.05^2/0.2^2)*[.C33]+16*0.05^2/0.2^2*[.D33]-[.C32]" office:value-type="float" office:value="0.353176438102947" calcext:value-type="float">
            <text:p>0.353176438102947</text:p>
          </table:table-cell>
          <table:table-cell table:formula="of:=(16*0.05^2/0.2^2)*[.C33]+2*(1-16*0.05^2/0.2^2)*[.D33]+16*0.05^2/0.2^2*[.E33]-[.D32]" office:value-type="float" office:value="0.567190459684314" calcext:value-type="float">
            <text:p>0.567190459684314</text:p>
          </table:table-cell>
          <table:table-cell table:formula="of:=(16*0.05^2/0.2^2)*[.D33]+2*(1-16*0.05^2/0.2^2)*[.E33]+16*0.05^2/0.2^2*[.F33]-[.E32]" office:value-type="float" office:value="0.56263071579713" calcext:value-type="float">
            <text:p>0.56263071579713</text:p>
          </table:table-cell>
          <table:table-cell table:formula="of:=(16*0.05^2/0.2^2)*[.E33]+2*(1-16*0.05^2/0.2^2)*[.F33]+16*0.05^2/0.2^2*[.G33]-[.F32]" office:value-type="float" office:value="0.332547443747027" calcext:value-type="float">
            <text:p>0.332547443747027</text:p>
          </table:table-cell>
          <table:table-cell table:formula="of:=(16*0.05^2/0.2^2)*[.F33]+2*(1-16*0.05^2/0.2^2)*[.G33]+16*0.05^2/0.2^2*[.H33]-[.G32]" office:value-type="float" office:value="-0.037526158801471" calcext:value-type="float">
            <text:p>-0.037526158801471</text:p>
          </table:table-cell>
          <table:table-cell table:formula="of:=(16*0.05^2/0.2^2)*[.G33]+2*(1-16*0.05^2/0.2^2)*[.H33]+16*0.05^2/0.2^2*[.I33]-[.H32]" office:value-type="float" office:value="-0.409105817865954" calcext:value-type="float">
            <text:p>-0.409105817865954</text:p>
          </table:table-cell>
          <table:table-cell table:formula="of:=(16*0.05^2/0.2^2)*[.H33]+2*(1-16*0.05^2/0.2^2)*[.I33]+16*0.05^2/0.2^2*[.J33]-[.I32]" office:value-type="float" office:value="-0.643767702800117" calcext:value-type="float">
            <text:p>-0.643767702800117</text:p>
          </table:table-cell>
          <table:table-cell table:formula="of:=(16*0.05^2/0.2^2)*[.I33]+2*(1-16*0.05^2/0.2^2)*[.J33]+16*0.05^2/0.2^2*[.K33]-[.J32]" office:value-type="float" office:value="-0.656162371751073" calcext:value-type="float">
            <text:p>-0.656162371751073</text:p>
          </table:table-cell>
          <table:table-cell table:formula="of:=(16*0.05^2/0.2^2)*[.J33]+2*(1-16*0.05^2/0.2^2)*[.K33]+16*0.05^2/0.2^2*[.L33]-[.K32]" office:value-type="float" office:value="-0.396787266304462" calcext:value-type="float">
            <text:p>-0.39678726630446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65" calcext:value-type="float">
            <text:p>1.65</text:p>
          </table:table-cell>
          <table:table-cell office:value-type="float" office:value="0" calcext:value-type="float">
            <text:p>0</text:p>
          </table:table-cell>
          <table:table-cell table:formula="of:=(16*0.05^2/0.2^2)*[.B34]+2*(1-16*0.05^2/0.2^2)*[.C34]+16*0.05^2/0.2^2*[.D34]-[.C33]" office:value-type="float" office:value="-0.0123298481970801" calcext:value-type="float">
            <text:p>-0.01232984819708</text:p>
          </table:table-cell>
          <table:table-cell table:formula="of:=(16*0.05^2/0.2^2)*[.C34]+2*(1-16*0.05^2/0.2^2)*[.D34]+16*0.05^2/0.2^2*[.E34]-[.D33]" office:value-type="float" office:value="-0.0251545364953435" calcext:value-type="float">
            <text:p>-0.025154536495344</text:p>
          </table:table-cell>
          <table:table-cell table:formula="of:=(16*0.05^2/0.2^2)*[.D34]+2*(1-16*0.05^2/0.2^2)*[.E34]+16*0.05^2/0.2^2*[.F34]-[.E33]" office:value-type="float" office:value="-0.0389887646667316" calcext:value-type="float">
            <text:p>-0.038988764666732</text:p>
          </table:table-cell>
          <table:table-cell table:formula="of:=(16*0.05^2/0.2^2)*[.E34]+2*(1-16*0.05^2/0.2^2)*[.F34]+16*0.05^2/0.2^2*[.G34]-[.F33]" office:value-type="float" office:value="-0.0476209847012044" calcext:value-type="float">
            <text:p>-0.047620984701204</text:p>
          </table:table-cell>
          <table:table-cell table:formula="of:=(16*0.05^2/0.2^2)*[.F34]+2*(1-16*0.05^2/0.2^2)*[.G34]+16*0.05^2/0.2^2*[.H34]-[.G33]" office:value-type="float" office:value="-0.0581644020603541" calcext:value-type="float">
            <text:p>-0.058164402060354</text:p>
          </table:table-cell>
          <table:table-cell table:formula="of:=(16*0.05^2/0.2^2)*[.G34]+2*(1-16*0.05^2/0.2^2)*[.H34]+16*0.05^2/0.2^2*[.I34]-[.H33]" office:value-type="float" office:value="-0.0710421611032535" calcext:value-type="float">
            <text:p>-0.071042161103254</text:p>
          </table:table-cell>
          <table:table-cell table:formula="of:=(16*0.05^2/0.2^2)*[.H34]+2*(1-16*0.05^2/0.2^2)*[.I34]+16*0.05^2/0.2^2*[.J34]-[.I33]" office:value-type="float" office:value="-0.0867710915171723" calcext:value-type="float">
            <text:p>-0.086771091517172</text:p>
          </table:table-cell>
          <table:table-cell table:formula="of:=(16*0.05^2/0.2^2)*[.I34]+2*(1-16*0.05^2/0.2^2)*[.J34]+16*0.05^2/0.2^2*[.K34]-[.J33]" office:value-type="float" office:value="-0.0559824505076435" calcext:value-type="float">
            <text:p>-0.055982450507644</text:p>
          </table:table-cell>
          <table:table-cell table:formula="of:=(16*0.05^2/0.2^2)*[.J34]+2*(1-16*0.05^2/0.2^2)*[.K34]+16*0.05^2/0.2^2*[.L34]-[.K33]" office:value-type="float" office:value="-0.0274405818047011" calcext:value-type="float">
            <text:p>-0.02744058180470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formula="of:=(16*0.05^2/0.2^2)*[.B35]+2*(1-16*0.05^2/0.2^2)*[.C35]+16*0.05^2/0.2^2*[.D35]-[.C34]" office:value-type="float" office:value="-0.378330974598291" calcext:value-type="float">
            <text:p>-0.378330974598291</text:p>
          </table:table-cell>
          <table:table-cell table:formula="of:=(16*0.05^2/0.2^2)*[.C35]+2*(1-16*0.05^2/0.2^2)*[.D35]+16*0.05^2/0.2^2*[.E35]-[.D34]" office:value-type="float" office:value="-0.618509072548126" calcext:value-type="float">
            <text:p>-0.618509072548126</text:p>
          </table:table-cell>
          <table:table-cell table:formula="of:=(16*0.05^2/0.2^2)*[.D35]+2*(1-16*0.05^2/0.2^2)*[.E35]+16*0.05^2/0.2^2*[.F35]-[.E34]" office:value-type="float" office:value="-0.635406236993678" calcext:value-type="float">
            <text:p>-0.635406236993678</text:p>
          </table:table-cell>
          <table:table-cell table:formula="of:=(16*0.05^2/0.2^2)*[.E35]+2*(1-16*0.05^2/0.2^2)*[.F35]+16*0.05^2/0.2^2*[.G35]-[.F34]" office:value-type="float" office:value="-0.429700610474113" calcext:value-type="float">
            <text:p>-0.429700610474113</text:p>
          </table:table-cell>
          <table:table-cell table:formula="of:=(16*0.05^2/0.2^2)*[.F35]+2*(1-16*0.05^2/0.2^2)*[.G35]+16*0.05^2/0.2^2*[.H35]-[.G34]" office:value-type="float" office:value="-0.0811369870029868" calcext:value-type="float">
            <text:p>-0.081136987002987</text:p>
          </table:table-cell>
          <table:table-cell table:formula="of:=(16*0.05^2/0.2^2)*[.G35]+2*(1-16*0.05^2/0.2^2)*[.H35]+16*0.05^2/0.2^2*[.I35]-[.H34]" office:value-type="float" office:value="0.264170324288427" calcext:value-type="float">
            <text:p>0.264170324288427</text:p>
          </table:table-cell>
          <table:table-cell table:formula="of:=(16*0.05^2/0.2^2)*[.H35]+2*(1-16*0.05^2/0.2^2)*[.I35]+16*0.05^2/0.2^2*[.J35]-[.I34]" office:value-type="float" office:value="0.51674309118922" calcext:value-type="float">
            <text:p>0.51674309118922</text:p>
          </table:table-cell>
          <table:table-cell table:formula="of:=(16*0.05^2/0.2^2)*[.I35]+2*(1-16*0.05^2/0.2^2)*[.J35]+16*0.05^2/0.2^2*[.K35]-[.J34]" office:value-type="float" office:value="0.5419506984292" calcext:value-type="float">
            <text:p>0.5419506984292</text:p>
          </table:table-cell>
          <table:table-cell table:formula="of:=(16*0.05^2/0.2^2)*[.J35]+2*(1-16*0.05^2/0.2^2)*[.K35]+16*0.05^2/0.2^2*[.L35]-[.K34]" office:value-type="float" office:value="0.340804815796819" calcext:value-type="float">
            <text:p>0.34080481579681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75" calcext:value-type="float">
            <text:p>1.75</text:p>
          </table:table-cell>
          <table:table-cell office:value-type="float" office:value="0" calcext:value-type="float">
            <text:p>0</text:p>
          </table:table-cell>
          <table:table-cell table:formula="of:=(16*0.05^2/0.2^2)*[.B36]+2*(1-16*0.05^2/0.2^2)*[.C36]+16*0.05^2/0.2^2*[.D36]-[.C35]" office:value-type="float" office:value="-0.606179224351046" calcext:value-type="float">
            <text:p>-0.606179224351046</text:p>
          </table:table-cell>
          <table:table-cell table:formula="of:=(16*0.05^2/0.2^2)*[.C36]+2*(1-16*0.05^2/0.2^2)*[.D36]+16*0.05^2/0.2^2*[.E36]-[.D35]" office:value-type="float" office:value="-0.988582675096625" calcext:value-type="float">
            <text:p>-0.988582675096625</text:p>
          </table:table-cell>
          <table:table-cell table:formula="of:=(16*0.05^2/0.2^2)*[.D36]+2*(1-16*0.05^2/0.2^2)*[.E36]+16*0.05^2/0.2^2*[.F36]-[.E35]" office:value-type="float" office:value="-1.00922091835551" calcext:value-type="float">
            <text:p>-1.00922091835551</text:p>
          </table:table-cell>
          <table:table-cell table:formula="of:=(16*0.05^2/0.2^2)*[.E36]+2*(1-16*0.05^2/0.2^2)*[.F36]+16*0.05^2/0.2^2*[.G36]-[.F35]" office:value-type="float" office:value="-0.66892223929546" calcext:value-type="float">
            <text:p>-0.66892223929546</text:p>
          </table:table-cell>
          <table:table-cell table:formula="of:=(16*0.05^2/0.2^2)*[.F36]+2*(1-16*0.05^2/0.2^2)*[.G36]+16*0.05^2/0.2^2*[.H36]-[.G35]" office:value-type="float" office:value="-0.107365884125332" calcext:value-type="float">
            <text:p>-0.107365884125332</text:p>
          </table:table-cell>
          <table:table-cell table:formula="of:=(16*0.05^2/0.2^2)*[.G36]+2*(1-16*0.05^2/0.2^2)*[.H36]+16*0.05^2/0.2^2*[.I36]-[.H35]" office:value-type="float" office:value="0.506648265289487" calcext:value-type="float">
            <text:p>0.506648265289487</text:p>
          </table:table-cell>
          <table:table-cell table:formula="of:=(16*0.05^2/0.2^2)*[.H36]+2*(1-16*0.05^2/0.2^2)*[.I36]+16*0.05^2/0.2^2*[.J36]-[.I35]" office:value-type="float" office:value="0.8928921142348" calcext:value-type="float">
            <text:p>0.8928921142348</text:p>
          </table:table-cell>
          <table:table-cell table:formula="of:=(16*0.05^2/0.2^2)*[.I36]+2*(1-16*0.05^2/0.2^2)*[.J36]+16*0.05^2/0.2^2*[.K36]-[.J35]" office:value-type="float" office:value="0.913530357493682" calcext:value-type="float">
            <text:p>0.913530357493682</text:p>
          </table:table-cell>
          <table:table-cell table:formula="of:=(16*0.05^2/0.2^2)*[.J36]+2*(1-16*0.05^2/0.2^2)*[.K36]+16*0.05^2/0.2^2*[.L36]-[.K35]" office:value-type="float" office:value="0.569391280233901" calcext:value-type="float">
            <text:p>0.56939128023390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formula="of:=(16*0.05^2/0.2^2)*[.B37]+2*(1-16*0.05^2/0.2^2)*[.C37]+16*0.05^2/0.2^2*[.D37]-[.C36]" office:value-type="float" office:value="-0.610251700498334" calcext:value-type="float">
            <text:p>-0.610251700498334</text:p>
          </table:table-cell>
          <table:table-cell table:formula="of:=(16*0.05^2/0.2^2)*[.C37]+2*(1-16*0.05^2/0.2^2)*[.D37]+16*0.05^2/0.2^2*[.E37]-[.D36]" office:value-type="float" office:value="-0.996891070158427" calcext:value-type="float">
            <text:p>-0.996891070158427</text:p>
          </table:table-cell>
          <table:table-cell table:formula="of:=(16*0.05^2/0.2^2)*[.D37]+2*(1-16*0.05^2/0.2^2)*[.E37]+16*0.05^2/0.2^2*[.F37]-[.E36]" office:value-type="float" office:value="-1.02209867739841" calcext:value-type="float">
            <text:p>-1.02209867739841</text:p>
          </table:table-cell>
          <table:table-cell table:formula="of:=(16*0.05^2/0.2^2)*[.E37]+2*(1-16*0.05^2/0.2^2)*[.F37]+16*0.05^2/0.2^2*[.G37]-[.F36]" office:value-type="float" office:value="-0.686886192006726" calcext:value-type="float">
            <text:p>-0.686886192006726</text:p>
          </table:table-cell>
          <table:table-cell table:formula="of:=(16*0.05^2/0.2^2)*[.F37]+2*(1-16*0.05^2/0.2^2)*[.G37]+16*0.05^2/0.2^2*[.H37]-[.G36]" office:value-type="float" office:value="-0.0811369870029868" calcext:value-type="float">
            <text:p>-0.081136987002987</text:p>
          </table:table-cell>
          <table:table-cell table:formula="of:=(16*0.05^2/0.2^2)*[.G37]+2*(1-16*0.05^2/0.2^2)*[.H37]+16*0.05^2/0.2^2*[.I37]-[.H36]" office:value-type="float" office:value="0.521355905821041" calcext:value-type="float">
            <text:p>0.521355905821041</text:p>
          </table:table-cell>
          <table:table-cell table:formula="of:=(16*0.05^2/0.2^2)*[.H37]+2*(1-16*0.05^2/0.2^2)*[.I37]+16*0.05^2/0.2^2*[.J37]-[.I36]" office:value-type="float" office:value="0.903435531593949" calcext:value-type="float">
            <text:p>0.903435531593949</text:p>
          </table:table-cell>
          <table:table-cell table:formula="of:=(16*0.05^2/0.2^2)*[.I37]+2*(1-16*0.05^2/0.2^2)*[.J37]+16*0.05^2/0.2^2*[.K37]-[.J36]" office:value-type="float" office:value="0.920332696039501" calcext:value-type="float">
            <text:p>0.920332696039501</text:p>
          </table:table-cell>
          <table:table-cell table:formula="of:=(16*0.05^2/0.2^2)*[.J37]+2*(1-16*0.05^2/0.2^2)*[.K37]+16*0.05^2/0.2^2*[.L37]-[.K36]" office:value-type="float" office:value="0.572725541696863" calcext:value-type="float">
            <text:p>0.57272554169686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85" calcext:value-type="float">
            <text:p>1.85</text:p>
          </table:table-cell>
          <table:table-cell office:value-type="float" office:value="0" calcext:value-type="float">
            <text:p>0</text:p>
          </table:table-cell>
          <table:table-cell table:formula="of:=(16*0.05^2/0.2^2)*[.B38]+2*(1-16*0.05^2/0.2^2)*[.C38]+16*0.05^2/0.2^2*[.D38]-[.C37]" office:value-type="float" office:value="-0.390711845807381" calcext:value-type="float">
            <text:p>-0.390711845807381</text:p>
          </table:table-cell>
          <table:table-cell table:formula="of:=(16*0.05^2/0.2^2)*[.C38]+2*(1-16*0.05^2/0.2^2)*[.D38]+16*0.05^2/0.2^2*[.E38]-[.D37]" office:value-type="float" office:value="-0.643767702800117" calcext:value-type="float">
            <text:p>-0.643767702800117</text:p>
          </table:table-cell>
          <table:table-cell table:formula="of:=(16*0.05^2/0.2^2)*[.D38]+2*(1-16*0.05^2/0.2^2)*[.E38]+16*0.05^2/0.2^2*[.F38]-[.E37]" office:value-type="float" office:value="-0.674556343809646" calcext:value-type="float">
            <text:p>-0.674556343809646</text:p>
          </table:table-cell>
          <table:table-cell table:formula="of:=(16*0.05^2/0.2^2)*[.E38]+2*(1-16*0.05^2/0.2^2)*[.F38]+16*0.05^2/0.2^2*[.G38]-[.F37]" office:value-type="float" office:value="-0.434313425105934" calcext:value-type="float">
            <text:p>-0.434313425105934</text:p>
          </table:table-cell>
          <table:table-cell table:formula="of:=(16*0.05^2/0.2^2)*[.F38]+2*(1-16*0.05^2/0.2^2)*[.G38]+16*0.05^2/0.2^2*[.H38]-[.G37]" office:value-type="float" office:value="-0.0581644020603534" calcext:value-type="float">
            <text:p>-0.058164402060354</text:p>
          </table:table-cell>
          <table:table-cell table:formula="of:=(16*0.05^2/0.2^2)*[.G38]+2*(1-16*0.05^2/0.2^2)*[.H38]+16*0.05^2/0.2^2*[.I38]-[.H37]" office:value-type="float" office:value="0.315650279301476" calcext:value-type="float">
            <text:p>0.315650279301476</text:p>
          </table:table-cell>
          <table:table-cell table:formula="of:=(16*0.05^2/0.2^2)*[.H38]+2*(1-16*0.05^2/0.2^2)*[.I38]+16*0.05^2/0.2^2*[.J38]-[.I37]" office:value-type="float" office:value="0.548796487625742" calcext:value-type="float">
            <text:p>0.548796487625742</text:p>
          </table:table-cell>
          <table:table-cell table:formula="of:=(16*0.05^2/0.2^2)*[.I38]+2*(1-16*0.05^2/0.2^2)*[.J38]+16*0.05^2/0.2^2*[.K38]-[.J37]" office:value-type="float" office:value="0.56263071579713" calcext:value-type="float">
            <text:p>0.56263071579713</text:p>
          </table:table-cell>
          <table:table-cell table:formula="of:=(16*0.05^2/0.2^2)*[.J38]+2*(1-16*0.05^2/0.2^2)*[.K38]+16*0.05^2/0.2^2*[.L38]-[.K37]" office:value-type="float" office:value="0.3509414158056" calcext:value-type="float">
            <text:p>0.350941415805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formula="of:=(16*0.05^2/0.2^2)*[.B39]+2*(1-16*0.05^2/0.2^2)*[.C39]+16*0.05^2/0.2^2*[.D39]-[.C38]" office:value-type="float" office:value="-0.0335160023017825" calcext:value-type="float">
            <text:p>-0.033516002301783</text:p>
          </table:table-cell>
          <table:table-cell table:formula="of:=(16*0.05^2/0.2^2)*[.C39]+2*(1-16*0.05^2/0.2^2)*[.D39]+16*0.05^2/0.2^2*[.E39]-[.D38]" office:value-type="float" office:value="-0.0683771194585999" calcext:value-type="float">
            <text:p>-0.0683771194586</text:p>
          </table:table-cell>
          <table:table-cell table:formula="of:=(16*0.05^2/0.2^2)*[.D39]+2*(1-16*0.05^2/0.2^2)*[.E39]+16*0.05^2/0.2^2*[.F39]-[.E38]" office:value-type="float" office:value="-0.0559824505076434" calcext:value-type="float">
            <text:p>-0.055982450507643</text:p>
          </table:table-cell>
          <table:table-cell table:formula="of:=(16*0.05^2/0.2^2)*[.E39]+2*(1-16*0.05^2/0.2^2)*[.F39]+16*0.05^2/0.2^2*[.G39]-[.F38]" office:value-type="float" office:value="-0.0458345538632734" calcext:value-type="float">
            <text:p>-0.045834553863273</text:p>
          </table:table-cell>
          <table:table-cell table:formula="of:=(16*0.05^2/0.2^2)*[.F39]+2*(1-16*0.05^2/0.2^2)*[.G39]+16*0.05^2/0.2^2*[.H39]-[.G38]" office:value-type="float" office:value="-0.0375261588014715" calcext:value-type="float">
            <text:p>-0.037526158801472</text:p>
          </table:table-cell>
          <table:table-cell table:formula="of:=(16*0.05^2/0.2^2)*[.G39]+2*(1-16*0.05^2/0.2^2)*[.H39]+16*0.05^2/0.2^2*[.I39]-[.H38]" office:value-type="float" office:value="-0.0307238202556522" calcext:value-type="float">
            <text:p>-0.030723820255652</text:p>
          </table:table-cell>
          <table:table-cell table:formula="of:=(16*0.05^2/0.2^2)*[.H39]+2*(1-16*0.05^2/0.2^2)*[.I39]+16*0.05^2/0.2^2*[.J39]-[.I38]" office:value-type="float" office:value="-0.0251545364953433" calcext:value-type="float">
            <text:p>-0.025154536495343</text:p>
          </table:table-cell>
          <table:table-cell table:formula="of:=(16*0.05^2/0.2^2)*[.I39]+2*(1-16*0.05^2/0.2^2)*[.J39]+16*0.05^2/0.2^2*[.K39]-[.J38]" office:value-type="float" office:value="-0.0205947926081591" calcext:value-type="float">
            <text:p>-0.020594792608159</text:p>
          </table:table-cell>
          <table:table-cell table:formula="of:=(16*0.05^2/0.2^2)*[.J39]+2*(1-16*0.05^2/0.2^2)*[.K39]+16*0.05^2/0.2^2*[.L39]-[.K38]" office:value-type="float" office:value="-0.0100948258997333" calcext:value-type="float">
            <text:p>-0.01009482589973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95" calcext:value-type="float">
            <text:p>1.95</text:p>
          </table:table-cell>
          <table:table-cell office:value-type="float" office:value="0" calcext:value-type="float">
            <text:p>0</text:p>
          </table:table-cell>
          <table:table-cell table:formula="of:=(16*0.05^2/0.2^2)*[.B40]+2*(1-16*0.05^2/0.2^2)*[.C40]+16*0.05^2/0.2^2*[.D40]-[.C39]" office:value-type="float" office:value="0.322334726348781" calcext:value-type="float">
            <text:p>0.322334726348781</text:p>
          </table:table-cell>
          <table:table-cell table:formula="of:=(16*0.05^2/0.2^2)*[.C40]+2*(1-16*0.05^2/0.2^2)*[.D40]+16*0.05^2/0.2^2*[.E40]-[.D39]" office:value-type="float" office:value="0.554269249990691" calcext:value-type="float">
            <text:p>0.554269249990691</text:p>
          </table:table-cell>
          <table:table-cell table:formula="of:=(16*0.05^2/0.2^2)*[.D40]+2*(1-16*0.05^2/0.2^2)*[.E40]+16*0.05^2/0.2^2*[.F40]-[.E39]" office:value-type="float" office:value="0.560344670487772" calcext:value-type="float">
            <text:p>0.560344670487772</text:p>
          </table:table-cell>
          <table:table-cell table:formula="of:=(16*0.05^2/0.2^2)*[.E40]+2*(1-16*0.05^2/0.2^2)*[.F40]+16*0.05^2/0.2^2*[.G40]-[.F39]" office:value-type="float" office:value="0.340804815796819" calcext:value-type="float">
            <text:p>0.340804815796819</text:p>
          </table:table-cell>
          <table:table-cell table:formula="of:=(16*0.05^2/0.2^2)*[.F40]+2*(1-16*0.05^2/0.2^2)*[.G40]+16*0.05^2/0.2^2*[.H40]-[.G39]" office:value-type="float" office:value="-0.0183939720585722" calcext:value-type="float">
            <text:p>-0.018393972058572</text:p>
          </table:table-cell>
          <table:table-cell table:formula="of:=(16*0.05^2/0.2^2)*[.G40]+2*(1-16*0.05^2/0.2^2)*[.H40]+16*0.05^2/0.2^2*[.I40]-[.H39]" office:value-type="float" office:value="-0.37833097459829" calcext:value-type="float">
            <text:p>-0.37833097459829</text:p>
          </table:table-cell>
          <table:table-cell table:formula="of:=(16*0.05^2/0.2^2)*[.H40]+2*(1-16*0.05^2/0.2^2)*[.I40]+16*0.05^2/0.2^2*[.J40]-[.I39]" office:value-type="float" office:value="-0.600115100489553" calcext:value-type="float">
            <text:p>-0.600115100489553</text:p>
          </table:table-cell>
          <table:table-cell table:formula="of:=(16*0.05^2/0.2^2)*[.I40]+2*(1-16*0.05^2/0.2^2)*[.J40]+16*0.05^2/0.2^2*[.K40]-[.J39]" office:value-type="float" office:value="-0.597880078192207" calcext:value-type="float">
            <text:p>-0.597880078192207</text:p>
          </table:table-cell>
          <table:table-cell table:formula="of:=(16*0.05^2/0.2^2)*[.J40]+2*(1-16*0.05^2/0.2^2)*[.K40]+16*0.05^2/0.2^2*[.L40]-[.K39]" office:value-type="float" office:value="-0.371536208413759" calcext:value-type="float">
            <text:p>-0.37153620841375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16*0.05^2/0.2^2)*[.B41]+2*(1-16*0.05^2/0.2^2)*[.C41]+16*0.05^2/0.2^2*[.D41]-[.C40]" office:value-type="float" office:value="0.587785252292473" calcext:value-type="float">
            <text:p>0.587785252292473</text:p>
          </table:table-cell>
          <table:table-cell table:formula="of:=(16*0.05^2/0.2^2)*[.C41]+2*(1-16*0.05^2/0.2^2)*[.D41]+16*0.05^2/0.2^2*[.E41]-[.D40]" office:value-type="float" office:value="0.951056516295154" calcext:value-type="float">
            <text:p>0.951056516295154</text:p>
          </table:table-cell>
          <table:table-cell table:formula="of:=(16*0.05^2/0.2^2)*[.D41]+2*(1-16*0.05^2/0.2^2)*[.E41]+16*0.05^2/0.2^2*[.F41]-[.E40]" office:value-type="float" office:value="0.951056516295153" calcext:value-type="float">
            <text:p>0.951056516295153</text:p>
          </table:table-cell>
          <table:table-cell table:formula="of:=(16*0.05^2/0.2^2)*[.E41]+2*(1-16*0.05^2/0.2^2)*[.F41]+16*0.05^2/0.2^2*[.G41]-[.F40]" office:value-type="float" office:value="0.587785252292473" calcext:value-type="float">
            <text:p>0.587785252292473</text:p>
          </table:table-cell>
          <table:table-cell table:formula="of:=(16*0.05^2/0.2^2)*[.F41]+2*(1-16*0.05^2/0.2^2)*[.G41]+16*0.05^2/0.2^2*[.H41]-[.G40]" office:value-type="float" office:value="0" calcext:value-type="float">
            <text:p>0</text:p>
          </table:table-cell>
          <table:table-cell table:formula="of:=(16*0.05^2/0.2^2)*[.G41]+2*(1-16*0.05^2/0.2^2)*[.H41]+16*0.05^2/0.2^2*[.I41]-[.H40]" office:value-type="float" office:value="-0.587785252292473" calcext:value-type="float">
            <text:p>-0.587785252292473</text:p>
          </table:table-cell>
          <table:table-cell table:formula="of:=(16*0.05^2/0.2^2)*[.H41]+2*(1-16*0.05^2/0.2^2)*[.I41]+16*0.05^2/0.2^2*[.J41]-[.I40]" office:value-type="float" office:value="-0.951056516295154" calcext:value-type="float">
            <text:p>-0.951056516295154</text:p>
          </table:table-cell>
          <table:table-cell table:formula="of:=(16*0.05^2/0.2^2)*[.I41]+2*(1-16*0.05^2/0.2^2)*[.J41]+16*0.05^2/0.2^2*[.K41]-[.J40]" office:value-type="float" office:value="-0.951056516295153" calcext:value-type="float">
            <text:p>-0.951056516295153</text:p>
          </table:table-cell>
          <table:table-cell table:formula="of:=(16*0.05^2/0.2^2)*[.J41]+2*(1-16*0.05^2/0.2^2)*[.K41]+16*0.05^2/0.2^2*[.L41]-[.K4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05" calcext:value-type="float">
            <text:p>2.05</text:p>
          </table:table-cell>
          <table:table-cell office:value-type="float" office:value="0" calcext:value-type="float">
            <text:p>0</text:p>
          </table:table-cell>
          <table:table-cell table:formula="of:=(16*0.05^2/0.2^2)*[.B42]+2*(1-16*0.05^2/0.2^2)*[.C42]+16*0.05^2/0.2^2*[.D42]-[.C41]" office:value-type="float" office:value="0.628721789946372" calcext:value-type="float">
            <text:p>0.628721789946372</text:p>
          </table:table-cell>
          <table:table-cell table:formula="of:=(16*0.05^2/0.2^2)*[.C42]+2*(1-16*0.05^2/0.2^2)*[.D42]+16*0.05^2/0.2^2*[.E42]-[.D41]" office:value-type="float" office:value="0.984572518596936" calcext:value-type="float">
            <text:p>0.984572518596936</text:p>
          </table:table-cell>
          <table:table-cell table:formula="of:=(16*0.05^2/0.2^2)*[.D42]+2*(1-16*0.05^2/0.2^2)*[.E42]+16*0.05^2/0.2^2*[.F42]-[.E41]" office:value-type="float" office:value="0.978497098099855" calcext:value-type="float">
            <text:p>0.978497098099855</text:p>
          </table:table-cell>
          <table:table-cell table:formula="of:=(16*0.05^2/0.2^2)*[.E42]+2*(1-16*0.05^2/0.2^2)*[.F42]+16*0.05^2/0.2^2*[.G42]-[.F41]" office:value-type="float" office:value="0.610251700498334" calcext:value-type="float">
            <text:p>0.610251700498334</text:p>
          </table:table-cell>
          <table:table-cell table:formula="of:=(16*0.05^2/0.2^2)*[.F42]+2*(1-16*0.05^2/0.2^2)*[.G42]+16*0.05^2/0.2^2*[.H42]-[.G41]" office:value-type="float" office:value="0.0183939720585722" calcext:value-type="float">
            <text:p>0.018393972058572</text:p>
          </table:table-cell>
          <table:table-cell table:formula="of:=(16*0.05^2/0.2^2)*[.G42]+2*(1-16*0.05^2/0.2^2)*[.H42]+16*0.05^2/0.2^2*[.I42]-[.H41]" office:value-type="float" office:value="-0.572725541696863" calcext:value-type="float">
            <text:p>-0.572725541696863</text:p>
          </table:table-cell>
          <table:table-cell table:formula="of:=(16*0.05^2/0.2^2)*[.H42]+2*(1-16*0.05^2/0.2^2)*[.I42]+16*0.05^2/0.2^2*[.J42]-[.I41]" office:value-type="float" office:value="-0.938726668098073" calcext:value-type="float">
            <text:p>-0.938726668098073</text:p>
          </table:table-cell>
          <table:table-cell table:formula="of:=(16*0.05^2/0.2^2)*[.I42]+2*(1-16*0.05^2/0.2^2)*[.J42]+16*0.05^2/0.2^2*[.K42]-[.J41]" office:value-type="float" office:value="-0.940961690395421" calcext:value-type="float">
            <text:p>-0.940961690395421</text:p>
          </table:table-cell>
          <table:table-cell table:formula="of:=(16*0.05^2/0.2^2)*[.J42]+2*(1-16*0.05^2/0.2^2)*[.K42]+16*0.05^2/0.2^2*[.L42]-[.K41]" office:value-type="float" office:value="-0.579520307881394" calcext:value-type="float">
            <text:p>-0.57952030788139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16*0.05^2/0.2^2)*[.B43]+2*(1-16*0.05^2/0.2^2)*[.C43]+16*0.05^2/0.2^2*[.D43]-[.C42]" office:value-type="float" office:value="0.396787266304463" calcext:value-type="float">
            <text:p>0.396787266304463</text:p>
          </table:table-cell>
          <table:table-cell table:formula="of:=(16*0.05^2/0.2^2)*[.C43]+2*(1-16*0.05^2/0.2^2)*[.D43]+16*0.05^2/0.2^2*[.E43]-[.D42]" office:value-type="float" office:value="0.656162371751073" calcext:value-type="float">
            <text:p>0.656162371751073</text:p>
          </table:table-cell>
          <table:table-cell table:formula="of:=(16*0.05^2/0.2^2)*[.D43]+2*(1-16*0.05^2/0.2^2)*[.E43]+16*0.05^2/0.2^2*[.F43]-[.E42]" office:value-type="float" office:value="0.643767702800117" calcext:value-type="float">
            <text:p>0.643767702800117</text:p>
          </table:table-cell>
          <table:table-cell table:formula="of:=(16*0.05^2/0.2^2)*[.E43]+2*(1-16*0.05^2/0.2^2)*[.F43]+16*0.05^2/0.2^2*[.G43]-[.F42]" office:value-type="float" office:value="0.409105817865953" calcext:value-type="float">
            <text:p>0.409105817865953</text:p>
          </table:table-cell>
          <table:table-cell table:formula="of:=(16*0.05^2/0.2^2)*[.F43]+2*(1-16*0.05^2/0.2^2)*[.G43]+16*0.05^2/0.2^2*[.H43]-[.G42]" office:value-type="float" office:value="0.0375261588014707" calcext:value-type="float">
            <text:p>0.037526158801471</text:p>
          </table:table-cell>
          <table:table-cell table:formula="of:=(16*0.05^2/0.2^2)*[.G43]+2*(1-16*0.05^2/0.2^2)*[.H43]+16*0.05^2/0.2^2*[.I43]-[.H42]" office:value-type="float" office:value="-0.332547443747028" calcext:value-type="float">
            <text:p>-0.332547443747028</text:p>
          </table:table-cell>
          <table:table-cell table:formula="of:=(16*0.05^2/0.2^2)*[.H43]+2*(1-16*0.05^2/0.2^2)*[.I43]+16*0.05^2/0.2^2*[.J43]-[.I42]" office:value-type="float" office:value="-0.56263071579713" calcext:value-type="float">
            <text:p>-0.56263071579713</text:p>
          </table:table-cell>
          <table:table-cell table:formula="of:=(16*0.05^2/0.2^2)*[.I43]+2*(1-16*0.05^2/0.2^2)*[.J43]+16*0.05^2/0.2^2*[.K43]-[.J42]" office:value-type="float" office:value="-0.567190459684314" calcext:value-type="float">
            <text:p>-0.567190459684314</text:p>
          </table:table-cell>
          <table:table-cell table:formula="of:=(16*0.05^2/0.2^2)*[.J43]+2*(1-16*0.05^2/0.2^2)*[.K43]+16*0.05^2/0.2^2*[.L43]-[.K42]" office:value-type="float" office:value="-0.353176438102947" calcext:value-type="float">
            <text:p>-0.35317643810294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  <table:table-cell table:formula="of:=(16*0.05^2/0.2^2)*[.B44]+2*(1-16*0.05^2/0.2^2)*[.C44]+16*0.05^2/0.2^2*[.D44]-[.C43]" office:value-type="float" office:value="0.027440581804701" calcext:value-type="float">
            <text:p>0.027440581804701</text:p>
          </table:table-cell>
          <table:table-cell table:formula="of:=(16*0.05^2/0.2^2)*[.C44]+2*(1-16*0.05^2/0.2^2)*[.D44]+16*0.05^2/0.2^2*[.E44]-[.D43]" office:value-type="float" office:value="0.0559824505076436" calcext:value-type="float">
            <text:p>0.055982450507644</text:p>
          </table:table-cell>
          <table:table-cell table:formula="of:=(16*0.05^2/0.2^2)*[.D44]+2*(1-16*0.05^2/0.2^2)*[.E44]+16*0.05^2/0.2^2*[.F44]-[.E43]" office:value-type="float" office:value="0.0867710915171719" calcext:value-type="float">
            <text:p>0.086771091517172</text:p>
          </table:table-cell>
          <table:table-cell table:formula="of:=(16*0.05^2/0.2^2)*[.E44]+2*(1-16*0.05^2/0.2^2)*[.F44]+16*0.05^2/0.2^2*[.G44]-[.F43]" office:value-type="float" office:value="0.0710421611032533" calcext:value-type="float">
            <text:p>0.071042161103253</text:p>
          </table:table-cell>
          <table:table-cell table:formula="of:=(16*0.05^2/0.2^2)*[.F44]+2*(1-16*0.05^2/0.2^2)*[.G44]+16*0.05^2/0.2^2*[.H44]-[.G43]" office:value-type="float" office:value="0.0581644020603537" calcext:value-type="float">
            <text:p>0.058164402060354</text:p>
          </table:table-cell>
          <table:table-cell table:formula="of:=(16*0.05^2/0.2^2)*[.G44]+2*(1-16*0.05^2/0.2^2)*[.H44]+16*0.05^2/0.2^2*[.I44]-[.H43]" office:value-type="float" office:value="0.0476209847012039" calcext:value-type="float">
            <text:p>0.047620984701204</text:p>
          </table:table-cell>
          <table:table-cell table:formula="of:=(16*0.05^2/0.2^2)*[.H44]+2*(1-16*0.05^2/0.2^2)*[.I44]+16*0.05^2/0.2^2*[.J44]-[.I43]" office:value-type="float" office:value="0.0389887646667313" calcext:value-type="float">
            <text:p>0.038988764666731</text:p>
          </table:table-cell>
          <table:table-cell table:formula="of:=(16*0.05^2/0.2^2)*[.I44]+2*(1-16*0.05^2/0.2^2)*[.J44]+16*0.05^2/0.2^2*[.K44]-[.J43]" office:value-type="float" office:value="0.0251545364953432" calcext:value-type="float">
            <text:p>0.025154536495343</text:p>
          </table:table-cell>
          <table:table-cell table:formula="of:=(16*0.05^2/0.2^2)*[.J44]+2*(1-16*0.05^2/0.2^2)*[.K44]+16*0.05^2/0.2^2*[.L44]-[.K43]" office:value-type="float" office:value="0.0123298481970801" calcext:value-type="float">
            <text:p>0.012329848197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formula="of:=(16*0.05^2/0.2^2)*[.B45]+2*(1-16*0.05^2/0.2^2)*[.C45]+16*0.05^2/0.2^2*[.D45]-[.C44]" office:value-type="float" office:value="-0.340804815796819" calcext:value-type="float">
            <text:p>-0.340804815796819</text:p>
          </table:table-cell>
          <table:table-cell table:formula="of:=(16*0.05^2/0.2^2)*[.C45]+2*(1-16*0.05^2/0.2^2)*[.D45]+16*0.05^2/0.2^2*[.E45]-[.D44]" office:value-type="float" office:value="-0.5419506984292" calcext:value-type="float">
            <text:p>-0.5419506984292</text:p>
          </table:table-cell>
          <table:table-cell table:formula="of:=(16*0.05^2/0.2^2)*[.D45]+2*(1-16*0.05^2/0.2^2)*[.E45]+16*0.05^2/0.2^2*[.F45]-[.E44]" office:value-type="float" office:value="-0.51674309118922" calcext:value-type="float">
            <text:p>-0.51674309118922</text:p>
          </table:table-cell>
          <table:table-cell table:formula="of:=(16*0.05^2/0.2^2)*[.E45]+2*(1-16*0.05^2/0.2^2)*[.F45]+16*0.05^2/0.2^2*[.G45]-[.F44]" office:value-type="float" office:value="-0.264170324288428" calcext:value-type="float">
            <text:p>-0.264170324288428</text:p>
          </table:table-cell>
          <table:table-cell table:formula="of:=(16*0.05^2/0.2^2)*[.F45]+2*(1-16*0.05^2/0.2^2)*[.G45]+16*0.05^2/0.2^2*[.H45]-[.G44]" office:value-type="float" office:value="0.0811369870029865" calcext:value-type="float">
            <text:p>0.081136987002987</text:p>
          </table:table-cell>
          <table:table-cell table:formula="of:=(16*0.05^2/0.2^2)*[.G45]+2*(1-16*0.05^2/0.2^2)*[.H45]+16*0.05^2/0.2^2*[.I45]-[.H44]" office:value-type="float" office:value="0.429700610474113" calcext:value-type="float">
            <text:p>0.429700610474113</text:p>
          </table:table-cell>
          <table:table-cell table:formula="of:=(16*0.05^2/0.2^2)*[.H45]+2*(1-16*0.05^2/0.2^2)*[.I45]+16*0.05^2/0.2^2*[.J45]-[.I44]" office:value-type="float" office:value="0.635406236993677" calcext:value-type="float">
            <text:p>0.635406236993677</text:p>
          </table:table-cell>
          <table:table-cell table:formula="of:=(16*0.05^2/0.2^2)*[.I45]+2*(1-16*0.05^2/0.2^2)*[.J45]+16*0.05^2/0.2^2*[.K45]-[.J44]" office:value-type="float" office:value="0.618509072548125" calcext:value-type="float">
            <text:p>0.618509072548125</text:p>
          </table:table-cell>
          <table:table-cell table:formula="of:=(16*0.05^2/0.2^2)*[.J45]+2*(1-16*0.05^2/0.2^2)*[.K45]+16*0.05^2/0.2^2*[.L45]-[.K44]" office:value-type="float" office:value="0.37833097459829" calcext:value-type="float">
            <text:p>0.3783309745982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table:formula="of:=(16*0.05^2/0.2^2)*[.B46]+2*(1-16*0.05^2/0.2^2)*[.C46]+16*0.05^2/0.2^2*[.D46]-[.C45]" office:value-type="float" office:value="-0.569391280233901" calcext:value-type="float">
            <text:p>-0.569391280233901</text:p>
          </table:table-cell>
          <table:table-cell table:formula="of:=(16*0.05^2/0.2^2)*[.C46]+2*(1-16*0.05^2/0.2^2)*[.D46]+16*0.05^2/0.2^2*[.E46]-[.D45]" office:value-type="float" office:value="-0.913530357493682" calcext:value-type="float">
            <text:p>-0.913530357493682</text:p>
          </table:table-cell>
          <table:table-cell table:formula="of:=(16*0.05^2/0.2^2)*[.D46]+2*(1-16*0.05^2/0.2^2)*[.E46]+16*0.05^2/0.2^2*[.F46]-[.E45]" office:value-type="float" office:value="-0.8928921142348" calcext:value-type="float">
            <text:p>-0.8928921142348</text:p>
          </table:table-cell>
          <table:table-cell table:formula="of:=(16*0.05^2/0.2^2)*[.E46]+2*(1-16*0.05^2/0.2^2)*[.F46]+16*0.05^2/0.2^2*[.G46]-[.F45]" office:value-type="float" office:value="-0.506648265289487" calcext:value-type="float">
            <text:p>-0.506648265289487</text:p>
          </table:table-cell>
          <table:table-cell table:formula="of:=(16*0.05^2/0.2^2)*[.F46]+2*(1-16*0.05^2/0.2^2)*[.G46]+16*0.05^2/0.2^2*[.H46]-[.G45]" office:value-type="float" office:value="0.107365884125331" calcext:value-type="float">
            <text:p>0.107365884125331</text:p>
          </table:table-cell>
          <table:table-cell table:formula="of:=(16*0.05^2/0.2^2)*[.G46]+2*(1-16*0.05^2/0.2^2)*[.H46]+16*0.05^2/0.2^2*[.I46]-[.H45]" office:value-type="float" office:value="0.66892223929546" calcext:value-type="float">
            <text:p>0.66892223929546</text:p>
          </table:table-cell>
          <table:table-cell table:formula="of:=(16*0.05^2/0.2^2)*[.H46]+2*(1-16*0.05^2/0.2^2)*[.I46]+16*0.05^2/0.2^2*[.J46]-[.I45]" office:value-type="float" office:value="1.00922091835551" calcext:value-type="float">
            <text:p>1.00922091835551</text:p>
          </table:table-cell>
          <table:table-cell table:formula="of:=(16*0.05^2/0.2^2)*[.I46]+2*(1-16*0.05^2/0.2^2)*[.J46]+16*0.05^2/0.2^2*[.K46]-[.J45]" office:value-type="float" office:value="0.988582675096624" calcext:value-type="float">
            <text:p>0.988582675096624</text:p>
          </table:table-cell>
          <table:table-cell table:formula="of:=(16*0.05^2/0.2^2)*[.J46]+2*(1-16*0.05^2/0.2^2)*[.K46]+16*0.05^2/0.2^2*[.L46]-[.K45]" office:value-type="float" office:value="0.606179224351045" calcext:value-type="float">
            <text:p>0.60617922435104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formula="of:=(16*0.05^2/0.2^2)*[.B47]+2*(1-16*0.05^2/0.2^2)*[.C47]+16*0.05^2/0.2^2*[.D47]-[.C46]" office:value-type="float" office:value="-0.572725541696863" calcext:value-type="float">
            <text:p>-0.572725541696863</text:p>
          </table:table-cell>
          <table:table-cell table:formula="of:=(16*0.05^2/0.2^2)*[.C47]+2*(1-16*0.05^2/0.2^2)*[.D47]+16*0.05^2/0.2^2*[.E47]-[.D46]" office:value-type="float" office:value="-0.920332696039501" calcext:value-type="float">
            <text:p>-0.920332696039501</text:p>
          </table:table-cell>
          <table:table-cell table:formula="of:=(16*0.05^2/0.2^2)*[.D47]+2*(1-16*0.05^2/0.2^2)*[.E47]+16*0.05^2/0.2^2*[.F47]-[.E46]" office:value-type="float" office:value="-0.903435531593949" calcext:value-type="float">
            <text:p>-0.903435531593949</text:p>
          </table:table-cell>
          <table:table-cell table:formula="of:=(16*0.05^2/0.2^2)*[.E47]+2*(1-16*0.05^2/0.2^2)*[.F47]+16*0.05^2/0.2^2*[.G47]-[.F46]" office:value-type="float" office:value="-0.521355905821041" calcext:value-type="float">
            <text:p>-0.521355905821041</text:p>
          </table:table-cell>
          <table:table-cell table:formula="of:=(16*0.05^2/0.2^2)*[.F47]+2*(1-16*0.05^2/0.2^2)*[.G47]+16*0.05^2/0.2^2*[.H47]-[.G46]" office:value-type="float" office:value="0.0811369870029868" calcext:value-type="float">
            <text:p>0.081136987002987</text:p>
          </table:table-cell>
          <table:table-cell table:formula="of:=(16*0.05^2/0.2^2)*[.G47]+2*(1-16*0.05^2/0.2^2)*[.H47]+16*0.05^2/0.2^2*[.I47]-[.H46]" office:value-type="float" office:value="0.686886192006725" calcext:value-type="float">
            <text:p>0.686886192006725</text:p>
          </table:table-cell>
          <table:table-cell table:formula="of:=(16*0.05^2/0.2^2)*[.H47]+2*(1-16*0.05^2/0.2^2)*[.I47]+16*0.05^2/0.2^2*[.J47]-[.I46]" office:value-type="float" office:value="1.02209867739841" calcext:value-type="float">
            <text:p>1.02209867739841</text:p>
          </table:table-cell>
          <table:table-cell table:formula="of:=(16*0.05^2/0.2^2)*[.I47]+2*(1-16*0.05^2/0.2^2)*[.J47]+16*0.05^2/0.2^2*[.K47]-[.J46]" office:value-type="float" office:value="0.996891070158426" calcext:value-type="float">
            <text:p>0.996891070158426</text:p>
          </table:table-cell>
          <table:table-cell table:formula="of:=(16*0.05^2/0.2^2)*[.J47]+2*(1-16*0.05^2/0.2^2)*[.K47]+16*0.05^2/0.2^2*[.L47]-[.K46]" office:value-type="float" office:value="0.610251700498334" calcext:value-type="float">
            <text:p>0.61025170049833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35" calcext:value-type="float">
            <text:p>2.35</text:p>
          </table:table-cell>
          <table:table-cell office:value-type="float" office:value="0" calcext:value-type="float">
            <text:p>0</text:p>
          </table:table-cell>
          <table:table-cell table:formula="of:=(16*0.05^2/0.2^2)*[.B48]+2*(1-16*0.05^2/0.2^2)*[.C48]+16*0.05^2/0.2^2*[.D48]-[.C47]" office:value-type="float" office:value="-0.3509414158056" calcext:value-type="float">
            <text:p>-0.3509414158056</text:p>
          </table:table-cell>
          <table:table-cell table:formula="of:=(16*0.05^2/0.2^2)*[.C48]+2*(1-16*0.05^2/0.2^2)*[.D48]+16*0.05^2/0.2^2*[.E48]-[.D47]" office:value-type="float" office:value="-0.56263071579713" calcext:value-type="float">
            <text:p>-0.56263071579713</text:p>
          </table:table-cell>
          <table:table-cell table:formula="of:=(16*0.05^2/0.2^2)*[.D48]+2*(1-16*0.05^2/0.2^2)*[.E48]+16*0.05^2/0.2^2*[.F48]-[.E47]" office:value-type="float" office:value="-0.548796487625742" calcext:value-type="float">
            <text:p>-0.548796487625742</text:p>
          </table:table-cell>
          <table:table-cell table:formula="of:=(16*0.05^2/0.2^2)*[.E48]+2*(1-16*0.05^2/0.2^2)*[.F48]+16*0.05^2/0.2^2*[.G48]-[.F47]" office:value-type="float" office:value="-0.315650279301476" calcext:value-type="float">
            <text:p>-0.315650279301476</text:p>
          </table:table-cell>
          <table:table-cell table:formula="of:=(16*0.05^2/0.2^2)*[.F48]+2*(1-16*0.05^2/0.2^2)*[.G48]+16*0.05^2/0.2^2*[.H48]-[.G47]" office:value-type="float" office:value="0.0581644020603529" calcext:value-type="float">
            <text:p>0.058164402060353</text:p>
          </table:table-cell>
          <table:table-cell table:formula="of:=(16*0.05^2/0.2^2)*[.G48]+2*(1-16*0.05^2/0.2^2)*[.H48]+16*0.05^2/0.2^2*[.I48]-[.H47]" office:value-type="float" office:value="0.434313425105934" calcext:value-type="float">
            <text:p>0.434313425105934</text:p>
          </table:table-cell>
          <table:table-cell table:formula="of:=(16*0.05^2/0.2^2)*[.H48]+2*(1-16*0.05^2/0.2^2)*[.I48]+16*0.05^2/0.2^2*[.J48]-[.I47]" office:value-type="float" office:value="0.674556343809645" calcext:value-type="float">
            <text:p>0.674556343809645</text:p>
          </table:table-cell>
          <table:table-cell table:formula="of:=(16*0.05^2/0.2^2)*[.I48]+2*(1-16*0.05^2/0.2^2)*[.J48]+16*0.05^2/0.2^2*[.K48]-[.J47]" office:value-type="float" office:value="0.643767702800117" calcext:value-type="float">
            <text:p>0.643767702800117</text:p>
          </table:table-cell>
          <table:table-cell table:formula="of:=(16*0.05^2/0.2^2)*[.J48]+2*(1-16*0.05^2/0.2^2)*[.K48]+16*0.05^2/0.2^2*[.L48]-[.K47]" office:value-type="float" office:value="0.390711845807381" calcext:value-type="float">
            <text:p>0.3907118458073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formula="of:=(16*0.05^2/0.2^2)*[.B49]+2*(1-16*0.05^2/0.2^2)*[.C49]+16*0.05^2/0.2^2*[.D49]-[.C48]" office:value-type="float" office:value="0.0100948258997332" calcext:value-type="float">
            <text:p>0.010094825899733</text:p>
          </table:table-cell>
          <table:table-cell table:formula="of:=(16*0.05^2/0.2^2)*[.C49]+2*(1-16*0.05^2/0.2^2)*[.D49]+16*0.05^2/0.2^2*[.E49]-[.D48]" office:value-type="float" office:value="0.020594792608159" calcext:value-type="float">
            <text:p>0.020594792608159</text:p>
          </table:table-cell>
          <table:table-cell table:formula="of:=(16*0.05^2/0.2^2)*[.D49]+2*(1-16*0.05^2/0.2^2)*[.E49]+16*0.05^2/0.2^2*[.F49]-[.E48]" office:value-type="float" office:value="0.0251545364953432" calcext:value-type="float">
            <text:p>0.025154536495343</text:p>
          </table:table-cell>
          <table:table-cell table:formula="of:=(16*0.05^2/0.2^2)*[.E49]+2*(1-16*0.05^2/0.2^2)*[.F49]+16*0.05^2/0.2^2*[.G49]-[.F48]" office:value-type="float" office:value="0.0307238202556518" calcext:value-type="float">
            <text:p>0.030723820255652</text:p>
          </table:table-cell>
          <table:table-cell table:formula="of:=(16*0.05^2/0.2^2)*[.F49]+2*(1-16*0.05^2/0.2^2)*[.G49]+16*0.05^2/0.2^2*[.H49]-[.G48]" office:value-type="float" office:value="0.0375261588014714" calcext:value-type="float">
            <text:p>0.037526158801471</text:p>
          </table:table-cell>
          <table:table-cell table:formula="of:=(16*0.05^2/0.2^2)*[.G49]+2*(1-16*0.05^2/0.2^2)*[.H49]+16*0.05^2/0.2^2*[.I49]-[.H48]" office:value-type="float" office:value="0.0458345538632727" calcext:value-type="float">
            <text:p>0.045834553863273</text:p>
          </table:table-cell>
          <table:table-cell table:formula="of:=(16*0.05^2/0.2^2)*[.H49]+2*(1-16*0.05^2/0.2^2)*[.I49]+16*0.05^2/0.2^2*[.J49]-[.I48]" office:value-type="float" office:value="0.0559824505076436" calcext:value-type="float">
            <text:p>0.055982450507644</text:p>
          </table:table-cell>
          <table:table-cell table:formula="of:=(16*0.05^2/0.2^2)*[.I49]+2*(1-16*0.05^2/0.2^2)*[.J49]+16*0.05^2/0.2^2*[.K49]-[.J48]" office:value-type="float" office:value="0.0683771194585997" calcext:value-type="float">
            <text:p>0.0683771194586</text:p>
          </table:table-cell>
          <table:table-cell table:formula="of:=(16*0.05^2/0.2^2)*[.J49]+2*(1-16*0.05^2/0.2^2)*[.K49]+16*0.05^2/0.2^2*[.L49]-[.K48]" office:value-type="float" office:value="0.0335160023017826" calcext:value-type="float">
            <text:p>0.03351600230178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45" calcext:value-type="float">
            <text:p>2.45</text:p>
          </table:table-cell>
          <table:table-cell office:value-type="float" office:value="0" calcext:value-type="float">
            <text:p>0</text:p>
          </table:table-cell>
          <table:table-cell table:formula="of:=(16*0.05^2/0.2^2)*[.B50]+2*(1-16*0.05^2/0.2^2)*[.C50]+16*0.05^2/0.2^2*[.D50]-[.C49]" office:value-type="float" office:value="0.371536208413759" calcext:value-type="float">
            <text:p>0.371536208413759</text:p>
          </table:table-cell>
          <table:table-cell table:formula="of:=(16*0.05^2/0.2^2)*[.C50]+2*(1-16*0.05^2/0.2^2)*[.D50]+16*0.05^2/0.2^2*[.E50]-[.D49]" office:value-type="float" office:value="0.597880078192207" calcext:value-type="float">
            <text:p>0.597880078192207</text:p>
          </table:table-cell>
          <table:table-cell table:formula="of:=(16*0.05^2/0.2^2)*[.D50]+2*(1-16*0.05^2/0.2^2)*[.E50]+16*0.05^2/0.2^2*[.F50]-[.E49]" office:value-type="float" office:value="0.600115100489553" calcext:value-type="float">
            <text:p>0.600115100489553</text:p>
          </table:table-cell>
          <table:table-cell table:formula="of:=(16*0.05^2/0.2^2)*[.E50]+2*(1-16*0.05^2/0.2^2)*[.F50]+16*0.05^2/0.2^2*[.G50]-[.F49]" office:value-type="float" office:value="0.37833097459829" calcext:value-type="float">
            <text:p>0.37833097459829</text:p>
          </table:table-cell>
          <table:table-cell table:formula="of:=(16*0.05^2/0.2^2)*[.F50]+2*(1-16*0.05^2/0.2^2)*[.G50]+16*0.05^2/0.2^2*[.H50]-[.G49]" office:value-type="float" office:value="0.0183939720585716" calcext:value-type="float">
            <text:p>0.018393972058572</text:p>
          </table:table-cell>
          <table:table-cell table:formula="of:=(16*0.05^2/0.2^2)*[.G50]+2*(1-16*0.05^2/0.2^2)*[.H50]+16*0.05^2/0.2^2*[.I50]-[.H49]" office:value-type="float" office:value="-0.340804815796819" calcext:value-type="float">
            <text:p>-0.340804815796819</text:p>
          </table:table-cell>
          <table:table-cell table:formula="of:=(16*0.05^2/0.2^2)*[.H50]+2*(1-16*0.05^2/0.2^2)*[.I50]+16*0.05^2/0.2^2*[.J50]-[.I49]" office:value-type="float" office:value="-0.560344670487772" calcext:value-type="float">
            <text:p>-0.560344670487772</text:p>
          </table:table-cell>
          <table:table-cell table:formula="of:=(16*0.05^2/0.2^2)*[.I50]+2*(1-16*0.05^2/0.2^2)*[.J50]+16*0.05^2/0.2^2*[.K50]-[.J49]" office:value-type="float" office:value="-0.554269249990691" calcext:value-type="float">
            <text:p>-0.554269249990691</text:p>
          </table:table-cell>
          <table:table-cell table:formula="of:=(16*0.05^2/0.2^2)*[.J50]+2*(1-16*0.05^2/0.2^2)*[.K50]+16*0.05^2/0.2^2*[.L50]-[.K49]" office:value-type="float" office:value="-0.322334726348781" calcext:value-type="float">
            <text:p>-0.3223347263487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formula="of:=(16*0.05^2/0.2^2)*[.B51]+2*(1-16*0.05^2/0.2^2)*[.C51]+16*0.05^2/0.2^2*[.D51]-[.C50]" office:value-type="float" office:value="0.587785252292473" calcext:value-type="float">
            <text:p>0.587785252292473</text:p>
          </table:table-cell>
          <table:table-cell table:formula="of:=(16*0.05^2/0.2^2)*[.C51]+2*(1-16*0.05^2/0.2^2)*[.D51]+16*0.05^2/0.2^2*[.E51]-[.D50]" office:value-type="float" office:value="0.951056516295153" calcext:value-type="float">
            <text:p>0.951056516295153</text:p>
          </table:table-cell>
          <table:table-cell table:formula="of:=(16*0.05^2/0.2^2)*[.D51]+2*(1-16*0.05^2/0.2^2)*[.E51]+16*0.05^2/0.2^2*[.F51]-[.E50]" office:value-type="float" office:value="0.951056516295154" calcext:value-type="float">
            <text:p>0.951056516295154</text:p>
          </table:table-cell>
          <table:table-cell table:formula="of:=(16*0.05^2/0.2^2)*[.E51]+2*(1-16*0.05^2/0.2^2)*[.F51]+16*0.05^2/0.2^2*[.G51]-[.F50]" office:value-type="float" office:value="0.587785252292473" calcext:value-type="float">
            <text:p>0.587785252292473</text:p>
          </table:table-cell>
          <table:table-cell table:formula="of:=(16*0.05^2/0.2^2)*[.F51]+2*(1-16*0.05^2/0.2^2)*[.G51]+16*0.05^2/0.2^2*[.H51]-[.G50]" office:value-type="float" office:value="0" calcext:value-type="float">
            <text:p>0</text:p>
          </table:table-cell>
          <table:table-cell table:formula="of:=(16*0.05^2/0.2^2)*[.G51]+2*(1-16*0.05^2/0.2^2)*[.H51]+16*0.05^2/0.2^2*[.I51]-[.H50]" office:value-type="float" office:value="-0.587785252292474" calcext:value-type="float">
            <text:p>-0.587785252292474</text:p>
          </table:table-cell>
          <table:table-cell table:formula="of:=(16*0.05^2/0.2^2)*[.H51]+2*(1-16*0.05^2/0.2^2)*[.I51]+16*0.05^2/0.2^2*[.J51]-[.I50]" office:value-type="float" office:value="-0.951056516295153" calcext:value-type="float">
            <text:p>-0.951056516295153</text:p>
          </table:table-cell>
          <table:table-cell table:formula="of:=(16*0.05^2/0.2^2)*[.I51]+2*(1-16*0.05^2/0.2^2)*[.J51]+16*0.05^2/0.2^2*[.K51]-[.J50]" office:value-type="float" office:value="-0.951056516295154" calcext:value-type="float">
            <text:p>-0.951056516295154</text:p>
          </table:table-cell>
          <table:table-cell table:formula="of:=(16*0.05^2/0.2^2)*[.J51]+2*(1-16*0.05^2/0.2^2)*[.K51]+16*0.05^2/0.2^2*[.L51]-[.K5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55" calcext:value-type="float">
            <text:p>2.55</text:p>
          </table:table-cell>
          <table:table-cell office:value-type="float" office:value="0" calcext:value-type="float">
            <text:p>0</text:p>
          </table:table-cell>
          <table:table-cell table:formula="of:=(16*0.05^2/0.2^2)*[.B52]+2*(1-16*0.05^2/0.2^2)*[.C52]+16*0.05^2/0.2^2*[.D52]-[.C51]" office:value-type="float" office:value="0.579520307881394" calcext:value-type="float">
            <text:p>0.579520307881394</text:p>
          </table:table-cell>
          <table:table-cell table:formula="of:=(16*0.05^2/0.2^2)*[.C52]+2*(1-16*0.05^2/0.2^2)*[.D52]+16*0.05^2/0.2^2*[.E52]-[.D51]" office:value-type="float" office:value="0.94096169039542" calcext:value-type="float">
            <text:p>0.94096169039542</text:p>
          </table:table-cell>
          <table:table-cell table:formula="of:=(16*0.05^2/0.2^2)*[.D52]+2*(1-16*0.05^2/0.2^2)*[.E52]+16*0.05^2/0.2^2*[.F52]-[.E51]" office:value-type="float" office:value="0.938726668098073" calcext:value-type="float">
            <text:p>0.938726668098073</text:p>
          </table:table-cell>
          <table:table-cell table:formula="of:=(16*0.05^2/0.2^2)*[.E52]+2*(1-16*0.05^2/0.2^2)*[.F52]+16*0.05^2/0.2^2*[.G52]-[.F51]" office:value-type="float" office:value="0.572725541696863" calcext:value-type="float">
            <text:p>0.572725541696863</text:p>
          </table:table-cell>
          <table:table-cell table:formula="of:=(16*0.05^2/0.2^2)*[.F52]+2*(1-16*0.05^2/0.2^2)*[.G52]+16*0.05^2/0.2^2*[.H52]-[.G51]" office:value-type="float" office:value="-0.0183939720585716" calcext:value-type="float">
            <text:p>-0.018393972058572</text:p>
          </table:table-cell>
          <table:table-cell table:formula="of:=(16*0.05^2/0.2^2)*[.G52]+2*(1-16*0.05^2/0.2^2)*[.H52]+16*0.05^2/0.2^2*[.I52]-[.H51]" office:value-type="float" office:value="-0.610251700498334" calcext:value-type="float">
            <text:p>-0.610251700498334</text:p>
          </table:table-cell>
          <table:table-cell table:formula="of:=(16*0.05^2/0.2^2)*[.H52]+2*(1-16*0.05^2/0.2^2)*[.I52]+16*0.05^2/0.2^2*[.J52]-[.I51]" office:value-type="float" office:value="-0.978497098099855" calcext:value-type="float">
            <text:p>-0.978497098099855</text:p>
          </table:table-cell>
          <table:table-cell table:formula="of:=(16*0.05^2/0.2^2)*[.I52]+2*(1-16*0.05^2/0.2^2)*[.J52]+16*0.05^2/0.2^2*[.K52]-[.J51]" office:value-type="float" office:value="-0.984572518596936" calcext:value-type="float">
            <text:p>-0.984572518596936</text:p>
          </table:table-cell>
          <table:table-cell table:formula="of:=(16*0.05^2/0.2^2)*[.J52]+2*(1-16*0.05^2/0.2^2)*[.K52]+16*0.05^2/0.2^2*[.L52]-[.K51]" office:value-type="float" office:value="-0.628721789946372" calcext:value-type="float">
            <text:p>-0.62872178994637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table:formula="of:=(16*0.05^2/0.2^2)*[.B53]+2*(1-16*0.05^2/0.2^2)*[.C53]+16*0.05^2/0.2^2*[.D53]-[.C52]" office:value-type="float" office:value="0.353176438102947" calcext:value-type="float">
            <text:p>0.353176438102947</text:p>
          </table:table-cell>
          <table:table-cell table:formula="of:=(16*0.05^2/0.2^2)*[.C53]+2*(1-16*0.05^2/0.2^2)*[.D53]+16*0.05^2/0.2^2*[.E53]-[.D52]" office:value-type="float" office:value="0.567190459684314" calcext:value-type="float">
            <text:p>0.567190459684314</text:p>
          </table:table-cell>
          <table:table-cell table:formula="of:=(16*0.05^2/0.2^2)*[.D53]+2*(1-16*0.05^2/0.2^2)*[.E53]+16*0.05^2/0.2^2*[.F53]-[.E52]" office:value-type="float" office:value="0.56263071579713" calcext:value-type="float">
            <text:p>0.56263071579713</text:p>
          </table:table-cell>
          <table:table-cell table:formula="of:=(16*0.05^2/0.2^2)*[.E53]+2*(1-16*0.05^2/0.2^2)*[.F53]+16*0.05^2/0.2^2*[.G53]-[.F52]" office:value-type="float" office:value="0.332547443747028" calcext:value-type="float">
            <text:p>0.332547443747028</text:p>
          </table:table-cell>
          <table:table-cell table:formula="of:=(16*0.05^2/0.2^2)*[.F53]+2*(1-16*0.05^2/0.2^2)*[.G53]+16*0.05^2/0.2^2*[.H53]-[.G52]" office:value-type="float" office:value="-0.0375261588014707" calcext:value-type="float">
            <text:p>-0.037526158801471</text:p>
          </table:table-cell>
          <table:table-cell table:formula="of:=(16*0.05^2/0.2^2)*[.G53]+2*(1-16*0.05^2/0.2^2)*[.H53]+16*0.05^2/0.2^2*[.I53]-[.H52]" office:value-type="float" office:value="-0.409105817865953" calcext:value-type="float">
            <text:p>-0.409105817865953</text:p>
          </table:table-cell>
          <table:table-cell table:formula="of:=(16*0.05^2/0.2^2)*[.H53]+2*(1-16*0.05^2/0.2^2)*[.I53]+16*0.05^2/0.2^2*[.J53]-[.I52]" office:value-type="float" office:value="-0.643767702800117" calcext:value-type="float">
            <text:p>-0.643767702800117</text:p>
          </table:table-cell>
          <table:table-cell table:formula="of:=(16*0.05^2/0.2^2)*[.I53]+2*(1-16*0.05^2/0.2^2)*[.J53]+16*0.05^2/0.2^2*[.K53]-[.J52]" office:value-type="float" office:value="-0.656162371751073" calcext:value-type="float">
            <text:p>-0.656162371751073</text:p>
          </table:table-cell>
          <table:table-cell table:formula="of:=(16*0.05^2/0.2^2)*[.J53]+2*(1-16*0.05^2/0.2^2)*[.K53]+16*0.05^2/0.2^2*[.L53]-[.K52]" office:value-type="float" office:value="-0.396787266304462" calcext:value-type="float">
            <text:p>-0.39678726630446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65" calcext:value-type="float">
            <text:p>2.65</text:p>
          </table:table-cell>
          <table:table-cell office:value-type="float" office:value="0" calcext:value-type="float">
            <text:p>0</text:p>
          </table:table-cell>
          <table:table-cell table:formula="of:=(16*0.05^2/0.2^2)*[.B54]+2*(1-16*0.05^2/0.2^2)*[.C54]+16*0.05^2/0.2^2*[.D54]-[.C53]" office:value-type="float" office:value="-0.0123298481970801" calcext:value-type="float">
            <text:p>-0.01232984819708</text:p>
          </table:table-cell>
          <table:table-cell table:formula="of:=(16*0.05^2/0.2^2)*[.C54]+2*(1-16*0.05^2/0.2^2)*[.D54]+16*0.05^2/0.2^2*[.E54]-[.D53]" office:value-type="float" office:value="-0.0251545364953433" calcext:value-type="float">
            <text:p>-0.025154536495343</text:p>
          </table:table-cell>
          <table:table-cell table:formula="of:=(16*0.05^2/0.2^2)*[.D54]+2*(1-16*0.05^2/0.2^2)*[.E54]+16*0.05^2/0.2^2*[.F54]-[.E53]" office:value-type="float" office:value="-0.0389887646667305" calcext:value-type="float">
            <text:p>-0.038988764666731</text:p>
          </table:table-cell>
          <table:table-cell table:formula="of:=(16*0.05^2/0.2^2)*[.E54]+2*(1-16*0.05^2/0.2^2)*[.F54]+16*0.05^2/0.2^2*[.G54]-[.F53]" office:value-type="float" office:value="-0.047620984701204" calcext:value-type="float">
            <text:p>-0.047620984701204</text:p>
          </table:table-cell>
          <table:table-cell table:formula="of:=(16*0.05^2/0.2^2)*[.F54]+2*(1-16*0.05^2/0.2^2)*[.G54]+16*0.05^2/0.2^2*[.H54]-[.G53]" office:value-type="float" office:value="-0.0581644020603529" calcext:value-type="float">
            <text:p>-0.058164402060353</text:p>
          </table:table-cell>
          <table:table-cell table:formula="of:=(16*0.05^2/0.2^2)*[.G54]+2*(1-16*0.05^2/0.2^2)*[.H54]+16*0.05^2/0.2^2*[.I54]-[.H53]" office:value-type="float" office:value="-0.0710421611032532" calcext:value-type="float">
            <text:p>-0.071042161103253</text:p>
          </table:table-cell>
          <table:table-cell table:formula="of:=(16*0.05^2/0.2^2)*[.H54]+2*(1-16*0.05^2/0.2^2)*[.I54]+16*0.05^2/0.2^2*[.J54]-[.I53]" office:value-type="float" office:value="-0.0867710915171712" calcext:value-type="float">
            <text:p>-0.086771091517171</text:p>
          </table:table-cell>
          <table:table-cell table:formula="of:=(16*0.05^2/0.2^2)*[.I54]+2*(1-16*0.05^2/0.2^2)*[.J54]+16*0.05^2/0.2^2*[.K54]-[.J53]" office:value-type="float" office:value="-0.0559824505076434" calcext:value-type="float">
            <text:p>-0.055982450507643</text:p>
          </table:table-cell>
          <table:table-cell table:formula="of:=(16*0.05^2/0.2^2)*[.J54]+2*(1-16*0.05^2/0.2^2)*[.K54]+16*0.05^2/0.2^2*[.L54]-[.K53]" office:value-type="float" office:value="-0.027440581804701" calcext:value-type="float">
            <text:p>-0.02744058180470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table:formula="of:=(16*0.05^2/0.2^2)*[.B55]+2*(1-16*0.05^2/0.2^2)*[.C55]+16*0.05^2/0.2^2*[.D55]-[.C54]" office:value-type="float" office:value="-0.37833097459829" calcext:value-type="float">
            <text:p>-0.37833097459829</text:p>
          </table:table-cell>
          <table:table-cell table:formula="of:=(16*0.05^2/0.2^2)*[.C55]+2*(1-16*0.05^2/0.2^2)*[.D55]+16*0.05^2/0.2^2*[.E55]-[.D54]" office:value-type="float" office:value="-0.618509072548125" calcext:value-type="float">
            <text:p>-0.618509072548125</text:p>
          </table:table-cell>
          <table:table-cell table:formula="of:=(16*0.05^2/0.2^2)*[.D55]+2*(1-16*0.05^2/0.2^2)*[.E55]+16*0.05^2/0.2^2*[.F55]-[.E54]" office:value-type="float" office:value="-0.635406236993677" calcext:value-type="float">
            <text:p>-0.635406236993677</text:p>
          </table:table-cell>
          <table:table-cell table:formula="of:=(16*0.05^2/0.2^2)*[.E55]+2*(1-16*0.05^2/0.2^2)*[.F55]+16*0.05^2/0.2^2*[.G55]-[.F54]" office:value-type="float" office:value="-0.429700610474112" calcext:value-type="float">
            <text:p>-0.429700610474112</text:p>
          </table:table-cell>
          <table:table-cell table:formula="of:=(16*0.05^2/0.2^2)*[.F55]+2*(1-16*0.05^2/0.2^2)*[.G55]+16*0.05^2/0.2^2*[.H55]-[.G54]" office:value-type="float" office:value="-0.0811369870029865" calcext:value-type="float">
            <text:p>-0.081136987002987</text:p>
          </table:table-cell>
          <table:table-cell table:formula="of:=(16*0.05^2/0.2^2)*[.G55]+2*(1-16*0.05^2/0.2^2)*[.H55]+16*0.05^2/0.2^2*[.I55]-[.H54]" office:value-type="float" office:value="0.264170324288429" calcext:value-type="float">
            <text:p>0.264170324288429</text:p>
          </table:table-cell>
          <table:table-cell table:formula="of:=(16*0.05^2/0.2^2)*[.H55]+2*(1-16*0.05^2/0.2^2)*[.I55]+16*0.05^2/0.2^2*[.J55]-[.I54]" office:value-type="float" office:value="0.51674309118922" calcext:value-type="float">
            <text:p>0.51674309118922</text:p>
          </table:table-cell>
          <table:table-cell table:formula="of:=(16*0.05^2/0.2^2)*[.I55]+2*(1-16*0.05^2/0.2^2)*[.J55]+16*0.05^2/0.2^2*[.K55]-[.J54]" office:value-type="float" office:value="0.541950698429201" calcext:value-type="float">
            <text:p>0.541950698429201</text:p>
          </table:table-cell>
          <table:table-cell table:formula="of:=(16*0.05^2/0.2^2)*[.J55]+2*(1-16*0.05^2/0.2^2)*[.K55]+16*0.05^2/0.2^2*[.L55]-[.K54]" office:value-type="float" office:value="0.340804815796819" calcext:value-type="float">
            <text:p>0.34080481579681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75" calcext:value-type="float">
            <text:p>2.75</text:p>
          </table:table-cell>
          <table:table-cell office:value-type="float" office:value="0" calcext:value-type="float">
            <text:p>0</text:p>
          </table:table-cell>
          <table:table-cell table:formula="of:=(16*0.05^2/0.2^2)*[.B56]+2*(1-16*0.05^2/0.2^2)*[.C56]+16*0.05^2/0.2^2*[.D56]-[.C55]" office:value-type="float" office:value="-0.606179224351045" calcext:value-type="float">
            <text:p>-0.606179224351045</text:p>
          </table:table-cell>
          <table:table-cell table:formula="of:=(16*0.05^2/0.2^2)*[.C56]+2*(1-16*0.05^2/0.2^2)*[.D56]+16*0.05^2/0.2^2*[.E56]-[.D55]" office:value-type="float" office:value="-0.988582675096625" calcext:value-type="float">
            <text:p>-0.988582675096625</text:p>
          </table:table-cell>
          <table:table-cell table:formula="of:=(16*0.05^2/0.2^2)*[.D56]+2*(1-16*0.05^2/0.2^2)*[.E56]+16*0.05^2/0.2^2*[.F56]-[.E55]" office:value-type="float" office:value="-1.00922091835551" calcext:value-type="float">
            <text:p>-1.00922091835551</text:p>
          </table:table-cell>
          <table:table-cell table:formula="of:=(16*0.05^2/0.2^2)*[.E56]+2*(1-16*0.05^2/0.2^2)*[.F56]+16*0.05^2/0.2^2*[.G56]-[.F55]" office:value-type="float" office:value="-0.66892223929546" calcext:value-type="float">
            <text:p>-0.66892223929546</text:p>
          </table:table-cell>
          <table:table-cell table:formula="of:=(16*0.05^2/0.2^2)*[.F56]+2*(1-16*0.05^2/0.2^2)*[.G56]+16*0.05^2/0.2^2*[.H56]-[.G55]" office:value-type="float" office:value="-0.10736588412533" calcext:value-type="float">
            <text:p>-0.10736588412533</text:p>
          </table:table-cell>
          <table:table-cell table:formula="of:=(16*0.05^2/0.2^2)*[.G56]+2*(1-16*0.05^2/0.2^2)*[.H56]+16*0.05^2/0.2^2*[.I56]-[.H55]" office:value-type="float" office:value="0.506648265289487" calcext:value-type="float">
            <text:p>0.506648265289487</text:p>
          </table:table-cell>
          <table:table-cell table:formula="of:=(16*0.05^2/0.2^2)*[.H56]+2*(1-16*0.05^2/0.2^2)*[.I56]+16*0.05^2/0.2^2*[.J56]-[.I55]" office:value-type="float" office:value="0.892892114234801" calcext:value-type="float">
            <text:p>0.892892114234801</text:p>
          </table:table-cell>
          <table:table-cell table:formula="of:=(16*0.05^2/0.2^2)*[.I56]+2*(1-16*0.05^2/0.2^2)*[.J56]+16*0.05^2/0.2^2*[.K56]-[.J55]" office:value-type="float" office:value="0.913530357493682" calcext:value-type="float">
            <text:p>0.913530357493682</text:p>
          </table:table-cell>
          <table:table-cell table:formula="of:=(16*0.05^2/0.2^2)*[.J56]+2*(1-16*0.05^2/0.2^2)*[.K56]+16*0.05^2/0.2^2*[.L56]-[.K55]" office:value-type="float" office:value="0.569391280233902" calcext:value-type="float">
            <text:p>0.56939128023390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table:formula="of:=(16*0.05^2/0.2^2)*[.B57]+2*(1-16*0.05^2/0.2^2)*[.C57]+16*0.05^2/0.2^2*[.D57]-[.C56]" office:value-type="float" office:value="-0.610251700498334" calcext:value-type="float">
            <text:p>-0.610251700498334</text:p>
          </table:table-cell>
          <table:table-cell table:formula="of:=(16*0.05^2/0.2^2)*[.C57]+2*(1-16*0.05^2/0.2^2)*[.D57]+16*0.05^2/0.2^2*[.E57]-[.D56]" office:value-type="float" office:value="-0.996891070158426" calcext:value-type="float">
            <text:p>-0.996891070158426</text:p>
          </table:table-cell>
          <table:table-cell table:formula="of:=(16*0.05^2/0.2^2)*[.D57]+2*(1-16*0.05^2/0.2^2)*[.E57]+16*0.05^2/0.2^2*[.F57]-[.E56]" office:value-type="float" office:value="-1.02209867739841" calcext:value-type="float">
            <text:p>-1.02209867739841</text:p>
          </table:table-cell>
          <table:table-cell table:formula="of:=(16*0.05^2/0.2^2)*[.E57]+2*(1-16*0.05^2/0.2^2)*[.F57]+16*0.05^2/0.2^2*[.G57]-[.F56]" office:value-type="float" office:value="-0.686886192006724" calcext:value-type="float">
            <text:p>-0.686886192006724</text:p>
          </table:table-cell>
          <table:table-cell table:formula="of:=(16*0.05^2/0.2^2)*[.F57]+2*(1-16*0.05^2/0.2^2)*[.G57]+16*0.05^2/0.2^2*[.H57]-[.G56]" office:value-type="float" office:value="-0.0811369870029867" calcext:value-type="float">
            <text:p>-0.081136987002987</text:p>
          </table:table-cell>
          <table:table-cell table:formula="of:=(16*0.05^2/0.2^2)*[.G57]+2*(1-16*0.05^2/0.2^2)*[.H57]+16*0.05^2/0.2^2*[.I57]-[.H56]" office:value-type="float" office:value="0.521355905821042" calcext:value-type="float">
            <text:p>0.521355905821042</text:p>
          </table:table-cell>
          <table:table-cell table:formula="of:=(16*0.05^2/0.2^2)*[.H57]+2*(1-16*0.05^2/0.2^2)*[.I57]+16*0.05^2/0.2^2*[.J57]-[.I56]" office:value-type="float" office:value="0.903435531593949" calcext:value-type="float">
            <text:p>0.903435531593949</text:p>
          </table:table-cell>
          <table:table-cell table:formula="of:=(16*0.05^2/0.2^2)*[.I57]+2*(1-16*0.05^2/0.2^2)*[.J57]+16*0.05^2/0.2^2*[.K57]-[.J56]" office:value-type="float" office:value="0.920332696039502" calcext:value-type="float">
            <text:p>0.920332696039502</text:p>
          </table:table-cell>
          <table:table-cell table:formula="of:=(16*0.05^2/0.2^2)*[.J57]+2*(1-16*0.05^2/0.2^2)*[.K57]+16*0.05^2/0.2^2*[.L57]-[.K56]" office:value-type="float" office:value="0.572725541696863" calcext:value-type="float">
            <text:p>0.57272554169686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85" calcext:value-type="float">
            <text:p>2.85</text:p>
          </table:table-cell>
          <table:table-cell office:value-type="float" office:value="0" calcext:value-type="float">
            <text:p>0</text:p>
          </table:table-cell>
          <table:table-cell table:formula="of:=(16*0.05^2/0.2^2)*[.B58]+2*(1-16*0.05^2/0.2^2)*[.C58]+16*0.05^2/0.2^2*[.D58]-[.C57]" office:value-type="float" office:value="-0.390711845807381" calcext:value-type="float">
            <text:p>-0.390711845807381</text:p>
          </table:table-cell>
          <table:table-cell table:formula="of:=(16*0.05^2/0.2^2)*[.C58]+2*(1-16*0.05^2/0.2^2)*[.D58]+16*0.05^2/0.2^2*[.E58]-[.D57]" office:value-type="float" office:value="-0.643767702800117" calcext:value-type="float">
            <text:p>-0.643767702800117</text:p>
          </table:table-cell>
          <table:table-cell table:formula="of:=(16*0.05^2/0.2^2)*[.D58]+2*(1-16*0.05^2/0.2^2)*[.E58]+16*0.05^2/0.2^2*[.F58]-[.E57]" office:value-type="float" office:value="-0.674556343809644" calcext:value-type="float">
            <text:p>-0.674556343809644</text:p>
          </table:table-cell>
          <table:table-cell table:formula="of:=(16*0.05^2/0.2^2)*[.E58]+2*(1-16*0.05^2/0.2^2)*[.F58]+16*0.05^2/0.2^2*[.G58]-[.F57]" office:value-type="float" office:value="-0.434313425105934" calcext:value-type="float">
            <text:p>-0.434313425105934</text:p>
          </table:table-cell>
          <table:table-cell table:formula="of:=(16*0.05^2/0.2^2)*[.F58]+2*(1-16*0.05^2/0.2^2)*[.G58]+16*0.05^2/0.2^2*[.H58]-[.G57]" office:value-type="float" office:value="-0.058164402060352" calcext:value-type="float">
            <text:p>-0.058164402060352</text:p>
          </table:table-cell>
          <table:table-cell table:formula="of:=(16*0.05^2/0.2^2)*[.G58]+2*(1-16*0.05^2/0.2^2)*[.H58]+16*0.05^2/0.2^2*[.I58]-[.H57]" office:value-type="float" office:value="0.315650279301476" calcext:value-type="float">
            <text:p>0.315650279301476</text:p>
          </table:table-cell>
          <table:table-cell table:formula="of:=(16*0.05^2/0.2^2)*[.H58]+2*(1-16*0.05^2/0.2^2)*[.I58]+16*0.05^2/0.2^2*[.J58]-[.I57]" office:value-type="float" office:value="0.548796487625743" calcext:value-type="float">
            <text:p>0.548796487625743</text:p>
          </table:table-cell>
          <table:table-cell table:formula="of:=(16*0.05^2/0.2^2)*[.I58]+2*(1-16*0.05^2/0.2^2)*[.J58]+16*0.05^2/0.2^2*[.K58]-[.J57]" office:value-type="float" office:value="0.56263071579713" calcext:value-type="float">
            <text:p>0.56263071579713</text:p>
          </table:table-cell>
          <table:table-cell table:formula="of:=(16*0.05^2/0.2^2)*[.J58]+2*(1-16*0.05^2/0.2^2)*[.K58]+16*0.05^2/0.2^2*[.L58]-[.K57]" office:value-type="float" office:value="0.3509414158056" calcext:value-type="float">
            <text:p>0.350941415805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formula="of:=(16*0.05^2/0.2^2)*[.B59]+2*(1-16*0.05^2/0.2^2)*[.C59]+16*0.05^2/0.2^2*[.D59]-[.C58]" office:value-type="float" office:value="-0.0335160023017829" calcext:value-type="float">
            <text:p>-0.033516002301783</text:p>
          </table:table-cell>
          <table:table-cell table:formula="of:=(16*0.05^2/0.2^2)*[.C59]+2*(1-16*0.05^2/0.2^2)*[.D59]+16*0.05^2/0.2^2*[.E59]-[.D58]" office:value-type="float" office:value="-0.0683771194585996" calcext:value-type="float">
            <text:p>-0.0683771194586</text:p>
          </table:table-cell>
          <table:table-cell table:formula="of:=(16*0.05^2/0.2^2)*[.D59]+2*(1-16*0.05^2/0.2^2)*[.E59]+16*0.05^2/0.2^2*[.F59]-[.E58]" office:value-type="float" office:value="-0.0559824505076438" calcext:value-type="float">
            <text:p>-0.055982450507644</text:p>
          </table:table-cell>
          <table:table-cell table:formula="of:=(16*0.05^2/0.2^2)*[.E59]+2*(1-16*0.05^2/0.2^2)*[.F59]+16*0.05^2/0.2^2*[.G59]-[.F58]" office:value-type="float" office:value="-0.0458345538632718" calcext:value-type="float">
            <text:p>-0.045834553863272</text:p>
          </table:table-cell>
          <table:table-cell table:formula="of:=(16*0.05^2/0.2^2)*[.F59]+2*(1-16*0.05^2/0.2^2)*[.G59]+16*0.05^2/0.2^2*[.H59]-[.G58]" office:value-type="float" office:value="-0.0375261588014717" calcext:value-type="float">
            <text:p>-0.037526158801472</text:p>
          </table:table-cell>
          <table:table-cell table:formula="of:=(16*0.05^2/0.2^2)*[.G59]+2*(1-16*0.05^2/0.2^2)*[.H59]+16*0.05^2/0.2^2*[.I59]-[.H58]" office:value-type="float" office:value="-0.030723820255651" calcext:value-type="float">
            <text:p>-0.030723820255651</text:p>
          </table:table-cell>
          <table:table-cell table:formula="of:=(16*0.05^2/0.2^2)*[.H59]+2*(1-16*0.05^2/0.2^2)*[.I59]+16*0.05^2/0.2^2*[.J59]-[.I58]" office:value-type="float" office:value="-0.0251545364953433" calcext:value-type="float">
            <text:p>-0.025154536495343</text:p>
          </table:table-cell>
          <table:table-cell table:formula="of:=(16*0.05^2/0.2^2)*[.I59]+2*(1-16*0.05^2/0.2^2)*[.J59]+16*0.05^2/0.2^2*[.K59]-[.J58]" office:value-type="float" office:value="-0.0205947926081589" calcext:value-type="float">
            <text:p>-0.020594792608159</text:p>
          </table:table-cell>
          <table:table-cell table:formula="of:=(16*0.05^2/0.2^2)*[.J59]+2*(1-16*0.05^2/0.2^2)*[.K59]+16*0.05^2/0.2^2*[.L59]-[.K58]" office:value-type="float" office:value="-0.0100948258997333" calcext:value-type="float">
            <text:p>-0.01009482589973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95" calcext:value-type="float">
            <text:p>2.95</text:p>
          </table:table-cell>
          <table:table-cell office:value-type="float" office:value="0" calcext:value-type="float">
            <text:p>0</text:p>
          </table:table-cell>
          <table:table-cell table:formula="of:=(16*0.05^2/0.2^2)*[.B60]+2*(1-16*0.05^2/0.2^2)*[.C60]+16*0.05^2/0.2^2*[.D60]-[.C59]" office:value-type="float" office:value="0.322334726348782" calcext:value-type="float">
            <text:p>0.322334726348782</text:p>
          </table:table-cell>
          <table:table-cell table:formula="of:=(16*0.05^2/0.2^2)*[.C60]+2*(1-16*0.05^2/0.2^2)*[.D60]+16*0.05^2/0.2^2*[.E60]-[.D59]" office:value-type="float" office:value="0.55426924999069" calcext:value-type="float">
            <text:p>0.55426924999069</text:p>
          </table:table-cell>
          <table:table-cell table:formula="of:=(16*0.05^2/0.2^2)*[.D60]+2*(1-16*0.05^2/0.2^2)*[.E60]+16*0.05^2/0.2^2*[.F60]-[.E59]" office:value-type="float" office:value="0.560344670487773" calcext:value-type="float">
            <text:p>0.560344670487773</text:p>
          </table:table-cell>
          <table:table-cell table:formula="of:=(16*0.05^2/0.2^2)*[.E60]+2*(1-16*0.05^2/0.2^2)*[.F60]+16*0.05^2/0.2^2*[.G60]-[.F59]" office:value-type="float" office:value="0.340804815796819" calcext:value-type="float">
            <text:p>0.340804815796819</text:p>
          </table:table-cell>
          <table:table-cell table:formula="of:=(16*0.05^2/0.2^2)*[.F60]+2*(1-16*0.05^2/0.2^2)*[.G60]+16*0.05^2/0.2^2*[.H60]-[.G59]" office:value-type="float" office:value="-0.0183939720585709" calcext:value-type="float">
            <text:p>-0.018393972058571</text:p>
          </table:table-cell>
          <table:table-cell table:formula="of:=(16*0.05^2/0.2^2)*[.G60]+2*(1-16*0.05^2/0.2^2)*[.H60]+16*0.05^2/0.2^2*[.I60]-[.H59]" office:value-type="float" office:value="-0.378330974598291" calcext:value-type="float">
            <text:p>-0.378330974598291</text:p>
          </table:table-cell>
          <table:table-cell table:formula="of:=(16*0.05^2/0.2^2)*[.H60]+2*(1-16*0.05^2/0.2^2)*[.I60]+16*0.05^2/0.2^2*[.J60]-[.I59]" office:value-type="float" office:value="-0.600115100489553" calcext:value-type="float">
            <text:p>-0.600115100489553</text:p>
          </table:table-cell>
          <table:table-cell table:formula="of:=(16*0.05^2/0.2^2)*[.I60]+2*(1-16*0.05^2/0.2^2)*[.J60]+16*0.05^2/0.2^2*[.K60]-[.J59]" office:value-type="float" office:value="-0.597880078192207" calcext:value-type="float">
            <text:p>-0.597880078192207</text:p>
          </table:table-cell>
          <table:table-cell table:formula="of:=(16*0.05^2/0.2^2)*[.J60]+2*(1-16*0.05^2/0.2^2)*[.K60]+16*0.05^2/0.2^2*[.L60]-[.K59]" office:value-type="float" office:value="-0.371536208413759" calcext:value-type="float">
            <text:p>-0.37153620841375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16*0.05^2/0.2^2)*[.B61]+2*(1-16*0.05^2/0.2^2)*[.C61]+16*0.05^2/0.2^2*[.D61]-[.C60]" office:value-type="float" office:value="0.587785252292473" calcext:value-type="float">
            <text:p>0.587785252292473</text:p>
          </table:table-cell>
          <table:table-cell table:formula="of:=(16*0.05^2/0.2^2)*[.C61]+2*(1-16*0.05^2/0.2^2)*[.D61]+16*0.05^2/0.2^2*[.E61]-[.D60]" office:value-type="float" office:value="0.951056516295154" calcext:value-type="float">
            <text:p>0.951056516295154</text:p>
          </table:table-cell>
          <table:table-cell table:formula="of:=(16*0.05^2/0.2^2)*[.D61]+2*(1-16*0.05^2/0.2^2)*[.E61]+16*0.05^2/0.2^2*[.F61]-[.E60]" office:value-type="float" office:value="0.951056516295153" calcext:value-type="float">
            <text:p>0.951056516295153</text:p>
          </table:table-cell>
          <table:table-cell table:formula="of:=(16*0.05^2/0.2^2)*[.E61]+2*(1-16*0.05^2/0.2^2)*[.F61]+16*0.05^2/0.2^2*[.G61]-[.F60]" office:value-type="float" office:value="0.587785252292474" calcext:value-type="float">
            <text:p>0.587785252292474</text:p>
          </table:table-cell>
          <table:table-cell table:formula="of:=(16*0.05^2/0.2^2)*[.F61]+2*(1-16*0.05^2/0.2^2)*[.G61]+16*0.05^2/0.2^2*[.H61]-[.G60]" office:value-type="float" office:value="-4.44089209850063E-016" calcext:value-type="float">
            <text:p>-4.44089209850063E-16</text:p>
          </table:table-cell>
          <table:table-cell table:formula="of:=(16*0.05^2/0.2^2)*[.G61]+2*(1-16*0.05^2/0.2^2)*[.H61]+16*0.05^2/0.2^2*[.I61]-[.H60]" office:value-type="float" office:value="-0.587785252292473" calcext:value-type="float">
            <text:p>-0.587785252292473</text:p>
          </table:table-cell>
          <table:table-cell table:formula="of:=(16*0.05^2/0.2^2)*[.H61]+2*(1-16*0.05^2/0.2^2)*[.I61]+16*0.05^2/0.2^2*[.J61]-[.I60]" office:value-type="float" office:value="-0.951056516295154" calcext:value-type="float">
            <text:p>-0.951056516295154</text:p>
          </table:table-cell>
          <table:table-cell table:formula="of:=(16*0.05^2/0.2^2)*[.I61]+2*(1-16*0.05^2/0.2^2)*[.J61]+16*0.05^2/0.2^2*[.K61]-[.J60]" office:value-type="float" office:value="-0.951056516295153" calcext:value-type="float">
            <text:p>-0.951056516295153</text:p>
          </table:table-cell>
          <table:table-cell table:formula="of:=(16*0.05^2/0.2^2)*[.J61]+2*(1-16*0.05^2/0.2^2)*[.K61]+16*0.05^2/0.2^2*[.L61]-[.K6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05" calcext:value-type="float">
            <text:p>3.05</text:p>
          </table:table-cell>
          <table:table-cell office:value-type="float" office:value="0" calcext:value-type="float">
            <text:p>0</text:p>
          </table:table-cell>
          <table:table-cell table:formula="of:=(16*0.05^2/0.2^2)*[.B62]+2*(1-16*0.05^2/0.2^2)*[.C62]+16*0.05^2/0.2^2*[.D62]-[.C61]" office:value-type="float" office:value="0.628721789946372" calcext:value-type="float">
            <text:p>0.628721789946372</text:p>
          </table:table-cell>
          <table:table-cell table:formula="of:=(16*0.05^2/0.2^2)*[.C62]+2*(1-16*0.05^2/0.2^2)*[.D62]+16*0.05^2/0.2^2*[.E62]-[.D61]" office:value-type="float" office:value="0.984572518596936" calcext:value-type="float">
            <text:p>0.984572518596936</text:p>
          </table:table-cell>
          <table:table-cell table:formula="of:=(16*0.05^2/0.2^2)*[.D62]+2*(1-16*0.05^2/0.2^2)*[.E62]+16*0.05^2/0.2^2*[.F62]-[.E61]" office:value-type="float" office:value="0.978497098099855" calcext:value-type="float">
            <text:p>0.978497098099855</text:p>
          </table:table-cell>
          <table:table-cell table:formula="of:=(16*0.05^2/0.2^2)*[.E62]+2*(1-16*0.05^2/0.2^2)*[.F62]+16*0.05^2/0.2^2*[.G62]-[.F61]" office:value-type="float" office:value="0.610251700498334" calcext:value-type="float">
            <text:p>0.610251700498334</text:p>
          </table:table-cell>
          <table:table-cell table:formula="of:=(16*0.05^2/0.2^2)*[.F62]+2*(1-16*0.05^2/0.2^2)*[.G62]+16*0.05^2/0.2^2*[.H62]-[.G61]" office:value-type="float" office:value="0.0183939720585709" calcext:value-type="float">
            <text:p>0.018393972058571</text:p>
          </table:table-cell>
          <table:table-cell table:formula="of:=(16*0.05^2/0.2^2)*[.G62]+2*(1-16*0.05^2/0.2^2)*[.H62]+16*0.05^2/0.2^2*[.I62]-[.H61]" office:value-type="float" office:value="-0.572725541696864" calcext:value-type="float">
            <text:p>-0.572725541696864</text:p>
          </table:table-cell>
          <table:table-cell table:formula="of:=(16*0.05^2/0.2^2)*[.H62]+2*(1-16*0.05^2/0.2^2)*[.I62]+16*0.05^2/0.2^2*[.J62]-[.I61]" office:value-type="float" office:value="-0.938726668098073" calcext:value-type="float">
            <text:p>-0.938726668098073</text:p>
          </table:table-cell>
          <table:table-cell table:formula="of:=(16*0.05^2/0.2^2)*[.I62]+2*(1-16*0.05^2/0.2^2)*[.J62]+16*0.05^2/0.2^2*[.K62]-[.J61]" office:value-type="float" office:value="-0.940961690395421" calcext:value-type="float">
            <text:p>-0.940961690395421</text:p>
          </table:table-cell>
          <table:table-cell table:formula="of:=(16*0.05^2/0.2^2)*[.J62]+2*(1-16*0.05^2/0.2^2)*[.K62]+16*0.05^2/0.2^2*[.L62]-[.K61]" office:value-type="float" office:value="-0.579520307881394" calcext:value-type="float">
            <text:p>-0.57952030788139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table:formula="of:=(16*0.05^2/0.2^2)*[.B63]+2*(1-16*0.05^2/0.2^2)*[.C63]+16*0.05^2/0.2^2*[.D63]-[.C62]" office:value-type="float" office:value="0.396787266304462" calcext:value-type="float">
            <text:p>0.396787266304462</text:p>
          </table:table-cell>
          <table:table-cell table:formula="of:=(16*0.05^2/0.2^2)*[.C63]+2*(1-16*0.05^2/0.2^2)*[.D63]+16*0.05^2/0.2^2*[.E63]-[.D62]" office:value-type="float" office:value="0.656162371751073" calcext:value-type="float">
            <text:p>0.656162371751073</text:p>
          </table:table-cell>
          <table:table-cell table:formula="of:=(16*0.05^2/0.2^2)*[.D63]+2*(1-16*0.05^2/0.2^2)*[.E63]+16*0.05^2/0.2^2*[.F63]-[.E62]" office:value-type="float" office:value="0.643767702800117" calcext:value-type="float">
            <text:p>0.643767702800117</text:p>
          </table:table-cell>
          <table:table-cell table:formula="of:=(16*0.05^2/0.2^2)*[.E63]+2*(1-16*0.05^2/0.2^2)*[.F63]+16*0.05^2/0.2^2*[.G63]-[.F62]" office:value-type="float" office:value="0.409105817865952" calcext:value-type="float">
            <text:p>0.409105817865952</text:p>
          </table:table-cell>
          <table:table-cell table:formula="of:=(16*0.05^2/0.2^2)*[.F63]+2*(1-16*0.05^2/0.2^2)*[.G63]+16*0.05^2/0.2^2*[.H63]-[.G62]" office:value-type="float" office:value="0.0375261588014704" calcext:value-type="float">
            <text:p>0.03752615880147</text:p>
          </table:table-cell>
          <table:table-cell table:formula="of:=(16*0.05^2/0.2^2)*[.G63]+2*(1-16*0.05^2/0.2^2)*[.H63]+16*0.05^2/0.2^2*[.I63]-[.H62]" office:value-type="float" office:value="-0.332547443747029" calcext:value-type="float">
            <text:p>-0.332547443747029</text:p>
          </table:table-cell>
          <table:table-cell table:formula="of:=(16*0.05^2/0.2^2)*[.H63]+2*(1-16*0.05^2/0.2^2)*[.I63]+16*0.05^2/0.2^2*[.J63]-[.I62]" office:value-type="float" office:value="-0.56263071579713" calcext:value-type="float">
            <text:p>-0.56263071579713</text:p>
          </table:table-cell>
          <table:table-cell table:formula="of:=(16*0.05^2/0.2^2)*[.I63]+2*(1-16*0.05^2/0.2^2)*[.J63]+16*0.05^2/0.2^2*[.K63]-[.J62]" office:value-type="float" office:value="-0.567190459684314" calcext:value-type="float">
            <text:p>-0.567190459684314</text:p>
          </table:table-cell>
          <table:table-cell table:formula="of:=(16*0.05^2/0.2^2)*[.J63]+2*(1-16*0.05^2/0.2^2)*[.K63]+16*0.05^2/0.2^2*[.L63]-[.K62]" office:value-type="float" office:value="-0.353176438102947" calcext:value-type="float">
            <text:p>-0.35317643810294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15" calcext:value-type="float">
            <text:p>3.15</text:p>
          </table:table-cell>
          <table:table-cell office:value-type="float" office:value="0" calcext:value-type="float">
            <text:p>0</text:p>
          </table:table-cell>
          <table:table-cell table:formula="of:=(16*0.05^2/0.2^2)*[.B64]+2*(1-16*0.05^2/0.2^2)*[.C64]+16*0.05^2/0.2^2*[.D64]-[.C63]" office:value-type="float" office:value="0.0274405818047011" calcext:value-type="float">
            <text:p>0.027440581804701</text:p>
          </table:table-cell>
          <table:table-cell table:formula="of:=(16*0.05^2/0.2^2)*[.C64]+2*(1-16*0.05^2/0.2^2)*[.D64]+16*0.05^2/0.2^2*[.E64]-[.D63]" office:value-type="float" office:value="0.0559824505076433" calcext:value-type="float">
            <text:p>0.055982450507643</text:p>
          </table:table-cell>
          <table:table-cell table:formula="of:=(16*0.05^2/0.2^2)*[.D64]+2*(1-16*0.05^2/0.2^2)*[.E64]+16*0.05^2/0.2^2*[.F64]-[.E63]" office:value-type="float" office:value="0.0867710915171704" calcext:value-type="float">
            <text:p>0.086771091517171</text:p>
          </table:table-cell>
          <table:table-cell table:formula="of:=(16*0.05^2/0.2^2)*[.E64]+2*(1-16*0.05^2/0.2^2)*[.F64]+16*0.05^2/0.2^2*[.G64]-[.F63]" office:value-type="float" office:value="0.0710421611032532" calcext:value-type="float">
            <text:p>0.071042161103253</text:p>
          </table:table-cell>
          <table:table-cell table:formula="of:=(16*0.05^2/0.2^2)*[.F64]+2*(1-16*0.05^2/0.2^2)*[.G64]+16*0.05^2/0.2^2*[.H64]-[.G63]" office:value-type="float" office:value="0.0581644020603522" calcext:value-type="float">
            <text:p>0.058164402060352</text:p>
          </table:table-cell>
          <table:table-cell table:formula="of:=(16*0.05^2/0.2^2)*[.G64]+2*(1-16*0.05^2/0.2^2)*[.H64]+16*0.05^2/0.2^2*[.I64]-[.H63]" office:value-type="float" office:value="0.0476209847012039" calcext:value-type="float">
            <text:p>0.047620984701204</text:p>
          </table:table-cell>
          <table:table-cell table:formula="of:=(16*0.05^2/0.2^2)*[.H64]+2*(1-16*0.05^2/0.2^2)*[.I64]+16*0.05^2/0.2^2*[.J64]-[.I63]" office:value-type="float" office:value="0.0389887646667297" calcext:value-type="float">
            <text:p>0.03898876466673</text:p>
          </table:table-cell>
          <table:table-cell table:formula="of:=(16*0.05^2/0.2^2)*[.I64]+2*(1-16*0.05^2/0.2^2)*[.J64]+16*0.05^2/0.2^2*[.K64]-[.J63]" office:value-type="float" office:value="0.025154536495343" calcext:value-type="float">
            <text:p>0.025154536495343</text:p>
          </table:table-cell>
          <table:table-cell table:formula="of:=(16*0.05^2/0.2^2)*[.J64]+2*(1-16*0.05^2/0.2^2)*[.K64]+16*0.05^2/0.2^2*[.L64]-[.K63]" office:value-type="float" office:value="0.0123298481970802" calcext:value-type="float">
            <text:p>0.012329848197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table:formula="of:=(16*0.05^2/0.2^2)*[.B65]+2*(1-16*0.05^2/0.2^2)*[.C65]+16*0.05^2/0.2^2*[.D65]-[.C64]" office:value-type="float" office:value="-0.340804815796819" calcext:value-type="float">
            <text:p>-0.340804815796819</text:p>
          </table:table-cell>
          <table:table-cell table:formula="of:=(16*0.05^2/0.2^2)*[.C65]+2*(1-16*0.05^2/0.2^2)*[.D65]+16*0.05^2/0.2^2*[.E65]-[.D64]" office:value-type="float" office:value="-0.541950698429202" calcext:value-type="float">
            <text:p>-0.541950698429202</text:p>
          </table:table-cell>
          <table:table-cell table:formula="of:=(16*0.05^2/0.2^2)*[.D65]+2*(1-16*0.05^2/0.2^2)*[.E65]+16*0.05^2/0.2^2*[.F65]-[.E64]" office:value-type="float" office:value="-0.51674309118922" calcext:value-type="float">
            <text:p>-0.51674309118922</text:p>
          </table:table-cell>
          <table:table-cell table:formula="of:=(16*0.05^2/0.2^2)*[.E65]+2*(1-16*0.05^2/0.2^2)*[.F65]+16*0.05^2/0.2^2*[.G65]-[.F64]" office:value-type="float" office:value="-0.264170324288429" calcext:value-type="float">
            <text:p>-0.264170324288429</text:p>
          </table:table-cell>
          <table:table-cell table:formula="of:=(16*0.05^2/0.2^2)*[.F65]+2*(1-16*0.05^2/0.2^2)*[.G65]+16*0.05^2/0.2^2*[.H65]-[.G64]" office:value-type="float" office:value="0.0811369870029868" calcext:value-type="float">
            <text:p>0.081136987002987</text:p>
          </table:table-cell>
          <table:table-cell table:formula="of:=(16*0.05^2/0.2^2)*[.G65]+2*(1-16*0.05^2/0.2^2)*[.H65]+16*0.05^2/0.2^2*[.I65]-[.H64]" office:value-type="float" office:value="0.429700610474111" calcext:value-type="float">
            <text:p>0.429700610474111</text:p>
          </table:table-cell>
          <table:table-cell table:formula="of:=(16*0.05^2/0.2^2)*[.H65]+2*(1-16*0.05^2/0.2^2)*[.I65]+16*0.05^2/0.2^2*[.J65]-[.I64]" office:value-type="float" office:value="0.635406236993677" calcext:value-type="float">
            <text:p>0.635406236993677</text:p>
          </table:table-cell>
          <table:table-cell table:formula="of:=(16*0.05^2/0.2^2)*[.I65]+2*(1-16*0.05^2/0.2^2)*[.J65]+16*0.05^2/0.2^2*[.K65]-[.J64]" office:value-type="float" office:value="0.618509072548124" calcext:value-type="float">
            <text:p>0.618509072548124</text:p>
          </table:table-cell>
          <table:table-cell table:formula="of:=(16*0.05^2/0.2^2)*[.J65]+2*(1-16*0.05^2/0.2^2)*[.K65]+16*0.05^2/0.2^2*[.L65]-[.K64]" office:value-type="float" office:value="0.37833097459829" calcext:value-type="float">
            <text:p>0.3783309745982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25" calcext:value-type="float">
            <text:p>3.25</text:p>
          </table:table-cell>
          <table:table-cell office:value-type="float" office:value="0" calcext:value-type="float">
            <text:p>0</text:p>
          </table:table-cell>
          <table:table-cell table:formula="of:=(16*0.05^2/0.2^2)*[.B66]+2*(1-16*0.05^2/0.2^2)*[.C66]+16*0.05^2/0.2^2*[.D66]-[.C65]" office:value-type="float" office:value="-0.569391280233903" calcext:value-type="float">
            <text:p>-0.569391280233903</text:p>
          </table:table-cell>
          <table:table-cell table:formula="of:=(16*0.05^2/0.2^2)*[.C66]+2*(1-16*0.05^2/0.2^2)*[.D66]+16*0.05^2/0.2^2*[.E66]-[.D65]" office:value-type="float" office:value="-0.913530357493683" calcext:value-type="float">
            <text:p>-0.913530357493683</text:p>
          </table:table-cell>
          <table:table-cell table:formula="of:=(16*0.05^2/0.2^2)*[.D66]+2*(1-16*0.05^2/0.2^2)*[.E66]+16*0.05^2/0.2^2*[.F66]-[.E65]" office:value-type="float" office:value="-0.892892114234802" calcext:value-type="float">
            <text:p>-0.892892114234802</text:p>
          </table:table-cell>
          <table:table-cell table:formula="of:=(16*0.05^2/0.2^2)*[.E66]+2*(1-16*0.05^2/0.2^2)*[.F66]+16*0.05^2/0.2^2*[.G66]-[.F65]" office:value-type="float" office:value="-0.506648265289487" calcext:value-type="float">
            <text:p>-0.506648265289487</text:p>
          </table:table-cell>
          <table:table-cell table:formula="of:=(16*0.05^2/0.2^2)*[.F66]+2*(1-16*0.05^2/0.2^2)*[.G66]+16*0.05^2/0.2^2*[.H66]-[.G65]" office:value-type="float" office:value="0.107365884125329" calcext:value-type="float">
            <text:p>0.107365884125329</text:p>
          </table:table-cell>
          <table:table-cell table:formula="of:=(16*0.05^2/0.2^2)*[.G66]+2*(1-16*0.05^2/0.2^2)*[.H66]+16*0.05^2/0.2^2*[.I66]-[.H65]" office:value-type="float" office:value="0.66892223929546" calcext:value-type="float">
            <text:p>0.66892223929546</text:p>
          </table:table-cell>
          <table:table-cell table:formula="of:=(16*0.05^2/0.2^2)*[.H66]+2*(1-16*0.05^2/0.2^2)*[.I66]+16*0.05^2/0.2^2*[.J66]-[.I65]" office:value-type="float" office:value="1.00922091835551" calcext:value-type="float">
            <text:p>1.00922091835551</text:p>
          </table:table-cell>
          <table:table-cell table:formula="of:=(16*0.05^2/0.2^2)*[.I66]+2*(1-16*0.05^2/0.2^2)*[.J66]+16*0.05^2/0.2^2*[.K66]-[.J65]" office:value-type="float" office:value="0.988582675096625" calcext:value-type="float">
            <text:p>0.988582675096625</text:p>
          </table:table-cell>
          <table:table-cell table:formula="of:=(16*0.05^2/0.2^2)*[.J66]+2*(1-16*0.05^2/0.2^2)*[.K66]+16*0.05^2/0.2^2*[.L66]-[.K65]" office:value-type="float" office:value="0.606179224351044" calcext:value-type="float">
            <text:p>0.60617922435104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table:formula="of:=(16*0.05^2/0.2^2)*[.B67]+2*(1-16*0.05^2/0.2^2)*[.C67]+16*0.05^2/0.2^2*[.D67]-[.C66]" office:value-type="float" office:value="-0.572725541696863" calcext:value-type="float">
            <text:p>-0.572725541696863</text:p>
          </table:table-cell>
          <table:table-cell table:formula="of:=(16*0.05^2/0.2^2)*[.C67]+2*(1-16*0.05^2/0.2^2)*[.D67]+16*0.05^2/0.2^2*[.E67]-[.D66]" office:value-type="float" office:value="-0.920332696039503" calcext:value-type="float">
            <text:p>-0.920332696039503</text:p>
          </table:table-cell>
          <table:table-cell table:formula="of:=(16*0.05^2/0.2^2)*[.D67]+2*(1-16*0.05^2/0.2^2)*[.E67]+16*0.05^2/0.2^2*[.F67]-[.E66]" office:value-type="float" office:value="-0.903435531593949" calcext:value-type="float">
            <text:p>-0.903435531593949</text:p>
          </table:table-cell>
          <table:table-cell table:formula="of:=(16*0.05^2/0.2^2)*[.E67]+2*(1-16*0.05^2/0.2^2)*[.F67]+16*0.05^2/0.2^2*[.G67]-[.F66]" office:value-type="float" office:value="-0.521355905821043" calcext:value-type="float">
            <text:p>-0.521355905821043</text:p>
          </table:table-cell>
          <table:table-cell table:formula="of:=(16*0.05^2/0.2^2)*[.F67]+2*(1-16*0.05^2/0.2^2)*[.G67]+16*0.05^2/0.2^2*[.H67]-[.G66]" office:value-type="float" office:value="0.0811369870029868" calcext:value-type="float">
            <text:p>0.081136987002987</text:p>
          </table:table-cell>
          <table:table-cell table:formula="of:=(16*0.05^2/0.2^2)*[.G67]+2*(1-16*0.05^2/0.2^2)*[.H67]+16*0.05^2/0.2^2*[.I67]-[.H66]" office:value-type="float" office:value="0.686886192006723" calcext:value-type="float">
            <text:p>0.686886192006723</text:p>
          </table:table-cell>
          <table:table-cell table:formula="of:=(16*0.05^2/0.2^2)*[.H67]+2*(1-16*0.05^2/0.2^2)*[.I67]+16*0.05^2/0.2^2*[.J67]-[.I66]" office:value-type="float" office:value="1.02209867739841" calcext:value-type="float">
            <text:p>1.02209867739841</text:p>
          </table:table-cell>
          <table:table-cell table:formula="of:=(16*0.05^2/0.2^2)*[.I67]+2*(1-16*0.05^2/0.2^2)*[.J67]+16*0.05^2/0.2^2*[.K67]-[.J66]" office:value-type="float" office:value="0.996891070158425" calcext:value-type="float">
            <text:p>0.996891070158425</text:p>
          </table:table-cell>
          <table:table-cell table:formula="of:=(16*0.05^2/0.2^2)*[.J67]+2*(1-16*0.05^2/0.2^2)*[.K67]+16*0.05^2/0.2^2*[.L67]-[.K66]" office:value-type="float" office:value="0.610251700498334" calcext:value-type="float">
            <text:p>0.61025170049833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35" calcext:value-type="float">
            <text:p>3.35</text:p>
          </table:table-cell>
          <table:table-cell office:value-type="float" office:value="0" calcext:value-type="float">
            <text:p>0</text:p>
          </table:table-cell>
          <table:table-cell table:formula="of:=(16*0.05^2/0.2^2)*[.B68]+2*(1-16*0.05^2/0.2^2)*[.C68]+16*0.05^2/0.2^2*[.D68]-[.C67]" office:value-type="float" office:value="-0.3509414158056" calcext:value-type="float">
            <text:p>-0.3509414158056</text:p>
          </table:table-cell>
          <table:table-cell table:formula="of:=(16*0.05^2/0.2^2)*[.C68]+2*(1-16*0.05^2/0.2^2)*[.D68]+16*0.05^2/0.2^2*[.E68]-[.D67]" office:value-type="float" office:value="-0.56263071579713" calcext:value-type="float">
            <text:p>-0.56263071579713</text:p>
          </table:table-cell>
          <table:table-cell table:formula="of:=(16*0.05^2/0.2^2)*[.D68]+2*(1-16*0.05^2/0.2^2)*[.E68]+16*0.05^2/0.2^2*[.F68]-[.E67]" office:value-type="float" office:value="-0.548796487625744" calcext:value-type="float">
            <text:p>-0.548796487625744</text:p>
          </table:table-cell>
          <table:table-cell table:formula="of:=(16*0.05^2/0.2^2)*[.E68]+2*(1-16*0.05^2/0.2^2)*[.F68]+16*0.05^2/0.2^2*[.G68]-[.F67]" office:value-type="float" office:value="-0.315650279301476" calcext:value-type="float">
            <text:p>-0.315650279301476</text:p>
          </table:table-cell>
          <table:table-cell table:formula="of:=(16*0.05^2/0.2^2)*[.F68]+2*(1-16*0.05^2/0.2^2)*[.G68]+16*0.05^2/0.2^2*[.H68]-[.G67]" office:value-type="float" office:value="0.0581644020603511" calcext:value-type="float">
            <text:p>0.058164402060351</text:p>
          </table:table-cell>
          <table:table-cell table:formula="of:=(16*0.05^2/0.2^2)*[.G68]+2*(1-16*0.05^2/0.2^2)*[.H68]+16*0.05^2/0.2^2*[.I68]-[.H67]" office:value-type="float" office:value="0.434313425105934" calcext:value-type="float">
            <text:p>0.434313425105934</text:p>
          </table:table-cell>
          <table:table-cell table:formula="of:=(16*0.05^2/0.2^2)*[.H68]+2*(1-16*0.05^2/0.2^2)*[.I68]+16*0.05^2/0.2^2*[.J68]-[.I67]" office:value-type="float" office:value="0.674556343809643" calcext:value-type="float">
            <text:p>0.674556343809643</text:p>
          </table:table-cell>
          <table:table-cell table:formula="of:=(16*0.05^2/0.2^2)*[.I68]+2*(1-16*0.05^2/0.2^2)*[.J68]+16*0.05^2/0.2^2*[.K68]-[.J67]" office:value-type="float" office:value="0.643767702800117" calcext:value-type="float">
            <text:p>0.643767702800117</text:p>
          </table:table-cell>
          <table:table-cell table:formula="of:=(16*0.05^2/0.2^2)*[.J68]+2*(1-16*0.05^2/0.2^2)*[.K68]+16*0.05^2/0.2^2*[.L68]-[.K67]" office:value-type="float" office:value="0.390711845807381" calcext:value-type="float">
            <text:p>0.3907118458073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table:formula="of:=(16*0.05^2/0.2^2)*[.B69]+2*(1-16*0.05^2/0.2^2)*[.C69]+16*0.05^2/0.2^2*[.D69]-[.C68]" office:value-type="float" office:value="0.0100948258997337" calcext:value-type="float">
            <text:p>0.010094825899734</text:p>
          </table:table-cell>
          <table:table-cell table:formula="of:=(16*0.05^2/0.2^2)*[.C69]+2*(1-16*0.05^2/0.2^2)*[.D69]+16*0.05^2/0.2^2*[.E69]-[.D68]" office:value-type="float" office:value="0.0205947926081588" calcext:value-type="float">
            <text:p>0.020594792608159</text:p>
          </table:table-cell>
          <table:table-cell table:formula="of:=(16*0.05^2/0.2^2)*[.D69]+2*(1-16*0.05^2/0.2^2)*[.E69]+16*0.05^2/0.2^2*[.F69]-[.E68]" office:value-type="float" office:value="0.0251545364953436" calcext:value-type="float">
            <text:p>0.025154536495344</text:p>
          </table:table-cell>
          <table:table-cell table:formula="of:=(16*0.05^2/0.2^2)*[.E69]+2*(1-16*0.05^2/0.2^2)*[.F69]+16*0.05^2/0.2^2*[.G69]-[.F68]" office:value-type="float" office:value="0.0307238202556499" calcext:value-type="float">
            <text:p>0.03072382025565</text:p>
          </table:table-cell>
          <table:table-cell table:formula="of:=(16*0.05^2/0.2^2)*[.F69]+2*(1-16*0.05^2/0.2^2)*[.G69]+16*0.05^2/0.2^2*[.H69]-[.G68]" office:value-type="float" office:value="0.0375261588014719" calcext:value-type="float">
            <text:p>0.037526158801472</text:p>
          </table:table-cell>
          <table:table-cell table:formula="of:=(16*0.05^2/0.2^2)*[.G69]+2*(1-16*0.05^2/0.2^2)*[.H69]+16*0.05^2/0.2^2*[.I69]-[.H68]" office:value-type="float" office:value="0.0458345538632707" calcext:value-type="float">
            <text:p>0.045834553863271</text:p>
          </table:table-cell>
          <table:table-cell table:formula="of:=(16*0.05^2/0.2^2)*[.H69]+2*(1-16*0.05^2/0.2^2)*[.I69]+16*0.05^2/0.2^2*[.J69]-[.I68]" office:value-type="float" office:value="0.0559824505076438" calcext:value-type="float">
            <text:p>0.055982450507644</text:p>
          </table:table-cell>
          <table:table-cell table:formula="of:=(16*0.05^2/0.2^2)*[.I69]+2*(1-16*0.05^2/0.2^2)*[.J69]+16*0.05^2/0.2^2*[.K69]-[.J68]" office:value-type="float" office:value="0.0683771194585993" calcext:value-type="float">
            <text:p>0.068377119458599</text:p>
          </table:table-cell>
          <table:table-cell table:formula="of:=(16*0.05^2/0.2^2)*[.J69]+2*(1-16*0.05^2/0.2^2)*[.K69]+16*0.05^2/0.2^2*[.L69]-[.K68]" office:value-type="float" office:value="0.033516002301783" calcext:value-type="float">
            <text:p>0.03351600230178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45" calcext:value-type="float">
            <text:p>3.45</text:p>
          </table:table-cell>
          <table:table-cell office:value-type="float" office:value="0" calcext:value-type="float">
            <text:p>0</text:p>
          </table:table-cell>
          <table:table-cell table:formula="of:=(16*0.05^2/0.2^2)*[.B70]+2*(1-16*0.05^2/0.2^2)*[.C70]+16*0.05^2/0.2^2*[.D70]-[.C69]" office:value-type="float" office:value="0.371536208413759" calcext:value-type="float">
            <text:p>0.371536208413759</text:p>
          </table:table-cell>
          <table:table-cell table:formula="of:=(16*0.05^2/0.2^2)*[.C70]+2*(1-16*0.05^2/0.2^2)*[.D70]+16*0.05^2/0.2^2*[.E70]-[.D69]" office:value-type="float" office:value="0.597880078192207" calcext:value-type="float">
            <text:p>0.597880078192207</text:p>
          </table:table-cell>
          <table:table-cell table:formula="of:=(16*0.05^2/0.2^2)*[.D70]+2*(1-16*0.05^2/0.2^2)*[.E70]+16*0.05^2/0.2^2*[.F70]-[.E69]" office:value-type="float" office:value="0.600115100489553" calcext:value-type="float">
            <text:p>0.600115100489553</text:p>
          </table:table-cell>
          <table:table-cell table:formula="of:=(16*0.05^2/0.2^2)*[.E70]+2*(1-16*0.05^2/0.2^2)*[.F70]+16*0.05^2/0.2^2*[.G70]-[.F69]" office:value-type="float" office:value="0.378330974598291" calcext:value-type="float">
            <text:p>0.378330974598291</text:p>
          </table:table-cell>
          <table:table-cell table:formula="of:=(16*0.05^2/0.2^2)*[.F70]+2*(1-16*0.05^2/0.2^2)*[.G70]+16*0.05^2/0.2^2*[.H70]-[.G69]" office:value-type="float" office:value="0.0183939720585695" calcext:value-type="float">
            <text:p>0.01839397205857</text:p>
          </table:table-cell>
          <table:table-cell table:formula="of:=(16*0.05^2/0.2^2)*[.G70]+2*(1-16*0.05^2/0.2^2)*[.H70]+16*0.05^2/0.2^2*[.I70]-[.H69]" office:value-type="float" office:value="-0.340804815796819" calcext:value-type="float">
            <text:p>-0.340804815796819</text:p>
          </table:table-cell>
          <table:table-cell table:formula="of:=(16*0.05^2/0.2^2)*[.H70]+2*(1-16*0.05^2/0.2^2)*[.I70]+16*0.05^2/0.2^2*[.J70]-[.I69]" office:value-type="float" office:value="-0.560344670487773" calcext:value-type="float">
            <text:p>-0.560344670487773</text:p>
          </table:table-cell>
          <table:table-cell table:formula="of:=(16*0.05^2/0.2^2)*[.I70]+2*(1-16*0.05^2/0.2^2)*[.J70]+16*0.05^2/0.2^2*[.K70]-[.J69]" office:value-type="float" office:value="-0.554269249990691" calcext:value-type="float">
            <text:p>-0.554269249990691</text:p>
          </table:table-cell>
          <table:table-cell table:formula="of:=(16*0.05^2/0.2^2)*[.J70]+2*(1-16*0.05^2/0.2^2)*[.K70]+16*0.05^2/0.2^2*[.L70]-[.K69]" office:value-type="float" office:value="-0.322334726348782" calcext:value-type="float">
            <text:p>-0.32233472634878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table:formula="of:=(16*0.05^2/0.2^2)*[.B71]+2*(1-16*0.05^2/0.2^2)*[.C71]+16*0.05^2/0.2^2*[.D71]-[.C70]" office:value-type="float" office:value="0.587785252292473" calcext:value-type="float">
            <text:p>0.587785252292473</text:p>
          </table:table-cell>
          <table:table-cell table:formula="of:=(16*0.05^2/0.2^2)*[.C71]+2*(1-16*0.05^2/0.2^2)*[.D71]+16*0.05^2/0.2^2*[.E71]-[.D70]" office:value-type="float" office:value="0.951056516295153" calcext:value-type="float">
            <text:p>0.951056516295153</text:p>
          </table:table-cell>
          <table:table-cell table:formula="of:=(16*0.05^2/0.2^2)*[.D71]+2*(1-16*0.05^2/0.2^2)*[.E71]+16*0.05^2/0.2^2*[.F71]-[.E70]" office:value-type="float" office:value="0.951056516295155" calcext:value-type="float">
            <text:p>0.951056516295155</text:p>
          </table:table-cell>
          <table:table-cell table:formula="of:=(16*0.05^2/0.2^2)*[.E71]+2*(1-16*0.05^2/0.2^2)*[.F71]+16*0.05^2/0.2^2*[.G71]-[.F70]" office:value-type="float" office:value="0.587785252292472" calcext:value-type="float">
            <text:p>0.587785252292472</text:p>
          </table:table-cell>
          <table:table-cell table:formula="of:=(16*0.05^2/0.2^2)*[.F71]+2*(1-16*0.05^2/0.2^2)*[.G71]+16*0.05^2/0.2^2*[.H71]-[.G70]" office:value-type="float" office:value="6.66133814775094E-016" calcext:value-type="float">
            <text:p>6.66133814775094E-16</text:p>
          </table:table-cell>
          <table:table-cell table:formula="of:=(16*0.05^2/0.2^2)*[.G71]+2*(1-16*0.05^2/0.2^2)*[.H71]+16*0.05^2/0.2^2*[.I71]-[.H70]" office:value-type="float" office:value="-0.587785252292474" calcext:value-type="float">
            <text:p>-0.587785252292474</text:p>
          </table:table-cell>
          <table:table-cell table:formula="of:=(16*0.05^2/0.2^2)*[.H71]+2*(1-16*0.05^2/0.2^2)*[.I71]+16*0.05^2/0.2^2*[.J71]-[.I70]" office:value-type="float" office:value="-0.951056516295153" calcext:value-type="float">
            <text:p>-0.951056516295153</text:p>
          </table:table-cell>
          <table:table-cell table:formula="of:=(16*0.05^2/0.2^2)*[.I71]+2*(1-16*0.05^2/0.2^2)*[.J71]+16*0.05^2/0.2^2*[.K71]-[.J70]" office:value-type="float" office:value="-0.951056516295154" calcext:value-type="float">
            <text:p>-0.951056516295154</text:p>
          </table:table-cell>
          <table:table-cell table:formula="of:=(16*0.05^2/0.2^2)*[.J71]+2*(1-16*0.05^2/0.2^2)*[.K71]+16*0.05^2/0.2^2*[.L71]-[.K7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55" calcext:value-type="float">
            <text:p>3.55</text:p>
          </table:table-cell>
          <table:table-cell office:value-type="float" office:value="0" calcext:value-type="float">
            <text:p>0</text:p>
          </table:table-cell>
          <table:table-cell table:formula="of:=(16*0.05^2/0.2^2)*[.B72]+2*(1-16*0.05^2/0.2^2)*[.C72]+16*0.05^2/0.2^2*[.D72]-[.C71]" office:value-type="float" office:value="0.579520307881394" calcext:value-type="float">
            <text:p>0.579520307881394</text:p>
          </table:table-cell>
          <table:table-cell table:formula="of:=(16*0.05^2/0.2^2)*[.C72]+2*(1-16*0.05^2/0.2^2)*[.D72]+16*0.05^2/0.2^2*[.E72]-[.D71]" office:value-type="float" office:value="0.940961690395421" calcext:value-type="float">
            <text:p>0.940961690395421</text:p>
          </table:table-cell>
          <table:table-cell table:formula="of:=(16*0.05^2/0.2^2)*[.D72]+2*(1-16*0.05^2/0.2^2)*[.E72]+16*0.05^2/0.2^2*[.F72]-[.E71]" office:value-type="float" office:value="0.938726668098072" calcext:value-type="float">
            <text:p>0.938726668098072</text:p>
          </table:table-cell>
          <table:table-cell table:formula="of:=(16*0.05^2/0.2^2)*[.E72]+2*(1-16*0.05^2/0.2^2)*[.F72]+16*0.05^2/0.2^2*[.G72]-[.F71]" office:value-type="float" office:value="0.572725541696864" calcext:value-type="float">
            <text:p>0.572725541696864</text:p>
          </table:table-cell>
          <table:table-cell table:formula="of:=(16*0.05^2/0.2^2)*[.F72]+2*(1-16*0.05^2/0.2^2)*[.G72]+16*0.05^2/0.2^2*[.H72]-[.G71]" office:value-type="float" office:value="-0.0183939720585695" calcext:value-type="float">
            <text:p>-0.01839397205857</text:p>
          </table:table-cell>
          <table:table-cell table:formula="of:=(16*0.05^2/0.2^2)*[.G72]+2*(1-16*0.05^2/0.2^2)*[.H72]+16*0.05^2/0.2^2*[.I72]-[.H71]" office:value-type="float" office:value="-0.610251700498334" calcext:value-type="float">
            <text:p>-0.610251700498334</text:p>
          </table:table-cell>
          <table:table-cell table:formula="of:=(16*0.05^2/0.2^2)*[.H72]+2*(1-16*0.05^2/0.2^2)*[.I72]+16*0.05^2/0.2^2*[.J72]-[.I71]" office:value-type="float" office:value="-0.978497098099855" calcext:value-type="float">
            <text:p>-0.978497098099855</text:p>
          </table:table-cell>
          <table:table-cell table:formula="of:=(16*0.05^2/0.2^2)*[.I72]+2*(1-16*0.05^2/0.2^2)*[.J72]+16*0.05^2/0.2^2*[.K72]-[.J71]" office:value-type="float" office:value="-0.984572518596936" calcext:value-type="float">
            <text:p>-0.984572518596936</text:p>
          </table:table-cell>
          <table:table-cell table:formula="of:=(16*0.05^2/0.2^2)*[.J72]+2*(1-16*0.05^2/0.2^2)*[.K72]+16*0.05^2/0.2^2*[.L72]-[.K71]" office:value-type="float" office:value="-0.628721789946372" calcext:value-type="float">
            <text:p>-0.62872178994637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table:formula="of:=(16*0.05^2/0.2^2)*[.B73]+2*(1-16*0.05^2/0.2^2)*[.C73]+16*0.05^2/0.2^2*[.D73]-[.C72]" office:value-type="float" office:value="0.353176438102947" calcext:value-type="float">
            <text:p>0.353176438102947</text:p>
          </table:table-cell>
          <table:table-cell table:formula="of:=(16*0.05^2/0.2^2)*[.C73]+2*(1-16*0.05^2/0.2^2)*[.D73]+16*0.05^2/0.2^2*[.E73]-[.D72]" office:value-type="float" office:value="0.567190459684314" calcext:value-type="float">
            <text:p>0.567190459684314</text:p>
          </table:table-cell>
          <table:table-cell table:formula="of:=(16*0.05^2/0.2^2)*[.D73]+2*(1-16*0.05^2/0.2^2)*[.E73]+16*0.05^2/0.2^2*[.F73]-[.E72]" office:value-type="float" office:value="0.56263071579713" calcext:value-type="float">
            <text:p>0.56263071579713</text:p>
          </table:table-cell>
          <table:table-cell table:formula="of:=(16*0.05^2/0.2^2)*[.E73]+2*(1-16*0.05^2/0.2^2)*[.F73]+16*0.05^2/0.2^2*[.G73]-[.F72]" office:value-type="float" office:value="0.332547443747031" calcext:value-type="float">
            <text:p>0.332547443747031</text:p>
          </table:table-cell>
          <table:table-cell table:formula="of:=(16*0.05^2/0.2^2)*[.F73]+2*(1-16*0.05^2/0.2^2)*[.G73]+16*0.05^2/0.2^2*[.H73]-[.G72]" office:value-type="float" office:value="-0.0375261588014703" calcext:value-type="float">
            <text:p>-0.03752615880147</text:p>
          </table:table-cell>
          <table:table-cell table:formula="of:=(16*0.05^2/0.2^2)*[.G73]+2*(1-16*0.05^2/0.2^2)*[.H73]+16*0.05^2/0.2^2*[.I73]-[.H72]" office:value-type="float" office:value="-0.409105817865951" calcext:value-type="float">
            <text:p>-0.409105817865951</text:p>
          </table:table-cell>
          <table:table-cell table:formula="of:=(16*0.05^2/0.2^2)*[.H73]+2*(1-16*0.05^2/0.2^2)*[.I73]+16*0.05^2/0.2^2*[.J73]-[.I72]" office:value-type="float" office:value="-0.643767702800117" calcext:value-type="float">
            <text:p>-0.643767702800117</text:p>
          </table:table-cell>
          <table:table-cell table:formula="of:=(16*0.05^2/0.2^2)*[.I73]+2*(1-16*0.05^2/0.2^2)*[.J73]+16*0.05^2/0.2^2*[.K73]-[.J72]" office:value-type="float" office:value="-0.656162371751073" calcext:value-type="float">
            <text:p>-0.656162371751073</text:p>
          </table:table-cell>
          <table:table-cell table:formula="of:=(16*0.05^2/0.2^2)*[.J73]+2*(1-16*0.05^2/0.2^2)*[.K73]+16*0.05^2/0.2^2*[.L73]-[.K72]" office:value-type="float" office:value="-0.396787266304463" calcext:value-type="float">
            <text:p>-0.39678726630446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65" calcext:value-type="float">
            <text:p>3.65</text:p>
          </table:table-cell>
          <table:table-cell office:value-type="float" office:value="0" calcext:value-type="float">
            <text:p>0</text:p>
          </table:table-cell>
          <table:table-cell table:formula="of:=(16*0.05^2/0.2^2)*[.B74]+2*(1-16*0.05^2/0.2^2)*[.C74]+16*0.05^2/0.2^2*[.D74]-[.C73]" office:value-type="float" office:value="-0.0123298481970802" calcext:value-type="float">
            <text:p>-0.01232984819708</text:p>
          </table:table-cell>
          <table:table-cell table:formula="of:=(16*0.05^2/0.2^2)*[.C74]+2*(1-16*0.05^2/0.2^2)*[.D74]+16*0.05^2/0.2^2*[.E74]-[.D73]" office:value-type="float" office:value="-0.025154536495343" calcext:value-type="float">
            <text:p>-0.025154536495343</text:p>
          </table:table-cell>
          <table:table-cell table:formula="of:=(16*0.05^2/0.2^2)*[.D74]+2*(1-16*0.05^2/0.2^2)*[.E74]+16*0.05^2/0.2^2*[.F74]-[.E73]" office:value-type="float" office:value="-0.0389887646667281" calcext:value-type="float">
            <text:p>-0.038988764666728</text:p>
          </table:table-cell>
          <table:table-cell table:formula="of:=(16*0.05^2/0.2^2)*[.E74]+2*(1-16*0.05^2/0.2^2)*[.F74]+16*0.05^2/0.2^2*[.G74]-[.F73]" office:value-type="float" office:value="-0.047620984701204" calcext:value-type="float">
            <text:p>-0.047620984701204</text:p>
          </table:table-cell>
          <table:table-cell table:formula="of:=(16*0.05^2/0.2^2)*[.F74]+2*(1-16*0.05^2/0.2^2)*[.G74]+16*0.05^2/0.2^2*[.H74]-[.G73]" office:value-type="float" office:value="-0.0581644020603505" calcext:value-type="float">
            <text:p>-0.058164402060351</text:p>
          </table:table-cell>
          <table:table-cell table:formula="of:=(16*0.05^2/0.2^2)*[.G74]+2*(1-16*0.05^2/0.2^2)*[.H74]+16*0.05^2/0.2^2*[.I74]-[.H73]" office:value-type="float" office:value="-0.0710421611032533" calcext:value-type="float">
            <text:p>-0.071042161103253</text:p>
          </table:table-cell>
          <table:table-cell table:formula="of:=(16*0.05^2/0.2^2)*[.H74]+2*(1-16*0.05^2/0.2^2)*[.I74]+16*0.05^2/0.2^2*[.J74]-[.I73]" office:value-type="float" office:value="-0.0867710915171688" calcext:value-type="float">
            <text:p>-0.086771091517169</text:p>
          </table:table-cell>
          <table:table-cell table:formula="of:=(16*0.05^2/0.2^2)*[.I74]+2*(1-16*0.05^2/0.2^2)*[.J74]+16*0.05^2/0.2^2*[.K74]-[.J73]" office:value-type="float" office:value="-0.0559824505076434" calcext:value-type="float">
            <text:p>-0.055982450507643</text:p>
          </table:table-cell>
          <table:table-cell table:formula="of:=(16*0.05^2/0.2^2)*[.J74]+2*(1-16*0.05^2/0.2^2)*[.K74]+16*0.05^2/0.2^2*[.L74]-[.K73]" office:value-type="float" office:value="-0.0274405818047011" calcext:value-type="float">
            <text:p>-0.02744058180470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table:formula="of:=(16*0.05^2/0.2^2)*[.B75]+2*(1-16*0.05^2/0.2^2)*[.C75]+16*0.05^2/0.2^2*[.D75]-[.C74]" office:value-type="float" office:value="-0.378330974598291" calcext:value-type="float">
            <text:p>-0.378330974598291</text:p>
          </table:table-cell>
          <table:table-cell table:formula="of:=(16*0.05^2/0.2^2)*[.C75]+2*(1-16*0.05^2/0.2^2)*[.D75]+16*0.05^2/0.2^2*[.E75]-[.D74]" office:value-type="float" office:value="-0.618509072548122" calcext:value-type="float">
            <text:p>-0.618509072548122</text:p>
          </table:table-cell>
          <table:table-cell table:formula="of:=(16*0.05^2/0.2^2)*[.D75]+2*(1-16*0.05^2/0.2^2)*[.E75]+16*0.05^2/0.2^2*[.F75]-[.E74]" office:value-type="float" office:value="-0.635406236993677" calcext:value-type="float">
            <text:p>-0.635406236993677</text:p>
          </table:table-cell>
          <table:table-cell table:formula="of:=(16*0.05^2/0.2^2)*[.E75]+2*(1-16*0.05^2/0.2^2)*[.F75]+16*0.05^2/0.2^2*[.G75]-[.F74]" office:value-type="float" office:value="-0.429700610474109" calcext:value-type="float">
            <text:p>-0.429700610474109</text:p>
          </table:table-cell>
          <table:table-cell table:formula="of:=(16*0.05^2/0.2^2)*[.F75]+2*(1-16*0.05^2/0.2^2)*[.G75]+16*0.05^2/0.2^2*[.H75]-[.G74]" office:value-type="float" office:value="-0.0811369870029871" calcext:value-type="float">
            <text:p>-0.081136987002987</text:p>
          </table:table-cell>
          <table:table-cell table:formula="of:=(16*0.05^2/0.2^2)*[.G75]+2*(1-16*0.05^2/0.2^2)*[.H75]+16*0.05^2/0.2^2*[.I75]-[.H74]" office:value-type="float" office:value="0.264170324288431" calcext:value-type="float">
            <text:p>0.264170324288431</text:p>
          </table:table-cell>
          <table:table-cell table:formula="of:=(16*0.05^2/0.2^2)*[.H75]+2*(1-16*0.05^2/0.2^2)*[.I75]+16*0.05^2/0.2^2*[.J75]-[.I74]" office:value-type="float" office:value="0.51674309118922" calcext:value-type="float">
            <text:p>0.51674309118922</text:p>
          </table:table-cell>
          <table:table-cell table:formula="of:=(16*0.05^2/0.2^2)*[.I75]+2*(1-16*0.05^2/0.2^2)*[.J75]+16*0.05^2/0.2^2*[.K75]-[.J74]" office:value-type="float" office:value="0.541950698429203" calcext:value-type="float">
            <text:p>0.541950698429203</text:p>
          </table:table-cell>
          <table:table-cell table:formula="of:=(16*0.05^2/0.2^2)*[.J75]+2*(1-16*0.05^2/0.2^2)*[.K75]+16*0.05^2/0.2^2*[.L75]-[.K74]" office:value-type="float" office:value="0.340804815796819" calcext:value-type="float">
            <text:p>0.34080481579681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75" calcext:value-type="float">
            <text:p>3.75</text:p>
          </table:table-cell>
          <table:table-cell office:value-type="float" office:value="0" calcext:value-type="float">
            <text:p>0</text:p>
          </table:table-cell>
          <table:table-cell table:formula="of:=(16*0.05^2/0.2^2)*[.B76]+2*(1-16*0.05^2/0.2^2)*[.C76]+16*0.05^2/0.2^2*[.D76]-[.C75]" office:value-type="float" office:value="-0.606179224351042" calcext:value-type="float">
            <text:p>-0.606179224351042</text:p>
          </table:table-cell>
          <table:table-cell table:formula="of:=(16*0.05^2/0.2^2)*[.C76]+2*(1-16*0.05^2/0.2^2)*[.D76]+16*0.05^2/0.2^2*[.E76]-[.D75]" office:value-type="float" office:value="-0.988582675096625" calcext:value-type="float">
            <text:p>-0.988582675096625</text:p>
          </table:table-cell>
          <table:table-cell table:formula="of:=(16*0.05^2/0.2^2)*[.D76]+2*(1-16*0.05^2/0.2^2)*[.E76]+16*0.05^2/0.2^2*[.F76]-[.E75]" office:value-type="float" office:value="-1.0092209183555" calcext:value-type="float">
            <text:p>-1.0092209183555</text:p>
          </table:table-cell>
          <table:table-cell table:formula="of:=(16*0.05^2/0.2^2)*[.E76]+2*(1-16*0.05^2/0.2^2)*[.F76]+16*0.05^2/0.2^2*[.G76]-[.F75]" office:value-type="float" office:value="-0.66892223929546" calcext:value-type="float">
            <text:p>-0.66892223929546</text:p>
          </table:table-cell>
          <table:table-cell table:formula="of:=(16*0.05^2/0.2^2)*[.F76]+2*(1-16*0.05^2/0.2^2)*[.G76]+16*0.05^2/0.2^2*[.H76]-[.G75]" office:value-type="float" office:value="-0.107365884125327" calcext:value-type="float">
            <text:p>-0.107365884125327</text:p>
          </table:table-cell>
          <table:table-cell table:formula="of:=(16*0.05^2/0.2^2)*[.G76]+2*(1-16*0.05^2/0.2^2)*[.H76]+16*0.05^2/0.2^2*[.I76]-[.H75]" office:value-type="float" office:value="0.506648265289486" calcext:value-type="float">
            <text:p>0.506648265289486</text:p>
          </table:table-cell>
          <table:table-cell table:formula="of:=(16*0.05^2/0.2^2)*[.H76]+2*(1-16*0.05^2/0.2^2)*[.I76]+16*0.05^2/0.2^2*[.J76]-[.I75]" office:value-type="float" office:value="0.892892114234803" calcext:value-type="float">
            <text:p>0.892892114234803</text:p>
          </table:table-cell>
          <table:table-cell table:formula="of:=(16*0.05^2/0.2^2)*[.I76]+2*(1-16*0.05^2/0.2^2)*[.J76]+16*0.05^2/0.2^2*[.K76]-[.J75]" office:value-type="float" office:value="0.913530357493683" calcext:value-type="float">
            <text:p>0.913530357493683</text:p>
          </table:table-cell>
          <table:table-cell table:formula="of:=(16*0.05^2/0.2^2)*[.J76]+2*(1-16*0.05^2/0.2^2)*[.K76]+16*0.05^2/0.2^2*[.L76]-[.K75]" office:value-type="float" office:value="0.569391280233905" calcext:value-type="float">
            <text:p>0.56939128023390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table:formula="of:=(16*0.05^2/0.2^2)*[.B77]+2*(1-16*0.05^2/0.2^2)*[.C77]+16*0.05^2/0.2^2*[.D77]-[.C76]" office:value-type="float" office:value="-0.610251700498334" calcext:value-type="float">
            <text:p>-0.610251700498334</text:p>
          </table:table-cell>
          <table:table-cell table:formula="of:=(16*0.05^2/0.2^2)*[.C77]+2*(1-16*0.05^2/0.2^2)*[.D77]+16*0.05^2/0.2^2*[.E77]-[.D76]" office:value-type="float" office:value="-0.996891070158423" calcext:value-type="float">
            <text:p>-0.996891070158423</text:p>
          </table:table-cell>
          <table:table-cell table:formula="of:=(16*0.05^2/0.2^2)*[.D77]+2*(1-16*0.05^2/0.2^2)*[.E77]+16*0.05^2/0.2^2*[.F77]-[.E76]" office:value-type="float" office:value="-1.02209867739841" calcext:value-type="float">
            <text:p>-1.02209867739841</text:p>
          </table:table-cell>
          <table:table-cell table:formula="of:=(16*0.05^2/0.2^2)*[.E77]+2*(1-16*0.05^2/0.2^2)*[.F77]+16*0.05^2/0.2^2*[.G77]-[.F76]" office:value-type="float" office:value="-0.686886192006721" calcext:value-type="float">
            <text:p>-0.686886192006721</text:p>
          </table:table-cell>
          <table:table-cell table:formula="of:=(16*0.05^2/0.2^2)*[.F77]+2*(1-16*0.05^2/0.2^2)*[.G77]+16*0.05^2/0.2^2*[.H77]-[.G76]" office:value-type="float" office:value="-0.0811369870029871" calcext:value-type="float">
            <text:p>-0.081136987002987</text:p>
          </table:table-cell>
          <table:table-cell table:formula="of:=(16*0.05^2/0.2^2)*[.G77]+2*(1-16*0.05^2/0.2^2)*[.H77]+16*0.05^2/0.2^2*[.I77]-[.H76]" office:value-type="float" office:value="0.521355905821045" calcext:value-type="float">
            <text:p>0.521355905821045</text:p>
          </table:table-cell>
          <table:table-cell table:formula="of:=(16*0.05^2/0.2^2)*[.H77]+2*(1-16*0.05^2/0.2^2)*[.I77]+16*0.05^2/0.2^2*[.J77]-[.I76]" office:value-type="float" office:value="0.903435531593949" calcext:value-type="float">
            <text:p>0.903435531593949</text:p>
          </table:table-cell>
          <table:table-cell table:formula="of:=(16*0.05^2/0.2^2)*[.I77]+2*(1-16*0.05^2/0.2^2)*[.J77]+16*0.05^2/0.2^2*[.K77]-[.J76]" office:value-type="float" office:value="0.920332696039505" calcext:value-type="float">
            <text:p>0.920332696039505</text:p>
          </table:table-cell>
          <table:table-cell table:formula="of:=(16*0.05^2/0.2^2)*[.J77]+2*(1-16*0.05^2/0.2^2)*[.K77]+16*0.05^2/0.2^2*[.L77]-[.K76]" office:value-type="float" office:value="0.572725541696863" calcext:value-type="float">
            <text:p>0.57272554169686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85" calcext:value-type="float">
            <text:p>3.85</text:p>
          </table:table-cell>
          <table:table-cell office:value-type="float" office:value="0" calcext:value-type="float">
            <text:p>0</text:p>
          </table:table-cell>
          <table:table-cell table:formula="of:=(16*0.05^2/0.2^2)*[.B78]+2*(1-16*0.05^2/0.2^2)*[.C78]+16*0.05^2/0.2^2*[.D78]-[.C77]" office:value-type="float" office:value="-0.390711845807381" calcext:value-type="float">
            <text:p>-0.390711845807381</text:p>
          </table:table-cell>
          <table:table-cell table:formula="of:=(16*0.05^2/0.2^2)*[.C78]+2*(1-16*0.05^2/0.2^2)*[.D78]+16*0.05^2/0.2^2*[.E78]-[.D77]" office:value-type="float" office:value="-0.643767702800117" calcext:value-type="float">
            <text:p>-0.643767702800117</text:p>
          </table:table-cell>
          <table:table-cell table:formula="of:=(16*0.05^2/0.2^2)*[.D78]+2*(1-16*0.05^2/0.2^2)*[.E78]+16*0.05^2/0.2^2*[.F78]-[.E77]" office:value-type="float" office:value="-0.674556343809641" calcext:value-type="float">
            <text:p>-0.674556343809641</text:p>
          </table:table-cell>
          <table:table-cell table:formula="of:=(16*0.05^2/0.2^2)*[.E78]+2*(1-16*0.05^2/0.2^2)*[.F78]+16*0.05^2/0.2^2*[.G78]-[.F77]" office:value-type="float" office:value="-0.434313425105935" calcext:value-type="float">
            <text:p>-0.434313425105935</text:p>
          </table:table-cell>
          <table:table-cell table:formula="of:=(16*0.05^2/0.2^2)*[.F78]+2*(1-16*0.05^2/0.2^2)*[.G78]+16*0.05^2/0.2^2*[.H78]-[.G77]" office:value-type="float" office:value="-0.0581644020603492" calcext:value-type="float">
            <text:p>-0.058164402060349</text:p>
          </table:table-cell>
          <table:table-cell table:formula="of:=(16*0.05^2/0.2^2)*[.G78]+2*(1-16*0.05^2/0.2^2)*[.H78]+16*0.05^2/0.2^2*[.I78]-[.H77]" office:value-type="float" office:value="0.315650279301476" calcext:value-type="float">
            <text:p>0.315650279301476</text:p>
          </table:table-cell>
          <table:table-cell table:formula="of:=(16*0.05^2/0.2^2)*[.H78]+2*(1-16*0.05^2/0.2^2)*[.I78]+16*0.05^2/0.2^2*[.J78]-[.I77]" office:value-type="float" office:value="0.548796487625746" calcext:value-type="float">
            <text:p>0.548796487625746</text:p>
          </table:table-cell>
          <table:table-cell table:formula="of:=(16*0.05^2/0.2^2)*[.I78]+2*(1-16*0.05^2/0.2^2)*[.J78]+16*0.05^2/0.2^2*[.K78]-[.J77]" office:value-type="float" office:value="0.56263071579713" calcext:value-type="float">
            <text:p>0.56263071579713</text:p>
          </table:table-cell>
          <table:table-cell table:formula="of:=(16*0.05^2/0.2^2)*[.J78]+2*(1-16*0.05^2/0.2^2)*[.K78]+16*0.05^2/0.2^2*[.L78]-[.K77]" office:value-type="float" office:value="0.3509414158056" calcext:value-type="float">
            <text:p>0.350941415805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table:formula="of:=(16*0.05^2/0.2^2)*[.B79]+2*(1-16*0.05^2/0.2^2)*[.C79]+16*0.05^2/0.2^2*[.D79]-[.C78]" office:value-type="float" office:value="-0.0335160023017831" calcext:value-type="float">
            <text:p>-0.033516002301783</text:p>
          </table:table-cell>
          <table:table-cell table:formula="of:=(16*0.05^2/0.2^2)*[.C79]+2*(1-16*0.05^2/0.2^2)*[.D79]+16*0.05^2/0.2^2*[.E79]-[.D78]" office:value-type="float" office:value="-0.0683771194585993" calcext:value-type="float">
            <text:p>-0.068377119458599</text:p>
          </table:table-cell>
          <table:table-cell table:formula="of:=(16*0.05^2/0.2^2)*[.D79]+2*(1-16*0.05^2/0.2^2)*[.E79]+16*0.05^2/0.2^2*[.F79]-[.E78]" office:value-type="float" office:value="-0.0559824505076441" calcext:value-type="float">
            <text:p>-0.055982450507644</text:p>
          </table:table-cell>
          <table:table-cell table:formula="of:=(16*0.05^2/0.2^2)*[.E79]+2*(1-16*0.05^2/0.2^2)*[.F79]+16*0.05^2/0.2^2*[.G79]-[.F78]" office:value-type="float" office:value="-0.045834553863269" calcext:value-type="float">
            <text:p>-0.045834553863269</text:p>
          </table:table-cell>
          <table:table-cell table:formula="of:=(16*0.05^2/0.2^2)*[.F79]+2*(1-16*0.05^2/0.2^2)*[.G79]+16*0.05^2/0.2^2*[.H79]-[.G78]" office:value-type="float" office:value="-0.0375261588014718" calcext:value-type="float">
            <text:p>-0.037526158801472</text:p>
          </table:table-cell>
          <table:table-cell table:formula="of:=(16*0.05^2/0.2^2)*[.G79]+2*(1-16*0.05^2/0.2^2)*[.H79]+16*0.05^2/0.2^2*[.I79]-[.H78]" office:value-type="float" office:value="-0.0307238202556481" calcext:value-type="float">
            <text:p>-0.030723820255648</text:p>
          </table:table-cell>
          <table:table-cell table:formula="of:=(16*0.05^2/0.2^2)*[.H79]+2*(1-16*0.05^2/0.2^2)*[.I79]+16*0.05^2/0.2^2*[.J79]-[.I78]" office:value-type="float" office:value="-0.0251545364953436" calcext:value-type="float">
            <text:p>-0.025154536495344</text:p>
          </table:table-cell>
          <table:table-cell table:formula="of:=(16*0.05^2/0.2^2)*[.I79]+2*(1-16*0.05^2/0.2^2)*[.J79]+16*0.05^2/0.2^2*[.K79]-[.J78]" office:value-type="float" office:value="-0.0205947926081586" calcext:value-type="float">
            <text:p>-0.020594792608159</text:p>
          </table:table-cell>
          <table:table-cell table:formula="of:=(16*0.05^2/0.2^2)*[.J79]+2*(1-16*0.05^2/0.2^2)*[.K79]+16*0.05^2/0.2^2*[.L79]-[.K78]" office:value-type="float" office:value="-0.0100948258997337" calcext:value-type="float">
            <text:p>-0.01009482589973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95" calcext:value-type="float">
            <text:p>3.95</text:p>
          </table:table-cell>
          <table:table-cell office:value-type="float" office:value="0" calcext:value-type="float">
            <text:p>0</text:p>
          </table:table-cell>
          <table:table-cell table:formula="of:=(16*0.05^2/0.2^2)*[.B80]+2*(1-16*0.05^2/0.2^2)*[.C80]+16*0.05^2/0.2^2*[.D80]-[.C79]" office:value-type="float" office:value="0.322334726348782" calcext:value-type="float">
            <text:p>0.322334726348782</text:p>
          </table:table-cell>
          <table:table-cell table:formula="of:=(16*0.05^2/0.2^2)*[.C80]+2*(1-16*0.05^2/0.2^2)*[.D80]+16*0.05^2/0.2^2*[.E80]-[.D79]" office:value-type="float" office:value="0.55426924999069" calcext:value-type="float">
            <text:p>0.55426924999069</text:p>
          </table:table-cell>
          <table:table-cell table:formula="of:=(16*0.05^2/0.2^2)*[.D80]+2*(1-16*0.05^2/0.2^2)*[.E80]+16*0.05^2/0.2^2*[.F80]-[.E79]" office:value-type="float" office:value="0.560344670487773" calcext:value-type="float">
            <text:p>0.560344670487773</text:p>
          </table:table-cell>
          <table:table-cell table:formula="of:=(16*0.05^2/0.2^2)*[.E80]+2*(1-16*0.05^2/0.2^2)*[.F80]+16*0.05^2/0.2^2*[.G80]-[.F79]" office:value-type="float" office:value="0.340804815796819" calcext:value-type="float">
            <text:p>0.340804815796819</text:p>
          </table:table-cell>
          <table:table-cell table:formula="of:=(16*0.05^2/0.2^2)*[.F80]+2*(1-16*0.05^2/0.2^2)*[.G80]+16*0.05^2/0.2^2*[.H80]-[.G79]" office:value-type="float" office:value="-0.0183939720585679" calcext:value-type="float">
            <text:p>-0.018393972058568</text:p>
          </table:table-cell>
          <table:table-cell table:formula="of:=(16*0.05^2/0.2^2)*[.G80]+2*(1-16*0.05^2/0.2^2)*[.H80]+16*0.05^2/0.2^2*[.I80]-[.H79]" office:value-type="float" office:value="-0.378330974598291" calcext:value-type="float">
            <text:p>-0.378330974598291</text:p>
          </table:table-cell>
          <table:table-cell table:formula="of:=(16*0.05^2/0.2^2)*[.H80]+2*(1-16*0.05^2/0.2^2)*[.I80]+16*0.05^2/0.2^2*[.J80]-[.I79]" office:value-type="float" office:value="-0.600115100489553" calcext:value-type="float">
            <text:p>-0.600115100489553</text:p>
          </table:table-cell>
          <table:table-cell table:formula="of:=(16*0.05^2/0.2^2)*[.I80]+2*(1-16*0.05^2/0.2^2)*[.J80]+16*0.05^2/0.2^2*[.K80]-[.J79]" office:value-type="float" office:value="-0.597880078192207" calcext:value-type="float">
            <text:p>-0.597880078192207</text:p>
          </table:table-cell>
          <table:table-cell table:formula="of:=(16*0.05^2/0.2^2)*[.J80]+2*(1-16*0.05^2/0.2^2)*[.K80]+16*0.05^2/0.2^2*[.L80]-[.K79]" office:value-type="float" office:value="-0.371536208413759" calcext:value-type="float">
            <text:p>-0.37153620841375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16*0.05^2/0.2^2)*[.B81]+2*(1-16*0.05^2/0.2^2)*[.C81]+16*0.05^2/0.2^2*[.D81]-[.C80]" office:value-type="float" office:value="0.587785252292473" calcext:value-type="float">
            <text:p>0.587785252292473</text:p>
          </table:table-cell>
          <table:table-cell table:formula="of:=(16*0.05^2/0.2^2)*[.C81]+2*(1-16*0.05^2/0.2^2)*[.D81]+16*0.05^2/0.2^2*[.E81]-[.D80]" office:value-type="float" office:value="0.951056516295154" calcext:value-type="float">
            <text:p>0.951056516295154</text:p>
          </table:table-cell>
          <table:table-cell table:formula="of:=(16*0.05^2/0.2^2)*[.D81]+2*(1-16*0.05^2/0.2^2)*[.E81]+16*0.05^2/0.2^2*[.F81]-[.E80]" office:value-type="float" office:value="0.951056516295153" calcext:value-type="float">
            <text:p>0.951056516295153</text:p>
          </table:table-cell>
          <table:table-cell table:formula="of:=(16*0.05^2/0.2^2)*[.E81]+2*(1-16*0.05^2/0.2^2)*[.F81]+16*0.05^2/0.2^2*[.G81]-[.F80]" office:value-type="float" office:value="0.587785252292474" calcext:value-type="float">
            <text:p>0.587785252292474</text:p>
          </table:table-cell>
          <table:table-cell table:formula="of:=(16*0.05^2/0.2^2)*[.F81]+2*(1-16*0.05^2/0.2^2)*[.G81]+16*0.05^2/0.2^2*[.H81]-[.G80]" office:value-type="float" office:value="-5.55111512312578E-016" calcext:value-type="float">
            <text:p>-5.55111512312578E-16</text:p>
          </table:table-cell>
          <table:table-cell table:formula="of:=(16*0.05^2/0.2^2)*[.G81]+2*(1-16*0.05^2/0.2^2)*[.H81]+16*0.05^2/0.2^2*[.I81]-[.H80]" office:value-type="float" office:value="-0.587785252292472" calcext:value-type="float">
            <text:p>-0.587785252292472</text:p>
          </table:table-cell>
          <table:table-cell table:formula="of:=(16*0.05^2/0.2^2)*[.H81]+2*(1-16*0.05^2/0.2^2)*[.I81]+16*0.05^2/0.2^2*[.J81]-[.I80]" office:value-type="float" office:value="-0.951056516295154" calcext:value-type="float">
            <text:p>-0.951056516295154</text:p>
          </table:table-cell>
          <table:table-cell table:formula="of:=(16*0.05^2/0.2^2)*[.I81]+2*(1-16*0.05^2/0.2^2)*[.J81]+16*0.05^2/0.2^2*[.K81]-[.J80]" office:value-type="float" office:value="-0.951056516295153" calcext:value-type="float">
            <text:p>-0.951056516295153</text:p>
          </table:table-cell>
          <table:table-cell table:formula="of:=(16*0.05^2/0.2^2)*[.J81]+2*(1-16*0.05^2/0.2^2)*[.K81]+16*0.05^2/0.2^2*[.L81]-[.K8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 table:formula="of:=(16*0.05^2/0.2^2)*[.B82]+2*(1-16*0.05^2/0.2^2)*[.C82]+16*0.05^2/0.2^2*[.D82]-[.C81]" office:value-type="float" office:value="0.628721789946372" calcext:value-type="float">
            <text:p>0.628721789946372</text:p>
          </table:table-cell>
          <table:table-cell table:formula="of:=(16*0.05^2/0.2^2)*[.C82]+2*(1-16*0.05^2/0.2^2)*[.D82]+16*0.05^2/0.2^2*[.E82]-[.D81]" office:value-type="float" office:value="0.984572518596936" calcext:value-type="float">
            <text:p>0.984572518596936</text:p>
          </table:table-cell>
          <table:table-cell table:formula="of:=(16*0.05^2/0.2^2)*[.D82]+2*(1-16*0.05^2/0.2^2)*[.E82]+16*0.05^2/0.2^2*[.F82]-[.E81]" office:value-type="float" office:value="0.978497098099855" calcext:value-type="float">
            <text:p>0.978497098099855</text:p>
          </table:table-cell>
          <table:table-cell table:formula="of:=(16*0.05^2/0.2^2)*[.E82]+2*(1-16*0.05^2/0.2^2)*[.F82]+16*0.05^2/0.2^2*[.G82]-[.F81]" office:value-type="float" office:value="0.610251700498334" calcext:value-type="float">
            <text:p>0.610251700498334</text:p>
          </table:table-cell>
          <table:table-cell table:formula="of:=(16*0.05^2/0.2^2)*[.F82]+2*(1-16*0.05^2/0.2^2)*[.G82]+16*0.05^2/0.2^2*[.H82]-[.G81]" office:value-type="float" office:value="0.0183939720585679" calcext:value-type="float">
            <text:p>0.018393972058568</text:p>
          </table:table-cell>
          <table:table-cell table:formula="of:=(16*0.05^2/0.2^2)*[.G82]+2*(1-16*0.05^2/0.2^2)*[.H82]+16*0.05^2/0.2^2*[.I82]-[.H81]" office:value-type="float" office:value="-0.572725541696864" calcext:value-type="float">
            <text:p>-0.572725541696864</text:p>
          </table:table-cell>
          <table:table-cell table:formula="of:=(16*0.05^2/0.2^2)*[.H82]+2*(1-16*0.05^2/0.2^2)*[.I82]+16*0.05^2/0.2^2*[.J82]-[.I81]" office:value-type="float" office:value="-0.938726668098072" calcext:value-type="float">
            <text:p>-0.938726668098072</text:p>
          </table:table-cell>
          <table:table-cell table:formula="of:=(16*0.05^2/0.2^2)*[.I82]+2*(1-16*0.05^2/0.2^2)*[.J82]+16*0.05^2/0.2^2*[.K82]-[.J81]" office:value-type="float" office:value="-0.940961690395421" calcext:value-type="float">
            <text:p>-0.940961690395421</text:p>
          </table:table-cell>
          <table:table-cell table:formula="of:=(16*0.05^2/0.2^2)*[.J82]+2*(1-16*0.05^2/0.2^2)*[.K82]+16*0.05^2/0.2^2*[.L82]-[.K81]" office:value-type="float" office:value="-0.579520307881394" calcext:value-type="float">
            <text:p>-0.57952030788139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table:formula="of:=(16*0.05^2/0.2^2)*[.B83]+2*(1-16*0.05^2/0.2^2)*[.C83]+16*0.05^2/0.2^2*[.D83]-[.C82]" office:value-type="float" office:value="0.396787266304463" calcext:value-type="float">
            <text:p>0.396787266304463</text:p>
          </table:table-cell>
          <table:table-cell table:formula="of:=(16*0.05^2/0.2^2)*[.C83]+2*(1-16*0.05^2/0.2^2)*[.D83]+16*0.05^2/0.2^2*[.E83]-[.D82]" office:value-type="float" office:value="0.656162371751073" calcext:value-type="float">
            <text:p>0.656162371751073</text:p>
          </table:table-cell>
          <table:table-cell table:formula="of:=(16*0.05^2/0.2^2)*[.D83]+2*(1-16*0.05^2/0.2^2)*[.E83]+16*0.05^2/0.2^2*[.F83]-[.E82]" office:value-type="float" office:value="0.643767702800117" calcext:value-type="float">
            <text:p>0.643767702800117</text:p>
          </table:table-cell>
          <table:table-cell table:formula="of:=(16*0.05^2/0.2^2)*[.E83]+2*(1-16*0.05^2/0.2^2)*[.F83]+16*0.05^2/0.2^2*[.G83]-[.F82]" office:value-type="float" office:value="0.409105817865949" calcext:value-type="float">
            <text:p>0.409105817865949</text:p>
          </table:table-cell>
          <table:table-cell table:formula="of:=(16*0.05^2/0.2^2)*[.F83]+2*(1-16*0.05^2/0.2^2)*[.G83]+16*0.05^2/0.2^2*[.H83]-[.G82]" office:value-type="float" office:value="0.0375261588014703" calcext:value-type="float">
            <text:p>0.03752615880147</text:p>
          </table:table-cell>
          <table:table-cell table:formula="of:=(16*0.05^2/0.2^2)*[.G83]+2*(1-16*0.05^2/0.2^2)*[.H83]+16*0.05^2/0.2^2*[.I83]-[.H82]" office:value-type="float" office:value="-0.332547443747032" calcext:value-type="float">
            <text:p>-0.332547443747032</text:p>
          </table:table-cell>
          <table:table-cell table:formula="of:=(16*0.05^2/0.2^2)*[.H83]+2*(1-16*0.05^2/0.2^2)*[.I83]+16*0.05^2/0.2^2*[.J83]-[.I82]" office:value-type="float" office:value="-0.562630715797131" calcext:value-type="float">
            <text:p>-0.562630715797131</text:p>
          </table:table-cell>
          <table:table-cell table:formula="of:=(16*0.05^2/0.2^2)*[.I83]+2*(1-16*0.05^2/0.2^2)*[.J83]+16*0.05^2/0.2^2*[.K83]-[.J82]" office:value-type="float" office:value="-0.567190459684314" calcext:value-type="float">
            <text:p>-0.567190459684314</text:p>
          </table:table-cell>
          <table:table-cell table:formula="of:=(16*0.05^2/0.2^2)*[.J83]+2*(1-16*0.05^2/0.2^2)*[.K83]+16*0.05^2/0.2^2*[.L83]-[.K82]" office:value-type="float" office:value="-0.353176438102947" calcext:value-type="float">
            <text:p>-0.35317643810294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15" calcext:value-type="float">
            <text:p>4.15</text:p>
          </table:table-cell>
          <table:table-cell office:value-type="float" office:value="0" calcext:value-type="float">
            <text:p>0</text:p>
          </table:table-cell>
          <table:table-cell table:formula="of:=(16*0.05^2/0.2^2)*[.B84]+2*(1-16*0.05^2/0.2^2)*[.C84]+16*0.05^2/0.2^2*[.D84]-[.C83]" office:value-type="float" office:value="0.0274405818047011" calcext:value-type="float">
            <text:p>0.027440581804701</text:p>
          </table:table-cell>
          <table:table-cell table:formula="of:=(16*0.05^2/0.2^2)*[.C84]+2*(1-16*0.05^2/0.2^2)*[.D84]+16*0.05^2/0.2^2*[.E84]-[.D83]" office:value-type="float" office:value="0.0559824505076435" calcext:value-type="float">
            <text:p>0.055982450507644</text:p>
          </table:table-cell>
          <table:table-cell table:formula="of:=(16*0.05^2/0.2^2)*[.D84]+2*(1-16*0.05^2/0.2^2)*[.E84]+16*0.05^2/0.2^2*[.F84]-[.E83]" office:value-type="float" office:value="0.0867710915171672" calcext:value-type="float">
            <text:p>0.086771091517167</text:p>
          </table:table-cell>
          <table:table-cell table:formula="of:=(16*0.05^2/0.2^2)*[.E84]+2*(1-16*0.05^2/0.2^2)*[.F84]+16*0.05^2/0.2^2*[.G84]-[.F83]" office:value-type="float" office:value="0.0710421611032532" calcext:value-type="float">
            <text:p>0.071042161103253</text:p>
          </table:table-cell>
          <table:table-cell table:formula="of:=(16*0.05^2/0.2^2)*[.F84]+2*(1-16*0.05^2/0.2^2)*[.G84]+16*0.05^2/0.2^2*[.H84]-[.G83]" office:value-type="float" office:value="0.0581644020603486" calcext:value-type="float">
            <text:p>0.058164402060349</text:p>
          </table:table-cell>
          <table:table-cell table:formula="of:=(16*0.05^2/0.2^2)*[.G84]+2*(1-16*0.05^2/0.2^2)*[.H84]+16*0.05^2/0.2^2*[.I84]-[.H83]" office:value-type="float" office:value="0.0476209847012037" calcext:value-type="float">
            <text:p>0.047620984701204</text:p>
          </table:table-cell>
          <table:table-cell table:formula="of:=(16*0.05^2/0.2^2)*[.H84]+2*(1-16*0.05^2/0.2^2)*[.I84]+16*0.05^2/0.2^2*[.J84]-[.I83]" office:value-type="float" office:value="0.0389887646667265" calcext:value-type="float">
            <text:p>0.038988764666727</text:p>
          </table:table-cell>
          <table:table-cell table:formula="of:=(16*0.05^2/0.2^2)*[.I84]+2*(1-16*0.05^2/0.2^2)*[.J84]+16*0.05^2/0.2^2*[.K84]-[.J83]" office:value-type="float" office:value="0.0251545364953428" calcext:value-type="float">
            <text:p>0.025154536495343</text:p>
          </table:table-cell>
          <table:table-cell table:formula="of:=(16*0.05^2/0.2^2)*[.J84]+2*(1-16*0.05^2/0.2^2)*[.K84]+16*0.05^2/0.2^2*[.L84]-[.K83]" office:value-type="float" office:value="0.0123298481970804" calcext:value-type="float">
            <text:p>0.012329848197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table:formula="of:=(16*0.05^2/0.2^2)*[.B85]+2*(1-16*0.05^2/0.2^2)*[.C85]+16*0.05^2/0.2^2*[.D85]-[.C84]" office:value-type="float" office:value="-0.340804815796819" calcext:value-type="float">
            <text:p>-0.340804815796819</text:p>
          </table:table-cell>
          <table:table-cell table:formula="of:=(16*0.05^2/0.2^2)*[.C85]+2*(1-16*0.05^2/0.2^2)*[.D85]+16*0.05^2/0.2^2*[.E85]-[.D84]" office:value-type="float" office:value="-0.541950698429205" calcext:value-type="float">
            <text:p>-0.541950698429205</text:p>
          </table:table-cell>
          <table:table-cell table:formula="of:=(16*0.05^2/0.2^2)*[.D85]+2*(1-16*0.05^2/0.2^2)*[.E85]+16*0.05^2/0.2^2*[.F85]-[.E84]" office:value-type="float" office:value="-0.51674309118922" calcext:value-type="float">
            <text:p>-0.51674309118922</text:p>
          </table:table-cell>
          <table:table-cell table:formula="of:=(16*0.05^2/0.2^2)*[.E85]+2*(1-16*0.05^2/0.2^2)*[.F85]+16*0.05^2/0.2^2*[.G85]-[.F84]" office:value-type="float" office:value="-0.264170324288433" calcext:value-type="float">
            <text:p>-0.264170324288433</text:p>
          </table:table-cell>
          <table:table-cell table:formula="of:=(16*0.05^2/0.2^2)*[.F85]+2*(1-16*0.05^2/0.2^2)*[.G85]+16*0.05^2/0.2^2*[.H85]-[.G84]" office:value-type="float" office:value="0.0811369870029867" calcext:value-type="float">
            <text:p>0.081136987002987</text:p>
          </table:table-cell>
          <table:table-cell table:formula="of:=(16*0.05^2/0.2^2)*[.G85]+2*(1-16*0.05^2/0.2^2)*[.H85]+16*0.05^2/0.2^2*[.I85]-[.H84]" office:value-type="float" office:value="0.429700610474107" calcext:value-type="float">
            <text:p>0.429700610474107</text:p>
          </table:table-cell>
          <table:table-cell table:formula="of:=(16*0.05^2/0.2^2)*[.H85]+2*(1-16*0.05^2/0.2^2)*[.I85]+16*0.05^2/0.2^2*[.J85]-[.I84]" office:value-type="float" office:value="0.635406236993677" calcext:value-type="float">
            <text:p>0.635406236993677</text:p>
          </table:table-cell>
          <table:table-cell table:formula="of:=(16*0.05^2/0.2^2)*[.I85]+2*(1-16*0.05^2/0.2^2)*[.J85]+16*0.05^2/0.2^2*[.K85]-[.J84]" office:value-type="float" office:value="0.618509072548121" calcext:value-type="float">
            <text:p>0.618509072548121</text:p>
          </table:table-cell>
          <table:table-cell table:formula="of:=(16*0.05^2/0.2^2)*[.J85]+2*(1-16*0.05^2/0.2^2)*[.K85]+16*0.05^2/0.2^2*[.L85]-[.K84]" office:value-type="float" office:value="0.37833097459829" calcext:value-type="float">
            <text:p>0.3783309745982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25" calcext:value-type="float">
            <text:p>4.25</text:p>
          </table:table-cell>
          <table:table-cell office:value-type="float" office:value="0" calcext:value-type="float">
            <text:p>0</text:p>
          </table:table-cell>
          <table:table-cell table:formula="of:=(16*0.05^2/0.2^2)*[.B86]+2*(1-16*0.05^2/0.2^2)*[.C86]+16*0.05^2/0.2^2*[.D86]-[.C85]" office:value-type="float" office:value="-0.569391280233906" calcext:value-type="float">
            <text:p>-0.569391280233906</text:p>
          </table:table-cell>
          <table:table-cell table:formula="of:=(16*0.05^2/0.2^2)*[.C86]+2*(1-16*0.05^2/0.2^2)*[.D86]+16*0.05^2/0.2^2*[.E86]-[.D85]" office:value-type="float" office:value="-0.913530357493683" calcext:value-type="float">
            <text:p>-0.913530357493683</text:p>
          </table:table-cell>
          <table:table-cell table:formula="of:=(16*0.05^2/0.2^2)*[.D86]+2*(1-16*0.05^2/0.2^2)*[.E86]+16*0.05^2/0.2^2*[.F86]-[.E85]" office:value-type="float" office:value="-0.892892114234805" calcext:value-type="float">
            <text:p>-0.892892114234805</text:p>
          </table:table-cell>
          <table:table-cell table:formula="of:=(16*0.05^2/0.2^2)*[.E86]+2*(1-16*0.05^2/0.2^2)*[.F86]+16*0.05^2/0.2^2*[.G86]-[.F85]" office:value-type="float" office:value="-0.506648265289486" calcext:value-type="float">
            <text:p>-0.506648265289486</text:p>
          </table:table-cell>
          <table:table-cell table:formula="of:=(16*0.05^2/0.2^2)*[.F86]+2*(1-16*0.05^2/0.2^2)*[.G86]+16*0.05^2/0.2^2*[.H86]-[.G85]" office:value-type="float" office:value="0.107365884125326" calcext:value-type="float">
            <text:p>0.107365884125326</text:p>
          </table:table-cell>
          <table:table-cell table:formula="of:=(16*0.05^2/0.2^2)*[.G86]+2*(1-16*0.05^2/0.2^2)*[.H86]+16*0.05^2/0.2^2*[.I86]-[.H85]" office:value-type="float" office:value="0.66892223929546" calcext:value-type="float">
            <text:p>0.66892223929546</text:p>
          </table:table-cell>
          <table:table-cell table:formula="of:=(16*0.05^2/0.2^2)*[.H86]+2*(1-16*0.05^2/0.2^2)*[.I86]+16*0.05^2/0.2^2*[.J86]-[.I85]" office:value-type="float" office:value="1.0092209183555" calcext:value-type="float">
            <text:p>1.0092209183555</text:p>
          </table:table-cell>
          <table:table-cell table:formula="of:=(16*0.05^2/0.2^2)*[.I86]+2*(1-16*0.05^2/0.2^2)*[.J86]+16*0.05^2/0.2^2*[.K86]-[.J85]" office:value-type="float" office:value="0.988582675096625" calcext:value-type="float">
            <text:p>0.988582675096625</text:p>
          </table:table-cell>
          <table:table-cell table:formula="of:=(16*0.05^2/0.2^2)*[.J86]+2*(1-16*0.05^2/0.2^2)*[.K86]+16*0.05^2/0.2^2*[.L86]-[.K85]" office:value-type="float" office:value="0.60617922435104" calcext:value-type="float">
            <text:p>0.6061792243510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table:formula="of:=(16*0.05^2/0.2^2)*[.B87]+2*(1-16*0.05^2/0.2^2)*[.C87]+16*0.05^2/0.2^2*[.D87]-[.C86]" office:value-type="float" office:value="-0.572725541696863" calcext:value-type="float">
            <text:p>-0.572725541696863</text:p>
          </table:table-cell>
          <table:table-cell table:formula="of:=(16*0.05^2/0.2^2)*[.C87]+2*(1-16*0.05^2/0.2^2)*[.D87]+16*0.05^2/0.2^2*[.E87]-[.D86]" office:value-type="float" office:value="-0.920332696039506" calcext:value-type="float">
            <text:p>-0.920332696039506</text:p>
          </table:table-cell>
          <table:table-cell table:formula="of:=(16*0.05^2/0.2^2)*[.D87]+2*(1-16*0.05^2/0.2^2)*[.E87]+16*0.05^2/0.2^2*[.F87]-[.E86]" office:value-type="float" office:value="-0.903435531593949" calcext:value-type="float">
            <text:p>-0.903435531593949</text:p>
          </table:table-cell>
          <table:table-cell table:formula="of:=(16*0.05^2/0.2^2)*[.E87]+2*(1-16*0.05^2/0.2^2)*[.F87]+16*0.05^2/0.2^2*[.G87]-[.F86]" office:value-type="float" office:value="-0.521355905821046" calcext:value-type="float">
            <text:p>-0.521355905821046</text:p>
          </table:table-cell>
          <table:table-cell table:formula="of:=(16*0.05^2/0.2^2)*[.F87]+2*(1-16*0.05^2/0.2^2)*[.G87]+16*0.05^2/0.2^2*[.H87]-[.G86]" office:value-type="float" office:value="0.0811369870029869" calcext:value-type="float">
            <text:p>0.081136987002987</text:p>
          </table:table-cell>
          <table:table-cell table:formula="of:=(16*0.05^2/0.2^2)*[.G87]+2*(1-16*0.05^2/0.2^2)*[.H87]+16*0.05^2/0.2^2*[.I87]-[.H86]" office:value-type="float" office:value="0.68688619200672" calcext:value-type="float">
            <text:p>0.68688619200672</text:p>
          </table:table-cell>
          <table:table-cell table:formula="of:=(16*0.05^2/0.2^2)*[.H87]+2*(1-16*0.05^2/0.2^2)*[.I87]+16*0.05^2/0.2^2*[.J87]-[.I86]" office:value-type="float" office:value="1.02209867739841" calcext:value-type="float">
            <text:p>1.02209867739841</text:p>
          </table:table-cell>
          <table:table-cell table:formula="of:=(16*0.05^2/0.2^2)*[.I87]+2*(1-16*0.05^2/0.2^2)*[.J87]+16*0.05^2/0.2^2*[.K87]-[.J86]" office:value-type="float" office:value="0.996891070158421" calcext:value-type="float">
            <text:p>0.996891070158421</text:p>
          </table:table-cell>
          <table:table-cell table:formula="of:=(16*0.05^2/0.2^2)*[.J87]+2*(1-16*0.05^2/0.2^2)*[.K87]+16*0.05^2/0.2^2*[.L87]-[.K86]" office:value-type="float" office:value="0.610251700498334" calcext:value-type="float">
            <text:p>0.61025170049833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35" calcext:value-type="float">
            <text:p>4.35</text:p>
          </table:table-cell>
          <table:table-cell office:value-type="float" office:value="0" calcext:value-type="float">
            <text:p>0</text:p>
          </table:table-cell>
          <table:table-cell table:formula="of:=(16*0.05^2/0.2^2)*[.B88]+2*(1-16*0.05^2/0.2^2)*[.C88]+16*0.05^2/0.2^2*[.D88]-[.C87]" office:value-type="float" office:value="-0.3509414158056" calcext:value-type="float">
            <text:p>-0.3509414158056</text:p>
          </table:table-cell>
          <table:table-cell table:formula="of:=(16*0.05^2/0.2^2)*[.C88]+2*(1-16*0.05^2/0.2^2)*[.D88]+16*0.05^2/0.2^2*[.E88]-[.D87]" office:value-type="float" office:value="-0.56263071579713" calcext:value-type="float">
            <text:p>-0.56263071579713</text:p>
          </table:table-cell>
          <table:table-cell table:formula="of:=(16*0.05^2/0.2^2)*[.D88]+2*(1-16*0.05^2/0.2^2)*[.E88]+16*0.05^2/0.2^2*[.F88]-[.E87]" office:value-type="float" office:value="-0.548796487625747" calcext:value-type="float">
            <text:p>-0.548796487625747</text:p>
          </table:table-cell>
          <table:table-cell table:formula="of:=(16*0.05^2/0.2^2)*[.E88]+2*(1-16*0.05^2/0.2^2)*[.F88]+16*0.05^2/0.2^2*[.G88]-[.F87]" office:value-type="float" office:value="-0.315650279301476" calcext:value-type="float">
            <text:p>-0.315650279301476</text:p>
          </table:table-cell>
          <table:table-cell table:formula="of:=(16*0.05^2/0.2^2)*[.F88]+2*(1-16*0.05^2/0.2^2)*[.G88]+16*0.05^2/0.2^2*[.H88]-[.G87]" office:value-type="float" office:value="0.0581644020603478" calcext:value-type="float">
            <text:p>0.058164402060348</text:p>
          </table:table-cell>
          <table:table-cell table:formula="of:=(16*0.05^2/0.2^2)*[.G88]+2*(1-16*0.05^2/0.2^2)*[.H88]+16*0.05^2/0.2^2*[.I88]-[.H87]" office:value-type="float" office:value="0.434313425105935" calcext:value-type="float">
            <text:p>0.434313425105935</text:p>
          </table:table-cell>
          <table:table-cell table:formula="of:=(16*0.05^2/0.2^2)*[.H88]+2*(1-16*0.05^2/0.2^2)*[.I88]+16*0.05^2/0.2^2*[.J88]-[.I87]" office:value-type="float" office:value="0.67455634380964" calcext:value-type="float">
            <text:p>0.67455634380964</text:p>
          </table:table-cell>
          <table:table-cell table:formula="of:=(16*0.05^2/0.2^2)*[.I88]+2*(1-16*0.05^2/0.2^2)*[.J88]+16*0.05^2/0.2^2*[.K88]-[.J87]" office:value-type="float" office:value="0.643767702800117" calcext:value-type="float">
            <text:p>0.643767702800117</text:p>
          </table:table-cell>
          <table:table-cell table:formula="of:=(16*0.05^2/0.2^2)*[.J88]+2*(1-16*0.05^2/0.2^2)*[.K88]+16*0.05^2/0.2^2*[.L88]-[.K87]" office:value-type="float" office:value="0.390711845807381" calcext:value-type="float">
            <text:p>0.3907118458073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table:formula="of:=(16*0.05^2/0.2^2)*[.B89]+2*(1-16*0.05^2/0.2^2)*[.C89]+16*0.05^2/0.2^2*[.D89]-[.C88]" office:value-type="float" office:value="0.0100948258997337" calcext:value-type="float">
            <text:p>0.010094825899734</text:p>
          </table:table-cell>
          <table:table-cell table:formula="of:=(16*0.05^2/0.2^2)*[.C89]+2*(1-16*0.05^2/0.2^2)*[.D89]+16*0.05^2/0.2^2*[.E89]-[.D88]" office:value-type="float" office:value="0.0205947926081587" calcext:value-type="float">
            <text:p>0.020594792608159</text:p>
          </table:table-cell>
          <table:table-cell table:formula="of:=(16*0.05^2/0.2^2)*[.D89]+2*(1-16*0.05^2/0.2^2)*[.E89]+16*0.05^2/0.2^2*[.F89]-[.E88]" office:value-type="float" office:value="0.0251545364953436" calcext:value-type="float">
            <text:p>0.025154536495344</text:p>
          </table:table-cell>
          <table:table-cell table:formula="of:=(16*0.05^2/0.2^2)*[.E89]+2*(1-16*0.05^2/0.2^2)*[.F89]+16*0.05^2/0.2^2*[.G89]-[.F88]" office:value-type="float" office:value="0.0307238202556467" calcext:value-type="float">
            <text:p>0.030723820255647</text:p>
          </table:table-cell>
          <table:table-cell table:formula="of:=(16*0.05^2/0.2^2)*[.F89]+2*(1-16*0.05^2/0.2^2)*[.G89]+16*0.05^2/0.2^2*[.H89]-[.G88]" office:value-type="float" office:value="0.0375261588014719" calcext:value-type="float">
            <text:p>0.037526158801472</text:p>
          </table:table-cell>
          <table:table-cell table:formula="of:=(16*0.05^2/0.2^2)*[.G89]+2*(1-16*0.05^2/0.2^2)*[.H89]+16*0.05^2/0.2^2*[.I89]-[.H88]" office:value-type="float" office:value="0.0458345538632674" calcext:value-type="float">
            <text:p>0.045834553863267</text:p>
          </table:table-cell>
          <table:table-cell table:formula="of:=(16*0.05^2/0.2^2)*[.H89]+2*(1-16*0.05^2/0.2^2)*[.I89]+16*0.05^2/0.2^2*[.J89]-[.I88]" office:value-type="float" office:value="0.0559824505076441" calcext:value-type="float">
            <text:p>0.055982450507644</text:p>
          </table:table-cell>
          <table:table-cell table:formula="of:=(16*0.05^2/0.2^2)*[.I89]+2*(1-16*0.05^2/0.2^2)*[.J89]+16*0.05^2/0.2^2*[.K89]-[.J88]" office:value-type="float" office:value="0.0683771194585994" calcext:value-type="float">
            <text:p>0.068377119458599</text:p>
          </table:table-cell>
          <table:table-cell table:formula="of:=(16*0.05^2/0.2^2)*[.J89]+2*(1-16*0.05^2/0.2^2)*[.K89]+16*0.05^2/0.2^2*[.L89]-[.K88]" office:value-type="float" office:value="0.0335160023017829" calcext:value-type="float">
            <text:p>0.03351600230178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45" calcext:value-type="float">
            <text:p>4.45</text:p>
          </table:table-cell>
          <table:table-cell office:value-type="float" office:value="0" calcext:value-type="float">
            <text:p>0</text:p>
          </table:table-cell>
          <table:table-cell table:formula="of:=(16*0.05^2/0.2^2)*[.B90]+2*(1-16*0.05^2/0.2^2)*[.C90]+16*0.05^2/0.2^2*[.D90]-[.C89]" office:value-type="float" office:value="0.371536208413759" calcext:value-type="float">
            <text:p>0.371536208413759</text:p>
          </table:table-cell>
          <table:table-cell table:formula="of:=(16*0.05^2/0.2^2)*[.C90]+2*(1-16*0.05^2/0.2^2)*[.D90]+16*0.05^2/0.2^2*[.E90]-[.D89]" office:value-type="float" office:value="0.597880078192207" calcext:value-type="float">
            <text:p>0.597880078192207</text:p>
          </table:table-cell>
          <table:table-cell table:formula="of:=(16*0.05^2/0.2^2)*[.D90]+2*(1-16*0.05^2/0.2^2)*[.E90]+16*0.05^2/0.2^2*[.F90]-[.E89]" office:value-type="float" office:value="0.600115100489553" calcext:value-type="float">
            <text:p>0.600115100489553</text:p>
          </table:table-cell>
          <table:table-cell table:formula="of:=(16*0.05^2/0.2^2)*[.E90]+2*(1-16*0.05^2/0.2^2)*[.F90]+16*0.05^2/0.2^2*[.G90]-[.F89]" office:value-type="float" office:value="0.378330974598291" calcext:value-type="float">
            <text:p>0.378330974598291</text:p>
          </table:table-cell>
          <table:table-cell table:formula="of:=(16*0.05^2/0.2^2)*[.F90]+2*(1-16*0.05^2/0.2^2)*[.G90]+16*0.05^2/0.2^2*[.H90]-[.G89]" office:value-type="float" office:value="0.0183939720585663" calcext:value-type="float">
            <text:p>0.018393972058566</text:p>
          </table:table-cell>
          <table:table-cell table:formula="of:=(16*0.05^2/0.2^2)*[.G90]+2*(1-16*0.05^2/0.2^2)*[.H90]+16*0.05^2/0.2^2*[.I90]-[.H89]" office:value-type="float" office:value="-0.340804815796819" calcext:value-type="float">
            <text:p>-0.340804815796819</text:p>
          </table:table-cell>
          <table:table-cell table:formula="of:=(16*0.05^2/0.2^2)*[.H90]+2*(1-16*0.05^2/0.2^2)*[.I90]+16*0.05^2/0.2^2*[.J90]-[.I89]" office:value-type="float" office:value="-0.560344670487773" calcext:value-type="float">
            <text:p>-0.560344670487773</text:p>
          </table:table-cell>
          <table:table-cell table:formula="of:=(16*0.05^2/0.2^2)*[.I90]+2*(1-16*0.05^2/0.2^2)*[.J90]+16*0.05^2/0.2^2*[.K90]-[.J89]" office:value-type="float" office:value="-0.55426924999069" calcext:value-type="float">
            <text:p>-0.55426924999069</text:p>
          </table:table-cell>
          <table:table-cell table:formula="of:=(16*0.05^2/0.2^2)*[.J90]+2*(1-16*0.05^2/0.2^2)*[.K90]+16*0.05^2/0.2^2*[.L90]-[.K89]" office:value-type="float" office:value="-0.322334726348781" calcext:value-type="float">
            <text:p>-0.3223347263487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table:formula="of:=(16*0.05^2/0.2^2)*[.B91]+2*(1-16*0.05^2/0.2^2)*[.C91]+16*0.05^2/0.2^2*[.D91]-[.C90]" office:value-type="float" office:value="0.587785252292473" calcext:value-type="float">
            <text:p>0.587785252292473</text:p>
          </table:table-cell>
          <table:table-cell table:formula="of:=(16*0.05^2/0.2^2)*[.C91]+2*(1-16*0.05^2/0.2^2)*[.D91]+16*0.05^2/0.2^2*[.E91]-[.D90]" office:value-type="float" office:value="0.951056516295153" calcext:value-type="float">
            <text:p>0.951056516295153</text:p>
          </table:table-cell>
          <table:table-cell table:formula="of:=(16*0.05^2/0.2^2)*[.D91]+2*(1-16*0.05^2/0.2^2)*[.E91]+16*0.05^2/0.2^2*[.F91]-[.E90]" office:value-type="float" office:value="0.951056516295155" calcext:value-type="float">
            <text:p>0.951056516295155</text:p>
          </table:table-cell>
          <table:table-cell table:formula="of:=(16*0.05^2/0.2^2)*[.E91]+2*(1-16*0.05^2/0.2^2)*[.F91]+16*0.05^2/0.2^2*[.G91]-[.F90]" office:value-type="float" office:value="0.587785252292472" calcext:value-type="float">
            <text:p>0.587785252292472</text:p>
          </table:table-cell>
          <table:table-cell table:formula="of:=(16*0.05^2/0.2^2)*[.F91]+2*(1-16*0.05^2/0.2^2)*[.G91]+16*0.05^2/0.2^2*[.H91]-[.G90]" office:value-type="float" office:value="7.7715611723761E-016" calcext:value-type="float">
            <text:p>7.7715611723761E-16</text:p>
          </table:table-cell>
          <table:table-cell table:formula="of:=(16*0.05^2/0.2^2)*[.G91]+2*(1-16*0.05^2/0.2^2)*[.H91]+16*0.05^2/0.2^2*[.I91]-[.H90]" office:value-type="float" office:value="-0.587785252292474" calcext:value-type="float">
            <text:p>-0.587785252292474</text:p>
          </table:table-cell>
          <table:table-cell table:formula="of:=(16*0.05^2/0.2^2)*[.H91]+2*(1-16*0.05^2/0.2^2)*[.I91]+16*0.05^2/0.2^2*[.J91]-[.I90]" office:value-type="float" office:value="-0.951056516295153" calcext:value-type="float">
            <text:p>-0.951056516295153</text:p>
          </table:table-cell>
          <table:table-cell table:formula="of:=(16*0.05^2/0.2^2)*[.I91]+2*(1-16*0.05^2/0.2^2)*[.J91]+16*0.05^2/0.2^2*[.K91]-[.J90]" office:value-type="float" office:value="-0.951056516295154" calcext:value-type="float">
            <text:p>-0.951056516295154</text:p>
          </table:table-cell>
          <table:table-cell table:formula="of:=(16*0.05^2/0.2^2)*[.J91]+2*(1-16*0.05^2/0.2^2)*[.K91]+16*0.05^2/0.2^2*[.L91]-[.K9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 table:formula="of:=(16*0.05^2/0.2^2)*[.B92]+2*(1-16*0.05^2/0.2^2)*[.C92]+16*0.05^2/0.2^2*[.D92]-[.C91]" office:value-type="float" office:value="0.579520307881394" calcext:value-type="float">
            <text:p>0.579520307881394</text:p>
          </table:table-cell>
          <table:table-cell table:formula="of:=(16*0.05^2/0.2^2)*[.C92]+2*(1-16*0.05^2/0.2^2)*[.D92]+16*0.05^2/0.2^2*[.E92]-[.D91]" office:value-type="float" office:value="0.940961690395421" calcext:value-type="float">
            <text:p>0.940961690395421</text:p>
          </table:table-cell>
          <table:table-cell table:formula="of:=(16*0.05^2/0.2^2)*[.D92]+2*(1-16*0.05^2/0.2^2)*[.E92]+16*0.05^2/0.2^2*[.F92]-[.E91]" office:value-type="float" office:value="0.938726668098072" calcext:value-type="float">
            <text:p>0.938726668098072</text:p>
          </table:table-cell>
          <table:table-cell table:formula="of:=(16*0.05^2/0.2^2)*[.E92]+2*(1-16*0.05^2/0.2^2)*[.F92]+16*0.05^2/0.2^2*[.G92]-[.F91]" office:value-type="float" office:value="0.572725541696864" calcext:value-type="float">
            <text:p>0.572725541696864</text:p>
          </table:table-cell>
          <table:table-cell table:formula="of:=(16*0.05^2/0.2^2)*[.F92]+2*(1-16*0.05^2/0.2^2)*[.G92]+16*0.05^2/0.2^2*[.H92]-[.G91]" office:value-type="float" office:value="-0.0183939720585663" calcext:value-type="float">
            <text:p>-0.018393972058566</text:p>
          </table:table-cell>
          <table:table-cell table:formula="of:=(16*0.05^2/0.2^2)*[.G92]+2*(1-16*0.05^2/0.2^2)*[.H92]+16*0.05^2/0.2^2*[.I92]-[.H91]" office:value-type="float" office:value="-0.610251700498333" calcext:value-type="float">
            <text:p>-0.610251700498333</text:p>
          </table:table-cell>
          <table:table-cell table:formula="of:=(16*0.05^2/0.2^2)*[.H92]+2*(1-16*0.05^2/0.2^2)*[.I92]+16*0.05^2/0.2^2*[.J92]-[.I91]" office:value-type="float" office:value="-0.978497098099855" calcext:value-type="float">
            <text:p>-0.978497098099855</text:p>
          </table:table-cell>
          <table:table-cell table:formula="of:=(16*0.05^2/0.2^2)*[.I92]+2*(1-16*0.05^2/0.2^2)*[.J92]+16*0.05^2/0.2^2*[.K92]-[.J91]" office:value-type="float" office:value="-0.984572518596936" calcext:value-type="float">
            <text:p>-0.984572518596936</text:p>
          </table:table-cell>
          <table:table-cell table:formula="of:=(16*0.05^2/0.2^2)*[.J92]+2*(1-16*0.05^2/0.2^2)*[.K92]+16*0.05^2/0.2^2*[.L92]-[.K91]" office:value-type="float" office:value="-0.628721789946372" calcext:value-type="float">
            <text:p>-0.62872178994637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table:formula="of:=(16*0.05^2/0.2^2)*[.B93]+2*(1-16*0.05^2/0.2^2)*[.C93]+16*0.05^2/0.2^2*[.D93]-[.C92]" office:value-type="float" office:value="0.353176438102947" calcext:value-type="float">
            <text:p>0.353176438102947</text:p>
          </table:table-cell>
          <table:table-cell table:formula="of:=(16*0.05^2/0.2^2)*[.C93]+2*(1-16*0.05^2/0.2^2)*[.D93]+16*0.05^2/0.2^2*[.E93]-[.D92]" office:value-type="float" office:value="0.567190459684314" calcext:value-type="float">
            <text:p>0.567190459684314</text:p>
          </table:table-cell>
          <table:table-cell table:formula="of:=(16*0.05^2/0.2^2)*[.D93]+2*(1-16*0.05^2/0.2^2)*[.E93]+16*0.05^2/0.2^2*[.F93]-[.E92]" office:value-type="float" office:value="0.56263071579713" calcext:value-type="float">
            <text:p>0.56263071579713</text:p>
          </table:table-cell>
          <table:table-cell table:formula="of:=(16*0.05^2/0.2^2)*[.E93]+2*(1-16*0.05^2/0.2^2)*[.F93]+16*0.05^2/0.2^2*[.G93]-[.F92]" office:value-type="float" office:value="0.332547443747034" calcext:value-type="float">
            <text:p>0.332547443747034</text:p>
          </table:table-cell>
          <table:table-cell table:formula="of:=(16*0.05^2/0.2^2)*[.F93]+2*(1-16*0.05^2/0.2^2)*[.G93]+16*0.05^2/0.2^2*[.H93]-[.G92]" office:value-type="float" office:value="-0.03752615880147" calcext:value-type="float">
            <text:p>-0.03752615880147</text:p>
          </table:table-cell>
          <table:table-cell table:formula="of:=(16*0.05^2/0.2^2)*[.G93]+2*(1-16*0.05^2/0.2^2)*[.H93]+16*0.05^2/0.2^2*[.I93]-[.H92]" office:value-type="float" office:value="-0.409105817865947" calcext:value-type="float">
            <text:p>-0.409105817865947</text:p>
          </table:table-cell>
          <table:table-cell table:formula="of:=(16*0.05^2/0.2^2)*[.H93]+2*(1-16*0.05^2/0.2^2)*[.I93]+16*0.05^2/0.2^2*[.J93]-[.I92]" office:value-type="float" office:value="-0.643767702800116" calcext:value-type="float">
            <text:p>-0.643767702800116</text:p>
          </table:table-cell>
          <table:table-cell table:formula="of:=(16*0.05^2/0.2^2)*[.I93]+2*(1-16*0.05^2/0.2^2)*[.J93]+16*0.05^2/0.2^2*[.K93]-[.J92]" office:value-type="float" office:value="-0.656162371751073" calcext:value-type="float">
            <text:p>-0.656162371751073</text:p>
          </table:table-cell>
          <table:table-cell table:formula="of:=(16*0.05^2/0.2^2)*[.J93]+2*(1-16*0.05^2/0.2^2)*[.K93]+16*0.05^2/0.2^2*[.L93]-[.K92]" office:value-type="float" office:value="-0.396787266304462" calcext:value-type="float">
            <text:p>-0.39678726630446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65" calcext:value-type="float">
            <text:p>4.65</text:p>
          </table:table-cell>
          <table:table-cell office:value-type="float" office:value="0" calcext:value-type="float">
            <text:p>0</text:p>
          </table:table-cell>
          <table:table-cell table:formula="of:=(16*0.05^2/0.2^2)*[.B94]+2*(1-16*0.05^2/0.2^2)*[.C94]+16*0.05^2/0.2^2*[.D94]-[.C93]" office:value-type="float" office:value="-0.0123298481970805" calcext:value-type="float">
            <text:p>-0.012329848197081</text:p>
          </table:table-cell>
          <table:table-cell table:formula="of:=(16*0.05^2/0.2^2)*[.C94]+2*(1-16*0.05^2/0.2^2)*[.D94]+16*0.05^2/0.2^2*[.E94]-[.D93]" office:value-type="float" office:value="-0.025154536495343" calcext:value-type="float">
            <text:p>-0.025154536495343</text:p>
          </table:table-cell>
          <table:table-cell table:formula="of:=(16*0.05^2/0.2^2)*[.D94]+2*(1-16*0.05^2/0.2^2)*[.E94]+16*0.05^2/0.2^2*[.F94]-[.E93]" office:value-type="float" office:value="-0.0389887646667251" calcext:value-type="float">
            <text:p>-0.038988764666725</text:p>
          </table:table-cell>
          <table:table-cell table:formula="of:=(16*0.05^2/0.2^2)*[.E94]+2*(1-16*0.05^2/0.2^2)*[.F94]+16*0.05^2/0.2^2*[.G94]-[.F93]" office:value-type="float" office:value="-0.0476209847012039" calcext:value-type="float">
            <text:p>-0.047620984701204</text:p>
          </table:table-cell>
          <table:table-cell table:formula="of:=(16*0.05^2/0.2^2)*[.F94]+2*(1-16*0.05^2/0.2^2)*[.G94]+16*0.05^2/0.2^2*[.H94]-[.G93]" office:value-type="float" office:value="-0.0581644020603469" calcext:value-type="float">
            <text:p>-0.058164402060347</text:p>
          </table:table-cell>
          <table:table-cell table:formula="of:=(16*0.05^2/0.2^2)*[.G94]+2*(1-16*0.05^2/0.2^2)*[.H94]+16*0.05^2/0.2^2*[.I94]-[.H93]" office:value-type="float" office:value="-0.0710421611032529" calcext:value-type="float">
            <text:p>-0.071042161103253</text:p>
          </table:table-cell>
          <table:table-cell table:formula="of:=(16*0.05^2/0.2^2)*[.H94]+2*(1-16*0.05^2/0.2^2)*[.I94]+16*0.05^2/0.2^2*[.J94]-[.I93]" office:value-type="float" office:value="-0.0867710915171656" calcext:value-type="float">
            <text:p>-0.086771091517166</text:p>
          </table:table-cell>
          <table:table-cell table:formula="of:=(16*0.05^2/0.2^2)*[.I94]+2*(1-16*0.05^2/0.2^2)*[.J94]+16*0.05^2/0.2^2*[.K94]-[.J93]" office:value-type="float" office:value="-0.0559824505076433" calcext:value-type="float">
            <text:p>-0.055982450507643</text:p>
          </table:table-cell>
          <table:table-cell table:formula="of:=(16*0.05^2/0.2^2)*[.J94]+2*(1-16*0.05^2/0.2^2)*[.K94]+16*0.05^2/0.2^2*[.L94]-[.K93]" office:value-type="float" office:value="-0.027440581804701" calcext:value-type="float">
            <text:p>-0.02744058180470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table:formula="of:=(16*0.05^2/0.2^2)*[.B95]+2*(1-16*0.05^2/0.2^2)*[.C95]+16*0.05^2/0.2^2*[.D95]-[.C94]" office:value-type="float" office:value="-0.378330974598291" calcext:value-type="float">
            <text:p>-0.378330974598291</text:p>
          </table:table-cell>
          <table:table-cell table:formula="of:=(16*0.05^2/0.2^2)*[.C95]+2*(1-16*0.05^2/0.2^2)*[.D95]+16*0.05^2/0.2^2*[.E95]-[.D94]" office:value-type="float" office:value="-0.618509072548119" calcext:value-type="float">
            <text:p>-0.618509072548119</text:p>
          </table:table-cell>
          <table:table-cell table:formula="of:=(16*0.05^2/0.2^2)*[.D95]+2*(1-16*0.05^2/0.2^2)*[.E95]+16*0.05^2/0.2^2*[.F95]-[.E94]" office:value-type="float" office:value="-0.635406236993677" calcext:value-type="float">
            <text:p>-0.635406236993677</text:p>
          </table:table-cell>
          <table:table-cell table:formula="of:=(16*0.05^2/0.2^2)*[.E95]+2*(1-16*0.05^2/0.2^2)*[.F95]+16*0.05^2/0.2^2*[.G95]-[.F94]" office:value-type="float" office:value="-0.429700610474106" calcext:value-type="float">
            <text:p>-0.429700610474106</text:p>
          </table:table-cell>
          <table:table-cell table:formula="of:=(16*0.05^2/0.2^2)*[.F95]+2*(1-16*0.05^2/0.2^2)*[.G95]+16*0.05^2/0.2^2*[.H95]-[.G94]" office:value-type="float" office:value="-0.0811369870029868" calcext:value-type="float">
            <text:p>-0.081136987002987</text:p>
          </table:table-cell>
          <table:table-cell table:formula="of:=(16*0.05^2/0.2^2)*[.G95]+2*(1-16*0.05^2/0.2^2)*[.H95]+16*0.05^2/0.2^2*[.I95]-[.H94]" office:value-type="float" office:value="0.264170324288435" calcext:value-type="float">
            <text:p>0.264170324288435</text:p>
          </table:table-cell>
          <table:table-cell table:formula="of:=(16*0.05^2/0.2^2)*[.H95]+2*(1-16*0.05^2/0.2^2)*[.I95]+16*0.05^2/0.2^2*[.J95]-[.I94]" office:value-type="float" office:value="0.51674309118922" calcext:value-type="float">
            <text:p>0.51674309118922</text:p>
          </table:table-cell>
          <table:table-cell table:formula="of:=(16*0.05^2/0.2^2)*[.I95]+2*(1-16*0.05^2/0.2^2)*[.J95]+16*0.05^2/0.2^2*[.K95]-[.J94]" office:value-type="float" office:value="0.541950698429207" calcext:value-type="float">
            <text:p>0.541950698429207</text:p>
          </table:table-cell>
          <table:table-cell table:formula="of:=(16*0.05^2/0.2^2)*[.J95]+2*(1-16*0.05^2/0.2^2)*[.K95]+16*0.05^2/0.2^2*[.L95]-[.K94]" office:value-type="float" office:value="0.340804815796819" calcext:value-type="float">
            <text:p>0.34080481579681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75" calcext:value-type="float">
            <text:p>4.75</text:p>
          </table:table-cell>
          <table:table-cell office:value-type="float" office:value="0" calcext:value-type="float">
            <text:p>0</text:p>
          </table:table-cell>
          <table:table-cell table:formula="of:=(16*0.05^2/0.2^2)*[.B96]+2*(1-16*0.05^2/0.2^2)*[.C96]+16*0.05^2/0.2^2*[.D96]-[.C95]" office:value-type="float" office:value="-0.606179224351039" calcext:value-type="float">
            <text:p>-0.606179224351039</text:p>
          </table:table-cell>
          <table:table-cell table:formula="of:=(16*0.05^2/0.2^2)*[.C96]+2*(1-16*0.05^2/0.2^2)*[.D96]+16*0.05^2/0.2^2*[.E96]-[.D95]" office:value-type="float" office:value="-0.988582675096625" calcext:value-type="float">
            <text:p>-0.988582675096625</text:p>
          </table:table-cell>
          <table:table-cell table:formula="of:=(16*0.05^2/0.2^2)*[.D96]+2*(1-16*0.05^2/0.2^2)*[.E96]+16*0.05^2/0.2^2*[.F96]-[.E95]" office:value-type="float" office:value="-1.0092209183555" calcext:value-type="float">
            <text:p>-1.0092209183555</text:p>
          </table:table-cell>
          <table:table-cell table:formula="of:=(16*0.05^2/0.2^2)*[.E96]+2*(1-16*0.05^2/0.2^2)*[.F96]+16*0.05^2/0.2^2*[.G96]-[.F95]" office:value-type="float" office:value="-0.66892223929546" calcext:value-type="float">
            <text:p>-0.66892223929546</text:p>
          </table:table-cell>
          <table:table-cell table:formula="of:=(16*0.05^2/0.2^2)*[.F96]+2*(1-16*0.05^2/0.2^2)*[.G96]+16*0.05^2/0.2^2*[.H96]-[.G95]" office:value-type="float" office:value="-0.107365884125324" calcext:value-type="float">
            <text:p>-0.107365884125324</text:p>
          </table:table-cell>
          <table:table-cell table:formula="of:=(16*0.05^2/0.2^2)*[.G96]+2*(1-16*0.05^2/0.2^2)*[.H96]+16*0.05^2/0.2^2*[.I96]-[.H95]" office:value-type="float" office:value="0.506648265289486" calcext:value-type="float">
            <text:p>0.506648265289486</text:p>
          </table:table-cell>
          <table:table-cell table:formula="of:=(16*0.05^2/0.2^2)*[.H96]+2*(1-16*0.05^2/0.2^2)*[.I96]+16*0.05^2/0.2^2*[.J96]-[.I95]" office:value-type="float" office:value="0.892892114234807" calcext:value-type="float">
            <text:p>0.892892114234807</text:p>
          </table:table-cell>
          <table:table-cell table:formula="of:=(16*0.05^2/0.2^2)*[.I96]+2*(1-16*0.05^2/0.2^2)*[.J96]+16*0.05^2/0.2^2*[.K96]-[.J95]" office:value-type="float" office:value="0.913530357493683" calcext:value-type="float">
            <text:p>0.913530357493683</text:p>
          </table:table-cell>
          <table:table-cell table:formula="of:=(16*0.05^2/0.2^2)*[.J96]+2*(1-16*0.05^2/0.2^2)*[.K96]+16*0.05^2/0.2^2*[.L96]-[.K95]" office:value-type="float" office:value="0.569391280233908" calcext:value-type="float">
            <text:p>0.5693912802339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table:formula="of:=(16*0.05^2/0.2^2)*[.B97]+2*(1-16*0.05^2/0.2^2)*[.C97]+16*0.05^2/0.2^2*[.D97]-[.C96]" office:value-type="float" office:value="-0.610251700498334" calcext:value-type="float">
            <text:p>-0.610251700498334</text:p>
          </table:table-cell>
          <table:table-cell table:formula="of:=(16*0.05^2/0.2^2)*[.C97]+2*(1-16*0.05^2/0.2^2)*[.D97]+16*0.05^2/0.2^2*[.E97]-[.D96]" office:value-type="float" office:value="-0.996891070158419" calcext:value-type="float">
            <text:p>-0.996891070158419</text:p>
          </table:table-cell>
          <table:table-cell table:formula="of:=(16*0.05^2/0.2^2)*[.D97]+2*(1-16*0.05^2/0.2^2)*[.E97]+16*0.05^2/0.2^2*[.F97]-[.E96]" office:value-type="float" office:value="-1.02209867739841" calcext:value-type="float">
            <text:p>-1.02209867739841</text:p>
          </table:table-cell>
          <table:table-cell table:formula="of:=(16*0.05^2/0.2^2)*[.E97]+2*(1-16*0.05^2/0.2^2)*[.F97]+16*0.05^2/0.2^2*[.G97]-[.F96]" office:value-type="float" office:value="-0.686886192006719" calcext:value-type="float">
            <text:p>-0.686886192006719</text:p>
          </table:table-cell>
          <table:table-cell table:formula="of:=(16*0.05^2/0.2^2)*[.F97]+2*(1-16*0.05^2/0.2^2)*[.G97]+16*0.05^2/0.2^2*[.H97]-[.G96]" office:value-type="float" office:value="-0.0811369870029871" calcext:value-type="float">
            <text:p>-0.081136987002987</text:p>
          </table:table-cell>
          <table:table-cell table:formula="of:=(16*0.05^2/0.2^2)*[.G97]+2*(1-16*0.05^2/0.2^2)*[.H97]+16*0.05^2/0.2^2*[.I97]-[.H96]" office:value-type="float" office:value="0.521355905821048" calcext:value-type="float">
            <text:p>0.521355905821048</text:p>
          </table:table-cell>
          <table:table-cell table:formula="of:=(16*0.05^2/0.2^2)*[.H97]+2*(1-16*0.05^2/0.2^2)*[.I97]+16*0.05^2/0.2^2*[.J97]-[.I96]" office:value-type="float" office:value="0.903435531593949" calcext:value-type="float">
            <text:p>0.903435531593949</text:p>
          </table:table-cell>
          <table:table-cell table:formula="of:=(16*0.05^2/0.2^2)*[.I97]+2*(1-16*0.05^2/0.2^2)*[.J97]+16*0.05^2/0.2^2*[.K97]-[.J96]" office:value-type="float" office:value="0.920332696039508" calcext:value-type="float">
            <text:p>0.920332696039508</text:p>
          </table:table-cell>
          <table:table-cell table:formula="of:=(16*0.05^2/0.2^2)*[.J97]+2*(1-16*0.05^2/0.2^2)*[.K97]+16*0.05^2/0.2^2*[.L97]-[.K96]" office:value-type="float" office:value="0.572725541696863" calcext:value-type="float">
            <text:p>0.57272554169686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85" calcext:value-type="float">
            <text:p>4.85</text:p>
          </table:table-cell>
          <table:table-cell office:value-type="float" office:value="0" calcext:value-type="float">
            <text:p>0</text:p>
          </table:table-cell>
          <table:table-cell table:formula="of:=(16*0.05^2/0.2^2)*[.B98]+2*(1-16*0.05^2/0.2^2)*[.C98]+16*0.05^2/0.2^2*[.D98]-[.C97]" office:value-type="float" office:value="-0.390711845807381" calcext:value-type="float">
            <text:p>-0.390711845807381</text:p>
          </table:table-cell>
          <table:table-cell table:formula="of:=(16*0.05^2/0.2^2)*[.C98]+2*(1-16*0.05^2/0.2^2)*[.D98]+16*0.05^2/0.2^2*[.E98]-[.D97]" office:value-type="float" office:value="-0.643767702800117" calcext:value-type="float">
            <text:p>-0.643767702800117</text:p>
          </table:table-cell>
          <table:table-cell table:formula="of:=(16*0.05^2/0.2^2)*[.D98]+2*(1-16*0.05^2/0.2^2)*[.E98]+16*0.05^2/0.2^2*[.F98]-[.E97]" office:value-type="float" office:value="-0.674556343809638" calcext:value-type="float">
            <text:p>-0.674556343809638</text:p>
          </table:table-cell>
          <table:table-cell table:formula="of:=(16*0.05^2/0.2^2)*[.E98]+2*(1-16*0.05^2/0.2^2)*[.F98]+16*0.05^2/0.2^2*[.G98]-[.F97]" office:value-type="float" office:value="-0.434313425105935" calcext:value-type="float">
            <text:p>-0.434313425105935</text:p>
          </table:table-cell>
          <table:table-cell table:formula="of:=(16*0.05^2/0.2^2)*[.F98]+2*(1-16*0.05^2/0.2^2)*[.G98]+16*0.05^2/0.2^2*[.H98]-[.G97]" office:value-type="float" office:value="-0.0581644020603463" calcext:value-type="float">
            <text:p>-0.058164402060346</text:p>
          </table:table-cell>
          <table:table-cell table:formula="of:=(16*0.05^2/0.2^2)*[.G98]+2*(1-16*0.05^2/0.2^2)*[.H98]+16*0.05^2/0.2^2*[.I98]-[.H97]" office:value-type="float" office:value="0.315650279301475" calcext:value-type="float">
            <text:p>0.315650279301475</text:p>
          </table:table-cell>
          <table:table-cell table:formula="of:=(16*0.05^2/0.2^2)*[.H98]+2*(1-16*0.05^2/0.2^2)*[.I98]+16*0.05^2/0.2^2*[.J98]-[.I97]" office:value-type="float" office:value="0.548796487625749" calcext:value-type="float">
            <text:p>0.548796487625749</text:p>
          </table:table-cell>
          <table:table-cell table:formula="of:=(16*0.05^2/0.2^2)*[.I98]+2*(1-16*0.05^2/0.2^2)*[.J98]+16*0.05^2/0.2^2*[.K98]-[.J97]" office:value-type="float" office:value="0.56263071579713" calcext:value-type="float">
            <text:p>0.56263071579713</text:p>
          </table:table-cell>
          <table:table-cell table:formula="of:=(16*0.05^2/0.2^2)*[.J98]+2*(1-16*0.05^2/0.2^2)*[.K98]+16*0.05^2/0.2^2*[.L98]-[.K97]" office:value-type="float" office:value="0.3509414158056" calcext:value-type="float">
            <text:p>0.350941415805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table:formula="of:=(16*0.05^2/0.2^2)*[.B99]+2*(1-16*0.05^2/0.2^2)*[.C99]+16*0.05^2/0.2^2*[.D99]-[.C98]" office:value-type="float" office:value="-0.0335160023017831" calcext:value-type="float">
            <text:p>-0.033516002301783</text:p>
          </table:table-cell>
          <table:table-cell table:formula="of:=(16*0.05^2/0.2^2)*[.C99]+2*(1-16*0.05^2/0.2^2)*[.D99]+16*0.05^2/0.2^2*[.E99]-[.D98]" office:value-type="float" office:value="-0.0683771194585993" calcext:value-type="float">
            <text:p>-0.068377119458599</text:p>
          </table:table-cell>
          <table:table-cell table:formula="of:=(16*0.05^2/0.2^2)*[.D99]+2*(1-16*0.05^2/0.2^2)*[.E99]+16*0.05^2/0.2^2*[.F99]-[.E98]" office:value-type="float" office:value="-0.0559824505076443" calcext:value-type="float">
            <text:p>-0.055982450507644</text:p>
          </table:table-cell>
          <table:table-cell table:formula="of:=(16*0.05^2/0.2^2)*[.E99]+2*(1-16*0.05^2/0.2^2)*[.F99]+16*0.05^2/0.2^2*[.G99]-[.F98]" office:value-type="float" office:value="-0.0458345538632659" calcext:value-type="float">
            <text:p>-0.045834553863266</text:p>
          </table:table-cell>
          <table:table-cell table:formula="of:=(16*0.05^2/0.2^2)*[.F99]+2*(1-16*0.05^2/0.2^2)*[.G99]+16*0.05^2/0.2^2*[.H99]-[.G98]" office:value-type="float" office:value="-0.0375261588014723" calcext:value-type="float">
            <text:p>-0.037526158801472</text:p>
          </table:table-cell>
          <table:table-cell table:formula="of:=(16*0.05^2/0.2^2)*[.G99]+2*(1-16*0.05^2/0.2^2)*[.H99]+16*0.05^2/0.2^2*[.I99]-[.H98]" office:value-type="float" office:value="-0.0307238202556452" calcext:value-type="float">
            <text:p>-0.030723820255645</text:p>
          </table:table-cell>
          <table:table-cell table:formula="of:=(16*0.05^2/0.2^2)*[.H99]+2*(1-16*0.05^2/0.2^2)*[.I99]+16*0.05^2/0.2^2*[.J99]-[.I98]" office:value-type="float" office:value="-0.0251545364953436" calcext:value-type="float">
            <text:p>-0.025154536495344</text:p>
          </table:table-cell>
          <table:table-cell table:formula="of:=(16*0.05^2/0.2^2)*[.I99]+2*(1-16*0.05^2/0.2^2)*[.J99]+16*0.05^2/0.2^2*[.K99]-[.J98]" office:value-type="float" office:value="-0.0205947926081587" calcext:value-type="float">
            <text:p>-0.020594792608159</text:p>
          </table:table-cell>
          <table:table-cell table:formula="of:=(16*0.05^2/0.2^2)*[.J99]+2*(1-16*0.05^2/0.2^2)*[.K99]+16*0.05^2/0.2^2*[.L99]-[.K98]" office:value-type="float" office:value="-0.0100948258997337" calcext:value-type="float">
            <text:p>-0.01009482589973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95" calcext:value-type="float">
            <text:p>4.95</text:p>
          </table:table-cell>
          <table:table-cell office:value-type="float" office:value="0" calcext:value-type="float">
            <text:p>0</text:p>
          </table:table-cell>
          <table:table-cell table:formula="of:=(16*0.05^2/0.2^2)*[.B100]+2*(1-16*0.05^2/0.2^2)*[.C100]+16*0.05^2/0.2^2*[.D100]-[.C99]" office:value-type="float" office:value="0.322334726348781" calcext:value-type="float">
            <text:p>0.322334726348781</text:p>
          </table:table-cell>
          <table:table-cell table:formula="of:=(16*0.05^2/0.2^2)*[.C100]+2*(1-16*0.05^2/0.2^2)*[.D100]+16*0.05^2/0.2^2*[.E100]-[.D99]" office:value-type="float" office:value="0.55426924999069" calcext:value-type="float">
            <text:p>0.55426924999069</text:p>
          </table:table-cell>
          <table:table-cell table:formula="of:=(16*0.05^2/0.2^2)*[.D100]+2*(1-16*0.05^2/0.2^2)*[.E100]+16*0.05^2/0.2^2*[.F100]-[.E99]" office:value-type="float" office:value="0.560344670487773" calcext:value-type="float">
            <text:p>0.560344670487773</text:p>
          </table:table-cell>
          <table:table-cell table:formula="of:=(16*0.05^2/0.2^2)*[.E100]+2*(1-16*0.05^2/0.2^2)*[.F100]+16*0.05^2/0.2^2*[.G100]-[.F99]" office:value-type="float" office:value="0.340804815796818" calcext:value-type="float">
            <text:p>0.340804815796818</text:p>
          </table:table-cell>
          <table:table-cell table:formula="of:=(16*0.05^2/0.2^2)*[.F100]+2*(1-16*0.05^2/0.2^2)*[.G100]+16*0.05^2/0.2^2*[.H100]-[.G99]" office:value-type="float" office:value="-0.0183939720585647" calcext:value-type="float">
            <text:p>-0.018393972058565</text:p>
          </table:table-cell>
          <table:table-cell table:formula="of:=(16*0.05^2/0.2^2)*[.G100]+2*(1-16*0.05^2/0.2^2)*[.H100]+16*0.05^2/0.2^2*[.I100]-[.H99]" office:value-type="float" office:value="-0.378330974598291" calcext:value-type="float">
            <text:p>-0.378330974598291</text:p>
          </table:table-cell>
          <table:table-cell table:formula="of:=(16*0.05^2/0.2^2)*[.H100]+2*(1-16*0.05^2/0.2^2)*[.I100]+16*0.05^2/0.2^2*[.J100]-[.I99]" office:value-type="float" office:value="-0.600115100489553" calcext:value-type="float">
            <text:p>-0.600115100489553</text:p>
          </table:table-cell>
          <table:table-cell table:formula="of:=(16*0.05^2/0.2^2)*[.I100]+2*(1-16*0.05^2/0.2^2)*[.J100]+16*0.05^2/0.2^2*[.K100]-[.J99]" office:value-type="float" office:value="-0.597880078192207" calcext:value-type="float">
            <text:p>-0.597880078192207</text:p>
          </table:table-cell>
          <table:table-cell table:formula="of:=(16*0.05^2/0.2^2)*[.J100]+2*(1-16*0.05^2/0.2^2)*[.K100]+16*0.05^2/0.2^2*[.L100]-[.K99]" office:value-type="float" office:value="-0.371536208413759" calcext:value-type="float">
            <text:p>-0.37153620841375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16*0.05^2/0.2^2)*[.B101]+2*(1-16*0.05^2/0.2^2)*[.C101]+16*0.05^2/0.2^2*[.D101]-[.C100]" office:value-type="float" office:value="0.587785252292473" calcext:value-type="float">
            <text:p>0.587785252292473</text:p>
          </table:table-cell>
          <table:table-cell table:formula="of:=(16*0.05^2/0.2^2)*[.C101]+2*(1-16*0.05^2/0.2^2)*[.D101]+16*0.05^2/0.2^2*[.E101]-[.D100]" office:value-type="float" office:value="0.951056516295154" calcext:value-type="float">
            <text:p>0.951056516295154</text:p>
          </table:table-cell>
          <table:table-cell table:formula="of:=(16*0.05^2/0.2^2)*[.D101]+2*(1-16*0.05^2/0.2^2)*[.E101]+16*0.05^2/0.2^2*[.F101]-[.E100]" office:value-type="float" office:value="0.951056516295152" calcext:value-type="float">
            <text:p>0.951056516295152</text:p>
          </table:table-cell>
          <table:table-cell table:formula="of:=(16*0.05^2/0.2^2)*[.E101]+2*(1-16*0.05^2/0.2^2)*[.F101]+16*0.05^2/0.2^2*[.G101]-[.F100]" office:value-type="float" office:value="0.587785252292474" calcext:value-type="float">
            <text:p>0.587785252292474</text:p>
          </table:table-cell>
          <table:table-cell table:formula="of:=(16*0.05^2/0.2^2)*[.F101]+2*(1-16*0.05^2/0.2^2)*[.G101]+16*0.05^2/0.2^2*[.H101]-[.G100]" office:value-type="float" office:value="-7.7715611723761E-016" calcext:value-type="float">
            <text:p>-7.7715611723761E-16</text:p>
          </table:table-cell>
          <table:table-cell table:formula="of:=(16*0.05^2/0.2^2)*[.G101]+2*(1-16*0.05^2/0.2^2)*[.H101]+16*0.05^2/0.2^2*[.I101]-[.H100]" office:value-type="float" office:value="-0.587785252292472" calcext:value-type="float">
            <text:p>-0.587785252292472</text:p>
          </table:table-cell>
          <table:table-cell table:formula="of:=(16*0.05^2/0.2^2)*[.H101]+2*(1-16*0.05^2/0.2^2)*[.I101]+16*0.05^2/0.2^2*[.J101]-[.I100]" office:value-type="float" office:value="-0.951056516295155" calcext:value-type="float">
            <text:p>-0.951056516295155</text:p>
          </table:table-cell>
          <table:table-cell table:formula="of:=(16*0.05^2/0.2^2)*[.I101]+2*(1-16*0.05^2/0.2^2)*[.J101]+16*0.05^2/0.2^2*[.K101]-[.J100]" office:value-type="float" office:value="-0.951056516295153" calcext:value-type="float">
            <text:p>-0.951056516295153</text:p>
          </table:table-cell>
          <table:table-cell table:formula="of:=(16*0.05^2/0.2^2)*[.J101]+2*(1-16*0.05^2/0.2^2)*[.K101]+16*0.05^2/0.2^2*[.L101]-[.K10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05" calcext:value-type="float">
            <text:p>5.05</text:p>
          </table:table-cell>
          <table:table-cell office:value-type="float" office:value="0" calcext:value-type="float">
            <text:p>0</text:p>
          </table:table-cell>
          <table:table-cell table:formula="of:=(16*0.05^2/0.2^2)*[.B102]+2*(1-16*0.05^2/0.2^2)*[.C102]+16*0.05^2/0.2^2*[.D102]-[.C101]" office:value-type="float" office:value="0.628721789946372" calcext:value-type="float">
            <text:p>0.628721789946372</text:p>
          </table:table-cell>
          <table:table-cell table:formula="of:=(16*0.05^2/0.2^2)*[.C102]+2*(1-16*0.05^2/0.2^2)*[.D102]+16*0.05^2/0.2^2*[.E102]-[.D101]" office:value-type="float" office:value="0.984572518596936" calcext:value-type="float">
            <text:p>0.984572518596936</text:p>
          </table:table-cell>
          <table:table-cell table:formula="of:=(16*0.05^2/0.2^2)*[.D102]+2*(1-16*0.05^2/0.2^2)*[.E102]+16*0.05^2/0.2^2*[.F102]-[.E101]" office:value-type="float" office:value="0.978497098099855" calcext:value-type="float">
            <text:p>0.978497098099855</text:p>
          </table:table-cell>
          <table:table-cell table:formula="of:=(16*0.05^2/0.2^2)*[.E102]+2*(1-16*0.05^2/0.2^2)*[.F102]+16*0.05^2/0.2^2*[.G102]-[.F101]" office:value-type="float" office:value="0.610251700498333" calcext:value-type="float">
            <text:p>0.610251700498333</text:p>
          </table:table-cell>
          <table:table-cell table:formula="of:=(16*0.05^2/0.2^2)*[.F102]+2*(1-16*0.05^2/0.2^2)*[.G102]+16*0.05^2/0.2^2*[.H102]-[.G101]" office:value-type="float" office:value="0.0183939720585647" calcext:value-type="float">
            <text:p>0.018393972058565</text:p>
          </table:table-cell>
          <table:table-cell table:formula="of:=(16*0.05^2/0.2^2)*[.G102]+2*(1-16*0.05^2/0.2^2)*[.H102]+16*0.05^2/0.2^2*[.I102]-[.H101]" office:value-type="float" office:value="-0.572725541696864" calcext:value-type="float">
            <text:p>-0.572725541696864</text:p>
          </table:table-cell>
          <table:table-cell table:formula="of:=(16*0.05^2/0.2^2)*[.H102]+2*(1-16*0.05^2/0.2^2)*[.I102]+16*0.05^2/0.2^2*[.J102]-[.I101]" office:value-type="float" office:value="-0.938726668098072" calcext:value-type="float">
            <text:p>-0.938726668098072</text:p>
          </table:table-cell>
          <table:table-cell table:formula="of:=(16*0.05^2/0.2^2)*[.I102]+2*(1-16*0.05^2/0.2^2)*[.J102]+16*0.05^2/0.2^2*[.K102]-[.J101]" office:value-type="float" office:value="-0.940961690395421" calcext:value-type="float">
            <text:p>-0.940961690395421</text:p>
          </table:table-cell>
          <table:table-cell table:formula="of:=(16*0.05^2/0.2^2)*[.J102]+2*(1-16*0.05^2/0.2^2)*[.K102]+16*0.05^2/0.2^2*[.L102]-[.K101]" office:value-type="float" office:value="-0.579520307881394" calcext:value-type="float">
            <text:p>-0.57952030788139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table:formula="of:=(16*0.05^2/0.2^2)*[.B103]+2*(1-16*0.05^2/0.2^2)*[.C103]+16*0.05^2/0.2^2*[.D103]-[.C102]" office:value-type="float" office:value="0.396787266304463" calcext:value-type="float">
            <text:p>0.396787266304463</text:p>
          </table:table-cell>
          <table:table-cell table:formula="of:=(16*0.05^2/0.2^2)*[.C103]+2*(1-16*0.05^2/0.2^2)*[.D103]+16*0.05^2/0.2^2*[.E103]-[.D102]" office:value-type="float" office:value="0.656162371751073" calcext:value-type="float">
            <text:p>0.656162371751073</text:p>
          </table:table-cell>
          <table:table-cell table:formula="of:=(16*0.05^2/0.2^2)*[.D103]+2*(1-16*0.05^2/0.2^2)*[.E103]+16*0.05^2/0.2^2*[.F103]-[.E102]" office:value-type="float" office:value="0.643767702800117" calcext:value-type="float">
            <text:p>0.643767702800117</text:p>
          </table:table-cell>
          <table:table-cell table:formula="of:=(16*0.05^2/0.2^2)*[.E103]+2*(1-16*0.05^2/0.2^2)*[.F103]+16*0.05^2/0.2^2*[.G103]-[.F102]" office:value-type="float" office:value="0.409105817865945" calcext:value-type="float">
            <text:p>0.409105817865945</text:p>
          </table:table-cell>
          <table:table-cell table:formula="of:=(16*0.05^2/0.2^2)*[.F103]+2*(1-16*0.05^2/0.2^2)*[.G103]+16*0.05^2/0.2^2*[.H103]-[.G102]" office:value-type="float" office:value="0.03752615880147" calcext:value-type="float">
            <text:p>0.03752615880147</text:p>
          </table:table-cell>
          <table:table-cell table:formula="of:=(16*0.05^2/0.2^2)*[.G103]+2*(1-16*0.05^2/0.2^2)*[.H103]+16*0.05^2/0.2^2*[.I103]-[.H102]" office:value-type="float" office:value="-0.332547443747035" calcext:value-type="float">
            <text:p>-0.332547443747035</text:p>
          </table:table-cell>
          <table:table-cell table:formula="of:=(16*0.05^2/0.2^2)*[.H103]+2*(1-16*0.05^2/0.2^2)*[.I103]+16*0.05^2/0.2^2*[.J103]-[.I102]" office:value-type="float" office:value="-0.562630715797131" calcext:value-type="float">
            <text:p>-0.562630715797131</text:p>
          </table:table-cell>
          <table:table-cell table:formula="of:=(16*0.05^2/0.2^2)*[.I103]+2*(1-16*0.05^2/0.2^2)*[.J103]+16*0.05^2/0.2^2*[.K103]-[.J102]" office:value-type="float" office:value="-0.567190459684314" calcext:value-type="float">
            <text:p>-0.567190459684314</text:p>
          </table:table-cell>
          <table:table-cell table:formula="of:=(16*0.05^2/0.2^2)*[.J103]+2*(1-16*0.05^2/0.2^2)*[.K103]+16*0.05^2/0.2^2*[.L103]-[.K102]" office:value-type="float" office:value="-0.353176438102948" calcext:value-type="float">
            <text:p>-0.35317643810294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15" calcext:value-type="float">
            <text:p>5.15</text:p>
          </table:table-cell>
          <table:table-cell office:value-type="float" office:value="0" calcext:value-type="float">
            <text:p>0</text:p>
          </table:table-cell>
          <table:table-cell table:formula="of:=(16*0.05^2/0.2^2)*[.B104]+2*(1-16*0.05^2/0.2^2)*[.C104]+16*0.05^2/0.2^2*[.D104]-[.C103]" office:value-type="float" office:value="0.027440581804701" calcext:value-type="float">
            <text:p>0.027440581804701</text:p>
          </table:table-cell>
          <table:table-cell table:formula="of:=(16*0.05^2/0.2^2)*[.C104]+2*(1-16*0.05^2/0.2^2)*[.D104]+16*0.05^2/0.2^2*[.E104]-[.D103]" office:value-type="float" office:value="0.0559824505076435" calcext:value-type="float">
            <text:p>0.055982450507644</text:p>
          </table:table-cell>
          <table:table-cell table:formula="of:=(16*0.05^2/0.2^2)*[.D104]+2*(1-16*0.05^2/0.2^2)*[.E104]+16*0.05^2/0.2^2*[.F104]-[.E103]" office:value-type="float" office:value="0.0867710915171639" calcext:value-type="float">
            <text:p>0.086771091517164</text:p>
          </table:table-cell>
          <table:table-cell table:formula="of:=(16*0.05^2/0.2^2)*[.E104]+2*(1-16*0.05^2/0.2^2)*[.F104]+16*0.05^2/0.2^2*[.G104]-[.F103]" office:value-type="float" office:value="0.0710421611032531" calcext:value-type="float">
            <text:p>0.071042161103253</text:p>
          </table:table-cell>
          <table:table-cell table:formula="of:=(16*0.05^2/0.2^2)*[.F104]+2*(1-16*0.05^2/0.2^2)*[.G104]+16*0.05^2/0.2^2*[.H104]-[.G103]" office:value-type="float" office:value="0.0581644020603455" calcext:value-type="float">
            <text:p>0.058164402060346</text:p>
          </table:table-cell>
          <table:table-cell table:formula="of:=(16*0.05^2/0.2^2)*[.G104]+2*(1-16*0.05^2/0.2^2)*[.H104]+16*0.05^2/0.2^2*[.I104]-[.H103]" office:value-type="float" office:value="0.0476209847012036" calcext:value-type="float">
            <text:p>0.047620984701204</text:p>
          </table:table-cell>
          <table:table-cell table:formula="of:=(16*0.05^2/0.2^2)*[.H104]+2*(1-16*0.05^2/0.2^2)*[.I104]+16*0.05^2/0.2^2*[.J104]-[.I103]" office:value-type="float" office:value="0.0389887646667235" calcext:value-type="float">
            <text:p>0.038988764666724</text:p>
          </table:table-cell>
          <table:table-cell table:formula="of:=(16*0.05^2/0.2^2)*[.I104]+2*(1-16*0.05^2/0.2^2)*[.J104]+16*0.05^2/0.2^2*[.K104]-[.J103]" office:value-type="float" office:value="0.0251545364953427" calcext:value-type="float">
            <text:p>0.025154536495343</text:p>
          </table:table-cell>
          <table:table-cell table:formula="of:=(16*0.05^2/0.2^2)*[.J104]+2*(1-16*0.05^2/0.2^2)*[.K104]+16*0.05^2/0.2^2*[.L104]-[.K103]" office:value-type="float" office:value="0.0123298481970806" calcext:value-type="float">
            <text:p>0.0123298481970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table:formula="of:=(16*0.05^2/0.2^2)*[.B105]+2*(1-16*0.05^2/0.2^2)*[.C105]+16*0.05^2/0.2^2*[.D105]-[.C104]" office:value-type="float" office:value="-0.340804815796819" calcext:value-type="float">
            <text:p>-0.340804815796819</text:p>
          </table:table-cell>
          <table:table-cell table:formula="of:=(16*0.05^2/0.2^2)*[.C105]+2*(1-16*0.05^2/0.2^2)*[.D105]+16*0.05^2/0.2^2*[.E105]-[.D104]" office:value-type="float" office:value="-0.541950698429208" calcext:value-type="float">
            <text:p>-0.541950698429208</text:p>
          </table:table-cell>
          <table:table-cell table:formula="of:=(16*0.05^2/0.2^2)*[.D105]+2*(1-16*0.05^2/0.2^2)*[.E105]+16*0.05^2/0.2^2*[.F105]-[.E104]" office:value-type="float" office:value="-0.51674309118922" calcext:value-type="float">
            <text:p>-0.51674309118922</text:p>
          </table:table-cell>
          <table:table-cell table:formula="of:=(16*0.05^2/0.2^2)*[.E105]+2*(1-16*0.05^2/0.2^2)*[.F105]+16*0.05^2/0.2^2*[.G105]-[.F104]" office:value-type="float" office:value="-0.264170324288436" calcext:value-type="float">
            <text:p>-0.264170324288436</text:p>
          </table:table-cell>
          <table:table-cell table:formula="of:=(16*0.05^2/0.2^2)*[.F105]+2*(1-16*0.05^2/0.2^2)*[.G105]+16*0.05^2/0.2^2*[.H105]-[.G104]" office:value-type="float" office:value="0.0811369870029867" calcext:value-type="float">
            <text:p>0.081136987002987</text:p>
          </table:table-cell>
          <table:table-cell table:formula="of:=(16*0.05^2/0.2^2)*[.G105]+2*(1-16*0.05^2/0.2^2)*[.H105]+16*0.05^2/0.2^2*[.I105]-[.H104]" office:value-type="float" office:value="0.429700610474104" calcext:value-type="float">
            <text:p>0.429700610474104</text:p>
          </table:table-cell>
          <table:table-cell table:formula="of:=(16*0.05^2/0.2^2)*[.H105]+2*(1-16*0.05^2/0.2^2)*[.I105]+16*0.05^2/0.2^2*[.J105]-[.I104]" office:value-type="float" office:value="0.635406236993677" calcext:value-type="float">
            <text:p>0.635406236993677</text:p>
          </table:table-cell>
          <table:table-cell table:formula="of:=(16*0.05^2/0.2^2)*[.I105]+2*(1-16*0.05^2/0.2^2)*[.J105]+16*0.05^2/0.2^2*[.K105]-[.J104]" office:value-type="float" office:value="0.618509072548118" calcext:value-type="float">
            <text:p>0.618509072548118</text:p>
          </table:table-cell>
          <table:table-cell table:formula="of:=(16*0.05^2/0.2^2)*[.J105]+2*(1-16*0.05^2/0.2^2)*[.K105]+16*0.05^2/0.2^2*[.L105]-[.K104]" office:value-type="float" office:value="0.37833097459829" calcext:value-type="float">
            <text:p>0.3783309745982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25" calcext:value-type="float">
            <text:p>5.25</text:p>
          </table:table-cell>
          <table:table-cell office:value-type="float" office:value="0" calcext:value-type="float">
            <text:p>0</text:p>
          </table:table-cell>
          <table:table-cell table:formula="of:=(16*0.05^2/0.2^2)*[.B106]+2*(1-16*0.05^2/0.2^2)*[.C106]+16*0.05^2/0.2^2*[.D106]-[.C105]" office:value-type="float" office:value="-0.569391280233909" calcext:value-type="float">
            <text:p>-0.569391280233909</text:p>
          </table:table-cell>
          <table:table-cell table:formula="of:=(16*0.05^2/0.2^2)*[.C106]+2*(1-16*0.05^2/0.2^2)*[.D106]+16*0.05^2/0.2^2*[.E106]-[.D105]" office:value-type="float" office:value="-0.913530357493683" calcext:value-type="float">
            <text:p>-0.913530357493683</text:p>
          </table:table-cell>
          <table:table-cell table:formula="of:=(16*0.05^2/0.2^2)*[.D106]+2*(1-16*0.05^2/0.2^2)*[.E106]+16*0.05^2/0.2^2*[.F106]-[.E105]" office:value-type="float" office:value="-0.892892114234808" calcext:value-type="float">
            <text:p>-0.892892114234808</text:p>
          </table:table-cell>
          <table:table-cell table:formula="of:=(16*0.05^2/0.2^2)*[.E106]+2*(1-16*0.05^2/0.2^2)*[.F106]+16*0.05^2/0.2^2*[.G106]-[.F105]" office:value-type="float" office:value="-0.506648265289486" calcext:value-type="float">
            <text:p>-0.506648265289486</text:p>
          </table:table-cell>
          <table:table-cell table:formula="of:=(16*0.05^2/0.2^2)*[.F106]+2*(1-16*0.05^2/0.2^2)*[.G106]+16*0.05^2/0.2^2*[.H106]-[.G105]" office:value-type="float" office:value="0.107365884125323" calcext:value-type="float">
            <text:p>0.107365884125323</text:p>
          </table:table-cell>
          <table:table-cell table:formula="of:=(16*0.05^2/0.2^2)*[.G106]+2*(1-16*0.05^2/0.2^2)*[.H106]+16*0.05^2/0.2^2*[.I106]-[.H105]" office:value-type="float" office:value="0.66892223929546" calcext:value-type="float">
            <text:p>0.66892223929546</text:p>
          </table:table-cell>
          <table:table-cell table:formula="of:=(16*0.05^2/0.2^2)*[.H106]+2*(1-16*0.05^2/0.2^2)*[.I106]+16*0.05^2/0.2^2*[.J106]-[.I105]" office:value-type="float" office:value="1.0092209183555" calcext:value-type="float">
            <text:p>1.0092209183555</text:p>
          </table:table-cell>
          <table:table-cell table:formula="of:=(16*0.05^2/0.2^2)*[.I106]+2*(1-16*0.05^2/0.2^2)*[.J106]+16*0.05^2/0.2^2*[.K106]-[.J105]" office:value-type="float" office:value="0.988582675096625" calcext:value-type="float">
            <text:p>0.988582675096625</text:p>
          </table:table-cell>
          <table:table-cell table:formula="of:=(16*0.05^2/0.2^2)*[.J106]+2*(1-16*0.05^2/0.2^2)*[.K106]+16*0.05^2/0.2^2*[.L106]-[.K105]" office:value-type="float" office:value="0.606179224351037" calcext:value-type="float">
            <text:p>0.60617922435103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table:formula="of:=(16*0.05^2/0.2^2)*[.B107]+2*(1-16*0.05^2/0.2^2)*[.C107]+16*0.05^2/0.2^2*[.D107]-[.C106]" office:value-type="float" office:value="-0.572725541696863" calcext:value-type="float">
            <text:p>-0.572725541696863</text:p>
          </table:table-cell>
          <table:table-cell table:formula="of:=(16*0.05^2/0.2^2)*[.C107]+2*(1-16*0.05^2/0.2^2)*[.D107]+16*0.05^2/0.2^2*[.E107]-[.D106]" office:value-type="float" office:value="-0.920332696039509" calcext:value-type="float">
            <text:p>-0.920332696039509</text:p>
          </table:table-cell>
          <table:table-cell table:formula="of:=(16*0.05^2/0.2^2)*[.D107]+2*(1-16*0.05^2/0.2^2)*[.E107]+16*0.05^2/0.2^2*[.F107]-[.E106]" office:value-type="float" office:value="-0.903435531593949" calcext:value-type="float">
            <text:p>-0.903435531593949</text:p>
          </table:table-cell>
          <table:table-cell table:formula="of:=(16*0.05^2/0.2^2)*[.E107]+2*(1-16*0.05^2/0.2^2)*[.F107]+16*0.05^2/0.2^2*[.G107]-[.F106]" office:value-type="float" office:value="-0.52135590582105" calcext:value-type="float">
            <text:p>-0.52135590582105</text:p>
          </table:table-cell>
          <table:table-cell table:formula="of:=(16*0.05^2/0.2^2)*[.F107]+2*(1-16*0.05^2/0.2^2)*[.G107]+16*0.05^2/0.2^2*[.H107]-[.G106]" office:value-type="float" office:value="0.081136987002987" calcext:value-type="float">
            <text:p>0.081136987002987</text:p>
          </table:table-cell>
          <table:table-cell table:formula="of:=(16*0.05^2/0.2^2)*[.G107]+2*(1-16*0.05^2/0.2^2)*[.H107]+16*0.05^2/0.2^2*[.I107]-[.H106]" office:value-type="float" office:value="0.686886192006717" calcext:value-type="float">
            <text:p>0.686886192006717</text:p>
          </table:table-cell>
          <table:table-cell table:formula="of:=(16*0.05^2/0.2^2)*[.H107]+2*(1-16*0.05^2/0.2^2)*[.I107]+16*0.05^2/0.2^2*[.J107]-[.I106]" office:value-type="float" office:value="1.02209867739841" calcext:value-type="float">
            <text:p>1.02209867739841</text:p>
          </table:table-cell>
          <table:table-cell table:formula="of:=(16*0.05^2/0.2^2)*[.I107]+2*(1-16*0.05^2/0.2^2)*[.J107]+16*0.05^2/0.2^2*[.K107]-[.J106]" office:value-type="float" office:value="0.996891070158418" calcext:value-type="float">
            <text:p>0.996891070158418</text:p>
          </table:table-cell>
          <table:table-cell table:formula="of:=(16*0.05^2/0.2^2)*[.J107]+2*(1-16*0.05^2/0.2^2)*[.K107]+16*0.05^2/0.2^2*[.L107]-[.K106]" office:value-type="float" office:value="0.610251700498334" calcext:value-type="float">
            <text:p>0.61025170049833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35" calcext:value-type="float">
            <text:p>5.35</text:p>
          </table:table-cell>
          <table:table-cell office:value-type="float" office:value="0" calcext:value-type="float">
            <text:p>0</text:p>
          </table:table-cell>
          <table:table-cell table:formula="of:=(16*0.05^2/0.2^2)*[.B108]+2*(1-16*0.05^2/0.2^2)*[.C108]+16*0.05^2/0.2^2*[.D108]-[.C107]" office:value-type="float" office:value="-0.3509414158056" calcext:value-type="float">
            <text:p>-0.3509414158056</text:p>
          </table:table-cell>
          <table:table-cell table:formula="of:=(16*0.05^2/0.2^2)*[.C108]+2*(1-16*0.05^2/0.2^2)*[.D108]+16*0.05^2/0.2^2*[.E108]-[.D107]" office:value-type="float" office:value="-0.56263071579713" calcext:value-type="float">
            <text:p>-0.56263071579713</text:p>
          </table:table-cell>
          <table:table-cell table:formula="of:=(16*0.05^2/0.2^2)*[.D108]+2*(1-16*0.05^2/0.2^2)*[.E108]+16*0.05^2/0.2^2*[.F108]-[.E107]" office:value-type="float" office:value="-0.54879648762575" calcext:value-type="float">
            <text:p>-0.54879648762575</text:p>
          </table:table-cell>
          <table:table-cell table:formula="of:=(16*0.05^2/0.2^2)*[.E108]+2*(1-16*0.05^2/0.2^2)*[.F108]+16*0.05^2/0.2^2*[.G108]-[.F107]" office:value-type="float" office:value="-0.315650279301476" calcext:value-type="float">
            <text:p>-0.315650279301476</text:p>
          </table:table-cell>
          <table:table-cell table:formula="of:=(16*0.05^2/0.2^2)*[.F108]+2*(1-16*0.05^2/0.2^2)*[.G108]+16*0.05^2/0.2^2*[.H108]-[.G107]" office:value-type="float" office:value="0.0581644020603446" calcext:value-type="float">
            <text:p>0.058164402060345</text:p>
          </table:table-cell>
          <table:table-cell table:formula="of:=(16*0.05^2/0.2^2)*[.G108]+2*(1-16*0.05^2/0.2^2)*[.H108]+16*0.05^2/0.2^2*[.I108]-[.H107]" office:value-type="float" office:value="0.434313425105935" calcext:value-type="float">
            <text:p>0.434313425105935</text:p>
          </table:table-cell>
          <table:table-cell table:formula="of:=(16*0.05^2/0.2^2)*[.H108]+2*(1-16*0.05^2/0.2^2)*[.I108]+16*0.05^2/0.2^2*[.J108]-[.I107]" office:value-type="float" office:value="0.674556343809636" calcext:value-type="float">
            <text:p>0.674556343809636</text:p>
          </table:table-cell>
          <table:table-cell table:formula="of:=(16*0.05^2/0.2^2)*[.I108]+2*(1-16*0.05^2/0.2^2)*[.J108]+16*0.05^2/0.2^2*[.K108]-[.J107]" office:value-type="float" office:value="0.643767702800117" calcext:value-type="float">
            <text:p>0.643767702800117</text:p>
          </table:table-cell>
          <table:table-cell table:formula="of:=(16*0.05^2/0.2^2)*[.J108]+2*(1-16*0.05^2/0.2^2)*[.K108]+16*0.05^2/0.2^2*[.L108]-[.K107]" office:value-type="float" office:value="0.390711845807381" calcext:value-type="float">
            <text:p>0.3907118458073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table:formula="of:=(16*0.05^2/0.2^2)*[.B109]+2*(1-16*0.05^2/0.2^2)*[.C109]+16*0.05^2/0.2^2*[.D109]-[.C108]" office:value-type="float" office:value="0.0100948258997337" calcext:value-type="float">
            <text:p>0.010094825899734</text:p>
          </table:table-cell>
          <table:table-cell table:formula="of:=(16*0.05^2/0.2^2)*[.C109]+2*(1-16*0.05^2/0.2^2)*[.D109]+16*0.05^2/0.2^2*[.E109]-[.D108]" office:value-type="float" office:value="0.0205947926081588" calcext:value-type="float">
            <text:p>0.020594792608159</text:p>
          </table:table-cell>
          <table:table-cell table:formula="of:=(16*0.05^2/0.2^2)*[.D109]+2*(1-16*0.05^2/0.2^2)*[.E109]+16*0.05^2/0.2^2*[.F109]-[.E108]" office:value-type="float" office:value="0.0251545364953436" calcext:value-type="float">
            <text:p>0.025154536495344</text:p>
          </table:table-cell>
          <table:table-cell table:formula="of:=(16*0.05^2/0.2^2)*[.E109]+2*(1-16*0.05^2/0.2^2)*[.F109]+16*0.05^2/0.2^2*[.G109]-[.F108]" office:value-type="float" office:value="0.0307238202556436" calcext:value-type="float">
            <text:p>0.030723820255644</text:p>
          </table:table-cell>
          <table:table-cell table:formula="of:=(16*0.05^2/0.2^2)*[.F109]+2*(1-16*0.05^2/0.2^2)*[.G109]+16*0.05^2/0.2^2*[.H109]-[.G108]" office:value-type="float" office:value="0.037526158801472" calcext:value-type="float">
            <text:p>0.037526158801472</text:p>
          </table:table-cell>
          <table:table-cell table:formula="of:=(16*0.05^2/0.2^2)*[.G109]+2*(1-16*0.05^2/0.2^2)*[.H109]+16*0.05^2/0.2^2*[.I109]-[.H108]" office:value-type="float" office:value="0.0458345538632641" calcext:value-type="float">
            <text:p>0.045834553863264</text:p>
          </table:table-cell>
          <table:table-cell table:formula="of:=(16*0.05^2/0.2^2)*[.H109]+2*(1-16*0.05^2/0.2^2)*[.I109]+16*0.05^2/0.2^2*[.J109]-[.I108]" office:value-type="float" office:value="0.0559824505076443" calcext:value-type="float">
            <text:p>0.055982450507644</text:p>
          </table:table-cell>
          <table:table-cell table:formula="of:=(16*0.05^2/0.2^2)*[.I109]+2*(1-16*0.05^2/0.2^2)*[.J109]+16*0.05^2/0.2^2*[.K109]-[.J108]" office:value-type="float" office:value="0.0683771194585991" calcext:value-type="float">
            <text:p>0.068377119458599</text:p>
          </table:table-cell>
          <table:table-cell table:formula="of:=(16*0.05^2/0.2^2)*[.J109]+2*(1-16*0.05^2/0.2^2)*[.K109]+16*0.05^2/0.2^2*[.L109]-[.K108]" office:value-type="float" office:value="0.0335160023017832" calcext:value-type="float">
            <text:p>0.03351600230178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45" calcext:value-type="float">
            <text:p>5.45</text:p>
          </table:table-cell>
          <table:table-cell office:value-type="float" office:value="0" calcext:value-type="float">
            <text:p>0</text:p>
          </table:table-cell>
          <table:table-cell table:formula="of:=(16*0.05^2/0.2^2)*[.B110]+2*(1-16*0.05^2/0.2^2)*[.C110]+16*0.05^2/0.2^2*[.D110]-[.C109]" office:value-type="float" office:value="0.371536208413759" calcext:value-type="float">
            <text:p>0.371536208413759</text:p>
          </table:table-cell>
          <table:table-cell table:formula="of:=(16*0.05^2/0.2^2)*[.C110]+2*(1-16*0.05^2/0.2^2)*[.D110]+16*0.05^2/0.2^2*[.E110]-[.D109]" office:value-type="float" office:value="0.597880078192207" calcext:value-type="float">
            <text:p>0.597880078192207</text:p>
          </table:table-cell>
          <table:table-cell table:formula="of:=(16*0.05^2/0.2^2)*[.D110]+2*(1-16*0.05^2/0.2^2)*[.E110]+16*0.05^2/0.2^2*[.F110]-[.E109]" office:value-type="float" office:value="0.600115100489553" calcext:value-type="float">
            <text:p>0.600115100489553</text:p>
          </table:table-cell>
          <table:table-cell table:formula="of:=(16*0.05^2/0.2^2)*[.E110]+2*(1-16*0.05^2/0.2^2)*[.F110]+16*0.05^2/0.2^2*[.G110]-[.F109]" office:value-type="float" office:value="0.378330974598291" calcext:value-type="float">
            <text:p>0.378330974598291</text:p>
          </table:table-cell>
          <table:table-cell table:formula="of:=(16*0.05^2/0.2^2)*[.F110]+2*(1-16*0.05^2/0.2^2)*[.G110]+16*0.05^2/0.2^2*[.H110]-[.G109]" office:value-type="float" office:value="0.0183939720585631" calcext:value-type="float">
            <text:p>0.018393972058563</text:p>
          </table:table-cell>
          <table:table-cell table:formula="of:=(16*0.05^2/0.2^2)*[.G110]+2*(1-16*0.05^2/0.2^2)*[.H110]+16*0.05^2/0.2^2*[.I110]-[.H109]" office:value-type="float" office:value="-0.340804815796818" calcext:value-type="float">
            <text:p>-0.340804815796818</text:p>
          </table:table-cell>
          <table:table-cell table:formula="of:=(16*0.05^2/0.2^2)*[.H110]+2*(1-16*0.05^2/0.2^2)*[.I110]+16*0.05^2/0.2^2*[.J110]-[.I109]" office:value-type="float" office:value="-0.560344670487773" calcext:value-type="float">
            <text:p>-0.560344670487773</text:p>
          </table:table-cell>
          <table:table-cell table:formula="of:=(16*0.05^2/0.2^2)*[.I110]+2*(1-16*0.05^2/0.2^2)*[.J110]+16*0.05^2/0.2^2*[.K110]-[.J109]" office:value-type="float" office:value="-0.55426924999069" calcext:value-type="float">
            <text:p>-0.55426924999069</text:p>
          </table:table-cell>
          <table:table-cell table:formula="of:=(16*0.05^2/0.2^2)*[.J110]+2*(1-16*0.05^2/0.2^2)*[.K110]+16*0.05^2/0.2^2*[.L110]-[.K109]" office:value-type="float" office:value="-0.322334726348781" calcext:value-type="float">
            <text:p>-0.3223347263487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table:formula="of:=(16*0.05^2/0.2^2)*[.B111]+2*(1-16*0.05^2/0.2^2)*[.C111]+16*0.05^2/0.2^2*[.D111]-[.C110]" office:value-type="float" office:value="0.587785252292473" calcext:value-type="float">
            <text:p>0.587785252292473</text:p>
          </table:table-cell>
          <table:table-cell table:formula="of:=(16*0.05^2/0.2^2)*[.C111]+2*(1-16*0.05^2/0.2^2)*[.D111]+16*0.05^2/0.2^2*[.E111]-[.D110]" office:value-type="float" office:value="0.951056516295153" calcext:value-type="float">
            <text:p>0.951056516295153</text:p>
          </table:table-cell>
          <table:table-cell table:formula="of:=(16*0.05^2/0.2^2)*[.D111]+2*(1-16*0.05^2/0.2^2)*[.E111]+16*0.05^2/0.2^2*[.F111]-[.E110]" office:value-type="float" office:value="0.951056516295155" calcext:value-type="float">
            <text:p>0.951056516295155</text:p>
          </table:table-cell>
          <table:table-cell table:formula="of:=(16*0.05^2/0.2^2)*[.E111]+2*(1-16*0.05^2/0.2^2)*[.F111]+16*0.05^2/0.2^2*[.G111]-[.F110]" office:value-type="float" office:value="0.587785252292472" calcext:value-type="float">
            <text:p>0.587785252292472</text:p>
          </table:table-cell>
          <table:table-cell table:formula="of:=(16*0.05^2/0.2^2)*[.F111]+2*(1-16*0.05^2/0.2^2)*[.G111]+16*0.05^2/0.2^2*[.H111]-[.G110]" office:value-type="float" office:value="8.88178419700125E-016" calcext:value-type="float">
            <text:p>8.88178419700125E-16</text:p>
          </table:table-cell>
          <table:table-cell table:formula="of:=(16*0.05^2/0.2^2)*[.G111]+2*(1-16*0.05^2/0.2^2)*[.H111]+16*0.05^2/0.2^2*[.I111]-[.H110]" office:value-type="float" office:value="-0.587785252292474" calcext:value-type="float">
            <text:p>-0.587785252292474</text:p>
          </table:table-cell>
          <table:table-cell table:formula="of:=(16*0.05^2/0.2^2)*[.H111]+2*(1-16*0.05^2/0.2^2)*[.I111]+16*0.05^2/0.2^2*[.J111]-[.I110]" office:value-type="float" office:value="-0.951056516295153" calcext:value-type="float">
            <text:p>-0.951056516295153</text:p>
          </table:table-cell>
          <table:table-cell table:formula="of:=(16*0.05^2/0.2^2)*[.I111]+2*(1-16*0.05^2/0.2^2)*[.J111]+16*0.05^2/0.2^2*[.K111]-[.J110]" office:value-type="float" office:value="-0.951056516295154" calcext:value-type="float">
            <text:p>-0.951056516295154</text:p>
          </table:table-cell>
          <table:table-cell table:formula="of:=(16*0.05^2/0.2^2)*[.J111]+2*(1-16*0.05^2/0.2^2)*[.K111]+16*0.05^2/0.2^2*[.L111]-[.K11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55" calcext:value-type="float">
            <text:p>5.55</text:p>
          </table:table-cell>
          <table:table-cell office:value-type="float" office:value="0" calcext:value-type="float">
            <text:p>0</text:p>
          </table:table-cell>
          <table:table-cell table:formula="of:=(16*0.05^2/0.2^2)*[.B112]+2*(1-16*0.05^2/0.2^2)*[.C112]+16*0.05^2/0.2^2*[.D112]-[.C111]" office:value-type="float" office:value="0.579520307881394" calcext:value-type="float">
            <text:p>0.579520307881394</text:p>
          </table:table-cell>
          <table:table-cell table:formula="of:=(16*0.05^2/0.2^2)*[.C112]+2*(1-16*0.05^2/0.2^2)*[.D112]+16*0.05^2/0.2^2*[.E112]-[.D111]" office:value-type="float" office:value="0.940961690395421" calcext:value-type="float">
            <text:p>0.940961690395421</text:p>
          </table:table-cell>
          <table:table-cell table:formula="of:=(16*0.05^2/0.2^2)*[.D112]+2*(1-16*0.05^2/0.2^2)*[.E112]+16*0.05^2/0.2^2*[.F112]-[.E111]" office:value-type="float" office:value="0.938726668098072" calcext:value-type="float">
            <text:p>0.938726668098072</text:p>
          </table:table-cell>
          <table:table-cell table:formula="of:=(16*0.05^2/0.2^2)*[.E112]+2*(1-16*0.05^2/0.2^2)*[.F112]+16*0.05^2/0.2^2*[.G112]-[.F111]" office:value-type="float" office:value="0.572725541696864" calcext:value-type="float">
            <text:p>0.572725541696864</text:p>
          </table:table-cell>
          <table:table-cell table:formula="of:=(16*0.05^2/0.2^2)*[.F112]+2*(1-16*0.05^2/0.2^2)*[.G112]+16*0.05^2/0.2^2*[.H112]-[.G111]" office:value-type="float" office:value="-0.0183939720585631" calcext:value-type="float">
            <text:p>-0.018393972058563</text:p>
          </table:table-cell>
          <table:table-cell table:formula="of:=(16*0.05^2/0.2^2)*[.G112]+2*(1-16*0.05^2/0.2^2)*[.H112]+16*0.05^2/0.2^2*[.I112]-[.H111]" office:value-type="float" office:value="-0.610251700498333" calcext:value-type="float">
            <text:p>-0.610251700498333</text:p>
          </table:table-cell>
          <table:table-cell table:formula="of:=(16*0.05^2/0.2^2)*[.H112]+2*(1-16*0.05^2/0.2^2)*[.I112]+16*0.05^2/0.2^2*[.J112]-[.I111]" office:value-type="float" office:value="-0.978497098099855" calcext:value-type="float">
            <text:p>-0.978497098099855</text:p>
          </table:table-cell>
          <table:table-cell table:formula="of:=(16*0.05^2/0.2^2)*[.I112]+2*(1-16*0.05^2/0.2^2)*[.J112]+16*0.05^2/0.2^2*[.K112]-[.J111]" office:value-type="float" office:value="-0.984572518596936" calcext:value-type="float">
            <text:p>-0.984572518596936</text:p>
          </table:table-cell>
          <table:table-cell table:formula="of:=(16*0.05^2/0.2^2)*[.J112]+2*(1-16*0.05^2/0.2^2)*[.K112]+16*0.05^2/0.2^2*[.L112]-[.K111]" office:value-type="float" office:value="-0.628721789946372" calcext:value-type="float">
            <text:p>-0.62872178994637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table:formula="of:=(16*0.05^2/0.2^2)*[.B113]+2*(1-16*0.05^2/0.2^2)*[.C113]+16*0.05^2/0.2^2*[.D113]-[.C112]" office:value-type="float" office:value="0.353176438102948" calcext:value-type="float">
            <text:p>0.353176438102948</text:p>
          </table:table-cell>
          <table:table-cell table:formula="of:=(16*0.05^2/0.2^2)*[.C113]+2*(1-16*0.05^2/0.2^2)*[.D113]+16*0.05^2/0.2^2*[.E113]-[.D112]" office:value-type="float" office:value="0.567190459684314" calcext:value-type="float">
            <text:p>0.567190459684314</text:p>
          </table:table-cell>
          <table:table-cell table:formula="of:=(16*0.05^2/0.2^2)*[.D113]+2*(1-16*0.05^2/0.2^2)*[.E113]+16*0.05^2/0.2^2*[.F113]-[.E112]" office:value-type="float" office:value="0.562630715797131" calcext:value-type="float">
            <text:p>0.562630715797131</text:p>
          </table:table-cell>
          <table:table-cell table:formula="of:=(16*0.05^2/0.2^2)*[.E113]+2*(1-16*0.05^2/0.2^2)*[.F113]+16*0.05^2/0.2^2*[.G113]-[.F112]" office:value-type="float" office:value="0.332547443747037" calcext:value-type="float">
            <text:p>0.332547443747037</text:p>
          </table:table-cell>
          <table:table-cell table:formula="of:=(16*0.05^2/0.2^2)*[.F113]+2*(1-16*0.05^2/0.2^2)*[.G113]+16*0.05^2/0.2^2*[.H113]-[.G112]" office:value-type="float" office:value="-0.0375261588014699" calcext:value-type="float">
            <text:p>-0.03752615880147</text:p>
          </table:table-cell>
          <table:table-cell table:formula="of:=(16*0.05^2/0.2^2)*[.G113]+2*(1-16*0.05^2/0.2^2)*[.H113]+16*0.05^2/0.2^2*[.I113]-[.H112]" office:value-type="float" office:value="-0.409105817865944" calcext:value-type="float">
            <text:p>-0.409105817865944</text:p>
          </table:table-cell>
          <table:table-cell table:formula="of:=(16*0.05^2/0.2^2)*[.H113]+2*(1-16*0.05^2/0.2^2)*[.I113]+16*0.05^2/0.2^2*[.J113]-[.I112]" office:value-type="float" office:value="-0.643767702800116" calcext:value-type="float">
            <text:p>-0.643767702800116</text:p>
          </table:table-cell>
          <table:table-cell table:formula="of:=(16*0.05^2/0.2^2)*[.I113]+2*(1-16*0.05^2/0.2^2)*[.J113]+16*0.05^2/0.2^2*[.K113]-[.J112]" office:value-type="float" office:value="-0.656162371751073" calcext:value-type="float">
            <text:p>-0.656162371751073</text:p>
          </table:table-cell>
          <table:table-cell table:formula="of:=(16*0.05^2/0.2^2)*[.J113]+2*(1-16*0.05^2/0.2^2)*[.K113]+16*0.05^2/0.2^2*[.L113]-[.K112]" office:value-type="float" office:value="-0.396787266304463" calcext:value-type="float">
            <text:p>-0.39678726630446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65" calcext:value-type="float">
            <text:p>5.65</text:p>
          </table:table-cell>
          <table:table-cell office:value-type="float" office:value="0" calcext:value-type="float">
            <text:p>0</text:p>
          </table:table-cell>
          <table:table-cell table:formula="of:=(16*0.05^2/0.2^2)*[.B114]+2*(1-16*0.05^2/0.2^2)*[.C114]+16*0.05^2/0.2^2*[.D114]-[.C113]" office:value-type="float" office:value="-0.0123298481970803" calcext:value-type="float">
            <text:p>-0.01232984819708</text:p>
          </table:table-cell>
          <table:table-cell table:formula="of:=(16*0.05^2/0.2^2)*[.C114]+2*(1-16*0.05^2/0.2^2)*[.D114]+16*0.05^2/0.2^2*[.E114]-[.D113]" office:value-type="float" office:value="-0.0251545364953427" calcext:value-type="float">
            <text:p>-0.025154536495343</text:p>
          </table:table-cell>
          <table:table-cell table:formula="of:=(16*0.05^2/0.2^2)*[.D114]+2*(1-16*0.05^2/0.2^2)*[.E114]+16*0.05^2/0.2^2*[.F114]-[.E113]" office:value-type="float" office:value="-0.0389887646667216" calcext:value-type="float">
            <text:p>-0.038988764666722</text:p>
          </table:table-cell>
          <table:table-cell table:formula="of:=(16*0.05^2/0.2^2)*[.E114]+2*(1-16*0.05^2/0.2^2)*[.F114]+16*0.05^2/0.2^2*[.G114]-[.F113]" office:value-type="float" office:value="-0.0476209847012036" calcext:value-type="float">
            <text:p>-0.047620984701204</text:p>
          </table:table-cell>
          <table:table-cell table:formula="of:=(16*0.05^2/0.2^2)*[.F114]+2*(1-16*0.05^2/0.2^2)*[.G114]+16*0.05^2/0.2^2*[.H114]-[.G113]" office:value-type="float" office:value="-0.0581644020603437" calcext:value-type="float">
            <text:p>-0.058164402060344</text:p>
          </table:table-cell>
          <table:table-cell table:formula="of:=(16*0.05^2/0.2^2)*[.G114]+2*(1-16*0.05^2/0.2^2)*[.H114]+16*0.05^2/0.2^2*[.I114]-[.H113]" office:value-type="float" office:value="-0.071042161103253" calcext:value-type="float">
            <text:p>-0.071042161103253</text:p>
          </table:table-cell>
          <table:table-cell table:formula="of:=(16*0.05^2/0.2^2)*[.H114]+2*(1-16*0.05^2/0.2^2)*[.I114]+16*0.05^2/0.2^2*[.J114]-[.I113]" office:value-type="float" office:value="-0.0867710915171622" calcext:value-type="float">
            <text:p>-0.086771091517162</text:p>
          </table:table-cell>
          <table:table-cell table:formula="of:=(16*0.05^2/0.2^2)*[.I114]+2*(1-16*0.05^2/0.2^2)*[.J114]+16*0.05^2/0.2^2*[.K114]-[.J113]" office:value-type="float" office:value="-0.0559824505076433" calcext:value-type="float">
            <text:p>-0.055982450507643</text:p>
          </table:table-cell>
          <table:table-cell table:formula="of:=(16*0.05^2/0.2^2)*[.J114]+2*(1-16*0.05^2/0.2^2)*[.K114]+16*0.05^2/0.2^2*[.L114]-[.K113]" office:value-type="float" office:value="-0.027440581804701" calcext:value-type="float">
            <text:p>-0.02744058180470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table:formula="of:=(16*0.05^2/0.2^2)*[.B115]+2*(1-16*0.05^2/0.2^2)*[.C115]+16*0.05^2/0.2^2*[.D115]-[.C114]" office:value-type="float" office:value="-0.37833097459829" calcext:value-type="float">
            <text:p>-0.37833097459829</text:p>
          </table:table-cell>
          <table:table-cell table:formula="of:=(16*0.05^2/0.2^2)*[.C115]+2*(1-16*0.05^2/0.2^2)*[.D115]+16*0.05^2/0.2^2*[.E115]-[.D114]" office:value-type="float" office:value="-0.618509072548116" calcext:value-type="float">
            <text:p>-0.618509072548116</text:p>
          </table:table-cell>
          <table:table-cell table:formula="of:=(16*0.05^2/0.2^2)*[.D115]+2*(1-16*0.05^2/0.2^2)*[.E115]+16*0.05^2/0.2^2*[.F115]-[.E114]" office:value-type="float" office:value="-0.635406236993677" calcext:value-type="float">
            <text:p>-0.635406236993677</text:p>
          </table:table-cell>
          <table:table-cell table:formula="of:=(16*0.05^2/0.2^2)*[.E115]+2*(1-16*0.05^2/0.2^2)*[.F115]+16*0.05^2/0.2^2*[.G115]-[.F114]" office:value-type="float" office:value="-0.429700610474102" calcext:value-type="float">
            <text:p>-0.429700610474102</text:p>
          </table:table-cell>
          <table:table-cell table:formula="of:=(16*0.05^2/0.2^2)*[.F115]+2*(1-16*0.05^2/0.2^2)*[.G115]+16*0.05^2/0.2^2*[.H115]-[.G114]" office:value-type="float" office:value="-0.0811369870029867" calcext:value-type="float">
            <text:p>-0.081136987002987</text:p>
          </table:table-cell>
          <table:table-cell table:formula="of:=(16*0.05^2/0.2^2)*[.G115]+2*(1-16*0.05^2/0.2^2)*[.H115]+16*0.05^2/0.2^2*[.I115]-[.H114]" office:value-type="float" office:value="0.264170324288438" calcext:value-type="float">
            <text:p>0.264170324288438</text:p>
          </table:table-cell>
          <table:table-cell table:formula="of:=(16*0.05^2/0.2^2)*[.H115]+2*(1-16*0.05^2/0.2^2)*[.I115]+16*0.05^2/0.2^2*[.J115]-[.I114]" office:value-type="float" office:value="0.51674309118922" calcext:value-type="float">
            <text:p>0.51674309118922</text:p>
          </table:table-cell>
          <table:table-cell table:formula="of:=(16*0.05^2/0.2^2)*[.I115]+2*(1-16*0.05^2/0.2^2)*[.J115]+16*0.05^2/0.2^2*[.K115]-[.J114]" office:value-type="float" office:value="0.54195069842921" calcext:value-type="float">
            <text:p>0.54195069842921</text:p>
          </table:table-cell>
          <table:table-cell table:formula="of:=(16*0.05^2/0.2^2)*[.J115]+2*(1-16*0.05^2/0.2^2)*[.K115]+16*0.05^2/0.2^2*[.L115]-[.K114]" office:value-type="float" office:value="0.340804815796819" calcext:value-type="float">
            <text:p>0.34080481579681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75" calcext:value-type="float">
            <text:p>5.75</text:p>
          </table:table-cell>
          <table:table-cell office:value-type="float" office:value="0" calcext:value-type="float">
            <text:p>0</text:p>
          </table:table-cell>
          <table:table-cell table:formula="of:=(16*0.05^2/0.2^2)*[.B116]+2*(1-16*0.05^2/0.2^2)*[.C116]+16*0.05^2/0.2^2*[.D116]-[.C115]" office:value-type="float" office:value="-0.606179224351035" calcext:value-type="float">
            <text:p>-0.606179224351035</text:p>
          </table:table-cell>
          <table:table-cell table:formula="of:=(16*0.05^2/0.2^2)*[.C116]+2*(1-16*0.05^2/0.2^2)*[.D116]+16*0.05^2/0.2^2*[.E116]-[.D115]" office:value-type="float" office:value="-0.988582675096625" calcext:value-type="float">
            <text:p>-0.988582675096625</text:p>
          </table:table-cell>
          <table:table-cell table:formula="of:=(16*0.05^2/0.2^2)*[.D116]+2*(1-16*0.05^2/0.2^2)*[.E116]+16*0.05^2/0.2^2*[.F116]-[.E115]" office:value-type="float" office:value="-1.0092209183555" calcext:value-type="float">
            <text:p>-1.0092209183555</text:p>
          </table:table-cell>
          <table:table-cell table:formula="of:=(16*0.05^2/0.2^2)*[.E116]+2*(1-16*0.05^2/0.2^2)*[.F116]+16*0.05^2/0.2^2*[.G116]-[.F115]" office:value-type="float" office:value="-0.66892223929546" calcext:value-type="float">
            <text:p>-0.66892223929546</text:p>
          </table:table-cell>
          <table:table-cell table:formula="of:=(16*0.05^2/0.2^2)*[.F116]+2*(1-16*0.05^2/0.2^2)*[.G116]+16*0.05^2/0.2^2*[.H116]-[.G115]" office:value-type="float" office:value="-0.107365884125321" calcext:value-type="float">
            <text:p>-0.107365884125321</text:p>
          </table:table-cell>
          <table:table-cell table:formula="of:=(16*0.05^2/0.2^2)*[.G116]+2*(1-16*0.05^2/0.2^2)*[.H116]+16*0.05^2/0.2^2*[.I116]-[.H115]" office:value-type="float" office:value="0.506648265289486" calcext:value-type="float">
            <text:p>0.506648265289486</text:p>
          </table:table-cell>
          <table:table-cell table:formula="of:=(16*0.05^2/0.2^2)*[.H116]+2*(1-16*0.05^2/0.2^2)*[.I116]+16*0.05^2/0.2^2*[.J116]-[.I115]" office:value-type="float" office:value="0.89289211423481" calcext:value-type="float">
            <text:p>0.89289211423481</text:p>
          </table:table-cell>
          <table:table-cell table:formula="of:=(16*0.05^2/0.2^2)*[.I116]+2*(1-16*0.05^2/0.2^2)*[.J116]+16*0.05^2/0.2^2*[.K116]-[.J115]" office:value-type="float" office:value="0.913530357493683" calcext:value-type="float">
            <text:p>0.913530357493683</text:p>
          </table:table-cell>
          <table:table-cell table:formula="of:=(16*0.05^2/0.2^2)*[.J116]+2*(1-16*0.05^2/0.2^2)*[.K116]+16*0.05^2/0.2^2*[.L116]-[.K115]" office:value-type="float" office:value="0.569391280233911" calcext:value-type="float">
            <text:p>0.56939128023391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table:formula="of:=(16*0.05^2/0.2^2)*[.B117]+2*(1-16*0.05^2/0.2^2)*[.C117]+16*0.05^2/0.2^2*[.D117]-[.C116]" office:value-type="float" office:value="-0.610251700498334" calcext:value-type="float">
            <text:p>-0.610251700498334</text:p>
          </table:table-cell>
          <table:table-cell table:formula="of:=(16*0.05^2/0.2^2)*[.C117]+2*(1-16*0.05^2/0.2^2)*[.D117]+16*0.05^2/0.2^2*[.E117]-[.D116]" office:value-type="float" office:value="-0.996891070158416" calcext:value-type="float">
            <text:p>-0.996891070158416</text:p>
          </table:table-cell>
          <table:table-cell table:formula="of:=(16*0.05^2/0.2^2)*[.D117]+2*(1-16*0.05^2/0.2^2)*[.E117]+16*0.05^2/0.2^2*[.F117]-[.E116]" office:value-type="float" office:value="-1.02209867739841" calcext:value-type="float">
            <text:p>-1.02209867739841</text:p>
          </table:table-cell>
          <table:table-cell table:formula="of:=(16*0.05^2/0.2^2)*[.E117]+2*(1-16*0.05^2/0.2^2)*[.F117]+16*0.05^2/0.2^2*[.G117]-[.F116]" office:value-type="float" office:value="-0.686886192006715" calcext:value-type="float">
            <text:p>-0.686886192006715</text:p>
          </table:table-cell>
          <table:table-cell table:formula="of:=(16*0.05^2/0.2^2)*[.F117]+2*(1-16*0.05^2/0.2^2)*[.G117]+16*0.05^2/0.2^2*[.H117]-[.G116]" office:value-type="float" office:value="-0.0811369870029869" calcext:value-type="float">
            <text:p>-0.081136987002987</text:p>
          </table:table-cell>
          <table:table-cell table:formula="of:=(16*0.05^2/0.2^2)*[.G117]+2*(1-16*0.05^2/0.2^2)*[.H117]+16*0.05^2/0.2^2*[.I117]-[.H116]" office:value-type="float" office:value="0.521355905821051" calcext:value-type="float">
            <text:p>0.521355905821051</text:p>
          </table:table-cell>
          <table:table-cell table:formula="of:=(16*0.05^2/0.2^2)*[.H117]+2*(1-16*0.05^2/0.2^2)*[.I117]+16*0.05^2/0.2^2*[.J117]-[.I116]" office:value-type="float" office:value="0.903435531593949" calcext:value-type="float">
            <text:p>0.903435531593949</text:p>
          </table:table-cell>
          <table:table-cell table:formula="of:=(16*0.05^2/0.2^2)*[.I117]+2*(1-16*0.05^2/0.2^2)*[.J117]+16*0.05^2/0.2^2*[.K117]-[.J116]" office:value-type="float" office:value="0.920332696039511" calcext:value-type="float">
            <text:p>0.920332696039511</text:p>
          </table:table-cell>
          <table:table-cell table:formula="of:=(16*0.05^2/0.2^2)*[.J117]+2*(1-16*0.05^2/0.2^2)*[.K117]+16*0.05^2/0.2^2*[.L117]-[.K116]" office:value-type="float" office:value="0.572725541696863" calcext:value-type="float">
            <text:p>0.57272554169686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85" calcext:value-type="float">
            <text:p>5.85</text:p>
          </table:table-cell>
          <table:table-cell office:value-type="float" office:value="0" calcext:value-type="float">
            <text:p>0</text:p>
          </table:table-cell>
          <table:table-cell table:formula="of:=(16*0.05^2/0.2^2)*[.B118]+2*(1-16*0.05^2/0.2^2)*[.C118]+16*0.05^2/0.2^2*[.D118]-[.C117]" office:value-type="float" office:value="-0.39071184580738" calcext:value-type="float">
            <text:p>-0.39071184580738</text:p>
          </table:table-cell>
          <table:table-cell table:formula="of:=(16*0.05^2/0.2^2)*[.C118]+2*(1-16*0.05^2/0.2^2)*[.D118]+16*0.05^2/0.2^2*[.E118]-[.D117]" office:value-type="float" office:value="-0.643767702800117" calcext:value-type="float">
            <text:p>-0.643767702800117</text:p>
          </table:table-cell>
          <table:table-cell table:formula="of:=(16*0.05^2/0.2^2)*[.D118]+2*(1-16*0.05^2/0.2^2)*[.E118]+16*0.05^2/0.2^2*[.F118]-[.E117]" office:value-type="float" office:value="-0.674556343809635" calcext:value-type="float">
            <text:p>-0.674556343809635</text:p>
          </table:table-cell>
          <table:table-cell table:formula="of:=(16*0.05^2/0.2^2)*[.E118]+2*(1-16*0.05^2/0.2^2)*[.F118]+16*0.05^2/0.2^2*[.G118]-[.F117]" office:value-type="float" office:value="-0.434313425105935" calcext:value-type="float">
            <text:p>-0.434313425105935</text:p>
          </table:table-cell>
          <table:table-cell table:formula="of:=(16*0.05^2/0.2^2)*[.F118]+2*(1-16*0.05^2/0.2^2)*[.G118]+16*0.05^2/0.2^2*[.H118]-[.G117]" office:value-type="float" office:value="-0.0581644020603423" calcext:value-type="float">
            <text:p>-0.058164402060342</text:p>
          </table:table-cell>
          <table:table-cell table:formula="of:=(16*0.05^2/0.2^2)*[.G118]+2*(1-16*0.05^2/0.2^2)*[.H118]+16*0.05^2/0.2^2*[.I118]-[.H117]" office:value-type="float" office:value="0.315650279301476" calcext:value-type="float">
            <text:p>0.315650279301476</text:p>
          </table:table-cell>
          <table:table-cell table:formula="of:=(16*0.05^2/0.2^2)*[.H118]+2*(1-16*0.05^2/0.2^2)*[.I118]+16*0.05^2/0.2^2*[.J118]-[.I117]" office:value-type="float" office:value="0.548796487625752" calcext:value-type="float">
            <text:p>0.548796487625752</text:p>
          </table:table-cell>
          <table:table-cell table:formula="of:=(16*0.05^2/0.2^2)*[.I118]+2*(1-16*0.05^2/0.2^2)*[.J118]+16*0.05^2/0.2^2*[.K118]-[.J117]" office:value-type="float" office:value="0.56263071579713" calcext:value-type="float">
            <text:p>0.56263071579713</text:p>
          </table:table-cell>
          <table:table-cell table:formula="of:=(16*0.05^2/0.2^2)*[.J118]+2*(1-16*0.05^2/0.2^2)*[.K118]+16*0.05^2/0.2^2*[.L118]-[.K117]" office:value-type="float" office:value="0.3509414158056" calcext:value-type="float">
            <text:p>0.350941415805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table:formula="of:=(16*0.05^2/0.2^2)*[.B119]+2*(1-16*0.05^2/0.2^2)*[.C119]+16*0.05^2/0.2^2*[.D119]-[.C118]" office:value-type="float" office:value="-0.0335160023017832" calcext:value-type="float">
            <text:p>-0.033516002301783</text:p>
          </table:table-cell>
          <table:table-cell table:formula="of:=(16*0.05^2/0.2^2)*[.C119]+2*(1-16*0.05^2/0.2^2)*[.D119]+16*0.05^2/0.2^2*[.E119]-[.D118]" office:value-type="float" office:value="-0.0683771194585991" calcext:value-type="float">
            <text:p>-0.068377119458599</text:p>
          </table:table-cell>
          <table:table-cell table:formula="of:=(16*0.05^2/0.2^2)*[.D119]+2*(1-16*0.05^2/0.2^2)*[.E119]+16*0.05^2/0.2^2*[.F119]-[.E118]" office:value-type="float" office:value="-0.0559824505076443" calcext:value-type="float">
            <text:p>-0.055982450507644</text:p>
          </table:table-cell>
          <table:table-cell table:formula="of:=(16*0.05^2/0.2^2)*[.E119]+2*(1-16*0.05^2/0.2^2)*[.F119]+16*0.05^2/0.2^2*[.G119]-[.F118]" office:value-type="float" office:value="-0.0458345538632623" calcext:value-type="float">
            <text:p>-0.045834553863262</text:p>
          </table:table-cell>
          <table:table-cell table:formula="of:=(16*0.05^2/0.2^2)*[.F119]+2*(1-16*0.05^2/0.2^2)*[.G119]+16*0.05^2/0.2^2*[.H119]-[.G118]" office:value-type="float" office:value="-0.0375261588014719" calcext:value-type="float">
            <text:p>-0.037526158801472</text:p>
          </table:table-cell>
          <table:table-cell table:formula="of:=(16*0.05^2/0.2^2)*[.G119]+2*(1-16*0.05^2/0.2^2)*[.H119]+16*0.05^2/0.2^2*[.I119]-[.H118]" office:value-type="float" office:value="-0.0307238202556414" calcext:value-type="float">
            <text:p>-0.030723820255641</text:p>
          </table:table-cell>
          <table:table-cell table:formula="of:=(16*0.05^2/0.2^2)*[.H119]+2*(1-16*0.05^2/0.2^2)*[.I119]+16*0.05^2/0.2^2*[.J119]-[.I118]" office:value-type="float" office:value="-0.0251545364953437" calcext:value-type="float">
            <text:p>-0.025154536495344</text:p>
          </table:table-cell>
          <table:table-cell table:formula="of:=(16*0.05^2/0.2^2)*[.I119]+2*(1-16*0.05^2/0.2^2)*[.J119]+16*0.05^2/0.2^2*[.K119]-[.J118]" office:value-type="float" office:value="-0.0205947926081586" calcext:value-type="float">
            <text:p>-0.020594792608159</text:p>
          </table:table-cell>
          <table:table-cell table:formula="of:=(16*0.05^2/0.2^2)*[.J119]+2*(1-16*0.05^2/0.2^2)*[.K119]+16*0.05^2/0.2^2*[.L119]-[.K118]" office:value-type="float" office:value="-0.0100948258997338" calcext:value-type="float">
            <text:p>-0.01009482589973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95" calcext:value-type="float">
            <text:p>5.95</text:p>
          </table:table-cell>
          <table:table-cell office:value-type="float" office:value="0" calcext:value-type="float">
            <text:p>0</text:p>
          </table:table-cell>
          <table:table-cell table:formula="of:=(16*0.05^2/0.2^2)*[.B120]+2*(1-16*0.05^2/0.2^2)*[.C120]+16*0.05^2/0.2^2*[.D120]-[.C119]" office:value-type="float" office:value="0.322334726348781" calcext:value-type="float">
            <text:p>0.322334726348781</text:p>
          </table:table-cell>
          <table:table-cell table:formula="of:=(16*0.05^2/0.2^2)*[.C120]+2*(1-16*0.05^2/0.2^2)*[.D120]+16*0.05^2/0.2^2*[.E120]-[.D119]" office:value-type="float" office:value="0.55426924999069" calcext:value-type="float">
            <text:p>0.55426924999069</text:p>
          </table:table-cell>
          <table:table-cell table:formula="of:=(16*0.05^2/0.2^2)*[.D120]+2*(1-16*0.05^2/0.2^2)*[.E120]+16*0.05^2/0.2^2*[.F120]-[.E119]" office:value-type="float" office:value="0.560344670487773" calcext:value-type="float">
            <text:p>0.560344670487773</text:p>
          </table:table-cell>
          <table:table-cell table:formula="of:=(16*0.05^2/0.2^2)*[.E120]+2*(1-16*0.05^2/0.2^2)*[.F120]+16*0.05^2/0.2^2*[.G120]-[.F119]" office:value-type="float" office:value="0.340804815796818" calcext:value-type="float">
            <text:p>0.340804815796818</text:p>
          </table:table-cell>
          <table:table-cell table:formula="of:=(16*0.05^2/0.2^2)*[.F120]+2*(1-16*0.05^2/0.2^2)*[.G120]+16*0.05^2/0.2^2*[.H120]-[.G119]" office:value-type="float" office:value="-0.0183939720585613" calcext:value-type="float">
            <text:p>-0.018393972058561</text:p>
          </table:table-cell>
          <table:table-cell table:formula="of:=(16*0.05^2/0.2^2)*[.G120]+2*(1-16*0.05^2/0.2^2)*[.H120]+16*0.05^2/0.2^2*[.I120]-[.H119]" office:value-type="float" office:value="-0.378330974598291" calcext:value-type="float">
            <text:p>-0.378330974598291</text:p>
          </table:table-cell>
          <table:table-cell table:formula="of:=(16*0.05^2/0.2^2)*[.H120]+2*(1-16*0.05^2/0.2^2)*[.I120]+16*0.05^2/0.2^2*[.J120]-[.I119]" office:value-type="float" office:value="-0.600115100489552" calcext:value-type="float">
            <text:p>-0.600115100489552</text:p>
          </table:table-cell>
          <table:table-cell table:formula="of:=(16*0.05^2/0.2^2)*[.I120]+2*(1-16*0.05^2/0.2^2)*[.J120]+16*0.05^2/0.2^2*[.K120]-[.J119]" office:value-type="float" office:value="-0.597880078192207" calcext:value-type="float">
            <text:p>-0.597880078192207</text:p>
          </table:table-cell>
          <table:table-cell table:formula="of:=(16*0.05^2/0.2^2)*[.J120]+2*(1-16*0.05^2/0.2^2)*[.K120]+16*0.05^2/0.2^2*[.L120]-[.K119]" office:value-type="float" office:value="-0.371536208413759" calcext:value-type="float">
            <text:p>-0.37153620841375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16*0.05^2/0.2^2)*[.B121]+2*(1-16*0.05^2/0.2^2)*[.C121]+16*0.05^2/0.2^2*[.D121]-[.C120]" office:value-type="float" office:value="0.587785252292473" calcext:value-type="float">
            <text:p>0.587785252292473</text:p>
          </table:table-cell>
          <table:table-cell table:formula="of:=(16*0.05^2/0.2^2)*[.C121]+2*(1-16*0.05^2/0.2^2)*[.D121]+16*0.05^2/0.2^2*[.E121]-[.D120]" office:value-type="float" office:value="0.951056516295153" calcext:value-type="float">
            <text:p>0.951056516295153</text:p>
          </table:table-cell>
          <table:table-cell table:formula="of:=(16*0.05^2/0.2^2)*[.D121]+2*(1-16*0.05^2/0.2^2)*[.E121]+16*0.05^2/0.2^2*[.F121]-[.E120]" office:value-type="float" office:value="0.951056516295152" calcext:value-type="float">
            <text:p>0.951056516295152</text:p>
          </table:table-cell>
          <table:table-cell table:formula="of:=(16*0.05^2/0.2^2)*[.E121]+2*(1-16*0.05^2/0.2^2)*[.F121]+16*0.05^2/0.2^2*[.G121]-[.F120]" office:value-type="float" office:value="0.587785252292474" calcext:value-type="float">
            <text:p>0.587785252292474</text:p>
          </table:table-cell>
          <table:table-cell table:formula="of:=(16*0.05^2/0.2^2)*[.F121]+2*(1-16*0.05^2/0.2^2)*[.G121]+16*0.05^2/0.2^2*[.H121]-[.G120]" office:value-type="float" office:value="-1.11022302462516E-015" calcext:value-type="float">
            <text:p>-1.11022302462516E-15</text:p>
          </table:table-cell>
          <table:table-cell table:formula="of:=(16*0.05^2/0.2^2)*[.G121]+2*(1-16*0.05^2/0.2^2)*[.H121]+16*0.05^2/0.2^2*[.I121]-[.H120]" office:value-type="float" office:value="-0.587785252292472" calcext:value-type="float">
            <text:p>-0.587785252292472</text:p>
          </table:table-cell>
          <table:table-cell table:formula="of:=(16*0.05^2/0.2^2)*[.H121]+2*(1-16*0.05^2/0.2^2)*[.I121]+16*0.05^2/0.2^2*[.J121]-[.I120]" office:value-type="float" office:value="-0.951056516295155" calcext:value-type="float">
            <text:p>-0.951056516295155</text:p>
          </table:table-cell>
          <table:table-cell table:formula="of:=(16*0.05^2/0.2^2)*[.I121]+2*(1-16*0.05^2/0.2^2)*[.J121]+16*0.05^2/0.2^2*[.K121]-[.J120]" office:value-type="float" office:value="-0.951056516295152" calcext:value-type="float">
            <text:p>-0.951056516295152</text:p>
          </table:table-cell>
          <table:table-cell table:formula="of:=(16*0.05^2/0.2^2)*[.J121]+2*(1-16*0.05^2/0.2^2)*[.K121]+16*0.05^2/0.2^2*[.L121]-[.K12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05" calcext:value-type="float">
            <text:p>6.05</text:p>
          </table:table-cell>
          <table:table-cell office:value-type="float" office:value="0" calcext:value-type="float">
            <text:p>0</text:p>
          </table:table-cell>
          <table:table-cell table:formula="of:=(16*0.05^2/0.2^2)*[.B122]+2*(1-16*0.05^2/0.2^2)*[.C122]+16*0.05^2/0.2^2*[.D122]-[.C121]" office:value-type="float" office:value="0.628721789946372" calcext:value-type="float">
            <text:p>0.628721789946372</text:p>
          </table:table-cell>
          <table:table-cell table:formula="of:=(16*0.05^2/0.2^2)*[.C122]+2*(1-16*0.05^2/0.2^2)*[.D122]+16*0.05^2/0.2^2*[.E122]-[.D121]" office:value-type="float" office:value="0.984572518596936" calcext:value-type="float">
            <text:p>0.984572518596936</text:p>
          </table:table-cell>
          <table:table-cell table:formula="of:=(16*0.05^2/0.2^2)*[.D122]+2*(1-16*0.05^2/0.2^2)*[.E122]+16*0.05^2/0.2^2*[.F122]-[.E121]" office:value-type="float" office:value="0.978497098099854" calcext:value-type="float">
            <text:p>0.978497098099854</text:p>
          </table:table-cell>
          <table:table-cell table:formula="of:=(16*0.05^2/0.2^2)*[.E122]+2*(1-16*0.05^2/0.2^2)*[.F122]+16*0.05^2/0.2^2*[.G122]-[.F121]" office:value-type="float" office:value="0.610251700498333" calcext:value-type="float">
            <text:p>0.610251700498333</text:p>
          </table:table-cell>
          <table:table-cell table:formula="of:=(16*0.05^2/0.2^2)*[.F122]+2*(1-16*0.05^2/0.2^2)*[.G122]+16*0.05^2/0.2^2*[.H122]-[.G121]" office:value-type="float" office:value="0.0183939720585613" calcext:value-type="float">
            <text:p>0.018393972058561</text:p>
          </table:table-cell>
          <table:table-cell table:formula="of:=(16*0.05^2/0.2^2)*[.G122]+2*(1-16*0.05^2/0.2^2)*[.H122]+16*0.05^2/0.2^2*[.I122]-[.H121]" office:value-type="float" office:value="-0.572725541696865" calcext:value-type="float">
            <text:p>-0.572725541696865</text:p>
          </table:table-cell>
          <table:table-cell table:formula="of:=(16*0.05^2/0.2^2)*[.H122]+2*(1-16*0.05^2/0.2^2)*[.I122]+16*0.05^2/0.2^2*[.J122]-[.I121]" office:value-type="float" office:value="-0.938726668098072" calcext:value-type="float">
            <text:p>-0.938726668098072</text:p>
          </table:table-cell>
          <table:table-cell table:formula="of:=(16*0.05^2/0.2^2)*[.I122]+2*(1-16*0.05^2/0.2^2)*[.J122]+16*0.05^2/0.2^2*[.K122]-[.J121]" office:value-type="float" office:value="-0.940961690395421" calcext:value-type="float">
            <text:p>-0.940961690395421</text:p>
          </table:table-cell>
          <table:table-cell table:formula="of:=(16*0.05^2/0.2^2)*[.J122]+2*(1-16*0.05^2/0.2^2)*[.K122]+16*0.05^2/0.2^2*[.L122]-[.K121]" office:value-type="float" office:value="-0.579520307881394" calcext:value-type="float">
            <text:p>-0.57952030788139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table:formula="of:=(16*0.05^2/0.2^2)*[.B123]+2*(1-16*0.05^2/0.2^2)*[.C123]+16*0.05^2/0.2^2*[.D123]-[.C122]" office:value-type="float" office:value="0.396787266304463" calcext:value-type="float">
            <text:p>0.396787266304463</text:p>
          </table:table-cell>
          <table:table-cell table:formula="of:=(16*0.05^2/0.2^2)*[.C123]+2*(1-16*0.05^2/0.2^2)*[.D123]+16*0.05^2/0.2^2*[.E123]-[.D122]" office:value-type="float" office:value="0.656162371751073" calcext:value-type="float">
            <text:p>0.656162371751073</text:p>
          </table:table-cell>
          <table:table-cell table:formula="of:=(16*0.05^2/0.2^2)*[.D123]+2*(1-16*0.05^2/0.2^2)*[.E123]+16*0.05^2/0.2^2*[.F123]-[.E122]" office:value-type="float" office:value="0.643767702800116" calcext:value-type="float">
            <text:p>0.643767702800116</text:p>
          </table:table-cell>
          <table:table-cell table:formula="of:=(16*0.05^2/0.2^2)*[.E123]+2*(1-16*0.05^2/0.2^2)*[.F123]+16*0.05^2/0.2^2*[.G123]-[.F122]" office:value-type="float" office:value="0.409105817865942" calcext:value-type="float">
            <text:p>0.409105817865942</text:p>
          </table:table-cell>
          <table:table-cell table:formula="of:=(16*0.05^2/0.2^2)*[.F123]+2*(1-16*0.05^2/0.2^2)*[.G123]+16*0.05^2/0.2^2*[.H123]-[.G122]" office:value-type="float" office:value="0.0375261588014697" calcext:value-type="float">
            <text:p>0.03752615880147</text:p>
          </table:table-cell>
          <table:table-cell table:formula="of:=(16*0.05^2/0.2^2)*[.G123]+2*(1-16*0.05^2/0.2^2)*[.H123]+16*0.05^2/0.2^2*[.I123]-[.H122]" office:value-type="float" office:value="-0.332547443747039" calcext:value-type="float">
            <text:p>-0.332547443747039</text:p>
          </table:table-cell>
          <table:table-cell table:formula="of:=(16*0.05^2/0.2^2)*[.H123]+2*(1-16*0.05^2/0.2^2)*[.I123]+16*0.05^2/0.2^2*[.J123]-[.I122]" office:value-type="float" office:value="-0.562630715797131" calcext:value-type="float">
            <text:p>-0.562630715797131</text:p>
          </table:table-cell>
          <table:table-cell table:formula="of:=(16*0.05^2/0.2^2)*[.I123]+2*(1-16*0.05^2/0.2^2)*[.J123]+16*0.05^2/0.2^2*[.K123]-[.J122]" office:value-type="float" office:value="-0.567190459684314" calcext:value-type="float">
            <text:p>-0.567190459684314</text:p>
          </table:table-cell>
          <table:table-cell table:formula="of:=(16*0.05^2/0.2^2)*[.J123]+2*(1-16*0.05^2/0.2^2)*[.K123]+16*0.05^2/0.2^2*[.L123]-[.K122]" office:value-type="float" office:value="-0.353176438102948" calcext:value-type="float">
            <text:p>-0.35317643810294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15" calcext:value-type="float">
            <text:p>6.15</text:p>
          </table:table-cell>
          <table:table-cell office:value-type="float" office:value="0" calcext:value-type="float">
            <text:p>0</text:p>
          </table:table-cell>
          <table:table-cell table:formula="of:=(16*0.05^2/0.2^2)*[.B124]+2*(1-16*0.05^2/0.2^2)*[.C124]+16*0.05^2/0.2^2*[.D124]-[.C123]" office:value-type="float" office:value="0.0274405818047009" calcext:value-type="float">
            <text:p>0.027440581804701</text:p>
          </table:table-cell>
          <table:table-cell table:formula="of:=(16*0.05^2/0.2^2)*[.C124]+2*(1-16*0.05^2/0.2^2)*[.D124]+16*0.05^2/0.2^2*[.E124]-[.D123]" office:value-type="float" office:value="0.0559824505076433" calcext:value-type="float">
            <text:p>0.055982450507643</text:p>
          </table:table-cell>
          <table:table-cell table:formula="of:=(16*0.05^2/0.2^2)*[.D124]+2*(1-16*0.05^2/0.2^2)*[.E124]+16*0.05^2/0.2^2*[.F124]-[.E123]" office:value-type="float" office:value="0.0867710915171602" calcext:value-type="float">
            <text:p>0.08677109151716</text:p>
          </table:table-cell>
          <table:table-cell table:formula="of:=(16*0.05^2/0.2^2)*[.E124]+2*(1-16*0.05^2/0.2^2)*[.F124]+16*0.05^2/0.2^2*[.G124]-[.F123]" office:value-type="float" office:value="0.0710421611032529" calcext:value-type="float">
            <text:p>0.071042161103253</text:p>
          </table:table-cell>
          <table:table-cell table:formula="of:=(16*0.05^2/0.2^2)*[.F124]+2*(1-16*0.05^2/0.2^2)*[.G124]+16*0.05^2/0.2^2*[.H124]-[.G123]" office:value-type="float" office:value="0.0581644020603415" calcext:value-type="float">
            <text:p>0.058164402060342</text:p>
          </table:table-cell>
          <table:table-cell table:formula="of:=(16*0.05^2/0.2^2)*[.G124]+2*(1-16*0.05^2/0.2^2)*[.H124]+16*0.05^2/0.2^2*[.I124]-[.H123]" office:value-type="float" office:value="0.0476209847012036" calcext:value-type="float">
            <text:p>0.047620984701204</text:p>
          </table:table-cell>
          <table:table-cell table:formula="of:=(16*0.05^2/0.2^2)*[.H124]+2*(1-16*0.05^2/0.2^2)*[.I124]+16*0.05^2/0.2^2*[.J124]-[.I123]" office:value-type="float" office:value="0.0389887646667199" calcext:value-type="float">
            <text:p>0.03898876466672</text:p>
          </table:table-cell>
          <table:table-cell table:formula="of:=(16*0.05^2/0.2^2)*[.I124]+2*(1-16*0.05^2/0.2^2)*[.J124]+16*0.05^2/0.2^2*[.K124]-[.J123]" office:value-type="float" office:value="0.0251545364953427" calcext:value-type="float">
            <text:p>0.025154536495343</text:p>
          </table:table-cell>
          <table:table-cell table:formula="of:=(16*0.05^2/0.2^2)*[.J124]+2*(1-16*0.05^2/0.2^2)*[.K124]+16*0.05^2/0.2^2*[.L124]-[.K123]" office:value-type="float" office:value="0.0123298481970801" calcext:value-type="float">
            <text:p>0.012329848197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table:formula="of:=(16*0.05^2/0.2^2)*[.B125]+2*(1-16*0.05^2/0.2^2)*[.C125]+16*0.05^2/0.2^2*[.D125]-[.C124]" office:value-type="float" office:value="-0.340804815796819" calcext:value-type="float">
            <text:p>-0.340804815796819</text:p>
          </table:table-cell>
          <table:table-cell table:formula="of:=(16*0.05^2/0.2^2)*[.C125]+2*(1-16*0.05^2/0.2^2)*[.D125]+16*0.05^2/0.2^2*[.E125]-[.D124]" office:value-type="float" office:value="-0.541950698429212" calcext:value-type="float">
            <text:p>-0.541950698429212</text:p>
          </table:table-cell>
          <table:table-cell table:formula="of:=(16*0.05^2/0.2^2)*[.D125]+2*(1-16*0.05^2/0.2^2)*[.E125]+16*0.05^2/0.2^2*[.F125]-[.E124]" office:value-type="float" office:value="-0.51674309118922" calcext:value-type="float">
            <text:p>-0.51674309118922</text:p>
          </table:table-cell>
          <table:table-cell table:formula="of:=(16*0.05^2/0.2^2)*[.E125]+2*(1-16*0.05^2/0.2^2)*[.F125]+16*0.05^2/0.2^2*[.G125]-[.F124]" office:value-type="float" office:value="-0.26417032428844" calcext:value-type="float">
            <text:p>-0.26417032428844</text:p>
          </table:table-cell>
          <table:table-cell table:formula="of:=(16*0.05^2/0.2^2)*[.F125]+2*(1-16*0.05^2/0.2^2)*[.G125]+16*0.05^2/0.2^2*[.H125]-[.G124]" office:value-type="float" office:value="0.0811369870029868" calcext:value-type="float">
            <text:p>0.081136987002987</text:p>
          </table:table-cell>
          <table:table-cell table:formula="of:=(16*0.05^2/0.2^2)*[.G125]+2*(1-16*0.05^2/0.2^2)*[.H125]+16*0.05^2/0.2^2*[.I125]-[.H124]" office:value-type="float" office:value="0.4297006104741" calcext:value-type="float">
            <text:p>0.4297006104741</text:p>
          </table:table-cell>
          <table:table-cell table:formula="of:=(16*0.05^2/0.2^2)*[.H125]+2*(1-16*0.05^2/0.2^2)*[.I125]+16*0.05^2/0.2^2*[.J125]-[.I124]" office:value-type="float" office:value="0.635406236993677" calcext:value-type="float">
            <text:p>0.635406236993677</text:p>
          </table:table-cell>
          <table:table-cell table:formula="of:=(16*0.05^2/0.2^2)*[.I125]+2*(1-16*0.05^2/0.2^2)*[.J125]+16*0.05^2/0.2^2*[.K125]-[.J124]" office:value-type="float" office:value="0.618509072548114" calcext:value-type="float">
            <text:p>0.618509072548114</text:p>
          </table:table-cell>
          <table:table-cell table:formula="of:=(16*0.05^2/0.2^2)*[.J125]+2*(1-16*0.05^2/0.2^2)*[.K125]+16*0.05^2/0.2^2*[.L125]-[.K124]" office:value-type="float" office:value="0.37833097459829" calcext:value-type="float">
            <text:p>0.3783309745982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 table:formula="of:=(16*0.05^2/0.2^2)*[.B126]+2*(1-16*0.05^2/0.2^2)*[.C126]+16*0.05^2/0.2^2*[.D126]-[.C125]" office:value-type="float" office:value="-0.569391280233913" calcext:value-type="float">
            <text:p>-0.569391280233913</text:p>
          </table:table-cell>
          <table:table-cell table:formula="of:=(16*0.05^2/0.2^2)*[.C126]+2*(1-16*0.05^2/0.2^2)*[.D126]+16*0.05^2/0.2^2*[.E126]-[.D125]" office:value-type="float" office:value="-0.913530357493683" calcext:value-type="float">
            <text:p>-0.913530357493683</text:p>
          </table:table-cell>
          <table:table-cell table:formula="of:=(16*0.05^2/0.2^2)*[.D126]+2*(1-16*0.05^2/0.2^2)*[.E126]+16*0.05^2/0.2^2*[.F126]-[.E125]" office:value-type="float" office:value="-0.892892114234812" calcext:value-type="float">
            <text:p>-0.892892114234812</text:p>
          </table:table-cell>
          <table:table-cell table:formula="of:=(16*0.05^2/0.2^2)*[.E126]+2*(1-16*0.05^2/0.2^2)*[.F126]+16*0.05^2/0.2^2*[.G126]-[.F125]" office:value-type="float" office:value="-0.506648265289486" calcext:value-type="float">
            <text:p>-0.506648265289486</text:p>
          </table:table-cell>
          <table:table-cell table:formula="of:=(16*0.05^2/0.2^2)*[.F126]+2*(1-16*0.05^2/0.2^2)*[.G126]+16*0.05^2/0.2^2*[.H126]-[.G125]" office:value-type="float" office:value="0.107365884125319" calcext:value-type="float">
            <text:p>0.107365884125319</text:p>
          </table:table-cell>
          <table:table-cell table:formula="of:=(16*0.05^2/0.2^2)*[.G126]+2*(1-16*0.05^2/0.2^2)*[.H126]+16*0.05^2/0.2^2*[.I126]-[.H125]" office:value-type="float" office:value="0.66892223929546" calcext:value-type="float">
            <text:p>0.66892223929546</text:p>
          </table:table-cell>
          <table:table-cell table:formula="of:=(16*0.05^2/0.2^2)*[.H126]+2*(1-16*0.05^2/0.2^2)*[.I126]+16*0.05^2/0.2^2*[.J126]-[.I125]" office:value-type="float" office:value="1.00922091835549" calcext:value-type="float">
            <text:p>1.00922091835549</text:p>
          </table:table-cell>
          <table:table-cell table:formula="of:=(16*0.05^2/0.2^2)*[.I126]+2*(1-16*0.05^2/0.2^2)*[.J126]+16*0.05^2/0.2^2*[.K126]-[.J125]" office:value-type="float" office:value="0.988582675096625" calcext:value-type="float">
            <text:p>0.988582675096625</text:p>
          </table:table-cell>
          <table:table-cell table:formula="of:=(16*0.05^2/0.2^2)*[.J126]+2*(1-16*0.05^2/0.2^2)*[.K126]+16*0.05^2/0.2^2*[.L126]-[.K125]" office:value-type="float" office:value="0.606179224351034" calcext:value-type="float">
            <text:p>0.60617922435103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table:formula="of:=(16*0.05^2/0.2^2)*[.B127]+2*(1-16*0.05^2/0.2^2)*[.C127]+16*0.05^2/0.2^2*[.D127]-[.C126]" office:value-type="float" office:value="-0.572725541696863" calcext:value-type="float">
            <text:p>-0.572725541696863</text:p>
          </table:table-cell>
          <table:table-cell table:formula="of:=(16*0.05^2/0.2^2)*[.C127]+2*(1-16*0.05^2/0.2^2)*[.D127]+16*0.05^2/0.2^2*[.E127]-[.D126]" office:value-type="float" office:value="-0.920332696039513" calcext:value-type="float">
            <text:p>-0.920332696039513</text:p>
          </table:table-cell>
          <table:table-cell table:formula="of:=(16*0.05^2/0.2^2)*[.D127]+2*(1-16*0.05^2/0.2^2)*[.E127]+16*0.05^2/0.2^2*[.F127]-[.E126]" office:value-type="float" office:value="-0.903435531593949" calcext:value-type="float">
            <text:p>-0.903435531593949</text:p>
          </table:table-cell>
          <table:table-cell table:formula="of:=(16*0.05^2/0.2^2)*[.E127]+2*(1-16*0.05^2/0.2^2)*[.F127]+16*0.05^2/0.2^2*[.G127]-[.F126]" office:value-type="float" office:value="-0.521355905821053" calcext:value-type="float">
            <text:p>-0.521355905821053</text:p>
          </table:table-cell>
          <table:table-cell table:formula="of:=(16*0.05^2/0.2^2)*[.F127]+2*(1-16*0.05^2/0.2^2)*[.G127]+16*0.05^2/0.2^2*[.H127]-[.G126]" office:value-type="float" office:value="0.0811369870029871" calcext:value-type="float">
            <text:p>0.081136987002987</text:p>
          </table:table-cell>
          <table:table-cell table:formula="of:=(16*0.05^2/0.2^2)*[.G127]+2*(1-16*0.05^2/0.2^2)*[.H127]+16*0.05^2/0.2^2*[.I127]-[.H126]" office:value-type="float" office:value="0.686886192006712" calcext:value-type="float">
            <text:p>0.686886192006712</text:p>
          </table:table-cell>
          <table:table-cell table:formula="of:=(16*0.05^2/0.2^2)*[.H127]+2*(1-16*0.05^2/0.2^2)*[.I127]+16*0.05^2/0.2^2*[.J127]-[.I126]" office:value-type="float" office:value="1.02209867739841" calcext:value-type="float">
            <text:p>1.02209867739841</text:p>
          </table:table-cell>
          <table:table-cell table:formula="of:=(16*0.05^2/0.2^2)*[.I127]+2*(1-16*0.05^2/0.2^2)*[.J127]+16*0.05^2/0.2^2*[.K127]-[.J126]" office:value-type="float" office:value="0.996891070158414" calcext:value-type="float">
            <text:p>0.996891070158414</text:p>
          </table:table-cell>
          <table:table-cell table:formula="of:=(16*0.05^2/0.2^2)*[.J127]+2*(1-16*0.05^2/0.2^2)*[.K127]+16*0.05^2/0.2^2*[.L127]-[.K126]" office:value-type="float" office:value="0.610251700498334" calcext:value-type="float">
            <text:p>0.61025170049833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35" calcext:value-type="float">
            <text:p>6.35</text:p>
          </table:table-cell>
          <table:table-cell office:value-type="float" office:value="0" calcext:value-type="float">
            <text:p>0</text:p>
          </table:table-cell>
          <table:table-cell table:formula="of:=(16*0.05^2/0.2^2)*[.B128]+2*(1-16*0.05^2/0.2^2)*[.C128]+16*0.05^2/0.2^2*[.D128]-[.C127]" office:value-type="float" office:value="-0.3509414158056" calcext:value-type="float">
            <text:p>-0.3509414158056</text:p>
          </table:table-cell>
          <table:table-cell table:formula="of:=(16*0.05^2/0.2^2)*[.C128]+2*(1-16*0.05^2/0.2^2)*[.D128]+16*0.05^2/0.2^2*[.E128]-[.D127]" office:value-type="float" office:value="-0.56263071579713" calcext:value-type="float">
            <text:p>-0.56263071579713</text:p>
          </table:table-cell>
          <table:table-cell table:formula="of:=(16*0.05^2/0.2^2)*[.D128]+2*(1-16*0.05^2/0.2^2)*[.E128]+16*0.05^2/0.2^2*[.F128]-[.E127]" office:value-type="float" office:value="-0.548796487625754" calcext:value-type="float">
            <text:p>-0.548796487625754</text:p>
          </table:table-cell>
          <table:table-cell table:formula="of:=(16*0.05^2/0.2^2)*[.E128]+2*(1-16*0.05^2/0.2^2)*[.F128]+16*0.05^2/0.2^2*[.G128]-[.F127]" office:value-type="float" office:value="-0.315650279301475" calcext:value-type="float">
            <text:p>-0.315650279301475</text:p>
          </table:table-cell>
          <table:table-cell table:formula="of:=(16*0.05^2/0.2^2)*[.F128]+2*(1-16*0.05^2/0.2^2)*[.G128]+16*0.05^2/0.2^2*[.H128]-[.G127]" office:value-type="float" office:value="0.0581644020603403" calcext:value-type="float">
            <text:p>0.05816440206034</text:p>
          </table:table-cell>
          <table:table-cell table:formula="of:=(16*0.05^2/0.2^2)*[.G128]+2*(1-16*0.05^2/0.2^2)*[.H128]+16*0.05^2/0.2^2*[.I128]-[.H127]" office:value-type="float" office:value="0.434313425105935" calcext:value-type="float">
            <text:p>0.434313425105935</text:p>
          </table:table-cell>
          <table:table-cell table:formula="of:=(16*0.05^2/0.2^2)*[.H128]+2*(1-16*0.05^2/0.2^2)*[.I128]+16*0.05^2/0.2^2*[.J128]-[.I127]" office:value-type="float" office:value="0.674556343809632" calcext:value-type="float">
            <text:p>0.674556343809632</text:p>
          </table:table-cell>
          <table:table-cell table:formula="of:=(16*0.05^2/0.2^2)*[.I128]+2*(1-16*0.05^2/0.2^2)*[.J128]+16*0.05^2/0.2^2*[.K128]-[.J127]" office:value-type="float" office:value="0.643767702800117" calcext:value-type="float">
            <text:p>0.643767702800117</text:p>
          </table:table-cell>
          <table:table-cell table:formula="of:=(16*0.05^2/0.2^2)*[.J128]+2*(1-16*0.05^2/0.2^2)*[.K128]+16*0.05^2/0.2^2*[.L128]-[.K127]" office:value-type="float" office:value="0.39071184580738" calcext:value-type="float">
            <text:p>0.3907118458073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table:formula="of:=(16*0.05^2/0.2^2)*[.B129]+2*(1-16*0.05^2/0.2^2)*[.C129]+16*0.05^2/0.2^2*[.D129]-[.C128]" office:value-type="float" office:value="0.0100948258997338" calcext:value-type="float">
            <text:p>0.010094825899734</text:p>
          </table:table-cell>
          <table:table-cell table:formula="of:=(16*0.05^2/0.2^2)*[.C129]+2*(1-16*0.05^2/0.2^2)*[.D129]+16*0.05^2/0.2^2*[.E129]-[.D128]" office:value-type="float" office:value="0.0205947926081587" calcext:value-type="float">
            <text:p>0.020594792608159</text:p>
          </table:table-cell>
          <table:table-cell table:formula="of:=(16*0.05^2/0.2^2)*[.D129]+2*(1-16*0.05^2/0.2^2)*[.E129]+16*0.05^2/0.2^2*[.F129]-[.E128]" office:value-type="float" office:value="0.0251545364953437" calcext:value-type="float">
            <text:p>0.025154536495344</text:p>
          </table:table-cell>
          <table:table-cell table:formula="of:=(16*0.05^2/0.2^2)*[.E129]+2*(1-16*0.05^2/0.2^2)*[.F129]+16*0.05^2/0.2^2*[.G129]-[.F128]" office:value-type="float" office:value="0.0307238202556396" calcext:value-type="float">
            <text:p>0.03072382025564</text:p>
          </table:table-cell>
          <table:table-cell table:formula="of:=(16*0.05^2/0.2^2)*[.F129]+2*(1-16*0.05^2/0.2^2)*[.G129]+16*0.05^2/0.2^2*[.H129]-[.G128]" office:value-type="float" office:value="0.0375261588014723" calcext:value-type="float">
            <text:p>0.037526158801472</text:p>
          </table:table-cell>
          <table:table-cell table:formula="of:=(16*0.05^2/0.2^2)*[.G129]+2*(1-16*0.05^2/0.2^2)*[.H129]+16*0.05^2/0.2^2*[.I129]-[.H128]" office:value-type="float" office:value="0.0458345538632603" calcext:value-type="float">
            <text:p>0.04583455386326</text:p>
          </table:table-cell>
          <table:table-cell table:formula="of:=(16*0.05^2/0.2^2)*[.H129]+2*(1-16*0.05^2/0.2^2)*[.I129]+16*0.05^2/0.2^2*[.J129]-[.I128]" office:value-type="float" office:value="0.0559824505076445" calcext:value-type="float">
            <text:p>0.055982450507645</text:p>
          </table:table-cell>
          <table:table-cell table:formula="of:=(16*0.05^2/0.2^2)*[.I129]+2*(1-16*0.05^2/0.2^2)*[.J129]+16*0.05^2/0.2^2*[.K129]-[.J128]" office:value-type="float" office:value="0.068377119458599" calcext:value-type="float">
            <text:p>0.068377119458599</text:p>
          </table:table-cell>
          <table:table-cell table:formula="of:=(16*0.05^2/0.2^2)*[.J129]+2*(1-16*0.05^2/0.2^2)*[.K129]+16*0.05^2/0.2^2*[.L129]-[.K128]" office:value-type="float" office:value="0.0335160023017831" calcext:value-type="float">
            <text:p>0.03351600230178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45" calcext:value-type="float">
            <text:p>6.45</text:p>
          </table:table-cell>
          <table:table-cell office:value-type="float" office:value="0" calcext:value-type="float">
            <text:p>0</text:p>
          </table:table-cell>
          <table:table-cell table:formula="of:=(16*0.05^2/0.2^2)*[.B130]+2*(1-16*0.05^2/0.2^2)*[.C130]+16*0.05^2/0.2^2*[.D130]-[.C129]" office:value-type="float" office:value="0.371536208413759" calcext:value-type="float">
            <text:p>0.371536208413759</text:p>
          </table:table-cell>
          <table:table-cell table:formula="of:=(16*0.05^2/0.2^2)*[.C130]+2*(1-16*0.05^2/0.2^2)*[.D130]+16*0.05^2/0.2^2*[.E130]-[.D129]" office:value-type="float" office:value="0.597880078192207" calcext:value-type="float">
            <text:p>0.597880078192207</text:p>
          </table:table-cell>
          <table:table-cell table:formula="of:=(16*0.05^2/0.2^2)*[.D130]+2*(1-16*0.05^2/0.2^2)*[.E130]+16*0.05^2/0.2^2*[.F130]-[.E129]" office:value-type="float" office:value="0.600115100489552" calcext:value-type="float">
            <text:p>0.600115100489552</text:p>
          </table:table-cell>
          <table:table-cell table:formula="of:=(16*0.05^2/0.2^2)*[.E130]+2*(1-16*0.05^2/0.2^2)*[.F130]+16*0.05^2/0.2^2*[.G130]-[.F129]" office:value-type="float" office:value="0.378330974598291" calcext:value-type="float">
            <text:p>0.378330974598291</text:p>
          </table:table-cell>
          <table:table-cell table:formula="of:=(16*0.05^2/0.2^2)*[.F130]+2*(1-16*0.05^2/0.2^2)*[.G130]+16*0.05^2/0.2^2*[.H130]-[.G129]" office:value-type="float" office:value="0.0183939720585595" calcext:value-type="float">
            <text:p>0.01839397205856</text:p>
          </table:table-cell>
          <table:table-cell table:formula="of:=(16*0.05^2/0.2^2)*[.G130]+2*(1-16*0.05^2/0.2^2)*[.H130]+16*0.05^2/0.2^2*[.I130]-[.H129]" office:value-type="float" office:value="-0.340804815796818" calcext:value-type="float">
            <text:p>-0.340804815796818</text:p>
          </table:table-cell>
          <table:table-cell table:formula="of:=(16*0.05^2/0.2^2)*[.H130]+2*(1-16*0.05^2/0.2^2)*[.I130]+16*0.05^2/0.2^2*[.J130]-[.I129]" office:value-type="float" office:value="-0.560344670487773" calcext:value-type="float">
            <text:p>-0.560344670487773</text:p>
          </table:table-cell>
          <table:table-cell table:formula="of:=(16*0.05^2/0.2^2)*[.I130]+2*(1-16*0.05^2/0.2^2)*[.J130]+16*0.05^2/0.2^2*[.K130]-[.J129]" office:value-type="float" office:value="-0.55426924999069" calcext:value-type="float">
            <text:p>-0.55426924999069</text:p>
          </table:table-cell>
          <table:table-cell table:formula="of:=(16*0.05^2/0.2^2)*[.J130]+2*(1-16*0.05^2/0.2^2)*[.K130]+16*0.05^2/0.2^2*[.L130]-[.K129]" office:value-type="float" office:value="-0.322334726348781" calcext:value-type="float">
            <text:p>-0.3223347263487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table:formula="of:=(16*0.05^2/0.2^2)*[.B131]+2*(1-16*0.05^2/0.2^2)*[.C131]+16*0.05^2/0.2^2*[.D131]-[.C130]" office:value-type="float" office:value="0.587785252292473" calcext:value-type="float">
            <text:p>0.587785252292473</text:p>
          </table:table-cell>
          <table:table-cell table:formula="of:=(16*0.05^2/0.2^2)*[.C131]+2*(1-16*0.05^2/0.2^2)*[.D131]+16*0.05^2/0.2^2*[.E131]-[.D130]" office:value-type="float" office:value="0.951056516295153" calcext:value-type="float">
            <text:p>0.951056516295153</text:p>
          </table:table-cell>
          <table:table-cell table:formula="of:=(16*0.05^2/0.2^2)*[.D131]+2*(1-16*0.05^2/0.2^2)*[.E131]+16*0.05^2/0.2^2*[.F131]-[.E130]" office:value-type="float" office:value="0.951056516295155" calcext:value-type="float">
            <text:p>0.951056516295155</text:p>
          </table:table-cell>
          <table:table-cell table:formula="of:=(16*0.05^2/0.2^2)*[.E131]+2*(1-16*0.05^2/0.2^2)*[.F131]+16*0.05^2/0.2^2*[.G131]-[.F130]" office:value-type="float" office:value="0.587785252292472" calcext:value-type="float">
            <text:p>0.587785252292472</text:p>
          </table:table-cell>
          <table:table-cell table:formula="of:=(16*0.05^2/0.2^2)*[.F131]+2*(1-16*0.05^2/0.2^2)*[.G131]+16*0.05^2/0.2^2*[.H131]-[.G130]" office:value-type="float" office:value="1.11022302462516E-015" calcext:value-type="float">
            <text:p>1.11022302462516E-15</text:p>
          </table:table-cell>
          <table:table-cell table:formula="of:=(16*0.05^2/0.2^2)*[.G131]+2*(1-16*0.05^2/0.2^2)*[.H131]+16*0.05^2/0.2^2*[.I131]-[.H130]" office:value-type="float" office:value="-0.587785252292474" calcext:value-type="float">
            <text:p>-0.587785252292474</text:p>
          </table:table-cell>
          <table:table-cell table:formula="of:=(16*0.05^2/0.2^2)*[.H131]+2*(1-16*0.05^2/0.2^2)*[.I131]+16*0.05^2/0.2^2*[.J131]-[.I130]" office:value-type="float" office:value="-0.951056516295152" calcext:value-type="float">
            <text:p>-0.951056516295152</text:p>
          </table:table-cell>
          <table:table-cell table:formula="of:=(16*0.05^2/0.2^2)*[.I131]+2*(1-16*0.05^2/0.2^2)*[.J131]+16*0.05^2/0.2^2*[.K131]-[.J130]" office:value-type="float" office:value="-0.951056516295153" calcext:value-type="float">
            <text:p>-0.951056516295153</text:p>
          </table:table-cell>
          <table:table-cell table:formula="of:=(16*0.05^2/0.2^2)*[.J131]+2*(1-16*0.05^2/0.2^2)*[.K131]+16*0.05^2/0.2^2*[.L131]-[.K13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55" calcext:value-type="float">
            <text:p>6.55</text:p>
          </table:table-cell>
          <table:table-cell office:value-type="float" office:value="0" calcext:value-type="float">
            <text:p>0</text:p>
          </table:table-cell>
          <table:table-cell table:formula="of:=(16*0.05^2/0.2^2)*[.B132]+2*(1-16*0.05^2/0.2^2)*[.C132]+16*0.05^2/0.2^2*[.D132]-[.C131]" office:value-type="float" office:value="0.579520307881394" calcext:value-type="float">
            <text:p>0.579520307881394</text:p>
          </table:table-cell>
          <table:table-cell table:formula="of:=(16*0.05^2/0.2^2)*[.C132]+2*(1-16*0.05^2/0.2^2)*[.D132]+16*0.05^2/0.2^2*[.E132]-[.D131]" office:value-type="float" office:value="0.940961690395421" calcext:value-type="float">
            <text:p>0.940961690395421</text:p>
          </table:table-cell>
          <table:table-cell table:formula="of:=(16*0.05^2/0.2^2)*[.D132]+2*(1-16*0.05^2/0.2^2)*[.E132]+16*0.05^2/0.2^2*[.F132]-[.E131]" office:value-type="float" office:value="0.938726668098072" calcext:value-type="float">
            <text:p>0.938726668098072</text:p>
          </table:table-cell>
          <table:table-cell table:formula="of:=(16*0.05^2/0.2^2)*[.E132]+2*(1-16*0.05^2/0.2^2)*[.F132]+16*0.05^2/0.2^2*[.G132]-[.F131]" office:value-type="float" office:value="0.572725541696865" calcext:value-type="float">
            <text:p>0.572725541696865</text:p>
          </table:table-cell>
          <table:table-cell table:formula="of:=(16*0.05^2/0.2^2)*[.F132]+2*(1-16*0.05^2/0.2^2)*[.G132]+16*0.05^2/0.2^2*[.H132]-[.G131]" office:value-type="float" office:value="-0.0183939720585595" calcext:value-type="float">
            <text:p>-0.01839397205856</text:p>
          </table:table-cell>
          <table:table-cell table:formula="of:=(16*0.05^2/0.2^2)*[.G132]+2*(1-16*0.05^2/0.2^2)*[.H132]+16*0.05^2/0.2^2*[.I132]-[.H131]" office:value-type="float" office:value="-0.610251700498333" calcext:value-type="float">
            <text:p>-0.610251700498333</text:p>
          </table:table-cell>
          <table:table-cell table:formula="of:=(16*0.05^2/0.2^2)*[.H132]+2*(1-16*0.05^2/0.2^2)*[.I132]+16*0.05^2/0.2^2*[.J132]-[.I131]" office:value-type="float" office:value="-0.978497098099854" calcext:value-type="float">
            <text:p>-0.978497098099854</text:p>
          </table:table-cell>
          <table:table-cell table:formula="of:=(16*0.05^2/0.2^2)*[.I132]+2*(1-16*0.05^2/0.2^2)*[.J132]+16*0.05^2/0.2^2*[.K132]-[.J131]" office:value-type="float" office:value="-0.984572518596935" calcext:value-type="float">
            <text:p>-0.984572518596935</text:p>
          </table:table-cell>
          <table:table-cell table:formula="of:=(16*0.05^2/0.2^2)*[.J132]+2*(1-16*0.05^2/0.2^2)*[.K132]+16*0.05^2/0.2^2*[.L132]-[.K131]" office:value-type="float" office:value="-0.628721789946372" calcext:value-type="float">
            <text:p>-0.62872178994637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  <table:table-cell table:formula="of:=(16*0.05^2/0.2^2)*[.B133]+2*(1-16*0.05^2/0.2^2)*[.C133]+16*0.05^2/0.2^2*[.D133]-[.C132]" office:value-type="float" office:value="0.353176438102948" calcext:value-type="float">
            <text:p>0.353176438102948</text:p>
          </table:table-cell>
          <table:table-cell table:formula="of:=(16*0.05^2/0.2^2)*[.C133]+2*(1-16*0.05^2/0.2^2)*[.D133]+16*0.05^2/0.2^2*[.E133]-[.D132]" office:value-type="float" office:value="0.567190459684314" calcext:value-type="float">
            <text:p>0.567190459684314</text:p>
          </table:table-cell>
          <table:table-cell table:formula="of:=(16*0.05^2/0.2^2)*[.D133]+2*(1-16*0.05^2/0.2^2)*[.E133]+16*0.05^2/0.2^2*[.F133]-[.E132]" office:value-type="float" office:value="0.562630715797131" calcext:value-type="float">
            <text:p>0.562630715797131</text:p>
          </table:table-cell>
          <table:table-cell table:formula="of:=(16*0.05^2/0.2^2)*[.E133]+2*(1-16*0.05^2/0.2^2)*[.F133]+16*0.05^2/0.2^2*[.G133]-[.F132]" office:value-type="float" office:value="0.332547443747041" calcext:value-type="float">
            <text:p>0.332547443747041</text:p>
          </table:table-cell>
          <table:table-cell table:formula="of:=(16*0.05^2/0.2^2)*[.F133]+2*(1-16*0.05^2/0.2^2)*[.G133]+16*0.05^2/0.2^2*[.H133]-[.G132]" office:value-type="float" office:value="-0.0375261588014698" calcext:value-type="float">
            <text:p>-0.03752615880147</text:p>
          </table:table-cell>
          <table:table-cell table:formula="of:=(16*0.05^2/0.2^2)*[.G133]+2*(1-16*0.05^2/0.2^2)*[.H133]+16*0.05^2/0.2^2*[.I133]-[.H132]" office:value-type="float" office:value="-0.40910581786594" calcext:value-type="float">
            <text:p>-0.40910581786594</text:p>
          </table:table-cell>
          <table:table-cell table:formula="of:=(16*0.05^2/0.2^2)*[.H133]+2*(1-16*0.05^2/0.2^2)*[.I133]+16*0.05^2/0.2^2*[.J133]-[.I132]" office:value-type="float" office:value="-0.643767702800116" calcext:value-type="float">
            <text:p>-0.643767702800116</text:p>
          </table:table-cell>
          <table:table-cell table:formula="of:=(16*0.05^2/0.2^2)*[.I133]+2*(1-16*0.05^2/0.2^2)*[.J133]+16*0.05^2/0.2^2*[.K133]-[.J132]" office:value-type="float" office:value="-0.656162371751073" calcext:value-type="float">
            <text:p>-0.656162371751073</text:p>
          </table:table-cell>
          <table:table-cell table:formula="of:=(16*0.05^2/0.2^2)*[.J133]+2*(1-16*0.05^2/0.2^2)*[.K133]+16*0.05^2/0.2^2*[.L133]-[.K132]" office:value-type="float" office:value="-0.396787266304462" calcext:value-type="float">
            <text:p>-0.39678726630446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65" calcext:value-type="float">
            <text:p>6.65</text:p>
          </table:table-cell>
          <table:table-cell office:value-type="float" office:value="0" calcext:value-type="float">
            <text:p>0</text:p>
          </table:table-cell>
          <table:table-cell table:formula="of:=(16*0.05^2/0.2^2)*[.B134]+2*(1-16*0.05^2/0.2^2)*[.C134]+16*0.05^2/0.2^2*[.D134]-[.C133]" office:value-type="float" office:value="-0.0123298481970801" calcext:value-type="float">
            <text:p>-0.01232984819708</text:p>
          </table:table-cell>
          <table:table-cell table:formula="of:=(16*0.05^2/0.2^2)*[.C134]+2*(1-16*0.05^2/0.2^2)*[.D134]+16*0.05^2/0.2^2*[.E134]-[.D133]" office:value-type="float" office:value="-0.0251545364953424" calcext:value-type="float">
            <text:p>-0.025154536495342</text:p>
          </table:table-cell>
          <table:table-cell table:formula="of:=(16*0.05^2/0.2^2)*[.D134]+2*(1-16*0.05^2/0.2^2)*[.E134]+16*0.05^2/0.2^2*[.F134]-[.E133]" office:value-type="float" office:value="-0.0389887646667182" calcext:value-type="float">
            <text:p>-0.038988764666718</text:p>
          </table:table-cell>
          <table:table-cell table:formula="of:=(16*0.05^2/0.2^2)*[.E134]+2*(1-16*0.05^2/0.2^2)*[.F134]+16*0.05^2/0.2^2*[.G134]-[.F133]" office:value-type="float" office:value="-0.0476209847012033" calcext:value-type="float">
            <text:p>-0.047620984701203</text:p>
          </table:table-cell>
          <table:table-cell table:formula="of:=(16*0.05^2/0.2^2)*[.F134]+2*(1-16*0.05^2/0.2^2)*[.G134]+16*0.05^2/0.2^2*[.H134]-[.G133]" office:value-type="float" office:value="-0.0581644020603397" calcext:value-type="float">
            <text:p>-0.05816440206034</text:p>
          </table:table-cell>
          <table:table-cell table:formula="of:=(16*0.05^2/0.2^2)*[.G134]+2*(1-16*0.05^2/0.2^2)*[.H134]+16*0.05^2/0.2^2*[.I134]-[.H133]" office:value-type="float" office:value="-0.0710421611032528" calcext:value-type="float">
            <text:p>-0.071042161103253</text:p>
          </table:table-cell>
          <table:table-cell table:formula="of:=(16*0.05^2/0.2^2)*[.H134]+2*(1-16*0.05^2/0.2^2)*[.I134]+16*0.05^2/0.2^2*[.J134]-[.I133]" office:value-type="float" office:value="-0.0867710915171586" calcext:value-type="float">
            <text:p>-0.086771091517159</text:p>
          </table:table-cell>
          <table:table-cell table:formula="of:=(16*0.05^2/0.2^2)*[.I134]+2*(1-16*0.05^2/0.2^2)*[.J134]+16*0.05^2/0.2^2*[.K134]-[.J133]" office:value-type="float" office:value="-0.0559824505076432" calcext:value-type="float">
            <text:p>-0.055982450507643</text:p>
          </table:table-cell>
          <table:table-cell table:formula="of:=(16*0.05^2/0.2^2)*[.J134]+2*(1-16*0.05^2/0.2^2)*[.K134]+16*0.05^2/0.2^2*[.L134]-[.K133]" office:value-type="float" office:value="-0.0274405818047008" calcext:value-type="float">
            <text:p>-0.02744058180470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table:formula="of:=(16*0.05^2/0.2^2)*[.B135]+2*(1-16*0.05^2/0.2^2)*[.C135]+16*0.05^2/0.2^2*[.D135]-[.C134]" office:value-type="float" office:value="-0.37833097459829" calcext:value-type="float">
            <text:p>-0.37833097459829</text:p>
          </table:table-cell>
          <table:table-cell table:formula="of:=(16*0.05^2/0.2^2)*[.C135]+2*(1-16*0.05^2/0.2^2)*[.D135]+16*0.05^2/0.2^2*[.E135]-[.D134]" office:value-type="float" office:value="-0.618509072548112" calcext:value-type="float">
            <text:p>-0.618509072548112</text:p>
          </table:table-cell>
          <table:table-cell table:formula="of:=(16*0.05^2/0.2^2)*[.D135]+2*(1-16*0.05^2/0.2^2)*[.E135]+16*0.05^2/0.2^2*[.F135]-[.E134]" office:value-type="float" office:value="-0.635406236993677" calcext:value-type="float">
            <text:p>-0.635406236993677</text:p>
          </table:table-cell>
          <table:table-cell table:formula="of:=(16*0.05^2/0.2^2)*[.E135]+2*(1-16*0.05^2/0.2^2)*[.F135]+16*0.05^2/0.2^2*[.G135]-[.F134]" office:value-type="float" office:value="-0.429700610474099" calcext:value-type="float">
            <text:p>-0.429700610474099</text:p>
          </table:table-cell>
          <table:table-cell table:formula="of:=(16*0.05^2/0.2^2)*[.F135]+2*(1-16*0.05^2/0.2^2)*[.G135]+16*0.05^2/0.2^2*[.H135]-[.G134]" office:value-type="float" office:value="-0.0811369870029863" calcext:value-type="float">
            <text:p>-0.081136987002986</text:p>
          </table:table-cell>
          <table:table-cell table:formula="of:=(16*0.05^2/0.2^2)*[.G135]+2*(1-16*0.05^2/0.2^2)*[.H135]+16*0.05^2/0.2^2*[.I135]-[.H134]" office:value-type="float" office:value="0.264170324288442" calcext:value-type="float">
            <text:p>0.264170324288442</text:p>
          </table:table-cell>
          <table:table-cell table:formula="of:=(16*0.05^2/0.2^2)*[.H135]+2*(1-16*0.05^2/0.2^2)*[.I135]+16*0.05^2/0.2^2*[.J135]-[.I134]" office:value-type="float" office:value="0.51674309118922" calcext:value-type="float">
            <text:p>0.51674309118922</text:p>
          </table:table-cell>
          <table:table-cell table:formula="of:=(16*0.05^2/0.2^2)*[.I135]+2*(1-16*0.05^2/0.2^2)*[.J135]+16*0.05^2/0.2^2*[.K135]-[.J134]" office:value-type="float" office:value="0.541950698429214" calcext:value-type="float">
            <text:p>0.541950698429214</text:p>
          </table:table-cell>
          <table:table-cell table:formula="of:=(16*0.05^2/0.2^2)*[.J135]+2*(1-16*0.05^2/0.2^2)*[.K135]+16*0.05^2/0.2^2*[.L135]-[.K134]" office:value-type="float" office:value="0.340804815796819" calcext:value-type="float">
            <text:p>0.34080481579681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table:formula="of:=(16*0.05^2/0.2^2)*[.B136]+2*(1-16*0.05^2/0.2^2)*[.C136]+16*0.05^2/0.2^2*[.D136]-[.C135]" office:value-type="float" office:value="-0.606179224351032" calcext:value-type="float">
            <text:p>-0.606179224351032</text:p>
          </table:table-cell>
          <table:table-cell table:formula="of:=(16*0.05^2/0.2^2)*[.C136]+2*(1-16*0.05^2/0.2^2)*[.D136]+16*0.05^2/0.2^2*[.E136]-[.D135]" office:value-type="float" office:value="-0.988582675096625" calcext:value-type="float">
            <text:p>-0.988582675096625</text:p>
          </table:table-cell>
          <table:table-cell table:formula="of:=(16*0.05^2/0.2^2)*[.D136]+2*(1-16*0.05^2/0.2^2)*[.E136]+16*0.05^2/0.2^2*[.F136]-[.E135]" office:value-type="float" office:value="-1.00922091835549" calcext:value-type="float">
            <text:p>-1.00922091835549</text:p>
          </table:table-cell>
          <table:table-cell table:formula="of:=(16*0.05^2/0.2^2)*[.E136]+2*(1-16*0.05^2/0.2^2)*[.F136]+16*0.05^2/0.2^2*[.G136]-[.F135]" office:value-type="float" office:value="-0.66892223929546" calcext:value-type="float">
            <text:p>-0.66892223929546</text:p>
          </table:table-cell>
          <table:table-cell table:formula="of:=(16*0.05^2/0.2^2)*[.F136]+2*(1-16*0.05^2/0.2^2)*[.G136]+16*0.05^2/0.2^2*[.H136]-[.G135]" office:value-type="float" office:value="-0.107365884125317" calcext:value-type="float">
            <text:p>-0.107365884125317</text:p>
          </table:table-cell>
          <table:table-cell table:formula="of:=(16*0.05^2/0.2^2)*[.G136]+2*(1-16*0.05^2/0.2^2)*[.H136]+16*0.05^2/0.2^2*[.I136]-[.H135]" office:value-type="float" office:value="0.506648265289487" calcext:value-type="float">
            <text:p>0.506648265289487</text:p>
          </table:table-cell>
          <table:table-cell table:formula="of:=(16*0.05^2/0.2^2)*[.H136]+2*(1-16*0.05^2/0.2^2)*[.I136]+16*0.05^2/0.2^2*[.J136]-[.I135]" office:value-type="float" office:value="0.892892114234814" calcext:value-type="float">
            <text:p>0.892892114234814</text:p>
          </table:table-cell>
          <table:table-cell table:formula="of:=(16*0.05^2/0.2^2)*[.I136]+2*(1-16*0.05^2/0.2^2)*[.J136]+16*0.05^2/0.2^2*[.K136]-[.J135]" office:value-type="float" office:value="0.913530357493683" calcext:value-type="float">
            <text:p>0.913530357493683</text:p>
          </table:table-cell>
          <table:table-cell table:formula="of:=(16*0.05^2/0.2^2)*[.J136]+2*(1-16*0.05^2/0.2^2)*[.K136]+16*0.05^2/0.2^2*[.L136]-[.K135]" office:value-type="float" office:value="0.569391280233914" calcext:value-type="float">
            <text:p>0.5693912802339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table:formula="of:=(16*0.05^2/0.2^2)*[.B137]+2*(1-16*0.05^2/0.2^2)*[.C137]+16*0.05^2/0.2^2*[.D137]-[.C136]" office:value-type="float" office:value="-0.610251700498334" calcext:value-type="float">
            <text:p>-0.610251700498334</text:p>
          </table:table-cell>
          <table:table-cell table:formula="of:=(16*0.05^2/0.2^2)*[.C137]+2*(1-16*0.05^2/0.2^2)*[.D137]+16*0.05^2/0.2^2*[.E137]-[.D136]" office:value-type="float" office:value="-0.996891070158412" calcext:value-type="float">
            <text:p>-0.996891070158412</text:p>
          </table:table-cell>
          <table:table-cell table:formula="of:=(16*0.05^2/0.2^2)*[.D137]+2*(1-16*0.05^2/0.2^2)*[.E137]+16*0.05^2/0.2^2*[.F137]-[.E136]" office:value-type="float" office:value="-1.02209867739841" calcext:value-type="float">
            <text:p>-1.02209867739841</text:p>
          </table:table-cell>
          <table:table-cell table:formula="of:=(16*0.05^2/0.2^2)*[.E137]+2*(1-16*0.05^2/0.2^2)*[.F137]+16*0.05^2/0.2^2*[.G137]-[.F136]" office:value-type="float" office:value="-0.686886192006711" calcext:value-type="float">
            <text:p>-0.686886192006711</text:p>
          </table:table-cell>
          <table:table-cell table:formula="of:=(16*0.05^2/0.2^2)*[.F137]+2*(1-16*0.05^2/0.2^2)*[.G137]+16*0.05^2/0.2^2*[.H137]-[.G136]" office:value-type="float" office:value="-0.0811369870029867" calcext:value-type="float">
            <text:p>-0.081136987002987</text:p>
          </table:table-cell>
          <table:table-cell table:formula="of:=(16*0.05^2/0.2^2)*[.G137]+2*(1-16*0.05^2/0.2^2)*[.H137]+16*0.05^2/0.2^2*[.I137]-[.H136]" office:value-type="float" office:value="0.521355905821055" calcext:value-type="float">
            <text:p>0.521355905821055</text:p>
          </table:table-cell>
          <table:table-cell table:formula="of:=(16*0.05^2/0.2^2)*[.H137]+2*(1-16*0.05^2/0.2^2)*[.I137]+16*0.05^2/0.2^2*[.J137]-[.I136]" office:value-type="float" office:value="0.903435531593949" calcext:value-type="float">
            <text:p>0.903435531593949</text:p>
          </table:table-cell>
          <table:table-cell table:formula="of:=(16*0.05^2/0.2^2)*[.I137]+2*(1-16*0.05^2/0.2^2)*[.J137]+16*0.05^2/0.2^2*[.K137]-[.J136]" office:value-type="float" office:value="0.920332696039515" calcext:value-type="float">
            <text:p>0.920332696039515</text:p>
          </table:table-cell>
          <table:table-cell table:formula="of:=(16*0.05^2/0.2^2)*[.J137]+2*(1-16*0.05^2/0.2^2)*[.K137]+16*0.05^2/0.2^2*[.L137]-[.K136]" office:value-type="float" office:value="0.572725541696863" calcext:value-type="float">
            <text:p>0.57272554169686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85" calcext:value-type="float">
            <text:p>6.85</text:p>
          </table:table-cell>
          <table:table-cell office:value-type="float" office:value="0" calcext:value-type="float">
            <text:p>0</text:p>
          </table:table-cell>
          <table:table-cell table:formula="of:=(16*0.05^2/0.2^2)*[.B138]+2*(1-16*0.05^2/0.2^2)*[.C138]+16*0.05^2/0.2^2*[.D138]-[.C137]" office:value-type="float" office:value="-0.39071184580738" calcext:value-type="float">
            <text:p>-0.39071184580738</text:p>
          </table:table-cell>
          <table:table-cell table:formula="of:=(16*0.05^2/0.2^2)*[.C138]+2*(1-16*0.05^2/0.2^2)*[.D138]+16*0.05^2/0.2^2*[.E138]-[.D137]" office:value-type="float" office:value="-0.643767702800117" calcext:value-type="float">
            <text:p>-0.643767702800117</text:p>
          </table:table-cell>
          <table:table-cell table:formula="of:=(16*0.05^2/0.2^2)*[.D138]+2*(1-16*0.05^2/0.2^2)*[.E138]+16*0.05^2/0.2^2*[.F138]-[.E137]" office:value-type="float" office:value="-0.674556343809631" calcext:value-type="float">
            <text:p>-0.674556343809631</text:p>
          </table:table-cell>
          <table:table-cell table:formula="of:=(16*0.05^2/0.2^2)*[.E138]+2*(1-16*0.05^2/0.2^2)*[.F138]+16*0.05^2/0.2^2*[.G138]-[.F137]" office:value-type="float" office:value="-0.434313425105934" calcext:value-type="float">
            <text:p>-0.434313425105934</text:p>
          </table:table-cell>
          <table:table-cell table:formula="of:=(16*0.05^2/0.2^2)*[.F138]+2*(1-16*0.05^2/0.2^2)*[.G138]+16*0.05^2/0.2^2*[.H138]-[.G137]" office:value-type="float" office:value="-0.0581644020603389" calcext:value-type="float">
            <text:p>-0.058164402060339</text:p>
          </table:table-cell>
          <table:table-cell table:formula="of:=(16*0.05^2/0.2^2)*[.G138]+2*(1-16*0.05^2/0.2^2)*[.H138]+16*0.05^2/0.2^2*[.I138]-[.H137]" office:value-type="float" office:value="0.315650279301476" calcext:value-type="float">
            <text:p>0.315650279301476</text:p>
          </table:table-cell>
          <table:table-cell table:formula="of:=(16*0.05^2/0.2^2)*[.H138]+2*(1-16*0.05^2/0.2^2)*[.I138]+16*0.05^2/0.2^2*[.J138]-[.I137]" office:value-type="float" office:value="0.548796487625756" calcext:value-type="float">
            <text:p>0.548796487625756</text:p>
          </table:table-cell>
          <table:table-cell table:formula="of:=(16*0.05^2/0.2^2)*[.I138]+2*(1-16*0.05^2/0.2^2)*[.J138]+16*0.05^2/0.2^2*[.K138]-[.J137]" office:value-type="float" office:value="0.56263071579713" calcext:value-type="float">
            <text:p>0.56263071579713</text:p>
          </table:table-cell>
          <table:table-cell table:formula="of:=(16*0.05^2/0.2^2)*[.J138]+2*(1-16*0.05^2/0.2^2)*[.K138]+16*0.05^2/0.2^2*[.L138]-[.K137]" office:value-type="float" office:value="0.3509414158056" calcext:value-type="float">
            <text:p>0.350941415805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table:formula="of:=(16*0.05^2/0.2^2)*[.B139]+2*(1-16*0.05^2/0.2^2)*[.C139]+16*0.05^2/0.2^2*[.D139]-[.C138]" office:value-type="float" office:value="-0.0335160023017828" calcext:value-type="float">
            <text:p>-0.033516002301783</text:p>
          </table:table-cell>
          <table:table-cell table:formula="of:=(16*0.05^2/0.2^2)*[.C139]+2*(1-16*0.05^2/0.2^2)*[.D139]+16*0.05^2/0.2^2*[.E139]-[.D138]" office:value-type="float" office:value="-0.0683771194585989" calcext:value-type="float">
            <text:p>-0.068377119458599</text:p>
          </table:table-cell>
          <table:table-cell table:formula="of:=(16*0.05^2/0.2^2)*[.D139]+2*(1-16*0.05^2/0.2^2)*[.E139]+16*0.05^2/0.2^2*[.F139]-[.E138]" office:value-type="float" office:value="-0.0559824505076443" calcext:value-type="float">
            <text:p>-0.055982450507644</text:p>
          </table:table-cell>
          <table:table-cell table:formula="of:=(16*0.05^2/0.2^2)*[.E139]+2*(1-16*0.05^2/0.2^2)*[.F139]+16*0.05^2/0.2^2*[.G139]-[.F138]" office:value-type="float" office:value="-0.0458345538632587" calcext:value-type="float">
            <text:p>-0.045834553863259</text:p>
          </table:table-cell>
          <table:table-cell table:formula="of:=(16*0.05^2/0.2^2)*[.F139]+2*(1-16*0.05^2/0.2^2)*[.G139]+16*0.05^2/0.2^2*[.H139]-[.G138]" office:value-type="float" office:value="-0.0375261588014719" calcext:value-type="float">
            <text:p>-0.037526158801472</text:p>
          </table:table-cell>
          <table:table-cell table:formula="of:=(16*0.05^2/0.2^2)*[.G139]+2*(1-16*0.05^2/0.2^2)*[.H139]+16*0.05^2/0.2^2*[.I139]-[.H138]" office:value-type="float" office:value="-0.0307238202556382" calcext:value-type="float">
            <text:p>-0.030723820255638</text:p>
          </table:table-cell>
          <table:table-cell table:formula="of:=(16*0.05^2/0.2^2)*[.H139]+2*(1-16*0.05^2/0.2^2)*[.I139]+16*0.05^2/0.2^2*[.J139]-[.I138]" office:value-type="float" office:value="-0.0251545364953435" calcext:value-type="float">
            <text:p>-0.025154536495344</text:p>
          </table:table-cell>
          <table:table-cell table:formula="of:=(16*0.05^2/0.2^2)*[.I139]+2*(1-16*0.05^2/0.2^2)*[.J139]+16*0.05^2/0.2^2*[.K139]-[.J138]" office:value-type="float" office:value="-0.0205947926081588" calcext:value-type="float">
            <text:p>-0.020594792608159</text:p>
          </table:table-cell>
          <table:table-cell table:formula="of:=(16*0.05^2/0.2^2)*[.J139]+2*(1-16*0.05^2/0.2^2)*[.K139]+16*0.05^2/0.2^2*[.L139]-[.K138]" office:value-type="float" office:value="-0.0100948258997335" calcext:value-type="float">
            <text:p>-0.01009482589973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95" calcext:value-type="float">
            <text:p>6.95</text:p>
          </table:table-cell>
          <table:table-cell office:value-type="float" office:value="0" calcext:value-type="float">
            <text:p>0</text:p>
          </table:table-cell>
          <table:table-cell table:formula="of:=(16*0.05^2/0.2^2)*[.B140]+2*(1-16*0.05^2/0.2^2)*[.C140]+16*0.05^2/0.2^2*[.D140]-[.C139]" office:value-type="float" office:value="0.322334726348781" calcext:value-type="float">
            <text:p>0.322334726348781</text:p>
          </table:table-cell>
          <table:table-cell table:formula="of:=(16*0.05^2/0.2^2)*[.C140]+2*(1-16*0.05^2/0.2^2)*[.D140]+16*0.05^2/0.2^2*[.E140]-[.D139]" office:value-type="float" office:value="0.55426924999069" calcext:value-type="float">
            <text:p>0.55426924999069</text:p>
          </table:table-cell>
          <table:table-cell table:formula="of:=(16*0.05^2/0.2^2)*[.D140]+2*(1-16*0.05^2/0.2^2)*[.E140]+16*0.05^2/0.2^2*[.F140]-[.E139]" office:value-type="float" office:value="0.560344670487773" calcext:value-type="float">
            <text:p>0.560344670487773</text:p>
          </table:table-cell>
          <table:table-cell table:formula="of:=(16*0.05^2/0.2^2)*[.E140]+2*(1-16*0.05^2/0.2^2)*[.F140]+16*0.05^2/0.2^2*[.G140]-[.F139]" office:value-type="float" office:value="0.340804815796818" calcext:value-type="float">
            <text:p>0.340804815796818</text:p>
          </table:table-cell>
          <table:table-cell table:formula="of:=(16*0.05^2/0.2^2)*[.F140]+2*(1-16*0.05^2/0.2^2)*[.G140]+16*0.05^2/0.2^2*[.H140]-[.G139]" office:value-type="float" office:value="-0.0183939720585581" calcext:value-type="float">
            <text:p>-0.018393972058558</text:p>
          </table:table-cell>
          <table:table-cell table:formula="of:=(16*0.05^2/0.2^2)*[.G140]+2*(1-16*0.05^2/0.2^2)*[.H140]+16*0.05^2/0.2^2*[.I140]-[.H139]" office:value-type="float" office:value="-0.378330974598291" calcext:value-type="float">
            <text:p>-0.378330974598291</text:p>
          </table:table-cell>
          <table:table-cell table:formula="of:=(16*0.05^2/0.2^2)*[.H140]+2*(1-16*0.05^2/0.2^2)*[.I140]+16*0.05^2/0.2^2*[.J140]-[.I139]" office:value-type="float" office:value="-0.600115100489553" calcext:value-type="float">
            <text:p>-0.600115100489553</text:p>
          </table:table-cell>
          <table:table-cell table:formula="of:=(16*0.05^2/0.2^2)*[.I140]+2*(1-16*0.05^2/0.2^2)*[.J140]+16*0.05^2/0.2^2*[.K140]-[.J139]" office:value-type="float" office:value="-0.597880078192207" calcext:value-type="float">
            <text:p>-0.597880078192207</text:p>
          </table:table-cell>
          <table:table-cell table:formula="of:=(16*0.05^2/0.2^2)*[.J140]+2*(1-16*0.05^2/0.2^2)*[.K140]+16*0.05^2/0.2^2*[.L140]-[.K139]" office:value-type="float" office:value="-0.371536208413759" calcext:value-type="float">
            <text:p>-0.37153620841375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16*0.05^2/0.2^2)*[.B141]+2*(1-16*0.05^2/0.2^2)*[.C141]+16*0.05^2/0.2^2*[.D141]-[.C140]" office:value-type="float" office:value="0.587785252292473" calcext:value-type="float">
            <text:p>0.587785252292473</text:p>
          </table:table-cell>
          <table:table-cell table:formula="of:=(16*0.05^2/0.2^2)*[.C141]+2*(1-16*0.05^2/0.2^2)*[.D141]+16*0.05^2/0.2^2*[.E141]-[.D140]" office:value-type="float" office:value="0.951056516295153" calcext:value-type="float">
            <text:p>0.951056516295153</text:p>
          </table:table-cell>
          <table:table-cell table:formula="of:=(16*0.05^2/0.2^2)*[.D141]+2*(1-16*0.05^2/0.2^2)*[.E141]+16*0.05^2/0.2^2*[.F141]-[.E140]" office:value-type="float" office:value="0.951056516295152" calcext:value-type="float">
            <text:p>0.951056516295152</text:p>
          </table:table-cell>
          <table:table-cell table:formula="of:=(16*0.05^2/0.2^2)*[.E141]+2*(1-16*0.05^2/0.2^2)*[.F141]+16*0.05^2/0.2^2*[.G141]-[.F140]" office:value-type="float" office:value="0.587785252292474" calcext:value-type="float">
            <text:p>0.587785252292474</text:p>
          </table:table-cell>
          <table:table-cell table:formula="of:=(16*0.05^2/0.2^2)*[.F141]+2*(1-16*0.05^2/0.2^2)*[.G141]+16*0.05^2/0.2^2*[.H141]-[.G140]" office:value-type="float" office:value="-1.11022302462516E-015" calcext:value-type="float">
            <text:p>-1.11022302462516E-15</text:p>
          </table:table-cell>
          <table:table-cell table:formula="of:=(16*0.05^2/0.2^2)*[.G141]+2*(1-16*0.05^2/0.2^2)*[.H141]+16*0.05^2/0.2^2*[.I141]-[.H140]" office:value-type="float" office:value="-0.587785252292473" calcext:value-type="float">
            <text:p>-0.587785252292473</text:p>
          </table:table-cell>
          <table:table-cell table:formula="of:=(16*0.05^2/0.2^2)*[.H141]+2*(1-16*0.05^2/0.2^2)*[.I141]+16*0.05^2/0.2^2*[.J141]-[.I140]" office:value-type="float" office:value="-0.951056516295155" calcext:value-type="float">
            <text:p>-0.951056516295155</text:p>
          </table:table-cell>
          <table:table-cell table:formula="of:=(16*0.05^2/0.2^2)*[.I141]+2*(1-16*0.05^2/0.2^2)*[.J141]+16*0.05^2/0.2^2*[.K141]-[.J140]" office:value-type="float" office:value="-0.951056516295153" calcext:value-type="float">
            <text:p>-0.951056516295153</text:p>
          </table:table-cell>
          <table:table-cell table:formula="of:=(16*0.05^2/0.2^2)*[.J141]+2*(1-16*0.05^2/0.2^2)*[.K141]+16*0.05^2/0.2^2*[.L141]-[.K14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05" calcext:value-type="float">
            <text:p>7.05</text:p>
          </table:table-cell>
          <table:table-cell office:value-type="float" office:value="0" calcext:value-type="float">
            <text:p>0</text:p>
          </table:table-cell>
          <table:table-cell table:formula="of:=(16*0.05^2/0.2^2)*[.B142]+2*(1-16*0.05^2/0.2^2)*[.C142]+16*0.05^2/0.2^2*[.D142]-[.C141]" office:value-type="float" office:value="0.628721789946372" calcext:value-type="float">
            <text:p>0.628721789946372</text:p>
          </table:table-cell>
          <table:table-cell table:formula="of:=(16*0.05^2/0.2^2)*[.C142]+2*(1-16*0.05^2/0.2^2)*[.D142]+16*0.05^2/0.2^2*[.E142]-[.D141]" office:value-type="float" office:value="0.984572518596935" calcext:value-type="float">
            <text:p>0.984572518596935</text:p>
          </table:table-cell>
          <table:table-cell table:formula="of:=(16*0.05^2/0.2^2)*[.D142]+2*(1-16*0.05^2/0.2^2)*[.E142]+16*0.05^2/0.2^2*[.F142]-[.E141]" office:value-type="float" office:value="0.978497098099854" calcext:value-type="float">
            <text:p>0.978497098099854</text:p>
          </table:table-cell>
          <table:table-cell table:formula="of:=(16*0.05^2/0.2^2)*[.E142]+2*(1-16*0.05^2/0.2^2)*[.F142]+16*0.05^2/0.2^2*[.G142]-[.F141]" office:value-type="float" office:value="0.610251700498333" calcext:value-type="float">
            <text:p>0.610251700498333</text:p>
          </table:table-cell>
          <table:table-cell table:formula="of:=(16*0.05^2/0.2^2)*[.F142]+2*(1-16*0.05^2/0.2^2)*[.G142]+16*0.05^2/0.2^2*[.H142]-[.G141]" office:value-type="float" office:value="0.0183939720585581" calcext:value-type="float">
            <text:p>0.018393972058558</text:p>
          </table:table-cell>
          <table:table-cell table:formula="of:=(16*0.05^2/0.2^2)*[.G142]+2*(1-16*0.05^2/0.2^2)*[.H142]+16*0.05^2/0.2^2*[.I142]-[.H141]" office:value-type="float" office:value="-0.572725541696865" calcext:value-type="float">
            <text:p>-0.572725541696865</text:p>
          </table:table-cell>
          <table:table-cell table:formula="of:=(16*0.05^2/0.2^2)*[.H142]+2*(1-16*0.05^2/0.2^2)*[.I142]+16*0.05^2/0.2^2*[.J142]-[.I141]" office:value-type="float" office:value="-0.938726668098072" calcext:value-type="float">
            <text:p>-0.938726668098072</text:p>
          </table:table-cell>
          <table:table-cell table:formula="of:=(16*0.05^2/0.2^2)*[.I142]+2*(1-16*0.05^2/0.2^2)*[.J142]+16*0.05^2/0.2^2*[.K142]-[.J141]" office:value-type="float" office:value="-0.940961690395421" calcext:value-type="float">
            <text:p>-0.940961690395421</text:p>
          </table:table-cell>
          <table:table-cell table:formula="of:=(16*0.05^2/0.2^2)*[.J142]+2*(1-16*0.05^2/0.2^2)*[.K142]+16*0.05^2/0.2^2*[.L142]-[.K141]" office:value-type="float" office:value="-0.579520307881394" calcext:value-type="float">
            <text:p>-0.57952030788139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table:formula="of:=(16*0.05^2/0.2^2)*[.B143]+2*(1-16*0.05^2/0.2^2)*[.C143]+16*0.05^2/0.2^2*[.D143]-[.C142]" office:value-type="float" office:value="0.396787266304462" calcext:value-type="float">
            <text:p>0.396787266304462</text:p>
          </table:table-cell>
          <table:table-cell table:formula="of:=(16*0.05^2/0.2^2)*[.C143]+2*(1-16*0.05^2/0.2^2)*[.D143]+16*0.05^2/0.2^2*[.E143]-[.D142]" office:value-type="float" office:value="0.656162371751073" calcext:value-type="float">
            <text:p>0.656162371751073</text:p>
          </table:table-cell>
          <table:table-cell table:formula="of:=(16*0.05^2/0.2^2)*[.D143]+2*(1-16*0.05^2/0.2^2)*[.E143]+16*0.05^2/0.2^2*[.F143]-[.E142]" office:value-type="float" office:value="0.643767702800116" calcext:value-type="float">
            <text:p>0.643767702800116</text:p>
          </table:table-cell>
          <table:table-cell table:formula="of:=(16*0.05^2/0.2^2)*[.E143]+2*(1-16*0.05^2/0.2^2)*[.F143]+16*0.05^2/0.2^2*[.G143]-[.F142]" office:value-type="float" office:value="0.409105817865938" calcext:value-type="float">
            <text:p>0.409105817865938</text:p>
          </table:table-cell>
          <table:table-cell table:formula="of:=(16*0.05^2/0.2^2)*[.F143]+2*(1-16*0.05^2/0.2^2)*[.G143]+16*0.05^2/0.2^2*[.H143]-[.G142]" office:value-type="float" office:value="0.0375261588014698" calcext:value-type="float">
            <text:p>0.03752615880147</text:p>
          </table:table-cell>
          <table:table-cell table:formula="of:=(16*0.05^2/0.2^2)*[.G143]+2*(1-16*0.05^2/0.2^2)*[.H143]+16*0.05^2/0.2^2*[.I143]-[.H142]" office:value-type="float" office:value="-0.332547443747042" calcext:value-type="float">
            <text:p>-0.332547443747042</text:p>
          </table:table-cell>
          <table:table-cell table:formula="of:=(16*0.05^2/0.2^2)*[.H143]+2*(1-16*0.05^2/0.2^2)*[.I143]+16*0.05^2/0.2^2*[.J143]-[.I142]" office:value-type="float" office:value="-0.562630715797131" calcext:value-type="float">
            <text:p>-0.562630715797131</text:p>
          </table:table-cell>
          <table:table-cell table:formula="of:=(16*0.05^2/0.2^2)*[.I143]+2*(1-16*0.05^2/0.2^2)*[.J143]+16*0.05^2/0.2^2*[.K143]-[.J142]" office:value-type="float" office:value="-0.567190459684314" calcext:value-type="float">
            <text:p>-0.567190459684314</text:p>
          </table:table-cell>
          <table:table-cell table:formula="of:=(16*0.05^2/0.2^2)*[.J143]+2*(1-16*0.05^2/0.2^2)*[.K143]+16*0.05^2/0.2^2*[.L143]-[.K142]" office:value-type="float" office:value="-0.353176438102948" calcext:value-type="float">
            <text:p>-0.35317643810294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15" calcext:value-type="float">
            <text:p>7.15</text:p>
          </table:table-cell>
          <table:table-cell office:value-type="float" office:value="0" calcext:value-type="float">
            <text:p>0</text:p>
          </table:table-cell>
          <table:table-cell table:formula="of:=(16*0.05^2/0.2^2)*[.B144]+2*(1-16*0.05^2/0.2^2)*[.C144]+16*0.05^2/0.2^2*[.D144]-[.C143]" office:value-type="float" office:value="0.0274405818047007" calcext:value-type="float">
            <text:p>0.027440581804701</text:p>
          </table:table-cell>
          <table:table-cell table:formula="of:=(16*0.05^2/0.2^2)*[.C144]+2*(1-16*0.05^2/0.2^2)*[.D144]+16*0.05^2/0.2^2*[.E144]-[.D143]" office:value-type="float" office:value="0.0559824505076429" calcext:value-type="float">
            <text:p>0.055982450507643</text:p>
          </table:table-cell>
          <table:table-cell table:formula="of:=(16*0.05^2/0.2^2)*[.D144]+2*(1-16*0.05^2/0.2^2)*[.E144]+16*0.05^2/0.2^2*[.F144]-[.E143]" office:value-type="float" office:value="0.0867710915171569" calcext:value-type="float">
            <text:p>0.086771091517157</text:p>
          </table:table-cell>
          <table:table-cell table:formula="of:=(16*0.05^2/0.2^2)*[.E144]+2*(1-16*0.05^2/0.2^2)*[.F144]+16*0.05^2/0.2^2*[.G144]-[.F143]" office:value-type="float" office:value="0.0710421611032525" calcext:value-type="float">
            <text:p>0.071042161103253</text:p>
          </table:table-cell>
          <table:table-cell table:formula="of:=(16*0.05^2/0.2^2)*[.F144]+2*(1-16*0.05^2/0.2^2)*[.G144]+16*0.05^2/0.2^2*[.H144]-[.G143]" office:value-type="float" office:value="0.0581644020603382" calcext:value-type="float">
            <text:p>0.058164402060338</text:p>
          </table:table-cell>
          <table:table-cell table:formula="of:=(16*0.05^2/0.2^2)*[.G144]+2*(1-16*0.05^2/0.2^2)*[.H144]+16*0.05^2/0.2^2*[.I144]-[.H143]" office:value-type="float" office:value="0.0476209847012036" calcext:value-type="float">
            <text:p>0.047620984701204</text:p>
          </table:table-cell>
          <table:table-cell table:formula="of:=(16*0.05^2/0.2^2)*[.H144]+2*(1-16*0.05^2/0.2^2)*[.I144]+16*0.05^2/0.2^2*[.J144]-[.I143]" office:value-type="float" office:value="0.0389887646667167" calcext:value-type="float">
            <text:p>0.038988764666717</text:p>
          </table:table-cell>
          <table:table-cell table:formula="of:=(16*0.05^2/0.2^2)*[.I144]+2*(1-16*0.05^2/0.2^2)*[.J144]+16*0.05^2/0.2^2*[.K144]-[.J143]" office:value-type="float" office:value="0.0251545364953426" calcext:value-type="float">
            <text:p>0.025154536495343</text:p>
          </table:table-cell>
          <table:table-cell table:formula="of:=(16*0.05^2/0.2^2)*[.J144]+2*(1-16*0.05^2/0.2^2)*[.K144]+16*0.05^2/0.2^2*[.L144]-[.K143]" office:value-type="float" office:value="0.0123298481970801" calcext:value-type="float">
            <text:p>0.012329848197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table:formula="of:=(16*0.05^2/0.2^2)*[.B145]+2*(1-16*0.05^2/0.2^2)*[.C145]+16*0.05^2/0.2^2*[.D145]-[.C144]" office:value-type="float" office:value="-0.340804815796819" calcext:value-type="float">
            <text:p>-0.340804815796819</text:p>
          </table:table-cell>
          <table:table-cell table:formula="of:=(16*0.05^2/0.2^2)*[.C145]+2*(1-16*0.05^2/0.2^2)*[.D145]+16*0.05^2/0.2^2*[.E145]-[.D144]" office:value-type="float" office:value="-0.541950698429215" calcext:value-type="float">
            <text:p>-0.541950698429215</text:p>
          </table:table-cell>
          <table:table-cell table:formula="of:=(16*0.05^2/0.2^2)*[.D145]+2*(1-16*0.05^2/0.2^2)*[.E145]+16*0.05^2/0.2^2*[.F145]-[.E144]" office:value-type="float" office:value="-0.51674309118922" calcext:value-type="float">
            <text:p>-0.51674309118922</text:p>
          </table:table-cell>
          <table:table-cell table:formula="of:=(16*0.05^2/0.2^2)*[.E145]+2*(1-16*0.05^2/0.2^2)*[.F145]+16*0.05^2/0.2^2*[.G145]-[.F144]" office:value-type="float" office:value="-0.264170324288443" calcext:value-type="float">
            <text:p>-0.264170324288443</text:p>
          </table:table-cell>
          <table:table-cell table:formula="of:=(16*0.05^2/0.2^2)*[.F145]+2*(1-16*0.05^2/0.2^2)*[.G145]+16*0.05^2/0.2^2*[.H145]-[.G144]" office:value-type="float" office:value="0.0811369870029862" calcext:value-type="float">
            <text:p>0.081136987002986</text:p>
          </table:table-cell>
          <table:table-cell table:formula="of:=(16*0.05^2/0.2^2)*[.G145]+2*(1-16*0.05^2/0.2^2)*[.H145]+16*0.05^2/0.2^2*[.I145]-[.H144]" office:value-type="float" office:value="0.429700610474097" calcext:value-type="float">
            <text:p>0.429700610474097</text:p>
          </table:table-cell>
          <table:table-cell table:formula="of:=(16*0.05^2/0.2^2)*[.H145]+2*(1-16*0.05^2/0.2^2)*[.I145]+16*0.05^2/0.2^2*[.J145]-[.I144]" office:value-type="float" office:value="0.635406236993677" calcext:value-type="float">
            <text:p>0.635406236993677</text:p>
          </table:table-cell>
          <table:table-cell table:formula="of:=(16*0.05^2/0.2^2)*[.I145]+2*(1-16*0.05^2/0.2^2)*[.J145]+16*0.05^2/0.2^2*[.K145]-[.J144]" office:value-type="float" office:value="0.618509072548111" calcext:value-type="float">
            <text:p>0.618509072548111</text:p>
          </table:table-cell>
          <table:table-cell table:formula="of:=(16*0.05^2/0.2^2)*[.J145]+2*(1-16*0.05^2/0.2^2)*[.K145]+16*0.05^2/0.2^2*[.L145]-[.K144]" office:value-type="float" office:value="0.37833097459829" calcext:value-type="float">
            <text:p>0.3783309745982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25" calcext:value-type="float">
            <text:p>7.25</text:p>
          </table:table-cell>
          <table:table-cell office:value-type="float" office:value="0" calcext:value-type="float">
            <text:p>0</text:p>
          </table:table-cell>
          <table:table-cell table:formula="of:=(16*0.05^2/0.2^2)*[.B146]+2*(1-16*0.05^2/0.2^2)*[.C146]+16*0.05^2/0.2^2*[.D146]-[.C145]" office:value-type="float" office:value="-0.569391280233916" calcext:value-type="float">
            <text:p>-0.569391280233916</text:p>
          </table:table-cell>
          <table:table-cell table:formula="of:=(16*0.05^2/0.2^2)*[.C146]+2*(1-16*0.05^2/0.2^2)*[.D146]+16*0.05^2/0.2^2*[.E146]-[.D145]" office:value-type="float" office:value="-0.913530357493683" calcext:value-type="float">
            <text:p>-0.913530357493683</text:p>
          </table:table-cell>
          <table:table-cell table:formula="of:=(16*0.05^2/0.2^2)*[.D146]+2*(1-16*0.05^2/0.2^2)*[.E146]+16*0.05^2/0.2^2*[.F146]-[.E145]" office:value-type="float" office:value="-0.892892114234815" calcext:value-type="float">
            <text:p>-0.892892114234815</text:p>
          </table:table-cell>
          <table:table-cell table:formula="of:=(16*0.05^2/0.2^2)*[.E146]+2*(1-16*0.05^2/0.2^2)*[.F146]+16*0.05^2/0.2^2*[.G146]-[.F145]" office:value-type="float" office:value="-0.506648265289487" calcext:value-type="float">
            <text:p>-0.506648265289487</text:p>
          </table:table-cell>
          <table:table-cell table:formula="of:=(16*0.05^2/0.2^2)*[.F146]+2*(1-16*0.05^2/0.2^2)*[.G146]+16*0.05^2/0.2^2*[.H146]-[.G145]" office:value-type="float" office:value="0.107365884125316" calcext:value-type="float">
            <text:p>0.107365884125316</text:p>
          </table:table-cell>
          <table:table-cell table:formula="of:=(16*0.05^2/0.2^2)*[.G146]+2*(1-16*0.05^2/0.2^2)*[.H146]+16*0.05^2/0.2^2*[.I146]-[.H145]" office:value-type="float" office:value="0.66892223929546" calcext:value-type="float">
            <text:p>0.66892223929546</text:p>
          </table:table-cell>
          <table:table-cell table:formula="of:=(16*0.05^2/0.2^2)*[.H146]+2*(1-16*0.05^2/0.2^2)*[.I146]+16*0.05^2/0.2^2*[.J146]-[.I145]" office:value-type="float" office:value="1.00922091835549" calcext:value-type="float">
            <text:p>1.00922091835549</text:p>
          </table:table-cell>
          <table:table-cell table:formula="of:=(16*0.05^2/0.2^2)*[.I146]+2*(1-16*0.05^2/0.2^2)*[.J146]+16*0.05^2/0.2^2*[.K146]-[.J145]" office:value-type="float" office:value="0.988582675096625" calcext:value-type="float">
            <text:p>0.988582675096625</text:p>
          </table:table-cell>
          <table:table-cell table:formula="of:=(16*0.05^2/0.2^2)*[.J146]+2*(1-16*0.05^2/0.2^2)*[.K146]+16*0.05^2/0.2^2*[.L146]-[.K145]" office:value-type="float" office:value="0.606179224351031" calcext:value-type="float">
            <text:p>0.60617922435103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table:formula="of:=(16*0.05^2/0.2^2)*[.B147]+2*(1-16*0.05^2/0.2^2)*[.C147]+16*0.05^2/0.2^2*[.D147]-[.C146]" office:value-type="float" office:value="-0.572725541696863" calcext:value-type="float">
            <text:p>-0.572725541696863</text:p>
          </table:table-cell>
          <table:table-cell table:formula="of:=(16*0.05^2/0.2^2)*[.C147]+2*(1-16*0.05^2/0.2^2)*[.D147]+16*0.05^2/0.2^2*[.E147]-[.D146]" office:value-type="float" office:value="-0.920332696039516" calcext:value-type="float">
            <text:p>-0.920332696039516</text:p>
          </table:table-cell>
          <table:table-cell table:formula="of:=(16*0.05^2/0.2^2)*[.D147]+2*(1-16*0.05^2/0.2^2)*[.E147]+16*0.05^2/0.2^2*[.F147]-[.E146]" office:value-type="float" office:value="-0.903435531593949" calcext:value-type="float">
            <text:p>-0.903435531593949</text:p>
          </table:table-cell>
          <table:table-cell table:formula="of:=(16*0.05^2/0.2^2)*[.E147]+2*(1-16*0.05^2/0.2^2)*[.F147]+16*0.05^2/0.2^2*[.G147]-[.F146]" office:value-type="float" office:value="-0.521355905821057" calcext:value-type="float">
            <text:p>-0.521355905821057</text:p>
          </table:table-cell>
          <table:table-cell table:formula="of:=(16*0.05^2/0.2^2)*[.F147]+2*(1-16*0.05^2/0.2^2)*[.G147]+16*0.05^2/0.2^2*[.H147]-[.G146]" office:value-type="float" office:value="0.0811369870029867" calcext:value-type="float">
            <text:p>0.081136987002987</text:p>
          </table:table-cell>
          <table:table-cell table:formula="of:=(16*0.05^2/0.2^2)*[.G147]+2*(1-16*0.05^2/0.2^2)*[.H147]+16*0.05^2/0.2^2*[.I147]-[.H146]" office:value-type="float" office:value="0.686886192006709" calcext:value-type="float">
            <text:p>0.686886192006709</text:p>
          </table:table-cell>
          <table:table-cell table:formula="of:=(16*0.05^2/0.2^2)*[.H147]+2*(1-16*0.05^2/0.2^2)*[.I147]+16*0.05^2/0.2^2*[.J147]-[.I146]" office:value-type="float" office:value="1.02209867739841" calcext:value-type="float">
            <text:p>1.02209867739841</text:p>
          </table:table-cell>
          <table:table-cell table:formula="of:=(16*0.05^2/0.2^2)*[.I147]+2*(1-16*0.05^2/0.2^2)*[.J147]+16*0.05^2/0.2^2*[.K147]-[.J146]" office:value-type="float" office:value="0.996891070158411" calcext:value-type="float">
            <text:p>0.996891070158411</text:p>
          </table:table-cell>
          <table:table-cell table:formula="of:=(16*0.05^2/0.2^2)*[.J147]+2*(1-16*0.05^2/0.2^2)*[.K147]+16*0.05^2/0.2^2*[.L147]-[.K146]" office:value-type="float" office:value="0.610251700498334" calcext:value-type="float">
            <text:p>0.61025170049833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35" calcext:value-type="float">
            <text:p>7.35</text:p>
          </table:table-cell>
          <table:table-cell office:value-type="float" office:value="0" calcext:value-type="float">
            <text:p>0</text:p>
          </table:table-cell>
          <table:table-cell table:formula="of:=(16*0.05^2/0.2^2)*[.B148]+2*(1-16*0.05^2/0.2^2)*[.C148]+16*0.05^2/0.2^2*[.D148]-[.C147]" office:value-type="float" office:value="-0.3509414158056" calcext:value-type="float">
            <text:p>-0.3509414158056</text:p>
          </table:table-cell>
          <table:table-cell table:formula="of:=(16*0.05^2/0.2^2)*[.C148]+2*(1-16*0.05^2/0.2^2)*[.D148]+16*0.05^2/0.2^2*[.E148]-[.D147]" office:value-type="float" office:value="-0.56263071579713" calcext:value-type="float">
            <text:p>-0.56263071579713</text:p>
          </table:table-cell>
          <table:table-cell table:formula="of:=(16*0.05^2/0.2^2)*[.D148]+2*(1-16*0.05^2/0.2^2)*[.E148]+16*0.05^2/0.2^2*[.F148]-[.E147]" office:value-type="float" office:value="-0.548796487625757" calcext:value-type="float">
            <text:p>-0.548796487625757</text:p>
          </table:table-cell>
          <table:table-cell table:formula="of:=(16*0.05^2/0.2^2)*[.E148]+2*(1-16*0.05^2/0.2^2)*[.F148]+16*0.05^2/0.2^2*[.G148]-[.F147]" office:value-type="float" office:value="-0.315650279301476" calcext:value-type="float">
            <text:p>-0.315650279301476</text:p>
          </table:table-cell>
          <table:table-cell table:formula="of:=(16*0.05^2/0.2^2)*[.F148]+2*(1-16*0.05^2/0.2^2)*[.G148]+16*0.05^2/0.2^2*[.H148]-[.G147]" office:value-type="float" office:value="0.0581644020603371" calcext:value-type="float">
            <text:p>0.058164402060337</text:p>
          </table:table-cell>
          <table:table-cell table:formula="of:=(16*0.05^2/0.2^2)*[.G148]+2*(1-16*0.05^2/0.2^2)*[.H148]+16*0.05^2/0.2^2*[.I148]-[.H147]" office:value-type="float" office:value="0.434313425105935" calcext:value-type="float">
            <text:p>0.434313425105935</text:p>
          </table:table-cell>
          <table:table-cell table:formula="of:=(16*0.05^2/0.2^2)*[.H148]+2*(1-16*0.05^2/0.2^2)*[.I148]+16*0.05^2/0.2^2*[.J148]-[.I147]" office:value-type="float" office:value="0.674556343809629" calcext:value-type="float">
            <text:p>0.674556343809629</text:p>
          </table:table-cell>
          <table:table-cell table:formula="of:=(16*0.05^2/0.2^2)*[.I148]+2*(1-16*0.05^2/0.2^2)*[.J148]+16*0.05^2/0.2^2*[.K148]-[.J147]" office:value-type="float" office:value="0.643767702800117" calcext:value-type="float">
            <text:p>0.643767702800117</text:p>
          </table:table-cell>
          <table:table-cell table:formula="of:=(16*0.05^2/0.2^2)*[.J148]+2*(1-16*0.05^2/0.2^2)*[.K148]+16*0.05^2/0.2^2*[.L148]-[.K147]" office:value-type="float" office:value="0.39071184580738" calcext:value-type="float">
            <text:p>0.3907118458073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table:formula="of:=(16*0.05^2/0.2^2)*[.B149]+2*(1-16*0.05^2/0.2^2)*[.C149]+16*0.05^2/0.2^2*[.D149]-[.C148]" office:value-type="float" office:value="0.0100948258997339" calcext:value-type="float">
            <text:p>0.010094825899734</text:p>
          </table:table-cell>
          <table:table-cell table:formula="of:=(16*0.05^2/0.2^2)*[.C149]+2*(1-16*0.05^2/0.2^2)*[.D149]+16*0.05^2/0.2^2*[.E149]-[.D148]" office:value-type="float" office:value="0.0205947926081588" calcext:value-type="float">
            <text:p>0.020594792608159</text:p>
          </table:table-cell>
          <table:table-cell table:formula="of:=(16*0.05^2/0.2^2)*[.D149]+2*(1-16*0.05^2/0.2^2)*[.E149]+16*0.05^2/0.2^2*[.F149]-[.E148]" office:value-type="float" office:value="0.0251545364953438" calcext:value-type="float">
            <text:p>0.025154536495344</text:p>
          </table:table-cell>
          <table:table-cell table:formula="of:=(16*0.05^2/0.2^2)*[.E149]+2*(1-16*0.05^2/0.2^2)*[.F149]+16*0.05^2/0.2^2*[.G149]-[.F148]" office:value-type="float" office:value="0.0307238202556366" calcext:value-type="float">
            <text:p>0.030723820255637</text:p>
          </table:table-cell>
          <table:table-cell table:formula="of:=(16*0.05^2/0.2^2)*[.F149]+2*(1-16*0.05^2/0.2^2)*[.G149]+16*0.05^2/0.2^2*[.H149]-[.G148]" office:value-type="float" office:value="0.0375261588014723" calcext:value-type="float">
            <text:p>0.037526158801472</text:p>
          </table:table-cell>
          <table:table-cell table:formula="of:=(16*0.05^2/0.2^2)*[.G149]+2*(1-16*0.05^2/0.2^2)*[.H149]+16*0.05^2/0.2^2*[.I149]-[.H148]" office:value-type="float" office:value="0.0458345538632572" calcext:value-type="float">
            <text:p>0.045834553863257</text:p>
          </table:table-cell>
          <table:table-cell table:formula="of:=(16*0.05^2/0.2^2)*[.H149]+2*(1-16*0.05^2/0.2^2)*[.I149]+16*0.05^2/0.2^2*[.J149]-[.I148]" office:value-type="float" office:value="0.0559824505076443" calcext:value-type="float">
            <text:p>0.055982450507644</text:p>
          </table:table-cell>
          <table:table-cell table:formula="of:=(16*0.05^2/0.2^2)*[.I149]+2*(1-16*0.05^2/0.2^2)*[.J149]+16*0.05^2/0.2^2*[.K149]-[.J148]" office:value-type="float" office:value="0.0683771194585989" calcext:value-type="float">
            <text:p>0.068377119458599</text:p>
          </table:table-cell>
          <table:table-cell table:formula="of:=(16*0.05^2/0.2^2)*[.J149]+2*(1-16*0.05^2/0.2^2)*[.K149]+16*0.05^2/0.2^2*[.L149]-[.K148]" office:value-type="float" office:value="0.0335160023017828" calcext:value-type="float">
            <text:p>0.03351600230178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45" calcext:value-type="float">
            <text:p>7.45</text:p>
          </table:table-cell>
          <table:table-cell office:value-type="float" office:value="0" calcext:value-type="float">
            <text:p>0</text:p>
          </table:table-cell>
          <table:table-cell table:formula="of:=(16*0.05^2/0.2^2)*[.B150]+2*(1-16*0.05^2/0.2^2)*[.C150]+16*0.05^2/0.2^2*[.D150]-[.C149]" office:value-type="float" office:value="0.371536208413759" calcext:value-type="float">
            <text:p>0.371536208413759</text:p>
          </table:table-cell>
          <table:table-cell table:formula="of:=(16*0.05^2/0.2^2)*[.C150]+2*(1-16*0.05^2/0.2^2)*[.D150]+16*0.05^2/0.2^2*[.E150]-[.D149]" office:value-type="float" office:value="0.597880078192207" calcext:value-type="float">
            <text:p>0.597880078192207</text:p>
          </table:table-cell>
          <table:table-cell table:formula="of:=(16*0.05^2/0.2^2)*[.D150]+2*(1-16*0.05^2/0.2^2)*[.E150]+16*0.05^2/0.2^2*[.F150]-[.E149]" office:value-type="float" office:value="0.600115100489553" calcext:value-type="float">
            <text:p>0.600115100489553</text:p>
          </table:table-cell>
          <table:table-cell table:formula="of:=(16*0.05^2/0.2^2)*[.E150]+2*(1-16*0.05^2/0.2^2)*[.F150]+16*0.05^2/0.2^2*[.G150]-[.F149]" office:value-type="float" office:value="0.378330974598292" calcext:value-type="float">
            <text:p>0.378330974598292</text:p>
          </table:table-cell>
          <table:table-cell table:formula="of:=(16*0.05^2/0.2^2)*[.F150]+2*(1-16*0.05^2/0.2^2)*[.G150]+16*0.05^2/0.2^2*[.H150]-[.G149]" office:value-type="float" office:value="0.0183939720585566" calcext:value-type="float">
            <text:p>0.018393972058557</text:p>
          </table:table-cell>
          <table:table-cell table:formula="of:=(16*0.05^2/0.2^2)*[.G150]+2*(1-16*0.05^2/0.2^2)*[.H150]+16*0.05^2/0.2^2*[.I150]-[.H149]" office:value-type="float" office:value="-0.340804815796818" calcext:value-type="float">
            <text:p>-0.340804815796818</text:p>
          </table:table-cell>
          <table:table-cell table:formula="of:=(16*0.05^2/0.2^2)*[.H150]+2*(1-16*0.05^2/0.2^2)*[.I150]+16*0.05^2/0.2^2*[.J150]-[.I149]" office:value-type="float" office:value="-0.560344670487773" calcext:value-type="float">
            <text:p>-0.560344670487773</text:p>
          </table:table-cell>
          <table:table-cell table:formula="of:=(16*0.05^2/0.2^2)*[.I150]+2*(1-16*0.05^2/0.2^2)*[.J150]+16*0.05^2/0.2^2*[.K150]-[.J149]" office:value-type="float" office:value="-0.55426924999069" calcext:value-type="float">
            <text:p>-0.55426924999069</text:p>
          </table:table-cell>
          <table:table-cell table:formula="of:=(16*0.05^2/0.2^2)*[.J150]+2*(1-16*0.05^2/0.2^2)*[.K150]+16*0.05^2/0.2^2*[.L150]-[.K149]" office:value-type="float" office:value="-0.322334726348781" calcext:value-type="float">
            <text:p>-0.3223347263487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formula="of:=(16*0.05^2/0.2^2)*[.B151]+2*(1-16*0.05^2/0.2^2)*[.C151]+16*0.05^2/0.2^2*[.D151]-[.C150]" office:value-type="float" office:value="0.587785252292473" calcext:value-type="float">
            <text:p>0.587785252292473</text:p>
          </table:table-cell>
          <table:table-cell table:formula="of:=(16*0.05^2/0.2^2)*[.C151]+2*(1-16*0.05^2/0.2^2)*[.D151]+16*0.05^2/0.2^2*[.E151]-[.D150]" office:value-type="float" office:value="0.951056516295152" calcext:value-type="float">
            <text:p>0.951056516295152</text:p>
          </table:table-cell>
          <table:table-cell table:formula="of:=(16*0.05^2/0.2^2)*[.D151]+2*(1-16*0.05^2/0.2^2)*[.E151]+16*0.05^2/0.2^2*[.F151]-[.E150]" office:value-type="float" office:value="0.951056516295155" calcext:value-type="float">
            <text:p>0.951056516295155</text:p>
          </table:table-cell>
          <table:table-cell table:formula="of:=(16*0.05^2/0.2^2)*[.E151]+2*(1-16*0.05^2/0.2^2)*[.F151]+16*0.05^2/0.2^2*[.G151]-[.F150]" office:value-type="float" office:value="0.587785252292473" calcext:value-type="float">
            <text:p>0.587785252292473</text:p>
          </table:table-cell>
          <table:table-cell table:formula="of:=(16*0.05^2/0.2^2)*[.F151]+2*(1-16*0.05^2/0.2^2)*[.G151]+16*0.05^2/0.2^2*[.H151]-[.G150]" office:value-type="float" office:value="1.4432899320127E-015" calcext:value-type="float">
            <text:p>1.4432899320127E-15</text:p>
          </table:table-cell>
          <table:table-cell table:formula="of:=(16*0.05^2/0.2^2)*[.G151]+2*(1-16*0.05^2/0.2^2)*[.H151]+16*0.05^2/0.2^2*[.I151]-[.H150]" office:value-type="float" office:value="-0.587785252292474" calcext:value-type="float">
            <text:p>-0.587785252292474</text:p>
          </table:table-cell>
          <table:table-cell table:formula="of:=(16*0.05^2/0.2^2)*[.H151]+2*(1-16*0.05^2/0.2^2)*[.I151]+16*0.05^2/0.2^2*[.J151]-[.I150]" office:value-type="float" office:value="-0.951056516295152" calcext:value-type="float">
            <text:p>-0.951056516295152</text:p>
          </table:table-cell>
          <table:table-cell table:formula="of:=(16*0.05^2/0.2^2)*[.I151]+2*(1-16*0.05^2/0.2^2)*[.J151]+16*0.05^2/0.2^2*[.K151]-[.J150]" office:value-type="float" office:value="-0.951056516295153" calcext:value-type="float">
            <text:p>-0.951056516295153</text:p>
          </table:table-cell>
          <table:table-cell table:formula="of:=(16*0.05^2/0.2^2)*[.J151]+2*(1-16*0.05^2/0.2^2)*[.K151]+16*0.05^2/0.2^2*[.L151]-[.K15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55" calcext:value-type="float">
            <text:p>7.55</text:p>
          </table:table-cell>
          <table:table-cell office:value-type="float" office:value="0" calcext:value-type="float">
            <text:p>0</text:p>
          </table:table-cell>
          <table:table-cell table:formula="of:=(16*0.05^2/0.2^2)*[.B152]+2*(1-16*0.05^2/0.2^2)*[.C152]+16*0.05^2/0.2^2*[.D152]-[.C151]" office:value-type="float" office:value="0.579520307881394" calcext:value-type="float">
            <text:p>0.579520307881394</text:p>
          </table:table-cell>
          <table:table-cell table:formula="of:=(16*0.05^2/0.2^2)*[.C152]+2*(1-16*0.05^2/0.2^2)*[.D152]+16*0.05^2/0.2^2*[.E152]-[.D151]" office:value-type="float" office:value="0.940961690395421" calcext:value-type="float">
            <text:p>0.940961690395421</text:p>
          </table:table-cell>
          <table:table-cell table:formula="of:=(16*0.05^2/0.2^2)*[.D152]+2*(1-16*0.05^2/0.2^2)*[.E152]+16*0.05^2/0.2^2*[.F152]-[.E151]" office:value-type="float" office:value="0.938726668098073" calcext:value-type="float">
            <text:p>0.938726668098073</text:p>
          </table:table-cell>
          <table:table-cell table:formula="of:=(16*0.05^2/0.2^2)*[.E152]+2*(1-16*0.05^2/0.2^2)*[.F152]+16*0.05^2/0.2^2*[.G152]-[.F151]" office:value-type="float" office:value="0.572725541696865" calcext:value-type="float">
            <text:p>0.572725541696865</text:p>
          </table:table-cell>
          <table:table-cell table:formula="of:=(16*0.05^2/0.2^2)*[.F152]+2*(1-16*0.05^2/0.2^2)*[.G152]+16*0.05^2/0.2^2*[.H152]-[.G151]" office:value-type="float" office:value="-0.0183939720585566" calcext:value-type="float">
            <text:p>-0.018393972058557</text:p>
          </table:table-cell>
          <table:table-cell table:formula="of:=(16*0.05^2/0.2^2)*[.G152]+2*(1-16*0.05^2/0.2^2)*[.H152]+16*0.05^2/0.2^2*[.I152]-[.H151]" office:value-type="float" office:value="-0.610251700498333" calcext:value-type="float">
            <text:p>-0.610251700498333</text:p>
          </table:table-cell>
          <table:table-cell table:formula="of:=(16*0.05^2/0.2^2)*[.H152]+2*(1-16*0.05^2/0.2^2)*[.I152]+16*0.05^2/0.2^2*[.J152]-[.I151]" office:value-type="float" office:value="-0.978497098099854" calcext:value-type="float">
            <text:p>-0.978497098099854</text:p>
          </table:table-cell>
          <table:table-cell table:formula="of:=(16*0.05^2/0.2^2)*[.I152]+2*(1-16*0.05^2/0.2^2)*[.J152]+16*0.05^2/0.2^2*[.K152]-[.J151]" office:value-type="float" office:value="-0.984572518596935" calcext:value-type="float">
            <text:p>-0.984572518596935</text:p>
          </table:table-cell>
          <table:table-cell table:formula="of:=(16*0.05^2/0.2^2)*[.J152]+2*(1-16*0.05^2/0.2^2)*[.K152]+16*0.05^2/0.2^2*[.L152]-[.K151]" office:value-type="float" office:value="-0.628721789946372" calcext:value-type="float">
            <text:p>-0.62872178994637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table:formula="of:=(16*0.05^2/0.2^2)*[.B153]+2*(1-16*0.05^2/0.2^2)*[.C153]+16*0.05^2/0.2^2*[.D153]-[.C152]" office:value-type="float" office:value="0.353176438102948" calcext:value-type="float">
            <text:p>0.353176438102948</text:p>
          </table:table-cell>
          <table:table-cell table:formula="of:=(16*0.05^2/0.2^2)*[.C153]+2*(1-16*0.05^2/0.2^2)*[.D153]+16*0.05^2/0.2^2*[.E153]-[.D152]" office:value-type="float" office:value="0.567190459684314" calcext:value-type="float">
            <text:p>0.567190459684314</text:p>
          </table:table-cell>
          <table:table-cell table:formula="of:=(16*0.05^2/0.2^2)*[.D153]+2*(1-16*0.05^2/0.2^2)*[.E153]+16*0.05^2/0.2^2*[.F153]-[.E152]" office:value-type="float" office:value="0.562630715797131" calcext:value-type="float">
            <text:p>0.562630715797131</text:p>
          </table:table-cell>
          <table:table-cell table:formula="of:=(16*0.05^2/0.2^2)*[.E153]+2*(1-16*0.05^2/0.2^2)*[.F153]+16*0.05^2/0.2^2*[.G153]-[.F152]" office:value-type="float" office:value="0.332547443747043" calcext:value-type="float">
            <text:p>0.332547443747043</text:p>
          </table:table-cell>
          <table:table-cell table:formula="of:=(16*0.05^2/0.2^2)*[.F153]+2*(1-16*0.05^2/0.2^2)*[.G153]+16*0.05^2/0.2^2*[.H153]-[.G152]" office:value-type="float" office:value="-0.0375261588014695" calcext:value-type="float">
            <text:p>-0.03752615880147</text:p>
          </table:table-cell>
          <table:table-cell table:formula="of:=(16*0.05^2/0.2^2)*[.G153]+2*(1-16*0.05^2/0.2^2)*[.H153]+16*0.05^2/0.2^2*[.I153]-[.H152]" office:value-type="float" office:value="-0.409105817865937" calcext:value-type="float">
            <text:p>-0.409105817865937</text:p>
          </table:table-cell>
          <table:table-cell table:formula="of:=(16*0.05^2/0.2^2)*[.H153]+2*(1-16*0.05^2/0.2^2)*[.I153]+16*0.05^2/0.2^2*[.J153]-[.I152]" office:value-type="float" office:value="-0.643767702800116" calcext:value-type="float">
            <text:p>-0.643767702800116</text:p>
          </table:table-cell>
          <table:table-cell table:formula="of:=(16*0.05^2/0.2^2)*[.I153]+2*(1-16*0.05^2/0.2^2)*[.J153]+16*0.05^2/0.2^2*[.K153]-[.J152]" office:value-type="float" office:value="-0.656162371751073" calcext:value-type="float">
            <text:p>-0.656162371751073</text:p>
          </table:table-cell>
          <table:table-cell table:formula="of:=(16*0.05^2/0.2^2)*[.J153]+2*(1-16*0.05^2/0.2^2)*[.K153]+16*0.05^2/0.2^2*[.L153]-[.K152]" office:value-type="float" office:value="-0.396787266304462" calcext:value-type="float">
            <text:p>-0.39678726630446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65" calcext:value-type="float">
            <text:p>7.65</text:p>
          </table:table-cell>
          <table:table-cell office:value-type="float" office:value="0" calcext:value-type="float">
            <text:p>0</text:p>
          </table:table-cell>
          <table:table-cell table:formula="of:=(16*0.05^2/0.2^2)*[.B154]+2*(1-16*0.05^2/0.2^2)*[.C154]+16*0.05^2/0.2^2*[.D154]-[.C153]" office:value-type="float" office:value="-0.0123298481970797" calcext:value-type="float">
            <text:p>-0.01232984819708</text:p>
          </table:table-cell>
          <table:table-cell table:formula="of:=(16*0.05^2/0.2^2)*[.C154]+2*(1-16*0.05^2/0.2^2)*[.D154]+16*0.05^2/0.2^2*[.E154]-[.D153]" office:value-type="float" office:value="-0.0251545364953426" calcext:value-type="float">
            <text:p>-0.025154536495343</text:p>
          </table:table-cell>
          <table:table-cell table:formula="of:=(16*0.05^2/0.2^2)*[.D154]+2*(1-16*0.05^2/0.2^2)*[.E154]+16*0.05^2/0.2^2*[.F154]-[.E153]" office:value-type="float" office:value="-0.0389887646667152" calcext:value-type="float">
            <text:p>-0.038988764666715</text:p>
          </table:table-cell>
          <table:table-cell table:formula="of:=(16*0.05^2/0.2^2)*[.E154]+2*(1-16*0.05^2/0.2^2)*[.F154]+16*0.05^2/0.2^2*[.G154]-[.F153]" office:value-type="float" office:value="-0.0476209847012036" calcext:value-type="float">
            <text:p>-0.047620984701204</text:p>
          </table:table-cell>
          <table:table-cell table:formula="of:=(16*0.05^2/0.2^2)*[.F154]+2*(1-16*0.05^2/0.2^2)*[.G154]+16*0.05^2/0.2^2*[.H154]-[.G153]" office:value-type="float" office:value="-0.0581644020603369" calcext:value-type="float">
            <text:p>-0.058164402060337</text:p>
          </table:table-cell>
          <table:table-cell table:formula="of:=(16*0.05^2/0.2^2)*[.G154]+2*(1-16*0.05^2/0.2^2)*[.H154]+16*0.05^2/0.2^2*[.I154]-[.H153]" office:value-type="float" office:value="-0.0710421611032525" calcext:value-type="float">
            <text:p>-0.071042161103253</text:p>
          </table:table-cell>
          <table:table-cell table:formula="of:=(16*0.05^2/0.2^2)*[.H154]+2*(1-16*0.05^2/0.2^2)*[.I154]+16*0.05^2/0.2^2*[.J154]-[.I153]" office:value-type="float" office:value="-0.0867710915171556" calcext:value-type="float">
            <text:p>-0.086771091517156</text:p>
          </table:table-cell>
          <table:table-cell table:formula="of:=(16*0.05^2/0.2^2)*[.I154]+2*(1-16*0.05^2/0.2^2)*[.J154]+16*0.05^2/0.2^2*[.K154]-[.J153]" office:value-type="float" office:value="-0.0559824505076429" calcext:value-type="float">
            <text:p>-0.055982450507643</text:p>
          </table:table-cell>
          <table:table-cell table:formula="of:=(16*0.05^2/0.2^2)*[.J154]+2*(1-16*0.05^2/0.2^2)*[.K154]+16*0.05^2/0.2^2*[.L154]-[.K153]" office:value-type="float" office:value="-0.0274405818047007" calcext:value-type="float">
            <text:p>-0.02744058180470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table:formula="of:=(16*0.05^2/0.2^2)*[.B155]+2*(1-16*0.05^2/0.2^2)*[.C155]+16*0.05^2/0.2^2*[.D155]-[.C154]" office:value-type="float" office:value="-0.37833097459829" calcext:value-type="float">
            <text:p>-0.37833097459829</text:p>
          </table:table-cell>
          <table:table-cell table:formula="of:=(16*0.05^2/0.2^2)*[.C155]+2*(1-16*0.05^2/0.2^2)*[.D155]+16*0.05^2/0.2^2*[.E155]-[.D154]" office:value-type="float" office:value="-0.618509072548109" calcext:value-type="float">
            <text:p>-0.618509072548109</text:p>
          </table:table-cell>
          <table:table-cell table:formula="of:=(16*0.05^2/0.2^2)*[.D155]+2*(1-16*0.05^2/0.2^2)*[.E155]+16*0.05^2/0.2^2*[.F155]-[.E154]" office:value-type="float" office:value="-0.635406236993677" calcext:value-type="float">
            <text:p>-0.635406236993677</text:p>
          </table:table-cell>
          <table:table-cell table:formula="of:=(16*0.05^2/0.2^2)*[.E155]+2*(1-16*0.05^2/0.2^2)*[.F155]+16*0.05^2/0.2^2*[.G155]-[.F154]" office:value-type="float" office:value="-0.429700610474096" calcext:value-type="float">
            <text:p>-0.429700610474096</text:p>
          </table:table-cell>
          <table:table-cell table:formula="of:=(16*0.05^2/0.2^2)*[.F155]+2*(1-16*0.05^2/0.2^2)*[.G155]+16*0.05^2/0.2^2*[.H155]-[.G154]" office:value-type="float" office:value="-0.0811369870029865" calcext:value-type="float">
            <text:p>-0.081136987002987</text:p>
          </table:table-cell>
          <table:table-cell table:formula="of:=(16*0.05^2/0.2^2)*[.G155]+2*(1-16*0.05^2/0.2^2)*[.H155]+16*0.05^2/0.2^2*[.I155]-[.H154]" office:value-type="float" office:value="0.264170324288445" calcext:value-type="float">
            <text:p>0.264170324288445</text:p>
          </table:table-cell>
          <table:table-cell table:formula="of:=(16*0.05^2/0.2^2)*[.H155]+2*(1-16*0.05^2/0.2^2)*[.I155]+16*0.05^2/0.2^2*[.J155]-[.I154]" office:value-type="float" office:value="0.51674309118922" calcext:value-type="float">
            <text:p>0.51674309118922</text:p>
          </table:table-cell>
          <table:table-cell table:formula="of:=(16*0.05^2/0.2^2)*[.I155]+2*(1-16*0.05^2/0.2^2)*[.J155]+16*0.05^2/0.2^2*[.K155]-[.J154]" office:value-type="float" office:value="0.541950698429217" calcext:value-type="float">
            <text:p>0.541950698429217</text:p>
          </table:table-cell>
          <table:table-cell table:formula="of:=(16*0.05^2/0.2^2)*[.J155]+2*(1-16*0.05^2/0.2^2)*[.K155]+16*0.05^2/0.2^2*[.L155]-[.K154]" office:value-type="float" office:value="0.340804815796819" calcext:value-type="float">
            <text:p>0.34080481579681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75" calcext:value-type="float">
            <text:p>7.75</text:p>
          </table:table-cell>
          <table:table-cell office:value-type="float" office:value="0" calcext:value-type="float">
            <text:p>0</text:p>
          </table:table-cell>
          <table:table-cell table:formula="of:=(16*0.05^2/0.2^2)*[.B156]+2*(1-16*0.05^2/0.2^2)*[.C156]+16*0.05^2/0.2^2*[.D156]-[.C155]" office:value-type="float" office:value="-0.606179224351029" calcext:value-type="float">
            <text:p>-0.606179224351029</text:p>
          </table:table-cell>
          <table:table-cell table:formula="of:=(16*0.05^2/0.2^2)*[.C156]+2*(1-16*0.05^2/0.2^2)*[.D156]+16*0.05^2/0.2^2*[.E156]-[.D155]" office:value-type="float" office:value="-0.988582675096625" calcext:value-type="float">
            <text:p>-0.988582675096625</text:p>
          </table:table-cell>
          <table:table-cell table:formula="of:=(16*0.05^2/0.2^2)*[.D156]+2*(1-16*0.05^2/0.2^2)*[.E156]+16*0.05^2/0.2^2*[.F156]-[.E155]" office:value-type="float" office:value="-1.00922091835549" calcext:value-type="float">
            <text:p>-1.00922091835549</text:p>
          </table:table-cell>
          <table:table-cell table:formula="of:=(16*0.05^2/0.2^2)*[.E156]+2*(1-16*0.05^2/0.2^2)*[.F156]+16*0.05^2/0.2^2*[.G156]-[.F155]" office:value-type="float" office:value="-0.66892223929546" calcext:value-type="float">
            <text:p>-0.66892223929546</text:p>
          </table:table-cell>
          <table:table-cell table:formula="of:=(16*0.05^2/0.2^2)*[.F156]+2*(1-16*0.05^2/0.2^2)*[.G156]+16*0.05^2/0.2^2*[.H156]-[.G155]" office:value-type="float" office:value="-0.107365884125314" calcext:value-type="float">
            <text:p>-0.107365884125314</text:p>
          </table:table-cell>
          <table:table-cell table:formula="of:=(16*0.05^2/0.2^2)*[.G156]+2*(1-16*0.05^2/0.2^2)*[.H156]+16*0.05^2/0.2^2*[.I156]-[.H155]" office:value-type="float" office:value="0.506648265289486" calcext:value-type="float">
            <text:p>0.506648265289486</text:p>
          </table:table-cell>
          <table:table-cell table:formula="of:=(16*0.05^2/0.2^2)*[.H156]+2*(1-16*0.05^2/0.2^2)*[.I156]+16*0.05^2/0.2^2*[.J156]-[.I155]" office:value-type="float" office:value="0.892892114234817" calcext:value-type="float">
            <text:p>0.892892114234817</text:p>
          </table:table-cell>
          <table:table-cell table:formula="of:=(16*0.05^2/0.2^2)*[.I156]+2*(1-16*0.05^2/0.2^2)*[.J156]+16*0.05^2/0.2^2*[.K156]-[.J155]" office:value-type="float" office:value="0.913530357493683" calcext:value-type="float">
            <text:p>0.913530357493683</text:p>
          </table:table-cell>
          <table:table-cell table:formula="of:=(16*0.05^2/0.2^2)*[.J156]+2*(1-16*0.05^2/0.2^2)*[.K156]+16*0.05^2/0.2^2*[.L156]-[.K155]" office:value-type="float" office:value="0.569391280233917" calcext:value-type="float">
            <text:p>0.56939128023391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table:formula="of:=(16*0.05^2/0.2^2)*[.B157]+2*(1-16*0.05^2/0.2^2)*[.C157]+16*0.05^2/0.2^2*[.D157]-[.C156]" office:value-type="float" office:value="-0.610251700498334" calcext:value-type="float">
            <text:p>-0.610251700498334</text:p>
          </table:table-cell>
          <table:table-cell table:formula="of:=(16*0.05^2/0.2^2)*[.C157]+2*(1-16*0.05^2/0.2^2)*[.D157]+16*0.05^2/0.2^2*[.E157]-[.D156]" office:value-type="float" office:value="-0.99689107015841" calcext:value-type="float">
            <text:p>-0.99689107015841</text:p>
          </table:table-cell>
          <table:table-cell table:formula="of:=(16*0.05^2/0.2^2)*[.D157]+2*(1-16*0.05^2/0.2^2)*[.E157]+16*0.05^2/0.2^2*[.F157]-[.E156]" office:value-type="float" office:value="-1.02209867739841" calcext:value-type="float">
            <text:p>-1.02209867739841</text:p>
          </table:table-cell>
          <table:table-cell table:formula="of:=(16*0.05^2/0.2^2)*[.E157]+2*(1-16*0.05^2/0.2^2)*[.F157]+16*0.05^2/0.2^2*[.G157]-[.F156]" office:value-type="float" office:value="-0.686886192006708" calcext:value-type="float">
            <text:p>-0.686886192006708</text:p>
          </table:table-cell>
          <table:table-cell table:formula="of:=(16*0.05^2/0.2^2)*[.F157]+2*(1-16*0.05^2/0.2^2)*[.G157]+16*0.05^2/0.2^2*[.H157]-[.G156]" office:value-type="float" office:value="-0.081136987002987" calcext:value-type="float">
            <text:p>-0.081136987002987</text:p>
          </table:table-cell>
          <table:table-cell table:formula="of:=(16*0.05^2/0.2^2)*[.G157]+2*(1-16*0.05^2/0.2^2)*[.H157]+16*0.05^2/0.2^2*[.I157]-[.H156]" office:value-type="float" office:value="0.521355905821058" calcext:value-type="float">
            <text:p>0.521355905821058</text:p>
          </table:table-cell>
          <table:table-cell table:formula="of:=(16*0.05^2/0.2^2)*[.H157]+2*(1-16*0.05^2/0.2^2)*[.I157]+16*0.05^2/0.2^2*[.J157]-[.I156]" office:value-type="float" office:value="0.903435531593949" calcext:value-type="float">
            <text:p>0.903435531593949</text:p>
          </table:table-cell>
          <table:table-cell table:formula="of:=(16*0.05^2/0.2^2)*[.I157]+2*(1-16*0.05^2/0.2^2)*[.J157]+16*0.05^2/0.2^2*[.K157]-[.J156]" office:value-type="float" office:value="0.920332696039517" calcext:value-type="float">
            <text:p>0.920332696039517</text:p>
          </table:table-cell>
          <table:table-cell table:formula="of:=(16*0.05^2/0.2^2)*[.J157]+2*(1-16*0.05^2/0.2^2)*[.K157]+16*0.05^2/0.2^2*[.L157]-[.K156]" office:value-type="float" office:value="0.572725541696863" calcext:value-type="float">
            <text:p>0.57272554169686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85" calcext:value-type="float">
            <text:p>7.85</text:p>
          </table:table-cell>
          <table:table-cell office:value-type="float" office:value="0" calcext:value-type="float">
            <text:p>0</text:p>
          </table:table-cell>
          <table:table-cell table:formula="of:=(16*0.05^2/0.2^2)*[.B158]+2*(1-16*0.05^2/0.2^2)*[.C158]+16*0.05^2/0.2^2*[.D158]-[.C157]" office:value-type="float" office:value="-0.390711845807381" calcext:value-type="float">
            <text:p>-0.390711845807381</text:p>
          </table:table-cell>
          <table:table-cell table:formula="of:=(16*0.05^2/0.2^2)*[.C158]+2*(1-16*0.05^2/0.2^2)*[.D158]+16*0.05^2/0.2^2*[.E158]-[.D157]" office:value-type="float" office:value="-0.643767702800117" calcext:value-type="float">
            <text:p>-0.643767702800117</text:p>
          </table:table-cell>
          <table:table-cell table:formula="of:=(16*0.05^2/0.2^2)*[.D158]+2*(1-16*0.05^2/0.2^2)*[.E158]+16*0.05^2/0.2^2*[.F158]-[.E157]" office:value-type="float" office:value="-0.674556343809628" calcext:value-type="float">
            <text:p>-0.674556343809628</text:p>
          </table:table-cell>
          <table:table-cell table:formula="of:=(16*0.05^2/0.2^2)*[.E158]+2*(1-16*0.05^2/0.2^2)*[.F158]+16*0.05^2/0.2^2*[.G158]-[.F157]" office:value-type="float" office:value="-0.434313425105935" calcext:value-type="float">
            <text:p>-0.434313425105935</text:p>
          </table:table-cell>
          <table:table-cell table:formula="of:=(16*0.05^2/0.2^2)*[.F158]+2*(1-16*0.05^2/0.2^2)*[.G158]+16*0.05^2/0.2^2*[.H158]-[.G157]" office:value-type="float" office:value="-0.0581644020603357" calcext:value-type="float">
            <text:p>-0.058164402060336</text:p>
          </table:table-cell>
          <table:table-cell table:formula="of:=(16*0.05^2/0.2^2)*[.G158]+2*(1-16*0.05^2/0.2^2)*[.H158]+16*0.05^2/0.2^2*[.I158]-[.H157]" office:value-type="float" office:value="0.315650279301475" calcext:value-type="float">
            <text:p>0.315650279301475</text:p>
          </table:table-cell>
          <table:table-cell table:formula="of:=(16*0.05^2/0.2^2)*[.H158]+2*(1-16*0.05^2/0.2^2)*[.I158]+16*0.05^2/0.2^2*[.J158]-[.I157]" office:value-type="float" office:value="0.548796487625758" calcext:value-type="float">
            <text:p>0.548796487625758</text:p>
          </table:table-cell>
          <table:table-cell table:formula="of:=(16*0.05^2/0.2^2)*[.I158]+2*(1-16*0.05^2/0.2^2)*[.J158]+16*0.05^2/0.2^2*[.K158]-[.J157]" office:value-type="float" office:value="0.562630715797129" calcext:value-type="float">
            <text:p>0.562630715797129</text:p>
          </table:table-cell>
          <table:table-cell table:formula="of:=(16*0.05^2/0.2^2)*[.J158]+2*(1-16*0.05^2/0.2^2)*[.K158]+16*0.05^2/0.2^2*[.L158]-[.K157]" office:value-type="float" office:value="0.3509414158056" calcext:value-type="float">
            <text:p>0.350941415805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  <table:table-cell table:formula="of:=(16*0.05^2/0.2^2)*[.B159]+2*(1-16*0.05^2/0.2^2)*[.C159]+16*0.05^2/0.2^2*[.D159]-[.C158]" office:value-type="float" office:value="-0.0335160023017829" calcext:value-type="float">
            <text:p>-0.033516002301783</text:p>
          </table:table-cell>
          <table:table-cell table:formula="of:=(16*0.05^2/0.2^2)*[.C159]+2*(1-16*0.05^2/0.2^2)*[.D159]+16*0.05^2/0.2^2*[.E159]-[.D158]" office:value-type="float" office:value="-0.068377119458599" calcext:value-type="float">
            <text:p>-0.068377119458599</text:p>
          </table:table-cell>
          <table:table-cell table:formula="of:=(16*0.05^2/0.2^2)*[.D159]+2*(1-16*0.05^2/0.2^2)*[.E159]+16*0.05^2/0.2^2*[.F159]-[.E158]" office:value-type="float" office:value="-0.0559824505076443" calcext:value-type="float">
            <text:p>-0.055982450507644</text:p>
          </table:table-cell>
          <table:table-cell table:formula="of:=(16*0.05^2/0.2^2)*[.E159]+2*(1-16*0.05^2/0.2^2)*[.F159]+16*0.05^2/0.2^2*[.G159]-[.F158]" office:value-type="float" office:value="-0.0458345538632561" calcext:value-type="float">
            <text:p>-0.045834553863256</text:p>
          </table:table-cell>
          <table:table-cell table:formula="of:=(16*0.05^2/0.2^2)*[.F159]+2*(1-16*0.05^2/0.2^2)*[.G159]+16*0.05^2/0.2^2*[.H159]-[.G158]" office:value-type="float" office:value="-0.0375261588014725" calcext:value-type="float">
            <text:p>-0.037526158801473</text:p>
          </table:table-cell>
          <table:table-cell table:formula="of:=(16*0.05^2/0.2^2)*[.G159]+2*(1-16*0.05^2/0.2^2)*[.H159]+16*0.05^2/0.2^2*[.I159]-[.H158]" office:value-type="float" office:value="-0.0307238202556352" calcext:value-type="float">
            <text:p>-0.030723820255635</text:p>
          </table:table-cell>
          <table:table-cell table:formula="of:=(16*0.05^2/0.2^2)*[.H159]+2*(1-16*0.05^2/0.2^2)*[.I159]+16*0.05^2/0.2^2*[.J159]-[.I158]" office:value-type="float" office:value="-0.025154536495344" calcext:value-type="float">
            <text:p>-0.025154536495344</text:p>
          </table:table-cell>
          <table:table-cell table:formula="of:=(16*0.05^2/0.2^2)*[.I159]+2*(1-16*0.05^2/0.2^2)*[.J159]+16*0.05^2/0.2^2*[.K159]-[.J158]" office:value-type="float" office:value="-0.0205947926081588" calcext:value-type="float">
            <text:p>-0.020594792608159</text:p>
          </table:table-cell>
          <table:table-cell table:formula="of:=(16*0.05^2/0.2^2)*[.J159]+2*(1-16*0.05^2/0.2^2)*[.K159]+16*0.05^2/0.2^2*[.L159]-[.K158]" office:value-type="float" office:value="-0.0100948258997341" calcext:value-type="float">
            <text:p>-0.01009482589973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95" calcext:value-type="float">
            <text:p>7.95</text:p>
          </table:table-cell>
          <table:table-cell office:value-type="float" office:value="0" calcext:value-type="float">
            <text:p>0</text:p>
          </table:table-cell>
          <table:table-cell table:formula="of:=(16*0.05^2/0.2^2)*[.B160]+2*(1-16*0.05^2/0.2^2)*[.C160]+16*0.05^2/0.2^2*[.D160]-[.C159]" office:value-type="float" office:value="0.322334726348782" calcext:value-type="float">
            <text:p>0.322334726348782</text:p>
          </table:table-cell>
          <table:table-cell table:formula="of:=(16*0.05^2/0.2^2)*[.C160]+2*(1-16*0.05^2/0.2^2)*[.D160]+16*0.05^2/0.2^2*[.E160]-[.D159]" office:value-type="float" office:value="0.55426924999069" calcext:value-type="float">
            <text:p>0.55426924999069</text:p>
          </table:table-cell>
          <table:table-cell table:formula="of:=(16*0.05^2/0.2^2)*[.D160]+2*(1-16*0.05^2/0.2^2)*[.E160]+16*0.05^2/0.2^2*[.F160]-[.E159]" office:value-type="float" office:value="0.560344670487773" calcext:value-type="float">
            <text:p>0.560344670487773</text:p>
          </table:table-cell>
          <table:table-cell table:formula="of:=(16*0.05^2/0.2^2)*[.E160]+2*(1-16*0.05^2/0.2^2)*[.F160]+16*0.05^2/0.2^2*[.G160]-[.F159]" office:value-type="float" office:value="0.340804815796818" calcext:value-type="float">
            <text:p>0.340804815796818</text:p>
          </table:table-cell>
          <table:table-cell table:formula="of:=(16*0.05^2/0.2^2)*[.F160]+2*(1-16*0.05^2/0.2^2)*[.G160]+16*0.05^2/0.2^2*[.H160]-[.G159]" office:value-type="float" office:value="-0.0183939720585556" calcext:value-type="float">
            <text:p>-0.018393972058556</text:p>
          </table:table-cell>
          <table:table-cell table:formula="of:=(16*0.05^2/0.2^2)*[.G160]+2*(1-16*0.05^2/0.2^2)*[.H160]+16*0.05^2/0.2^2*[.I160]-[.H159]" office:value-type="float" office:value="-0.378330974598292" calcext:value-type="float">
            <text:p>-0.378330974598292</text:p>
          </table:table-cell>
          <table:table-cell table:formula="of:=(16*0.05^2/0.2^2)*[.H160]+2*(1-16*0.05^2/0.2^2)*[.I160]+16*0.05^2/0.2^2*[.J160]-[.I159]" office:value-type="float" office:value="-0.600115100489553" calcext:value-type="float">
            <text:p>-0.600115100489553</text:p>
          </table:table-cell>
          <table:table-cell table:formula="of:=(16*0.05^2/0.2^2)*[.I160]+2*(1-16*0.05^2/0.2^2)*[.J160]+16*0.05^2/0.2^2*[.K160]-[.J159]" office:value-type="float" office:value="-0.597880078192207" calcext:value-type="float">
            <text:p>-0.597880078192207</text:p>
          </table:table-cell>
          <table:table-cell table:formula="of:=(16*0.05^2/0.2^2)*[.J160]+2*(1-16*0.05^2/0.2^2)*[.K160]+16*0.05^2/0.2^2*[.L160]-[.K159]" office:value-type="float" office:value="-0.371536208413759" calcext:value-type="float">
            <text:p>-0.37153620841375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16*0.05^2/0.2^2)*[.B161]+2*(1-16*0.05^2/0.2^2)*[.C161]+16*0.05^2/0.2^2*[.D161]-[.C160]" office:value-type="float" office:value="0.587785252292473" calcext:value-type="float">
            <text:p>0.587785252292473</text:p>
          </table:table-cell>
          <table:table-cell table:formula="of:=(16*0.05^2/0.2^2)*[.C161]+2*(1-16*0.05^2/0.2^2)*[.D161]+16*0.05^2/0.2^2*[.E161]-[.D160]" office:value-type="float" office:value="0.951056516295154" calcext:value-type="float">
            <text:p>0.951056516295154</text:p>
          </table:table-cell>
          <table:table-cell table:formula="of:=(16*0.05^2/0.2^2)*[.D161]+2*(1-16*0.05^2/0.2^2)*[.E161]+16*0.05^2/0.2^2*[.F161]-[.E160]" office:value-type="float" office:value="0.951056516295152" calcext:value-type="float">
            <text:p>0.951056516295152</text:p>
          </table:table-cell>
          <table:table-cell table:formula="of:=(16*0.05^2/0.2^2)*[.E161]+2*(1-16*0.05^2/0.2^2)*[.F161]+16*0.05^2/0.2^2*[.G161]-[.F160]" office:value-type="float" office:value="0.587785252292474" calcext:value-type="float">
            <text:p>0.587785252292474</text:p>
          </table:table-cell>
          <table:table-cell table:formula="of:=(16*0.05^2/0.2^2)*[.F161]+2*(1-16*0.05^2/0.2^2)*[.G161]+16*0.05^2/0.2^2*[.H161]-[.G160]" office:value-type="float" office:value="-1.33226762955019E-015" calcext:value-type="float">
            <text:p>-1.33226762955019E-15</text:p>
          </table:table-cell>
          <table:table-cell table:formula="of:=(16*0.05^2/0.2^2)*[.G161]+2*(1-16*0.05^2/0.2^2)*[.H161]+16*0.05^2/0.2^2*[.I161]-[.H160]" office:value-type="float" office:value="-0.587785252292473" calcext:value-type="float">
            <text:p>-0.587785252292473</text:p>
          </table:table-cell>
          <table:table-cell table:formula="of:=(16*0.05^2/0.2^2)*[.H161]+2*(1-16*0.05^2/0.2^2)*[.I161]+16*0.05^2/0.2^2*[.J161]-[.I160]" office:value-type="float" office:value="-0.951056516295155" calcext:value-type="float">
            <text:p>-0.951056516295155</text:p>
          </table:table-cell>
          <table:table-cell table:formula="of:=(16*0.05^2/0.2^2)*[.I161]+2*(1-16*0.05^2/0.2^2)*[.J161]+16*0.05^2/0.2^2*[.K161]-[.J160]" office:value-type="float" office:value="-0.951056516295152" calcext:value-type="float">
            <text:p>-0.951056516295152</text:p>
          </table:table-cell>
          <table:table-cell table:formula="of:=(16*0.05^2/0.2^2)*[.J161]+2*(1-16*0.05^2/0.2^2)*[.K161]+16*0.05^2/0.2^2*[.L161]-[.K16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05" calcext:value-type="float">
            <text:p>8.05</text:p>
          </table:table-cell>
          <table:table-cell office:value-type="float" office:value="0" calcext:value-type="float">
            <text:p>0</text:p>
          </table:table-cell>
          <table:table-cell table:formula="of:=(16*0.05^2/0.2^2)*[.B162]+2*(1-16*0.05^2/0.2^2)*[.C162]+16*0.05^2/0.2^2*[.D162]-[.C161]" office:value-type="float" office:value="0.628721789946372" calcext:value-type="float">
            <text:p>0.628721789946372</text:p>
          </table:table-cell>
          <table:table-cell table:formula="of:=(16*0.05^2/0.2^2)*[.C162]+2*(1-16*0.05^2/0.2^2)*[.D162]+16*0.05^2/0.2^2*[.E162]-[.D161]" office:value-type="float" office:value="0.984572518596936" calcext:value-type="float">
            <text:p>0.984572518596936</text:p>
          </table:table-cell>
          <table:table-cell table:formula="of:=(16*0.05^2/0.2^2)*[.D162]+2*(1-16*0.05^2/0.2^2)*[.E162]+16*0.05^2/0.2^2*[.F162]-[.E161]" office:value-type="float" office:value="0.978497098099854" calcext:value-type="float">
            <text:p>0.978497098099854</text:p>
          </table:table-cell>
          <table:table-cell table:formula="of:=(16*0.05^2/0.2^2)*[.E162]+2*(1-16*0.05^2/0.2^2)*[.F162]+16*0.05^2/0.2^2*[.G162]-[.F161]" office:value-type="float" office:value="0.610251700498333" calcext:value-type="float">
            <text:p>0.610251700498333</text:p>
          </table:table-cell>
          <table:table-cell table:formula="of:=(16*0.05^2/0.2^2)*[.F162]+2*(1-16*0.05^2/0.2^2)*[.G162]+16*0.05^2/0.2^2*[.H162]-[.G161]" office:value-type="float" office:value="0.0183939720585556" calcext:value-type="float">
            <text:p>0.018393972058556</text:p>
          </table:table-cell>
          <table:table-cell table:formula="of:=(16*0.05^2/0.2^2)*[.G162]+2*(1-16*0.05^2/0.2^2)*[.H162]+16*0.05^2/0.2^2*[.I162]-[.H161]" office:value-type="float" office:value="-0.572725541696865" calcext:value-type="float">
            <text:p>-0.572725541696865</text:p>
          </table:table-cell>
          <table:table-cell table:formula="of:=(16*0.05^2/0.2^2)*[.H162]+2*(1-16*0.05^2/0.2^2)*[.I162]+16*0.05^2/0.2^2*[.J162]-[.I161]" office:value-type="float" office:value="-0.938726668098073" calcext:value-type="float">
            <text:p>-0.938726668098073</text:p>
          </table:table-cell>
          <table:table-cell table:formula="of:=(16*0.05^2/0.2^2)*[.I162]+2*(1-16*0.05^2/0.2^2)*[.J162]+16*0.05^2/0.2^2*[.K162]-[.J161]" office:value-type="float" office:value="-0.940961690395421" calcext:value-type="float">
            <text:p>-0.940961690395421</text:p>
          </table:table-cell>
          <table:table-cell table:formula="of:=(16*0.05^2/0.2^2)*[.J162]+2*(1-16*0.05^2/0.2^2)*[.K162]+16*0.05^2/0.2^2*[.L162]-[.K161]" office:value-type="float" office:value="-0.579520307881394" calcext:value-type="float">
            <text:p>-0.57952030788139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table:formula="of:=(16*0.05^2/0.2^2)*[.B163]+2*(1-16*0.05^2/0.2^2)*[.C163]+16*0.05^2/0.2^2*[.D163]-[.C162]" office:value-type="float" office:value="0.396787266304462" calcext:value-type="float">
            <text:p>0.396787266304462</text:p>
          </table:table-cell>
          <table:table-cell table:formula="of:=(16*0.05^2/0.2^2)*[.C163]+2*(1-16*0.05^2/0.2^2)*[.D163]+16*0.05^2/0.2^2*[.E163]-[.D162]" office:value-type="float" office:value="0.656162371751073" calcext:value-type="float">
            <text:p>0.656162371751073</text:p>
          </table:table-cell>
          <table:table-cell table:formula="of:=(16*0.05^2/0.2^2)*[.D163]+2*(1-16*0.05^2/0.2^2)*[.E163]+16*0.05^2/0.2^2*[.F163]-[.E162]" office:value-type="float" office:value="0.643767702800116" calcext:value-type="float">
            <text:p>0.643767702800116</text:p>
          </table:table-cell>
          <table:table-cell table:formula="of:=(16*0.05^2/0.2^2)*[.E163]+2*(1-16*0.05^2/0.2^2)*[.F163]+16*0.05^2/0.2^2*[.G163]-[.F162]" office:value-type="float" office:value="0.409105817865936" calcext:value-type="float">
            <text:p>0.409105817865936</text:p>
          </table:table-cell>
          <table:table-cell table:formula="of:=(16*0.05^2/0.2^2)*[.F163]+2*(1-16*0.05^2/0.2^2)*[.G163]+16*0.05^2/0.2^2*[.H163]-[.G162]" office:value-type="float" office:value="0.0375261588014697" calcext:value-type="float">
            <text:p>0.03752615880147</text:p>
          </table:table-cell>
          <table:table-cell table:formula="of:=(16*0.05^2/0.2^2)*[.G163]+2*(1-16*0.05^2/0.2^2)*[.H163]+16*0.05^2/0.2^2*[.I163]-[.H162]" office:value-type="float" office:value="-0.332547443747044" calcext:value-type="float">
            <text:p>-0.332547443747044</text:p>
          </table:table-cell>
          <table:table-cell table:formula="of:=(16*0.05^2/0.2^2)*[.H163]+2*(1-16*0.05^2/0.2^2)*[.I163]+16*0.05^2/0.2^2*[.J163]-[.I162]" office:value-type="float" office:value="-0.562630715797131" calcext:value-type="float">
            <text:p>-0.562630715797131</text:p>
          </table:table-cell>
          <table:table-cell table:formula="of:=(16*0.05^2/0.2^2)*[.I163]+2*(1-16*0.05^2/0.2^2)*[.J163]+16*0.05^2/0.2^2*[.K163]-[.J162]" office:value-type="float" office:value="-0.567190459684314" calcext:value-type="float">
            <text:p>-0.567190459684314</text:p>
          </table:table-cell>
          <table:table-cell table:formula="of:=(16*0.05^2/0.2^2)*[.J163]+2*(1-16*0.05^2/0.2^2)*[.K163]+16*0.05^2/0.2^2*[.L163]-[.K162]" office:value-type="float" office:value="-0.353176438102948" calcext:value-type="float">
            <text:p>-0.35317643810294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15" calcext:value-type="float">
            <text:p>8.15</text:p>
          </table:table-cell>
          <table:table-cell office:value-type="float" office:value="0" calcext:value-type="float">
            <text:p>0</text:p>
          </table:table-cell>
          <table:table-cell table:formula="of:=(16*0.05^2/0.2^2)*[.B164]+2*(1-16*0.05^2/0.2^2)*[.C164]+16*0.05^2/0.2^2*[.D164]-[.C163]" office:value-type="float" office:value="0.0274405818047004" calcext:value-type="float">
            <text:p>0.027440581804701</text:p>
          </table:table-cell>
          <table:table-cell table:formula="of:=(16*0.05^2/0.2^2)*[.C164]+2*(1-16*0.05^2/0.2^2)*[.D164]+16*0.05^2/0.2^2*[.E164]-[.D163]" office:value-type="float" office:value="0.0559824505076431" calcext:value-type="float">
            <text:p>0.055982450507643</text:p>
          </table:table-cell>
          <table:table-cell table:formula="of:=(16*0.05^2/0.2^2)*[.D164]+2*(1-16*0.05^2/0.2^2)*[.E164]+16*0.05^2/0.2^2*[.F164]-[.E163]" office:value-type="float" office:value="0.0867710915171546" calcext:value-type="float">
            <text:p>0.086771091517155</text:p>
          </table:table-cell>
          <table:table-cell table:formula="of:=(16*0.05^2/0.2^2)*[.E164]+2*(1-16*0.05^2/0.2^2)*[.F164]+16*0.05^2/0.2^2*[.G164]-[.F163]" office:value-type="float" office:value="0.0710421611032527" calcext:value-type="float">
            <text:p>0.071042161103253</text:p>
          </table:table-cell>
          <table:table-cell table:formula="of:=(16*0.05^2/0.2^2)*[.F164]+2*(1-16*0.05^2/0.2^2)*[.G164]+16*0.05^2/0.2^2*[.H164]-[.G163]" office:value-type="float" office:value="0.0581644020603363" calcext:value-type="float">
            <text:p>0.058164402060336</text:p>
          </table:table-cell>
          <table:table-cell table:formula="of:=(16*0.05^2/0.2^2)*[.G164]+2*(1-16*0.05^2/0.2^2)*[.H164]+16*0.05^2/0.2^2*[.I164]-[.H163]" office:value-type="float" office:value="0.0476209847012037" calcext:value-type="float">
            <text:p>0.047620984701204</text:p>
          </table:table-cell>
          <table:table-cell table:formula="of:=(16*0.05^2/0.2^2)*[.H164]+2*(1-16*0.05^2/0.2^2)*[.I164]+16*0.05^2/0.2^2*[.J164]-[.I163]" office:value-type="float" office:value="0.0389887646667145" calcext:value-type="float">
            <text:p>0.038988764666715</text:p>
          </table:table-cell>
          <table:table-cell table:formula="of:=(16*0.05^2/0.2^2)*[.I164]+2*(1-16*0.05^2/0.2^2)*[.J164]+16*0.05^2/0.2^2*[.K164]-[.J163]" office:value-type="float" office:value="0.0251545364953426" calcext:value-type="float">
            <text:p>0.025154536495343</text:p>
          </table:table-cell>
          <table:table-cell table:formula="of:=(16*0.05^2/0.2^2)*[.J164]+2*(1-16*0.05^2/0.2^2)*[.K164]+16*0.05^2/0.2^2*[.L164]-[.K163]" office:value-type="float" office:value="0.0123298481970797" calcext:value-type="float">
            <text:p>0.012329848197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table:formula="of:=(16*0.05^2/0.2^2)*[.B165]+2*(1-16*0.05^2/0.2^2)*[.C165]+16*0.05^2/0.2^2*[.D165]-[.C164]" office:value-type="float" office:value="-0.340804815796819" calcext:value-type="float">
            <text:p>-0.340804815796819</text:p>
          </table:table-cell>
          <table:table-cell table:formula="of:=(16*0.05^2/0.2^2)*[.C165]+2*(1-16*0.05^2/0.2^2)*[.D165]+16*0.05^2/0.2^2*[.E165]-[.D164]" office:value-type="float" office:value="-0.541950698429218" calcext:value-type="float">
            <text:p>-0.541950698429218</text:p>
          </table:table-cell>
          <table:table-cell table:formula="of:=(16*0.05^2/0.2^2)*[.D165]+2*(1-16*0.05^2/0.2^2)*[.E165]+16*0.05^2/0.2^2*[.F165]-[.E164]" office:value-type="float" office:value="-0.51674309118922" calcext:value-type="float">
            <text:p>-0.51674309118922</text:p>
          </table:table-cell>
          <table:table-cell table:formula="of:=(16*0.05^2/0.2^2)*[.E165]+2*(1-16*0.05^2/0.2^2)*[.F165]+16*0.05^2/0.2^2*[.G165]-[.F164]" office:value-type="float" office:value="-0.264170324288445" calcext:value-type="float">
            <text:p>-0.264170324288445</text:p>
          </table:table-cell>
          <table:table-cell table:formula="of:=(16*0.05^2/0.2^2)*[.F165]+2*(1-16*0.05^2/0.2^2)*[.G165]+16*0.05^2/0.2^2*[.H165]-[.G164]" office:value-type="float" office:value="0.0811369870029867" calcext:value-type="float">
            <text:p>0.081136987002987</text:p>
          </table:table-cell>
          <table:table-cell table:formula="of:=(16*0.05^2/0.2^2)*[.G165]+2*(1-16*0.05^2/0.2^2)*[.H165]+16*0.05^2/0.2^2*[.I165]-[.H164]" office:value-type="float" office:value="0.429700610474095" calcext:value-type="float">
            <text:p>0.429700610474095</text:p>
          </table:table-cell>
          <table:table-cell table:formula="of:=(16*0.05^2/0.2^2)*[.H165]+2*(1-16*0.05^2/0.2^2)*[.I165]+16*0.05^2/0.2^2*[.J165]-[.I164]" office:value-type="float" office:value="0.635406236993677" calcext:value-type="float">
            <text:p>0.635406236993677</text:p>
          </table:table-cell>
          <table:table-cell table:formula="of:=(16*0.05^2/0.2^2)*[.I165]+2*(1-16*0.05^2/0.2^2)*[.J165]+16*0.05^2/0.2^2*[.K165]-[.J164]" office:value-type="float" office:value="0.618509072548108" calcext:value-type="float">
            <text:p>0.618509072548108</text:p>
          </table:table-cell>
          <table:table-cell table:formula="of:=(16*0.05^2/0.2^2)*[.J165]+2*(1-16*0.05^2/0.2^2)*[.K165]+16*0.05^2/0.2^2*[.L165]-[.K164]" office:value-type="float" office:value="0.378330974598291" calcext:value-type="float">
            <text:p>0.37833097459829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25" calcext:value-type="float">
            <text:p>8.25</text:p>
          </table:table-cell>
          <table:table-cell office:value-type="float" office:value="0" calcext:value-type="float">
            <text:p>0</text:p>
          </table:table-cell>
          <table:table-cell table:formula="of:=(16*0.05^2/0.2^2)*[.B166]+2*(1-16*0.05^2/0.2^2)*[.C166]+16*0.05^2/0.2^2*[.D166]-[.C165]" office:value-type="float" office:value="-0.569391280233918" calcext:value-type="float">
            <text:p>-0.569391280233918</text:p>
          </table:table-cell>
          <table:table-cell table:formula="of:=(16*0.05^2/0.2^2)*[.C166]+2*(1-16*0.05^2/0.2^2)*[.D166]+16*0.05^2/0.2^2*[.E166]-[.D165]" office:value-type="float" office:value="-0.913530357493683" calcext:value-type="float">
            <text:p>-0.913530357493683</text:p>
          </table:table-cell>
          <table:table-cell table:formula="of:=(16*0.05^2/0.2^2)*[.D166]+2*(1-16*0.05^2/0.2^2)*[.E166]+16*0.05^2/0.2^2*[.F166]-[.E165]" office:value-type="float" office:value="-0.892892114234818" calcext:value-type="float">
            <text:p>-0.892892114234818</text:p>
          </table:table-cell>
          <table:table-cell table:formula="of:=(16*0.05^2/0.2^2)*[.E166]+2*(1-16*0.05^2/0.2^2)*[.F166]+16*0.05^2/0.2^2*[.G166]-[.F165]" office:value-type="float" office:value="-0.506648265289486" calcext:value-type="float">
            <text:p>-0.506648265289486</text:p>
          </table:table-cell>
          <table:table-cell table:formula="of:=(16*0.05^2/0.2^2)*[.F166]+2*(1-16*0.05^2/0.2^2)*[.G166]+16*0.05^2/0.2^2*[.H166]-[.G165]" office:value-type="float" office:value="0.107365884125313" calcext:value-type="float">
            <text:p>0.107365884125313</text:p>
          </table:table-cell>
          <table:table-cell table:formula="of:=(16*0.05^2/0.2^2)*[.G166]+2*(1-16*0.05^2/0.2^2)*[.H166]+16*0.05^2/0.2^2*[.I166]-[.H165]" office:value-type="float" office:value="0.66892223929546" calcext:value-type="float">
            <text:p>0.66892223929546</text:p>
          </table:table-cell>
          <table:table-cell table:formula="of:=(16*0.05^2/0.2^2)*[.H166]+2*(1-16*0.05^2/0.2^2)*[.I166]+16*0.05^2/0.2^2*[.J166]-[.I165]" office:value-type="float" office:value="1.00922091835549" calcext:value-type="float">
            <text:p>1.00922091835549</text:p>
          </table:table-cell>
          <table:table-cell table:formula="of:=(16*0.05^2/0.2^2)*[.I166]+2*(1-16*0.05^2/0.2^2)*[.J166]+16*0.05^2/0.2^2*[.K166]-[.J165]" office:value-type="float" office:value="0.988582675096625" calcext:value-type="float">
            <text:p>0.988582675096625</text:p>
          </table:table-cell>
          <table:table-cell table:formula="of:=(16*0.05^2/0.2^2)*[.J166]+2*(1-16*0.05^2/0.2^2)*[.K166]+16*0.05^2/0.2^2*[.L166]-[.K165]" office:value-type="float" office:value="0.606179224351029" calcext:value-type="float">
            <text:p>0.60617922435102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table:formula="of:=(16*0.05^2/0.2^2)*[.B167]+2*(1-16*0.05^2/0.2^2)*[.C167]+16*0.05^2/0.2^2*[.D167]-[.C166]" office:value-type="float" office:value="-0.572725541696863" calcext:value-type="float">
            <text:p>-0.572725541696863</text:p>
          </table:table-cell>
          <table:table-cell table:formula="of:=(16*0.05^2/0.2^2)*[.C167]+2*(1-16*0.05^2/0.2^2)*[.D167]+16*0.05^2/0.2^2*[.E167]-[.D166]" office:value-type="float" office:value="-0.920332696039518" calcext:value-type="float">
            <text:p>-0.920332696039518</text:p>
          </table:table-cell>
          <table:table-cell table:formula="of:=(16*0.05^2/0.2^2)*[.D167]+2*(1-16*0.05^2/0.2^2)*[.E167]+16*0.05^2/0.2^2*[.F167]-[.E166]" office:value-type="float" office:value="-0.903435531593949" calcext:value-type="float">
            <text:p>-0.903435531593949</text:p>
          </table:table-cell>
          <table:table-cell table:formula="of:=(16*0.05^2/0.2^2)*[.E167]+2*(1-16*0.05^2/0.2^2)*[.F167]+16*0.05^2/0.2^2*[.G167]-[.F166]" office:value-type="float" office:value="-0.521355905821059" calcext:value-type="float">
            <text:p>-0.521355905821059</text:p>
          </table:table-cell>
          <table:table-cell table:formula="of:=(16*0.05^2/0.2^2)*[.F167]+2*(1-16*0.05^2/0.2^2)*[.G167]+16*0.05^2/0.2^2*[.H167]-[.G166]" office:value-type="float" office:value="0.081136987002987" calcext:value-type="float">
            <text:p>0.081136987002987</text:p>
          </table:table-cell>
          <table:table-cell table:formula="of:=(16*0.05^2/0.2^2)*[.G167]+2*(1-16*0.05^2/0.2^2)*[.H167]+16*0.05^2/0.2^2*[.I167]-[.H166]" office:value-type="float" office:value="0.686886192006707" calcext:value-type="float">
            <text:p>0.686886192006707</text:p>
          </table:table-cell>
          <table:table-cell table:formula="of:=(16*0.05^2/0.2^2)*[.H167]+2*(1-16*0.05^2/0.2^2)*[.I167]+16*0.05^2/0.2^2*[.J167]-[.I166]" office:value-type="float" office:value="1.02209867739841" calcext:value-type="float">
            <text:p>1.02209867739841</text:p>
          </table:table-cell>
          <table:table-cell table:formula="of:=(16*0.05^2/0.2^2)*[.I167]+2*(1-16*0.05^2/0.2^2)*[.J167]+16*0.05^2/0.2^2*[.K167]-[.J166]" office:value-type="float" office:value="0.996891070158409" calcext:value-type="float">
            <text:p>0.996891070158409</text:p>
          </table:table-cell>
          <table:table-cell table:formula="of:=(16*0.05^2/0.2^2)*[.J167]+2*(1-16*0.05^2/0.2^2)*[.K167]+16*0.05^2/0.2^2*[.L167]-[.K166]" office:value-type="float" office:value="0.610251700498334" calcext:value-type="float">
            <text:p>0.61025170049833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35" calcext:value-type="float">
            <text:p>8.35</text:p>
          </table:table-cell>
          <table:table-cell office:value-type="float" office:value="0" calcext:value-type="float">
            <text:p>0</text:p>
          </table:table-cell>
          <table:table-cell table:formula="of:=(16*0.05^2/0.2^2)*[.B168]+2*(1-16*0.05^2/0.2^2)*[.C168]+16*0.05^2/0.2^2*[.D168]-[.C167]" office:value-type="float" office:value="-0.3509414158056" calcext:value-type="float">
            <text:p>-0.3509414158056</text:p>
          </table:table-cell>
          <table:table-cell table:formula="of:=(16*0.05^2/0.2^2)*[.C168]+2*(1-16*0.05^2/0.2^2)*[.D168]+16*0.05^2/0.2^2*[.E168]-[.D167]" office:value-type="float" office:value="-0.56263071579713" calcext:value-type="float">
            <text:p>-0.56263071579713</text:p>
          </table:table-cell>
          <table:table-cell table:formula="of:=(16*0.05^2/0.2^2)*[.D168]+2*(1-16*0.05^2/0.2^2)*[.E168]+16*0.05^2/0.2^2*[.F168]-[.E167]" office:value-type="float" office:value="-0.548796487625759" calcext:value-type="float">
            <text:p>-0.548796487625759</text:p>
          </table:table-cell>
          <table:table-cell table:formula="of:=(16*0.05^2/0.2^2)*[.E168]+2*(1-16*0.05^2/0.2^2)*[.F168]+16*0.05^2/0.2^2*[.G168]-[.F167]" office:value-type="float" office:value="-0.315650279301475" calcext:value-type="float">
            <text:p>-0.315650279301475</text:p>
          </table:table-cell>
          <table:table-cell table:formula="of:=(16*0.05^2/0.2^2)*[.F168]+2*(1-16*0.05^2/0.2^2)*[.G168]+16*0.05^2/0.2^2*[.H168]-[.G167]" office:value-type="float" office:value="0.0581644020603351" calcext:value-type="float">
            <text:p>0.058164402060335</text:p>
          </table:table-cell>
          <table:table-cell table:formula="of:=(16*0.05^2/0.2^2)*[.G168]+2*(1-16*0.05^2/0.2^2)*[.H168]+16*0.05^2/0.2^2*[.I168]-[.H167]" office:value-type="float" office:value="0.434313425105935" calcext:value-type="float">
            <text:p>0.434313425105935</text:p>
          </table:table-cell>
          <table:table-cell table:formula="of:=(16*0.05^2/0.2^2)*[.H168]+2*(1-16*0.05^2/0.2^2)*[.I168]+16*0.05^2/0.2^2*[.J168]-[.I167]" office:value-type="float" office:value="0.674556343809627" calcext:value-type="float">
            <text:p>0.674556343809627</text:p>
          </table:table-cell>
          <table:table-cell table:formula="of:=(16*0.05^2/0.2^2)*[.I168]+2*(1-16*0.05^2/0.2^2)*[.J168]+16*0.05^2/0.2^2*[.K168]-[.J167]" office:value-type="float" office:value="0.643767702800117" calcext:value-type="float">
            <text:p>0.643767702800117</text:p>
          </table:table-cell>
          <table:table-cell table:formula="of:=(16*0.05^2/0.2^2)*[.J168]+2*(1-16*0.05^2/0.2^2)*[.K168]+16*0.05^2/0.2^2*[.L168]-[.K167]" office:value-type="float" office:value="0.390711845807381" calcext:value-type="float">
            <text:p>0.3907118458073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table:formula="of:=(16*0.05^2/0.2^2)*[.B169]+2*(1-16*0.05^2/0.2^2)*[.C169]+16*0.05^2/0.2^2*[.D169]-[.C168]" office:value-type="float" office:value="0.0100948258997339" calcext:value-type="float">
            <text:p>0.010094825899734</text:p>
          </table:table-cell>
          <table:table-cell table:formula="of:=(16*0.05^2/0.2^2)*[.C169]+2*(1-16*0.05^2/0.2^2)*[.D169]+16*0.05^2/0.2^2*[.E169]-[.D168]" office:value-type="float" office:value="0.0205947926081589" calcext:value-type="float">
            <text:p>0.020594792608159</text:p>
          </table:table-cell>
          <table:table-cell table:formula="of:=(16*0.05^2/0.2^2)*[.D169]+2*(1-16*0.05^2/0.2^2)*[.E169]+16*0.05^2/0.2^2*[.F169]-[.E168]" office:value-type="float" office:value="0.0251545364953438" calcext:value-type="float">
            <text:p>0.025154536495344</text:p>
          </table:table-cell>
          <table:table-cell table:formula="of:=(16*0.05^2/0.2^2)*[.E169]+2*(1-16*0.05^2/0.2^2)*[.F169]+16*0.05^2/0.2^2*[.G169]-[.F168]" office:value-type="float" office:value="0.0307238202556347" calcext:value-type="float">
            <text:p>0.030723820255635</text:p>
          </table:table-cell>
          <table:table-cell table:formula="of:=(16*0.05^2/0.2^2)*[.F169]+2*(1-16*0.05^2/0.2^2)*[.G169]+16*0.05^2/0.2^2*[.H169]-[.G168]" office:value-type="float" office:value="0.0375261588014725" calcext:value-type="float">
            <text:p>0.037526158801473</text:p>
          </table:table-cell>
          <table:table-cell table:formula="of:=(16*0.05^2/0.2^2)*[.G169]+2*(1-16*0.05^2/0.2^2)*[.H169]+16*0.05^2/0.2^2*[.I169]-[.H168]" office:value-type="float" office:value="0.0458345538632552" calcext:value-type="float">
            <text:p>0.045834553863255</text:p>
          </table:table-cell>
          <table:table-cell table:formula="of:=(16*0.05^2/0.2^2)*[.H169]+2*(1-16*0.05^2/0.2^2)*[.I169]+16*0.05^2/0.2^2*[.J169]-[.I168]" office:value-type="float" office:value="0.0559824505076445" calcext:value-type="float">
            <text:p>0.055982450507645</text:p>
          </table:table-cell>
          <table:table-cell table:formula="of:=(16*0.05^2/0.2^2)*[.I169]+2*(1-16*0.05^2/0.2^2)*[.J169]+16*0.05^2/0.2^2*[.K169]-[.J168]" office:value-type="float" office:value="0.0683771194585988" calcext:value-type="float">
            <text:p>0.068377119458599</text:p>
          </table:table-cell>
          <table:table-cell table:formula="of:=(16*0.05^2/0.2^2)*[.J169]+2*(1-16*0.05^2/0.2^2)*[.K169]+16*0.05^2/0.2^2*[.L169]-[.K168]" office:value-type="float" office:value="0.0335160023017831" calcext:value-type="float">
            <text:p>0.03351600230178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45" calcext:value-type="float">
            <text:p>8.45</text:p>
          </table:table-cell>
          <table:table-cell office:value-type="float" office:value="0" calcext:value-type="float">
            <text:p>0</text:p>
          </table:table-cell>
          <table:table-cell table:formula="of:=(16*0.05^2/0.2^2)*[.B170]+2*(1-16*0.05^2/0.2^2)*[.C170]+16*0.05^2/0.2^2*[.D170]-[.C169]" office:value-type="float" office:value="0.371536208413759" calcext:value-type="float">
            <text:p>0.371536208413759</text:p>
          </table:table-cell>
          <table:table-cell table:formula="of:=(16*0.05^2/0.2^2)*[.C170]+2*(1-16*0.05^2/0.2^2)*[.D170]+16*0.05^2/0.2^2*[.E170]-[.D169]" office:value-type="float" office:value="0.597880078192207" calcext:value-type="float">
            <text:p>0.597880078192207</text:p>
          </table:table-cell>
          <table:table-cell table:formula="of:=(16*0.05^2/0.2^2)*[.D170]+2*(1-16*0.05^2/0.2^2)*[.E170]+16*0.05^2/0.2^2*[.F170]-[.E169]" office:value-type="float" office:value="0.600115100489553" calcext:value-type="float">
            <text:p>0.600115100489553</text:p>
          </table:table-cell>
          <table:table-cell table:formula="of:=(16*0.05^2/0.2^2)*[.E170]+2*(1-16*0.05^2/0.2^2)*[.F170]+16*0.05^2/0.2^2*[.G170]-[.F169]" office:value-type="float" office:value="0.378330974598292" calcext:value-type="float">
            <text:p>0.378330974598292</text:p>
          </table:table-cell>
          <table:table-cell table:formula="of:=(16*0.05^2/0.2^2)*[.F170]+2*(1-16*0.05^2/0.2^2)*[.G170]+16*0.05^2/0.2^2*[.H170]-[.G169]" office:value-type="float" office:value="0.0183939720585548" calcext:value-type="float">
            <text:p>0.018393972058555</text:p>
          </table:table-cell>
          <table:table-cell table:formula="of:=(16*0.05^2/0.2^2)*[.G170]+2*(1-16*0.05^2/0.2^2)*[.H170]+16*0.05^2/0.2^2*[.I170]-[.H169]" office:value-type="float" office:value="-0.340804815796818" calcext:value-type="float">
            <text:p>-0.340804815796818</text:p>
          </table:table-cell>
          <table:table-cell table:formula="of:=(16*0.05^2/0.2^2)*[.H170]+2*(1-16*0.05^2/0.2^2)*[.I170]+16*0.05^2/0.2^2*[.J170]-[.I169]" office:value-type="float" office:value="-0.560344670487773" calcext:value-type="float">
            <text:p>-0.560344670487773</text:p>
          </table:table-cell>
          <table:table-cell table:formula="of:=(16*0.05^2/0.2^2)*[.I170]+2*(1-16*0.05^2/0.2^2)*[.J170]+16*0.05^2/0.2^2*[.K170]-[.J169]" office:value-type="float" office:value="-0.55426924999069" calcext:value-type="float">
            <text:p>-0.55426924999069</text:p>
          </table:table-cell>
          <table:table-cell table:formula="of:=(16*0.05^2/0.2^2)*[.J170]+2*(1-16*0.05^2/0.2^2)*[.K170]+16*0.05^2/0.2^2*[.L170]-[.K169]" office:value-type="float" office:value="-0.322334726348782" calcext:value-type="float">
            <text:p>-0.32233472634878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table:formula="of:=(16*0.05^2/0.2^2)*[.B171]+2*(1-16*0.05^2/0.2^2)*[.C171]+16*0.05^2/0.2^2*[.D171]-[.C170]" office:value-type="float" office:value="0.587785252292473" calcext:value-type="float">
            <text:p>0.587785252292473</text:p>
          </table:table-cell>
          <table:table-cell table:formula="of:=(16*0.05^2/0.2^2)*[.C171]+2*(1-16*0.05^2/0.2^2)*[.D171]+16*0.05^2/0.2^2*[.E171]-[.D170]" office:value-type="float" office:value="0.951056516295153" calcext:value-type="float">
            <text:p>0.951056516295153</text:p>
          </table:table-cell>
          <table:table-cell table:formula="of:=(16*0.05^2/0.2^2)*[.D171]+2*(1-16*0.05^2/0.2^2)*[.E171]+16*0.05^2/0.2^2*[.F171]-[.E170]" office:value-type="float" office:value="0.951056516295155" calcext:value-type="float">
            <text:p>0.951056516295155</text:p>
          </table:table-cell>
          <table:table-cell table:formula="of:=(16*0.05^2/0.2^2)*[.E171]+2*(1-16*0.05^2/0.2^2)*[.F171]+16*0.05^2/0.2^2*[.G171]-[.F170]" office:value-type="float" office:value="0.587785252292473" calcext:value-type="float">
            <text:p>0.587785252292473</text:p>
          </table:table-cell>
          <table:table-cell table:formula="of:=(16*0.05^2/0.2^2)*[.F171]+2*(1-16*0.05^2/0.2^2)*[.G171]+16*0.05^2/0.2^2*[.H171]-[.G170]" office:value-type="float" office:value="1.33226762955019E-015" calcext:value-type="float">
            <text:p>1.33226762955019E-15</text:p>
          </table:table-cell>
          <table:table-cell table:formula="of:=(16*0.05^2/0.2^2)*[.G171]+2*(1-16*0.05^2/0.2^2)*[.H171]+16*0.05^2/0.2^2*[.I171]-[.H170]" office:value-type="float" office:value="-0.587785252292474" calcext:value-type="float">
            <text:p>-0.587785252292474</text:p>
          </table:table-cell>
          <table:table-cell table:formula="of:=(16*0.05^2/0.2^2)*[.H171]+2*(1-16*0.05^2/0.2^2)*[.I171]+16*0.05^2/0.2^2*[.J171]-[.I170]" office:value-type="float" office:value="-0.951056516295152" calcext:value-type="float">
            <text:p>-0.951056516295152</text:p>
          </table:table-cell>
          <table:table-cell table:formula="of:=(16*0.05^2/0.2^2)*[.I171]+2*(1-16*0.05^2/0.2^2)*[.J171]+16*0.05^2/0.2^2*[.K171]-[.J170]" office:value-type="float" office:value="-0.951056516295154" calcext:value-type="float">
            <text:p>-0.951056516295154</text:p>
          </table:table-cell>
          <table:table-cell table:formula="of:=(16*0.05^2/0.2^2)*[.J171]+2*(1-16*0.05^2/0.2^2)*[.K171]+16*0.05^2/0.2^2*[.L171]-[.K17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55" calcext:value-type="float">
            <text:p>8.55</text:p>
          </table:table-cell>
          <table:table-cell office:value-type="float" office:value="0" calcext:value-type="float">
            <text:p>0</text:p>
          </table:table-cell>
          <table:table-cell table:formula="of:=(16*0.05^2/0.2^2)*[.B172]+2*(1-16*0.05^2/0.2^2)*[.C172]+16*0.05^2/0.2^2*[.D172]-[.C171]" office:value-type="float" office:value="0.579520307881394" calcext:value-type="float">
            <text:p>0.579520307881394</text:p>
          </table:table-cell>
          <table:table-cell table:formula="of:=(16*0.05^2/0.2^2)*[.C172]+2*(1-16*0.05^2/0.2^2)*[.D172]+16*0.05^2/0.2^2*[.E172]-[.D171]" office:value-type="float" office:value="0.940961690395421" calcext:value-type="float">
            <text:p>0.940961690395421</text:p>
          </table:table-cell>
          <table:table-cell table:formula="of:=(16*0.05^2/0.2^2)*[.D172]+2*(1-16*0.05^2/0.2^2)*[.E172]+16*0.05^2/0.2^2*[.F172]-[.E171]" office:value-type="float" office:value="0.938726668098073" calcext:value-type="float">
            <text:p>0.938726668098073</text:p>
          </table:table-cell>
          <table:table-cell table:formula="of:=(16*0.05^2/0.2^2)*[.E172]+2*(1-16*0.05^2/0.2^2)*[.F172]+16*0.05^2/0.2^2*[.G172]-[.F171]" office:value-type="float" office:value="0.572725541696865" calcext:value-type="float">
            <text:p>0.572725541696865</text:p>
          </table:table-cell>
          <table:table-cell table:formula="of:=(16*0.05^2/0.2^2)*[.F172]+2*(1-16*0.05^2/0.2^2)*[.G172]+16*0.05^2/0.2^2*[.H172]-[.G171]" office:value-type="float" office:value="-0.0183939720585548" calcext:value-type="float">
            <text:p>-0.018393972058555</text:p>
          </table:table-cell>
          <table:table-cell table:formula="of:=(16*0.05^2/0.2^2)*[.G172]+2*(1-16*0.05^2/0.2^2)*[.H172]+16*0.05^2/0.2^2*[.I172]-[.H171]" office:value-type="float" office:value="-0.610251700498333" calcext:value-type="float">
            <text:p>-0.610251700498333</text:p>
          </table:table-cell>
          <table:table-cell table:formula="of:=(16*0.05^2/0.2^2)*[.H172]+2*(1-16*0.05^2/0.2^2)*[.I172]+16*0.05^2/0.2^2*[.J172]-[.I171]" office:value-type="float" office:value="-0.978497098099854" calcext:value-type="float">
            <text:p>-0.978497098099854</text:p>
          </table:table-cell>
          <table:table-cell table:formula="of:=(16*0.05^2/0.2^2)*[.I172]+2*(1-16*0.05^2/0.2^2)*[.J172]+16*0.05^2/0.2^2*[.K172]-[.J171]" office:value-type="float" office:value="-0.984572518596936" calcext:value-type="float">
            <text:p>-0.984572518596936</text:p>
          </table:table-cell>
          <table:table-cell table:formula="of:=(16*0.05^2/0.2^2)*[.J172]+2*(1-16*0.05^2/0.2^2)*[.K172]+16*0.05^2/0.2^2*[.L172]-[.K171]" office:value-type="float" office:value="-0.628721789946372" calcext:value-type="float">
            <text:p>-0.62872178994637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table:formula="of:=(16*0.05^2/0.2^2)*[.B173]+2*(1-16*0.05^2/0.2^2)*[.C173]+16*0.05^2/0.2^2*[.D173]-[.C172]" office:value-type="float" office:value="0.353176438102948" calcext:value-type="float">
            <text:p>0.353176438102948</text:p>
          </table:table-cell>
          <table:table-cell table:formula="of:=(16*0.05^2/0.2^2)*[.C173]+2*(1-16*0.05^2/0.2^2)*[.D173]+16*0.05^2/0.2^2*[.E173]-[.D172]" office:value-type="float" office:value="0.567190459684314" calcext:value-type="float">
            <text:p>0.567190459684314</text:p>
          </table:table-cell>
          <table:table-cell table:formula="of:=(16*0.05^2/0.2^2)*[.D173]+2*(1-16*0.05^2/0.2^2)*[.E173]+16*0.05^2/0.2^2*[.F173]-[.E172]" office:value-type="float" office:value="0.562630715797131" calcext:value-type="float">
            <text:p>0.562630715797131</text:p>
          </table:table-cell>
          <table:table-cell table:formula="of:=(16*0.05^2/0.2^2)*[.E173]+2*(1-16*0.05^2/0.2^2)*[.F173]+16*0.05^2/0.2^2*[.G173]-[.F172]" office:value-type="float" office:value="0.332547443747045" calcext:value-type="float">
            <text:p>0.332547443747045</text:p>
          </table:table-cell>
          <table:table-cell table:formula="of:=(16*0.05^2/0.2^2)*[.F173]+2*(1-16*0.05^2/0.2^2)*[.G173]+16*0.05^2/0.2^2*[.H173]-[.G172]" office:value-type="float" office:value="-0.0375261588014697" calcext:value-type="float">
            <text:p>-0.03752615880147</text:p>
          </table:table-cell>
          <table:table-cell table:formula="of:=(16*0.05^2/0.2^2)*[.G173]+2*(1-16*0.05^2/0.2^2)*[.H173]+16*0.05^2/0.2^2*[.I173]-[.H172]" office:value-type="float" office:value="-0.409105817865935" calcext:value-type="float">
            <text:p>-0.409105817865935</text:p>
          </table:table-cell>
          <table:table-cell table:formula="of:=(16*0.05^2/0.2^2)*[.H173]+2*(1-16*0.05^2/0.2^2)*[.I173]+16*0.05^2/0.2^2*[.J173]-[.I172]" office:value-type="float" office:value="-0.643767702800116" calcext:value-type="float">
            <text:p>-0.643767702800116</text:p>
          </table:table-cell>
          <table:table-cell table:formula="of:=(16*0.05^2/0.2^2)*[.I173]+2*(1-16*0.05^2/0.2^2)*[.J173]+16*0.05^2/0.2^2*[.K173]-[.J172]" office:value-type="float" office:value="-0.656162371751073" calcext:value-type="float">
            <text:p>-0.656162371751073</text:p>
          </table:table-cell>
          <table:table-cell table:formula="of:=(16*0.05^2/0.2^2)*[.J173]+2*(1-16*0.05^2/0.2^2)*[.K173]+16*0.05^2/0.2^2*[.L173]-[.K172]" office:value-type="float" office:value="-0.396787266304462" calcext:value-type="float">
            <text:p>-0.39678726630446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65" calcext:value-type="float">
            <text:p>8.65</text:p>
          </table:table-cell>
          <table:table-cell office:value-type="float" office:value="0" calcext:value-type="float">
            <text:p>0</text:p>
          </table:table-cell>
          <table:table-cell table:formula="of:=(16*0.05^2/0.2^2)*[.B174]+2*(1-16*0.05^2/0.2^2)*[.C174]+16*0.05^2/0.2^2*[.D174]-[.C173]" office:value-type="float" office:value="-0.0123298481970798" calcext:value-type="float">
            <text:p>-0.01232984819708</text:p>
          </table:table-cell>
          <table:table-cell table:formula="of:=(16*0.05^2/0.2^2)*[.C174]+2*(1-16*0.05^2/0.2^2)*[.D174]+16*0.05^2/0.2^2*[.E174]-[.D173]" office:value-type="float" office:value="-0.0251545364953425" calcext:value-type="float">
            <text:p>-0.025154536495343</text:p>
          </table:table-cell>
          <table:table-cell table:formula="of:=(16*0.05^2/0.2^2)*[.D174]+2*(1-16*0.05^2/0.2^2)*[.E174]+16*0.05^2/0.2^2*[.F174]-[.E173]" office:value-type="float" office:value="-0.0389887646667135" calcext:value-type="float">
            <text:p>-0.038988764666714</text:p>
          </table:table-cell>
          <table:table-cell table:formula="of:=(16*0.05^2/0.2^2)*[.E174]+2*(1-16*0.05^2/0.2^2)*[.F174]+16*0.05^2/0.2^2*[.G174]-[.F173]" office:value-type="float" office:value="-0.0476209847012036" calcext:value-type="float">
            <text:p>-0.047620984701204</text:p>
          </table:table-cell>
          <table:table-cell table:formula="of:=(16*0.05^2/0.2^2)*[.F174]+2*(1-16*0.05^2/0.2^2)*[.G174]+16*0.05^2/0.2^2*[.H174]-[.G173]" office:value-type="float" office:value="-0.0581644020603354" calcext:value-type="float">
            <text:p>-0.058164402060335</text:p>
          </table:table-cell>
          <table:table-cell table:formula="of:=(16*0.05^2/0.2^2)*[.G174]+2*(1-16*0.05^2/0.2^2)*[.H174]+16*0.05^2/0.2^2*[.I174]-[.H173]" office:value-type="float" office:value="-0.0710421611032528" calcext:value-type="float">
            <text:p>-0.071042161103253</text:p>
          </table:table-cell>
          <table:table-cell table:formula="of:=(16*0.05^2/0.2^2)*[.H174]+2*(1-16*0.05^2/0.2^2)*[.I174]+16*0.05^2/0.2^2*[.J174]-[.I173]" office:value-type="float" office:value="-0.0867710915171539" calcext:value-type="float">
            <text:p>-0.086771091517154</text:p>
          </table:table-cell>
          <table:table-cell table:formula="of:=(16*0.05^2/0.2^2)*[.I174]+2*(1-16*0.05^2/0.2^2)*[.J174]+16*0.05^2/0.2^2*[.K174]-[.J173]" office:value-type="float" office:value="-0.0559824505076431" calcext:value-type="float">
            <text:p>-0.055982450507643</text:p>
          </table:table-cell>
          <table:table-cell table:formula="of:=(16*0.05^2/0.2^2)*[.J174]+2*(1-16*0.05^2/0.2^2)*[.K174]+16*0.05^2/0.2^2*[.L174]-[.K173]" office:value-type="float" office:value="-0.0274405818047007" calcext:value-type="float">
            <text:p>-0.02744058180470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table:formula="of:=(16*0.05^2/0.2^2)*[.B175]+2*(1-16*0.05^2/0.2^2)*[.C175]+16*0.05^2/0.2^2*[.D175]-[.C174]" office:value-type="float" office:value="-0.37833097459829" calcext:value-type="float">
            <text:p>-0.37833097459829</text:p>
          </table:table-cell>
          <table:table-cell table:formula="of:=(16*0.05^2/0.2^2)*[.C175]+2*(1-16*0.05^2/0.2^2)*[.D175]+16*0.05^2/0.2^2*[.E175]-[.D174]" office:value-type="float" office:value="-0.618509072548107" calcext:value-type="float">
            <text:p>-0.618509072548107</text:p>
          </table:table-cell>
          <table:table-cell table:formula="of:=(16*0.05^2/0.2^2)*[.D175]+2*(1-16*0.05^2/0.2^2)*[.E175]+16*0.05^2/0.2^2*[.F175]-[.E174]" office:value-type="float" office:value="-0.635406236993677" calcext:value-type="float">
            <text:p>-0.635406236993677</text:p>
          </table:table-cell>
          <table:table-cell table:formula="of:=(16*0.05^2/0.2^2)*[.E175]+2*(1-16*0.05^2/0.2^2)*[.F175]+16*0.05^2/0.2^2*[.G175]-[.F174]" office:value-type="float" office:value="-0.429700610474094" calcext:value-type="float">
            <text:p>-0.429700610474094</text:p>
          </table:table-cell>
          <table:table-cell table:formula="of:=(16*0.05^2/0.2^2)*[.F175]+2*(1-16*0.05^2/0.2^2)*[.G175]+16*0.05^2/0.2^2*[.H175]-[.G174]" office:value-type="float" office:value="-0.0811369870029867" calcext:value-type="float">
            <text:p>-0.081136987002987</text:p>
          </table:table-cell>
          <table:table-cell table:formula="of:=(16*0.05^2/0.2^2)*[.G175]+2*(1-16*0.05^2/0.2^2)*[.H175]+16*0.05^2/0.2^2*[.I175]-[.H174]" office:value-type="float" office:value="0.264170324288446" calcext:value-type="float">
            <text:p>0.264170324288446</text:p>
          </table:table-cell>
          <table:table-cell table:formula="of:=(16*0.05^2/0.2^2)*[.H175]+2*(1-16*0.05^2/0.2^2)*[.I175]+16*0.05^2/0.2^2*[.J175]-[.I174]" office:value-type="float" office:value="0.51674309118922" calcext:value-type="float">
            <text:p>0.51674309118922</text:p>
          </table:table-cell>
          <table:table-cell table:formula="of:=(16*0.05^2/0.2^2)*[.I175]+2*(1-16*0.05^2/0.2^2)*[.J175]+16*0.05^2/0.2^2*[.K175]-[.J174]" office:value-type="float" office:value="0.541950698429218" calcext:value-type="float">
            <text:p>0.541950698429218</text:p>
          </table:table-cell>
          <table:table-cell table:formula="of:=(16*0.05^2/0.2^2)*[.J175]+2*(1-16*0.05^2/0.2^2)*[.K175]+16*0.05^2/0.2^2*[.L175]-[.K174]" office:value-type="float" office:value="0.340804815796819" calcext:value-type="float">
            <text:p>0.34080481579681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75" calcext:value-type="float">
            <text:p>8.75</text:p>
          </table:table-cell>
          <table:table-cell office:value-type="float" office:value="0" calcext:value-type="float">
            <text:p>0</text:p>
          </table:table-cell>
          <table:table-cell table:formula="of:=(16*0.05^2/0.2^2)*[.B176]+2*(1-16*0.05^2/0.2^2)*[.C176]+16*0.05^2/0.2^2*[.D176]-[.C175]" office:value-type="float" office:value="-0.606179224351028" calcext:value-type="float">
            <text:p>-0.606179224351028</text:p>
          </table:table-cell>
          <table:table-cell table:formula="of:=(16*0.05^2/0.2^2)*[.C176]+2*(1-16*0.05^2/0.2^2)*[.D176]+16*0.05^2/0.2^2*[.E176]-[.D175]" office:value-type="float" office:value="-0.988582675096625" calcext:value-type="float">
            <text:p>-0.988582675096625</text:p>
          </table:table-cell>
          <table:table-cell table:formula="of:=(16*0.05^2/0.2^2)*[.D176]+2*(1-16*0.05^2/0.2^2)*[.E176]+16*0.05^2/0.2^2*[.F176]-[.E175]" office:value-type="float" office:value="-1.00922091835549" calcext:value-type="float">
            <text:p>-1.00922091835549</text:p>
          </table:table-cell>
          <table:table-cell table:formula="of:=(16*0.05^2/0.2^2)*[.E176]+2*(1-16*0.05^2/0.2^2)*[.F176]+16*0.05^2/0.2^2*[.G176]-[.F175]" office:value-type="float" office:value="-0.66892223929546" calcext:value-type="float">
            <text:p>-0.66892223929546</text:p>
          </table:table-cell>
          <table:table-cell table:formula="of:=(16*0.05^2/0.2^2)*[.F176]+2*(1-16*0.05^2/0.2^2)*[.G176]+16*0.05^2/0.2^2*[.H176]-[.G175]" office:value-type="float" office:value="-0.107365884125313" calcext:value-type="float">
            <text:p>-0.107365884125313</text:p>
          </table:table-cell>
          <table:table-cell table:formula="of:=(16*0.05^2/0.2^2)*[.G176]+2*(1-16*0.05^2/0.2^2)*[.H176]+16*0.05^2/0.2^2*[.I176]-[.H175]" office:value-type="float" office:value="0.506648265289486" calcext:value-type="float">
            <text:p>0.506648265289486</text:p>
          </table:table-cell>
          <table:table-cell table:formula="of:=(16*0.05^2/0.2^2)*[.H176]+2*(1-16*0.05^2/0.2^2)*[.I176]+16*0.05^2/0.2^2*[.J176]-[.I175]" office:value-type="float" office:value="0.892892114234818" calcext:value-type="float">
            <text:p>0.892892114234818</text:p>
          </table:table-cell>
          <table:table-cell table:formula="of:=(16*0.05^2/0.2^2)*[.I176]+2*(1-16*0.05^2/0.2^2)*[.J176]+16*0.05^2/0.2^2*[.K176]-[.J175]" office:value-type="float" office:value="0.913530357493683" calcext:value-type="float">
            <text:p>0.913530357493683</text:p>
          </table:table-cell>
          <table:table-cell table:formula="of:=(16*0.05^2/0.2^2)*[.J176]+2*(1-16*0.05^2/0.2^2)*[.K176]+16*0.05^2/0.2^2*[.L176]-[.K175]" office:value-type="float" office:value="0.569391280233919" calcext:value-type="float">
            <text:p>0.56939128023391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table:formula="of:=(16*0.05^2/0.2^2)*[.B177]+2*(1-16*0.05^2/0.2^2)*[.C177]+16*0.05^2/0.2^2*[.D177]-[.C176]" office:value-type="float" office:value="-0.610251700498334" calcext:value-type="float">
            <text:p>-0.610251700498334</text:p>
          </table:table-cell>
          <table:table-cell table:formula="of:=(16*0.05^2/0.2^2)*[.C177]+2*(1-16*0.05^2/0.2^2)*[.D177]+16*0.05^2/0.2^2*[.E177]-[.D176]" office:value-type="float" office:value="-0.996891070158408" calcext:value-type="float">
            <text:p>-0.996891070158408</text:p>
          </table:table-cell>
          <table:table-cell table:formula="of:=(16*0.05^2/0.2^2)*[.D177]+2*(1-16*0.05^2/0.2^2)*[.E177]+16*0.05^2/0.2^2*[.F177]-[.E176]" office:value-type="float" office:value="-1.02209867739841" calcext:value-type="float">
            <text:p>-1.02209867739841</text:p>
          </table:table-cell>
          <table:table-cell table:formula="of:=(16*0.05^2/0.2^2)*[.E177]+2*(1-16*0.05^2/0.2^2)*[.F177]+16*0.05^2/0.2^2*[.G177]-[.F176]" office:value-type="float" office:value="-0.686886192006707" calcext:value-type="float">
            <text:p>-0.686886192006707</text:p>
          </table:table-cell>
          <table:table-cell table:formula="of:=(16*0.05^2/0.2^2)*[.F177]+2*(1-16*0.05^2/0.2^2)*[.G177]+16*0.05^2/0.2^2*[.H177]-[.G176]" office:value-type="float" office:value="-0.0811369870029869" calcext:value-type="float">
            <text:p>-0.081136987002987</text:p>
          </table:table-cell>
          <table:table-cell table:formula="of:=(16*0.05^2/0.2^2)*[.G177]+2*(1-16*0.05^2/0.2^2)*[.H177]+16*0.05^2/0.2^2*[.I177]-[.H176]" office:value-type="float" office:value="0.521355905821059" calcext:value-type="float">
            <text:p>0.521355905821059</text:p>
          </table:table-cell>
          <table:table-cell table:formula="of:=(16*0.05^2/0.2^2)*[.H177]+2*(1-16*0.05^2/0.2^2)*[.I177]+16*0.05^2/0.2^2*[.J177]-[.I176]" office:value-type="float" office:value="0.903435531593949" calcext:value-type="float">
            <text:p>0.903435531593949</text:p>
          </table:table-cell>
          <table:table-cell table:formula="of:=(16*0.05^2/0.2^2)*[.I177]+2*(1-16*0.05^2/0.2^2)*[.J177]+16*0.05^2/0.2^2*[.K177]-[.J176]" office:value-type="float" office:value="0.920332696039519" calcext:value-type="float">
            <text:p>0.920332696039519</text:p>
          </table:table-cell>
          <table:table-cell table:formula="of:=(16*0.05^2/0.2^2)*[.J177]+2*(1-16*0.05^2/0.2^2)*[.K177]+16*0.05^2/0.2^2*[.L177]-[.K176]" office:value-type="float" office:value="0.572725541696863" calcext:value-type="float">
            <text:p>0.57272554169686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85" calcext:value-type="float">
            <text:p>8.85</text:p>
          </table:table-cell>
          <table:table-cell office:value-type="float" office:value="0" calcext:value-type="float">
            <text:p>0</text:p>
          </table:table-cell>
          <table:table-cell table:formula="of:=(16*0.05^2/0.2^2)*[.B178]+2*(1-16*0.05^2/0.2^2)*[.C178]+16*0.05^2/0.2^2*[.D178]-[.C177]" office:value-type="float" office:value="-0.390711845807381" calcext:value-type="float">
            <text:p>-0.390711845807381</text:p>
          </table:table-cell>
          <table:table-cell table:formula="of:=(16*0.05^2/0.2^2)*[.C178]+2*(1-16*0.05^2/0.2^2)*[.D178]+16*0.05^2/0.2^2*[.E178]-[.D177]" office:value-type="float" office:value="-0.643767702800118" calcext:value-type="float">
            <text:p>-0.643767702800118</text:p>
          </table:table-cell>
          <table:table-cell table:formula="of:=(16*0.05^2/0.2^2)*[.D178]+2*(1-16*0.05^2/0.2^2)*[.E178]+16*0.05^2/0.2^2*[.F178]-[.E177]" office:value-type="float" office:value="-0.674556343809627" calcext:value-type="float">
            <text:p>-0.674556343809627</text:p>
          </table:table-cell>
          <table:table-cell table:formula="of:=(16*0.05^2/0.2^2)*[.E178]+2*(1-16*0.05^2/0.2^2)*[.F178]+16*0.05^2/0.2^2*[.G178]-[.F177]" office:value-type="float" office:value="-0.434313425105935" calcext:value-type="float">
            <text:p>-0.434313425105935</text:p>
          </table:table-cell>
          <table:table-cell table:formula="of:=(16*0.05^2/0.2^2)*[.F178]+2*(1-16*0.05^2/0.2^2)*[.G178]+16*0.05^2/0.2^2*[.H178]-[.G177]" office:value-type="float" office:value="-0.0581644020603344" calcext:value-type="float">
            <text:p>-0.058164402060334</text:p>
          </table:table-cell>
          <table:table-cell table:formula="of:=(16*0.05^2/0.2^2)*[.G178]+2*(1-16*0.05^2/0.2^2)*[.H178]+16*0.05^2/0.2^2*[.I178]-[.H177]" office:value-type="float" office:value="0.315650279301476" calcext:value-type="float">
            <text:p>0.315650279301476</text:p>
          </table:table-cell>
          <table:table-cell table:formula="of:=(16*0.05^2/0.2^2)*[.H178]+2*(1-16*0.05^2/0.2^2)*[.I178]+16*0.05^2/0.2^2*[.J178]-[.I177]" office:value-type="float" office:value="0.54879648762576" calcext:value-type="float">
            <text:p>0.54879648762576</text:p>
          </table:table-cell>
          <table:table-cell table:formula="of:=(16*0.05^2/0.2^2)*[.I178]+2*(1-16*0.05^2/0.2^2)*[.J178]+16*0.05^2/0.2^2*[.K178]-[.J177]" office:value-type="float" office:value="0.56263071579713" calcext:value-type="float">
            <text:p>0.56263071579713</text:p>
          </table:table-cell>
          <table:table-cell table:formula="of:=(16*0.05^2/0.2^2)*[.J178]+2*(1-16*0.05^2/0.2^2)*[.K178]+16*0.05^2/0.2^2*[.L178]-[.K177]" office:value-type="float" office:value="0.3509414158056" calcext:value-type="float">
            <text:p>0.350941415805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table:formula="of:=(16*0.05^2/0.2^2)*[.B179]+2*(1-16*0.05^2/0.2^2)*[.C179]+16*0.05^2/0.2^2*[.D179]-[.C178]" office:value-type="float" office:value="-0.0335160023017832" calcext:value-type="float">
            <text:p>-0.033516002301783</text:p>
          </table:table-cell>
          <table:table-cell table:formula="of:=(16*0.05^2/0.2^2)*[.C179]+2*(1-16*0.05^2/0.2^2)*[.D179]+16*0.05^2/0.2^2*[.E179]-[.D178]" office:value-type="float" office:value="-0.0683771194585993" calcext:value-type="float">
            <text:p>-0.068377119458599</text:p>
          </table:table-cell>
          <table:table-cell table:formula="of:=(16*0.05^2/0.2^2)*[.D179]+2*(1-16*0.05^2/0.2^2)*[.E179]+16*0.05^2/0.2^2*[.F179]-[.E178]" office:value-type="float" office:value="-0.0559824505076443" calcext:value-type="float">
            <text:p>-0.055982450507644</text:p>
          </table:table-cell>
          <table:table-cell table:formula="of:=(16*0.05^2/0.2^2)*[.E179]+2*(1-16*0.05^2/0.2^2)*[.F179]+16*0.05^2/0.2^2*[.G179]-[.F178]" office:value-type="float" office:value="-0.0458345538632545" calcext:value-type="float">
            <text:p>-0.045834553863255</text:p>
          </table:table-cell>
          <table:table-cell table:formula="of:=(16*0.05^2/0.2^2)*[.F179]+2*(1-16*0.05^2/0.2^2)*[.G179]+16*0.05^2/0.2^2*[.H179]-[.G178]" office:value-type="float" office:value="-0.0375261588014724" calcext:value-type="float">
            <text:p>-0.037526158801472</text:p>
          </table:table-cell>
          <table:table-cell table:formula="of:=(16*0.05^2/0.2^2)*[.G179]+2*(1-16*0.05^2/0.2^2)*[.H179]+16*0.05^2/0.2^2*[.I179]-[.H178]" office:value-type="float" office:value="-0.0307238202556335" calcext:value-type="float">
            <text:p>-0.030723820255634</text:p>
          </table:table-cell>
          <table:table-cell table:formula="of:=(16*0.05^2/0.2^2)*[.H179]+2*(1-16*0.05^2/0.2^2)*[.I179]+16*0.05^2/0.2^2*[.J179]-[.I178]" office:value-type="float" office:value="-0.0251545364953438" calcext:value-type="float">
            <text:p>-0.025154536495344</text:p>
          </table:table-cell>
          <table:table-cell table:formula="of:=(16*0.05^2/0.2^2)*[.I179]+2*(1-16*0.05^2/0.2^2)*[.J179]+16*0.05^2/0.2^2*[.K179]-[.J178]" office:value-type="float" office:value="-0.0205947926081586" calcext:value-type="float">
            <text:p>-0.020594792608159</text:p>
          </table:table-cell>
          <table:table-cell table:formula="of:=(16*0.05^2/0.2^2)*[.J179]+2*(1-16*0.05^2/0.2^2)*[.K179]+16*0.05^2/0.2^2*[.L179]-[.K178]" office:value-type="float" office:value="-0.0100948258997339" calcext:value-type="float">
            <text:p>-0.01009482589973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95" calcext:value-type="float">
            <text:p>8.95</text:p>
          </table:table-cell>
          <table:table-cell office:value-type="float" office:value="0" calcext:value-type="float">
            <text:p>0</text:p>
          </table:table-cell>
          <table:table-cell table:formula="of:=(16*0.05^2/0.2^2)*[.B180]+2*(1-16*0.05^2/0.2^2)*[.C180]+16*0.05^2/0.2^2*[.D180]-[.C179]" office:value-type="float" office:value="0.322334726348781" calcext:value-type="float">
            <text:p>0.322334726348781</text:p>
          </table:table-cell>
          <table:table-cell table:formula="of:=(16*0.05^2/0.2^2)*[.C180]+2*(1-16*0.05^2/0.2^2)*[.D180]+16*0.05^2/0.2^2*[.E180]-[.D179]" office:value-type="float" office:value="0.55426924999069" calcext:value-type="float">
            <text:p>0.55426924999069</text:p>
          </table:table-cell>
          <table:table-cell table:formula="of:=(16*0.05^2/0.2^2)*[.D180]+2*(1-16*0.05^2/0.2^2)*[.E180]+16*0.05^2/0.2^2*[.F180]-[.E179]" office:value-type="float" office:value="0.560344670487773" calcext:value-type="float">
            <text:p>0.560344670487773</text:p>
          </table:table-cell>
          <table:table-cell table:formula="of:=(16*0.05^2/0.2^2)*[.E180]+2*(1-16*0.05^2/0.2^2)*[.F180]+16*0.05^2/0.2^2*[.G180]-[.F179]" office:value-type="float" office:value="0.340804815796818" calcext:value-type="float">
            <text:p>0.340804815796818</text:p>
          </table:table-cell>
          <table:table-cell table:formula="of:=(16*0.05^2/0.2^2)*[.F180]+2*(1-16*0.05^2/0.2^2)*[.G180]+16*0.05^2/0.2^2*[.H180]-[.G179]" office:value-type="float" office:value="-0.0183939720585536" calcext:value-type="float">
            <text:p>-0.018393972058554</text:p>
          </table:table-cell>
          <table:table-cell table:formula="of:=(16*0.05^2/0.2^2)*[.G180]+2*(1-16*0.05^2/0.2^2)*[.H180]+16*0.05^2/0.2^2*[.I180]-[.H179]" office:value-type="float" office:value="-0.378330974598292" calcext:value-type="float">
            <text:p>-0.378330974598292</text:p>
          </table:table-cell>
          <table:table-cell table:formula="of:=(16*0.05^2/0.2^2)*[.H180]+2*(1-16*0.05^2/0.2^2)*[.I180]+16*0.05^2/0.2^2*[.J180]-[.I179]" office:value-type="float" office:value="-0.600115100489552" calcext:value-type="float">
            <text:p>-0.600115100489552</text:p>
          </table:table-cell>
          <table:table-cell table:formula="of:=(16*0.05^2/0.2^2)*[.I180]+2*(1-16*0.05^2/0.2^2)*[.J180]+16*0.05^2/0.2^2*[.K180]-[.J179]" office:value-type="float" office:value="-0.597880078192207" calcext:value-type="float">
            <text:p>-0.597880078192207</text:p>
          </table:table-cell>
          <table:table-cell table:formula="of:=(16*0.05^2/0.2^2)*[.J180]+2*(1-16*0.05^2/0.2^2)*[.K180]+16*0.05^2/0.2^2*[.L180]-[.K179]" office:value-type="float" office:value="-0.371536208413759" calcext:value-type="float">
            <text:p>-0.37153620841375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(16*0.05^2/0.2^2)*[.B181]+2*(1-16*0.05^2/0.2^2)*[.C181]+16*0.05^2/0.2^2*[.D181]-[.C180]" office:value-type="float" office:value="0.587785252292473" calcext:value-type="float">
            <text:p>0.587785252292473</text:p>
          </table:table-cell>
          <table:table-cell table:formula="of:=(16*0.05^2/0.2^2)*[.C181]+2*(1-16*0.05^2/0.2^2)*[.D181]+16*0.05^2/0.2^2*[.E181]-[.D180]" office:value-type="float" office:value="0.951056516295154" calcext:value-type="float">
            <text:p>0.951056516295154</text:p>
          </table:table-cell>
          <table:table-cell table:formula="of:=(16*0.05^2/0.2^2)*[.D181]+2*(1-16*0.05^2/0.2^2)*[.E181]+16*0.05^2/0.2^2*[.F181]-[.E180]" office:value-type="float" office:value="0.951056516295153" calcext:value-type="float">
            <text:p>0.951056516295153</text:p>
          </table:table-cell>
          <table:table-cell table:formula="of:=(16*0.05^2/0.2^2)*[.E181]+2*(1-16*0.05^2/0.2^2)*[.F181]+16*0.05^2/0.2^2*[.G181]-[.F180]" office:value-type="float" office:value="0.587785252292474" calcext:value-type="float">
            <text:p>0.587785252292474</text:p>
          </table:table-cell>
          <table:table-cell table:formula="of:=(16*0.05^2/0.2^2)*[.F181]+2*(1-16*0.05^2/0.2^2)*[.G181]+16*0.05^2/0.2^2*[.H181]-[.G180]" office:value-type="float" office:value="-1.22124532708767E-015" calcext:value-type="float">
            <text:p>-1.22124532708767E-15</text:p>
          </table:table-cell>
          <table:table-cell table:formula="of:=(16*0.05^2/0.2^2)*[.G181]+2*(1-16*0.05^2/0.2^2)*[.H181]+16*0.05^2/0.2^2*[.I181]-[.H180]" office:value-type="float" office:value="-0.587785252292473" calcext:value-type="float">
            <text:p>-0.587785252292473</text:p>
          </table:table-cell>
          <table:table-cell table:formula="of:=(16*0.05^2/0.2^2)*[.H181]+2*(1-16*0.05^2/0.2^2)*[.I181]+16*0.05^2/0.2^2*[.J181]-[.I180]" office:value-type="float" office:value="-0.951056516295155" calcext:value-type="float">
            <text:p>-0.951056516295155</text:p>
          </table:table-cell>
          <table:table-cell table:formula="of:=(16*0.05^2/0.2^2)*[.I181]+2*(1-16*0.05^2/0.2^2)*[.J181]+16*0.05^2/0.2^2*[.K181]-[.J180]" office:value-type="float" office:value="-0.951056516295153" calcext:value-type="float">
            <text:p>-0.951056516295153</text:p>
          </table:table-cell>
          <table:table-cell table:formula="of:=(16*0.05^2/0.2^2)*[.J181]+2*(1-16*0.05^2/0.2^2)*[.K181]+16*0.05^2/0.2^2*[.L181]-[.K18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05" calcext:value-type="float">
            <text:p>9.05</text:p>
          </table:table-cell>
          <table:table-cell office:value-type="float" office:value="0" calcext:value-type="float">
            <text:p>0</text:p>
          </table:table-cell>
          <table:table-cell table:formula="of:=(16*0.05^2/0.2^2)*[.B182]+2*(1-16*0.05^2/0.2^2)*[.C182]+16*0.05^2/0.2^2*[.D182]-[.C181]" office:value-type="float" office:value="0.628721789946372" calcext:value-type="float">
            <text:p>0.628721789946372</text:p>
          </table:table-cell>
          <table:table-cell table:formula="of:=(16*0.05^2/0.2^2)*[.C182]+2*(1-16*0.05^2/0.2^2)*[.D182]+16*0.05^2/0.2^2*[.E182]-[.D181]" office:value-type="float" office:value="0.984572518596936" calcext:value-type="float">
            <text:p>0.984572518596936</text:p>
          </table:table-cell>
          <table:table-cell table:formula="of:=(16*0.05^2/0.2^2)*[.D182]+2*(1-16*0.05^2/0.2^2)*[.E182]+16*0.05^2/0.2^2*[.F182]-[.E181]" office:value-type="float" office:value="0.978497098099854" calcext:value-type="float">
            <text:p>0.978497098099854</text:p>
          </table:table-cell>
          <table:table-cell table:formula="of:=(16*0.05^2/0.2^2)*[.E182]+2*(1-16*0.05^2/0.2^2)*[.F182]+16*0.05^2/0.2^2*[.G182]-[.F181]" office:value-type="float" office:value="0.610251700498333" calcext:value-type="float">
            <text:p>0.610251700498333</text:p>
          </table:table-cell>
          <table:table-cell table:formula="of:=(16*0.05^2/0.2^2)*[.F182]+2*(1-16*0.05^2/0.2^2)*[.G182]+16*0.05^2/0.2^2*[.H182]-[.G181]" office:value-type="float" office:value="0.0183939720585536" calcext:value-type="float">
            <text:p>0.018393972058554</text:p>
          </table:table-cell>
          <table:table-cell table:formula="of:=(16*0.05^2/0.2^2)*[.G182]+2*(1-16*0.05^2/0.2^2)*[.H182]+16*0.05^2/0.2^2*[.I182]-[.H181]" office:value-type="float" office:value="-0.572725541696865" calcext:value-type="float">
            <text:p>-0.572725541696865</text:p>
          </table:table-cell>
          <table:table-cell table:formula="of:=(16*0.05^2/0.2^2)*[.H182]+2*(1-16*0.05^2/0.2^2)*[.I182]+16*0.05^2/0.2^2*[.J182]-[.I181]" office:value-type="float" office:value="-0.938726668098073" calcext:value-type="float">
            <text:p>-0.938726668098073</text:p>
          </table:table-cell>
          <table:table-cell table:formula="of:=(16*0.05^2/0.2^2)*[.I182]+2*(1-16*0.05^2/0.2^2)*[.J182]+16*0.05^2/0.2^2*[.K182]-[.J181]" office:value-type="float" office:value="-0.940961690395421" calcext:value-type="float">
            <text:p>-0.940961690395421</text:p>
          </table:table-cell>
          <table:table-cell table:formula="of:=(16*0.05^2/0.2^2)*[.J182]+2*(1-16*0.05^2/0.2^2)*[.K182]+16*0.05^2/0.2^2*[.L182]-[.K181]" office:value-type="float" office:value="-0.579520307881394" calcext:value-type="float">
            <text:p>-0.57952030788139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table:formula="of:=(16*0.05^2/0.2^2)*[.B183]+2*(1-16*0.05^2/0.2^2)*[.C183]+16*0.05^2/0.2^2*[.D183]-[.C182]" office:value-type="float" office:value="0.396787266304463" calcext:value-type="float">
            <text:p>0.396787266304463</text:p>
          </table:table-cell>
          <table:table-cell table:formula="of:=(16*0.05^2/0.2^2)*[.C183]+2*(1-16*0.05^2/0.2^2)*[.D183]+16*0.05^2/0.2^2*[.E183]-[.D182]" office:value-type="float" office:value="0.656162371751073" calcext:value-type="float">
            <text:p>0.656162371751073</text:p>
          </table:table-cell>
          <table:table-cell table:formula="of:=(16*0.05^2/0.2^2)*[.D183]+2*(1-16*0.05^2/0.2^2)*[.E183]+16*0.05^2/0.2^2*[.F183]-[.E182]" office:value-type="float" office:value="0.643767702800116" calcext:value-type="float">
            <text:p>0.643767702800116</text:p>
          </table:table-cell>
          <table:table-cell table:formula="of:=(16*0.05^2/0.2^2)*[.E183]+2*(1-16*0.05^2/0.2^2)*[.F183]+16*0.05^2/0.2^2*[.G183]-[.F182]" office:value-type="float" office:value="0.409105817865934" calcext:value-type="float">
            <text:p>0.409105817865934</text:p>
          </table:table-cell>
          <table:table-cell table:formula="of:=(16*0.05^2/0.2^2)*[.F183]+2*(1-16*0.05^2/0.2^2)*[.G183]+16*0.05^2/0.2^2*[.H183]-[.G182]" office:value-type="float" office:value="0.0375261588014698" calcext:value-type="float">
            <text:p>0.03752615880147</text:p>
          </table:table-cell>
          <table:table-cell table:formula="of:=(16*0.05^2/0.2^2)*[.G183]+2*(1-16*0.05^2/0.2^2)*[.H183]+16*0.05^2/0.2^2*[.I183]-[.H182]" office:value-type="float" office:value="-0.332547443747047" calcext:value-type="float">
            <text:p>-0.332547443747047</text:p>
          </table:table-cell>
          <table:table-cell table:formula="of:=(16*0.05^2/0.2^2)*[.H183]+2*(1-16*0.05^2/0.2^2)*[.I183]+16*0.05^2/0.2^2*[.J183]-[.I182]" office:value-type="float" office:value="-0.562630715797131" calcext:value-type="float">
            <text:p>-0.562630715797131</text:p>
          </table:table-cell>
          <table:table-cell table:formula="of:=(16*0.05^2/0.2^2)*[.I183]+2*(1-16*0.05^2/0.2^2)*[.J183]+16*0.05^2/0.2^2*[.K183]-[.J182]" office:value-type="float" office:value="-0.567190459684314" calcext:value-type="float">
            <text:p>-0.567190459684314</text:p>
          </table:table-cell>
          <table:table-cell table:formula="of:=(16*0.05^2/0.2^2)*[.J183]+2*(1-16*0.05^2/0.2^2)*[.K183]+16*0.05^2/0.2^2*[.L183]-[.K182]" office:value-type="float" office:value="-0.353176438102948" calcext:value-type="float">
            <text:p>-0.35317643810294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15" calcext:value-type="float">
            <text:p>9.15</text:p>
          </table:table-cell>
          <table:table-cell office:value-type="float" office:value="0" calcext:value-type="float">
            <text:p>0</text:p>
          </table:table-cell>
          <table:table-cell table:formula="of:=(16*0.05^2/0.2^2)*[.B184]+2*(1-16*0.05^2/0.2^2)*[.C184]+16*0.05^2/0.2^2*[.D184]-[.C183]" office:value-type="float" office:value="0.027440581804701" calcext:value-type="float">
            <text:p>0.027440581804701</text:p>
          </table:table-cell>
          <table:table-cell table:formula="of:=(16*0.05^2/0.2^2)*[.C184]+2*(1-16*0.05^2/0.2^2)*[.D184]+16*0.05^2/0.2^2*[.E184]-[.D183]" office:value-type="float" office:value="0.0559824505076431" calcext:value-type="float">
            <text:p>0.055982450507643</text:p>
          </table:table-cell>
          <table:table-cell table:formula="of:=(16*0.05^2/0.2^2)*[.D184]+2*(1-16*0.05^2/0.2^2)*[.E184]+16*0.05^2/0.2^2*[.F184]-[.E183]" office:value-type="float" office:value="0.086771091517153" calcext:value-type="float">
            <text:p>0.086771091517153</text:p>
          </table:table-cell>
          <table:table-cell table:formula="of:=(16*0.05^2/0.2^2)*[.E184]+2*(1-16*0.05^2/0.2^2)*[.F184]+16*0.05^2/0.2^2*[.G184]-[.F183]" office:value-type="float" office:value="0.0710421611032529" calcext:value-type="float">
            <text:p>0.071042161103253</text:p>
          </table:table-cell>
          <table:table-cell table:formula="of:=(16*0.05^2/0.2^2)*[.F184]+2*(1-16*0.05^2/0.2^2)*[.G184]+16*0.05^2/0.2^2*[.H184]-[.G183]" office:value-type="float" office:value="0.0581644020603341" calcext:value-type="float">
            <text:p>0.058164402060334</text:p>
          </table:table-cell>
          <table:table-cell table:formula="of:=(16*0.05^2/0.2^2)*[.G184]+2*(1-16*0.05^2/0.2^2)*[.H184]+16*0.05^2/0.2^2*[.I184]-[.H183]" office:value-type="float" office:value="0.0476209847012035" calcext:value-type="float">
            <text:p>0.047620984701204</text:p>
          </table:table-cell>
          <table:table-cell table:formula="of:=(16*0.05^2/0.2^2)*[.H184]+2*(1-16*0.05^2/0.2^2)*[.I184]+16*0.05^2/0.2^2*[.J184]-[.I183]" office:value-type="float" office:value="0.0389887646667123" calcext:value-type="float">
            <text:p>0.038988764666712</text:p>
          </table:table-cell>
          <table:table-cell table:formula="of:=(16*0.05^2/0.2^2)*[.I184]+2*(1-16*0.05^2/0.2^2)*[.J184]+16*0.05^2/0.2^2*[.K184]-[.J183]" office:value-type="float" office:value="0.0251545364953424" calcext:value-type="float">
            <text:p>0.025154536495342</text:p>
          </table:table-cell>
          <table:table-cell table:formula="of:=(16*0.05^2/0.2^2)*[.J184]+2*(1-16*0.05^2/0.2^2)*[.K184]+16*0.05^2/0.2^2*[.L184]-[.K183]" office:value-type="float" office:value="0.0123298481970799" calcext:value-type="float">
            <text:p>0.012329848197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table:formula="of:=(16*0.05^2/0.2^2)*[.B185]+2*(1-16*0.05^2/0.2^2)*[.C185]+16*0.05^2/0.2^2*[.D185]-[.C184]" office:value-type="float" office:value="-0.34080481579682" calcext:value-type="float">
            <text:p>-0.34080481579682</text:p>
          </table:table-cell>
          <table:table-cell table:formula="of:=(16*0.05^2/0.2^2)*[.C185]+2*(1-16*0.05^2/0.2^2)*[.D185]+16*0.05^2/0.2^2*[.E185]-[.D184]" office:value-type="float" office:value="-0.541950698429219" calcext:value-type="float">
            <text:p>-0.541950698429219</text:p>
          </table:table-cell>
          <table:table-cell table:formula="of:=(16*0.05^2/0.2^2)*[.D185]+2*(1-16*0.05^2/0.2^2)*[.E185]+16*0.05^2/0.2^2*[.F185]-[.E184]" office:value-type="float" office:value="-0.51674309118922" calcext:value-type="float">
            <text:p>-0.51674309118922</text:p>
          </table:table-cell>
          <table:table-cell table:formula="of:=(16*0.05^2/0.2^2)*[.E185]+2*(1-16*0.05^2/0.2^2)*[.F185]+16*0.05^2/0.2^2*[.G185]-[.F184]" office:value-type="float" office:value="-0.264170324288447" calcext:value-type="float">
            <text:p>-0.264170324288447</text:p>
          </table:table-cell>
          <table:table-cell table:formula="of:=(16*0.05^2/0.2^2)*[.F185]+2*(1-16*0.05^2/0.2^2)*[.G185]+16*0.05^2/0.2^2*[.H185]-[.G184]" office:value-type="float" office:value="0.0811369870029865" calcext:value-type="float">
            <text:p>0.081136987002987</text:p>
          </table:table-cell>
          <table:table-cell table:formula="of:=(16*0.05^2/0.2^2)*[.G185]+2*(1-16*0.05^2/0.2^2)*[.H185]+16*0.05^2/0.2^2*[.I185]-[.H184]" office:value-type="float" office:value="0.429700610474093" calcext:value-type="float">
            <text:p>0.429700610474093</text:p>
          </table:table-cell>
          <table:table-cell table:formula="of:=(16*0.05^2/0.2^2)*[.H185]+2*(1-16*0.05^2/0.2^2)*[.I185]+16*0.05^2/0.2^2*[.J185]-[.I184]" office:value-type="float" office:value="0.635406236993677" calcext:value-type="float">
            <text:p>0.635406236993677</text:p>
          </table:table-cell>
          <table:table-cell table:formula="of:=(16*0.05^2/0.2^2)*[.I185]+2*(1-16*0.05^2/0.2^2)*[.J185]+16*0.05^2/0.2^2*[.K185]-[.J184]" office:value-type="float" office:value="0.618509072548106" calcext:value-type="float">
            <text:p>0.618509072548106</text:p>
          </table:table-cell>
          <table:table-cell table:formula="of:=(16*0.05^2/0.2^2)*[.J185]+2*(1-16*0.05^2/0.2^2)*[.K185]+16*0.05^2/0.2^2*[.L185]-[.K184]" office:value-type="float" office:value="0.378330974598291" calcext:value-type="float">
            <text:p>0.37833097459829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25" calcext:value-type="float">
            <text:p>9.25</text:p>
          </table:table-cell>
          <table:table-cell office:value-type="float" office:value="0" calcext:value-type="float">
            <text:p>0</text:p>
          </table:table-cell>
          <table:table-cell table:formula="of:=(16*0.05^2/0.2^2)*[.B186]+2*(1-16*0.05^2/0.2^2)*[.C186]+16*0.05^2/0.2^2*[.D186]-[.C185]" office:value-type="float" office:value="-0.56939128023392" calcext:value-type="float">
            <text:p>-0.56939128023392</text:p>
          </table:table-cell>
          <table:table-cell table:formula="of:=(16*0.05^2/0.2^2)*[.C186]+2*(1-16*0.05^2/0.2^2)*[.D186]+16*0.05^2/0.2^2*[.E186]-[.D185]" office:value-type="float" office:value="-0.913530357493683" calcext:value-type="float">
            <text:p>-0.913530357493683</text:p>
          </table:table-cell>
          <table:table-cell table:formula="of:=(16*0.05^2/0.2^2)*[.D186]+2*(1-16*0.05^2/0.2^2)*[.E186]+16*0.05^2/0.2^2*[.F186]-[.E185]" office:value-type="float" office:value="-0.892892114234819" calcext:value-type="float">
            <text:p>-0.892892114234819</text:p>
          </table:table-cell>
          <table:table-cell table:formula="of:=(16*0.05^2/0.2^2)*[.E186]+2*(1-16*0.05^2/0.2^2)*[.F186]+16*0.05^2/0.2^2*[.G186]-[.F185]" office:value-type="float" office:value="-0.506648265289487" calcext:value-type="float">
            <text:p>-0.506648265289487</text:p>
          </table:table-cell>
          <table:table-cell table:formula="of:=(16*0.05^2/0.2^2)*[.F186]+2*(1-16*0.05^2/0.2^2)*[.G186]+16*0.05^2/0.2^2*[.H186]-[.G185]" office:value-type="float" office:value="0.107365884125312" calcext:value-type="float">
            <text:p>0.107365884125312</text:p>
          </table:table-cell>
          <table:table-cell table:formula="of:=(16*0.05^2/0.2^2)*[.G186]+2*(1-16*0.05^2/0.2^2)*[.H186]+16*0.05^2/0.2^2*[.I186]-[.H185]" office:value-type="float" office:value="0.66892223929546" calcext:value-type="float">
            <text:p>0.66892223929546</text:p>
          </table:table-cell>
          <table:table-cell table:formula="of:=(16*0.05^2/0.2^2)*[.H186]+2*(1-16*0.05^2/0.2^2)*[.I186]+16*0.05^2/0.2^2*[.J186]-[.I185]" office:value-type="float" office:value="1.00922091835549" calcext:value-type="float">
            <text:p>1.00922091835549</text:p>
          </table:table-cell>
          <table:table-cell table:formula="of:=(16*0.05^2/0.2^2)*[.I186]+2*(1-16*0.05^2/0.2^2)*[.J186]+16*0.05^2/0.2^2*[.K186]-[.J185]" office:value-type="float" office:value="0.988582675096625" calcext:value-type="float">
            <text:p>0.988582675096625</text:p>
          </table:table-cell>
          <table:table-cell table:formula="of:=(16*0.05^2/0.2^2)*[.J186]+2*(1-16*0.05^2/0.2^2)*[.K186]+16*0.05^2/0.2^2*[.L186]-[.K185]" office:value-type="float" office:value="0.606179224351026" calcext:value-type="float">
            <text:p>0.60617922435102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table:formula="of:=(16*0.05^2/0.2^2)*[.B187]+2*(1-16*0.05^2/0.2^2)*[.C187]+16*0.05^2/0.2^2*[.D187]-[.C186]" office:value-type="float" office:value="-0.572725541696863" calcext:value-type="float">
            <text:p>-0.572725541696863</text:p>
          </table:table-cell>
          <table:table-cell table:formula="of:=(16*0.05^2/0.2^2)*[.C187]+2*(1-16*0.05^2/0.2^2)*[.D187]+16*0.05^2/0.2^2*[.E187]-[.D186]" office:value-type="float" office:value="-0.92033269603952" calcext:value-type="float">
            <text:p>-0.92033269603952</text:p>
          </table:table-cell>
          <table:table-cell table:formula="of:=(16*0.05^2/0.2^2)*[.D187]+2*(1-16*0.05^2/0.2^2)*[.E187]+16*0.05^2/0.2^2*[.F187]-[.E186]" office:value-type="float" office:value="-0.903435531593949" calcext:value-type="float">
            <text:p>-0.903435531593949</text:p>
          </table:table-cell>
          <table:table-cell table:formula="of:=(16*0.05^2/0.2^2)*[.E187]+2*(1-16*0.05^2/0.2^2)*[.F187]+16*0.05^2/0.2^2*[.G187]-[.F186]" office:value-type="float" office:value="-0.52135590582106" calcext:value-type="float">
            <text:p>-0.52135590582106</text:p>
          </table:table-cell>
          <table:table-cell table:formula="of:=(16*0.05^2/0.2^2)*[.F187]+2*(1-16*0.05^2/0.2^2)*[.G187]+16*0.05^2/0.2^2*[.H187]-[.G186]" office:value-type="float" office:value="0.0811369870029867" calcext:value-type="float">
            <text:p>0.081136987002987</text:p>
          </table:table-cell>
          <table:table-cell table:formula="of:=(16*0.05^2/0.2^2)*[.G187]+2*(1-16*0.05^2/0.2^2)*[.H187]+16*0.05^2/0.2^2*[.I187]-[.H186]" office:value-type="float" office:value="0.686886192006706" calcext:value-type="float">
            <text:p>0.686886192006706</text:p>
          </table:table-cell>
          <table:table-cell table:formula="of:=(16*0.05^2/0.2^2)*[.H187]+2*(1-16*0.05^2/0.2^2)*[.I187]+16*0.05^2/0.2^2*[.J187]-[.I186]" office:value-type="float" office:value="1.02209867739841" calcext:value-type="float">
            <text:p>1.02209867739841</text:p>
          </table:table-cell>
          <table:table-cell table:formula="of:=(16*0.05^2/0.2^2)*[.I187]+2*(1-16*0.05^2/0.2^2)*[.J187]+16*0.05^2/0.2^2*[.K187]-[.J186]" office:value-type="float" office:value="0.996891070158407" calcext:value-type="float">
            <text:p>0.996891070158407</text:p>
          </table:table-cell>
          <table:table-cell table:formula="of:=(16*0.05^2/0.2^2)*[.J187]+2*(1-16*0.05^2/0.2^2)*[.K187]+16*0.05^2/0.2^2*[.L187]-[.K186]" office:value-type="float" office:value="0.610251700498334" calcext:value-type="float">
            <text:p>0.61025170049833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35" calcext:value-type="float">
            <text:p>9.35</text:p>
          </table:table-cell>
          <table:table-cell office:value-type="float" office:value="0" calcext:value-type="float">
            <text:p>0</text:p>
          </table:table-cell>
          <table:table-cell table:formula="of:=(16*0.05^2/0.2^2)*[.B188]+2*(1-16*0.05^2/0.2^2)*[.C188]+16*0.05^2/0.2^2*[.D188]-[.C187]" office:value-type="float" office:value="-0.3509414158056" calcext:value-type="float">
            <text:p>-0.3509414158056</text:p>
          </table:table-cell>
          <table:table-cell table:formula="of:=(16*0.05^2/0.2^2)*[.C188]+2*(1-16*0.05^2/0.2^2)*[.D188]+16*0.05^2/0.2^2*[.E188]-[.D187]" office:value-type="float" office:value="-0.56263071579713" calcext:value-type="float">
            <text:p>-0.56263071579713</text:p>
          </table:table-cell>
          <table:table-cell table:formula="of:=(16*0.05^2/0.2^2)*[.D188]+2*(1-16*0.05^2/0.2^2)*[.E188]+16*0.05^2/0.2^2*[.F188]-[.E187]" office:value-type="float" office:value="-0.548796487625762" calcext:value-type="float">
            <text:p>-0.548796487625762</text:p>
          </table:table-cell>
          <table:table-cell table:formula="of:=(16*0.05^2/0.2^2)*[.E188]+2*(1-16*0.05^2/0.2^2)*[.F188]+16*0.05^2/0.2^2*[.G188]-[.F187]" office:value-type="float" office:value="-0.315650279301476" calcext:value-type="float">
            <text:p>-0.315650279301476</text:p>
          </table:table-cell>
          <table:table-cell table:formula="of:=(16*0.05^2/0.2^2)*[.F188]+2*(1-16*0.05^2/0.2^2)*[.G188]+16*0.05^2/0.2^2*[.H188]-[.G187]" office:value-type="float" office:value="0.0581644020603334" calcext:value-type="float">
            <text:p>0.058164402060333</text:p>
          </table:table-cell>
          <table:table-cell table:formula="of:=(16*0.05^2/0.2^2)*[.G188]+2*(1-16*0.05^2/0.2^2)*[.H188]+16*0.05^2/0.2^2*[.I188]-[.H187]" office:value-type="float" office:value="0.434313425105935" calcext:value-type="float">
            <text:p>0.434313425105935</text:p>
          </table:table-cell>
          <table:table-cell table:formula="of:=(16*0.05^2/0.2^2)*[.H188]+2*(1-16*0.05^2/0.2^2)*[.I188]+16*0.05^2/0.2^2*[.J188]-[.I187]" office:value-type="float" office:value="0.674556343809626" calcext:value-type="float">
            <text:p>0.674556343809626</text:p>
          </table:table-cell>
          <table:table-cell table:formula="of:=(16*0.05^2/0.2^2)*[.I188]+2*(1-16*0.05^2/0.2^2)*[.J188]+16*0.05^2/0.2^2*[.K188]-[.J187]" office:value-type="float" office:value="0.643767702800117" calcext:value-type="float">
            <text:p>0.643767702800117</text:p>
          </table:table-cell>
          <table:table-cell table:formula="of:=(16*0.05^2/0.2^2)*[.J188]+2*(1-16*0.05^2/0.2^2)*[.K188]+16*0.05^2/0.2^2*[.L188]-[.K187]" office:value-type="float" office:value="0.390711845807381" calcext:value-type="float">
            <text:p>0.3907118458073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table:formula="of:=(16*0.05^2/0.2^2)*[.B189]+2*(1-16*0.05^2/0.2^2)*[.C189]+16*0.05^2/0.2^2*[.D189]-[.C188]" office:value-type="float" office:value="0.0100948258997335" calcext:value-type="float">
            <text:p>0.010094825899734</text:p>
          </table:table-cell>
          <table:table-cell table:formula="of:=(16*0.05^2/0.2^2)*[.C189]+2*(1-16*0.05^2/0.2^2)*[.D189]+16*0.05^2/0.2^2*[.E189]-[.D188]" office:value-type="float" office:value="0.0205947926081586" calcext:value-type="float">
            <text:p>0.020594792608159</text:p>
          </table:table-cell>
          <table:table-cell table:formula="of:=(16*0.05^2/0.2^2)*[.D189]+2*(1-16*0.05^2/0.2^2)*[.E189]+16*0.05^2/0.2^2*[.F189]-[.E188]" office:value-type="float" office:value="0.0251545364953435" calcext:value-type="float">
            <text:p>0.025154536495344</text:p>
          </table:table-cell>
          <table:table-cell table:formula="of:=(16*0.05^2/0.2^2)*[.E189]+2*(1-16*0.05^2/0.2^2)*[.F189]+16*0.05^2/0.2^2*[.G189]-[.F188]" office:value-type="float" office:value="0.0307238202556322" calcext:value-type="float">
            <text:p>0.030723820255632</text:p>
          </table:table-cell>
          <table:table-cell table:formula="of:=(16*0.05^2/0.2^2)*[.F189]+2*(1-16*0.05^2/0.2^2)*[.G189]+16*0.05^2/0.2^2*[.H189]-[.G188]" office:value-type="float" office:value="0.0375261588014725" calcext:value-type="float">
            <text:p>0.037526158801473</text:p>
          </table:table-cell>
          <table:table-cell table:formula="of:=(16*0.05^2/0.2^2)*[.G189]+2*(1-16*0.05^2/0.2^2)*[.H189]+16*0.05^2/0.2^2*[.I189]-[.H188]" office:value-type="float" office:value="0.0458345538632534" calcext:value-type="float">
            <text:p>0.045834553863254</text:p>
          </table:table-cell>
          <table:table-cell table:formula="of:=(16*0.05^2/0.2^2)*[.H189]+2*(1-16*0.05^2/0.2^2)*[.I189]+16*0.05^2/0.2^2*[.J189]-[.I188]" office:value-type="float" office:value="0.0559824505076443" calcext:value-type="float">
            <text:p>0.055982450507644</text:p>
          </table:table-cell>
          <table:table-cell table:formula="of:=(16*0.05^2/0.2^2)*[.I189]+2*(1-16*0.05^2/0.2^2)*[.J189]+16*0.05^2/0.2^2*[.K189]-[.J188]" office:value-type="float" office:value="0.0683771194585994" calcext:value-type="float">
            <text:p>0.068377119458599</text:p>
          </table:table-cell>
          <table:table-cell table:formula="of:=(16*0.05^2/0.2^2)*[.J189]+2*(1-16*0.05^2/0.2^2)*[.K189]+16*0.05^2/0.2^2*[.L189]-[.K188]" office:value-type="float" office:value="0.0335160023017831" calcext:value-type="float">
            <text:p>0.03351600230178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45" calcext:value-type="float">
            <text:p>9.45</text:p>
          </table:table-cell>
          <table:table-cell office:value-type="float" office:value="0" calcext:value-type="float">
            <text:p>0</text:p>
          </table:table-cell>
          <table:table-cell table:formula="of:=(16*0.05^2/0.2^2)*[.B190]+2*(1-16*0.05^2/0.2^2)*[.C190]+16*0.05^2/0.2^2*[.D190]-[.C189]" office:value-type="float" office:value="0.371536208413759" calcext:value-type="float">
            <text:p>0.371536208413759</text:p>
          </table:table-cell>
          <table:table-cell table:formula="of:=(16*0.05^2/0.2^2)*[.C190]+2*(1-16*0.05^2/0.2^2)*[.D190]+16*0.05^2/0.2^2*[.E190]-[.D189]" office:value-type="float" office:value="0.597880078192207" calcext:value-type="float">
            <text:p>0.597880078192207</text:p>
          </table:table-cell>
          <table:table-cell table:formula="of:=(16*0.05^2/0.2^2)*[.D190]+2*(1-16*0.05^2/0.2^2)*[.E190]+16*0.05^2/0.2^2*[.F190]-[.E189]" office:value-type="float" office:value="0.600115100489552" calcext:value-type="float">
            <text:p>0.600115100489552</text:p>
          </table:table-cell>
          <table:table-cell table:formula="of:=(16*0.05^2/0.2^2)*[.E190]+2*(1-16*0.05^2/0.2^2)*[.F190]+16*0.05^2/0.2^2*[.G190]-[.F189]" office:value-type="float" office:value="0.378330974598292" calcext:value-type="float">
            <text:p>0.378330974598292</text:p>
          </table:table-cell>
          <table:table-cell table:formula="of:=(16*0.05^2/0.2^2)*[.F190]+2*(1-16*0.05^2/0.2^2)*[.G190]+16*0.05^2/0.2^2*[.H190]-[.G189]" office:value-type="float" office:value="0.0183939720585523" calcext:value-type="float">
            <text:p>0.018393972058552</text:p>
          </table:table-cell>
          <table:table-cell table:formula="of:=(16*0.05^2/0.2^2)*[.G190]+2*(1-16*0.05^2/0.2^2)*[.H190]+16*0.05^2/0.2^2*[.I190]-[.H189]" office:value-type="float" office:value="-0.340804815796818" calcext:value-type="float">
            <text:p>-0.340804815796818</text:p>
          </table:table-cell>
          <table:table-cell table:formula="of:=(16*0.05^2/0.2^2)*[.H190]+2*(1-16*0.05^2/0.2^2)*[.I190]+16*0.05^2/0.2^2*[.J190]-[.I189]" office:value-type="float" office:value="-0.560344670487773" calcext:value-type="float">
            <text:p>-0.560344670487773</text:p>
          </table:table-cell>
          <table:table-cell table:formula="of:=(16*0.05^2/0.2^2)*[.I190]+2*(1-16*0.05^2/0.2^2)*[.J190]+16*0.05^2/0.2^2*[.K190]-[.J189]" office:value-type="float" office:value="-0.55426924999069" calcext:value-type="float">
            <text:p>-0.55426924999069</text:p>
          </table:table-cell>
          <table:table-cell table:formula="of:=(16*0.05^2/0.2^2)*[.J190]+2*(1-16*0.05^2/0.2^2)*[.K190]+16*0.05^2/0.2^2*[.L190]-[.K189]" office:value-type="float" office:value="-0.322334726348781" calcext:value-type="float">
            <text:p>-0.3223347263487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table:formula="of:=(16*0.05^2/0.2^2)*[.B191]+2*(1-16*0.05^2/0.2^2)*[.C191]+16*0.05^2/0.2^2*[.D191]-[.C190]" office:value-type="float" office:value="0.587785252292473" calcext:value-type="float">
            <text:p>0.587785252292473</text:p>
          </table:table-cell>
          <table:table-cell table:formula="of:=(16*0.05^2/0.2^2)*[.C191]+2*(1-16*0.05^2/0.2^2)*[.D191]+16*0.05^2/0.2^2*[.E191]-[.D190]" office:value-type="float" office:value="0.951056516295153" calcext:value-type="float">
            <text:p>0.951056516295153</text:p>
          </table:table-cell>
          <table:table-cell table:formula="of:=(16*0.05^2/0.2^2)*[.D191]+2*(1-16*0.05^2/0.2^2)*[.E191]+16*0.05^2/0.2^2*[.F191]-[.E190]" office:value-type="float" office:value="0.951056516295155" calcext:value-type="float">
            <text:p>0.951056516295155</text:p>
          </table:table-cell>
          <table:table-cell table:formula="of:=(16*0.05^2/0.2^2)*[.E191]+2*(1-16*0.05^2/0.2^2)*[.F191]+16*0.05^2/0.2^2*[.G191]-[.F190]" office:value-type="float" office:value="0.587785252292473" calcext:value-type="float">
            <text:p>0.587785252292473</text:p>
          </table:table-cell>
          <table:table-cell table:formula="of:=(16*0.05^2/0.2^2)*[.F191]+2*(1-16*0.05^2/0.2^2)*[.G191]+16*0.05^2/0.2^2*[.H191]-[.G190]" office:value-type="float" office:value="1.11022302462516E-015" calcext:value-type="float">
            <text:p>1.11022302462516E-15</text:p>
          </table:table-cell>
          <table:table-cell table:formula="of:=(16*0.05^2/0.2^2)*[.G191]+2*(1-16*0.05^2/0.2^2)*[.H191]+16*0.05^2/0.2^2*[.I191]-[.H190]" office:value-type="float" office:value="-0.587785252292474" calcext:value-type="float">
            <text:p>-0.587785252292474</text:p>
          </table:table-cell>
          <table:table-cell table:formula="of:=(16*0.05^2/0.2^2)*[.H191]+2*(1-16*0.05^2/0.2^2)*[.I191]+16*0.05^2/0.2^2*[.J191]-[.I190]" office:value-type="float" office:value="-0.951056516295153" calcext:value-type="float">
            <text:p>-0.951056516295153</text:p>
          </table:table-cell>
          <table:table-cell table:formula="of:=(16*0.05^2/0.2^2)*[.I191]+2*(1-16*0.05^2/0.2^2)*[.J191]+16*0.05^2/0.2^2*[.K191]-[.J190]" office:value-type="float" office:value="-0.951056516295153" calcext:value-type="float">
            <text:p>-0.951056516295153</text:p>
          </table:table-cell>
          <table:table-cell table:formula="of:=(16*0.05^2/0.2^2)*[.J191]+2*(1-16*0.05^2/0.2^2)*[.K191]+16*0.05^2/0.2^2*[.L191]-[.K19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55" calcext:value-type="float">
            <text:p>9.55</text:p>
          </table:table-cell>
          <table:table-cell office:value-type="float" office:value="0" calcext:value-type="float">
            <text:p>0</text:p>
          </table:table-cell>
          <table:table-cell table:formula="of:=(16*0.05^2/0.2^2)*[.B192]+2*(1-16*0.05^2/0.2^2)*[.C192]+16*0.05^2/0.2^2*[.D192]-[.C191]" office:value-type="float" office:value="0.579520307881394" calcext:value-type="float">
            <text:p>0.579520307881394</text:p>
          </table:table-cell>
          <table:table-cell table:formula="of:=(16*0.05^2/0.2^2)*[.C192]+2*(1-16*0.05^2/0.2^2)*[.D192]+16*0.05^2/0.2^2*[.E192]-[.D191]" office:value-type="float" office:value="0.940961690395422" calcext:value-type="float">
            <text:p>0.940961690395422</text:p>
          </table:table-cell>
          <table:table-cell table:formula="of:=(16*0.05^2/0.2^2)*[.D192]+2*(1-16*0.05^2/0.2^2)*[.E192]+16*0.05^2/0.2^2*[.F192]-[.E191]" office:value-type="float" office:value="0.938726668098073" calcext:value-type="float">
            <text:p>0.938726668098073</text:p>
          </table:table-cell>
          <table:table-cell table:formula="of:=(16*0.05^2/0.2^2)*[.E192]+2*(1-16*0.05^2/0.2^2)*[.F192]+16*0.05^2/0.2^2*[.G192]-[.F191]" office:value-type="float" office:value="0.572725541696865" calcext:value-type="float">
            <text:p>0.572725541696865</text:p>
          </table:table-cell>
          <table:table-cell table:formula="of:=(16*0.05^2/0.2^2)*[.F192]+2*(1-16*0.05^2/0.2^2)*[.G192]+16*0.05^2/0.2^2*[.H192]-[.G191]" office:value-type="float" office:value="-0.0183939720585523" calcext:value-type="float">
            <text:p>-0.018393972058552</text:p>
          </table:table-cell>
          <table:table-cell table:formula="of:=(16*0.05^2/0.2^2)*[.G192]+2*(1-16*0.05^2/0.2^2)*[.H192]+16*0.05^2/0.2^2*[.I192]-[.H191]" office:value-type="float" office:value="-0.610251700498333" calcext:value-type="float">
            <text:p>-0.610251700498333</text:p>
          </table:table-cell>
          <table:table-cell table:formula="of:=(16*0.05^2/0.2^2)*[.H192]+2*(1-16*0.05^2/0.2^2)*[.I192]+16*0.05^2/0.2^2*[.J192]-[.I191]" office:value-type="float" office:value="-0.978497098099855" calcext:value-type="float">
            <text:p>-0.978497098099855</text:p>
          </table:table-cell>
          <table:table-cell table:formula="of:=(16*0.05^2/0.2^2)*[.I192]+2*(1-16*0.05^2/0.2^2)*[.J192]+16*0.05^2/0.2^2*[.K192]-[.J191]" office:value-type="float" office:value="-0.984572518596936" calcext:value-type="float">
            <text:p>-0.984572518596936</text:p>
          </table:table-cell>
          <table:table-cell table:formula="of:=(16*0.05^2/0.2^2)*[.J192]+2*(1-16*0.05^2/0.2^2)*[.K192]+16*0.05^2/0.2^2*[.L192]-[.K191]" office:value-type="float" office:value="-0.628721789946372" calcext:value-type="float">
            <text:p>-0.62872178994637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table:formula="of:=(16*0.05^2/0.2^2)*[.B193]+2*(1-16*0.05^2/0.2^2)*[.C193]+16*0.05^2/0.2^2*[.D193]-[.C192]" office:value-type="float" office:value="0.353176438102949" calcext:value-type="float">
            <text:p>0.353176438102949</text:p>
          </table:table-cell>
          <table:table-cell table:formula="of:=(16*0.05^2/0.2^2)*[.C193]+2*(1-16*0.05^2/0.2^2)*[.D193]+16*0.05^2/0.2^2*[.E193]-[.D192]" office:value-type="float" office:value="0.567190459684314" calcext:value-type="float">
            <text:p>0.567190459684314</text:p>
          </table:table-cell>
          <table:table-cell table:formula="of:=(16*0.05^2/0.2^2)*[.D193]+2*(1-16*0.05^2/0.2^2)*[.E193]+16*0.05^2/0.2^2*[.F193]-[.E192]" office:value-type="float" office:value="0.562630715797131" calcext:value-type="float">
            <text:p>0.562630715797131</text:p>
          </table:table-cell>
          <table:table-cell table:formula="of:=(16*0.05^2/0.2^2)*[.E193]+2*(1-16*0.05^2/0.2^2)*[.F193]+16*0.05^2/0.2^2*[.G193]-[.F192]" office:value-type="float" office:value="0.332547443747048" calcext:value-type="float">
            <text:p>0.332547443747048</text:p>
          </table:table-cell>
          <table:table-cell table:formula="of:=(16*0.05^2/0.2^2)*[.F193]+2*(1-16*0.05^2/0.2^2)*[.G193]+16*0.05^2/0.2^2*[.H193]-[.G192]" office:value-type="float" office:value="-0.0375261588014699" calcext:value-type="float">
            <text:p>-0.03752615880147</text:p>
          </table:table-cell>
          <table:table-cell table:formula="of:=(16*0.05^2/0.2^2)*[.G193]+2*(1-16*0.05^2/0.2^2)*[.H193]+16*0.05^2/0.2^2*[.I193]-[.H192]" office:value-type="float" office:value="-0.409105817865933" calcext:value-type="float">
            <text:p>-0.409105817865933</text:p>
          </table:table-cell>
          <table:table-cell table:formula="of:=(16*0.05^2/0.2^2)*[.H193]+2*(1-16*0.05^2/0.2^2)*[.I193]+16*0.05^2/0.2^2*[.J193]-[.I192]" office:value-type="float" office:value="-0.643767702800117" calcext:value-type="float">
            <text:p>-0.643767702800117</text:p>
          </table:table-cell>
          <table:table-cell table:formula="of:=(16*0.05^2/0.2^2)*[.I193]+2*(1-16*0.05^2/0.2^2)*[.J193]+16*0.05^2/0.2^2*[.K193]-[.J192]" office:value-type="float" office:value="-0.656162371751073" calcext:value-type="float">
            <text:p>-0.656162371751073</text:p>
          </table:table-cell>
          <table:table-cell table:formula="of:=(16*0.05^2/0.2^2)*[.J193]+2*(1-16*0.05^2/0.2^2)*[.K193]+16*0.05^2/0.2^2*[.L193]-[.K192]" office:value-type="float" office:value="-0.396787266304463" calcext:value-type="float">
            <text:p>-0.39678726630446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65" calcext:value-type="float">
            <text:p>9.65</text:p>
          </table:table-cell>
          <table:table-cell office:value-type="float" office:value="0" calcext:value-type="float">
            <text:p>0</text:p>
          </table:table-cell>
          <table:table-cell table:formula="of:=(16*0.05^2/0.2^2)*[.B194]+2*(1-16*0.05^2/0.2^2)*[.C194]+16*0.05^2/0.2^2*[.D194]-[.C193]" office:value-type="float" office:value="-0.0123298481970801" calcext:value-type="float">
            <text:p>-0.01232984819708</text:p>
          </table:table-cell>
          <table:table-cell table:formula="of:=(16*0.05^2/0.2^2)*[.C194]+2*(1-16*0.05^2/0.2^2)*[.D194]+16*0.05^2/0.2^2*[.E194]-[.D193]" office:value-type="float" office:value="-0.0251545364953424" calcext:value-type="float">
            <text:p>-0.025154536495342</text:p>
          </table:table-cell>
          <table:table-cell table:formula="of:=(16*0.05^2/0.2^2)*[.D194]+2*(1-16*0.05^2/0.2^2)*[.E194]+16*0.05^2/0.2^2*[.F194]-[.E193]" office:value-type="float" office:value="-0.038988764666711" calcext:value-type="float">
            <text:p>-0.038988764666711</text:p>
          </table:table-cell>
          <table:table-cell table:formula="of:=(16*0.05^2/0.2^2)*[.E194]+2*(1-16*0.05^2/0.2^2)*[.F194]+16*0.05^2/0.2^2*[.G194]-[.F193]" office:value-type="float" office:value="-0.0476209847012035" calcext:value-type="float">
            <text:p>-0.047620984701204</text:p>
          </table:table-cell>
          <table:table-cell table:formula="of:=(16*0.05^2/0.2^2)*[.F194]+2*(1-16*0.05^2/0.2^2)*[.G194]+16*0.05^2/0.2^2*[.H194]-[.G193]" office:value-type="float" office:value="-0.0581644020603327" calcext:value-type="float">
            <text:p>-0.058164402060333</text:p>
          </table:table-cell>
          <table:table-cell table:formula="of:=(16*0.05^2/0.2^2)*[.G194]+2*(1-16*0.05^2/0.2^2)*[.H194]+16*0.05^2/0.2^2*[.I194]-[.H193]" office:value-type="float" office:value="-0.0710421611032531" calcext:value-type="float">
            <text:p>-0.071042161103253</text:p>
          </table:table-cell>
          <table:table-cell table:formula="of:=(16*0.05^2/0.2^2)*[.H194]+2*(1-16*0.05^2/0.2^2)*[.I194]+16*0.05^2/0.2^2*[.J194]-[.I193]" office:value-type="float" office:value="-0.0867710915171518" calcext:value-type="float">
            <text:p>-0.086771091517152</text:p>
          </table:table-cell>
          <table:table-cell table:formula="of:=(16*0.05^2/0.2^2)*[.I194]+2*(1-16*0.05^2/0.2^2)*[.J194]+16*0.05^2/0.2^2*[.K194]-[.J193]" office:value-type="float" office:value="-0.0559824505076433" calcext:value-type="float">
            <text:p>-0.055982450507643</text:p>
          </table:table-cell>
          <table:table-cell table:formula="of:=(16*0.05^2/0.2^2)*[.J194]+2*(1-16*0.05^2/0.2^2)*[.K194]+16*0.05^2/0.2^2*[.L194]-[.K193]" office:value-type="float" office:value="-0.0274405818047012" calcext:value-type="float">
            <text:p>-0.02744058180470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table:formula="of:=(16*0.05^2/0.2^2)*[.B195]+2*(1-16*0.05^2/0.2^2)*[.C195]+16*0.05^2/0.2^2*[.D195]-[.C194]" office:value-type="float" office:value="-0.378330974598291" calcext:value-type="float">
            <text:p>-0.378330974598291</text:p>
          </table:table-cell>
          <table:table-cell table:formula="of:=(16*0.05^2/0.2^2)*[.C195]+2*(1-16*0.05^2/0.2^2)*[.D195]+16*0.05^2/0.2^2*[.E195]-[.D194]" office:value-type="float" office:value="-0.618509072548105" calcext:value-type="float">
            <text:p>-0.618509072548105</text:p>
          </table:table-cell>
          <table:table-cell table:formula="of:=(16*0.05^2/0.2^2)*[.D195]+2*(1-16*0.05^2/0.2^2)*[.E195]+16*0.05^2/0.2^2*[.F195]-[.E194]" office:value-type="float" office:value="-0.635406236993677" calcext:value-type="float">
            <text:p>-0.635406236993677</text:p>
          </table:table-cell>
          <table:table-cell table:formula="of:=(16*0.05^2/0.2^2)*[.E195]+2*(1-16*0.05^2/0.2^2)*[.F195]+16*0.05^2/0.2^2*[.G195]-[.F194]" office:value-type="float" office:value="-0.429700610474092" calcext:value-type="float">
            <text:p>-0.429700610474092</text:p>
          </table:table-cell>
          <table:table-cell table:formula="of:=(16*0.05^2/0.2^2)*[.F195]+2*(1-16*0.05^2/0.2^2)*[.G195]+16*0.05^2/0.2^2*[.H195]-[.G194]" office:value-type="float" office:value="-0.0811369870029867" calcext:value-type="float">
            <text:p>-0.081136987002987</text:p>
          </table:table-cell>
          <table:table-cell table:formula="of:=(16*0.05^2/0.2^2)*[.G195]+2*(1-16*0.05^2/0.2^2)*[.H195]+16*0.05^2/0.2^2*[.I195]-[.H194]" office:value-type="float" office:value="0.264170324288449" calcext:value-type="float">
            <text:p>0.264170324288449</text:p>
          </table:table-cell>
          <table:table-cell table:formula="of:=(16*0.05^2/0.2^2)*[.H195]+2*(1-16*0.05^2/0.2^2)*[.I195]+16*0.05^2/0.2^2*[.J195]-[.I194]" office:value-type="float" office:value="0.51674309118922" calcext:value-type="float">
            <text:p>0.51674309118922</text:p>
          </table:table-cell>
          <table:table-cell table:formula="of:=(16*0.05^2/0.2^2)*[.I195]+2*(1-16*0.05^2/0.2^2)*[.J195]+16*0.05^2/0.2^2*[.K195]-[.J194]" office:value-type="float" office:value="0.54195069842922" calcext:value-type="float">
            <text:p>0.54195069842922</text:p>
          </table:table-cell>
          <table:table-cell table:formula="of:=(16*0.05^2/0.2^2)*[.J195]+2*(1-16*0.05^2/0.2^2)*[.K195]+16*0.05^2/0.2^2*[.L195]-[.K194]" office:value-type="float" office:value="0.340804815796819" calcext:value-type="float">
            <text:p>0.34080481579681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75" calcext:value-type="float">
            <text:p>9.75</text:p>
          </table:table-cell>
          <table:table-cell office:value-type="float" office:value="0" calcext:value-type="float">
            <text:p>0</text:p>
          </table:table-cell>
          <table:table-cell table:formula="of:=(16*0.05^2/0.2^2)*[.B196]+2*(1-16*0.05^2/0.2^2)*[.C196]+16*0.05^2/0.2^2*[.D196]-[.C195]" office:value-type="float" office:value="-0.606179224351025" calcext:value-type="float">
            <text:p>-0.606179224351025</text:p>
          </table:table-cell>
          <table:table-cell table:formula="of:=(16*0.05^2/0.2^2)*[.C196]+2*(1-16*0.05^2/0.2^2)*[.D196]+16*0.05^2/0.2^2*[.E196]-[.D195]" office:value-type="float" office:value="-0.988582675096625" calcext:value-type="float">
            <text:p>-0.988582675096625</text:p>
          </table:table-cell>
          <table:table-cell table:formula="of:=(16*0.05^2/0.2^2)*[.D196]+2*(1-16*0.05^2/0.2^2)*[.E196]+16*0.05^2/0.2^2*[.F196]-[.E195]" office:value-type="float" office:value="-1.00922091835549" calcext:value-type="float">
            <text:p>-1.00922091835549</text:p>
          </table:table-cell>
          <table:table-cell table:formula="of:=(16*0.05^2/0.2^2)*[.E196]+2*(1-16*0.05^2/0.2^2)*[.F196]+16*0.05^2/0.2^2*[.G196]-[.F195]" office:value-type="float" office:value="-0.66892223929546" calcext:value-type="float">
            <text:p>-0.66892223929546</text:p>
          </table:table-cell>
          <table:table-cell table:formula="of:=(16*0.05^2/0.2^2)*[.F196]+2*(1-16*0.05^2/0.2^2)*[.G196]+16*0.05^2/0.2^2*[.H196]-[.G195]" office:value-type="float" office:value="-0.10736588412531" calcext:value-type="float">
            <text:p>-0.10736588412531</text:p>
          </table:table-cell>
          <table:table-cell table:formula="of:=(16*0.05^2/0.2^2)*[.G196]+2*(1-16*0.05^2/0.2^2)*[.H196]+16*0.05^2/0.2^2*[.I196]-[.H195]" office:value-type="float" office:value="0.506648265289487" calcext:value-type="float">
            <text:p>0.506648265289487</text:p>
          </table:table-cell>
          <table:table-cell table:formula="of:=(16*0.05^2/0.2^2)*[.H196]+2*(1-16*0.05^2/0.2^2)*[.I196]+16*0.05^2/0.2^2*[.J196]-[.I195]" office:value-type="float" office:value="0.892892114234821" calcext:value-type="float">
            <text:p>0.892892114234821</text:p>
          </table:table-cell>
          <table:table-cell table:formula="of:=(16*0.05^2/0.2^2)*[.I196]+2*(1-16*0.05^2/0.2^2)*[.J196]+16*0.05^2/0.2^2*[.K196]-[.J195]" office:value-type="float" office:value="0.913530357493683" calcext:value-type="float">
            <text:p>0.913530357493683</text:p>
          </table:table-cell>
          <table:table-cell table:formula="of:=(16*0.05^2/0.2^2)*[.J196]+2*(1-16*0.05^2/0.2^2)*[.K196]+16*0.05^2/0.2^2*[.L196]-[.K195]" office:value-type="float" office:value="0.569391280233922" calcext:value-type="float">
            <text:p>0.56939128023392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(16*0.05^2/0.2^2)*[.B197]+2*(1-16*0.05^2/0.2^2)*[.C197]+16*0.05^2/0.2^2*[.D197]-[.C196]" office:value-type="float" office:value="-0.610251700498335" calcext:value-type="float">
            <text:p>-0.610251700498335</text:p>
          </table:table-cell>
          <table:table-cell table:formula="of:=(16*0.05^2/0.2^2)*[.C197]+2*(1-16*0.05^2/0.2^2)*[.D197]+16*0.05^2/0.2^2*[.E197]-[.D196]" office:value-type="float" office:value="-0.996891070158405" calcext:value-type="float">
            <text:p>-0.996891070158405</text:p>
          </table:table-cell>
          <table:table-cell table:formula="of:=(16*0.05^2/0.2^2)*[.D197]+2*(1-16*0.05^2/0.2^2)*[.E197]+16*0.05^2/0.2^2*[.F197]-[.E196]" office:value-type="float" office:value="-1.02209867739841" calcext:value-type="float">
            <text:p>-1.02209867739841</text:p>
          </table:table-cell>
          <table:table-cell table:formula="of:=(16*0.05^2/0.2^2)*[.E197]+2*(1-16*0.05^2/0.2^2)*[.F197]+16*0.05^2/0.2^2*[.G197]-[.F196]" office:value-type="float" office:value="-0.686886192006704" calcext:value-type="float">
            <text:p>-0.686886192006704</text:p>
          </table:table-cell>
          <table:table-cell table:formula="of:=(16*0.05^2/0.2^2)*[.F197]+2*(1-16*0.05^2/0.2^2)*[.G197]+16*0.05^2/0.2^2*[.H197]-[.G196]" office:value-type="float" office:value="-0.0811369870029868" calcext:value-type="float">
            <text:p>-0.081136987002987</text:p>
          </table:table-cell>
          <table:table-cell table:formula="of:=(16*0.05^2/0.2^2)*[.G197]+2*(1-16*0.05^2/0.2^2)*[.H197]+16*0.05^2/0.2^2*[.I197]-[.H196]" office:value-type="float" office:value="0.521355905821062" calcext:value-type="float">
            <text:p>0.521355905821062</text:p>
          </table:table-cell>
          <table:table-cell table:formula="of:=(16*0.05^2/0.2^2)*[.H197]+2*(1-16*0.05^2/0.2^2)*[.I197]+16*0.05^2/0.2^2*[.J197]-[.I196]" office:value-type="float" office:value="0.903435531593949" calcext:value-type="float">
            <text:p>0.903435531593949</text:p>
          </table:table-cell>
          <table:table-cell table:formula="of:=(16*0.05^2/0.2^2)*[.I197]+2*(1-16*0.05^2/0.2^2)*[.J197]+16*0.05^2/0.2^2*[.K197]-[.J196]" office:value-type="float" office:value="0.920332696039522" calcext:value-type="float">
            <text:p>0.920332696039522</text:p>
          </table:table-cell>
          <table:table-cell table:formula="of:=(16*0.05^2/0.2^2)*[.J197]+2*(1-16*0.05^2/0.2^2)*[.K197]+16*0.05^2/0.2^2*[.L197]-[.K196]" office:value-type="float" office:value="0.572725541696863" calcext:value-type="float">
            <text:p>0.57272554169686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85" calcext:value-type="float">
            <text:p>9.85</text:p>
          </table:table-cell>
          <table:table-cell office:value-type="float" office:value="0" calcext:value-type="float">
            <text:p>0</text:p>
          </table:table-cell>
          <table:table-cell table:formula="of:=(16*0.05^2/0.2^2)*[.B198]+2*(1-16*0.05^2/0.2^2)*[.C198]+16*0.05^2/0.2^2*[.D198]-[.C197]" office:value-type="float" office:value="-0.390711845807381" calcext:value-type="float">
            <text:p>-0.390711845807381</text:p>
          </table:table-cell>
          <table:table-cell table:formula="of:=(16*0.05^2/0.2^2)*[.C198]+2*(1-16*0.05^2/0.2^2)*[.D198]+16*0.05^2/0.2^2*[.E198]-[.D197]" office:value-type="float" office:value="-0.643767702800118" calcext:value-type="float">
            <text:p>-0.643767702800118</text:p>
          </table:table-cell>
          <table:table-cell table:formula="of:=(16*0.05^2/0.2^2)*[.D198]+2*(1-16*0.05^2/0.2^2)*[.E198]+16*0.05^2/0.2^2*[.F198]-[.E197]" office:value-type="float" office:value="-0.674556343809624" calcext:value-type="float">
            <text:p>-0.674556343809624</text:p>
          </table:table-cell>
          <table:table-cell table:formula="of:=(16*0.05^2/0.2^2)*[.E198]+2*(1-16*0.05^2/0.2^2)*[.F198]+16*0.05^2/0.2^2*[.G198]-[.F197]" office:value-type="float" office:value="-0.434313425105935" calcext:value-type="float">
            <text:p>-0.434313425105935</text:p>
          </table:table-cell>
          <table:table-cell table:formula="of:=(16*0.05^2/0.2^2)*[.F198]+2*(1-16*0.05^2/0.2^2)*[.G198]+16*0.05^2/0.2^2*[.H198]-[.G197]" office:value-type="float" office:value="-0.058164402060332" calcext:value-type="float">
            <text:p>-0.058164402060332</text:p>
          </table:table-cell>
          <table:table-cell table:formula="of:=(16*0.05^2/0.2^2)*[.G198]+2*(1-16*0.05^2/0.2^2)*[.H198]+16*0.05^2/0.2^2*[.I198]-[.H197]" office:value-type="float" office:value="0.315650279301476" calcext:value-type="float">
            <text:p>0.315650279301476</text:p>
          </table:table-cell>
          <table:table-cell table:formula="of:=(16*0.05^2/0.2^2)*[.H198]+2*(1-16*0.05^2/0.2^2)*[.I198]+16*0.05^2/0.2^2*[.J198]-[.I197]" office:value-type="float" office:value="0.548796487625763" calcext:value-type="float">
            <text:p>0.548796487625763</text:p>
          </table:table-cell>
          <table:table-cell table:formula="of:=(16*0.05^2/0.2^2)*[.I198]+2*(1-16*0.05^2/0.2^2)*[.J198]+16*0.05^2/0.2^2*[.K198]-[.J197]" office:value-type="float" office:value="0.56263071579713" calcext:value-type="float">
            <text:p>0.56263071579713</text:p>
          </table:table-cell>
          <table:table-cell table:formula="of:=(16*0.05^2/0.2^2)*[.J198]+2*(1-16*0.05^2/0.2^2)*[.K198]+16*0.05^2/0.2^2*[.L198]-[.K197]" office:value-type="float" office:value="0.3509414158056" calcext:value-type="float">
            <text:p>0.350941415805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table:formula="of:=(16*0.05^2/0.2^2)*[.B199]+2*(1-16*0.05^2/0.2^2)*[.C199]+16*0.05^2/0.2^2*[.D199]-[.C198]" office:value-type="float" office:value="-0.0335160023017832" calcext:value-type="float">
            <text:p>-0.033516002301783</text:p>
          </table:table-cell>
          <table:table-cell table:formula="of:=(16*0.05^2/0.2^2)*[.C199]+2*(1-16*0.05^2/0.2^2)*[.D199]+16*0.05^2/0.2^2*[.E199]-[.D198]" office:value-type="float" office:value="-0.0683771194585994" calcext:value-type="float">
            <text:p>-0.068377119458599</text:p>
          </table:table-cell>
          <table:table-cell table:formula="of:=(16*0.05^2/0.2^2)*[.D199]+2*(1-16*0.05^2/0.2^2)*[.E199]+16*0.05^2/0.2^2*[.F199]-[.E198]" office:value-type="float" office:value="-0.0559824505076445" calcext:value-type="float">
            <text:p>-0.055982450507645</text:p>
          </table:table-cell>
          <table:table-cell table:formula="of:=(16*0.05^2/0.2^2)*[.E199]+2*(1-16*0.05^2/0.2^2)*[.F199]+16*0.05^2/0.2^2*[.G199]-[.F198]" office:value-type="float" office:value="-0.0458345538632521" calcext:value-type="float">
            <text:p>-0.045834553863252</text:p>
          </table:table-cell>
          <table:table-cell table:formula="of:=(16*0.05^2/0.2^2)*[.F199]+2*(1-16*0.05^2/0.2^2)*[.G199]+16*0.05^2/0.2^2*[.H199]-[.G198]" office:value-type="float" office:value="-0.0375261588014727" calcext:value-type="float">
            <text:p>-0.037526158801473</text:p>
          </table:table-cell>
          <table:table-cell table:formula="of:=(16*0.05^2/0.2^2)*[.G199]+2*(1-16*0.05^2/0.2^2)*[.H199]+16*0.05^2/0.2^2*[.I199]-[.H198]" office:value-type="float" office:value="-0.0307238202556308" calcext:value-type="float">
            <text:p>-0.030723820255631</text:p>
          </table:table-cell>
          <table:table-cell table:formula="of:=(16*0.05^2/0.2^2)*[.H199]+2*(1-16*0.05^2/0.2^2)*[.I199]+16*0.05^2/0.2^2*[.J199]-[.I198]" office:value-type="float" office:value="-0.0251545364953434" calcext:value-type="float">
            <text:p>-0.025154536495343</text:p>
          </table:table-cell>
          <table:table-cell table:formula="of:=(16*0.05^2/0.2^2)*[.I199]+2*(1-16*0.05^2/0.2^2)*[.J199]+16*0.05^2/0.2^2*[.K199]-[.J198]" office:value-type="float" office:value="-0.0205947926081587" calcext:value-type="float">
            <text:p>-0.020594792608159</text:p>
          </table:table-cell>
          <table:table-cell table:formula="of:=(16*0.05^2/0.2^2)*[.J199]+2*(1-16*0.05^2/0.2^2)*[.K199]+16*0.05^2/0.2^2*[.L199]-[.K198]" office:value-type="float" office:value="-0.0100948258997334" calcext:value-type="float">
            <text:p>-0.01009482589973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95" calcext:value-type="float">
            <text:p>9.95</text:p>
          </table:table-cell>
          <table:table-cell office:value-type="float" office:value="0" calcext:value-type="float">
            <text:p>0</text:p>
          </table:table-cell>
          <table:table-cell table:formula="of:=(16*0.05^2/0.2^2)*[.B200]+2*(1-16*0.05^2/0.2^2)*[.C200]+16*0.05^2/0.2^2*[.D200]-[.C199]" office:value-type="float" office:value="0.322334726348781" calcext:value-type="float">
            <text:p>0.322334726348781</text:p>
          </table:table-cell>
          <table:table-cell table:formula="of:=(16*0.05^2/0.2^2)*[.C200]+2*(1-16*0.05^2/0.2^2)*[.D200]+16*0.05^2/0.2^2*[.E200]-[.D199]" office:value-type="float" office:value="0.55426924999069" calcext:value-type="float">
            <text:p>0.55426924999069</text:p>
          </table:table-cell>
          <table:table-cell table:formula="of:=(16*0.05^2/0.2^2)*[.D200]+2*(1-16*0.05^2/0.2^2)*[.E200]+16*0.05^2/0.2^2*[.F200]-[.E199]" office:value-type="float" office:value="0.560344670487773" calcext:value-type="float">
            <text:p>0.560344670487773</text:p>
          </table:table-cell>
          <table:table-cell table:formula="of:=(16*0.05^2/0.2^2)*[.E200]+2*(1-16*0.05^2/0.2^2)*[.F200]+16*0.05^2/0.2^2*[.G200]-[.F199]" office:value-type="float" office:value="0.340804815796818" calcext:value-type="float">
            <text:p>0.340804815796818</text:p>
          </table:table-cell>
          <table:table-cell table:formula="of:=(16*0.05^2/0.2^2)*[.F200]+2*(1-16*0.05^2/0.2^2)*[.G200]+16*0.05^2/0.2^2*[.H200]-[.G199]" office:value-type="float" office:value="-0.0183939720585509" calcext:value-type="float">
            <text:p>-0.018393972058551</text:p>
          </table:table-cell>
          <table:table-cell table:formula="of:=(16*0.05^2/0.2^2)*[.G200]+2*(1-16*0.05^2/0.2^2)*[.H200]+16*0.05^2/0.2^2*[.I200]-[.H199]" office:value-type="float" office:value="-0.378330974598292" calcext:value-type="float">
            <text:p>-0.378330974598292</text:p>
          </table:table-cell>
          <table:table-cell table:formula="of:=(16*0.05^2/0.2^2)*[.H200]+2*(1-16*0.05^2/0.2^2)*[.I200]+16*0.05^2/0.2^2*[.J200]-[.I199]" office:value-type="float" office:value="-0.600115100489552" calcext:value-type="float">
            <text:p>-0.600115100489552</text:p>
          </table:table-cell>
          <table:table-cell table:formula="of:=(16*0.05^2/0.2^2)*[.I200]+2*(1-16*0.05^2/0.2^2)*[.J200]+16*0.05^2/0.2^2*[.K200]-[.J199]" office:value-type="float" office:value="-0.597880078192207" calcext:value-type="float">
            <text:p>-0.597880078192207</text:p>
          </table:table-cell>
          <table:table-cell table:formula="of:=(16*0.05^2/0.2^2)*[.J200]+2*(1-16*0.05^2/0.2^2)*[.K200]+16*0.05^2/0.2^2*[.L200]-[.K199]" office:value-type="float" office:value="-0.371536208413759" calcext:value-type="float">
            <text:p>-0.37153620841375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(16*0.05^2/0.2^2)*[.B201]+2*(1-16*0.05^2/0.2^2)*[.C201]+16*0.05^2/0.2^2*[.D201]-[.C200]" office:value-type="float" office:value="0.587785252292473" calcext:value-type="float">
            <text:p>0.587785252292473</text:p>
          </table:table-cell>
          <table:table-cell table:formula="of:=(16*0.05^2/0.2^2)*[.C201]+2*(1-16*0.05^2/0.2^2)*[.D201]+16*0.05^2/0.2^2*[.E201]-[.D200]" office:value-type="float" office:value="0.951056516295153" calcext:value-type="float">
            <text:p>0.951056516295153</text:p>
          </table:table-cell>
          <table:table-cell table:formula="of:=(16*0.05^2/0.2^2)*[.D201]+2*(1-16*0.05^2/0.2^2)*[.E201]+16*0.05^2/0.2^2*[.F201]-[.E200]" office:value-type="float" office:value="0.951056516295153" calcext:value-type="float">
            <text:p>0.951056516295153</text:p>
          </table:table-cell>
          <table:table-cell table:formula="of:=(16*0.05^2/0.2^2)*[.E201]+2*(1-16*0.05^2/0.2^2)*[.F201]+16*0.05^2/0.2^2*[.G201]-[.F200]" office:value-type="float" office:value="0.587785252292474" calcext:value-type="float">
            <text:p>0.587785252292474</text:p>
          </table:table-cell>
          <table:table-cell table:formula="of:=(16*0.05^2/0.2^2)*[.F201]+2*(1-16*0.05^2/0.2^2)*[.G201]+16*0.05^2/0.2^2*[.H201]-[.G200]" office:value-type="float" office:value="-1.11022302462516E-015" calcext:value-type="float">
            <text:p>-1.11022302462516E-15</text:p>
          </table:table-cell>
          <table:table-cell table:formula="of:=(16*0.05^2/0.2^2)*[.G201]+2*(1-16*0.05^2/0.2^2)*[.H201]+16*0.05^2/0.2^2*[.I201]-[.H200]" office:value-type="float" office:value="-0.587785252292473" calcext:value-type="float">
            <text:p>-0.587785252292473</text:p>
          </table:table-cell>
          <table:table-cell table:formula="of:=(16*0.05^2/0.2^2)*[.H201]+2*(1-16*0.05^2/0.2^2)*[.I201]+16*0.05^2/0.2^2*[.J201]-[.I200]" office:value-type="float" office:value="-0.951056516295155" calcext:value-type="float">
            <text:p>-0.951056516295155</text:p>
          </table:table-cell>
          <table:table-cell table:formula="of:=(16*0.05^2/0.2^2)*[.I201]+2*(1-16*0.05^2/0.2^2)*[.J201]+16*0.05^2/0.2^2*[.K201]-[.J200]" office:value-type="float" office:value="-0.951056516295153" calcext:value-type="float">
            <text:p>-0.951056516295153</text:p>
          </table:table-cell>
          <table:table-cell table:formula="of:=(16*0.05^2/0.2^2)*[.J201]+2*(1-16*0.05^2/0.2^2)*[.K201]+16*0.05^2/0.2^2*[.L201]-[.K20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 style:data-style-name="N2" text:time-value="10:40:54.603390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0:44:03.474299550</meta:creation-date>
    <dc:date>2018-11-09T11:00:53.096630608</dc:date>
    <meta:editing-duration>PT11M13S</meta:editing-duration>
    <meta:editing-cycles>5</meta:editing-cycles>
    <meta:generator>LibreOffice/6.0.6.2$Linux_X86_64 LibreOffice_project/00m0$Build-2</meta:generator>
    <meta:document-statistic meta:table-count="2" meta:cell-count="484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665cm" svg:y="0.316cm" chart:style-name="ch2">
          <text:p>T1</text:p>
        </chart:title>
        <chart:legend chart:legend-position="end" svg:x="13.703cm" svg:y="4.201cm" style:legend-expansion="high" chart:style-name="ch3"/>
        <chart:plot-area chart:style-name="ch4" table:cell-range-address="Parabolicas.B2:Parabolicas.L2" svg:x="0.32cm" svg:y="1.275cm" svg:width="13.063cm" svg:height="7.545cm">
          <chartooo:coordinate-region svg:x="1.153cm" svg:y="1.474cm" svg:width="12.043cm" svg:height="7.1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arabolicas.B2:Parabolicas.L2" chart:class="chart:scatte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Parabolicas.B2:Parabolicas.L2</svg:desc>
                </draw:g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665cm" svg:y="0.316cm" chart:style-name="ch2">
          <text:p>T2</text:p>
        </chart:title>
        <chart:legend chart:legend-position="end" svg:x="13.703cm" svg:y="4.201cm" style:legend-expansion="high" chart:style-name="ch3"/>
        <chart:plot-area chart:style-name="ch4" table:cell-range-address="Parabolicas.B3:Parabolicas.L3" svg:x="0.32cm" svg:y="1.275cm" svg:width="13.063cm" svg:height="7.545cm">
          <chartooo:coordinate-region svg:x="1.153cm" svg:y="1.474cm" svg:width="12.043cm" svg:height="7.1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arabolicas.B3:Parabolicas.L3" chart:class="chart:scatte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Parabolicas.B3:Parabolicas.L3</svg:desc>
                </draw:g>
              </table:table-cell>
              <table:table-cell office:value-type="float" office:value="0.499618815262553">
                <text:p>0.499618815262553</text:p>
              </table:table-cell>
              <table:table-cell office:value-type="float" office:value="0.808400224513766">
                <text:p>0.808400224513766</text:p>
              </table:table-cell>
              <table:table-cell office:value-type="float" office:value="0.808400224513766">
                <text:p>0.808400224513766</text:p>
              </table:table-cell>
              <table:table-cell office:value-type="float" office:value="0.499618815262554">
                <text:p>0.499618815262554</text:p>
              </table:table-cell>
              <table:table-cell office:value-type="float" office:value="0">
                <text:p>0</text:p>
              </table:table-cell>
              <table:table-cell office:value-type="float" office:value="-0.499618815262553">
                <text:p>-0.499618815262553</text:p>
              </table:table-cell>
              <table:table-cell office:value-type="float" office:value="-0.808400224513766">
                <text:p>-0.808400224513766</text:p>
              </table:table-cell>
              <table:table-cell office:value-type="float" office:value="-0.808400224513766">
                <text:p>-0.808400224513766</text:p>
              </table:table-cell>
              <table:table-cell office:value-type="float" office:value="-0.499618815262554">
                <text:p>-0.49961881526255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665cm" svg:y="0.316cm" chart:style-name="ch2">
          <text:p>T3</text:p>
        </chart:title>
        <chart:legend chart:legend-position="end" svg:x="13.703cm" svg:y="4.201cm" style:legend-expansion="high" chart:style-name="ch3"/>
        <chart:plot-area chart:style-name="ch4" table:cell-range-address="Parabolicas.B4:Parabolicas.L4" svg:x="0.32cm" svg:y="1.275cm" svg:width="13.063cm" svg:height="7.545cm">
          <chartooo:coordinate-region svg:x="1.153cm" svg:y="1.474cm" svg:width="12.043cm" svg:height="7.1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arabolicas.B4:Parabolicas.L4" chart:class="chart:scatte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Parabolicas.B4:Parabolicas.L4</svg:desc>
                </draw:g>
              </table:table-cell>
              <table:table-cell office:value-type="float" office:value="0.424677141168133">
                <text:p>0.424677141168133</text:p>
              </table:table-cell>
              <table:table-cell office:value-type="float" office:value="0.687142048655177">
                <text:p>0.687142048655177</text:p>
              </table:table-cell>
              <table:table-cell office:value-type="float" office:value="0.687142048655177">
                <text:p>0.687142048655177</text:p>
              </table:table-cell>
              <table:table-cell office:value-type="float" office:value="0.424677141168133">
                <text:p>0.424677141168133</text:p>
              </table:table-cell>
              <table:table-cell office:value-type="float" office:value="0">
                <text:p>0</text:p>
              </table:table-cell>
              <table:table-cell office:value-type="float" office:value="-0.424677141168133">
                <text:p>-0.424677141168133</text:p>
              </table:table-cell>
              <table:table-cell office:value-type="float" office:value="-0.687142048655177">
                <text:p>-0.687142048655177</text:p>
              </table:table-cell>
              <table:table-cell office:value-type="float" office:value="-0.687142048655177">
                <text:p>-0.687142048655177</text:p>
              </table:table-cell>
              <table:table-cell office:value-type="float" office:value="-0.424677141168133">
                <text:p>-0.4246771411681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34cm" svg:y="0.316cm" chart:style-name="ch2">
          <text:p>TmuyGrande</text:p>
        </chart:title>
        <chart:legend chart:legend-position="end" svg:x="13.333cm" svg:y="4.201cm" style:legend-expansion="high" chart:style-name="ch3"/>
        <chart:plot-area chart:style-name="ch4" table:cell-range-address="Parabolicas.B202:Parabolicas.L202" svg:x="0.32cm" svg:y="1.275cm" svg:width="12.693cm" svg:height="7.545cm">
          <chartooo:coordinate-region svg:x="1.576cm" svg:y="1.474cm" svg:width="11.25cm" svg:height="7.1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arabolicas.B202:Parabolicas.L202" chart:class="chart:scatte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20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Parabolicas.B202:Parabolicas.L202</svg:desc>
                </draw:g>
              </table:table-cell>
              <table:table-cell office:value-type="float" office:value="4.50027100784303E-015">
                <text:p>4.50027100784303E-015</text:p>
              </table:table-cell>
              <table:table-cell office:value-type="float" office:value="7.28159144927576E-015">
                <text:p>7.28159144927576E-015</text:p>
              </table:table-cell>
              <table:table-cell office:value-type="float" office:value="7.28159144927576E-015">
                <text:p>7.28159144927576E-015</text:p>
              </table:table-cell>
              <table:table-cell office:value-type="float" office:value="4.50027100784303E-015">
                <text:p>4.50027100784303E-015</text:p>
              </table:table-cell>
              <table:table-cell office:value-type="float" office:value="0">
                <text:p>0</text:p>
              </table:table-cell>
              <table:table-cell office:value-type="float" office:value="-4.50027100784303E-015">
                <text:p>-4.50027100784303E-015</text:p>
              </table:table-cell>
              <table:table-cell office:value-type="float" office:value="-7.28159144927576E-015">
                <text:p>-7.28159144927576E-015</text:p>
              </table:table-cell>
              <table:table-cell office:value-type="float" office:value="-7.28159144927576E-015">
                <text:p>-7.28159144927576E-015</text:p>
              </table:table-cell>
              <table:table-cell office:value-type="float" office:value="-4.50027100784303E-015">
                <text:p>-4.50027100784303E-0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665cm" svg:y="0.316cm" chart:style-name="ch2">
          <text:p>T1</text:p>
        </chart:title>
        <chart:legend chart:legend-position="end" svg:x="13.703cm" svg:y="4.201cm" style:legend-expansion="high" chart:style-name="ch3"/>
        <chart:plot-area chart:style-name="ch4" table:cell-range-address="Hiperbolicas.B1:Hiperbolicas.L2" svg:x="0.32cm" svg:y="1.275cm" svg:width="13.063cm" svg:height="7.545cm">
          <chartooo:coordinate-region svg:x="1.153cm" svg:y="1.474cm" svg:width="11.99cm" svg:height="7.1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iperbolicas.B2:Hiperbolicas.L2" chart:class="chart:scatter">
            <chart:domain table:cell-range-address="Hiperbolicas.B1:Hiperbolicas.L1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perbolicas.B1:Hiperbolicas.L1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  <table:table-cell office:value-type="float" office:value="1.4">
                <text:p>1.4</text:p>
              </table:table-cell>
              <table:table-cell office:value-type="float" office:value="1.6">
                <text:p>1.6</text:p>
              </table:table-cell>
              <table:table-cell office:value-type="float" office:value="1.8">
                <text:p>1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perbolicas.B2:Hiperbolicas.L2</svg:desc>
                </draw:g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33cm" svg:y="4.201cm" style:legend-expansion="high" chart:style-name="ch2"/>
        <chart:plot-area chart:style-name="ch3" table:cell-range-address="Hiperbolicas.B1:Hiperbolicas.L1 Hiperbolicas.B202:Hiperbolicas.L202" svg:x="0.32cm" svg:y="0.18cm" svg:width="12.693cm" svg:height="8.64cm">
          <chartooo:coordinate-region svg:x="1.153cm" svg:y="0.379cm" svg:width="11.6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iperbolicas.B202:Hiperbolicas.L202" chart:class="chart:scatter">
            <chart:domain table:cell-range-address="Hiperbolicas.B1:Hiperbolicas.L1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perbolicas.B1:Hiperbolicas.L1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  <table:table-cell office:value-type="float" office:value="1.4">
                <text:p>1.4</text:p>
              </table:table-cell>
              <table:table-cell office:value-type="float" office:value="1.6">
                <text:p>1.6</text:p>
              </table:table-cell>
              <table:table-cell office:value-type="float" office:value="1.8">
                <text:p>1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20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perbolicas.B202:Hiperbolicas.L202</svg:desc>
                </draw:g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-1.11022302462516E-015">
                <text:p>-1.11022302462516E-015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951056516295155">
                <text:p>-0.951056516295155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33cm" svg:y="4.201cm" style:legend-expansion="high" chart:style-name="ch2"/>
        <chart:plot-area chart:style-name="ch3" table:cell-range-address="Hiperbolicas.B1:Hiperbolicas.L1 Hiperbolicas.B102:Hiperbolicas.L102" svg:x="0.32cm" svg:y="0.18cm" svg:width="12.693cm" svg:height="8.64cm">
          <chartooo:coordinate-region svg:x="1.153cm" svg:y="0.379cm" svg:width="11.6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iperbolicas.B102:Hiperbolicas.L102" chart:class="chart:scatter">
            <chart:domain table:cell-range-address="Hiperbolicas.B1:Hiperbolicas.L1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perbolicas.B1:Hiperbolicas.L1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  <table:table-cell office:value-type="float" office:value="1.4">
                <text:p>1.4</text:p>
              </table:table-cell>
              <table:table-cell office:value-type="float" office:value="1.6">
                <text:p>1.6</text:p>
              </table:table-cell>
              <table:table-cell office:value-type="float" office:value="1.8">
                <text:p>1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0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perbolicas.B102:Hiperbolicas.L102</svg:desc>
                </draw:g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951056516295152">
                <text:p>0.951056516295152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-7.7715611723761E-016">
                <text:p>-7.7715611723761E-016</text:p>
              </table:table-cell>
              <table:table-cell office:value-type="float" office:value="-0.587785252292472">
                <text:p>-0.587785252292472</text:p>
              </table:table-cell>
              <table:table-cell office:value-type="float" office:value="-0.951056516295155">
                <text:p>-0.951056516295155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